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103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2.91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1.916cm"/>
    </style:style>
    <style:style style:name="co17" style:family="table-column">
      <style:table-column-properties fo:break-before="auto" style:column-width="2.133cm"/>
    </style:style>
    <style:style style:name="co18" style:family="table-column">
      <style:table-column-properties fo:break-before="auto" style:column-width="2.161cm"/>
    </style:style>
    <style:style style:name="co19" style:family="table-column">
      <style:table-column-properties fo:break-before="auto" style:column-width="1.995cm"/>
    </style:style>
    <style:style style:name="co20" style:family="table-column">
      <style:table-column-properties fo:break-before="auto" style:column-width="2.078cm"/>
    </style:style>
    <style:style style:name="co21" style:family="table-column">
      <style:table-column-properties fo:break-before="auto" style:column-width="3.739cm"/>
    </style:style>
    <style:style style:name="co22" style:family="table-column">
      <style:table-column-properties fo:break-before="auto" style:column-width="2.76cm"/>
    </style:style>
    <style:style style:name="co23" style:family="table-column">
      <style:table-column-properties fo:break-before="auto" style:column-width="2.323cm"/>
    </style:style>
    <style:style style:name="co24" style:family="table-column">
      <style:table-column-properties fo:break-before="auto" style:column-width="1.97cm"/>
    </style:style>
    <style:style style:name="co25" style:family="table-column">
      <style:table-column-properties fo:break-before="auto" style:column-width="2.215cm"/>
    </style:style>
    <style:style style:name="co26" style:family="table-column">
      <style:table-column-properties fo:break-before="auto" style:column-width="2.261cm"/>
    </style:style>
    <style:style style:name="co27" style:family="table-column">
      <style:table-column-properties fo:break-before="auto" style:column-width="3.306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Données_20_brutes">
      <style:table-properties table:display="true" style:writing-mode="lr-tb"/>
    </style:style>
    <style:style style:name="ta2" style:family="table" style:master-page-name="PageStyle_5f_Mots_20_regroupés_20_par_20_racine">
      <style:table-properties table:display="true" style:writing-mode="lr-tb"/>
    </style:style>
    <style:style style:name="ta3" style:family="table" style:master-page-name="PageStyle_5f_Catégories_20_observées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81">
      <style:table-cell-properties style:rotation-align="none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 style:data-style-name="N81">
      <style:table-cell-properties style:rotation-align="none"/>
    </style:style>
    <style:style style:name="ce5" style:family="table-cell" style:parent-style-name="Default" style:data-style-name="N81">
      <style:table-cell-properties style:rotation-align="none"/>
    </style:style>
    <style:style style:name="ce6" style:family="table-cell" style:parent-style-name="Default" style:data-style-name="N0">
      <style:table-cell-properties style:rotation-align="none"/>
    </style:style>
    <style:style style:name="ce7" style:family="table-cell" style:parent-style-name="Default" style:data-style-name="N81">
      <style:table-cell-properties style:rotation-align="none"/>
    </style:style>
    <style:style style:name="ce8" style:family="table-cell" style:parent-style-name="Default" style:data-style-name="N81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 brut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2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9" table:default-cell-style-name="ce1"/>
        <table:table-column table:style-name="co19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" table:default-cell-style-name="ce1"/>
        <table:table-column table:style-name="co19" table:default-cell-style-name="ce1"/>
        <table:table-column table:style-name="co9" table:default-cell-style-name="ce1"/>
        <table:table-column table:style-name="co2" table:default-cell-style-name="ce1"/>
        <table:table-column table:style-name="co23" table:default-cell-style-name="ce1"/>
        <table:table-column table:style-name="co8" table:default-cell-style-name="ce1"/>
        <table:table-column table:style-name="co18" table:default-cell-style-name="ce1"/>
        <table:table-column table:style-name="co7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9" table:default-cell-style-name="ce1"/>
        <table:table-column table:style-name="co7" table:default-cell-style-name="ce1"/>
        <table:table-column table:style-name="co24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26" table:number-columns-repeated="956" table:default-cell-style-name="Default"/>
        <table:table-row table:style-name="ro1">
          <table:table-cell/>
          <table:table-cell office:value-type="string" calcext:value-type="string">
            <text:p>democratic</text:p>
          </table:table-cell>
          <table:table-cell office:value-type="string" calcext:value-type="string">
            <text:p><text:s/>democracy</text:p>
          </table:table-cell>
          <table:table-cell office:value-type="string" calcext:value-type="string">
            <text:p><text:s/>democrat</text:p>
          </table:table-cell>
          <table:table-cell office:value-type="string" calcext:value-type="string">
            <text:p><text:s/>allocation</text:p>
          </table:table-cell>
          <table:table-cell office:value-type="string" calcext:value-type="string">
            <text:p><text:s/>distribution</text:p>
          </table:table-cell>
          <table:table-cell office:value-type="string" calcext:value-type="string">
            <text:p><text:s/>resources</text:p>
          </table:table-cell>
          <table:table-cell office:value-type="string" calcext:value-type="string">
            <text:p><text:s/>unjust</text:p>
          </table:table-cell>
          <table:table-cell office:value-type="string" calcext:value-type="string">
            <text:p><text:s/>unjust background</text:p>
          </table:table-cell>
          <table:table-cell office:value-type="string" calcext:value-type="string">
            <text:p><text:s/>poverty</text:p>
          </table:table-cell>
          <table:table-cell office:value-type="string" calcext:value-type="string">
            <text:p><text:s/>poor</text:p>
          </table:table-cell>
          <table:table-cell office:value-type="string" calcext:value-type="string">
            <text:p><text:s/>rich</text:p>
          </table:table-cell>
          <table:table-cell office:value-type="string" calcext:value-type="string">
            <text:p><text:s/>discrimination</text:p>
          </table:table-cell>
          <table:table-cell office:value-type="string" calcext:value-type="string">
            <text:p><text:s/>ideology</text:p>
          </table:table-cell>
          <table:table-cell office:value-type="string" calcext:value-type="string">
            <text:p><text:s/>class</text:p>
          </table:table-cell>
          <table:table-cell office:value-type="string" calcext:value-type="string">
            <text:p><text:s/>deprivation</text:p>
          </table:table-cell>
          <table:table-cell office:value-type="string" calcext:value-type="string">
            <text:p><text:s/>deprived</text:p>
          </table:table-cell>
          <table:table-cell office:value-type="string" calcext:value-type="string">
            <text:p><text:s/>domination</text:p>
          </table:table-cell>
          <table:table-cell office:value-type="string" calcext:value-type="string">
            <text:p><text:s/>dominated</text:p>
          </table:table-cell>
          <table:table-cell office:value-type="string" calcext:value-type="string">
            <text:p><text:s/>oppression</text:p>
          </table:table-cell>
          <table:table-cell office:value-type="string" calcext:value-type="string">
            <text:p><text:s/>oppressed</text:p>
          </table:table-cell>
          <table:table-cell office:value-type="string" calcext:value-type="string">
            <text:p><text:s/>dissonance</text:p>
          </table:table-cell>
          <table:table-cell office:value-type="string" calcext:value-type="string">
            <text:p><text:s/>autonomy</text:p>
          </table:table-cell>
          <table:table-cell office:value-type="string" calcext:value-type="string">
            <text:p><text:s/>autonomous</text:p>
          </table:table-cell>
          <table:table-cell office:value-type="string" calcext:value-type="string">
            <text:p><text:s/>non-autonomous</text:p>
          </table:table-cell>
          <table:table-cell office:value-type="string" calcext:value-type="string">
            <text:p><text:s/>nonautonomous</text:p>
          </table:table-cell>
          <table:table-cell office:value-type="string" calcext:value-type="string">
            <text:p><text:s/>freedom</text:p>
          </table:table-cell>
          <table:table-cell office:value-type="string" calcext:value-type="string">
            <text:p><text:s/>liberty</text:p>
          </table:table-cell>
          <table:table-cell office:value-type="string" calcext:value-type="string">
            <text:p><text:s/>liberalism</text:p>
          </table:table-cell>
          <table:table-cell office:value-type="string" calcext:value-type="string">
            <text:p><text:s/>libertarian</text:p>
          </table:table-cell>
          <table:table-cell office:value-type="string" calcext:value-type="string">
            <text:p><text:s/>virtue</text:p>
          </table:table-cell>
          <table:table-cell office:value-type="string" calcext:value-type="string">
            <text:p><text:s/>civic</text:p>
          </table:table-cell>
          <table:table-cell office:value-type="string" calcext:value-type="string">
            <text:p><text:s/>republican</text:p>
          </table:table-cell>
          <table:table-cell office:value-type="string" calcext:value-type="string">
            <text:p><text:s/>republicanism</text:p>
          </table:table-cell>
          <table:table-cell office:value-type="string" calcext:value-type="string">
            <text:p><text:s/>paternalism</text:p>
          </table:table-cell>
          <table:table-cell office:value-type="string" calcext:value-type="string">
            <text:p><text:s/>republic</text:p>
          </table:table-cell>
          <table:table-cell office:value-type="string" calcext:value-type="string">
            <text:p><text:s/>government</text:p>
          </table:table-cell>
          <table:table-cell office:value-type="string" calcext:value-type="string">
            <text:p><text:s/>citizenship</text:p>
          </table:table-cell>
          <table:table-cell office:value-type="string" calcext:value-type="string">
            <text:p><text:s/>deliberation</text:p>
          </table:table-cell>
          <table:table-cell office:value-type="string" calcext:value-type="string">
            <text:p><text:s/>deliberate</text:p>
          </table:table-cell>
          <table:table-cell office:value-type="string" calcext:value-type="string">
            <text:p><text:s/>discussion</text:p>
          </table:table-cell>
          <table:table-cell office:value-type="string" calcext:value-type="string">
            <text:p><text:s/>bias</text:p>
          </table:table-cell>
          <table:table-cell office:value-type="string" calcext:value-type="string">
            <text:p><text:s/>biases</text:p>
          </table:table-cell>
          <table:table-cell office:value-type="string" calcext:value-type="string">
            <text:p><text:s/>heuristics</text:p>
          </table:table-cell>
          <table:table-cell office:value-type="string" calcext:value-type="string">
            <text:p><text:s/>market</text:p>
          </table:table-cell>
          <table:table-cell office:value-type="string" calcext:value-type="string">
            <text:p><text:s/>capability</text:p>
          </table:table-cell>
          <table:table-cell office:value-type="string" calcext:value-type="string">
            <text:p><text:s/>capabilities</text:p>
          </table:table-cell>
          <table:table-cell office:value-type="string" calcext:value-type="string">
            <text:p><text:s/>behavioral</text:p>
          </table:table-cell>
          <table:table-cell office:value-type="string" calcext:value-type="string">
            <text:p><text:s/>behavioral economics</text:p>
          </table:table-cell>
          <table:table-cell office:value-type="string" calcext:value-type="string">
            <text:p><text:s/>cognitive</text:p>
          </table:table-cell>
          <table:table-cell office:value-type="string" calcext:value-type="string">
            <text:p><text:s/>prospect theory</text:p>
          </table:table-cell>
          <table:table-cell office:value-type="string" calcext:value-type="string">
            <text:p><text:s/>self-control</text:p>
          </table:table-cell>
          <table:table-cell office:value-type="string" calcext:value-type="string">
            <text:p><text:s/>kahneman</text:p>
          </table:table-cell>
          <table:table-cell office:value-type="string" calcext:value-type="string">
            <text:p><text:s/>tversky</text:p>
          </table:table-cell>
          <table:table-cell office:value-type="string" calcext:value-type="string">
            <text:p><text:s/>opportunity</text:p>
          </table:table-cell>
          <table:table-cell office:value-type="string" calcext:value-type="string">
            <text:p><text:s/>opportunities</text:p>
          </table:table-cell>
          <table:table-cell office:value-type="string" calcext:value-type="string">
            <text:p><text:s/>homo economicus</text:p>
          </table:table-cell>
          <table:table-cell office:value-type="string" calcext:value-type="string">
            <text:p><text:s/>preferences</text:p>
          </table:table-cell>
          <table:table-cell office:value-type="string" calcext:value-type="string">
            <text:p><text:s/>wealth</text:p>
          </table:table-cell>
          <table:table-cell office:value-type="string" calcext:value-type="string">
            <text:p><text:s/>availability</text:p>
          </table:table-cell>
          <table:table-cell office:value-type="string" calcext:value-type="string">
            <text:p><text:s/>willingness</text:p>
          </table:table-cell>
          <table:table-cell office:value-type="string" calcext:value-type="string">
            <text:p><text:s/>endogenous</text:p>
          </table:table-cell>
          <table:table-cell office:value-type="string" calcext:value-type="string">
            <text:p><text:s/>rationality</text:p>
          </table:table-cell>
          <table:table-cell office:value-type="string" calcext:value-type="string">
            <text:p><text:s/>rational</text:p>
          </table:table-cell>
          <table:table-cell office:value-type="string" calcext:value-type="string">
            <text:p><text:s/>status quo</text:p>
          </table:table-cell>
          <table:table-cell office:value-type="string" calcext:value-type="string">
            <text:p><text:s/>information</text:p>
          </table:table-cell>
          <table:table-cell office:value-type="string" calcext:value-type="string">
            <text:p><text:s/>self</text:p>
          </table:table-cell>
          <table:table-cell office:value-type="string" calcext:value-type="string">
            <text:p><text:s/>selves</text:p>
          </table:table-cell>
          <table:table-cell table:number-columns-repeated="956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2" office:value-type="float" office:value="0.0000589277068521775" calcext:value-type="float">
            <text:p>5,89E-05</text:p>
          </table:table-cell>
          <table:table-cell table:style-name="ce2" office:value-type="float" office:value="0.0000860025991896644" calcext:value-type="float">
            <text:p>8,60E-05</text:p>
          </table:table-cell>
          <table:table-cell table:style-name="ce2" office:value-type="float" office:value="0.0000621129883036465" calcext:value-type="float">
            <text:p>6,21E-05</text:p>
          </table:table-cell>
          <table:table-cell table:style-name="ce2" office:value-type="float" office:value="0.0000238896108860179" calcext:value-type="float">
            <text:p>2,39E-05</text:p>
          </table:table-cell>
          <table:table-cell table:style-name="ce2" office:value-type="float" office:value="0.000176783120556532" calcext:value-type="float">
            <text:p>1,77E-04</text:p>
          </table:table-cell>
          <table:table-cell table:style-name="ce2" office:value-type="float" office:value="0.0000430012995948322" calcext:value-type="float">
            <text:p>4,30E-05</text:p>
          </table:table-cell>
          <table:table-cell table:style-name="ce2" office:value-type="float" office:value="0.00000477792217720358" calcext:value-type="float">
            <text:p>4,78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75190479830798" calcext:value-type="float">
            <text:p>1,75E-05</text:p>
          </table:table-cell>
          <table:table-cell table:style-name="ce2" office:value-type="float" office:value="0.0000254822516117524" calcext:value-type="float">
            <text:p>2,55E-05</text:p>
          </table:table-cell>
          <table:table-cell table:style-name="ce2" office:value-type="float" office:value="0.000030260173788956" calcext:value-type="float">
            <text:p>3,03E-05</text:p>
          </table:table-cell>
          <table:table-cell table:style-name="ce2" office:value-type="float" office:value="0.000127411258058762" calcext:value-type="float">
            <text:p>1,27E-04</text:p>
          </table:table-cell>
          <table:table-cell table:style-name="ce2" office:value-type="float" office:value="0.0000127411258058762" calcext:value-type="float">
            <text:p>1,27E-05</text:p>
          </table:table-cell>
          <table:table-cell table:style-name="ce2" office:value-type="float" office:value="0.0000525571439492393" calcext:value-type="float">
            <text:p>5,26E-05</text:p>
          </table:table-cell>
          <table:table-cell table:number-columns-repeated="3" table:style-name="ce2" office:value-type="float" office:value="0.00000318528145146905" calcext:value-type="float">
            <text:p>3,19E-06</text:p>
          </table:table-cell>
          <table:table-cell table:style-name="ce2" office:value-type="float" office:value="0.00000159264072573453" calcext:value-type="float">
            <text:p>1,59E-06</text:p>
          </table:table-cell>
          <table:table-cell table:style-name="ce2" office:value-type="float" office:value="0.00000318528145146905" calcext:value-type="float">
            <text:p>3,19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509645032235048" calcext:value-type="float">
            <text:p>5,10E-05</text:p>
          </table:table-cell>
          <table:table-cell table:style-name="ce2" office:value-type="float" office:value="0.000033445455240425" calcext:value-type="float">
            <text:p>3,34E-05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238896108860179" calcext:value-type="float">
            <text:p>2,39E-05</text:p>
          </table:table-cell>
          <table:table-cell table:style-name="ce2" office:value-type="float" office:value="0.0000430012995948322" calcext:value-type="float">
            <text:p>4,30E-05</text:p>
          </table:table-cell>
          <table:table-cell table:style-name="ce2" office:value-type="float" office:value="0.0000063705629029381" calcext:value-type="float">
            <text:p>6,37E-06</text:p>
          </table:table-cell>
          <table:table-cell table:style-name="ce2" office:value-type="float" office:value="0.00000159264072573453" calcext:value-type="float">
            <text:p>1,59E-06</text:p>
          </table:table-cell>
          <table:table-cell table:style-name="ce2" office:value-type="float" office:value="0.0000191116887088143" calcext:value-type="float">
            <text:p>1,91E-05</text:p>
          </table:table-cell>
          <table:table-cell table:style-name="ce2" office:value-type="float" office:value="0.00000955584435440716" calcext:value-type="float">
            <text:p>9,56E-06</text:p>
          </table:table-cell>
          <table:table-cell table:style-name="ce2" office:value-type="float" office:value="0.0000557424254007084" calcext:value-type="float">
            <text:p>5,57E-05</text:p>
          </table:table-cell>
          <table:table-cell table:style-name="ce2" office:value-type="float" office:value="0.00000955584435440716" calcext:value-type="float">
            <text:p>9,56E-06</text:p>
          </table:table-cell>
          <table:table-cell table:style-name="ce2" office:value-type="float" office:value="0.00000318528145146905" calcext:value-type="float">
            <text:p>3,19E-06</text:p>
          </table:table-cell>
          <table:table-cell table:style-name="ce2" office:value-type="float" office:value="0.0000987437249955406" calcext:value-type="float">
            <text:p>9,87E-05</text:p>
          </table:table-cell>
          <table:table-cell table:style-name="ce2" office:value-type="float" office:value="0.000547868409652677" calcext:value-type="float">
            <text:p>5,48E-04</text:p>
          </table:table-cell>
          <table:table-cell table:style-name="ce2" office:value-type="float" office:value="0.00000318528145146905" calcext:value-type="float">
            <text:p>3,19E-06</text:p>
          </table:table-cell>
          <table:table-cell table:style-name="ce2" office:value-type="float" office:value="0.000030260173788956" calcext:value-type="float">
            <text:p>3,03E-05</text:p>
          </table:table-cell>
          <table:table-cell table:style-name="ce2" office:value-type="float" office:value="0.0000063705629029381" calcext:value-type="float">
            <text:p>6,37E-06</text:p>
          </table:table-cell>
          <table:table-cell table:style-name="ce2" office:value-type="float" office:value="0.0000764467548352572" calcext:value-type="float">
            <text:p>7,64E-05</text:p>
          </table:table-cell>
          <table:table-cell table:style-name="ce2" office:value-type="float" office:value="0.0000063705629029381" calcext:value-type="float">
            <text:p>6,37E-06</text:p>
          </table:table-cell>
          <table:table-cell table:style-name="ce2" office:value-type="float" office:value="0.00000318528145146905" calcext:value-type="float">
            <text:p>3,19E-06</text:p>
          </table:table-cell>
          <table:table-cell table:style-name="ce2" office:value-type="float" office:value="0.00000159264072573453" calcext:value-type="float">
            <text:p>1,59E-06</text:p>
          </table:table-cell>
          <table:table-cell table:style-name="ce2" office:value-type="float" office:value="0.0000668909104808501" calcext:value-type="float">
            <text:p>6,69E-05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style-name="ce2" office:value-type="float" office:value="0.00000318528145146905" calcext:value-type="float">
            <text:p>3,19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0159264072573453" calcext:value-type="float">
            <text:p>1,59E-06</text:p>
          </table:table-cell>
          <table:table-cell table:style-name="ce2" office:value-type="float" office:value="0.0000127411258058762" calcext:value-type="float">
            <text:p>1,27E-05</text:p>
          </table:table-cell>
          <table:table-cell table:style-name="ce2" office:value-type="float" office:value="0.0000159264072573453" calcext:value-type="float">
            <text:p>1,59E-05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557424254007084" calcext:value-type="float">
            <text:p>5,57E-05</text:p>
          </table:table-cell>
          <table:table-cell table:style-name="ce2" office:value-type="float" office:value="0.00000477792217720358" calcext:value-type="float">
            <text:p>4,78E-06</text:p>
          </table:table-cell>
          <table:table-cell table:style-name="ce2" office:value-type="float" office:value="0.0000063705629029381" calcext:value-type="float">
            <text:p>6,37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27411258058762" calcext:value-type="float">
            <text:p>1,27E-05</text:p>
          </table:table-cell>
          <table:table-cell table:style-name="ce2" office:value-type="float" office:value="0.0000366307366918941" calcext:value-type="float">
            <text:p>3,66E-05</text:p>
          </table:table-cell>
          <table:table-cell table:style-name="ce2" office:value-type="float" office:value="0.0000796320362867263" calcext:value-type="float">
            <text:p>7,96E-05</text:p>
          </table:table-cell>
          <table:table-cell table:style-name="ce2" office:value-type="float" office:value="0.0000143337665316107" calcext:value-type="float">
            <text:p>1,43E-05</text:p>
          </table:table-cell>
          <table:table-cell table:style-name="ce2" office:value-type="float" office:value="0.000304194378615294" calcext:value-type="float">
            <text:p>3,04E-04</text:p>
          </table:table-cell>
          <table:table-cell table:style-name="ce2" office:value-type="float" office:value="0.0000398160181433631" calcext:value-type="float">
            <text:p>3,98E-05</text:p>
          </table:table-cell>
          <table:table-cell table:number-columns-repeated="95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2" office:value-type="float" office:value="0.0000261616309160713" calcext:value-type="float">
            <text:p>2,62E-05</text:p>
          </table:table-cell>
          <table:table-cell table:style-name="ce2" office:value-type="float" office:value="0.00010028625184494" calcext:value-type="float">
            <text:p>1,00E-04</text:p>
          </table:table-cell>
          <table:table-cell table:style-name="ce2" office:value-type="float" office:value="0.0000261616309160713" calcext:value-type="float">
            <text:p>2,62E-05</text:p>
          </table:table-cell>
          <table:table-cell table:style-name="ce2" office:value-type="float" office:value="0.00000654040772901783" calcext:value-type="float">
            <text:p>6,54E-06</text:p>
          </table:table-cell>
          <table:table-cell table:style-name="ce2" office:value-type="float" office:value="0.0000457828541031248" calcext:value-type="float">
            <text:p>4,58E-05</text:p>
          </table:table-cell>
          <table:table-cell table:style-name="ce2" office:value-type="float" office:value="0.0000174410872773809" calcext:value-type="float">
            <text:p>1,74E-05</text:p>
          </table:table-cell>
          <table:table-cell table:style-name="ce2" office:value-type="float" office:value="0.0000196212231870535" calcext:value-type="float">
            <text:p>1,96E-05</text:p>
          </table:table-cell>
          <table:table-cell table:style-name="ce2" office:value-type="float" office:value="0.00000436027181934522" calcext:value-type="float">
            <text:p>4,36E-06</text:p>
          </table:table-cell>
          <table:table-cell table:style-name="ce2" office:value-type="float" office:value="0.00000872054363869044" calcext:value-type="float">
            <text:p>8,72E-06</text:p>
          </table:table-cell>
          <table:table-cell table:style-name="ce2" office:value-type="float" office:value="0.0000152609513677083" calcext:value-type="float">
            <text:p>1,53E-05</text:p>
          </table:table-cell>
          <table:table-cell table:style-name="ce2" office:value-type="float" office:value="0.0000610438054708331" calcext:value-type="float">
            <text:p>6,10E-05</text:p>
          </table:table-cell>
          <table:table-cell table:style-name="ce2" office:value-type="float" office:value="0.000231094406425297" calcext:value-type="float">
            <text:p>2,31E-04</text:p>
          </table:table-cell>
          <table:table-cell table:style-name="ce2" office:value-type="float" office:value="0.0000130808154580357" calcext:value-type="float">
            <text:p>1,31E-05</text:p>
          </table:table-cell>
          <table:table-cell table:style-name="ce2" office:value-type="float" office:value="0.000143888970038392" calcext:value-type="float">
            <text:p>1,44E-04</text:p>
          </table:table-cell>
          <table:table-cell table:number-columns-repeated="3" table:style-name="ce2" office:value-type="float" office:value="0.00000218013590967261" calcext:value-type="float">
            <text:p>2,18E-06</text:p>
          </table:table-cell>
          <table:table-cell table:style-name="ce2" office:value-type="float" office:value="0.00000654040772901783" calcext:value-type="float">
            <text:p>6,54E-06</text:p>
          </table:table-cell>
          <table:table-cell table:style-name="ce2" office:value-type="float" office:value="0.00000872054363869044" calcext:value-type="float">
            <text:p>8,72E-06</text:p>
          </table:table-cell>
          <table:table-cell table:style-name="ce2" office:value-type="float" office:value="0.00000218013590967261" calcext:value-type="float">
            <text:p>2,18E-06</text:p>
          </table:table-cell>
          <table:table-cell table:style-name="ce2" office:value-type="float" office:value="0.00000872054363869044" calcext:value-type="float">
            <text:p>8,72E-06</text:p>
          </table:table-cell>
          <table:table-cell table:style-name="ce2" office:value-type="float" office:value="0.00005014312592247" calcext:value-type="float">
            <text:p>5,01E-05</text:p>
          </table:table-cell>
          <table:table-cell table:style-name="ce2" office:value-type="float" office:value="0.00000218013590967261" calcext:value-type="float">
            <text:p>2,18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697643491095235" calcext:value-type="float">
            <text:p>6,98E-05</text:p>
          </table:table-cell>
          <table:table-cell table:style-name="ce2" office:value-type="float" office:value="0.0000348821745547617" calcext:value-type="float">
            <text:p>3,49E-05</text:p>
          </table:table-cell>
          <table:table-cell table:style-name="ce2" office:value-type="float" office:value="0.0000675842131998509" calcext:value-type="float">
            <text:p>6,76E-05</text:p>
          </table:table-cell>
          <table:table-cell table:style-name="ce2" office:value-type="float" office:value="0.00000218013590967261" calcext:value-type="float">
            <text:p>2,18E-06</text:p>
          </table:table-cell>
          <table:table-cell table:style-name="ce2" office:value-type="float" office:value="0.000104646523664285" calcext:value-type="float">
            <text:p>1,05E-04</text:p>
          </table:table-cell>
          <table:table-cell table:style-name="ce2" office:value-type="float" office:value="0.0000436027181934522" calcext:value-type="float">
            <text:p>4,36E-05</text:p>
          </table:table-cell>
          <table:table-cell table:style-name="ce2" office:value-type="float" office:value="0.00079356947112083" calcext:value-type="float">
            <text:p>7,94E-04</text:p>
          </table:table-cell>
          <table:table-cell table:style-name="ce2" office:value-type="float" office:value="0.000154789649586755" calcext:value-type="float">
            <text:p>1,55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848072868862645" calcext:value-type="float">
            <text:p>8,48E-04</text:p>
          </table:table-cell>
          <table:table-cell table:style-name="ce2" office:value-type="float" office:value="0.000307399163263838" calcext:value-type="float">
            <text:p>3,07E-04</text:p>
          </table:table-cell>
          <table:table-cell table:style-name="ce2" office:value-type="float" office:value="0.00005014312592247" calcext:value-type="float">
            <text:p>5,01E-05</text:p>
          </table:table-cell>
          <table:table-cell table:style-name="ce2" office:value-type="float" office:value="0.000204932775509225" calcext:value-type="float">
            <text:p>2,05E-04</text:p>
          </table:table-cell>
          <table:table-cell table:style-name="ce2" office:value-type="float" office:value="0.00000654040772901783" calcext:value-type="float">
            <text:p>6,54E-06</text:p>
          </table:table-cell>
          <table:table-cell table:style-name="ce2" office:value-type="float" office:value="0.000130808154580357" calcext:value-type="float">
            <text:p>1,31E-04</text:p>
          </table:table-cell>
          <table:table-cell table:style-name="ce2" office:value-type="float" office:value="0.00000436027181934522" calcext:value-type="float">
            <text:p>4,36E-06</text:p>
          </table:table-cell>
          <table:table-cell table:style-name="ce2" office:value-type="float" office:value="0.00000218013590967261" calcext:value-type="float">
            <text:p>2,18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457828541031248" calcext:value-type="float">
            <text:p>4,58E-05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style-name="ce2" office:value-type="float" office:value="0.000010900679548363" calcext:value-type="float">
            <text:p>1,09E-05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348821745547617" calcext:value-type="float">
            <text:p>3,49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156969785496428" calcext:value-type="float">
            <text:p>1,57E-04</text:p>
          </table:table-cell>
          <table:table-cell table:style-name="ce2" office:value-type="float" office:value="0.000039242446374107" calcext:value-type="float">
            <text:p>3,92E-05</text:p>
          </table:table-cell>
          <table:table-cell table:style-name="ce2" office:value-type="float" office:value="0.0000239814950063987" calcext:value-type="float">
            <text:p>2,40E-05</text:p>
          </table:table-cell>
          <table:table-cell table:style-name="ce2" office:value-type="float" office:value="0.00000872054363869044" calcext:value-type="float">
            <text:p>8,72E-06</text:p>
          </table:table-cell>
          <table:table-cell table:style-name="ce2" office:value-type="float" office:value="0.00000218013590967261" calcext:value-type="float">
            <text:p>2,18E-06</text:p>
          </table:table-cell>
          <table:table-cell table:style-name="ce2" office:value-type="float" office:value="0.0000174410872773809" calcext:value-type="float">
            <text:p>1,74E-05</text:p>
          </table:table-cell>
          <table:table-cell table:style-name="ce2" office:value-type="float" office:value="0.0000675842131998509" calcext:value-type="float">
            <text:p>6,76E-05</text:p>
          </table:table-cell>
          <table:table-cell table:number-columns-repeated="2" table:style-name="ce2" office:value-type="float" office:value="0.0000261616309160713" calcext:value-type="float">
            <text:p>2,62E-05</text:p>
          </table:table-cell>
          <table:table-cell table:style-name="ce2" office:value-type="float" office:value="0.00024199508597366" calcext:value-type="float">
            <text:p>2,42E-04</text:p>
          </table:table-cell>
          <table:table-cell table:style-name="ce2" office:value-type="float" office:value="0.0000305219027354165" calcext:value-type="float">
            <text:p>3,05E-05</text:p>
          </table:table-cell>
          <table:table-cell table:number-columns-repeated="956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2" office:value-type="float" office:value="0.0000558817624693944" calcext:value-type="float">
            <text:p>5,59E-05</text:p>
          </table:table-cell>
          <table:table-cell table:style-name="ce2" office:value-type="float" office:value="0.0000227666439690125" calcext:value-type="float">
            <text:p>2,28E-05</text:p>
          </table:table-cell>
          <table:table-cell table:style-name="ce2" office:value-type="float" office:value="0.0000558817624693944" calcext:value-type="float">
            <text:p>5,59E-05</text:p>
          </table:table-cell>
          <table:table-cell table:style-name="ce2" office:value-type="float" office:value="0.0000289757286878341" calcext:value-type="float">
            <text:p>2,90E-05</text:p>
          </table:table-cell>
          <table:table-cell table:style-name="ce2" office:value-type="float" office:value="0.0000165575592501909" calcext:value-type="float">
            <text:p>1,66E-05</text:p>
          </table:table-cell>
          <table:table-cell table:style-name="ce2" office:value-type="float" office:value="0.0000434635930317512" calcext:value-type="float">
            <text:p>4,35E-05</text:p>
          </table:table-cell>
          <table:table-cell table:style-name="ce2" office:value-type="float" office:value="0.0000165575592501909" calcext:value-type="float">
            <text:p>1,6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06969490627387" calcext:value-type="float">
            <text:p>2,07E-06</text:p>
          </table:table-cell>
          <table:table-cell table:style-name="ce2" office:value-type="float" office:value="0.0000248363388752864" calcext:value-type="float">
            <text:p>2,48E-05</text:p>
          </table:table-cell>
          <table:table-cell table:style-name="ce2" office:value-type="float" office:value="0.0000186272541564648" calcext:value-type="float">
            <text:p>1,86E-05</text:p>
          </table:table-cell>
          <table:table-cell table:style-name="ce2" office:value-type="float" office:value="0.0000952059656885978" calcext:value-type="float">
            <text:p>9,52E-05</text:p>
          </table:table-cell>
          <table:table-cell table:style-name="ce2" office:value-type="float" office:value="0.00000827877962509547" calcext:value-type="float">
            <text:p>8,28E-06</text:p>
          </table:table-cell>
          <table:table-cell table:style-name="ce2" office:value-type="float" office:value="0.0000455332879380251" calcext:value-type="float">
            <text:p>4,55E-05</text:p>
          </table:table-cell>
          <table:table-cell table:number-columns-repeated="3" table:style-name="ce2" office:value-type="float" office:value="0.00000206969490627387" calcext:value-type="float">
            <text:p>2,07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13938981254773" calcext:value-type="float">
            <text:p>4,14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579514573756682" calcext:value-type="float">
            <text:p>5,80E-05</text:p>
          </table:table-cell>
          <table:table-cell table:style-name="ce2" office:value-type="float" office:value="0.0000062090847188216" calcext:value-type="float">
            <text:p>6,21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103484745313693" calcext:value-type="float">
            <text:p>1,03E-05</text:p>
          </table:table-cell>
          <table:table-cell table:style-name="ce2" office:value-type="float" office:value="0.0000124181694376432" calcext:value-type="float">
            <text:p>1,24E-05</text:p>
          </table:table-cell>
          <table:table-cell table:style-name="ce2" office:value-type="float" office:value="0.00000827877962509547" calcext:value-type="float">
            <text:p>8,28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44878643439171" calcext:value-type="float">
            <text:p>1,4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65575592501909" calcext:value-type="float">
            <text:p>1,66E-05</text:p>
          </table:table-cell>
          <table:table-cell table:style-name="ce2" office:value-type="float" office:value="0.00000413938981254773" calcext:value-type="float">
            <text:p>4,1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86272541564648" calcext:value-type="float">
            <text:p>1,86E-05</text:p>
          </table:table-cell>
          <table:table-cell table:style-name="ce2" office:value-type="float" office:value="0.000277339117440698" calcext:value-type="float">
            <text:p>2,77E-04</text:p>
          </table:table-cell>
          <table:table-cell table:style-name="ce2" office:value-type="float" office:value="0.0000062090847188216" calcext:value-type="float">
            <text:p>6,21E-06</text:p>
          </table:table-cell>
          <table:table-cell table:style-name="ce2" office:value-type="float" office:value="0.0000558817624693944" calcext:value-type="float">
            <text:p>5,59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848574911572285" calcext:value-type="float">
            <text:p>8,49E-05</text:p>
          </table:table-cell>
          <table:table-cell table:number-columns-repeated="2" table:style-name="ce2" office:value-type="float" office:value="0.0000124181694376432" calcext:value-type="float">
            <text:p>1,24E-05</text:p>
          </table:table-cell>
          <table:table-cell table:style-name="ce2" office:value-type="float" office:value="0.0000103484745313693" calcext:value-type="float">
            <text:p>1,03E-05</text:p>
          </table:table-cell>
          <table:table-cell table:style-name="ce2" office:value-type="float" office:value="0.0000827877962509546" calcext:value-type="float">
            <text:p>8,28E-05</text:p>
          </table:table-cell>
          <table:table-cell table:style-name="ce2" office:value-type="float" office:value="0.00000206969490627387" calcext:value-type="float">
            <text:p>2,07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538120675631205" calcext:value-type="float">
            <text:p>5,38E-05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0413938981254773" calcext:value-type="float">
            <text:p>4,1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13938981254773" calcext:value-type="float">
            <text:p>4,1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434635930317512" calcext:value-type="float">
            <text:p>4,35E-05</text:p>
          </table:table-cell>
          <table:table-cell table:style-name="ce2" office:value-type="float" office:value="0.0000124181694376432" calcext:value-type="float">
            <text:p>1,24E-05</text:p>
          </table:table-cell>
          <table:table-cell table:style-name="ce2" office:value-type="float" office:value="0.0000062090847188216" calcext:value-type="float">
            <text:p>6,21E-06</text:p>
          </table:table-cell>
          <table:table-cell table:style-name="ce2" office:value-type="float" office:value="0.0000165575592501909" calcext:value-type="float">
            <text:p>1,66E-05</text:p>
          </table:table-cell>
          <table:table-cell table:style-name="ce2" office:value-type="float" office:value="0.00000206969490627387" calcext:value-type="float">
            <text:p>2,07E-06</text:p>
          </table:table-cell>
          <table:table-cell table:style-name="ce2" office:value-type="float" office:value="0.000093136270782324" calcext:value-type="float">
            <text:p>9,31E-05</text:p>
          </table:table-cell>
          <table:table-cell table:style-name="ce2" office:value-type="float" office:value="0.000184202846658374" calcext:value-type="float">
            <text:p>1,84E-04</text:p>
          </table:table-cell>
          <table:table-cell table:number-columns-repeated="2" table:style-name="ce2" office:value-type="float" office:value="0.0000062090847188216" calcext:value-type="float">
            <text:p>6,21E-06</text:p>
          </table:table-cell>
          <table:table-cell table:style-name="ce2" office:value-type="float" office:value="0.000144878643439171" calcext:value-type="float">
            <text:p>1,45E-04</text:p>
          </table:table-cell>
          <table:table-cell table:style-name="ce2" office:value-type="float" office:value="0.0000413938981254773" calcext:value-type="float">
            <text:p>4,14E-05</text:p>
          </table:table-cell>
          <table:table-cell table:number-columns-repeated="956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float" office:value="0.000113992693611162" calcext:value-type="float">
            <text:p>1,14E-04</text:p>
          </table:table-cell>
          <table:table-cell table:style-name="ce2" office:value-type="float" office:value="0.0000361881567019562" calcext:value-type="float">
            <text:p>3,62E-05</text:p>
          </table:table-cell>
          <table:table-cell table:style-name="ce2" office:value-type="float" office:value="0.000119420917116455" calcext:value-type="float">
            <text:p>1,19E-04</text:p>
          </table:table-cell>
          <table:table-cell table:style-name="ce2" office:value-type="float" office:value="0.0000271411175264671" calcext:value-type="float">
            <text:p>2,71E-05</text:p>
          </table:table-cell>
          <table:table-cell table:style-name="ce2" office:value-type="float" office:value="0.0000741857212390101" calcext:value-type="float">
            <text:p>7,42E-05</text:p>
          </table:table-cell>
          <table:table-cell table:style-name="ce2" office:value-type="float" office:value="0.0000687574977337167" calcext:value-type="float">
            <text:p>6,88E-05</text:p>
          </table:table-cell>
          <table:table-cell table:style-name="ce2" office:value-type="float" office:value="0.0000307599331966627" calcext:value-type="float">
            <text:p>3,08E-05</text:p>
          </table:table-cell>
          <table:table-cell table:style-name="ce2" office:value-type="float" office:value="0.0000126658548456847" calcext:value-type="float">
            <text:p>1,27E-05</text:p>
          </table:table-cell>
          <table:table-cell table:style-name="ce2" office:value-type="float" office:value="0.00000904703917548904" calcext:value-type="float">
            <text:p>9,05E-06</text:p>
          </table:table-cell>
          <table:table-cell table:style-name="ce2" office:value-type="float" office:value="0.0000361881567019562" calcext:value-type="float">
            <text:p>3,62E-05</text:p>
          </table:table-cell>
          <table:table-cell table:style-name="ce2" office:value-type="float" office:value="0.0000506634193827386" calcext:value-type="float">
            <text:p>5,07E-05</text:p>
          </table:table-cell>
          <table:table-cell table:style-name="ce2" office:value-type="float" office:value="0.0000977080230952816" calcext:value-type="float">
            <text:p>9,77E-05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.0000615198663933255" calcext:value-type="float">
            <text:p>6,15E-05</text:p>
          </table:table-cell>
          <table:table-cell table:number-columns-repeated="2" table:style-name="ce2" office:value-type="float" office:value="0.00000180940783509781" calcext:value-type="float">
            <text:p>1,8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08564470105868" calcext:value-type="float">
            <text:p>1,09E-05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180940783509781" calcext:value-type="float">
            <text:p>1,81E-05</text:p>
          </table:table-cell>
          <table:table-cell table:style-name="ce2" office:value-type="float" office:value="0.0000669480898986189" calcext:value-type="float">
            <text:p>6,69E-05</text:p>
          </table:table-cell>
          <table:table-cell table:style-name="ce2" office:value-type="float" office:value="0.00000542822350529342" calcext:value-type="float">
            <text:p>5,43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61881567019562" calcext:value-type="float">
            <text:p>3,62E-06</text:p>
          </table:table-cell>
          <table:table-cell table:style-name="ce2" office:value-type="float" office:value="0.0000416163802072496" calcext:value-type="float">
            <text:p>4,16E-05</text:p>
          </table:table-cell>
          <table:table-cell table:style-name="ce2" office:value-type="float" office:value="0.0000253317096913693" calcext:value-type="float">
            <text:p>2,53E-05</text:p>
          </table:table-cell>
          <table:table-cell table:style-name="ce2" office:value-type="float" office:value="0.0000108564470105868" calcext:value-type="float">
            <text:p>1,09E-05</text:p>
          </table:table-cell>
          <table:table-cell table:style-name="ce2" office:value-type="float" office:value="0.0000144752626807825" calcext:value-type="float">
            <text:p>1,45E-05</text:p>
          </table:table-cell>
          <table:table-cell table:style-name="ce2" office:value-type="float" office:value="0.0000289505253615649" calcext:value-type="float">
            <text:p>2,90E-05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.000123039732786651" calcext:value-type="float">
            <text:p>1,23E-04</text:p>
          </table:table-cell>
          <table:table-cell table:style-name="ce2" office:value-type="float" office:value="0.0000542822350529342" calcext:value-type="float">
            <text:p>5,43E-05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.000150180850313118" calcext:value-type="float">
            <text:p>1,50E-04</text:p>
          </table:table-cell>
          <table:table-cell table:style-name="ce2" office:value-type="float" office:value="0.000579010507231298" calcext:value-type="float">
            <text:p>5,79E-04</text:p>
          </table:table-cell>
          <table:table-cell table:style-name="ce2" office:value-type="float" office:value="0.0000361881567019562" calcext:value-type="float">
            <text:p>3,62E-05</text:p>
          </table:table-cell>
          <table:table-cell table:style-name="ce2" office:value-type="float" office:value="0.0000615198663933255" calcext:value-type="float">
            <text:p>6,15E-05</text:p>
          </table:table-cell>
          <table:table-cell table:style-name="ce2" office:value-type="float" office:value="0.00000361881567019562" calcext:value-type="float">
            <text:p>3,62E-06</text:p>
          </table:table-cell>
          <table:table-cell table:style-name="ce2" office:value-type="float" office:value="0.000085042168249597" calcext:value-type="float">
            <text:p>8,50E-05</text:p>
          </table:table-cell>
          <table:table-cell table:style-name="ce2" office:value-type="float" office:value="0.000047044603712543" calcext:value-type="float">
            <text:p>4,70E-05</text:p>
          </table:table-cell>
          <table:table-cell table:style-name="ce2" office:value-type="float" office:value="0.00000542822350529342" calcext:value-type="float">
            <text:p>5,43E-06</text:p>
          </table:table-cell>
          <table:table-cell table:style-name="ce2" office:value-type="float" office:value="0.00000361881567019562" calcext:value-type="float">
            <text:p>3,62E-06</text:p>
          </table:table-cell>
          <table:table-cell table:style-name="ce2" office:value-type="float" office:value="0.00014837144247802" calcext:value-type="float">
            <text:p>1,48E-04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26658548456847" calcext:value-type="float">
            <text:p>1,27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.00000361881567019562" calcext:value-type="float">
            <text:p>3,62E-06</text:p>
          </table:table-cell>
          <table:table-cell table:style-name="ce2" office:value-type="float" office:value="0.00000180940783509781" calcext:value-type="float">
            <text:p>1,81E-06</text:p>
          </table:table-cell>
          <table:table-cell table:style-name="ce2" office:value-type="float" office:value="0.00000723763134039123" calcext:value-type="float">
            <text:p>7,24E-06</text:p>
          </table:table-cell>
          <table:table-cell table:style-name="ce2" office:value-type="float" office:value="0.0000361881567019562" calcext:value-type="float">
            <text:p>3,6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202653677530954" calcext:value-type="float">
            <text:p>2,03E-04</text:p>
          </table:table-cell>
          <table:table-cell table:style-name="ce2" office:value-type="float" office:value="0.0000144752626807825" calcext:value-type="float">
            <text:p>1,45E-05</text:p>
          </table:table-cell>
          <table:table-cell table:style-name="ce2" office:value-type="float" office:value="0.00000542822350529342" calcext:value-type="float">
            <text:p>5,43E-06</text:p>
          </table:table-cell>
          <table:table-cell table:style-name="ce2" office:value-type="float" office:value="0.0000162846705158803" calcext:value-type="float">
            <text:p>1,63E-05</text:p>
          </table:table-cell>
          <table:table-cell table:style-name="ce2" office:value-type="float" office:value="0.0000199034861860759" calcext:value-type="float">
            <text:p>1,99E-05</text:p>
          </table:table-cell>
          <table:table-cell table:style-name="ce2" office:value-type="float" office:value="0.0000488540115476408" calcext:value-type="float">
            <text:p>4,89E-05</text:p>
          </table:table-cell>
          <table:table-cell table:style-name="ce2" office:value-type="float" office:value="0.000108564470105868" calcext:value-type="float">
            <text:p>1,09E-04</text:p>
          </table:table-cell>
          <table:table-cell table:style-name="ce2" office:value-type="float" office:value="0.0000271411175264671" calcext:value-type="float">
            <text:p>2,71E-05</text:p>
          </table:table-cell>
          <table:table-cell table:style-name="ce2" office:value-type="float" office:value="0.0000651386820635211" calcext:value-type="float">
            <text:p>6,51E-05</text:p>
          </table:table-cell>
          <table:table-cell table:style-name="ce2" office:value-type="float" office:value="0.000276839398769965" calcext:value-type="float">
            <text:p>2,77E-04</text:p>
          </table:table-cell>
          <table:table-cell table:style-name="ce2" office:value-type="float" office:value="0.0000416163802072496" calcext:value-type="float">
            <text:p>4,16E-05</text:p>
          </table:table-cell>
          <table:table-cell table:number-columns-repeated="956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float" office:value="0.000328657434380555" calcext:value-type="float">
            <text:p>3,29E-04</text:p>
          </table:table-cell>
          <table:table-cell table:style-name="ce2" office:value-type="float" office:value="0.000194206665770328" calcext:value-type="float">
            <text:p>1,94E-04</text:p>
          </table:table-cell>
          <table:table-cell table:style-name="ce2" office:value-type="float" office:value="0.000350235952799481" calcext:value-type="float">
            <text:p>3,50E-04</text:p>
          </table:table-cell>
          <table:table-cell table:style-name="ce2" office:value-type="float" office:value="0.000059755897160101" calcext:value-type="float">
            <text:p>5,98E-05</text:p>
          </table:table-cell>
          <table:table-cell table:style-name="ce2" office:value-type="float" office:value="0.0000464768089023008" calcext:value-type="float">
            <text:p>4,65E-05</text:p>
          </table:table-cell>
          <table:table-cell table:style-name="ce2" office:value-type="float" office:value="0.0000547762390634259" calcext:value-type="float">
            <text:p>5,48E-05</text:p>
          </table:table-cell>
          <table:table-cell table:style-name="ce2" office:value-type="float" office:value="0.0000481366949345258" calcext:value-type="float">
            <text:p>4,81E-05</text:p>
          </table:table-cell>
          <table:table-cell table:style-name="ce2" office:value-type="float" office:value="0.0000165988603222503" calcext:value-type="float">
            <text:p>1,66E-05</text:p>
          </table:table-cell>
          <table:table-cell table:style-name="ce2" office:value-type="float" office:value="0.0000199186323867003" calcext:value-type="float">
            <text:p>1,99E-05</text:p>
          </table:table-cell>
          <table:table-cell table:style-name="ce2" office:value-type="float" office:value="0.0000663954412890011" calcext:value-type="float">
            <text:p>6,64E-05</text:p>
          </table:table-cell>
          <table:table-cell table:style-name="ce2" office:value-type="float" office:value="0.0000315378346122755" calcext:value-type="float">
            <text:p>3,15E-05</text:p>
          </table:table-cell>
          <table:table-cell table:style-name="ce2" office:value-type="float" office:value="0.00032367777628388" calcext:value-type="float">
            <text:p>3,24E-04</text:p>
          </table:table-cell>
          <table:table-cell table:style-name="ce2" office:value-type="float" office:value="0.00000165988603222503" calcext:value-type="float">
            <text:p>1,66E-06</text:p>
          </table:table-cell>
          <table:table-cell table:style-name="ce2" office:value-type="float" office:value="0.0000431570368378507" calcext:value-type="float">
            <text:p>4,32E-05</text:p>
          </table:table-cell>
          <table:table-cell table:style-name="ce2" office:value-type="float" office:value="0.00000497965809667508" calcext:value-type="float">
            <text:p>4,98E-06</text:p>
          </table:table-cell>
          <table:table-cell table:style-name="ce2" office:value-type="float" office:value="0.00000829943016112514" calcext:value-type="float">
            <text:p>8,30E-06</text:p>
          </table:table-cell>
          <table:table-cell table:style-name="ce2" office:value-type="float" office:value="0.00000165988603222503" calcext:value-type="float">
            <text:p>1,66E-06</text:p>
          </table:table-cell>
          <table:table-cell table:style-name="ce2" office:value-type="float" office:value="0.00000497965809667508" calcext:value-type="float">
            <text:p>4,98E-06</text:p>
          </table:table-cell>
          <table:table-cell table:style-name="ce2" office:value-type="float" office:value="0.0000315378346122755" calcext:value-type="float">
            <text:p>3,15E-05</text:p>
          </table:table-cell>
          <table:table-cell table:style-name="ce2" office:value-type="float" office:value="0.00000331977206445005" calcext:value-type="float">
            <text:p>3,32E-06</text:p>
          </table:table-cell>
          <table:table-cell table:style-name="ce2" office:value-type="float" office:value="0.0000315378346122755" calcext:value-type="float">
            <text:p>3,15E-05</text:p>
          </table:table-cell>
          <table:table-cell table:style-name="ce2" office:value-type="float" office:value="0.0000647355552567761" calcext:value-type="float">
            <text:p>6,47E-05</text:p>
          </table:table-cell>
          <table:table-cell table:style-name="ce2" office:value-type="float" office:value="0.00000829943016112514" calcext:value-type="float">
            <text:p>8,3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97965809667508" calcext:value-type="float">
            <text:p>4,98E-06</text:p>
          </table:table-cell>
          <table:table-cell table:style-name="ce2" office:value-type="float" office:value="0.000106232706062402" calcext:value-type="float">
            <text:p>1,06E-04</text:p>
          </table:table-cell>
          <table:table-cell table:style-name="ce2" office:value-type="float" office:value="0.0000514564669989758" calcext:value-type="float">
            <text:p>5,15E-05</text:p>
          </table:table-cell>
          <table:table-cell table:style-name="ce2" office:value-type="float" office:value="0.0000414971508056257" calcext:value-type="float">
            <text:p>4,1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99186323867003" calcext:value-type="float">
            <text:p>1,99E-05</text:p>
          </table:table-cell>
          <table:table-cell table:style-name="ce2" office:value-type="float" office:value="0.00000165988603222503" calcext:value-type="float">
            <text:p>1,66E-06</text:p>
          </table:table-cell>
          <table:table-cell table:style-name="ce2" office:value-type="float" office:value="0.0000829943016112514" calcext:value-type="float">
            <text:p>8,30E-05</text:p>
          </table:table-cell>
          <table:table-cell table:style-name="ce2" office:value-type="float" office:value="0.0000514564669989758" calcext:value-type="float">
            <text:p>5,15E-05</text:p>
          </table:table-cell>
          <table:table-cell table:style-name="ce2" office:value-type="float" office:value="0.00000995931619335017" calcext:value-type="float">
            <text:p>9,96E-06</text:p>
          </table:table-cell>
          <table:table-cell table:style-name="ce2" office:value-type="float" office:value="0.000139430426706902" calcext:value-type="float">
            <text:p>1,39E-04</text:p>
          </table:table-cell>
          <table:table-cell table:style-name="ce2" office:value-type="float" office:value="0.00062411714811661" calcext:value-type="float">
            <text:p>6,24E-04</text:p>
          </table:table-cell>
          <table:table-cell table:style-name="ce2" office:value-type="float" office:value="0.0000365174927089506" calcext:value-type="float">
            <text:p>3,65E-05</text:p>
          </table:table-cell>
          <table:table-cell table:style-name="ce2" office:value-type="float" office:value="0.0000763547574823513" calcext:value-type="float">
            <text:p>7,64E-05</text:p>
          </table:table-cell>
          <table:table-cell table:style-name="ce2" office:value-type="float" office:value="0.00000663954412890011" calcext:value-type="float">
            <text:p>6,64E-06</text:p>
          </table:table-cell>
          <table:table-cell table:style-name="ce2" office:value-type="float" office:value="0.000117851908287977" calcext:value-type="float">
            <text:p>1,18E-04</text:p>
          </table:table-cell>
          <table:table-cell table:style-name="ce2" office:value-type="float" office:value="0.0000132790882578002" calcext:value-type="float">
            <text:p>1,33E-05</text:p>
          </table:table-cell>
          <table:table-cell table:style-name="ce2" office:value-type="float" office:value="0.00000663954412890011" calcext:value-type="float">
            <text:p>6,64E-06</text:p>
          </table:table-cell>
          <table:table-cell table:style-name="ce2" office:value-type="float" office:value="0.00000331977206445005" calcext:value-type="float">
            <text:p>3,32E-06</text:p>
          </table:table-cell>
          <table:table-cell table:style-name="ce2" office:value-type="float" office:value="0.000348576066767256" calcext:value-type="float">
            <text:p>3,49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663954412890011" calcext:value-type="float">
            <text:p>6,64E-06</text:p>
          </table:table-cell>
          <table:table-cell table:style-name="ce2" office:value-type="float" office:value="0.00000331977206445005" calcext:value-type="float">
            <text:p>3,32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82180625478255" calcext:value-type="float">
            <text:p>2,82E-05</text:p>
          </table:table-cell>
          <table:table-cell table:number-columns-repeated="2" table:style-name="ce2" office:value-type="float" office:value="0.00000165988603222503" calcext:value-type="float">
            <text:p>1,66E-06</text:p>
          </table:table-cell>
          <table:table-cell table:style-name="ce2" office:value-type="float" office:value="0.00000829943016112514" calcext:value-type="float">
            <text:p>8,30E-06</text:p>
          </table:table-cell>
          <table:table-cell table:style-name="ce2" office:value-type="float" office:value="0.00000165988603222503" calcext:value-type="float">
            <text:p>1,66E-06</text:p>
          </table:table-cell>
          <table:table-cell table:style-name="ce2" office:value-type="float" office:value="0.0000199186323867003" calcext:value-type="float">
            <text:p>1,99E-05</text:p>
          </table:table-cell>
          <table:table-cell table:style-name="ce2" office:value-type="float" office:value="0.0000531163530312009" calcext:value-type="float">
            <text:p>5,31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28052073944603" calcext:value-type="float">
            <text:p>2,81E-04</text:p>
          </table:table-cell>
          <table:table-cell table:style-name="ce2" office:value-type="float" office:value="0.0000282180625478255" calcext:value-type="float">
            <text:p>2,82E-05</text:p>
          </table:table-cell>
          <table:table-cell table:style-name="ce2" office:value-type="float" office:value="0.00000663954412890011" calcext:value-type="float">
            <text:p>6,64E-06</text:p>
          </table:table-cell>
          <table:table-cell table:style-name="ce2" office:value-type="float" office:value="0.0000564361250956509" calcext:value-type="float">
            <text:p>5,64E-05</text:p>
          </table:table-cell>
          <table:table-cell table:style-name="ce2" office:value-type="float" office:value="0.0000248982904833754" calcext:value-type="float">
            <text:p>2,49E-05</text:p>
          </table:table-cell>
          <table:table-cell table:style-name="ce2" office:value-type="float" office:value="0.000058096011127876" calcext:value-type="float">
            <text:p>5,81E-05</text:p>
          </table:table-cell>
          <table:table-cell table:style-name="ce2" office:value-type="float" office:value="0.000165988603222503" calcext:value-type="float">
            <text:p>1,66E-04</text:p>
          </table:table-cell>
          <table:table-cell table:style-name="ce2" office:value-type="float" office:value="0.0000730349854179012" calcext:value-type="float">
            <text:p>7,30E-05</text:p>
          </table:table-cell>
          <table:table-cell table:style-name="ce2" office:value-type="float" office:value="0.000180927577512528" calcext:value-type="float">
            <text:p>1,81E-04</text:p>
          </table:table-cell>
          <table:table-cell table:style-name="ce2" office:value-type="float" office:value="0.000373474357250631" calcext:value-type="float">
            <text:p>3,73E-04</text:p>
          </table:table-cell>
          <table:table-cell table:style-name="ce2" office:value-type="float" office:value="0.0000464768089023008" calcext:value-type="float">
            <text:p>4,65E-05</text:p>
          </table:table-cell>
          <table:table-cell table:number-columns-repeated="956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float" office:value="0.000131404676965671" calcext:value-type="float">
            <text:p>1,31E-04</text:p>
          </table:table-cell>
          <table:table-cell table:style-name="ce2" office:value-type="float" office:value="0.0000676538930912365" calcext:value-type="float">
            <text:p>6,77E-05</text:p>
          </table:table-cell>
          <table:table-cell table:style-name="ce2" office:value-type="float" office:value="0.000153522295860883" calcext:value-type="float">
            <text:p>1,54E-04</text:p>
          </table:table-cell>
          <table:table-cell table:style-name="ce2" office:value-type="float" office:value="0.00000520414562240281" calcext:value-type="float">
            <text:p>5,20E-06</text:p>
          </table:table-cell>
          <table:table-cell table:style-name="ce2" office:value-type="float" office:value="0.000102781876042455" calcext:value-type="float">
            <text:p>1,03E-04</text:p>
          </table:table-cell>
          <table:table-cell table:style-name="ce2" office:value-type="float" office:value="0.0000338269465456182" calcext:value-type="float">
            <text:p>3,38E-05</text:p>
          </table:table-cell>
          <table:table-cell table:style-name="ce2" office:value-type="float" office:value="0.0000195155460840105" calcext:value-type="float">
            <text:p>1,95E-05</text:p>
          </table:table-cell>
          <table:table-cell table:style-name="ce2" office:value-type="float" office:value="0.00000390310921680211" calcext:value-type="float">
            <text:p>3,90E-06</text:p>
          </table:table-cell>
          <table:table-cell table:style-name="ce2" office:value-type="float" office:value="0.0000026020728112014" calcext:value-type="float">
            <text:p>2,60E-06</text:p>
          </table:table-cell>
          <table:table-cell table:style-name="ce2" office:value-type="float" office:value="0.0000351279829512189" calcext:value-type="float">
            <text:p>3,51E-05</text:p>
          </table:table-cell>
          <table:table-cell table:style-name="ce2" office:value-type="float" office:value="0.0000572456018464309" calcext:value-type="float">
            <text:p>5,72E-05</text:p>
          </table:table-cell>
          <table:table-cell table:style-name="ce2" office:value-type="float" office:value="0.00011058809447606" calcext:value-type="float">
            <text:p>1,11E-04</text:p>
          </table:table-cell>
          <table:table-cell table:style-name="ce2" office:value-type="float" office:value="0.00000650518202800351" calcext:value-type="float">
            <text:p>6,51E-06</text:p>
          </table:table-cell>
          <table:table-cell table:style-name="ce2" office:value-type="float" office:value="0.0000598476746576323" calcext:value-type="float">
            <text:p>5,98E-05</text:p>
          </table:table-cell>
          <table:table-cell table:style-name="ce2" office:value-type="float" office:value="0.00000390310921680211" calcext:value-type="float">
            <text:p>3,90E-06</text:p>
          </table:table-cell>
          <table:table-cell table:style-name="ce2" office:value-type="float" office:value="0.000013010364056007" calcext:value-type="float">
            <text:p>1,30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17093276504063" calcext:value-type="float">
            <text:p>1,17E-05</text:p>
          </table:table-cell>
          <table:table-cell table:style-name="ce2" office:value-type="float" office:value="0.0000013010364056007" calcext:value-type="float">
            <text:p>1,3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6020728112014" calcext:value-type="float">
            <text:p>2,60E-06</text:p>
          </table:table-cell>
          <table:table-cell table:style-name="ce2" office:value-type="float" office:value="0.0000403321285736217" calcext:value-type="float">
            <text:p>4,03E-05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106684985259258" calcext:value-type="float">
            <text:p>1,07E-04</text:p>
          </table:table-cell>
          <table:table-cell table:style-name="ce2" office:value-type="float" office:value="0.0000845673663640456" calcext:value-type="float">
            <text:p>8,46E-05</text:p>
          </table:table-cell>
          <table:table-cell table:style-name="ce2" office:value-type="float" office:value="0.00000910725483920491" calcext:value-type="float">
            <text:p>9,1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82145096784098" calcext:value-type="float">
            <text:p>1,82E-05</text:p>
          </table:table-cell>
          <table:table-cell table:style-name="ce2" office:value-type="float" office:value="0.0000013010364056007" calcext:value-type="float">
            <text:p>1,30E-06</text:p>
          </table:table-cell>
          <table:table-cell table:style-name="ce2" office:value-type="float" office:value="0.000039031092168021" calcext:value-type="float">
            <text:p>3,90E-05</text:p>
          </table:table-cell>
          <table:table-cell table:style-name="ce2" office:value-type="float" office:value="0.0000013010364056007" calcext:value-type="float">
            <text:p>1,30E-06</text:p>
          </table:table-cell>
          <table:table-cell table:style-name="ce2" office:value-type="float" office:value="0.00000520414562240281" calcext:value-type="float">
            <text:p>5,20E-06</text:p>
          </table:table-cell>
          <table:table-cell table:style-name="ce2" office:value-type="float" office:value="0.0000533424926296288" calcext:value-type="float">
            <text:p>5,33E-05</text:p>
          </table:table-cell>
          <table:table-cell table:style-name="ce2" office:value-type="float" office:value="0.000558144618002701" calcext:value-type="float">
            <text:p>5,58E-04</text:p>
          </table:table-cell>
          <table:table-cell table:style-name="ce2" office:value-type="float" office:value="0.0000195155460840105" calcext:value-type="float">
            <text:p>1,95E-05</text:p>
          </table:table-cell>
          <table:table-cell table:style-name="ce2" office:value-type="float" office:value="0.0000442352377904239" calcext:value-type="float">
            <text:p>4,42E-05</text:p>
          </table:table-cell>
          <table:table-cell table:style-name="ce2" office:value-type="float" office:value="0.0000026020728112014" calcext:value-type="float">
            <text:p>2,60E-06</text:p>
          </table:table-cell>
          <table:table-cell table:style-name="ce2" office:value-type="float" office:value="0.0000793632207416428" calcext:value-type="float">
            <text:p>7,94E-05</text:p>
          </table:table-cell>
          <table:table-cell table:style-name="ce2" office:value-type="float" office:value="0.0000182145096784098" calcext:value-type="float">
            <text:p>1,82E-05</text:p>
          </table:table-cell>
          <table:table-cell table:style-name="ce2" office:value-type="float" office:value="0.00000520414562240281" calcext:value-type="float">
            <text:p>5,20E-06</text:p>
          </table:table-cell>
          <table:table-cell table:style-name="ce2" office:value-type="float" office:value="0.00000390310921680211" calcext:value-type="float">
            <text:p>3,90E-06</text:p>
          </table:table-cell>
          <table:table-cell table:style-name="ce2" office:value-type="float" office:value="0.000209466861301713" calcext:value-type="float">
            <text:p>2,09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6020728112014" calcext:value-type="float">
            <text:p>2,60E-06</text:p>
          </table:table-cell>
          <table:table-cell table:style-name="ce2" office:value-type="float" office:value="0.0000013010364056007" calcext:value-type="float">
            <text:p>1,3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910725483920491" calcext:value-type="float">
            <text:p>9,11E-06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style-name="ce2" office:value-type="float" office:value="0.0000455362741960245" calcext:value-type="float">
            <text:p>4,55E-05</text:p>
          </table:table-cell>
          <table:table-cell table:style-name="ce2" office:value-type="float" office:value="0.0000221176188952119" calcext:value-type="float">
            <text:p>2,21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403321285736217" calcext:value-type="float">
            <text:p>4,03E-05</text:p>
          </table:table-cell>
          <table:table-cell table:style-name="ce2" office:value-type="float" office:value="0.0000364290193568196" calcext:value-type="float">
            <text:p>3,64E-05</text:p>
          </table:table-cell>
          <table:table-cell table:style-name="ce2" office:value-type="float" office:value="0.0000143114004616077" calcext:value-type="float">
            <text:p>1,43E-05</text:p>
          </table:table-cell>
          <table:table-cell table:style-name="ce2" office:value-type="float" office:value="0.0000182145096784098" calcext:value-type="float">
            <text:p>1,8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910725483920491" calcext:value-type="float">
            <text:p>9,11E-06</text:p>
          </table:table-cell>
          <table:table-cell table:style-name="ce2" office:value-type="float" office:value="0.0000286228009232154" calcext:value-type="float">
            <text:p>2,86E-05</text:p>
          </table:table-cell>
          <table:table-cell table:style-name="ce2" office:value-type="float" office:value="0.000048138347007226" calcext:value-type="float">
            <text:p>4,81E-05</text:p>
          </table:table-cell>
          <table:table-cell table:style-name="ce2" office:value-type="float" office:value="0.000228982407385723" calcext:value-type="float">
            <text:p>2,29E-04</text:p>
          </table:table-cell>
          <table:table-cell table:style-name="ce2" office:value-type="float" office:value="0.000170435769133692" calcext:value-type="float">
            <text:p>1,70E-04</text:p>
          </table:table-cell>
          <table:table-cell table:style-name="ce2" office:value-type="float" office:value="0.0000377300557624203" calcext:value-type="float">
            <text:p>3,77E-05</text:p>
          </table:table-cell>
          <table:table-cell table:number-columns-repeated="956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0.0000989304100665497" calcext:value-type="float">
            <text:p>9,89E-05</text:p>
          </table:table-cell>
          <table:table-cell table:style-name="ce2" office:value-type="float" office:value="0.0000900520399323722" calcext:value-type="float">
            <text:p>9,01E-05</text:p>
          </table:table-cell>
          <table:table-cell table:style-name="ce2" office:value-type="float" office:value="0.000101467087247743" calcext:value-type="float">
            <text:p>1,01E-04</text:p>
          </table:table-cell>
          <table:table-cell table:style-name="ce2" office:value-type="float" office:value="0.0000367818191273069" calcext:value-type="float">
            <text:p>3,68E-05</text:p>
          </table:table-cell>
          <table:table-cell table:style-name="ce2" office:value-type="float" office:value="0.00000761003154358075" calcext:value-type="float">
            <text:p>7,61E-06</text:p>
          </table:table-cell>
          <table:table-cell table:style-name="ce2" office:value-type="float" office:value="0.0000266351104025326" calcext:value-type="float">
            <text:p>2,66E-05</text:p>
          </table:table-cell>
          <table:table-cell table:style-name="ce2" office:value-type="float" office:value="0.00000634169295298396" calcext:value-type="float">
            <text:p>6,3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01467087247743" calcext:value-type="float">
            <text:p>1,01E-05</text:p>
          </table:table-cell>
          <table:table-cell table:style-name="ce2" office:value-type="float" office:value="0.0000266351104025326" calcext:value-type="float">
            <text:p>2,66E-05</text:p>
          </table:table-cell>
          <table:table-cell table:style-name="ce2" office:value-type="float" office:value="0.0000748319768452107" calcext:value-type="float">
            <text:p>7,48E-05</text:p>
          </table:table-cell>
          <table:table-cell table:style-name="ce2" office:value-type="float" office:value="0.000154737308052809" calcext:value-type="float">
            <text:p>1,55E-04</text:p>
          </table:table-cell>
          <table:table-cell table:style-name="ce2" office:value-type="float" office:value="0.00000126833859059679" calcext:value-type="float">
            <text:p>1,27E-06</text:p>
          </table:table-cell>
          <table:table-cell table:style-name="ce2" office:value-type="float" office:value="0.000119223827516098" calcext:value-type="float">
            <text:p>1,19E-04</text:p>
          </table:table-cell>
          <table:table-cell table:style-name="ce2" office:value-type="float" office:value="0.00000761003154358075" calcext:value-type="float">
            <text:p>7,61E-06</text:p>
          </table:table-cell>
          <table:table-cell table:style-name="ce2" office:value-type="float" office:value="0.0000101467087247743" calcext:value-type="float">
            <text:p>1,01E-05</text:p>
          </table:table-cell>
          <table:table-cell table:style-name="ce2" office:value-type="float" office:value="0.00000253667718119358" calcext:value-type="float">
            <text:p>2,54E-06</text:p>
          </table:table-cell>
          <table:table-cell table:style-name="ce2" office:value-type="float" office:value="0.00000126833859059679" calcext:value-type="float">
            <text:p>1,27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634169295298396" calcext:value-type="float">
            <text:p>6,34E-06</text:p>
          </table:table-cell>
          <table:table-cell table:style-name="ce2" office:value-type="float" office:value="0.0000481968664426781" calcext:value-type="float">
            <text:p>4,82E-05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621485909392428" calcext:value-type="float">
            <text:p>6,21E-05</text:p>
          </table:table-cell>
          <table:table-cell table:style-name="ce2" office:value-type="float" office:value="0.0000405868348990973" calcext:value-type="float">
            <text:p>4,06E-05</text:p>
          </table:table-cell>
          <table:table-cell table:style-name="ce2" office:value-type="float" office:value="0.0000215617560401455" calcext:value-type="float">
            <text:p>2,1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66351104025326" calcext:value-type="float">
            <text:p>2,66E-05</text:p>
          </table:table-cell>
          <table:table-cell table:style-name="ce2" office:value-type="float" office:value="0.00000253667718119358" calcext:value-type="float">
            <text:p>2,54E-06</text:p>
          </table:table-cell>
          <table:table-cell table:style-name="ce2" office:value-type="float" office:value="0.0000101467087247743" calcext:value-type="float">
            <text:p>1,01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53667718119358" calcext:value-type="float">
            <text:p>2,54E-06</text:p>
          </table:table-cell>
          <table:table-cell table:style-name="ce2" office:value-type="float" office:value="0.0000152200630871615" calcext:value-type="float">
            <text:p>1,52E-05</text:p>
          </table:table-cell>
          <table:table-cell table:style-name="ce2" office:value-type="float" office:value="0.000419820073487538" calcext:value-type="float">
            <text:p>4,20E-04</text:p>
          </table:table-cell>
          <table:table-cell table:style-name="ce2" office:value-type="float" office:value="0.0000152200630871615" calcext:value-type="float">
            <text:p>1,52E-05</text:p>
          </table:table-cell>
          <table:table-cell table:style-name="ce2" office:value-type="float" office:value="0.0000532702208050652" calcext:value-type="float">
            <text:p>5,33E-05</text:p>
          </table:table-cell>
          <table:table-cell table:style-name="ce2" office:value-type="float" office:value="0.00000253667718119358" calcext:value-type="float">
            <text:p>2,54E-06</text:p>
          </table:table-cell>
          <table:table-cell table:style-name="ce2" office:value-type="float" office:value="0.000126833859059679" calcext:value-type="float">
            <text:p>1,27E-04</text:p>
          </table:table-cell>
          <table:table-cell table:style-name="ce2" office:value-type="float" office:value="0.0000443918506708877" calcext:value-type="float">
            <text:p>4,44E-05</text:p>
          </table:table-cell>
          <table:table-cell table:number-columns-repeated="2" table:style-name="ce2" office:value-type="float" office:value="0.00000380501577179037" calcext:value-type="float">
            <text:p>3,81E-06</text:p>
          </table:table-cell>
          <table:table-cell table:style-name="ce2" office:value-type="float" office:value="0.0000976620714759529" calcext:value-type="float">
            <text:p>9,77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761003154358075" calcext:value-type="float">
            <text:p>7,61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139517244965647" calcext:value-type="float">
            <text:p>1,40E-05</text:p>
          </table:table-cell>
          <table:table-cell table:style-name="ce2" office:value-type="float" office:value="0.00000126833859059679" calcext:value-type="float">
            <text:p>1,27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887837013417754" calcext:value-type="float">
            <text:p>8,88E-06</text:p>
          </table:table-cell>
          <table:table-cell table:style-name="ce2" office:value-type="float" office:value="0.00000253667718119358" calcext:value-type="float">
            <text:p>2,54E-06</text:p>
          </table:table-cell>
          <table:table-cell table:style-name="ce2" office:value-type="float" office:value="0.0000494652050332749" calcext:value-type="float">
            <text:p>4,95E-05</text:p>
          </table:table-cell>
          <table:table-cell table:style-name="ce2" office:value-type="float" office:value="0.0000177567402683551" calcext:value-type="float">
            <text:p>1,78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13444389060326" calcext:value-type="float">
            <text:p>1,34E-04</text:p>
          </table:table-cell>
          <table:table-cell table:style-name="ce2" office:value-type="float" office:value="0.000024098433221339" calcext:value-type="float">
            <text:p>2,41E-05</text:p>
          </table:table-cell>
          <table:table-cell table:style-name="ce2" office:value-type="float" office:value="0.0000190250788589519" calcext:value-type="float">
            <text:p>1,90E-05</text:p>
          </table:table-cell>
          <table:table-cell table:style-name="ce2" office:value-type="float" office:value="0.0000342451419461134" calcext:value-type="float">
            <text:p>3,42E-05</text:p>
          </table:table-cell>
          <table:table-cell table:style-name="ce2" office:value-type="float" office:value="0.0000177567402683551" calcext:value-type="float">
            <text:p>1,78E-05</text:p>
          </table:table-cell>
          <table:table-cell table:style-name="ce2" office:value-type="float" office:value="0.0000266351104025326" calcext:value-type="float">
            <text:p>2,66E-05</text:p>
          </table:table-cell>
          <table:table-cell table:style-name="ce2" office:value-type="float" office:value="0.000084978685569985" calcext:value-type="float">
            <text:p>8,50E-05</text:p>
          </table:table-cell>
          <table:table-cell table:style-name="ce2" office:value-type="float" office:value="0.0000646852681204364" calcext:value-type="float">
            <text:p>6,47E-05</text:p>
          </table:table-cell>
          <table:table-cell table:style-name="ce2" office:value-type="float" office:value="0.0000507335436238717" calcext:value-type="float">
            <text:p>5,07E-05</text:p>
          </table:table-cell>
          <table:table-cell table:style-name="ce2" office:value-type="float" office:value="0.000159810662415196" calcext:value-type="float">
            <text:p>1,60E-04</text:p>
          </table:table-cell>
          <table:table-cell table:style-name="ce2" office:value-type="float" office:value="0.0000456601892614845" calcext:value-type="float">
            <text:p>4,57E-05</text:p>
          </table:table-cell>
          <table:table-cell table:number-columns-repeated="956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float" office:value="0.0000910366350137108" calcext:value-type="float">
            <text:p>9,10E-05</text:p>
          </table:table-cell>
          <table:table-cell table:style-name="ce2" office:value-type="float" office:value="0.0000416896739782414" calcext:value-type="float">
            <text:p>4,17E-05</text:p>
          </table:table-cell>
          <table:table-cell table:style-name="ce2" office:value-type="float" office:value="0.0000961414930518628" calcext:value-type="float">
            <text:p>9,61E-05</text:p>
          </table:table-cell>
          <table:table-cell table:style-name="ce2" office:value-type="float" office:value="0.0000136129547684054" calcext:value-type="float">
            <text:p>1,36E-05</text:p>
          </table:table-cell>
          <table:table-cell table:number-columns-repeated="2" table:style-name="ce2" office:value-type="float" office:value="0.000028076719209836" calcext:value-type="float">
            <text:p>2,81E-05</text:p>
          </table:table-cell>
          <table:table-cell table:style-name="ce2" office:value-type="float" office:value="0.0000136129547684054" calcext:value-type="float">
            <text:p>1,36E-05</text:p>
          </table:table-cell>
          <table:table-cell table:style-name="ce2" office:value-type="float" office:value="0.000002552429019076" calcext:value-type="float">
            <text:p>2,55E-06</text:p>
          </table:table-cell>
          <table:table-cell table:style-name="ce2" office:value-type="float" office:value="0.0000399880546321907" calcext:value-type="float">
            <text:p>4,00E-05</text:p>
          </table:table-cell>
          <table:table-cell table:style-name="ce2" office:value-type="float" office:value="0.00002552429019076" calcext:value-type="float">
            <text:p>2,55E-05</text:p>
          </table:table-cell>
          <table:table-cell table:style-name="ce2" office:value-type="float" office:value="0.0000680647738420268" calcext:value-type="float">
            <text:p>6,81E-05</text:p>
          </table:table-cell>
          <table:table-cell table:style-name="ce2" office:value-type="float" office:value="0.000244182376158271" calcext:value-type="float">
            <text:p>2,44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697663931880774" calcext:value-type="float">
            <text:p>6,98E-05</text:p>
          </table:table-cell>
          <table:table-cell table:number-columns-repeated="2" table:style-name="ce2" office:value-type="float" office:value="0.00000595566771117734" calcext:value-type="float">
            <text:p>5,96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85080967302534" calcext:value-type="float">
            <text:p>8,51E-07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1276214509538" calcext:value-type="float">
            <text:p>1,28E-05</text:p>
          </table:table-cell>
          <table:table-cell table:style-name="ce2" office:value-type="float" office:value="0.00000170161934605067" calcext:value-type="float">
            <text:p>1,7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85080967302534" calcext:value-type="float">
            <text:p>8,51E-07</text:p>
          </table:table-cell>
          <table:table-cell table:style-name="ce2" office:value-type="float" office:value="0.0000553026287466467" calcext:value-type="float">
            <text:p>5,53E-05</text:p>
          </table:table-cell>
          <table:table-cell table:style-name="ce2" office:value-type="float" office:value="0.0000544518190736214" calcext:value-type="float">
            <text:p>5,45E-05</text:p>
          </table:table-cell>
          <table:table-cell table:style-name="ce2" office:value-type="float" office:value="0.0000170161934605067" calcext:value-type="float">
            <text:p>1,70E-05</text:p>
          </table:table-cell>
          <table:table-cell table:style-name="ce2" office:value-type="float" office:value="0.00000340323869210134" calcext:value-type="float">
            <text:p>3,40E-06</text:p>
          </table:table-cell>
          <table:table-cell table:style-name="ce2" office:value-type="float" office:value="0.0000323307675749627" calcext:value-type="float">
            <text:p>3,23E-05</text:p>
          </table:table-cell>
          <table:table-cell table:style-name="ce2" office:value-type="float" office:value="0.00000510485803815201" calcext:value-type="float">
            <text:p>5,10E-06</text:p>
          </table:table-cell>
          <table:table-cell table:style-name="ce2" office:value-type="float" office:value="0.000010209716076304" calcext:value-type="float">
            <text:p>1,02E-05</text:p>
          </table:table-cell>
          <table:table-cell table:number-columns-repeated="2" table:style-name="ce2" office:value-type="float" office:value="0.00000170161934605067" calcext:value-type="float">
            <text:p>1,70E-06</text:p>
          </table:table-cell>
          <table:table-cell table:style-name="ce2" office:value-type="float" office:value="0.0000246734805177347" calcext:value-type="float">
            <text:p>2,47E-05</text:p>
          </table:table-cell>
          <table:table-cell table:style-name="ce2" office:value-type="float" office:value="0.000302888243597019" calcext:value-type="float">
            <text:p>3,03E-04</text:p>
          </table:table-cell>
          <table:table-cell table:style-name="ce2" office:value-type="float" office:value="0.000015314574114456" calcext:value-type="float">
            <text:p>1,53E-05</text:p>
          </table:table-cell>
          <table:table-cell table:style-name="ce2" office:value-type="float" office:value="0.0000263750998637854" calcext:value-type="float">
            <text:p>2,64E-05</text:p>
          </table:table-cell>
          <table:table-cell table:style-name="ce2" office:value-type="float" office:value="0.00000340323869210134" calcext:value-type="float">
            <text:p>3,40E-06</text:p>
          </table:table-cell>
          <table:table-cell table:style-name="ce2" office:value-type="float" office:value="0.000113157686512369" calcext:value-type="float">
            <text:p>1,13E-04</text:p>
          </table:table-cell>
          <table:table-cell table:style-name="ce2" office:value-type="float" office:value="0.0000195686224795827" calcext:value-type="float">
            <text:p>1,96E-05</text:p>
          </table:table-cell>
          <table:table-cell table:style-name="ce2" office:value-type="float" office:value="0.00000085080967302534" calcext:value-type="float">
            <text:p>8,51E-07</text:p>
          </table:table-cell>
          <table:table-cell table:style-name="ce2" office:value-type="float" office:value="0.00000340323869210134" calcext:value-type="float">
            <text:p>3,40E-06</text:p>
          </table:table-cell>
          <table:table-cell table:style-name="ce2" office:value-type="float" office:value="0.000203343511853055" calcext:value-type="float">
            <text:p>2,03E-04</text:p>
          </table:table-cell>
          <table:table-cell table:style-name="ce2" office:value-type="float" office:value="0.00000170161934605067" calcext:value-type="float">
            <text:p>1,70E-06</text:p>
          </table:table-cell>
          <table:table-cell table:style-name="ce2" office:value-type="float" office:value="0.0000110605257493293" calcext:value-type="float">
            <text:p>1,11E-05</text:p>
          </table:table-cell>
          <table:table-cell table:style-name="ce2" office:value-type="float" office:value="0.000002552429019076" calcext:value-type="float">
            <text:p>2,55E-06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0085080967302534" calcext:value-type="float">
            <text:p>8,51E-07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552429019076" calcext:value-type="float">
            <text:p>2,55E-06</text:p>
          </table:table-cell>
          <table:table-cell table:style-name="ce2" office:value-type="float" office:value="0.00000085080967302534" calcext:value-type="float">
            <text:p>8,51E-07</text:p>
          </table:table-cell>
          <table:table-cell table:number-columns-repeated="2" table:style-name="ce2" office:value-type="float" office:value="0.000010209716076304" calcext:value-type="float">
            <text:p>1,0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578550577657227" calcext:value-type="float">
            <text:p>5,79E-05</text:p>
          </table:table-cell>
          <table:table-cell table:style-name="ce2" office:value-type="float" office:value="0.0000365848159400894" calcext:value-type="float">
            <text:p>3,66E-05</text:p>
          </table:table-cell>
          <table:table-cell table:style-name="ce2" office:value-type="float" office:value="0.00000850809673025335" calcext:value-type="float">
            <text:p>8,51E-06</text:p>
          </table:table-cell>
          <table:table-cell table:style-name="ce2" office:value-type="float" office:value="0.0000195686224795827" calcext:value-type="float">
            <text:p>1,96E-05</text:p>
          </table:table-cell>
          <table:table-cell table:style-name="ce2" office:value-type="float" office:value="0.000002552429019076" calcext:value-type="float">
            <text:p>2,55E-06</text:p>
          </table:table-cell>
          <table:table-cell table:style-name="ce2" office:value-type="float" office:value="0.000033181577247988" calcext:value-type="float">
            <text:p>3,32E-05</text:p>
          </table:table-cell>
          <table:table-cell table:style-name="ce2" office:value-type="float" office:value="0.0000952906833788375" calcext:value-type="float">
            <text:p>9,53E-05</text:p>
          </table:table-cell>
          <table:table-cell table:style-name="ce2" office:value-type="float" office:value="0.0000195686224795827" calcext:value-type="float">
            <text:p>1,96E-05</text:p>
          </table:table-cell>
          <table:table-cell table:style-name="ce2" office:value-type="float" office:value="0.0000876333963216095" calcext:value-type="float">
            <text:p>8,76E-05</text:p>
          </table:table-cell>
          <table:table-cell table:style-name="ce2" office:value-type="float" office:value="0.000176117602316244" calcext:value-type="float">
            <text:p>1,76E-04</text:p>
          </table:table-cell>
          <table:table-cell table:style-name="ce2" office:value-type="float" office:value="0.0000391372449591654" calcext:value-type="float">
            <text:p>3,91E-05</text:p>
          </table:table-cell>
          <table:table-cell table:number-columns-repeated="956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float" office:value="0.000179269757448018" calcext:value-type="float">
            <text:p>1,79E-04</text:p>
          </table:table-cell>
          <table:table-cell table:style-name="ce2" office:value-type="float" office:value="0.0000810982236074368" calcext:value-type="float">
            <text:p>8,11E-05</text:p>
          </table:table-cell>
          <table:table-cell table:style-name="ce2" office:value-type="float" office:value="0.000190367409099562" calcext:value-type="float">
            <text:p>1,90E-04</text:p>
          </table:table-cell>
          <table:table-cell table:style-name="ce2" office:value-type="float" office:value="0.0000153659792098301" calcext:value-type="float">
            <text:p>1,54E-05</text:p>
          </table:table-cell>
          <table:table-cell table:style-name="ce2" office:value-type="float" office:value="0.0000332929549546319" calcext:value-type="float">
            <text:p>3,33E-05</text:p>
          </table:table-cell>
          <table:table-cell table:style-name="ce2" office:value-type="float" office:value="0.0000375612825129181" calcext:value-type="float">
            <text:p>3,76E-05</text:p>
          </table:table-cell>
          <table:table-cell table:style-name="ce2" office:value-type="float" office:value="0.000018780641256459" calcext:value-type="float">
            <text:p>1,88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28049826748584" calcext:value-type="float">
            <text:p>1,28E-05</text:p>
          </table:table-cell>
          <table:table-cell table:style-name="ce2" office:value-type="float" office:value="0.0000435369410945187" calcext:value-type="float">
            <text:p>4,35E-05</text:p>
          </table:table-cell>
          <table:table-cell table:style-name="ce2" office:value-type="float" office:value="0.0000529272617227482" calcext:value-type="float">
            <text:p>5,29E-05</text:p>
          </table:table-cell>
          <table:table-cell table:style-name="ce2" office:value-type="float" office:value="0.0000725615684908645" calcext:value-type="float">
            <text:p>7,26E-05</text:p>
          </table:table-cell>
          <table:table-cell table:style-name="ce2" office:value-type="float" office:value="0.00000085366551165723" calcext:value-type="float">
            <text:p>8,54E-07</text:p>
          </table:table-cell>
          <table:table-cell table:style-name="ce2" office:value-type="float" office:value="0.0000384149480245753" calcext:value-type="float">
            <text:p>3,84E-05</text:p>
          </table:table-cell>
          <table:table-cell table:style-name="ce2" office:value-type="float" office:value="0.00000256099653497169" calcext:value-type="float">
            <text:p>2,56E-06</text:p>
          </table:table-cell>
          <table:table-cell table:style-name="ce2" office:value-type="float" office:value="0.00000682932409325784" calcext:value-type="float">
            <text:p>6,83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70733102331446" calcext:value-type="float">
            <text:p>1,71E-06</text:p>
          </table:table-cell>
          <table:table-cell table:number-columns-repeated="2" table:style-name="ce2" office:value-type="float" office:value="0.00000085366551165723" calcext:value-type="float">
            <text:p>8,54E-07</text:p>
          </table:table-cell>
          <table:table-cell table:style-name="ce2" office:value-type="float" office:value="0.00000341466204662892" calcext:value-type="float">
            <text:p>3,41E-06</text:p>
          </table:table-cell>
          <table:table-cell table:style-name="ce2" office:value-type="float" office:value="0.0000204879722797735" calcext:value-type="float">
            <text:p>2,05E-05</text:p>
          </table:table-cell>
          <table:table-cell table:style-name="ce2" office:value-type="float" office:value="0.00000170733102331446" calcext:value-type="float">
            <text:p>1,71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623175823509777" calcext:value-type="float">
            <text:p>6,23E-05</text:p>
          </table:table-cell>
          <table:table-cell table:style-name="ce2" office:value-type="float" office:value="0.000029878292908003" calcext:value-type="float">
            <text:p>2,99E-05</text:p>
          </table:table-cell>
          <table:table-cell table:style-name="ce2" office:value-type="float" office:value="0.0000290246273963458" calcext:value-type="float">
            <text:p>2,90E-05</text:p>
          </table:table-cell>
          <table:table-cell table:style-name="ce2" office:value-type="float" office:value="0.00000597565858160061" calcext:value-type="float">
            <text:p>5,98E-06</text:p>
          </table:table-cell>
          <table:table-cell table:style-name="ce2" office:value-type="float" office:value="0.0000648785788859494" calcext:value-type="float">
            <text:p>6,49E-05</text:p>
          </table:table-cell>
          <table:table-cell table:style-name="ce2" office:value-type="float" office:value="0.00000682932409325784" calcext:value-type="float">
            <text:p>6,83E-06</text:p>
          </table:table-cell>
          <table:table-cell table:style-name="ce2" office:value-type="float" office:value="0.0000460979376294904" calcext:value-type="float">
            <text:p>4,61E-05</text:p>
          </table:table-cell>
          <table:table-cell table:style-name="ce2" office:value-type="float" office:value="0.0000196343067681163" calcext:value-type="float">
            <text:p>1,96E-05</text:p>
          </table:table-cell>
          <table:table-cell table:style-name="ce2" office:value-type="float" office:value="0.00000256099653497169" calcext:value-type="float">
            <text:p>2,56E-06</text:p>
          </table:table-cell>
          <table:table-cell table:style-name="ce2" office:value-type="float" office:value="0.0000691469064442356" calcext:value-type="float">
            <text:p>6,91E-05</text:p>
          </table:table-cell>
          <table:table-cell table:style-name="ce2" office:value-type="float" office:value="0.000367076170012609" calcext:value-type="float">
            <text:p>3,67E-04</text:p>
          </table:table-cell>
          <table:table-cell table:style-name="ce2" office:value-type="float" office:value="0.0000162196447214874" calcext:value-type="float">
            <text:p>1,62E-05</text:p>
          </table:table-cell>
          <table:table-cell table:style-name="ce2" office:value-type="float" office:value="0.00007085423746755" calcext:value-type="float">
            <text:p>7,09E-05</text:p>
          </table:table-cell>
          <table:table-cell table:style-name="ce2" office:value-type="float" office:value="0.00000426832755828615" calcext:value-type="float">
            <text:p>4,27E-06</text:p>
          </table:table-cell>
          <table:table-cell table:style-name="ce2" office:value-type="float" office:value="0.000157928119656587" calcext:value-type="float">
            <text:p>1,58E-04</text:p>
          </table:table-cell>
          <table:table-cell table:style-name="ce2" office:value-type="float" office:value="0.0000256099653497169" calcext:value-type="float">
            <text:p>2,56E-05</text:p>
          </table:table-cell>
          <table:table-cell table:style-name="ce2" office:value-type="float" office:value="0.00000426832755828615" calcext:value-type="float">
            <text:p>4,27E-06</text:p>
          </table:table-cell>
          <table:table-cell table:style-name="ce2" office:value-type="float" office:value="0.00000597565858160061" calcext:value-type="float">
            <text:p>5,98E-06</text:p>
          </table:table-cell>
          <table:table-cell table:style-name="ce2" office:value-type="float" office:value="0.000202318726262763" calcext:value-type="float">
            <text:p>2,02E-04</text:p>
          </table:table-cell>
          <table:table-cell table:style-name="ce2" office:value-type="float" office:value="0.00000085366551165723" calcext:value-type="float">
            <text:p>8,54E-07</text:p>
          </table:table-cell>
          <table:table-cell table:style-name="ce2" office:value-type="float" office:value="0.00000341466204662892" calcext:value-type="float">
            <text:p>3,41E-06</text:p>
          </table:table-cell>
          <table:table-cell table:style-name="ce2" office:value-type="float" office:value="0.00000256099653497169" calcext:value-type="float">
            <text:p>2,56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53659792098301" calcext:value-type="float">
            <text:p>1,54E-05</text:p>
          </table:table-cell>
          <table:table-cell table:style-name="ce2" office:value-type="float" office:value="0.00000170733102331446" calcext:value-type="float">
            <text:p>1,7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56099653497169" calcext:value-type="float">
            <text:p>2,56E-06</text:p>
          </table:table-cell>
          <table:table-cell table:style-name="ce2" office:value-type="float" office:value="0.00000085366551165723" calcext:value-type="float">
            <text:p>8,54E-07</text:p>
          </table:table-cell>
          <table:table-cell table:style-name="ce2" office:value-type="float" office:value="0.0000136586481865157" calcext:value-type="float">
            <text:p>1,37E-05</text:p>
          </table:table-cell>
          <table:table-cell table:style-name="ce2" office:value-type="float" office:value="0.00000853665511657229" calcext:value-type="float">
            <text:p>8,5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79269757448018" calcext:value-type="float">
            <text:p>1,79E-05</text:p>
          </table:table-cell>
          <table:table-cell table:style-name="ce2" office:value-type="float" office:value="0.0000213416377914307" calcext:value-type="float">
            <text:p>2,13E-05</text:p>
          </table:table-cell>
          <table:table-cell table:style-name="ce2" office:value-type="float" office:value="0.00000939032062822952" calcext:value-type="float">
            <text:p>9,39E-06</text:p>
          </table:table-cell>
          <table:table-cell table:style-name="ce2" office:value-type="float" office:value="0.0000469516031411476" calcext:value-type="float">
            <text:p>4,70E-05</text:p>
          </table:table-cell>
          <table:table-cell table:style-name="ce2" office:value-type="float" office:value="0.00000170733102331446" calcext:value-type="float">
            <text:p>1,71E-06</text:p>
          </table:table-cell>
          <table:table-cell table:style-name="ce2" office:value-type="float" office:value="0.0000443906066061759" calcext:value-type="float">
            <text:p>4,44E-05</text:p>
          </table:table-cell>
          <table:table-cell table:style-name="ce2" office:value-type="float" office:value="0.00010158619588721" calcext:value-type="float">
            <text:p>1,02E-04</text:p>
          </table:table-cell>
          <table:table-cell table:style-name="ce2" office:value-type="float" office:value="0.00000170733102331446" calcext:value-type="float">
            <text:p>1,71E-06</text:p>
          </table:table-cell>
          <table:table-cell table:style-name="ce2" office:value-type="float" office:value="0.000211709046890993" calcext:value-type="float">
            <text:p>2,12E-04</text:p>
          </table:table-cell>
          <table:table-cell table:style-name="ce2" office:value-type="float" office:value="0.000189513743587905" calcext:value-type="float">
            <text:p>1,90E-04</text:p>
          </table:table-cell>
          <table:table-cell table:style-name="ce2" office:value-type="float" office:value="0.000052073596211091" calcext:value-type="float">
            <text:p>5,21E-05</text:p>
          </table:table-cell>
          <table:table-cell table:number-columns-repeated="956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0.000185764056006174" calcext:value-type="float">
            <text:p>1,86E-04</text:p>
          </table:table-cell>
          <table:table-cell table:style-name="ce2" office:value-type="float" office:value="0.0000962595562941084" calcext:value-type="float">
            <text:p>9,63E-05</text:p>
          </table:table-cell>
          <table:table-cell table:style-name="ce2" office:value-type="float" office:value="0.000192519112588217" calcext:value-type="float">
            <text:p>1,93E-04</text:p>
          </table:table-cell>
          <table:table-cell table:style-name="ce2" office:value-type="float" office:value="0.0000126657310913301" calcext:value-type="float">
            <text:p>1,27E-05</text:p>
          </table:table-cell>
          <table:table-cell table:style-name="ce2" office:value-type="float" office:value="0.0000202651697461281" calcext:value-type="float">
            <text:p>2,03E-05</text:p>
          </table:table-cell>
          <table:table-cell table:style-name="ce2" office:value-type="float" office:value="0.0000379971932739902" calcext:value-type="float">
            <text:p>3,80E-05</text:p>
          </table:table-cell>
          <table:table-cell table:style-name="ce2" office:value-type="float" office:value="0.0000143544952368407" calcext:value-type="float">
            <text:p>1,44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759943865479803" calcext:value-type="float">
            <text:p>7,60E-06</text:p>
          </table:table-cell>
          <table:table-cell table:style-name="ce2" office:value-type="float" office:value="0.0000388415753467455" calcext:value-type="float">
            <text:p>3,88E-05</text:p>
          </table:table-cell>
          <table:table-cell table:style-name="ce2" office:value-type="float" office:value="0.000090348881784821" calcext:value-type="float">
            <text:p>9,03E-05</text:p>
          </table:table-cell>
          <table:table-cell table:style-name="ce2" office:value-type="float" office:value="0.000128346075058811" calcext:value-type="float">
            <text:p>1,28E-04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style-name="ce2" office:value-type="float" office:value="0.0000692393299659376" calcext:value-type="float">
            <text:p>6,92E-05</text:p>
          </table:table-cell>
          <table:table-cell table:style-name="ce2" office:value-type="float" office:value="0.00000337752829102135" calcext:value-type="float">
            <text:p>3,38E-06</text:p>
          </table:table-cell>
          <table:table-cell table:style-name="ce2" office:value-type="float" office:value="0.00000168876414551067" calcext:value-type="float">
            <text:p>1,69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253314621826601" calcext:value-type="float">
            <text:p>2,53E-06</text:p>
          </table:table-cell>
          <table:table-cell table:style-name="ce2" office:value-type="float" office:value="0.0000683949478931823" calcext:value-type="float">
            <text:p>6,84E-05</text:p>
          </table:table-cell>
          <table:table-cell table:style-name="ce2" office:value-type="float" office:value="0.00000422191036377669" calcext:value-type="float">
            <text:p>4,22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style-name="ce2" office:value-type="float" office:value="0.0000320865187647028" calcext:value-type="float">
            <text:p>3,21E-05</text:p>
          </table:table-cell>
          <table:table-cell table:style-name="ce2" office:value-type="float" office:value="0.0000430634857105222" calcext:value-type="float">
            <text:p>4,31E-05</text:p>
          </table:table-cell>
          <table:table-cell table:style-name="ce2" office:value-type="float" office:value="0.0000151988773095961" calcext:value-type="float">
            <text:p>1,52E-05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style-name="ce2" office:value-type="float" office:value="0.0000346196649829688" calcext:value-type="float">
            <text:p>3,46E-05</text:p>
          </table:table-cell>
          <table:table-cell table:style-name="ce2" office:value-type="float" office:value="0.00000337752829102135" calcext:value-type="float">
            <text:p>3,38E-06</text:p>
          </table:table-cell>
          <table:table-cell table:style-name="ce2" office:value-type="float" office:value="0.0000143544952368407" calcext:value-type="float">
            <text:p>1,44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37752829102135" calcext:value-type="float">
            <text:p>3,38E-06</text:p>
          </table:table-cell>
          <table:table-cell table:style-name="ce2" office:value-type="float" office:value="0.0000177320235278621" calcext:value-type="float">
            <text:p>1,77E-05</text:p>
          </table:table-cell>
          <table:table-cell table:style-name="ce2" office:value-type="float" office:value="0.000367306201648572" calcext:value-type="float">
            <text:p>3,67E-04</text:p>
          </table:table-cell>
          <table:table-cell table:style-name="ce2" office:value-type="float" office:value="0.00000928820280030871" calcext:value-type="float">
            <text:p>9,29E-06</text:p>
          </table:table-cell>
          <table:table-cell table:style-name="ce2" office:value-type="float" office:value="0.0000861269714210444" calcext:value-type="float">
            <text:p>8,61E-05</text:p>
          </table:table-cell>
          <table:table-cell table:style-name="ce2" office:value-type="float" office:value="0.0000067550565820427" calcext:value-type="float">
            <text:p>6,76E-06</text:p>
          </table:table-cell>
          <table:table-cell table:style-name="ce2" office:value-type="float" office:value="0.0000886601176393104" calcext:value-type="float">
            <text:p>8,87E-05</text:p>
          </table:table-cell>
          <table:table-cell table:style-name="ce2" office:value-type="float" office:value="0.0000126657310913301" calcext:value-type="float">
            <text:p>1,27E-05</text:p>
          </table:table-cell>
          <table:table-cell table:style-name="ce2" office:value-type="float" office:value="0.00000253314621826601" calcext:value-type="float">
            <text:p>2,53E-06</text:p>
          </table:table-cell>
          <table:table-cell table:style-name="ce2" office:value-type="float" office:value="0.00000337752829102135" calcext:value-type="float">
            <text:p>3,38E-06</text:p>
          </table:table-cell>
          <table:table-cell table:style-name="ce2" office:value-type="float" office:value="0.000114835961894726" calcext:value-type="float">
            <text:p>1,15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22191036377669" calcext:value-type="float">
            <text:p>4,22E-06</text:p>
          </table:table-cell>
          <table:table-cell table:style-name="ce2" office:value-type="float" office:value="0.00000168876414551067" calcext:value-type="float">
            <text:p>1,69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0132584873064" calcext:value-type="float">
            <text:p>1,01E-05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06629243653202" calcext:value-type="float">
            <text:p>5,07E-06</text:p>
          </table:table-cell>
          <table:table-cell table:style-name="ce2" office:value-type="float" office:value="0.00000591067450928736" calcext:value-type="float">
            <text:p>5,91E-06</text:p>
          </table:table-cell>
          <table:table-cell table:style-name="ce2" office:value-type="float" office:value="0.0000219539338916388" calcext:value-type="float">
            <text:p>2,20E-05</text:p>
          </table:table-cell>
          <table:table-cell table:style-name="ce2" office:value-type="float" office:value="0.00000591067450928736" calcext:value-type="float">
            <text:p>5,9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85282589348289" calcext:value-type="float">
            <text:p>8,53E-05</text:p>
          </table:table-cell>
          <table:table-cell table:style-name="ce2" office:value-type="float" office:value="0.0000160432593823514" calcext:value-type="float">
            <text:p>1,60E-05</text:p>
          </table:table-cell>
          <table:table-cell table:style-name="ce2" office:value-type="float" office:value="0.00000591067450928736" calcext:value-type="float">
            <text:p>5,91E-06</text:p>
          </table:table-cell>
          <table:table-cell table:style-name="ce2" office:value-type="float" office:value="0.0000413747215650115" calcext:value-type="float">
            <text:p>4,14E-05</text:p>
          </table:table-cell>
          <table:table-cell table:style-name="ce2" office:value-type="float" office:value="0.00000084438207275534" calcext:value-type="float">
            <text:p>8,44E-07</text:p>
          </table:table-cell>
          <table:table-cell table:style-name="ce2" office:value-type="float" office:value="0.0000548848347290969" calcext:value-type="float">
            <text:p>5,49E-05</text:p>
          </table:table-cell>
          <table:table-cell table:style-name="ce2" office:value-type="float" office:value="0.000145233716513918" calcext:value-type="float">
            <text:p>1,45E-04</text:p>
          </table:table-cell>
          <table:table-cell table:style-name="ce2" office:value-type="float" office:value="0.0000244870801099048" calcext:value-type="float">
            <text:p>2,45E-05</text:p>
          </table:table-cell>
          <table:table-cell table:style-name="ce2" office:value-type="float" office:value="0.0000971039383668637" calcext:value-type="float">
            <text:p>9,71E-05</text:p>
          </table:table-cell>
          <table:table-cell table:style-name="ce2" office:value-type="float" office:value="0.0002136286644071" calcext:value-type="float">
            <text:p>2,14E-04</text:p>
          </table:table-cell>
          <table:table-cell table:style-name="ce2" office:value-type="float" office:value="0.0000295533725464368" calcext:value-type="float">
            <text:p>2,96E-05</text:p>
          </table:table-cell>
          <table:table-cell table:number-columns-repeated="956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0.0000594450549357229" calcext:value-type="float">
            <text:p>5,94E-05</text:p>
          </table:table-cell>
          <table:table-cell table:style-name="ce2" office:value-type="float" office:value="0.0000254764521153098" calcext:value-type="float">
            <text:p>2,55E-05</text:p>
          </table:table-cell>
          <table:table-cell table:style-name="ce2" office:value-type="float" office:value="0.0000611434850767436" calcext:value-type="float">
            <text:p>6,11E-05</text:p>
          </table:table-cell>
          <table:table-cell table:style-name="ce2" office:value-type="float" office:value="0.0000203811616922479" calcext:value-type="float">
            <text:p>2,04E-05</text:p>
          </table:table-cell>
          <table:table-cell table:style-name="ce2" office:value-type="float" office:value="0.0000543497645126609" calcext:value-type="float">
            <text:p>5,43E-05</text:p>
          </table:table-cell>
          <table:table-cell table:style-name="ce2" office:value-type="float" office:value="0.0000730324960638881" calcext:value-type="float">
            <text:p>7,30E-05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69843014102065" calcext:value-type="float">
            <text:p>1,70E-06</text:p>
          </table:table-cell>
          <table:table-cell table:style-name="ce2" office:value-type="float" office:value="0.0000475560439485783" calcext:value-type="float">
            <text:p>4,76E-05</text:p>
          </table:table-cell>
          <table:table-cell table:style-name="ce2" office:value-type="float" office:value="0.000123985400294508" calcext:value-type="float">
            <text:p>1,24E-04</text:p>
          </table:table-cell>
          <table:table-cell table:style-name="ce2" office:value-type="float" office:value="0.0000237780219742892" calcext:value-type="float">
            <text:p>2,38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37780219742892" calcext:value-type="float">
            <text:p>2,38E-05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style-name="ce2" office:value-type="float" office:value="0.00000169843014102065" calcext:value-type="float">
            <text:p>1,70E-06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style-name="ce2" office:value-type="float" office:value="0.00000509529042306196" calcext:value-type="float">
            <text:p>5,10E-06</text:p>
          </table:table-cell>
          <table:table-cell table:style-name="ce2" office:value-type="float" office:value="0.0000322701726793924" calcext:value-type="float">
            <text:p>3,23E-05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509529042306196" calcext:value-type="float">
            <text:p>5,10E-06</text:p>
          </table:table-cell>
          <table:table-cell table:number-columns-repeated="2" table:style-name="ce2" office:value-type="float" office:value="0.00000849215070510327" calcext:value-type="float">
            <text:p>8,49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305717425383718" calcext:value-type="float">
            <text:p>3,0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69843014102065" calcext:value-type="float">
            <text:p>1,7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54764521153098" calcext:value-type="float">
            <text:p>2,55E-05</text:p>
          </table:table-cell>
          <table:table-cell table:style-name="ce2" office:value-type="float" office:value="0.00000679372056408262" calcext:value-type="float">
            <text:p>6,79E-06</text:p>
          </table:table-cell>
          <table:table-cell table:style-name="ce2" office:value-type="float" office:value="0.000210605337486561" calcext:value-type="float">
            <text:p>2,11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54764521153098" calcext:value-type="float">
            <text:p>2,55E-05</text:p>
          </table:table-cell>
          <table:table-cell table:style-name="ce2" office:value-type="float" office:value="0.00000849215070510327" calcext:value-type="float">
            <text:p>8,49E-06</text:p>
          </table:table-cell>
          <table:table-cell table:style-name="ce2" office:value-type="float" office:value="0.00010360423860226" calcext:value-type="float">
            <text:p>1,04E-04</text:p>
          </table:table-cell>
          <table:table-cell table:style-name="ce2" office:value-type="float" office:value="0.000105302668743281" calcext:value-type="float">
            <text:p>1,05E-04</text:p>
          </table:table-cell>
          <table:table-cell table:style-name="ce2" office:value-type="float" office:value="0.0000186827315512272" calcext:value-type="float">
            <text:p>1,87E-05</text:p>
          </table:table-cell>
          <table:table-cell table:style-name="ce2" office:value-type="float" office:value="0.0000271748822563305" calcext:value-type="float">
            <text:p>2,72E-05</text:p>
          </table:table-cell>
          <table:table-cell table:style-name="ce2" office:value-type="float" office:value="0.000088318367333074" calcext:value-type="float">
            <text:p>8,83E-05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style-name="ce2" office:value-type="float" office:value="0.00000849215070510327" calcext:value-type="float">
            <text:p>8,49E-06</text:p>
          </table:table-cell>
          <table:table-cell table:style-name="ce2" office:value-type="float" office:value="0.0000271748822563305" calcext:value-type="float">
            <text:p>2,7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509529042306196" calcext:value-type="float">
            <text:p>5,10E-05</text:p>
          </table:table-cell>
          <table:table-cell table:style-name="ce2" office:value-type="float" office:value="0.00000509529042306196" calcext:value-type="float">
            <text:p>5,10E-06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style-name="ce2" office:value-type="float" office:value="0.0000849215070510327" calcext:value-type="float">
            <text:p>8,49E-05</text:p>
          </table:table-cell>
          <table:table-cell table:style-name="ce2" office:value-type="float" office:value="0.0000509529042306196" calcext:value-type="float">
            <text:p>5,10E-05</text:p>
          </table:table-cell>
          <table:table-cell table:style-name="ce2" office:value-type="float" office:value="0.00000679372056408262" calcext:value-type="float">
            <text:p>6,79E-06</text:p>
          </table:table-cell>
          <table:table-cell table:style-name="ce2" office:value-type="float" office:value="0.00000339686028204131" calcext:value-type="float">
            <text:p>3,4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866199371920534" calcext:value-type="float">
            <text:p>8,66E-05</text:p>
          </table:table-cell>
          <table:table-cell table:style-name="ce2" office:value-type="float" office:value="0.0000339686028204131" calcext:value-type="float">
            <text:p>3,40E-05</text:p>
          </table:table-cell>
          <table:table-cell table:style-name="ce2" office:value-type="float" office:value="0.0000475560439485783" calcext:value-type="float">
            <text:p>4,76E-05</text:p>
          </table:table-cell>
          <table:table-cell table:style-name="ce2" office:value-type="float" office:value="0.0000798262166279708" calcext:value-type="float">
            <text:p>7,98E-05</text:p>
          </table:table-cell>
          <table:table-cell table:style-name="ce2" office:value-type="float" office:value="0.00000849215070510327" calcext:value-type="float">
            <text:p>8,49E-06</text:p>
          </table:table-cell>
          <table:table-cell table:style-name="ce2" office:value-type="float" office:value="0.0000560481946536816" calcext:value-type="float">
            <text:p>5,60E-05</text:p>
          </table:table-cell>
          <table:table-cell table:style-name="ce2" office:value-type="float" office:value="0.000161350863396962" calcext:value-type="float">
            <text:p>1,61E-04</text:p>
          </table:table-cell>
          <table:table-cell table:style-name="ce2" office:value-type="float" office:value="0.0000798262166279708" calcext:value-type="float">
            <text:p>7,98E-05</text:p>
          </table:table-cell>
          <table:table-cell table:style-name="ce2" office:value-type="float" office:value="0.000122286970153487" calcext:value-type="float">
            <text:p>1,22E-04</text:p>
          </table:table-cell>
          <table:table-cell table:style-name="ce2" office:value-type="float" office:value="0.000123985400294508" calcext:value-type="float">
            <text:p>1,24E-04</text:p>
          </table:table-cell>
          <table:table-cell table:style-name="ce2" office:value-type="float" office:value="0.0000390638932434751" calcext:value-type="float">
            <text:p>3,91E-05</text:p>
          </table:table-cell>
          <table:table-cell table:number-columns-repeated="956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0.0000737309067672684" calcext:value-type="float">
            <text:p>7,37E-05</text:p>
          </table:table-cell>
          <table:table-cell table:style-name="ce2" office:value-type="float" office:value="0.000039937574498937" calcext:value-type="float">
            <text:p>3,99E-05</text:p>
          </table:table-cell>
          <table:table-cell table:style-name="ce2" office:value-type="float" office:value="0.0000757789875108036" calcext:value-type="float">
            <text:p>7,58E-05</text:p>
          </table:table-cell>
          <table:table-cell table:style-name="ce2" office:value-type="float" office:value="0.000192519589892312" calcext:value-type="float">
            <text:p>1,93E-04</text:p>
          </table:table-cell>
          <table:table-cell table:style-name="ce2" office:value-type="float" office:value="0.0000419856552424723" calcext:value-type="float">
            <text:p>4,20E-05</text:p>
          </table:table-cell>
          <table:table-cell table:style-name="ce2" office:value-type="float" office:value="0.0000327692918965637" calcext:value-type="float">
            <text:p>3,28E-05</text:p>
          </table:table-cell>
          <table:table-cell table:style-name="ce2" office:value-type="float" office:value="0.00000307212111530285" calcext:value-type="float">
            <text:p>3,07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04808074353523" calcext:value-type="float">
            <text:p>2,05E-06</text:p>
          </table:table-cell>
          <table:table-cell table:style-name="ce2" office:value-type="float" office:value="0.0000225288881788876" calcext:value-type="float">
            <text:p>2,25E-05</text:p>
          </table:table-cell>
          <table:table-cell table:style-name="ce2" office:value-type="float" office:value="0.0000829472701131769" calcext:value-type="float">
            <text:p>8,29E-05</text:p>
          </table:table-cell>
          <table:table-cell table:style-name="ce2" office:value-type="float" office:value="0.0000256010092941904" calcext:value-type="float">
            <text:p>2,56E-05</text:p>
          </table:table-cell>
          <table:table-cell table:style-name="ce2" office:value-type="float" office:value="0.00000204808074353523" calcext:value-type="float">
            <text:p>2,05E-06</text:p>
          </table:table-cell>
          <table:table-cell table:style-name="ce2" office:value-type="float" office:value="0.0000235529285506552" calcext:value-type="float">
            <text:p>2,36E-05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0102404037176762" calcext:value-type="float">
            <text:p>1,02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0307212111530285" calcext:value-type="float">
            <text:p>3,07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0716828260237332" calcext:value-type="float">
            <text:p>7,17E-06</text:p>
          </table:table-cell>
          <table:table-cell table:style-name="ce2" office:value-type="float" office:value="0.0000122884844612114" calcext:value-type="float">
            <text:p>1,23E-05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194567670635847" calcext:value-type="float">
            <text:p>1,9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12020185883808" calcext:value-type="float">
            <text:p>5,12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53606055765142" calcext:value-type="float">
            <text:p>1,54E-05</text:p>
          </table:table-cell>
          <table:table-cell table:style-name="ce2" office:value-type="float" office:value="0.0000112644440894438" calcext:value-type="float">
            <text:p>1,13E-05</text:p>
          </table:table-cell>
          <table:table-cell table:style-name="ce2" office:value-type="float" office:value="0.000167942620969889" calcext:value-type="float">
            <text:p>1,68E-04</text:p>
          </table:table-cell>
          <table:table-cell table:style-name="ce2" office:value-type="float" office:value="0.00000102404037176762" calcext:value-type="float">
            <text:p>1,02E-06</text:p>
          </table:table-cell>
          <table:table-cell table:style-name="ce2" office:value-type="float" office:value="0.0000184327266918171" calcext:value-type="float">
            <text:p>1,84E-05</text:p>
          </table:table-cell>
          <table:table-cell table:style-name="ce2" office:value-type="float" office:value="0.00000716828260237332" calcext:value-type="float">
            <text:p>7,17E-06</text:p>
          </table:table-cell>
          <table:table-cell table:style-name="ce2" office:value-type="float" office:value="0.0000972838353179236" calcext:value-type="float">
            <text:p>9,73E-05</text:p>
          </table:table-cell>
          <table:table-cell table:style-name="ce2" office:value-type="float" office:value="0.000135173329073325" calcext:value-type="float">
            <text:p>1,35E-04</text:p>
          </table:table-cell>
          <table:table-cell table:style-name="ce2" office:value-type="float" office:value="0.0000194567670635847" calcext:value-type="float">
            <text:p>1,95E-05</text:p>
          </table:table-cell>
          <table:table-cell table:style-name="ce2" office:value-type="float" office:value="0.0000122884844612114" calcext:value-type="float">
            <text:p>1,23E-05</text:p>
          </table:table-cell>
          <table:table-cell table:style-name="ce2" office:value-type="float" office:value="0.000110596360150903" calcext:value-type="float">
            <text:p>1,11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04808074353523" calcext:value-type="float">
            <text:p>2,05E-06</text:p>
          </table:table-cell>
          <table:table-cell table:style-name="ce2" office:value-type="float" office:value="0.000174086863200495" calcext:value-type="float">
            <text:p>1,74E-04</text:p>
          </table:table-cell>
          <table:table-cell table:style-name="ce2" office:value-type="float" office:value="0.0000460818167295427" calcext:value-type="float">
            <text:p>4,61E-05</text:p>
          </table:table-cell>
          <table:table-cell table:style-name="ce2" office:value-type="float" office:value="0.0000317452515247961" calcext:value-type="float">
            <text:p>3,17E-05</text:p>
          </table:table-cell>
          <table:table-cell table:style-name="ce2" office:value-type="float" office:value="0.0000174086863200495" calcext:value-type="float">
            <text:p>1,74E-05</text:p>
          </table:table-cell>
          <table:table-cell table:style-name="ce2" office:value-type="float" office:value="0.0000112644440894438" calcext:value-type="float">
            <text:p>1,13E-05</text:p>
          </table:table-cell>
          <table:table-cell table:style-name="ce2" office:value-type="float" office:value="0.0000532500993319161" calcext:value-type="float">
            <text:p>5,33E-05</text:p>
          </table:table-cell>
          <table:table-cell table:style-name="ce2" office:value-type="float" office:value="0.0000225288881788876" calcext:value-type="float">
            <text:p>2,25E-05</text:p>
          </table:table-cell>
          <table:table-cell table:style-name="ce2" office:value-type="float" office:value="0.0000194567670635847" calcext:value-type="float">
            <text:p>1,95E-05</text:p>
          </table:table-cell>
          <table:table-cell table:style-name="ce2" office:value-type="float" office:value="0.00000819232297414093" calcext:value-type="float">
            <text:p>8,19E-06</text:p>
          </table:table-cell>
          <table:table-cell table:style-name="ce2" office:value-type="float" office:value="0.00000307212111530285" calcext:value-type="float">
            <text:p>3,07E-06</text:p>
          </table:table-cell>
          <table:table-cell table:style-name="ce2" office:value-type="float" office:value="0.0000276490900377256" calcext:value-type="float">
            <text:p>2,76E-05</text:p>
          </table:table-cell>
          <table:table-cell table:style-name="ce2" office:value-type="float" office:value="0.0000153606055765142" calcext:value-type="float">
            <text:p>1,54E-05</text:p>
          </table:table-cell>
          <table:table-cell table:style-name="ce2" office:value-type="float" office:value="0.000039937574498937" calcext:value-type="float">
            <text:p>3,99E-05</text:p>
          </table:table-cell>
          <table:table-cell table:style-name="ce2" office:value-type="float" office:value="0.0000194567670635847" calcext:value-type="float">
            <text:p>1,9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88067471972015" calcext:value-type="float">
            <text:p>8,81E-05</text:p>
          </table:table-cell>
          <table:table-cell table:style-name="ce2" office:value-type="float" office:value="0.00019763979175115" calcext:value-type="float">
            <text:p>1,98E-04</text:p>
          </table:table-cell>
          <table:table-cell table:style-name="ce2" office:value-type="float" office:value="0.00000409616148707047" calcext:value-type="float">
            <text:p>4,10E-06</text:p>
          </table:table-cell>
          <table:table-cell table:style-name="ce2" office:value-type="float" office:value="0.000217096558814735" calcext:value-type="float">
            <text:p>2,17E-04</text:p>
          </table:table-cell>
          <table:table-cell table:style-name="ce2" office:value-type="float" office:value="0.00024064948736539" calcext:value-type="float">
            <text:p>2,41E-04</text:p>
          </table:table-cell>
          <table:table-cell table:style-name="ce2" office:value-type="float" office:value="0.0000522260589601484" calcext:value-type="float">
            <text:p>5,22E-05</text:p>
          </table:table-cell>
          <table:table-cell table:number-columns-repeated="956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0.0000654750212793819" calcext:value-type="float">
            <text:p>6,55E-05</text:p>
          </table:table-cell>
          <table:table-cell table:style-name="ce2" office:value-type="float" office:value="0.0000493580929644571" calcext:value-type="float">
            <text:p>4,94E-05</text:p>
          </table:table-cell>
          <table:table-cell table:style-name="ce2" office:value-type="float" office:value="0.0000755481014762099" calcext:value-type="float">
            <text:p>7,55E-05</text:p>
          </table:table-cell>
          <table:table-cell table:style-name="ce2" office:value-type="float" office:value="0.000012591350246035" calcext:value-type="float">
            <text:p>1,26E-05</text:p>
          </table:table-cell>
          <table:table-cell table:style-name="ce2" office:value-type="float" office:value="0.0000256863545019114" calcext:value-type="float">
            <text:p>2,57E-05</text:p>
          </table:table-cell>
          <table:table-cell table:style-name="ce2" office:value-type="float" office:value="0.0000342484726692152" calcext:value-type="float">
            <text:p>3,42E-05</text:p>
          </table:table-cell>
          <table:table-cell table:style-name="ce2" office:value-type="float" office:value="0.00000956942618698659" calcext:value-type="float">
            <text:p>9,57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518270049207" calcext:value-type="float">
            <text:p>2,52E-06</text:p>
          </table:table-cell>
          <table:table-cell table:style-name="ce2" office:value-type="float" office:value="0.000032737510639691" calcext:value-type="float">
            <text:p>3,27E-05</text:p>
          </table:table-cell>
          <table:table-cell table:style-name="ce2" office:value-type="float" office:value="0.0000805846415746239" calcext:value-type="float">
            <text:p>8,06E-05</text:p>
          </table:table-cell>
          <table:table-cell table:style-name="ce2" office:value-type="float" office:value="0.00002518270049207" calcext:value-type="float">
            <text:p>2,5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332411646495324" calcext:value-type="float">
            <text:p>3,32E-05</text:p>
          </table:table-cell>
          <table:table-cell table:style-name="ce2" office:value-type="float" office:value="0.00000856211816730379" calcext:value-type="float">
            <text:p>8,56E-06</text:p>
          </table:table-cell>
          <table:table-cell table:style-name="ce2" office:value-type="float" office:value="0.00000554019410825539" calcext:value-type="float">
            <text:p>5,54E-06</text:p>
          </table:table-cell>
          <table:table-cell table:number-columns-repeated="2" table:style-name="ce2" office:value-type="float" office:value="0.0000015109620295242" calcext:value-type="float">
            <text:p>1,51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010073080196828" calcext:value-type="float">
            <text:p>1,01E-06</text:p>
          </table:table-cell>
          <table:table-cell table:style-name="ce2" office:value-type="float" office:value="0.0000015109620295242" calcext:value-type="float">
            <text:p>1,51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231680844527044" calcext:value-type="float">
            <text:p>2,32E-05</text:p>
          </table:table-cell>
          <table:table-cell table:style-name="ce2" office:value-type="float" office:value="0.0000146059662854006" calcext:value-type="float">
            <text:p>1,46E-05</text:p>
          </table:table-cell>
          <table:table-cell table:style-name="ce2" office:value-type="float" office:value="0.0000010073080196828" calcext:value-type="float">
            <text:p>1,01E-06</text:p>
          </table:table-cell>
          <table:table-cell table:style-name="ce2" office:value-type="float" office:value="0.0000030219240590484" calcext:value-type="float">
            <text:p>3,02E-06</text:p>
          </table:table-cell>
          <table:table-cell table:style-name="ce2" office:value-type="float" office:value="0.0000231680844527044" calcext:value-type="float">
            <text:p>2,32E-05</text:p>
          </table:table-cell>
          <table:table-cell table:style-name="ce2" office:value-type="float" office:value="0.0000110803882165108" calcext:value-type="float">
            <text:p>1,11E-05</text:p>
          </table:table-cell>
          <table:table-cell table:style-name="ce2" office:value-type="float" office:value="0.0000146059662854006" calcext:value-type="float">
            <text:p>1,4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604384811809679" calcext:value-type="float">
            <text:p>6,04E-06</text:p>
          </table:table-cell>
          <table:table-cell table:style-name="ce2" office:value-type="float" office:value="0.0000186351983641318" calcext:value-type="float">
            <text:p>1,86E-05</text:p>
          </table:table-cell>
          <table:table-cell table:style-name="ce2" office:value-type="float" office:value="0.000208512760074339" calcext:value-type="float">
            <text:p>2,09E-04</text:p>
          </table:table-cell>
          <table:table-cell table:style-name="ce2" office:value-type="float" office:value="0.0000035255780688898" calcext:value-type="float">
            <text:p>3,53E-06</text:p>
          </table:table-cell>
          <table:table-cell table:style-name="ce2" office:value-type="float" office:value="0.0000841102196435137" calcext:value-type="float">
            <text:p>8,41E-05</text:p>
          </table:table-cell>
          <table:table-cell table:style-name="ce2" office:value-type="float" office:value="0.00000856211816730379" calcext:value-type="float">
            <text:p>8,56E-06</text:p>
          </table:table-cell>
          <table:table-cell table:style-name="ce2" office:value-type="float" office:value="0.000143037738794957" calcext:value-type="float">
            <text:p>1,43E-04</text:p>
          </table:table-cell>
          <table:table-cell table:style-name="ce2" office:value-type="float" office:value="0.0000564092491022367" calcext:value-type="float">
            <text:p>5,64E-05</text:p>
          </table:table-cell>
          <table:table-cell table:style-name="ce2" office:value-type="float" office:value="0.0000266936625215942" calcext:value-type="float">
            <text:p>2,67E-05</text:p>
          </table:table-cell>
          <table:table-cell table:style-name="ce2" office:value-type="float" office:value="0.0000181315443542904" calcext:value-type="float">
            <text:p>1,81E-05</text:p>
          </table:table-cell>
          <table:table-cell table:style-name="ce2" office:value-type="float" office:value="0.000182826405572428" calcext:value-type="float">
            <text:p>1,83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0073080196828" calcext:value-type="float">
            <text:p>1,01E-06</text:p>
          </table:table-cell>
          <table:table-cell table:style-name="ce2" office:value-type="float" office:value="0.0000508690549939813" calcext:value-type="float">
            <text:p>5,09E-05</text:p>
          </table:table-cell>
          <table:table-cell table:style-name="ce2" office:value-type="float" office:value="0.0000146059662854006" calcext:value-type="float">
            <text:p>1,46E-05</text:p>
          </table:table-cell>
          <table:table-cell table:style-name="ce2" office:value-type="float" office:value="0.0000473434769250915" calcext:value-type="float">
            <text:p>4,73E-05</text:p>
          </table:table-cell>
          <table:table-cell table:style-name="ce2" office:value-type="float" office:value="0.00000956942618698659" calcext:value-type="float">
            <text:p>9,57E-06</text:p>
          </table:table-cell>
          <table:table-cell table:style-name="ce2" office:value-type="float" office:value="0.0000035255780688898" calcext:value-type="float">
            <text:p>3,53E-06</text:p>
          </table:table-cell>
          <table:table-cell table:style-name="ce2" office:value-type="float" office:value="0.0000428105908365189" calcext:value-type="float">
            <text:p>4,28E-05</text:p>
          </table:table-cell>
          <table:table-cell table:style-name="ce2" office:value-type="float" office:value="0.0000171242363346076" calcext:value-type="float">
            <text:p>1,71E-05</text:p>
          </table:table-cell>
          <table:table-cell table:style-name="ce2" office:value-type="float" office:value="0.0000120876962361936" calcext:value-type="float">
            <text:p>1,21E-05</text:p>
          </table:table-cell>
          <table:table-cell table:style-name="ce2" office:value-type="float" office:value="0.00000956942618698659" calcext:value-type="float">
            <text:p>9,57E-06</text:p>
          </table:table-cell>
          <table:table-cell table:style-name="ce2" office:value-type="float" office:value="0.0000005036540098414" calcext:value-type="float">
            <text:p>5,04E-07</text:p>
          </table:table-cell>
          <table:table-cell table:style-name="ce2" office:value-type="float" office:value="0.0000584238651416023" calcext:value-type="float">
            <text:p>5,84E-05</text:p>
          </table:table-cell>
          <table:table-cell table:style-name="ce2" office:value-type="float" office:value="0.000012591350246035" calcext:value-type="float">
            <text:p>1,26E-05</text:p>
          </table:table-cell>
          <table:table-cell table:style-name="ce2" office:value-type="float" office:value="0.00014051946874575" calcext:value-type="float">
            <text:p>1,41E-04</text:p>
          </table:table-cell>
          <table:table-cell table:style-name="ce2" office:value-type="float" office:value="0.000030219240590484" calcext:value-type="float">
            <text:p>3,02E-05</text:p>
          </table:table-cell>
          <table:table-cell table:style-name="ce2" office:value-type="float" office:value="0.0000010073080196828" calcext:value-type="float">
            <text:p>1,01E-06</text:p>
          </table:table-cell>
          <table:table-cell table:style-name="ce2" office:value-type="float" office:value="0.0000458325148955673" calcext:value-type="float">
            <text:p>4,58E-05</text:p>
          </table:table-cell>
          <table:table-cell table:style-name="ce2" office:value-type="float" office:value="0.000103249072017487" calcext:value-type="float">
            <text:p>1,03E-04</text:p>
          </table:table-cell>
          <table:table-cell table:style-name="ce2" office:value-type="float" office:value="0.0000135986582657178" calcext:value-type="float">
            <text:p>1,36E-05</text:p>
          </table:table-cell>
          <table:table-cell table:style-name="ce2" office:value-type="float" office:value="0.000419040136188044" calcext:value-type="float">
            <text:p>4,19E-04</text:p>
          </table:table-cell>
          <table:table-cell table:style-name="ce2" office:value-type="float" office:value="0.000187862945670842" calcext:value-type="float">
            <text:p>1,88E-04</text:p>
          </table:table-cell>
          <table:table-cell table:style-name="ce2" office:value-type="float" office:value="0.0000609421351908093" calcext:value-type="float">
            <text:p>6,09E-05</text:p>
          </table:table-cell>
          <table:table-cell table:number-columns-repeated="95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float" office:value="0.0000596936521770275" calcext:value-type="float">
            <text:p>5,97E-05</text:p>
          </table:table-cell>
          <table:table-cell table:style-name="ce2" office:value-type="float" office:value="0.0000537242869593247" calcext:value-type="float">
            <text:p>5,37E-05</text:p>
          </table:table-cell>
          <table:table-cell table:style-name="ce2" office:value-type="float" office:value="0.0000852766459671821" calcext:value-type="float">
            <text:p>8,53E-05</text:p>
          </table:table-cell>
          <table:table-cell table:style-name="ce2" office:value-type="float" office:value="0.0000187608621127801" calcext:value-type="float">
            <text:p>1,88E-05</text:p>
          </table:table-cell>
          <table:table-cell table:style-name="ce2" office:value-type="float" office:value="0.0000579881192576839" calcext:value-type="float">
            <text:p>5,80E-05</text:p>
          </table:table-cell>
          <table:table-cell table:style-name="ce2" office:value-type="float" office:value="0.0000247302273304828" calcext:value-type="float">
            <text:p>2,47E-05</text:p>
          </table:table-cell>
          <table:table-cell table:style-name="ce2" office:value-type="float" office:value="0.0000127914968950773" calcext:value-type="float">
            <text:p>1,28E-05</text:p>
          </table:table-cell>
          <table:table-cell table:style-name="ce2" office:value-type="float" office:value="0.00000085276645967182" calcext:value-type="float">
            <text:p>8,53E-07</text:p>
          </table:table-cell>
          <table:table-cell table:style-name="ce2" office:value-type="float" office:value="0.00000682213167737457" calcext:value-type="float">
            <text:p>6,82E-06</text:p>
          </table:table-cell>
          <table:table-cell table:style-name="ce2" office:value-type="float" office:value="0.000038374490685232" calcext:value-type="float">
            <text:p>3,84E-05</text:p>
          </table:table-cell>
          <table:table-cell table:style-name="ce2" office:value-type="float" office:value="0.0000613991850963711" calcext:value-type="float">
            <text:p>6,14E-05</text:p>
          </table:table-cell>
          <table:table-cell table:style-name="ce2" office:value-type="float" office:value="0.000100626442241275" calcext:value-type="float">
            <text:p>1,01E-04</text:p>
          </table:table-cell>
          <table:table-cell table:style-name="ce2" office:value-type="float" office:value="0.00000085276645967182" calcext:value-type="float">
            <text:p>8,53E-07</text:p>
          </table:table-cell>
          <table:table-cell table:style-name="ce2" office:value-type="float" office:value="0.0000469021552819502" calcext:value-type="float">
            <text:p>4,69E-05</text:p>
          </table:table-cell>
          <table:table-cell table:number-columns-repeated="2" table:style-name="ce2" office:value-type="float" office:value="0.00000085276645967182" calcext:value-type="float">
            <text:p>8,53E-07</text:p>
          </table:table-cell>
          <table:table-cell table:style-name="ce2" office:value-type="float" office:value="0.00000341106583868729" calcext:value-type="float">
            <text:p>3,41E-06</text:p>
          </table:table-cell>
          <table:table-cell table:style-name="ce2" office:value-type="float" office:value="0.00000596936521770275" calcext:value-type="float">
            <text:p>5,97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341106583868729" calcext:value-type="float">
            <text:p>3,41E-06</text:p>
          </table:table-cell>
          <table:table-cell table:style-name="ce2" office:value-type="float" office:value="0.00000596936521770275" calcext:value-type="float">
            <text:p>5,97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554298198786684" calcext:value-type="float">
            <text:p>5,54E-05</text:p>
          </table:table-cell>
          <table:table-cell table:style-name="ce2" office:value-type="float" office:value="0.00000938043105639004" calcext:value-type="float">
            <text:p>9,38E-06</text:p>
          </table:table-cell>
          <table:table-cell table:style-name="ce2" office:value-type="float" office:value="0.00000085276645967182" calcext:value-type="float">
            <text:p>8,53E-07</text:p>
          </table:table-cell>
          <table:table-cell table:style-name="ce2" office:value-type="float" office:value="0.00000255829937901546" calcext:value-type="float">
            <text:p>2,56E-06</text:p>
          </table:table-cell>
          <table:table-cell table:style-name="ce2" office:value-type="float" office:value="0.0000179080956531082" calcext:value-type="float">
            <text:p>1,79E-05</text:p>
          </table:table-cell>
          <table:table-cell table:style-name="ce2" office:value-type="float" office:value="0.0000119387304354055" calcext:value-type="float">
            <text:p>1,19E-05</text:p>
          </table:table-cell>
          <table:table-cell table:style-name="ce2" office:value-type="float" office:value="0.0000392272571449038" calcext:value-type="float">
            <text:p>3,92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852766459671821" calcext:value-type="float">
            <text:p>8,53E-06</text:p>
          </table:table-cell>
          <table:table-cell table:style-name="ce2" office:value-type="float" office:value="0.0000486076882012938" calcext:value-type="float">
            <text:p>4,86E-05</text:p>
          </table:table-cell>
          <table:table-cell table:style-name="ce2" office:value-type="float" office:value="0.000281412931691701" calcext:value-type="float">
            <text:p>2,81E-04</text:p>
          </table:table-cell>
          <table:table-cell table:style-name="ce2" office:value-type="float" office:value="0.00000341106583868729" calcext:value-type="float">
            <text:p>3,41E-06</text:p>
          </table:table-cell>
          <table:table-cell table:style-name="ce2" office:value-type="float" office:value="0.000233658009950079" calcext:value-type="float">
            <text:p>2,34E-04</text:p>
          </table:table-cell>
          <table:table-cell table:style-name="ce2" office:value-type="float" office:value="0.0000136442633547491" calcext:value-type="float">
            <text:p>1,36E-05</text:p>
          </table:table-cell>
          <table:table-cell table:style-name="ce2" office:value-type="float" office:value="0.000199547351563206" calcext:value-type="float">
            <text:p>2,00E-04</text:p>
          </table:table-cell>
          <table:table-cell table:style-name="ce2" office:value-type="float" office:value="0.0000264357602498265" calcext:value-type="float">
            <text:p>2,64E-05</text:p>
          </table:table-cell>
          <table:table-cell table:style-name="ce2" office:value-type="float" office:value="0.00000682213167737457" calcext:value-type="float">
            <text:p>6,82E-06</text:p>
          </table:table-cell>
          <table:table-cell table:style-name="ce2" office:value-type="float" office:value="0.00000511659875803093" calcext:value-type="float">
            <text:p>5,12E-06</text:p>
          </table:table-cell>
          <table:table-cell table:style-name="ce2" office:value-type="float" office:value="0.000239627375167782" calcext:value-type="float">
            <text:p>2,40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55829937901546" calcext:value-type="float">
            <text:p>2,56E-06</text:p>
          </table:table-cell>
          <table:table-cell table:style-name="ce2" office:value-type="float" office:value="0.0000341106583868729" calcext:value-type="float">
            <text:p>3,41E-05</text:p>
          </table:table-cell>
          <table:table-cell table:style-name="ce2" office:value-type="float" office:value="0.0000119387304354055" calcext:value-type="float">
            <text:p>1,19E-05</text:p>
          </table:table-cell>
          <table:table-cell table:style-name="ce2" office:value-type="float" office:value="0.0000102331975160619" calcext:value-type="float">
            <text:p>1,02E-05</text:p>
          </table:table-cell>
          <table:table-cell table:style-name="ce2" office:value-type="float" office:value="0.00000085276645967182" calcext:value-type="float">
            <text:p>8,53E-07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87608621127801" calcext:value-type="float">
            <text:p>1,88E-05</text:p>
          </table:table-cell>
          <table:table-cell table:style-name="ce2" office:value-type="float" office:value="0.00000170553291934364" calcext:value-type="float">
            <text:p>1,71E-06</text:p>
          </table:table-cell>
          <table:table-cell table:style-name="ce2" office:value-type="float" office:value="0.0000179080956531082" calcext:value-type="float">
            <text:p>1,79E-05</text:p>
          </table:table-cell>
          <table:table-cell table:style-name="ce2" office:value-type="float" office:value="0.00000511659875803093" calcext:value-type="float">
            <text:p>5,12E-06</text:p>
          </table:table-cell>
          <table:table-cell table:style-name="ce2" office:value-type="float" office:value="0.00000255829937901546" calcext:value-type="float">
            <text:p>2,56E-06</text:p>
          </table:table-cell>
          <table:table-cell table:style-name="ce2" office:value-type="float" office:value="0.0000554298198786684" calcext:value-type="float">
            <text:p>5,54E-05</text:p>
          </table:table-cell>
          <table:table-cell table:style-name="ce2" office:value-type="float" office:value="0.0000247302273304828" calcext:value-type="float">
            <text:p>2,47E-05</text:p>
          </table:table-cell>
          <table:table-cell table:style-name="ce2" office:value-type="float" office:value="0.00000852766459671821" calcext:value-type="float">
            <text:p>8,53E-06</text:p>
          </table:table-cell>
          <table:table-cell table:style-name="ce2" office:value-type="float" office:value="0.0000503132211206375" calcext:value-type="float">
            <text:p>5,03E-05</text:p>
          </table:table-cell>
          <table:table-cell table:style-name="ce2" office:value-type="float" office:value="0.00000255829937901546" calcext:value-type="float">
            <text:p>2,56E-06</text:p>
          </table:table-cell>
          <table:table-cell table:style-name="ce2" office:value-type="float" office:value="0.0000204663950321237" calcext:value-type="float">
            <text:p>2,05E-05</text:p>
          </table:table-cell>
          <table:table-cell table:style-name="ce2" office:value-type="float" office:value="0.0000776017478301357" calcext:value-type="float">
            <text:p>7,76E-05</text:p>
          </table:table-cell>
          <table:table-cell table:style-name="ce2" office:value-type="float" office:value="0.00000938043105639004" calcext:value-type="float">
            <text:p>9,38E-06</text:p>
          </table:table-cell>
          <table:table-cell table:style-name="ce2" office:value-type="float" office:value="0.000169700525474692" calcext:value-type="float">
            <text:p>1,70E-04</text:p>
          </table:table-cell>
          <table:table-cell table:style-name="ce2" office:value-type="float" office:value="0.000190166920506816" calcext:value-type="float">
            <text:p>1,90E-04</text:p>
          </table:table-cell>
          <table:table-cell table:style-name="ce2" office:value-type="float" office:value="0.0000656630173947302" calcext:value-type="float">
            <text:p>6,57E-05</text:p>
          </table:table-cell>
          <table:table-cell table:number-columns-repeated="956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2" office:value-type="float" office:value="0.0000413370303477398" calcext:value-type="float">
            <text:p>4,13E-05</text:p>
          </table:table-cell>
          <table:table-cell table:style-name="ce2" office:value-type="float" office:value="0.0000158988578260538" calcext:value-type="float">
            <text:p>1,59E-05</text:p>
          </table:table-cell>
          <table:table-cell table:style-name="ce2" office:value-type="float" office:value="0.0000445168019129506" calcext:value-type="float">
            <text:p>4,45E-05</text:p>
          </table:table-cell>
          <table:table-cell table:style-name="ce2" office:value-type="float" office:value="0.0000275580202318265" calcext:value-type="float">
            <text:p>2,76E-05</text:p>
          </table:table-cell>
          <table:table-cell table:style-name="ce2" office:value-type="float" office:value="0.0000434568780578803" calcext:value-type="float">
            <text:p>4,35E-05</text:p>
          </table:table-cell>
          <table:table-cell table:style-name="ce2" office:value-type="float" office:value="0.0000466366496230911" calcext:value-type="float">
            <text:p>4,66E-05</text:p>
          </table:table-cell>
          <table:table-cell table:style-name="ce2" office:value-type="float" office:value="0.00000953931469563227" calcext:value-type="float">
            <text:p>9,5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29961927535126" calcext:value-type="float">
            <text:p>5,30E-06</text:p>
          </table:table-cell>
          <table:table-cell table:style-name="ce2" office:value-type="float" office:value="0.0000688950505795664" calcext:value-type="float">
            <text:p>6,89E-05</text:p>
          </table:table-cell>
          <table:table-cell table:style-name="ce2" office:value-type="float" office:value="0.000142029796579414" calcext:value-type="float">
            <text:p>1,42E-04</text:p>
          </table:table-cell>
          <table:table-cell table:style-name="ce2" office:value-type="float" office:value="0.000016958781681124" calcext:value-type="float">
            <text:p>1,70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75580202318265" calcext:value-type="float">
            <text:p>2,76E-05</text:p>
          </table:table-cell>
          <table:table-cell table:style-name="ce2" office:value-type="float" office:value="0.00000317977156521076" calcext:value-type="float">
            <text:p>3,18E-06</text:p>
          </table:table-cell>
          <table:table-cell table:style-name="ce2" office:value-type="float" office:value="0.00000105992385507025" calcext:value-type="float">
            <text:p>1,06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21198477101405" calcext:value-type="float">
            <text:p>2,12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0105992385507025" calcext:value-type="float">
            <text:p>1,06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25438172521686" calcext:value-type="float">
            <text:p>2,54E-05</text:p>
          </table:table-cell>
          <table:table-cell table:style-name="ce2" office:value-type="float" office:value="0.00000317977156521076" calcext:value-type="float">
            <text:p>3,18E-06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137790101159133" calcext:value-type="float">
            <text:p>1,38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23969542028101" calcext:value-type="float">
            <text:p>4,2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17977156521076" calcext:value-type="float">
            <text:p>3,18E-06</text:p>
          </table:table-cell>
          <table:table-cell table:style-name="ce2" office:value-type="float" office:value="0.00000635954313042151" calcext:value-type="float">
            <text:p>6,36E-06</text:p>
          </table:table-cell>
          <table:table-cell table:style-name="ce2" office:value-type="float" office:value="0.000196085913187997" calcext:value-type="float">
            <text:p>1,96E-04</text:p>
          </table:table-cell>
          <table:table-cell table:style-name="ce2" office:value-type="float" office:value="0.00000635954313042151" calcext:value-type="float">
            <text:p>6,36E-06</text:p>
          </table:table-cell>
          <table:table-cell table:style-name="ce2" office:value-type="float" office:value="0.0000317977156521076" calcext:value-type="float">
            <text:p>3,18E-05</text:p>
          </table:table-cell>
          <table:table-cell table:style-name="ce2" office:value-type="float" office:value="0.00000105992385507025" calcext:value-type="float">
            <text:p>1,06E-06</text:p>
          </table:table-cell>
          <table:table-cell table:style-name="ce2" office:value-type="float" office:value="0.0000900935276809714" calcext:value-type="float">
            <text:p>9,01E-05</text:p>
          </table:table-cell>
          <table:table-cell table:style-name="ce2" office:value-type="float" office:value="0.0000360374110723886" calcext:value-type="float">
            <text:p>3,60E-05</text:p>
          </table:table-cell>
          <table:table-cell table:style-name="ce2" office:value-type="float" office:value="0.0000116591624057728" calcext:value-type="float">
            <text:p>1,17E-05</text:p>
          </table:table-cell>
          <table:table-cell table:style-name="ce2" office:value-type="float" office:value="0.0000190786293912645" calcext:value-type="float">
            <text:p>1,91E-05</text:p>
          </table:table-cell>
          <table:table-cell table:style-name="ce2" office:value-type="float" office:value="0.000122951167188149" calcext:value-type="float">
            <text:p>1,23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05992385507025" calcext:value-type="float">
            <text:p>1,06E-06</text:p>
          </table:table-cell>
          <table:table-cell table:style-name="ce2" office:value-type="float" office:value="0.0000402771064926696" calcext:value-type="float">
            <text:p>4,03E-05</text:p>
          </table:table-cell>
          <table:table-cell table:style-name="ce2" office:value-type="float" office:value="0.000012719086260843" calcext:value-type="float">
            <text:p>1,27E-05</text:p>
          </table:table-cell>
          <table:table-cell table:style-name="ce2" office:value-type="float" office:value="0.0000593557358839341" calcext:value-type="float">
            <text:p>5,94E-05</text:p>
          </table:table-cell>
          <table:table-cell table:style-name="ce2" office:value-type="float" office:value="0.00000741946698549176" calcext:value-type="float">
            <text:p>7,42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720748221447771" calcext:value-type="float">
            <text:p>7,21E-05</text:p>
          </table:table-cell>
          <table:table-cell table:style-name="ce2" office:value-type="float" office:value="0.0000105992385507025" calcext:value-type="float">
            <text:p>1,06E-05</text:p>
          </table:table-cell>
          <table:table-cell table:style-name="ce2" office:value-type="float" office:value="0.00000847939084056201" calcext:value-type="float">
            <text:p>8,48E-06</text:p>
          </table:table-cell>
          <table:table-cell table:style-name="ce2" office:value-type="float" office:value="0.00000529961927535126" calcext:value-type="float">
            <text:p>5,30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33917563362248" calcext:value-type="float">
            <text:p>3,39E-05</text:p>
          </table:table-cell>
          <table:table-cell table:style-name="ce2" office:value-type="float" office:value="0.0000264980963767563" calcext:value-type="float">
            <text:p>2,65E-05</text:p>
          </table:table-cell>
          <table:table-cell table:style-name="ce2" office:value-type="float" office:value="0.0000370973349274588" calcext:value-type="float">
            <text:p>3,71E-05</text:p>
          </table:table-cell>
          <table:table-cell table:style-name="ce2" office:value-type="float" office:value="0.0000593557358839341" calcext:value-type="float">
            <text:p>5,94E-05</text:p>
          </table:table-cell>
          <table:table-cell table:style-name="ce2" office:value-type="float" office:value="0.00000529961927535126" calcext:value-type="float">
            <text:p>5,30E-06</text:p>
          </table:table-cell>
          <table:table-cell table:style-name="ce2" office:value-type="float" office:value="0.0000423969542028101" calcext:value-type="float">
            <text:p>4,24E-05</text:p>
          </table:table-cell>
          <table:table-cell table:style-name="ce2" office:value-type="float" office:value="0.000136730177304062" calcext:value-type="float">
            <text:p>1,37E-04</text:p>
          </table:table-cell>
          <table:table-cell table:style-name="ce2" office:value-type="float" office:value="0.00000317977156521076" calcext:value-type="float">
            <text:p>3,18E-06</text:p>
          </table:table-cell>
          <table:table-cell table:style-name="ce2" office:value-type="float" office:value="0.00025438172521686" calcext:value-type="float">
            <text:p>2,54E-04</text:p>
          </table:table-cell>
          <table:table-cell table:style-name="ce2" office:value-type="float" office:value="0.000113411852492517" calcext:value-type="float">
            <text:p>1,13E-04</text:p>
          </table:table-cell>
          <table:table-cell table:style-name="ce2" office:value-type="float" office:value="0.0000434568780578803" calcext:value-type="float">
            <text:p>4,35E-05</text:p>
          </table:table-cell>
          <table:table-cell table:number-columns-repeated="956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office:value-type="float" office:value="0.0000381559646251812" calcext:value-type="float">
            <text:p>3,82E-05</text:p>
          </table:table-cell>
          <table:table-cell table:style-name="ce2" office:value-type="float" office:value="0.0000330685026751571" calcext:value-type="float">
            <text:p>3,31E-05</text:p>
          </table:table-cell>
          <table:table-cell table:style-name="ce2" office:value-type="float" office:value="0.0000449392472252135" calcext:value-type="float">
            <text:p>4,49E-05</text:p>
          </table:table-cell>
          <table:table-cell table:style-name="ce2" office:value-type="float" office:value="0.0000178061168250846" calcext:value-type="float">
            <text:p>1,78E-05</text:p>
          </table:table-cell>
          <table:table-cell table:style-name="ce2" office:value-type="float" office:value="0.000030524771700145" calcext:value-type="float">
            <text:p>3,05E-05</text:p>
          </table:table-cell>
          <table:table-cell table:style-name="ce2" office:value-type="float" office:value="0.0000220456684501047" calcext:value-type="float">
            <text:p>2,20E-05</text:p>
          </table:table-cell>
          <table:table-cell table:style-name="ce2" office:value-type="float" office:value="0.0000228935787751087" calcext:value-type="float">
            <text:p>2,29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423955162502014" calcext:value-type="float">
            <text:p>4,24E-06</text:p>
          </table:table-cell>
          <table:table-cell table:style-name="ce2" office:value-type="float" office:value="0.0000288289510501369" calcext:value-type="float">
            <text:p>2,88E-05</text:p>
          </table:table-cell>
          <table:table-cell table:style-name="ce2" office:value-type="float" office:value="0.000212825491576011" calcext:value-type="float">
            <text:p>2,13E-04</text:p>
          </table:table-cell>
          <table:table-cell table:style-name="ce2" office:value-type="float" office:value="0.0000457871575502175" calcext:value-type="float">
            <text:p>4,58E-05</text:p>
          </table:table-cell>
          <table:table-cell table:style-name="ce2" office:value-type="float" office:value="0.00000508746195002417" calcext:value-type="float">
            <text:p>5,09E-06</text:p>
          </table:table-cell>
          <table:table-cell table:style-name="ce2" office:value-type="float" office:value="0.0000339164130001611" calcext:value-type="float">
            <text:p>3,39E-05</text:p>
          </table:table-cell>
          <table:table-cell table:style-name="ce2" office:value-type="float" office:value="0.00000763119292503625" calcext:value-type="float">
            <text:p>7,63E-06</text:p>
          </table:table-cell>
          <table:table-cell table:style-name="ce2" office:value-type="float" office:value="0.00000254373097501208" calcext:value-type="float">
            <text:p>2,54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39164130001611" calcext:value-type="float">
            <text:p>3,39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84791032500403" calcext:value-type="float">
            <text:p>8,48E-07</text:p>
          </table:table-cell>
          <table:table-cell table:style-name="ce2" office:value-type="float" office:value="0.00000169582065000806" calcext:value-type="float">
            <text:p>1,70E-06</text:p>
          </table:table-cell>
          <table:table-cell table:style-name="ce2" office:value-type="float" office:value="0.0000135665652000644" calcext:value-type="float">
            <text:p>1,36E-05</text:p>
          </table:table-cell>
          <table:table-cell table:style-name="ce2" office:value-type="float" office:value="0.00000084791032500403" calcext:value-type="float">
            <text:p>8,48E-07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288289510501369" calcext:value-type="float">
            <text:p>2,88E-05</text:p>
          </table:table-cell>
          <table:table-cell table:style-name="ce2" office:value-type="float" office:value="0.0000127186548750604" calcext:value-type="float">
            <text:p>1,27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08746195002417" calcext:value-type="float">
            <text:p>5,09E-06</text:p>
          </table:table-cell>
          <table:table-cell table:style-name="ce2" office:value-type="float" office:value="0.0000237414891001128" calcext:value-type="float">
            <text:p>2,37E-05</text:p>
          </table:table-cell>
          <table:table-cell table:style-name="ce2" office:value-type="float" office:value="0.00000169582065000806" calcext:value-type="float">
            <text:p>1,70E-06</text:p>
          </table:table-cell>
          <table:table-cell table:style-name="ce2" office:value-type="float" office:value="0.0000169582065000805" calcext:value-type="float">
            <text:p>1,70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18707445500564" calcext:value-type="float">
            <text:p>1,19E-05</text:p>
          </table:table-cell>
          <table:table-cell table:style-name="ce2" office:value-type="float" office:value="0.0000186540271500886" calcext:value-type="float">
            <text:p>1,87E-05</text:p>
          </table:table-cell>
          <table:table-cell table:style-name="ce2" office:value-type="float" office:value="0.000168734154675801" calcext:value-type="float">
            <text:p>1,69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60201633075286" calcext:value-type="float">
            <text:p>6,02E-05</text:p>
          </table:table-cell>
          <table:table-cell table:style-name="ce2" office:value-type="float" office:value="0.00000678328260003222" calcext:value-type="float">
            <text:p>6,78E-06</text:p>
          </table:table-cell>
          <table:table-cell table:style-name="ce2" office:value-type="float" office:value="0.00012209908680058" calcext:value-type="float">
            <text:p>1,22E-04</text:p>
          </table:table-cell>
          <table:table-cell table:style-name="ce2" office:value-type="float" office:value="0.0000873347634754148" calcext:value-type="float">
            <text:p>8,73E-05</text:p>
          </table:table-cell>
          <table:table-cell table:style-name="ce2" office:value-type="float" office:value="0.0000508746195002417" calcext:value-type="float">
            <text:p>5,09E-05</text:p>
          </table:table-cell>
          <table:table-cell table:style-name="ce2" office:value-type="float" office:value="0.000102597149325487" calcext:value-type="float">
            <text:p>1,03E-04</text:p>
          </table:table-cell>
          <table:table-cell table:style-name="ce2" office:value-type="float" office:value="0.0000517225298252457" calcext:value-type="float">
            <text:p>5,17E-05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356122336501692" calcext:value-type="float">
            <text:p>3,56E-05</text:p>
          </table:table-cell>
          <table:table-cell table:style-name="ce2" office:value-type="float" office:value="0.00000847910325004028" calcext:value-type="float">
            <text:p>8,48E-06</text:p>
          </table:table-cell>
          <table:table-cell table:style-name="ce2" office:value-type="float" office:value="0.0000423955162502014" calcext:value-type="float">
            <text:p>4,24E-05</text:p>
          </table:table-cell>
          <table:table-cell table:style-name="ce2" office:value-type="float" office:value="0.00000763119292503625" calcext:value-type="float">
            <text:p>7,63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839431221753987" calcext:value-type="float">
            <text:p>8,39E-05</text:p>
          </table:table-cell>
          <table:table-cell table:style-name="ce2" office:value-type="float" office:value="0.000032220592350153" calcext:value-type="float">
            <text:p>3,22E-05</text:p>
          </table:table-cell>
          <table:table-cell table:style-name="ce2" office:value-type="float" office:value="0.0000127186548750604" calcext:value-type="float">
            <text:p>1,27E-05</text:p>
          </table:table-cell>
          <table:table-cell table:style-name="ce2" office:value-type="float" office:value="0.00000084791032500403" calcext:value-type="float">
            <text:p>8,48E-07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20456684501047" calcext:value-type="float">
            <text:p>2,20E-05</text:p>
          </table:table-cell>
          <table:table-cell table:style-name="ce2" office:value-type="float" office:value="0.0000110228342250524" calcext:value-type="float">
            <text:p>1,10E-05</text:p>
          </table:table-cell>
          <table:table-cell table:style-name="ce2" office:value-type="float" office:value="0.000114467893875544" calcext:value-type="float">
            <text:p>1,14E-04</text:p>
          </table:table-cell>
          <table:table-cell table:style-name="ce2" office:value-type="float" office:value="0.0000398517852751893" calcext:value-type="float">
            <text:p>3,99E-05</text:p>
          </table:table-cell>
          <table:table-cell table:style-name="ce2" office:value-type="float" office:value="0.00000678328260003222" calcext:value-type="float">
            <text:p>6,78E-06</text:p>
          </table:table-cell>
          <table:table-cell table:style-name="ce2" office:value-type="float" office:value="0.0000440913369002094" calcext:value-type="float">
            <text:p>4,41E-05</text:p>
          </table:table-cell>
          <table:table-cell table:style-name="ce2" office:value-type="float" office:value="0.000125490728100596" calcext:value-type="float">
            <text:p>1,25E-04</text:p>
          </table:table-cell>
          <table:table-cell table:style-name="ce2" office:value-type="float" office:value="0.0000576579021002739" calcext:value-type="float">
            <text:p>5,77E-05</text:p>
          </table:table-cell>
          <table:table-cell table:style-name="ce2" office:value-type="float" office:value="0.000135665652000644" calcext:value-type="float">
            <text:p>1,36E-04</text:p>
          </table:table-cell>
          <table:table-cell table:style-name="ce2" office:value-type="float" office:value="0.000198411016050942" calcext:value-type="float">
            <text:p>1,98E-04</text:p>
          </table:table-cell>
          <table:table-cell table:style-name="ce2" office:value-type="float" office:value="0.0000686807363253262" calcext:value-type="float">
            <text:p>6,87E-05</text:p>
          </table:table-cell>
          <table:table-cell table:number-columns-repeated="95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float" office:value="0.000208953114829508" calcext:value-type="float">
            <text:p>2,09E-04</text:p>
          </table:table-cell>
          <table:table-cell table:style-name="ce2" office:value-type="float" office:value="0.0000135293383702559" calcext:value-type="float">
            <text:p>1,35E-05</text:p>
          </table:table-cell>
          <table:table-cell table:style-name="ce2" office:value-type="float" office:value="0.000239018311207854" calcext:value-type="float">
            <text:p>2,39E-04</text:p>
          </table:table-cell>
          <table:table-cell table:style-name="ce2" office:value-type="float" office:value="0.0000165358580080905" calcext:value-type="float">
            <text:p>1,65E-05</text:p>
          </table:table-cell>
          <table:table-cell table:style-name="ce2" office:value-type="float" office:value="0.0000496075740242716" calcext:value-type="float">
            <text:p>4,96E-05</text:p>
          </table:table-cell>
          <table:table-cell table:style-name="ce2" office:value-type="float" office:value="0.0000285619365594291" calcext:value-type="float">
            <text:p>2,86E-05</text:p>
          </table:table-cell>
          <table:table-cell table:style-name="ce2" office:value-type="float" office:value="0.0000180391178270079" calcext:value-type="float">
            <text:p>1,80E-05</text:p>
          </table:table-cell>
          <table:table-cell table:style-name="ce2" office:value-type="float" office:value="0.00000150325981891732" calcext:value-type="float">
            <text:p>1,50E-06</text:p>
          </table:table-cell>
          <table:table-cell table:style-name="ce2" office:value-type="float" office:value="0.00000450977945675197" calcext:value-type="float">
            <text:p>4,51E-06</text:p>
          </table:table-cell>
          <table:table-cell table:style-name="ce2" office:value-type="float" office:value="0.0000450977945675197" calcext:value-type="float">
            <text:p>4,51E-05</text:p>
          </table:table-cell>
          <table:table-cell table:style-name="ce2" office:value-type="float" office:value="0.000181894438088996" calcext:value-type="float">
            <text:p>1,82E-04</text:p>
          </table:table-cell>
          <table:table-cell table:style-name="ce2" office:value-type="float" office:value="0.000147319462253898" calcext:value-type="float">
            <text:p>1,47E-04</text:p>
          </table:table-cell>
          <table:table-cell table:style-name="ce2" office:value-type="float" office:value="0.0000330717160161811" calcext:value-type="float">
            <text:p>3,31E-05</text:p>
          </table:table-cell>
          <table:table-cell table:style-name="ce2" office:value-type="float" office:value="0.000042091274929685" calcext:value-type="float">
            <text:p>4,21E-05</text:p>
          </table:table-cell>
          <table:table-cell table:style-name="ce2" office:value-type="float" office:value="0.00000150325981891732" calcext:value-type="float">
            <text:p>1,50E-06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table:style-name="ce2" office:value-type="float" office:value="0.00000150325981891732" calcext:value-type="float">
            <text:p>1,50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345749758350984" calcext:value-type="float">
            <text:p>3,46E-05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751629909458661" calcext:value-type="float">
            <text:p>7,52E-05</text:p>
          </table:table-cell>
          <table:table-cell table:style-name="ce2" office:value-type="float" office:value="0.0000435945347486023" calcext:value-type="float">
            <text:p>4,3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144312942616063" calcext:value-type="float">
            <text:p>1,44E-04</text:p>
          </table:table-cell>
          <table:table-cell table:style-name="ce2" office:value-type="float" office:value="0.00000601303927566929" calcext:value-type="float">
            <text:p>6,01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223985713018681" calcext:value-type="float">
            <text:p>2,24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120260785513386" calcext:value-type="float">
            <text:p>1,20E-04</text:p>
          </table:table-cell>
          <table:table-cell table:style-name="ce2" office:value-type="float" office:value="0.000226992232656516" calcext:value-type="float">
            <text:p>2,27E-04</text:p>
          </table:table-cell>
          <table:table-cell table:style-name="ce2" office:value-type="float" office:value="0.000294638924507795" calcext:value-type="float">
            <text:p>2,95E-04</text:p>
          </table:table-cell>
          <table:table-cell table:style-name="ce2" office:value-type="float" office:value="0.00000300651963783464" calcext:value-type="float">
            <text:p>3,01E-06</text:p>
          </table:table-cell>
          <table:table-cell table:style-name="ce2" office:value-type="float" office:value="0.0000150325981891732" calcext:value-type="float">
            <text:p>1,50E-05</text:p>
          </table:table-cell>
          <table:table-cell table:style-name="ce2" office:value-type="float" office:value="0.00000601303927566929" calcext:value-type="float">
            <text:p>6,01E-06</text:p>
          </table:table-cell>
          <table:table-cell table:style-name="ce2" office:value-type="float" office:value="0.000102221667686378" calcext:value-type="float">
            <text:p>1,02E-04</text:p>
          </table:table-cell>
          <table:table-cell table:style-name="ce2" office:value-type="float" office:value="0.0000270586767405118" calcext:value-type="float">
            <text:p>2,71E-05</text:p>
          </table:table-cell>
          <table:table-cell table:style-name="ce2" office:value-type="float" office:value="0.0000135293383702559" calcext:value-type="float">
            <text:p>1,35E-05</text:p>
          </table:table-cell>
          <table:table-cell table:style-name="ce2" office:value-type="float" office:value="0.0000766662507647834" calcext:value-type="float">
            <text:p>7,67E-05</text:p>
          </table:table-cell>
          <table:table-cell table:style-name="ce2" office:value-type="float" office:value="0.0000706532114891141" calcext:value-type="float">
            <text:p>7,07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00651963783464" calcext:value-type="float">
            <text:p>3,01E-06</text:p>
          </table:table-cell>
          <table:table-cell table:style-name="ce2" office:value-type="float" office:value="0.0000270586767405118" calcext:value-type="float">
            <text:p>2,71E-05</text:p>
          </table:table-cell>
          <table:table-cell table:style-name="ce2" office:value-type="float" office:value="0.00000601303927566929" calcext:value-type="float">
            <text:p>6,01E-06</text:p>
          </table:table-cell>
          <table:table-cell table:style-name="ce2" office:value-type="float" office:value="0.0000180391178270079" calcext:value-type="float">
            <text:p>1,80E-05</text:p>
          </table:table-cell>
          <table:table-cell table:style-name="ce2" office:value-type="float" office:value="0.0000165358580080905" calcext:value-type="float">
            <text:p>1,65E-05</text:p>
          </table:table-cell>
          <table:table-cell table:style-name="ce2" office:value-type="float" office:value="0.0000270586767405118" calcext:value-type="float">
            <text:p>2,71E-05</text:p>
          </table:table-cell>
          <table:table-cell table:style-name="ce2" office:value-type="float" office:value="0.0000856858096782874" calcext:value-type="float">
            <text:p>8,57E-05</text:p>
          </table:table-cell>
          <table:table-cell table:style-name="ce2" office:value-type="float" office:value="0.0000210456374648425" calcext:value-type="float">
            <text:p>2,10E-05</text:p>
          </table:table-cell>
          <table:table-cell table:number-columns-repeated="2" table:style-name="ce2" office:value-type="float" office:value="0.00000751629909458661" calcext:value-type="float">
            <text:p>7,52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112744486418799" calcext:value-type="float">
            <text:p>1,13E-04</text:p>
          </table:table-cell>
          <table:table-cell table:style-name="ce2" office:value-type="float" office:value="0.0000285619365594291" calcext:value-type="float">
            <text:p>2,86E-05</text:p>
          </table:table-cell>
          <table:table-cell table:style-name="ce2" office:value-type="float" office:value="0.0000195423776459252" calcext:value-type="float">
            <text:p>1,95E-05</text:p>
          </table:table-cell>
          <table:table-cell table:style-name="ce2" office:value-type="float" office:value="0.0000691499516701968" calcext:value-type="float">
            <text:p>6,91E-05</text:p>
          </table:table-cell>
          <table:table-cell table:style-name="ce2" office:value-type="float" office:value="0.00000450977945675197" calcext:value-type="float">
            <text:p>4,51E-06</text:p>
          </table:table-cell>
          <table:table-cell table:style-name="ce2" office:value-type="float" office:value="0.0000285619365594291" calcext:value-type="float">
            <text:p>2,86E-05</text:p>
          </table:table-cell>
          <table:table-cell table:style-name="ce2" office:value-type="float" office:value="0.000165358580080905" calcext:value-type="float">
            <text:p>1,65E-04</text:p>
          </table:table-cell>
          <table:table-cell table:style-name="ce2" office:value-type="float" office:value="0.0000105228187324213" calcext:value-type="float">
            <text:p>1,05E-05</text:p>
          </table:table-cell>
          <table:table-cell table:style-name="ce2" office:value-type="float" office:value="0.000118757525694468" calcext:value-type="float">
            <text:p>1,19E-04</text:p>
          </table:table-cell>
          <table:table-cell table:style-name="ce2" office:value-type="float" office:value="0.000142809682797146" calcext:value-type="float">
            <text:p>1,43E-04</text:p>
          </table:table-cell>
          <table:table-cell table:style-name="ce2" office:value-type="float" office:value="0.0000285619365594291" calcext:value-type="float">
            <text:p>2,86E-05</text:p>
          </table:table-cell>
          <table:table-cell table:number-columns-repeated="956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float" office:value="0.0000437119884331354" calcext:value-type="float">
            <text:p>4,37E-05</text:p>
          </table:table-cell>
          <table:table-cell table:style-name="ce2" office:value-type="float" office:value="0.0000252184548652704" calcext:value-type="float">
            <text:p>2,52E-05</text:p>
          </table:table-cell>
          <table:table-cell table:style-name="ce2" office:value-type="float" office:value="0.000044552603595311" calcext:value-type="float">
            <text:p>4,46E-05</text:p>
          </table:table-cell>
          <table:table-cell table:style-name="ce2" office:value-type="float" office:value="0.0000100873819461082" calcext:value-type="float">
            <text:p>1,01E-05</text:p>
          </table:table-cell>
          <table:table-cell table:style-name="ce2" office:value-type="float" office:value="0.0000899458223527978" calcext:value-type="float">
            <text:p>8,99E-05</text:p>
          </table:table-cell>
          <table:table-cell table:style-name="ce2" office:value-type="float" office:value="0.0000285809155139731" calcext:value-type="float">
            <text:p>2,86E-05</text:p>
          </table:table-cell>
          <table:table-cell table:style-name="ce2" office:value-type="float" office:value="0.0000344652216492029" calcext:value-type="float">
            <text:p>3,4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88430613522976" calcext:value-type="float">
            <text:p>5,88E-06</text:p>
          </table:table-cell>
          <table:table-cell table:style-name="ce2" office:value-type="float" office:value="0.000147107653380744" calcext:value-type="float">
            <text:p>1,47E-04</text:p>
          </table:table-cell>
          <table:table-cell table:style-name="ce2" office:value-type="float" office:value="0.000128614119812879" calcext:value-type="float">
            <text:p>1,29E-04</text:p>
          </table:table-cell>
          <table:table-cell table:style-name="ce2" office:value-type="float" office:value="0.000042030758108784" calcext:value-type="float">
            <text:p>4,20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85809155139731" calcext:value-type="float">
            <text:p>2,86E-05</text:p>
          </table:table-cell>
          <table:table-cell table:style-name="ce2" office:value-type="float" office:value="0.0000084061516217568" calcext:value-type="float">
            <text:p>8,41E-06</text:p>
          </table:table-cell>
          <table:table-cell table:style-name="ce2" office:value-type="float" office:value="0.00000588430613522976" calcext:value-type="float">
            <text:p>5,88E-06</text:p>
          </table:table-cell>
          <table:table-cell table:style-name="ce2" office:value-type="float" office:value="0.00000252184548652704" calcext:value-type="float">
            <text:p>2,52E-06</text:p>
          </table:table-cell>
          <table:table-cell table:style-name="ce2" office:value-type="float" office:value="0.00000084061516217568" calcext:value-type="float">
            <text:p>8,41E-07</text:p>
          </table:table-cell>
          <table:table-cell table:number-columns-repeated="2" table:style-name="ce2" office:value-type="float" office:value="0" calcext:value-type="float">
            <text:p>0,00E+00</text:p>
          </table:table-cell>
          <table:table-cell table:style-name="ce2" office:value-type="float" office:value="0.00000336246064870272" calcext:value-type="float">
            <text:p>3,36E-06</text:p>
          </table:table-cell>
          <table:table-cell table:style-name="ce2" office:value-type="float" office:value="0.0000470744490818381" calcext:value-type="float">
            <text:p>4,71E-05</text:p>
          </table:table-cell>
          <table:table-cell table:style-name="ce2" office:value-type="float" office:value="0.00000336246064870272" calcext:value-type="float">
            <text:p>3,36E-06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336246064870272" calcext:value-type="float">
            <text:p>3,36E-06</text:p>
          </table:table-cell>
          <table:table-cell table:style-name="ce2" office:value-type="float" office:value="0.0000403495277844327" calcext:value-type="float">
            <text:p>4,03E-05</text:p>
          </table:table-cell>
          <table:table-cell table:style-name="ce2" office:value-type="float" office:value="0.000127773504650703" calcext:value-type="float">
            <text:p>1,28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17686122704595" calcext:value-type="float">
            <text:p>1,18E-05</text:p>
          </table:table-cell>
          <table:table-cell table:style-name="ce2" office:value-type="float" office:value="0.0000126092274326352" calcext:value-type="float">
            <text:p>1,26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243778397030947" calcext:value-type="float">
            <text:p>2,44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588430613522976" calcext:value-type="float">
            <text:p>5,88E-06</text:p>
          </table:table-cell>
          <table:table-cell table:style-name="ce2" office:value-type="float" office:value="0.0000268996851896218" calcext:value-type="float">
            <text:p>2,69E-05</text:p>
          </table:table-cell>
          <table:table-cell table:style-name="ce2" office:value-type="float" office:value="0.000300099612896718" calcext:value-type="float">
            <text:p>3,00E-04</text:p>
          </table:table-cell>
          <table:table-cell table:style-name="ce2" office:value-type="float" office:value="0.00000168123032435136" calcext:value-type="float">
            <text:p>1,68E-06</text:p>
          </table:table-cell>
          <table:table-cell table:style-name="ce2" office:value-type="float" office:value="0.0000941488981636762" calcext:value-type="float">
            <text:p>9,41E-05</text:p>
          </table:table-cell>
          <table:table-cell table:style-name="ce2" office:value-type="float" office:value="0.0000100873819461082" calcext:value-type="float">
            <text:p>1,01E-05</text:p>
          </table:table-cell>
          <table:table-cell table:style-name="ce2" office:value-type="float" office:value="0.0000966707436502032" calcext:value-type="float">
            <text:p>9,67E-05</text:p>
          </table:table-cell>
          <table:table-cell table:style-name="ce2" office:value-type="float" office:value="0.000233691015084839" calcext:value-type="float">
            <text:p>2,34E-04</text:p>
          </table:table-cell>
          <table:table-cell table:style-name="ce2" office:value-type="float" office:value="0.0000353058368113786" calcext:value-type="float">
            <text:p>3,53E-05</text:p>
          </table:table-cell>
          <table:table-cell table:style-name="ce2" office:value-type="float" office:value="0.000039508912622257" calcext:value-type="float">
            <text:p>3,95E-05</text:p>
          </table:table-cell>
          <table:table-cell table:style-name="ce2" office:value-type="float" office:value="0.000242097166706596" calcext:value-type="float">
            <text:p>2,42E-04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168123032435136" calcext:value-type="float">
            <text:p>1,68E-06</text:p>
          </table:table-cell>
          <table:table-cell table:style-name="ce2" office:value-type="float" office:value="0.000023537224540919" calcext:value-type="float">
            <text:p>2,35E-05</text:p>
          </table:table-cell>
          <table:table-cell table:style-name="ce2" office:value-type="float" office:value="0.00000588430613522976" calcext:value-type="float">
            <text:p>5,88E-06</text:p>
          </table:table-cell>
          <table:table-cell table:style-name="ce2" office:value-type="float" office:value="0.0000226966093787434" calcext:value-type="float">
            <text:p>2,27E-05</text:p>
          </table:table-cell>
          <table:table-cell table:style-name="ce2" office:value-type="float" office:value="0.00000336246064870272" calcext:value-type="float">
            <text:p>3,36E-06</text:p>
          </table:table-cell>
          <table:table-cell table:style-name="ce2" office:value-type="float" office:value="0.00000084061516217568" calcext:value-type="float">
            <text:p>8,41E-07</text:p>
          </table:table-cell>
          <table:table-cell table:style-name="ce2" office:value-type="float" office:value="0.0000369870671357299" calcext:value-type="float">
            <text:p>3,70E-05</text:p>
          </table:table-cell>
          <table:table-cell table:style-name="ce2" office:value-type="float" office:value="0.0000126092274326352" calcext:value-type="float">
            <text:p>1,26E-05</text:p>
          </table:table-cell>
          <table:table-cell table:style-name="ce2" office:value-type="float" office:value="0.00000924676678393248" calcext:value-type="float">
            <text:p>9,25E-06</text:p>
          </table:table-cell>
          <table:table-cell table:style-name="ce2" office:value-type="float" office:value="0.0000134498425948109" calcext:value-type="float">
            <text:p>1,34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462338339196624" calcext:value-type="float">
            <text:p>4,62E-05</text:p>
          </table:table-cell>
          <table:table-cell table:style-name="ce2" office:value-type="float" office:value="0.0000899458223527978" calcext:value-type="float">
            <text:p>8,99E-05</text:p>
          </table:table-cell>
          <table:table-cell table:style-name="ce2" office:value-type="float" office:value="0.000102555049785433" calcext:value-type="float">
            <text:p>1,03E-04</text:p>
          </table:table-cell>
          <table:table-cell table:style-name="ce2" office:value-type="float" office:value="0.0000521181400548922" calcext:value-type="float">
            <text:p>5,21E-05</text:p>
          </table:table-cell>
          <table:table-cell table:style-name="ce2" office:value-type="float" office:value="0.00000504369097305408" calcext:value-type="float">
            <text:p>5,04E-06</text:p>
          </table:table-cell>
          <table:table-cell table:style-name="ce2" office:value-type="float" office:value="0.0000748147494336355" calcext:value-type="float">
            <text:p>7,48E-05</text:p>
          </table:table-cell>
          <table:table-cell table:style-name="ce2" office:value-type="float" office:value="0.000175688568894717" calcext:value-type="float">
            <text:p>1,76E-04</text:p>
          </table:table-cell>
          <table:table-cell table:style-name="ce2" office:value-type="float" office:value="0.00000168123032435136" calcext:value-type="float">
            <text:p>1,68E-06</text:p>
          </table:table-cell>
          <table:table-cell table:style-name="ce2" office:value-type="float" office:value="0.000212675636030447" calcext:value-type="float">
            <text:p>2,13E-04</text:p>
          </table:table-cell>
          <table:table-cell table:style-name="ce2" office:value-type="float" office:value="0.000106758125596311" calcext:value-type="float">
            <text:p>1,07E-04</text:p>
          </table:table-cell>
          <table:table-cell table:style-name="ce2" office:value-type="float" office:value="0.0000462338339196624" calcext:value-type="float">
            <text:p>4,62E-05</text:p>
          </table:table-cell>
          <table:table-cell table:number-columns-repeated="95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office:value-type="float" office:value="0.000103782941722133" calcext:value-type="float">
            <text:p>1,04E-04</text:p>
          </table:table-cell>
          <table:table-cell table:style-name="ce2" office:value-type="float" office:value="0.0000513565072439423" calcext:value-type="float">
            <text:p>5,14E-05</text:p>
          </table:table-cell>
          <table:table-cell table:style-name="ce2" office:value-type="float" office:value="0.000109132577893377" calcext:value-type="float">
            <text:p>1,09E-04</text:p>
          </table:table-cell>
          <table:table-cell table:style-name="ce2" office:value-type="float" office:value="0.00000748949063974159" calcext:value-type="float">
            <text:p>7,49E-06</text:p>
          </table:table-cell>
          <table:table-cell table:style-name="ce2" office:value-type="float" office:value="0.0000417271621357031" calcext:value-type="float">
            <text:p>4,17E-05</text:p>
          </table:table-cell>
          <table:table-cell table:style-name="ce2" office:value-type="float" office:value="0.0000406572349014543" calcext:value-type="float">
            <text:p>4,07E-05</text:p>
          </table:table-cell>
          <table:table-cell table:style-name="ce2" office:value-type="float" office:value="0.0000171188357479808" calcext:value-type="float">
            <text:p>1,71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310278897932152" calcext:value-type="float">
            <text:p>3,10E-05</text:p>
          </table:table-cell>
          <table:table-cell table:style-name="ce2" office:value-type="float" office:value="0.0000577760706494351" calcext:value-type="float">
            <text:p>5,78E-05</text:p>
          </table:table-cell>
          <table:table-cell table:style-name="ce2" office:value-type="float" office:value="0.000138020613218095" calcext:value-type="float">
            <text:p>1,38E-04</text:p>
          </table:table-cell>
          <table:table-cell table:style-name="ce2" office:value-type="float" office:value="0.0000224684719192248" calcext:value-type="float">
            <text:p>2,25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342376714959616" calcext:value-type="float">
            <text:p>3,42E-05</text:p>
          </table:table-cell>
          <table:table-cell table:style-name="ce2" office:value-type="float" office:value="0.0000149789812794832" calcext:value-type="float">
            <text:p>1,50E-05</text:p>
          </table:table-cell>
          <table:table-cell table:style-name="ce2" office:value-type="float" office:value="0.0000032097817027464" calcext:value-type="float">
            <text:p>3,21E-06</text:p>
          </table:table-cell>
          <table:table-cell table:style-name="ce2" office:value-type="float" office:value="0.0000010699272342488" calcext:value-type="float">
            <text:p>1,07E-06</text:p>
          </table:table-cell>
          <table:table-cell table:number-columns-repeated="4" table:style-name="ce2" office:value-type="float" office:value="0" calcext:value-type="float">
            <text:p>0,00E+00</text:p>
          </table:table-cell>
          <table:table-cell table:style-name="ce2" office:value-type="float" office:value="0.00000962934510823919" calcext:value-type="float">
            <text:p>9,63E-06</text:p>
          </table:table-cell>
          <table:table-cell table:number-columns-repeated="3" table:style-name="ce2" office:value-type="float" office:value="0" calcext:value-type="float">
            <text:p>0,00E+00</text:p>
          </table:table-cell>
          <table:table-cell table:style-name="ce2" office:value-type="float" office:value="0.0000438670166042007" calcext:value-type="float">
            <text:p>4,39E-05</text:p>
          </table:table-cell>
          <table:table-cell table:style-name="ce2" office:value-type="float" office:value="0.00010699272342488" calcext:value-type="float">
            <text:p>1,07E-04</text:p>
          </table:table-cell>
          <table:table-cell table:style-name="ce2" office:value-type="float" office:value="0.0000021398544684976" calcext:value-type="float">
            <text:p>2,14E-06</text:p>
          </table:table-cell>
          <table:table-cell table:style-name="ce2" office:value-type="float" office:value="0.000016048908513732" calcext:value-type="float">
            <text:p>1,60E-05</text:p>
          </table:table-cell>
          <table:table-cell table:style-name="ce2" office:value-type="float" office:value="0.0000149789812794832" calcext:value-type="float">
            <text:p>1,50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171188357479808" calcext:value-type="float">
            <text:p>1,71E-05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513565072439423" calcext:value-type="float">
            <text:p>5,14E-05</text:p>
          </table:table-cell>
          <table:table-cell table:style-name="ce2" office:value-type="float" office:value="0.0000203286174507272" calcext:value-type="float">
            <text:p>2,03E-05</text:p>
          </table:table-cell>
          <table:table-cell table:style-name="ce2" office:value-type="float" office:value="0.00030278940729241" calcext:value-type="float">
            <text:p>3,03E-04</text:p>
          </table:table-cell>
          <table:table-cell table:style-name="ce2" office:value-type="float" office:value="0.0000042797089369952" calcext:value-type="float">
            <text:p>4,28E-06</text:p>
          </table:table-cell>
          <table:table-cell table:style-name="ce2" office:value-type="float" office:value="0.0000181887629822296" calcext:value-type="float">
            <text:p>1,82E-05</text:p>
          </table:table-cell>
          <table:table-cell table:style-name="ce2" office:value-type="float" office:value="0.00000641956340549279" calcext:value-type="float">
            <text:p>6,42E-06</text:p>
          </table:table-cell>
          <table:table-cell table:style-name="ce2" office:value-type="float" office:value="0.0000748949063974159" calcext:value-type="float">
            <text:p>7,49E-05</text:p>
          </table:table-cell>
          <table:table-cell table:style-name="ce2" office:value-type="float" office:value="0.0000877340332084015" calcext:value-type="float">
            <text:p>8,77E-05</text:p>
          </table:table-cell>
          <table:table-cell table:style-name="ce2" office:value-type="float" office:value="0.0000256782536219712" calcext:value-type="float">
            <text:p>2,57E-05</text:p>
          </table:table-cell>
          <table:table-cell table:style-name="ce2" office:value-type="float" office:value="0.0000609858523521815" calcext:value-type="float">
            <text:p>6,10E-05</text:p>
          </table:table-cell>
          <table:table-cell table:style-name="ce2" office:value-type="float" office:value="0.000173328211948305" calcext:value-type="float">
            <text:p>1,73E-04</text:p>
          </table:table-cell>
          <table:table-cell table:style-name="ce2" office:value-type="float" office:value="0.0000021398544684976" calcext:value-type="float">
            <text:p>2,14E-06</text:p>
          </table:table-cell>
          <table:table-cell table:style-name="ce2" office:value-type="float" office:value="0.000010699272342488" calcext:value-type="float">
            <text:p>1,07E-05</text:p>
          </table:table-cell>
          <table:table-cell table:style-name="ce2" office:value-type="float" office:value="0.00000855941787399039" calcext:value-type="float">
            <text:p>8,56E-06</text:p>
          </table:table-cell>
          <table:table-cell table:style-name="ce2" office:value-type="float" office:value="0.0000032097817027464" calcext:value-type="float">
            <text:p>3,21E-06</text:p>
          </table:table-cell>
          <table:table-cell table:style-name="ce2" office:value-type="float" office:value="0.0000342376714959616" calcext:value-type="float">
            <text:p>3,42E-05</text:p>
          </table:table-cell>
          <table:table-cell table:style-name="ce2" office:value-type="float" office:value="0.0000010699272342488" calcext:value-type="float">
            <text:p>1,07E-06</text:p>
          </table:table-cell>
          <table:table-cell table:style-name="ce2" office:value-type="float" office:value="0.0000042797089369952" calcext:value-type="float">
            <text:p>4,28E-06</text:p>
          </table:table-cell>
          <table:table-cell table:style-name="ce2" office:value-type="float" office:value="0.0000139090540452344" calcext:value-type="float">
            <text:p>1,39E-05</text:p>
          </table:table-cell>
          <table:table-cell table:style-name="ce2" office:value-type="float" office:value="0.0000042797089369952" calcext:value-type="float">
            <text:p>4,28E-06</text:p>
          </table:table-cell>
          <table:table-cell table:style-name="ce2" office:value-type="float" office:value="0.0000149789812794832" calcext:value-type="float">
            <text:p>1,50E-05</text:p>
          </table:table-cell>
          <table:table-cell table:style-name="ce2" office:value-type="float" office:value="0.00000855941787399039" calcext:value-type="float">
            <text:p>8,56E-06</text:p>
          </table:table-cell>
          <table:table-cell table:style-name="ce2" office:value-type="float" office:value="0.0000010699272342488" calcext:value-type="float">
            <text:p>1,07E-06</text:p>
          </table:table-cell>
          <table:table-cell table:style-name="ce2" office:value-type="float" office:value="0.0000395873076672056" calcext:value-type="float">
            <text:p>3,96E-05</text:p>
          </table:table-cell>
          <table:table-cell table:style-name="ce2" office:value-type="float" office:value="0.0000470767983069471" calcext:value-type="float">
            <text:p>4,71E-05</text:p>
          </table:table-cell>
          <table:table-cell table:style-name="ce2" office:value-type="float" office:value="0.0000877340332084015" calcext:value-type="float">
            <text:p>8,77E-05</text:p>
          </table:table-cell>
          <table:table-cell table:style-name="ce2" office:value-type="float" office:value="0.0000128391268109856" calcext:value-type="float">
            <text:p>1,28E-05</text:p>
          </table:table-cell>
          <table:table-cell table:style-name="ce2" office:value-type="float" office:value="0.00000962934510823919" calcext:value-type="float">
            <text:p>9,63E-06</text:p>
          </table:table-cell>
          <table:table-cell table:style-name="ce2" office:value-type="float" office:value="0.0000534963617124399" calcext:value-type="float">
            <text:p>5,35E-05</text:p>
          </table:table-cell>
          <table:table-cell table:style-name="ce2" office:value-type="float" office:value="0.000164768794074315" calcext:value-type="float">
            <text:p>1,65E-04</text:p>
          </table:table-cell>
          <table:table-cell table:style-name="ce2" office:value-type="float" office:value="0.00000534963617124399" calcext:value-type="float">
            <text:p>5,35E-06</text:p>
          </table:table-cell>
          <table:table-cell table:style-name="ce2" office:value-type="float" office:value="0.000105922796190631" calcext:value-type="float">
            <text:p>1,06E-04</text:p>
          </table:table-cell>
          <table:table-cell table:style-name="ce2" office:value-type="float" office:value="0.000181887629822296" calcext:value-type="float">
            <text:p>1,82E-04</text:p>
          </table:table-cell>
          <table:table-cell table:style-name="ce2" office:value-type="float" office:value="0.000037447453198708" calcext:value-type="float">
            <text:p>3,74E-05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cratic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unjust background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rivation</text:p>
          </table:table-cell>
          <table:table-cell office:value-type="string" calcext:value-type="string">
            <text:p>deprived</text:p>
          </table:table-cell>
          <table:table-cell office:value-type="string" calcext:value-type="string">
            <text:p>domination</text:p>
          </table:table-cell>
          <table:table-cell office:value-type="string" calcext:value-type="string">
            <text:p>dominated</text:p>
          </table:table-cell>
          <table:table-cell office:value-type="string" calcext:value-type="string">
            <text:p>oppression</text:p>
          </table:table-cell>
          <table:table-cell office:value-type="string" calcext:value-type="string">
            <text:p>oppressed</text:p>
          </table:table-cell>
          <table:table-cell office:value-type="string" calcext:value-type="string">
            <text:p>dissonance</text:p>
          </table:table-cell>
          <table:table-cell office:value-type="string" calcext:value-type="string">
            <text:p>autonomy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non-autonomous</text:p>
          </table:table-cell>
          <table:table-cell office:value-type="string" calcext:value-type="string">
            <text:p>nonautonomous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publicanism</text:p>
          </table:table-cell>
          <table:table-cell office:value-type="string" calcext:value-type="string">
            <text:p>paternalism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deliberation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biases</text:p>
          </table:table-cell>
          <table:table-cell office:value-type="string" calcext:value-type="string">
            <text:p>heuristic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pability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behavioral economics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prospect theory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Kahneman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homo economicus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rationality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ves</text:p>
          </table:table-cell>
          <table:table-cell table:number-columns-repeated="95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table:number-columns-repeated="95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95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table:number-columns-repeated="95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number-columns-repeated="95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95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table:number-columns-repeated="95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56" calcext:value-type="float">
            <text:p>35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table:number-columns-repeated="95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table:number-columns-repeated="95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table:number-columns-repeated="95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number-columns-repeated="95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table:number-columns-repeated="95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4" calcext:value-type="float">
            <text:p>414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284" calcext:value-type="float">
            <text:p>284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832" calcext:value-type="float">
            <text:p>832</text:p>
          </table:table-cell>
          <table:table-cell office:value-type="float" office:value="373" calcext:value-type="float">
            <text:p>373</text:p>
          </table:table-cell>
          <table:table-cell office:value-type="float" office:value="121" calcext:value-type="float">
            <text:p>121</text:p>
          </table:table-cell>
          <table:table-cell table:number-columns-repeated="95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  <table:table-cell table:number-columns-repeated="95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table:number-columns-repeated="95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  <table:table-cell table:number-columns-repeated="95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number-columns-repeated="95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278" calcext:value-type="float">
            <text:p>27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table:number-columns-repeated="95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cratic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unjust background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rivation</text:p>
          </table:table-cell>
          <table:table-cell office:value-type="string" calcext:value-type="string">
            <text:p>deprived</text:p>
          </table:table-cell>
          <table:table-cell office:value-type="string" calcext:value-type="string">
            <text:p>domination</text:p>
          </table:table-cell>
          <table:table-cell office:value-type="string" calcext:value-type="string">
            <text:p>dominated</text:p>
          </table:table-cell>
          <table:table-cell office:value-type="string" calcext:value-type="string">
            <text:p>oppression</text:p>
          </table:table-cell>
          <table:table-cell office:value-type="string" calcext:value-type="string">
            <text:p>oppressed</text:p>
          </table:table-cell>
          <table:table-cell office:value-type="string" calcext:value-type="string">
            <text:p>dissonance</text:p>
          </table:table-cell>
          <table:table-cell office:value-type="string" calcext:value-type="string">
            <text:p>autonomy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non-autonomous</text:p>
          </table:table-cell>
          <table:table-cell office:value-type="string" calcext:value-type="string">
            <text:p>nonautonomous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publicanism</text:p>
          </table:table-cell>
          <table:table-cell office:value-type="string" calcext:value-type="string">
            <text:p>paternalism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deliberation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biases</text:p>
          </table:table-cell>
          <table:table-cell office:value-type="string" calcext:value-type="string">
            <text:p>heuristic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pability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behavioral economics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prospect theory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Kahneman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homo economicus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rationality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ves</text:p>
          </table:table-cell>
          <table:table-cell table:number-columns-repeated="956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3" table:formula="of:=[.B23]/SUM([.$B23:.$BP23])" office:value-type="percentage" office:value="0.0237789203084833" calcext:value-type="percentage">
            <text:p>2,38 %</text:p>
          </table:table-cell>
          <table:table-cell table:style-name="ce3" table:formula="of:=[.C23]/SUM([.$B23:.$BP23])" office:value-type="percentage" office:value="0.0347043701799486" calcext:value-type="percentage">
            <text:p>3,47 %</text:p>
          </table:table-cell>
          <table:table-cell table:style-name="ce3" table:formula="of:=[.D23]/SUM([.$B23:.$BP23])" office:value-type="percentage" office:value="0.0250642673521851" calcext:value-type="percentage">
            <text:p>2,51 %</text:p>
          </table:table-cell>
          <table:table-cell table:style-name="ce3" table:formula="of:=[.E23]/SUM([.$B23:.$BP23])" office:value-type="percentage" office:value="0.0096401028277635" calcext:value-type="percentage">
            <text:p>0,96 %</text:p>
          </table:table-cell>
          <table:table-cell table:style-name="ce3" table:formula="of:=[.F23]/SUM([.$B23:.$BP23])" office:value-type="percentage" office:value="0.0713367609254499" calcext:value-type="percentage">
            <text:p>7,13 %</text:p>
          </table:table-cell>
          <table:table-cell table:style-name="ce3" table:formula="of:=[.G23]/SUM([.$B23:.$BP23])" office:value-type="percentage" office:value="0.0173521850899743" calcext:value-type="percentage">
            <text:p>1,74 %</text:p>
          </table:table-cell>
          <table:table-cell table:style-name="ce3" table:formula="of:=[.H23]/SUM([.$B23:.$BP23])" office:value-type="percentage" office:value="0.0019280205655527" calcext:value-type="percentage">
            <text:p>0,19 %</text:p>
          </table:table-cell>
          <table:table-cell table:style-name="ce3" table:formula="of:=[.I23]/SUM([.$B23:.$BP23])" office:value-type="percentage" office:value="0" calcext:value-type="percentage">
            <text:p>0,00 %</text:p>
          </table:table-cell>
          <table:table-cell table:style-name="ce3" table:formula="of:=[.J23]/SUM([.$B23:.$BP23])" office:value-type="percentage" office:value="0.0070694087403599" calcext:value-type="percentage">
            <text:p>0,71 %</text:p>
          </table:table-cell>
          <table:table-cell table:style-name="ce3" table:formula="of:=[.K23]/SUM([.$B23:.$BP23])" office:value-type="percentage" office:value="0.0102827763496144" calcext:value-type="percentage">
            <text:p>1,03 %</text:p>
          </table:table-cell>
          <table:table-cell table:style-name="ce3" table:formula="of:=[.L23]/SUM([.$B23:.$BP23])" office:value-type="percentage" office:value="0.0122107969151671" calcext:value-type="percentage">
            <text:p>1,22 %</text:p>
          </table:table-cell>
          <table:table-cell table:style-name="ce3" table:formula="of:=[.M23]/SUM([.$B23:.$BP23])" office:value-type="percentage" office:value="0.051413881748072" calcext:value-type="percentage">
            <text:p>5,14 %</text:p>
          </table:table-cell>
          <table:table-cell table:style-name="ce3" table:formula="of:=[.N23]/SUM([.$B23:.$BP23])" office:value-type="percentage" office:value="0.0051413881748072" calcext:value-type="percentage">
            <text:p>0,51 %</text:p>
          </table:table-cell>
          <table:table-cell table:style-name="ce3" table:formula="of:=[.O23]/SUM([.$B23:.$BP23])" office:value-type="percentage" office:value="0.0212082262210797" calcext:value-type="percentage">
            <text:p>2,12 %</text:p>
          </table:table-cell>
          <table:table-cell table:style-name="ce3" table:formula="of:=[.P23]/SUM([.$B23:.$BP23])" office:value-type="percentage" office:value="0.0012853470437018" calcext:value-type="percentage">
            <text:p>0,13 %</text:p>
          </table:table-cell>
          <table:table-cell table:style-name="ce3" table:formula="of:=[.Q23]/SUM([.$B23:.$BP23])" office:value-type="percentage" office:value="0.0012853470437018" calcext:value-type="percentage">
            <text:p>0,13 %</text:p>
          </table:table-cell>
          <table:table-cell table:style-name="ce3" table:formula="of:=[.R23]/SUM([.$B23:.$BP23])" office:value-type="percentage" office:value="0.0012853470437018" calcext:value-type="percentage">
            <text:p>0,13 %</text:p>
          </table:table-cell>
          <table:table-cell table:style-name="ce3" table:formula="of:=[.S23]/SUM([.$B23:.$BP23])" office:value-type="percentage" office:value="0.0006426735218509" calcext:value-type="percentage">
            <text:p>0,06 %</text:p>
          </table:table-cell>
          <table:table-cell table:style-name="ce3" table:formula="of:=[.T23]/SUM([.$B23:.$BP23])" office:value-type="percentage" office:value="0.0012853470437018" calcext:value-type="percentage">
            <text:p>0,13 %</text:p>
          </table:table-cell>
          <table:table-cell table:style-name="ce3" table:formula="of:=[.U23]/SUM([.$B23:.$BP23])" office:value-type="percentage" office:value="0" calcext:value-type="percentage">
            <text:p>0,00 %</text:p>
          </table:table-cell>
          <table:table-cell table:style-name="ce3" table:formula="of:=[.V23]/SUM([.$B23:.$BP23])" office:value-type="percentage" office:value="0" calcext:value-type="percentage">
            <text:p>0,00 %</text:p>
          </table:table-cell>
          <table:table-cell table:style-name="ce3" table:formula="of:=[.W23]/SUM([.$B23:.$BP23])" office:value-type="percentage" office:value="0.0205655526992288" calcext:value-type="percentage">
            <text:p>2,06 %</text:p>
          </table:table-cell>
          <table:table-cell table:style-name="ce3" table:formula="of:=[.X23]/SUM([.$B23:.$BP23])" office:value-type="percentage" office:value="0.0134961439588689" calcext:value-type="percentage">
            <text:p>1,35 %</text:p>
          </table:table-cell>
          <table:table-cell table:style-name="ce3" table:formula="of:=[.Y23]/SUM([.$B23:.$BP23])" office:value-type="percentage" office:value="0" calcext:value-type="percentage">
            <text:p>0,00 %</text:p>
          </table:table-cell>
          <table:table-cell table:style-name="ce3" table:formula="of:=[.Z23]/SUM([.$B23:.$BP23])" office:value-type="percentage" office:value="0" calcext:value-type="percentage">
            <text:p>0,00 %</text:p>
          </table:table-cell>
          <table:table-cell table:style-name="ce3" table:formula="of:=[.AA23]/SUM([.$B23:.$BP23])" office:value-type="percentage" office:value="0.0096401028277635" calcext:value-type="percentage">
            <text:p>0,96 %</text:p>
          </table:table-cell>
          <table:table-cell table:style-name="ce3" table:formula="of:=[.AB23]/SUM([.$B23:.$BP23])" office:value-type="percentage" office:value="0.0173521850899743" calcext:value-type="percentage">
            <text:p>1,74 %</text:p>
          </table:table-cell>
          <table:table-cell table:style-name="ce3" table:formula="of:=[.AC23]/SUM([.$B23:.$BP23])" office:value-type="percentage" office:value="0.0025706940874036" calcext:value-type="percentage">
            <text:p>0,26 %</text:p>
          </table:table-cell>
          <table:table-cell table:style-name="ce3" table:formula="of:=[.AD23]/SUM([.$B23:.$BP23])" office:value-type="percentage" office:value="0.0006426735218509" calcext:value-type="percentage">
            <text:p>0,06 %</text:p>
          </table:table-cell>
          <table:table-cell table:style-name="ce3" table:formula="of:=[.AE23]/SUM([.$B23:.$BP23])" office:value-type="percentage" office:value="0.0077120822622108" calcext:value-type="percentage">
            <text:p>0,77 %</text:p>
          </table:table-cell>
          <table:table-cell table:style-name="ce3" table:formula="of:=[.AF23]/SUM([.$B23:.$BP23])" office:value-type="percentage" office:value="0.0038560411311054" calcext:value-type="percentage">
            <text:p>0,39 %</text:p>
          </table:table-cell>
          <table:table-cell table:style-name="ce3" table:formula="of:=[.AG23]/SUM([.$B23:.$BP23])" office:value-type="percentage" office:value="0.0224935732647815" calcext:value-type="percentage">
            <text:p>2,25 %</text:p>
          </table:table-cell>
          <table:table-cell table:style-name="ce3" table:formula="of:=[.AH23]/SUM([.$B23:.$BP23])" office:value-type="percentage" office:value="0.0038560411311054" calcext:value-type="percentage">
            <text:p>0,39 %</text:p>
          </table:table-cell>
          <table:table-cell table:style-name="ce3" table:formula="of:=[.AI23]/SUM([.$B23:.$BP23])" office:value-type="percentage" office:value="0.0012853470437018" calcext:value-type="percentage">
            <text:p>0,13 %</text:p>
          </table:table-cell>
          <table:table-cell table:style-name="ce3" table:formula="of:=[.AJ23]/SUM([.$B23:.$BP23])" office:value-type="percentage" office:value="0.0398457583547558" calcext:value-type="percentage">
            <text:p>3,98 %</text:p>
          </table:table-cell>
          <table:table-cell table:style-name="ce3" table:formula="of:=[.AK23]/SUM([.$B23:.$BP23])" office:value-type="percentage" office:value="0.221079691516709" calcext:value-type="percentage">
            <text:p>22,11 %</text:p>
          </table:table-cell>
          <table:table-cell table:style-name="ce3" table:formula="of:=[.AL23]/SUM([.$B23:.$BP23])" office:value-type="percentage" office:value="0.0012853470437018" calcext:value-type="percentage">
            <text:p>0,13 %</text:p>
          </table:table-cell>
          <table:table-cell table:style-name="ce3" table:formula="of:=[.AM23]/SUM([.$B23:.$BP23])" office:value-type="percentage" office:value="0.0122107969151671" calcext:value-type="percentage">
            <text:p>1,22 %</text:p>
          </table:table-cell>
          <table:table-cell table:style-name="ce3" table:formula="of:=[.AN23]/SUM([.$B23:.$BP23])" office:value-type="percentage" office:value="0.0025706940874036" calcext:value-type="percentage">
            <text:p>0,26 %</text:p>
          </table:table-cell>
          <table:table-cell table:style-name="ce3" table:formula="of:=[.AO23]/SUM([.$B23:.$BP23])" office:value-type="percentage" office:value="0.0308483290488432" calcext:value-type="percentage">
            <text:p>3,08 %</text:p>
          </table:table-cell>
          <table:table-cell table:style-name="ce3" table:formula="of:=[.AP23]/SUM([.$B23:.$BP23])" office:value-type="percentage" office:value="0.0025706940874036" calcext:value-type="percentage">
            <text:p>0,26 %</text:p>
          </table:table-cell>
          <table:table-cell table:style-name="ce3" table:formula="of:=[.AQ23]/SUM([.$B23:.$BP23])" office:value-type="percentage" office:value="0.0012853470437018" calcext:value-type="percentage">
            <text:p>0,13 %</text:p>
          </table:table-cell>
          <table:table-cell table:style-name="ce3" table:formula="of:=[.AR23]/SUM([.$B23:.$BP23])" office:value-type="percentage" office:value="0.0006426735218509" calcext:value-type="percentage">
            <text:p>0,06 %</text:p>
          </table:table-cell>
          <table:table-cell table:style-name="ce3" table:formula="of:=[.AS23]/SUM([.$B23:.$BP23])" office:value-type="percentage" office:value="0.0269922879177378" calcext:value-type="percentage">
            <text:p>2,70 %</text:p>
          </table:table-cell>
          <table:table-cell table:style-name="ce3" table:formula="of:=[.AT23]/SUM([.$B23:.$BP23])" office:value-type="percentage" office:value="0" calcext:value-type="percentage">
            <text:p>0,00 %</text:p>
          </table:table-cell>
          <table:table-cell table:style-name="ce3" table:formula="of:=[.AU23]/SUM([.$B23:.$BP23])" office:value-type="percentage" office:value="0" calcext:value-type="percentage">
            <text:p>0,00 %</text:p>
          </table:table-cell>
          <table:table-cell table:style-name="ce3" table:formula="of:=[.AV23]/SUM([.$B23:.$BP23])" office:value-type="percentage" office:value="0" calcext:value-type="percentage">
            <text:p>0,00 %</text:p>
          </table:table-cell>
          <table:table-cell table:style-name="ce3" table:formula="of:=[.AW23]/SUM([.$B23:.$BP23])" office:value-type="percentage" office:value="0" calcext:value-type="percentage">
            <text:p>0,00 %</text:p>
          </table:table-cell>
          <table:table-cell table:style-name="ce3" table:formula="of:=[.AX23]/SUM([.$B23:.$BP23])" office:value-type="percentage" office:value="0.0012853470437018" calcext:value-type="percentage">
            <text:p>0,13 %</text:p>
          </table:table-cell>
          <table:table-cell table:style-name="ce3" table:formula="of:=[.AY23]/SUM([.$B23:.$BP23])" office:value-type="percentage" office:value="0" calcext:value-type="percentage">
            <text:p>0,00 %</text:p>
          </table:table-cell>
          <table:table-cell table:style-name="ce3" table:formula="of:=[.AZ23]/SUM([.$B23:.$BP23])" office:value-type="percentage" office:value="0" calcext:value-type="percentage">
            <text:p>0,00 %</text:p>
          </table:table-cell>
          <table:table-cell table:style-name="ce3" table:formula="of:=[.BA23]/SUM([.$B23:.$BP23])" office:value-type="percentage" office:value="0.0006426735218509" calcext:value-type="percentage">
            <text:p>0,06 %</text:p>
          </table:table-cell>
          <table:table-cell table:style-name="ce3" table:formula="of:=[.BB23]/SUM([.$B23:.$BP23])" office:value-type="percentage" office:value="0.0006426735218509" calcext:value-type="percentage">
            <text:p>0,06 %</text:p>
          </table:table-cell>
          <table:table-cell table:style-name="ce3" table:formula="of:=[.BC23]/SUM([.$B23:.$BP23])" office:value-type="percentage" office:value="0.0051413881748072" calcext:value-type="percentage">
            <text:p>0,51 %</text:p>
          </table:table-cell>
          <table:table-cell table:style-name="ce3" table:formula="of:=[.BD23]/SUM([.$B23:.$BP23])" office:value-type="percentage" office:value="0.006426735218509" calcext:value-type="percentage">
            <text:p>0,64 %</text:p>
          </table:table-cell>
          <table:table-cell table:style-name="ce3" table:formula="of:=[.BE23]/SUM([.$B23:.$BP23])" office:value-type="percentage" office:value="0" calcext:value-type="percentage">
            <text:p>0,00 %</text:p>
          </table:table-cell>
          <table:table-cell table:style-name="ce3" table:formula="of:=[.BF23]/SUM([.$B23:.$BP23])" office:value-type="percentage" office:value="0.0224935732647815" calcext:value-type="percentage">
            <text:p>2,25 %</text:p>
          </table:table-cell>
          <table:table-cell table:style-name="ce3" table:formula="of:=[.BG23]/SUM([.$B23:.$BP23])" office:value-type="percentage" office:value="0.0224935732647815" calcext:value-type="percentage">
            <text:p>2,25 %</text:p>
          </table:table-cell>
          <table:table-cell table:style-name="ce3" table:formula="of:=[.BH23]/SUM([.$B23:.$BP23])" office:value-type="percentage" office:value="0.0019280205655527" calcext:value-type="percentage">
            <text:p>0,19 %</text:p>
          </table:table-cell>
          <table:table-cell table:style-name="ce3" table:formula="of:=[.BI23]/SUM([.$B23:.$BP23])" office:value-type="percentage" office:value="0.0025706940874036" calcext:value-type="percentage">
            <text:p>0,26 %</text:p>
          </table:table-cell>
          <table:table-cell table:style-name="ce3" table:formula="of:=[.BJ23]/SUM([.$B23:.$BP23])" office:value-type="percentage" office:value="0" calcext:value-type="percentage">
            <text:p>0,00 %</text:p>
          </table:table-cell>
          <table:table-cell table:style-name="ce3" table:formula="of:=[.BK23]/SUM([.$B23:.$BP23])" office:value-type="percentage" office:value="0.0051413881748072" calcext:value-type="percentage">
            <text:p>0,51 %</text:p>
          </table:table-cell>
          <table:table-cell table:style-name="ce3" table:formula="of:=[.BL23]/SUM([.$B23:.$BP23])" office:value-type="percentage" office:value="0.0147814910025707" calcext:value-type="percentage">
            <text:p>1,48 %</text:p>
          </table:table-cell>
          <table:table-cell table:style-name="ce3" table:formula="of:=[.BM23]/SUM([.$B23:.$BP23])" office:value-type="percentage" office:value="0.032133676092545" calcext:value-type="percentage">
            <text:p>3,21 %</text:p>
          </table:table-cell>
          <table:table-cell table:style-name="ce3" table:formula="of:=[.BN23]/SUM([.$B23:.$BP23])" office:value-type="percentage" office:value="0.0057840616966581" calcext:value-type="percentage">
            <text:p>0,58 %</text:p>
          </table:table-cell>
          <table:table-cell table:style-name="ce3" table:formula="of:=[.BO23]/SUM([.$B23:.$BP23])" office:value-type="percentage" office:value="0.122750642673522" calcext:value-type="percentage">
            <text:p>12,28 %</text:p>
          </table:table-cell>
          <table:table-cell table:style-name="ce3" table:formula="of:=[.BP23]/SUM([.$B23:.$BP23])" office:value-type="percentage" office:value="0.0160668380462725" calcext:value-type="percentage">
            <text:p>1,61 %</text:p>
          </table:table-cell>
          <table:table-cell table:number-columns-repeated="95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3" table:formula="of:=[.B24]/SUM([.$B24:.$BP24])" office:value-type="percentage" office:value="0.0059494298463064" calcext:value-type="percentage">
            <text:p>0,59 %</text:p>
          </table:table-cell>
          <table:table-cell table:style-name="ce3" table:formula="of:=[.C24]/SUM([.$B24:.$BP24])" office:value-type="percentage" office:value="0.0228061477441745" calcext:value-type="percentage">
            <text:p>2,28 %</text:p>
          </table:table-cell>
          <table:table-cell table:style-name="ce3" table:formula="of:=[.D24]/SUM([.$B24:.$BP24])" office:value-type="percentage" office:value="0.0059494298463064" calcext:value-type="percentage">
            <text:p>0,59 %</text:p>
          </table:table-cell>
          <table:table-cell table:style-name="ce3" table:formula="of:=[.E24]/SUM([.$B24:.$BP24])" office:value-type="percentage" office:value="0.0014873574615766" calcext:value-type="percentage">
            <text:p>0,15 %</text:p>
          </table:table-cell>
          <table:table-cell table:style-name="ce3" table:formula="of:=[.F24]/SUM([.$B24:.$BP24])" office:value-type="percentage" office:value="0.0104115022310362" calcext:value-type="percentage">
            <text:p>1,04 %</text:p>
          </table:table-cell>
          <table:table-cell table:style-name="ce3" table:formula="of:=[.G24]/SUM([.$B24:.$BP24])" office:value-type="percentage" office:value="0.00396628656420426" calcext:value-type="percentage">
            <text:p>0,40 %</text:p>
          </table:table-cell>
          <table:table-cell table:style-name="ce3" table:formula="of:=[.H24]/SUM([.$B24:.$BP24])" office:value-type="percentage" office:value="0.0044620723847298" calcext:value-type="percentage">
            <text:p>0,45 %</text:p>
          </table:table-cell>
          <table:table-cell table:style-name="ce3" table:formula="of:=[.I24]/SUM([.$B24:.$BP24])" office:value-type="percentage" office:value="0.000991571641051066" calcext:value-type="percentage">
            <text:p>0,10 %</text:p>
          </table:table-cell>
          <table:table-cell table:style-name="ce3" table:formula="of:=[.J24]/SUM([.$B24:.$BP24])" office:value-type="percentage" office:value="0.00198314328210213" calcext:value-type="percentage">
            <text:p>0,20 %</text:p>
          </table:table-cell>
          <table:table-cell table:style-name="ce3" table:formula="of:=[.K24]/SUM([.$B24:.$BP24])" office:value-type="percentage" office:value="0.00347050074367873" calcext:value-type="percentage">
            <text:p>0,35 %</text:p>
          </table:table-cell>
          <table:table-cell table:style-name="ce3" table:formula="of:=[.L24]/SUM([.$B24:.$BP24])" office:value-type="percentage" office:value="0.0138820029747149" calcext:value-type="percentage">
            <text:p>1,39 %</text:p>
          </table:table-cell>
          <table:table-cell table:style-name="ce3" table:formula="of:=[.M24]/SUM([.$B24:.$BP24])" office:value-type="percentage" office:value="0.0525532969757065" calcext:value-type="percentage">
            <text:p>5,26 %</text:p>
          </table:table-cell>
          <table:table-cell table:style-name="ce3" table:formula="of:=[.N24]/SUM([.$B24:.$BP24])" office:value-type="percentage" office:value="0.0029747149231532" calcext:value-type="percentage">
            <text:p>0,30 %</text:p>
          </table:table-cell>
          <table:table-cell table:style-name="ce3" table:formula="of:=[.O24]/SUM([.$B24:.$BP24])" office:value-type="percentage" office:value="0.0327218641546852" calcext:value-type="percentage">
            <text:p>3,27 %</text:p>
          </table:table-cell>
          <table:table-cell table:style-name="ce3" table:formula="of:=[.P24]/SUM([.$B24:.$BP24])" office:value-type="percentage" office:value="0.000495785820525533" calcext:value-type="percentage">
            <text:p>0,05 %</text:p>
          </table:table-cell>
          <table:table-cell table:style-name="ce3" table:formula="of:=[.Q24]/SUM([.$B24:.$BP24])" office:value-type="percentage" office:value="0.000495785820525533" calcext:value-type="percentage">
            <text:p>0,05 %</text:p>
          </table:table-cell>
          <table:table-cell table:style-name="ce3" table:formula="of:=[.R24]/SUM([.$B24:.$BP24])" office:value-type="percentage" office:value="0.000495785820525533" calcext:value-type="percentage">
            <text:p>0,05 %</text:p>
          </table:table-cell>
          <table:table-cell table:style-name="ce3" table:formula="of:=[.S24]/SUM([.$B24:.$BP24])" office:value-type="percentage" office:value="0.0014873574615766" calcext:value-type="percentage">
            <text:p>0,15 %</text:p>
          </table:table-cell>
          <table:table-cell table:style-name="ce3" table:formula="of:=[.T24]/SUM([.$B24:.$BP24])" office:value-type="percentage" office:value="0.00198314328210213" calcext:value-type="percentage">
            <text:p>0,20 %</text:p>
          </table:table-cell>
          <table:table-cell table:style-name="ce3" table:formula="of:=[.U24]/SUM([.$B24:.$BP24])" office:value-type="percentage" office:value="0.000495785820525533" calcext:value-type="percentage">
            <text:p>0,05 %</text:p>
          </table:table-cell>
          <table:table-cell table:style-name="ce3" table:formula="of:=[.V24]/SUM([.$B24:.$BP24])" office:value-type="percentage" office:value="0.00198314328210213" calcext:value-type="percentage">
            <text:p>0,20 %</text:p>
          </table:table-cell>
          <table:table-cell table:style-name="ce3" table:formula="of:=[.W24]/SUM([.$B24:.$BP24])" office:value-type="percentage" office:value="0.0114030738720873" calcext:value-type="percentage">
            <text:p>1,14 %</text:p>
          </table:table-cell>
          <table:table-cell table:style-name="ce3" table:formula="of:=[.X24]/SUM([.$B24:.$BP24])" office:value-type="percentage" office:value="0.000495785820525533" calcext:value-type="percentage">
            <text:p>0,05 %</text:p>
          </table:table-cell>
          <table:table-cell table:style-name="ce3" table:formula="of:=[.Y24]/SUM([.$B24:.$BP24])" office:value-type="percentage" office:value="0" calcext:value-type="percentage">
            <text:p>0,00 %</text:p>
          </table:table-cell>
          <table:table-cell table:style-name="ce3" table:formula="of:=[.Z24]/SUM([.$B24:.$BP24])" office:value-type="percentage" office:value="0" calcext:value-type="percentage">
            <text:p>0,00 %</text:p>
          </table:table-cell>
          <table:table-cell table:style-name="ce3" table:formula="of:=[.AA24]/SUM([.$B24:.$BP24])" office:value-type="percentage" office:value="0.0158651462568171" calcext:value-type="percentage">
            <text:p>1,59 %</text:p>
          </table:table-cell>
          <table:table-cell table:style-name="ce3" table:formula="of:=[.AB24]/SUM([.$B24:.$BP24])" office:value-type="percentage" office:value="0.00793257312840853" calcext:value-type="percentage">
            <text:p>0,79 %</text:p>
          </table:table-cell>
          <table:table-cell table:style-name="ce3" table:formula="of:=[.AC24]/SUM([.$B24:.$BP24])" office:value-type="percentage" office:value="0.0153693604362915" calcext:value-type="percentage">
            <text:p>1,54 %</text:p>
          </table:table-cell>
          <table:table-cell table:style-name="ce3" table:formula="of:=[.AD24]/SUM([.$B24:.$BP24])" office:value-type="percentage" office:value="0.000495785820525533" calcext:value-type="percentage">
            <text:p>0,05 %</text:p>
          </table:table-cell>
          <table:table-cell table:style-name="ce3" table:formula="of:=[.AE24]/SUM([.$B24:.$BP24])" office:value-type="percentage" office:value="0.0237977193852256" calcext:value-type="percentage">
            <text:p>2,38 %</text:p>
          </table:table-cell>
          <table:table-cell table:style-name="ce3" table:formula="of:=[.AF24]/SUM([.$B24:.$BP24])" office:value-type="percentage" office:value="0.00991571641051066" calcext:value-type="percentage">
            <text:p>0,99 %</text:p>
          </table:table-cell>
          <table:table-cell table:style-name="ce3" table:formula="of:=[.AG24]/SUM([.$B24:.$BP24])" office:value-type="percentage" office:value="0.180466038671294" calcext:value-type="percentage">
            <text:p>18,05 %</text:p>
          </table:table-cell>
          <table:table-cell table:style-name="ce3" table:formula="of:=[.AH24]/SUM([.$B24:.$BP24])" office:value-type="percentage" office:value="0.0352007932573128" calcext:value-type="percentage">
            <text:p>3,52 %</text:p>
          </table:table-cell>
          <table:table-cell table:style-name="ce3" table:formula="of:=[.AI24]/SUM([.$B24:.$BP24])" office:value-type="percentage" office:value="0" calcext:value-type="percentage">
            <text:p>0,00 %</text:p>
          </table:table-cell>
          <table:table-cell table:style-name="ce3" table:formula="of:=[.AJ24]/SUM([.$B24:.$BP24])" office:value-type="percentage" office:value="0.192860684184432" calcext:value-type="percentage">
            <text:p>19,29 %</text:p>
          </table:table-cell>
          <table:table-cell table:style-name="ce3" table:formula="of:=[.AK24]/SUM([.$B24:.$BP24])" office:value-type="percentage" office:value="0.0699058006941001" calcext:value-type="percentage">
            <text:p>6,99 %</text:p>
          </table:table-cell>
          <table:table-cell table:style-name="ce3" table:formula="of:=[.AL24]/SUM([.$B24:.$BP24])" office:value-type="percentage" office:value="0.0114030738720873" calcext:value-type="percentage">
            <text:p>1,14 %</text:p>
          </table:table-cell>
          <table:table-cell table:style-name="ce3" table:formula="of:=[.AM24]/SUM([.$B24:.$BP24])" office:value-type="percentage" office:value="0.0466038671294001" calcext:value-type="percentage">
            <text:p>4,66 %</text:p>
          </table:table-cell>
          <table:table-cell table:style-name="ce3" table:formula="of:=[.AN24]/SUM([.$B24:.$BP24])" office:value-type="percentage" office:value="0.0014873574615766" calcext:value-type="percentage">
            <text:p>0,15 %</text:p>
          </table:table-cell>
          <table:table-cell table:style-name="ce3" table:formula="of:=[.AO24]/SUM([.$B24:.$BP24])" office:value-type="percentage" office:value="0.029747149231532" calcext:value-type="percentage">
            <text:p>2,97 %</text:p>
          </table:table-cell>
          <table:table-cell table:style-name="ce3" table:formula="of:=[.AP24]/SUM([.$B24:.$BP24])" office:value-type="percentage" office:value="0.000991571641051066" calcext:value-type="percentage">
            <text:p>0,10 %</text:p>
          </table:table-cell>
          <table:table-cell table:style-name="ce3" table:formula="of:=[.AQ24]/SUM([.$B24:.$BP24])" office:value-type="percentage" office:value="0.000495785820525533" calcext:value-type="percentage">
            <text:p>0,05 %</text:p>
          </table:table-cell>
          <table:table-cell table:style-name="ce3" table:formula="of:=[.AR24]/SUM([.$B24:.$BP24])" office:value-type="percentage" office:value="0" calcext:value-type="percentage">
            <text:p>0,00 %</text:p>
          </table:table-cell>
          <table:table-cell table:style-name="ce3" table:formula="of:=[.AS24]/SUM([.$B24:.$BP24])" office:value-type="percentage" office:value="0.0104115022310362" calcext:value-type="percentage">
            <text:p>1,04 %</text:p>
          </table:table-cell>
          <table:table-cell table:style-name="ce3" table:formula="of:=[.AT24]/SUM([.$B24:.$BP24])" office:value-type="percentage" office:value="0" calcext:value-type="percentage">
            <text:p>0,00 %</text:p>
          </table:table-cell>
          <table:table-cell table:style-name="ce3" table:formula="of:=[.AU24]/SUM([.$B24:.$BP24])" office:value-type="percentage" office:value="0" calcext:value-type="percentage">
            <text:p>0,00 %</text:p>
          </table:table-cell>
          <table:table-cell table:style-name="ce3" table:formula="of:=[.AV24]/SUM([.$B24:.$BP24])" office:value-type="percentage" office:value="0" calcext:value-type="percentage">
            <text:p>0,00 %</text:p>
          </table:table-cell>
          <table:table-cell table:style-name="ce3" table:formula="of:=[.AW24]/SUM([.$B24:.$BP24])" office:value-type="percentage" office:value="0" calcext:value-type="percentage">
            <text:p>0,00 %</text:p>
          </table:table-cell>
          <table:table-cell table:style-name="ce3" table:formula="of:=[.AX24]/SUM([.$B24:.$BP24])" office:value-type="percentage" office:value="0.00247892910262766" calcext:value-type="percentage">
            <text:p>0,25 %</text:p>
          </table:table-cell>
          <table:table-cell table:style-name="ce3" table:formula="of:=[.AY24]/SUM([.$B24:.$BP24])" office:value-type="percentage" office:value="0" calcext:value-type="percentage">
            <text:p>0,00 %</text:p>
          </table:table-cell>
          <table:table-cell table:style-name="ce3" table:formula="of:=[.AZ24]/SUM([.$B24:.$BP24])" office:value-type="percentage" office:value="0" calcext:value-type="percentage">
            <text:p>0,00 %</text:p>
          </table:table-cell>
          <table:table-cell table:style-name="ce3" table:formula="of:=[.BA24]/SUM([.$B24:.$BP24])" office:value-type="percentage" office:value="0" calcext:value-type="percentage">
            <text:p>0,00 %</text:p>
          </table:table-cell>
          <table:table-cell table:style-name="ce3" table:formula="of:=[.BB24]/SUM([.$B24:.$BP24])" office:value-type="percentage" office:value="0" calcext:value-type="percentage">
            <text:p>0,00 %</text:p>
          </table:table-cell>
          <table:table-cell table:style-name="ce3" table:formula="of:=[.BC24]/SUM([.$B24:.$BP24])" office:value-type="percentage" office:value="0.00793257312840853" calcext:value-type="percentage">
            <text:p>0,79 %</text:p>
          </table:table-cell>
          <table:table-cell table:style-name="ce3" table:formula="of:=[.BD24]/SUM([.$B24:.$BP24])" office:value-type="percentage" office:value="0.00793257312840853" calcext:value-type="percentage">
            <text:p>0,79 %</text:p>
          </table:table-cell>
          <table:table-cell table:style-name="ce3" table:formula="of:=[.BE24]/SUM([.$B24:.$BP24])" office:value-type="percentage" office:value="0" calcext:value-type="percentage">
            <text:p>0,00 %</text:p>
          </table:table-cell>
          <table:table-cell table:style-name="ce3" table:formula="of:=[.BF24]/SUM([.$B24:.$BP24])" office:value-type="percentage" office:value="0.0356965790778384" calcext:value-type="percentage">
            <text:p>3,57 %</text:p>
          </table:table-cell>
          <table:table-cell table:style-name="ce3" table:formula="of:=[.BG24]/SUM([.$B24:.$BP24])" office:value-type="percentage" office:value="0.00892414476945959" calcext:value-type="percentage">
            <text:p>0,89 %</text:p>
          </table:table-cell>
          <table:table-cell table:style-name="ce3" table:formula="of:=[.BH24]/SUM([.$B24:.$BP24])" office:value-type="percentage" office:value="0.00545364402578086" calcext:value-type="percentage">
            <text:p>0,55 %</text:p>
          </table:table-cell>
          <table:table-cell table:style-name="ce3" table:formula="of:=[.BI24]/SUM([.$B24:.$BP24])" office:value-type="percentage" office:value="0.00198314328210213" calcext:value-type="percentage">
            <text:p>0,20 %</text:p>
          </table:table-cell>
          <table:table-cell table:style-name="ce3" table:formula="of:=[.BJ24]/SUM([.$B24:.$BP24])" office:value-type="percentage" office:value="0.000495785820525533" calcext:value-type="percentage">
            <text:p>0,05 %</text:p>
          </table:table-cell>
          <table:table-cell table:style-name="ce3" table:formula="of:=[.BK24]/SUM([.$B24:.$BP24])" office:value-type="percentage" office:value="0.00396628656420426" calcext:value-type="percentage">
            <text:p>0,40 %</text:p>
          </table:table-cell>
          <table:table-cell table:style-name="ce3" table:formula="of:=[.BL24]/SUM([.$B24:.$BP24])" office:value-type="percentage" office:value="0.0153693604362915" calcext:value-type="percentage">
            <text:p>1,54 %</text:p>
          </table:table-cell>
          <table:table-cell table:style-name="ce3" table:formula="of:=[.BM24]/SUM([.$B24:.$BP24])" office:value-type="percentage" office:value="0.0059494298463064" calcext:value-type="percentage">
            <text:p>0,59 %</text:p>
          </table:table-cell>
          <table:table-cell table:style-name="ce3" table:formula="of:=[.BN24]/SUM([.$B24:.$BP24])" office:value-type="percentage" office:value="0.0059494298463064" calcext:value-type="percentage">
            <text:p>0,59 %</text:p>
          </table:table-cell>
          <table:table-cell table:style-name="ce3" table:formula="of:=[.BO24]/SUM([.$B24:.$BP24])" office:value-type="percentage" office:value="0.0550322260783342" calcext:value-type="percentage">
            <text:p>5,50 %</text:p>
          </table:table-cell>
          <table:table-cell table:style-name="ce3" table:formula="of:=[.BP24]/SUM([.$B24:.$BP24])" office:value-type="percentage" office:value="0.00694100148735746" calcext:value-type="percentage">
            <text:p>0,69 %</text:p>
          </table:table-cell>
          <table:table-cell table:number-columns-repeated="956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3" table:formula="of:=[.B25]/SUM([.$B25:.$BP25])" office:value-type="percentage" office:value="0.0317273795534665" calcext:value-type="percentage">
            <text:p>3,17 %</text:p>
          </table:table-cell>
          <table:table-cell table:style-name="ce3" table:formula="of:=[.C25]/SUM([.$B25:.$BP25])" office:value-type="percentage" office:value="0.0129259694477086" calcext:value-type="percentage">
            <text:p>1,29 %</text:p>
          </table:table-cell>
          <table:table-cell table:style-name="ce3" table:formula="of:=[.D25]/SUM([.$B25:.$BP25])" office:value-type="percentage" office:value="0.0317273795534665" calcext:value-type="percentage">
            <text:p>3,17 %</text:p>
          </table:table-cell>
          <table:table-cell table:style-name="ce3" table:formula="of:=[.E25]/SUM([.$B25:.$BP25])" office:value-type="percentage" office:value="0.0164512338425382" calcext:value-type="percentage">
            <text:p>1,65 %</text:p>
          </table:table-cell>
          <table:table-cell table:style-name="ce3" table:formula="of:=[.F25]/SUM([.$B25:.$BP25])" office:value-type="percentage" office:value="0.00940070505287897" calcext:value-type="percentage">
            <text:p>0,94 %</text:p>
          </table:table-cell>
          <table:table-cell table:style-name="ce3" table:formula="of:=[.G25]/SUM([.$B25:.$BP25])" office:value-type="percentage" office:value="0.0246768507638073" calcext:value-type="percentage">
            <text:p>2,47 %</text:p>
          </table:table-cell>
          <table:table-cell table:style-name="ce3" table:formula="of:=[.H25]/SUM([.$B25:.$BP25])" office:value-type="percentage" office:value="0.00940070505287897" calcext:value-type="percentage">
            <text:p>0,94 %</text:p>
          </table:table-cell>
          <table:table-cell table:style-name="ce3" table:formula="of:=[.I25]/SUM([.$B25:.$BP25])" office:value-type="percentage" office:value="0" calcext:value-type="percentage">
            <text:p>0,00 %</text:p>
          </table:table-cell>
          <table:table-cell table:style-name="ce3" table:formula="of:=[.J25]/SUM([.$B25:.$BP25])" office:value-type="percentage" office:value="0.00117508813160987" calcext:value-type="percentage">
            <text:p>0,12 %</text:p>
          </table:table-cell>
          <table:table-cell table:style-name="ce3" table:formula="of:=[.K25]/SUM([.$B25:.$BP25])" office:value-type="percentage" office:value="0.0141010575793185" calcext:value-type="percentage">
            <text:p>1,41 %</text:p>
          </table:table-cell>
          <table:table-cell table:style-name="ce3" table:formula="of:=[.L25]/SUM([.$B25:.$BP25])" office:value-type="percentage" office:value="0.0105757931844888" calcext:value-type="percentage">
            <text:p>1,06 %</text:p>
          </table:table-cell>
          <table:table-cell table:style-name="ce3" table:formula="of:=[.M25]/SUM([.$B25:.$BP25])" office:value-type="percentage" office:value="0.0540540540540541" calcext:value-type="percentage">
            <text:p>5,41 %</text:p>
          </table:table-cell>
          <table:table-cell table:style-name="ce3" table:formula="of:=[.N25]/SUM([.$B25:.$BP25])" office:value-type="percentage" office:value="0.00470035252643948" calcext:value-type="percentage">
            <text:p>0,47 %</text:p>
          </table:table-cell>
          <table:table-cell table:style-name="ce3" table:formula="of:=[.O25]/SUM([.$B25:.$BP25])" office:value-type="percentage" office:value="0.0258519388954172" calcext:value-type="percentage">
            <text:p>2,59 %</text:p>
          </table:table-cell>
          <table:table-cell table:style-name="ce3" table:formula="of:=[.P25]/SUM([.$B25:.$BP25])" office:value-type="percentage" office:value="0.00117508813160987" calcext:value-type="percentage">
            <text:p>0,12 %</text:p>
          </table:table-cell>
          <table:table-cell table:style-name="ce3" table:formula="of:=[.Q25]/SUM([.$B25:.$BP25])" office:value-type="percentage" office:value="0.00117508813160987" calcext:value-type="percentage">
            <text:p>0,12 %</text:p>
          </table:table-cell>
          <table:table-cell table:style-name="ce3" table:formula="of:=[.R25]/SUM([.$B25:.$BP25])" office:value-type="percentage" office:value="0.00117508813160987" calcext:value-type="percentage">
            <text:p>0,12 %</text:p>
          </table:table-cell>
          <table:table-cell table:style-name="ce3" table:formula="of:=[.S25]/SUM([.$B25:.$BP25])" office:value-type="percentage" office:value="0" calcext:value-type="percentage">
            <text:p>0,00 %</text:p>
          </table:table-cell>
          <table:table-cell table:style-name="ce3" table:formula="of:=[.T25]/SUM([.$B25:.$BP25])" office:value-type="percentage" office:value="0.00235017626321974" calcext:value-type="percentage">
            <text:p>0,24 %</text:p>
          </table:table-cell>
          <table:table-cell table:style-name="ce3" table:formula="of:=[.U25]/SUM([.$B25:.$BP25])" office:value-type="percentage" office:value="0" calcext:value-type="percentage">
            <text:p>0,00 %</text:p>
          </table:table-cell>
          <table:table-cell table:style-name="ce3" table:formula="of:=[.V25]/SUM([.$B25:.$BP25])" office:value-type="percentage" office:value="0" calcext:value-type="percentage">
            <text:p>0,00 %</text:p>
          </table:table-cell>
          <table:table-cell table:style-name="ce3" table:formula="of:=[.W25]/SUM([.$B25:.$BP25])" office:value-type="percentage" office:value="0.0329024676850764" calcext:value-type="percentage">
            <text:p>3,29 %</text:p>
          </table:table-cell>
          <table:table-cell table:style-name="ce3" table:formula="of:=[.X25]/SUM([.$B25:.$BP25])" office:value-type="percentage" office:value="0.00352526439482961" calcext:value-type="percentage">
            <text:p>0,35 %</text:p>
          </table:table-cell>
          <table:table-cell table:style-name="ce3" table:formula="of:=[.Y25]/SUM([.$B25:.$BP25])" office:value-type="percentage" office:value="0" calcext:value-type="percentage">
            <text:p>0,00 %</text:p>
          </table:table-cell>
          <table:table-cell table:style-name="ce3" table:formula="of:=[.Z25]/SUM([.$B25:.$BP25])" office:value-type="percentage" office:value="0" calcext:value-type="percentage">
            <text:p>0,00 %</text:p>
          </table:table-cell>
          <table:table-cell table:style-name="ce3" table:formula="of:=[.AA25]/SUM([.$B25:.$BP25])" office:value-type="percentage" office:value="0.00587544065804935" calcext:value-type="percentage">
            <text:p>0,59 %</text:p>
          </table:table-cell>
          <table:table-cell table:style-name="ce3" table:formula="of:=[.AB25]/SUM([.$B25:.$BP25])" office:value-type="percentage" office:value="0.00705052878965922" calcext:value-type="percentage">
            <text:p>0,71 %</text:p>
          </table:table-cell>
          <table:table-cell table:style-name="ce3" table:formula="of:=[.AC25]/SUM([.$B25:.$BP25])" office:value-type="percentage" office:value="0.00470035252643948" calcext:value-type="percentage">
            <text:p>0,47 %</text:p>
          </table:table-cell>
          <table:table-cell table:style-name="ce3" table:formula="of:=[.AD25]/SUM([.$B25:.$BP25])" office:value-type="percentage" office:value="0" calcext:value-type="percentage">
            <text:p>0,00 %</text:p>
          </table:table-cell>
          <table:table-cell table:style-name="ce3" table:formula="of:=[.AE25]/SUM([.$B25:.$BP25])" office:value-type="percentage" office:value="0.0082256169212691" calcext:value-type="percentage">
            <text:p>0,82 %</text:p>
          </table:table-cell>
          <table:table-cell table:style-name="ce3" table:formula="of:=[.AF25]/SUM([.$B25:.$BP25])" office:value-type="percentage" office:value="0" calcext:value-type="percentage">
            <text:p>0,00 %</text:p>
          </table:table-cell>
          <table:table-cell table:style-name="ce3" table:formula="of:=[.AG25]/SUM([.$B25:.$BP25])" office:value-type="percentage" office:value="0.00940070505287897" calcext:value-type="percentage">
            <text:p>0,94 %</text:p>
          </table:table-cell>
          <table:table-cell table:style-name="ce3" table:formula="of:=[.AH25]/SUM([.$B25:.$BP25])" office:value-type="percentage" office:value="0.00235017626321974" calcext:value-type="percentage">
            <text:p>0,24 %</text:p>
          </table:table-cell>
          <table:table-cell table:style-name="ce3" table:formula="of:=[.AI25]/SUM([.$B25:.$BP25])" office:value-type="percentage" office:value="0" calcext:value-type="percentage">
            <text:p>0,00 %</text:p>
          </table:table-cell>
          <table:table-cell table:style-name="ce3" table:formula="of:=[.AJ25]/SUM([.$B25:.$BP25])" office:value-type="percentage" office:value="0.0105757931844888" calcext:value-type="percentage">
            <text:p>1,06 %</text:p>
          </table:table-cell>
          <table:table-cell table:style-name="ce3" table:formula="of:=[.AK25]/SUM([.$B25:.$BP25])" office:value-type="percentage" office:value="0.157461809635723" calcext:value-type="percentage">
            <text:p>15,75 %</text:p>
          </table:table-cell>
          <table:table-cell table:style-name="ce3" table:formula="of:=[.AL25]/SUM([.$B25:.$BP25])" office:value-type="percentage" office:value="0.00352526439482961" calcext:value-type="percentage">
            <text:p>0,35 %</text:p>
          </table:table-cell>
          <table:table-cell table:style-name="ce3" table:formula="of:=[.AM25]/SUM([.$B25:.$BP25])" office:value-type="percentage" office:value="0.0317273795534665" calcext:value-type="percentage">
            <text:p>3,17 %</text:p>
          </table:table-cell>
          <table:table-cell table:style-name="ce3" table:formula="of:=[.AN25]/SUM([.$B25:.$BP25])" office:value-type="percentage" office:value="0" calcext:value-type="percentage">
            <text:p>0,00 %</text:p>
          </table:table-cell>
          <table:table-cell table:style-name="ce3" table:formula="of:=[.AO25]/SUM([.$B25:.$BP25])" office:value-type="percentage" office:value="0.0481786133960047" calcext:value-type="percentage">
            <text:p>4,82 %</text:p>
          </table:table-cell>
          <table:table-cell table:style-name="ce3" table:formula="of:=[.AP25]/SUM([.$B25:.$BP25])" office:value-type="percentage" office:value="0.00705052878965922" calcext:value-type="percentage">
            <text:p>0,71 %</text:p>
          </table:table-cell>
          <table:table-cell table:style-name="ce3" table:formula="of:=[.AQ25]/SUM([.$B25:.$BP25])" office:value-type="percentage" office:value="0.00705052878965922" calcext:value-type="percentage">
            <text:p>0,71 %</text:p>
          </table:table-cell>
          <table:table-cell table:style-name="ce3" table:formula="of:=[.AR25]/SUM([.$B25:.$BP25])" office:value-type="percentage" office:value="0.00587544065804935" calcext:value-type="percentage">
            <text:p>0,59 %</text:p>
          </table:table-cell>
          <table:table-cell table:style-name="ce3" table:formula="of:=[.AS25]/SUM([.$B25:.$BP25])" office:value-type="percentage" office:value="0.0470035252643948" calcext:value-type="percentage">
            <text:p>4,70 %</text:p>
          </table:table-cell>
          <table:table-cell table:style-name="ce3" table:formula="of:=[.AT25]/SUM([.$B25:.$BP25])" office:value-type="percentage" office:value="0.00117508813160987" calcext:value-type="percentage">
            <text:p>0,12 %</text:p>
          </table:table-cell>
          <table:table-cell table:style-name="ce3" table:formula="of:=[.AU25]/SUM([.$B25:.$BP25])" office:value-type="percentage" office:value="0" calcext:value-type="percentage">
            <text:p>0,00 %</text:p>
          </table:table-cell>
          <table:table-cell table:style-name="ce3" table:formula="of:=[.AV25]/SUM([.$B25:.$BP25])" office:value-type="percentage" office:value="0" calcext:value-type="percentage">
            <text:p>0,00 %</text:p>
          </table:table-cell>
          <table:table-cell table:style-name="ce3" table:formula="of:=[.AW25]/SUM([.$B25:.$BP25])" office:value-type="percentage" office:value="0" calcext:value-type="percentage">
            <text:p>0,00 %</text:p>
          </table:table-cell>
          <table:table-cell table:style-name="ce3" table:formula="of:=[.AX25]/SUM([.$B25:.$BP25])" office:value-type="percentage" office:value="0.0305522914218566" calcext:value-type="percentage">
            <text:p>3,06 %</text:p>
          </table:table-cell>
          <table:table-cell table:style-name="ce3" table:formula="of:=[.AY25]/SUM([.$B25:.$BP25])" office:value-type="percentage" office:value="0" calcext:value-type="percentage">
            <text:p>0,00 %</text:p>
          </table:table-cell>
          <table:table-cell table:style-name="ce3" table:formula="of:=[.AZ25]/SUM([.$B25:.$BP25])" office:value-type="percentage" office:value="0" calcext:value-type="percentage">
            <text:p>0,00 %</text:p>
          </table:table-cell>
          <table:table-cell table:style-name="ce3" table:formula="of:=[.BA25]/SUM([.$B25:.$BP25])" office:value-type="percentage" office:value="0.00235017626321974" calcext:value-type="percentage">
            <text:p>0,24 %</text:p>
          </table:table-cell>
          <table:table-cell table:style-name="ce3" table:formula="of:=[.BB25]/SUM([.$B25:.$BP25])" office:value-type="percentage" office:value="0.00235017626321974" calcext:value-type="percentage">
            <text:p>0,24 %</text:p>
          </table:table-cell>
          <table:table-cell table:style-name="ce3" table:formula="of:=[.BC25]/SUM([.$B25:.$BP25])" office:value-type="percentage" office:value="0" calcext:value-type="percentage">
            <text:p>0,00 %</text:p>
          </table:table-cell>
          <table:table-cell table:style-name="ce3" table:formula="of:=[.BD25]/SUM([.$B25:.$BP25])" office:value-type="percentage" office:value="0.00235017626321974" calcext:value-type="percentage">
            <text:p>0,24 %</text:p>
          </table:table-cell>
          <table:table-cell table:style-name="ce3" table:formula="of:=[.BE25]/SUM([.$B25:.$BP25])" office:value-type="percentage" office:value="0" calcext:value-type="percentage">
            <text:p>0,00 %</text:p>
          </table:table-cell>
          <table:table-cell table:style-name="ce3" table:formula="of:=[.BF25]/SUM([.$B25:.$BP25])" office:value-type="percentage" office:value="0.0246768507638073" calcext:value-type="percentage">
            <text:p>2,47 %</text:p>
          </table:table-cell>
          <table:table-cell table:style-name="ce3" table:formula="of:=[.BG25]/SUM([.$B25:.$BP25])" office:value-type="percentage" office:value="0.00705052878965922" calcext:value-type="percentage">
            <text:p>0,71 %</text:p>
          </table:table-cell>
          <table:table-cell table:style-name="ce3" table:formula="of:=[.BH25]/SUM([.$B25:.$BP25])" office:value-type="percentage" office:value="0.00352526439482961" calcext:value-type="percentage">
            <text:p>0,35 %</text:p>
          </table:table-cell>
          <table:table-cell table:style-name="ce3" table:formula="of:=[.BI25]/SUM([.$B25:.$BP25])" office:value-type="percentage" office:value="0.00940070505287897" calcext:value-type="percentage">
            <text:p>0,94 %</text:p>
          </table:table-cell>
          <table:table-cell table:style-name="ce3" table:formula="of:=[.BJ25]/SUM([.$B25:.$BP25])" office:value-type="percentage" office:value="0.00117508813160987" calcext:value-type="percentage">
            <text:p>0,12 %</text:p>
          </table:table-cell>
          <table:table-cell table:style-name="ce3" table:formula="of:=[.BK25]/SUM([.$B25:.$BP25])" office:value-type="percentage" office:value="0.0528789659224442" calcext:value-type="percentage">
            <text:p>5,29 %</text:p>
          </table:table-cell>
          <table:table-cell table:style-name="ce3" table:formula="of:=[.BL25]/SUM([.$B25:.$BP25])" office:value-type="percentage" office:value="0.104582843713278" calcext:value-type="percentage">
            <text:p>10,46 %</text:p>
          </table:table-cell>
          <table:table-cell table:style-name="ce3" table:formula="of:=[.BM25]/SUM([.$B25:.$BP25])" office:value-type="percentage" office:value="0.00352526439482961" calcext:value-type="percentage">
            <text:p>0,35 %</text:p>
          </table:table-cell>
          <table:table-cell table:style-name="ce3" table:formula="of:=[.BN25]/SUM([.$B25:.$BP25])" office:value-type="percentage" office:value="0.00352526439482961" calcext:value-type="percentage">
            <text:p>0,35 %</text:p>
          </table:table-cell>
          <table:table-cell table:style-name="ce3" table:formula="of:=[.BO25]/SUM([.$B25:.$BP25])" office:value-type="percentage" office:value="0.082256169212691" calcext:value-type="percentage">
            <text:p>8,23 %</text:p>
          </table:table-cell>
          <table:table-cell table:style-name="ce3" table:formula="of:=[.BP25]/SUM([.$B25:.$BP25])" office:value-type="percentage" office:value="0.0235017626321974" calcext:value-type="percentage">
            <text:p>2,35 %</text:p>
          </table:table-cell>
          <table:table-cell table:number-columns-repeated="956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3" table:formula="of:=[.B26]/SUM([.$B26:.$BP26])" office:value-type="percentage" office:value="0.0360411899313501" calcext:value-type="percentage">
            <text:p>3,60 %</text:p>
          </table:table-cell>
          <table:table-cell table:style-name="ce3" table:formula="of:=[.C26]/SUM([.$B26:.$BP26])" office:value-type="percentage" office:value="0.011441647597254" calcext:value-type="percentage">
            <text:p>1,14 %</text:p>
          </table:table-cell>
          <table:table-cell table:style-name="ce3" table:formula="of:=[.D26]/SUM([.$B26:.$BP26])" office:value-type="percentage" office:value="0.0377574370709382" calcext:value-type="percentage">
            <text:p>3,78 %</text:p>
          </table:table-cell>
          <table:table-cell table:style-name="ce3" table:formula="of:=[.E26]/SUM([.$B26:.$BP26])" office:value-type="percentage" office:value="0.0085812356979405" calcext:value-type="percentage">
            <text:p>0,86 %</text:p>
          </table:table-cell>
          <table:table-cell table:style-name="ce3" table:formula="of:=[.F26]/SUM([.$B26:.$BP26])" office:value-type="percentage" office:value="0.0234553775743707" calcext:value-type="percentage">
            <text:p>2,35 %</text:p>
          </table:table-cell>
          <table:table-cell table:style-name="ce3" table:formula="of:=[.G26]/SUM([.$B26:.$BP26])" office:value-type="percentage" office:value="0.0217391304347826" calcext:value-type="percentage">
            <text:p>2,17 %</text:p>
          </table:table-cell>
          <table:table-cell table:style-name="ce3" table:formula="of:=[.H26]/SUM([.$B26:.$BP26])" office:value-type="percentage" office:value="0.0097254004576659" calcext:value-type="percentage">
            <text:p>0,97 %</text:p>
          </table:table-cell>
          <table:table-cell table:style-name="ce3" table:formula="of:=[.I26]/SUM([.$B26:.$BP26])" office:value-type="percentage" office:value="0.0040045766590389" calcext:value-type="percentage">
            <text:p>0,40 %</text:p>
          </table:table-cell>
          <table:table-cell table:style-name="ce3" table:formula="of:=[.J26]/SUM([.$B26:.$BP26])" office:value-type="percentage" office:value="0.0028604118993135" calcext:value-type="percentage">
            <text:p>0,29 %</text:p>
          </table:table-cell>
          <table:table-cell table:style-name="ce3" table:formula="of:=[.K26]/SUM([.$B26:.$BP26])" office:value-type="percentage" office:value="0.011441647597254" calcext:value-type="percentage">
            <text:p>1,14 %</text:p>
          </table:table-cell>
          <table:table-cell table:style-name="ce3" table:formula="of:=[.L26]/SUM([.$B26:.$BP26])" office:value-type="percentage" office:value="0.0160183066361556" calcext:value-type="percentage">
            <text:p>1,60 %</text:p>
          </table:table-cell>
          <table:table-cell table:style-name="ce3" table:formula="of:=[.M26]/SUM([.$B26:.$BP26])" office:value-type="percentage" office:value="0.0308924485125858" calcext:value-type="percentage">
            <text:p>3,09 %</text:p>
          </table:table-cell>
          <table:table-cell table:style-name="ce3" table:formula="of:=[.N26]/SUM([.$B26:.$BP26])" office:value-type="percentage" office:value="0.0005720823798627" calcext:value-type="percentage">
            <text:p>0,06 %</text:p>
          </table:table-cell>
          <table:table-cell table:style-name="ce3" table:formula="of:=[.O26]/SUM([.$B26:.$BP26])" office:value-type="percentage" office:value="0.0194508009153318" calcext:value-type="percentage">
            <text:p>1,95 %</text:p>
          </table:table-cell>
          <table:table-cell table:style-name="ce3" table:formula="of:=[.P26]/SUM([.$B26:.$BP26])" office:value-type="percentage" office:value="0.0005720823798627" calcext:value-type="percentage">
            <text:p>0,06 %</text:p>
          </table:table-cell>
          <table:table-cell table:style-name="ce3" table:formula="of:=[.Q26]/SUM([.$B26:.$BP26])" office:value-type="percentage" office:value="0.0005720823798627" calcext:value-type="percentage">
            <text:p>0,06 %</text:p>
          </table:table-cell>
          <table:table-cell table:style-name="ce3" table:formula="of:=[.R26]/SUM([.$B26:.$BP26])" office:value-type="percentage" office:value="0" calcext:value-type="percentage">
            <text:p>0,00 %</text:p>
          </table:table-cell>
          <table:table-cell table:style-name="ce3" table:formula="of:=[.S26]/SUM([.$B26:.$BP26])" office:value-type="percentage" office:value="0.0034324942791762" calcext:value-type="percentage">
            <text:p>0,34 %</text:p>
          </table:table-cell>
          <table:table-cell table:style-name="ce3" table:formula="of:=[.T26]/SUM([.$B26:.$BP26])" office:value-type="percentage" office:value="0" calcext:value-type="percentage">
            <text:p>0,00 %</text:p>
          </table:table-cell>
          <table:table-cell table:style-name="ce3" table:formula="of:=[.U26]/SUM([.$B26:.$BP26])" office:value-type="percentage" office:value="0" calcext:value-type="percentage">
            <text:p>0,00 %</text:p>
          </table:table-cell>
          <table:table-cell table:style-name="ce3" table:formula="of:=[.V26]/SUM([.$B26:.$BP26])" office:value-type="percentage" office:value="0.005720823798627" calcext:value-type="percentage">
            <text:p>0,57 %</text:p>
          </table:table-cell>
          <table:table-cell table:style-name="ce3" table:formula="of:=[.W26]/SUM([.$B26:.$BP26])" office:value-type="percentage" office:value="0.0211670480549199" calcext:value-type="percentage">
            <text:p>2,12 %</text:p>
          </table:table-cell>
          <table:table-cell table:style-name="ce3" table:formula="of:=[.X26]/SUM([.$B26:.$BP26])" office:value-type="percentage" office:value="0.0017162471395881" calcext:value-type="percentage">
            <text:p>0,17 %</text:p>
          </table:table-cell>
          <table:table-cell table:style-name="ce3" table:formula="of:=[.Y26]/SUM([.$B26:.$BP26])" office:value-type="percentage" office:value="0" calcext:value-type="percentage">
            <text:p>0,00 %</text:p>
          </table:table-cell>
          <table:table-cell table:style-name="ce3" table:formula="of:=[.Z26]/SUM([.$B26:.$BP26])" office:value-type="percentage" office:value="0.0011441647597254" calcext:value-type="percentage">
            <text:p>0,11 %</text:p>
          </table:table-cell>
          <table:table-cell table:style-name="ce3" table:formula="of:=[.AA26]/SUM([.$B26:.$BP26])" office:value-type="percentage" office:value="0.0131578947368421" calcext:value-type="percentage">
            <text:p>1,32 %</text:p>
          </table:table-cell>
          <table:table-cell table:style-name="ce3" table:formula="of:=[.AB26]/SUM([.$B26:.$BP26])" office:value-type="percentage" office:value="0.0080091533180778" calcext:value-type="percentage">
            <text:p>0,80 %</text:p>
          </table:table-cell>
          <table:table-cell table:style-name="ce3" table:formula="of:=[.AC26]/SUM([.$B26:.$BP26])" office:value-type="percentage" office:value="0.0034324942791762" calcext:value-type="percentage">
            <text:p>0,34 %</text:p>
          </table:table-cell>
          <table:table-cell table:style-name="ce3" table:formula="of:=[.AD26]/SUM([.$B26:.$BP26])" office:value-type="percentage" office:value="0.0045766590389016" calcext:value-type="percentage">
            <text:p>0,46 %</text:p>
          </table:table-cell>
          <table:table-cell table:style-name="ce3" table:formula="of:=[.AE26]/SUM([.$B26:.$BP26])" office:value-type="percentage" office:value="0.0091533180778032" calcext:value-type="percentage">
            <text:p>0,92 %</text:p>
          </table:table-cell>
          <table:table-cell table:style-name="ce3" table:formula="of:=[.AF26]/SUM([.$B26:.$BP26])" office:value-type="percentage" office:value="0.0005720823798627" calcext:value-type="percentage">
            <text:p>0,06 %</text:p>
          </table:table-cell>
          <table:table-cell table:style-name="ce3" table:formula="of:=[.AG26]/SUM([.$B26:.$BP26])" office:value-type="percentage" office:value="0.0389016018306636" calcext:value-type="percentage">
            <text:p>3,89 %</text:p>
          </table:table-cell>
          <table:table-cell table:style-name="ce3" table:formula="of:=[.AH26]/SUM([.$B26:.$BP26])" office:value-type="percentage" office:value="0.017162471395881" calcext:value-type="percentage">
            <text:p>1,72 %</text:p>
          </table:table-cell>
          <table:table-cell table:style-name="ce3" table:formula="of:=[.AI26]/SUM([.$B26:.$BP26])" office:value-type="percentage" office:value="0.0005720823798627" calcext:value-type="percentage">
            <text:p>0,06 %</text:p>
          </table:table-cell>
          <table:table-cell table:style-name="ce3" table:formula="of:=[.AJ26]/SUM([.$B26:.$BP26])" office:value-type="percentage" office:value="0.0474828375286041" calcext:value-type="percentage">
            <text:p>4,75 %</text:p>
          </table:table-cell>
          <table:table-cell table:style-name="ce3" table:formula="of:=[.AK26]/SUM([.$B26:.$BP26])" office:value-type="percentage" office:value="0.183066361556064" calcext:value-type="percentage">
            <text:p>18,31 %</text:p>
          </table:table-cell>
          <table:table-cell table:style-name="ce3" table:formula="of:=[.AL26]/SUM([.$B26:.$BP26])" office:value-type="percentage" office:value="0.011441647597254" calcext:value-type="percentage">
            <text:p>1,14 %</text:p>
          </table:table-cell>
          <table:table-cell table:style-name="ce3" table:formula="of:=[.AM26]/SUM([.$B26:.$BP26])" office:value-type="percentage" office:value="0.0194508009153318" calcext:value-type="percentage">
            <text:p>1,95 %</text:p>
          </table:table-cell>
          <table:table-cell table:style-name="ce3" table:formula="of:=[.AN26]/SUM([.$B26:.$BP26])" office:value-type="percentage" office:value="0.0011441647597254" calcext:value-type="percentage">
            <text:p>0,11 %</text:p>
          </table:table-cell>
          <table:table-cell table:style-name="ce3" table:formula="of:=[.AO26]/SUM([.$B26:.$BP26])" office:value-type="percentage" office:value="0.0268878718535469" calcext:value-type="percentage">
            <text:p>2,69 %</text:p>
          </table:table-cell>
          <table:table-cell table:style-name="ce3" table:formula="of:=[.AP26]/SUM([.$B26:.$BP26])" office:value-type="percentage" office:value="0.0148741418764302" calcext:value-type="percentage">
            <text:p>1,49 %</text:p>
          </table:table-cell>
          <table:table-cell table:style-name="ce3" table:formula="of:=[.AQ26]/SUM([.$B26:.$BP26])" office:value-type="percentage" office:value="0.0017162471395881" calcext:value-type="percentage">
            <text:p>0,17 %</text:p>
          </table:table-cell>
          <table:table-cell table:style-name="ce3" table:formula="of:=[.AR26]/SUM([.$B26:.$BP26])" office:value-type="percentage" office:value="0.0011441647597254" calcext:value-type="percentage">
            <text:p>0,11 %</text:p>
          </table:table-cell>
          <table:table-cell table:style-name="ce3" table:formula="of:=[.AS26]/SUM([.$B26:.$BP26])" office:value-type="percentage" office:value="0.0469107551487414" calcext:value-type="percentage">
            <text:p>4,69 %</text:p>
          </table:table-cell>
          <table:table-cell table:style-name="ce3" table:formula="of:=[.AT26]/SUM([.$B26:.$BP26])" office:value-type="percentage" office:value="0" calcext:value-type="percentage">
            <text:p>0,00 %</text:p>
          </table:table-cell>
          <table:table-cell table:style-name="ce3" table:formula="of:=[.AU26]/SUM([.$B26:.$BP26])" office:value-type="percentage" office:value="0" calcext:value-type="percentage">
            <text:p>0,00 %</text:p>
          </table:table-cell>
          <table:table-cell table:style-name="ce3" table:formula="of:=[.AV26]/SUM([.$B26:.$BP26])" office:value-type="percentage" office:value="0.0005720823798627" calcext:value-type="percentage">
            <text:p>0,06 %</text:p>
          </table:table-cell>
          <table:table-cell table:style-name="ce3" table:formula="of:=[.AW26]/SUM([.$B26:.$BP26])" office:value-type="percentage" office:value="0" calcext:value-type="percentage">
            <text:p>0,00 %</text:p>
          </table:table-cell>
          <table:table-cell table:style-name="ce3" table:formula="of:=[.AX26]/SUM([.$B26:.$BP26])" office:value-type="percentage" office:value="0.0040045766590389" calcext:value-type="percentage">
            <text:p>0,40 %</text:p>
          </table:table-cell>
          <table:table-cell table:style-name="ce3" table:formula="of:=[.AY26]/SUM([.$B26:.$BP26])" office:value-type="percentage" office:value="0" calcext:value-type="percentage">
            <text:p>0,00 %</text:p>
          </table:table-cell>
          <table:table-cell table:style-name="ce3" table:formula="of:=[.AZ26]/SUM([.$B26:.$BP26])" office:value-type="percentage" office:value="0.0005720823798627" calcext:value-type="percentage">
            <text:p>0,06 %</text:p>
          </table:table-cell>
          <table:table-cell table:style-name="ce3" table:formula="of:=[.BA26]/SUM([.$B26:.$BP26])" office:value-type="percentage" office:value="0.0011441647597254" calcext:value-type="percentage">
            <text:p>0,11 %</text:p>
          </table:table-cell>
          <table:table-cell table:style-name="ce3" table:formula="of:=[.BB26]/SUM([.$B26:.$BP26])" office:value-type="percentage" office:value="0.0005720823798627" calcext:value-type="percentage">
            <text:p>0,06 %</text:p>
          </table:table-cell>
          <table:table-cell table:style-name="ce3" table:formula="of:=[.BC26]/SUM([.$B26:.$BP26])" office:value-type="percentage" office:value="0.0022883295194508" calcext:value-type="percentage">
            <text:p>0,23 %</text:p>
          </table:table-cell>
          <table:table-cell table:style-name="ce3" table:formula="of:=[.BD26]/SUM([.$B26:.$BP26])" office:value-type="percentage" office:value="0.011441647597254" calcext:value-type="percentage">
            <text:p>1,14 %</text:p>
          </table:table-cell>
          <table:table-cell table:style-name="ce3" table:formula="of:=[.BE26]/SUM([.$B26:.$BP26])" office:value-type="percentage" office:value="0" calcext:value-type="percentage">
            <text:p>0,00 %</text:p>
          </table:table-cell>
          <table:table-cell table:style-name="ce3" table:formula="of:=[.BF26]/SUM([.$B26:.$BP26])" office:value-type="percentage" office:value="0.0640732265446224" calcext:value-type="percentage">
            <text:p>6,41 %</text:p>
          </table:table-cell>
          <table:table-cell table:style-name="ce3" table:formula="of:=[.BG26]/SUM([.$B26:.$BP26])" office:value-type="percentage" office:value="0.0045766590389016" calcext:value-type="percentage">
            <text:p>0,46 %</text:p>
          </table:table-cell>
          <table:table-cell table:style-name="ce3" table:formula="of:=[.BH26]/SUM([.$B26:.$BP26])" office:value-type="percentage" office:value="0.0017162471395881" calcext:value-type="percentage">
            <text:p>0,17 %</text:p>
          </table:table-cell>
          <table:table-cell table:style-name="ce3" table:formula="of:=[.BI26]/SUM([.$B26:.$BP26])" office:value-type="percentage" office:value="0.0051487414187643" calcext:value-type="percentage">
            <text:p>0,51 %</text:p>
          </table:table-cell>
          <table:table-cell table:style-name="ce3" table:formula="of:=[.BJ26]/SUM([.$B26:.$BP26])" office:value-type="percentage" office:value="0.0062929061784897" calcext:value-type="percentage">
            <text:p>0,63 %</text:p>
          </table:table-cell>
          <table:table-cell table:style-name="ce3" table:formula="of:=[.BK26]/SUM([.$B26:.$BP26])" office:value-type="percentage" office:value="0.0154462242562929" calcext:value-type="percentage">
            <text:p>1,54 %</text:p>
          </table:table-cell>
          <table:table-cell table:style-name="ce3" table:formula="of:=[.BL26]/SUM([.$B26:.$BP26])" office:value-type="percentage" office:value="0.034324942791762" calcext:value-type="percentage">
            <text:p>3,43 %</text:p>
          </table:table-cell>
          <table:table-cell table:style-name="ce3" table:formula="of:=[.BM26]/SUM([.$B26:.$BP26])" office:value-type="percentage" office:value="0.0085812356979405" calcext:value-type="percentage">
            <text:p>0,86 %</text:p>
          </table:table-cell>
          <table:table-cell table:style-name="ce3" table:formula="of:=[.BN26]/SUM([.$B26:.$BP26])" office:value-type="percentage" office:value="0.0205949656750572" calcext:value-type="percentage">
            <text:p>2,06 %</text:p>
          </table:table-cell>
          <table:table-cell table:style-name="ce3" table:formula="of:=[.BO26]/SUM([.$B26:.$BP26])" office:value-type="percentage" office:value="0.0875286041189931" calcext:value-type="percentage">
            <text:p>8,75 %</text:p>
          </table:table-cell>
          <table:table-cell table:style-name="ce3" table:formula="of:=[.BP26]/SUM([.$B26:.$BP26])" office:value-type="percentage" office:value="0.0131578947368421" calcext:value-type="percentage">
            <text:p>1,32 %</text:p>
          </table:table-cell>
          <table:table-cell table:number-columns-repeated="956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3" table:formula="of:=[.B27]/SUM([.$B27:.$BP27])" office:value-type="percentage" office:value="0.0669824086603518" calcext:value-type="percentage">
            <text:p>6,70 %</text:p>
          </table:table-cell>
          <table:table-cell table:style-name="ce3" table:formula="of:=[.C27]/SUM([.$B27:.$BP27])" office:value-type="percentage" office:value="0.0395805142083897" calcext:value-type="percentage">
            <text:p>3,96 %</text:p>
          </table:table-cell>
          <table:table-cell table:style-name="ce3" table:formula="of:=[.D27]/SUM([.$B27:.$BP27])" office:value-type="percentage" office:value="0.0713802435723951" calcext:value-type="percentage">
            <text:p>7,14 %</text:p>
          </table:table-cell>
          <table:table-cell table:style-name="ce3" table:formula="of:=[.E27]/SUM([.$B27:.$BP27])" office:value-type="percentage" office:value="0.0121786197564276" calcext:value-type="percentage">
            <text:p>1,22 %</text:p>
          </table:table-cell>
          <table:table-cell table:style-name="ce3" table:formula="of:=[.F27]/SUM([.$B27:.$BP27])" office:value-type="percentage" office:value="0.0094722598105548" calcext:value-type="percentage">
            <text:p>0,95 %</text:p>
          </table:table-cell>
          <table:table-cell table:style-name="ce3" table:formula="of:=[.G27]/SUM([.$B27:.$BP27])" office:value-type="percentage" office:value="0.0111637347767253" calcext:value-type="percentage">
            <text:p>1,12 %</text:p>
          </table:table-cell>
          <table:table-cell table:style-name="ce3" table:formula="of:=[.H27]/SUM([.$B27:.$BP27])" office:value-type="percentage" office:value="0.0098105548037889" calcext:value-type="percentage">
            <text:p>0,98 %</text:p>
          </table:table-cell>
          <table:table-cell table:style-name="ce3" table:formula="of:=[.I27]/SUM([.$B27:.$BP27])" office:value-type="percentage" office:value="0.003382949932341" calcext:value-type="percentage">
            <text:p>0,34 %</text:p>
          </table:table-cell>
          <table:table-cell table:style-name="ce3" table:formula="of:=[.J27]/SUM([.$B27:.$BP27])" office:value-type="percentage" office:value="0.0040595399188092" calcext:value-type="percentage">
            <text:p>0,41 %</text:p>
          </table:table-cell>
          <table:table-cell table:style-name="ce3" table:formula="of:=[.K27]/SUM([.$B27:.$BP27])" office:value-type="percentage" office:value="0.013531799729364" calcext:value-type="percentage">
            <text:p>1,35 %</text:p>
          </table:table-cell>
          <table:table-cell table:style-name="ce3" table:formula="of:=[.L27]/SUM([.$B27:.$BP27])" office:value-type="percentage" office:value="0.0064276048714479" calcext:value-type="percentage">
            <text:p>0,64 %</text:p>
          </table:table-cell>
          <table:table-cell table:style-name="ce3" table:formula="of:=[.M27]/SUM([.$B27:.$BP27])" office:value-type="percentage" office:value="0.0659675236806495" calcext:value-type="percentage">
            <text:p>6,60 %</text:p>
          </table:table-cell>
          <table:table-cell table:style-name="ce3" table:formula="of:=[.N27]/SUM([.$B27:.$BP27])" office:value-type="percentage" office:value="0.0003382949932341" calcext:value-type="percentage">
            <text:p>0,03 %</text:p>
          </table:table-cell>
          <table:table-cell table:style-name="ce3" table:formula="of:=[.O27]/SUM([.$B27:.$BP27])" office:value-type="percentage" office:value="0.0087956698240866" calcext:value-type="percentage">
            <text:p>0,88 %</text:p>
          </table:table-cell>
          <table:table-cell table:style-name="ce3" table:formula="of:=[.P27]/SUM([.$B27:.$BP27])" office:value-type="percentage" office:value="0.0010148849797023" calcext:value-type="percentage">
            <text:p>0,10 %</text:p>
          </table:table-cell>
          <table:table-cell table:style-name="ce3" table:formula="of:=[.Q27]/SUM([.$B27:.$BP27])" office:value-type="percentage" office:value="0.0016914749661705" calcext:value-type="percentage">
            <text:p>0,17 %</text:p>
          </table:table-cell>
          <table:table-cell table:style-name="ce3" table:formula="of:=[.R27]/SUM([.$B27:.$BP27])" office:value-type="percentage" office:value="0.0003382949932341" calcext:value-type="percentage">
            <text:p>0,03 %</text:p>
          </table:table-cell>
          <table:table-cell table:style-name="ce3" table:formula="of:=[.S27]/SUM([.$B27:.$BP27])" office:value-type="percentage" office:value="0.0010148849797023" calcext:value-type="percentage">
            <text:p>0,10 %</text:p>
          </table:table-cell>
          <table:table-cell table:style-name="ce3" table:formula="of:=[.T27]/SUM([.$B27:.$BP27])" office:value-type="percentage" office:value="0.0064276048714479" calcext:value-type="percentage">
            <text:p>0,64 %</text:p>
          </table:table-cell>
          <table:table-cell table:style-name="ce3" table:formula="of:=[.U27]/SUM([.$B27:.$BP27])" office:value-type="percentage" office:value="0.0006765899864682" calcext:value-type="percentage">
            <text:p>0,07 %</text:p>
          </table:table-cell>
          <table:table-cell table:style-name="ce3" table:formula="of:=[.V27]/SUM([.$B27:.$BP27])" office:value-type="percentage" office:value="0.0064276048714479" calcext:value-type="percentage">
            <text:p>0,64 %</text:p>
          </table:table-cell>
          <table:table-cell table:style-name="ce3" table:formula="of:=[.W27]/SUM([.$B27:.$BP27])" office:value-type="percentage" office:value="0.0131935047361299" calcext:value-type="percentage">
            <text:p>1,32 %</text:p>
          </table:table-cell>
          <table:table-cell table:style-name="ce3" table:formula="of:=[.X27]/SUM([.$B27:.$BP27])" office:value-type="percentage" office:value="0.0016914749661705" calcext:value-type="percentage">
            <text:p>0,17 %</text:p>
          </table:table-cell>
          <table:table-cell table:style-name="ce3" table:formula="of:=[.Y27]/SUM([.$B27:.$BP27])" office:value-type="percentage" office:value="0" calcext:value-type="percentage">
            <text:p>0,00 %</text:p>
          </table:table-cell>
          <table:table-cell table:style-name="ce3" table:formula="of:=[.Z27]/SUM([.$B27:.$BP27])" office:value-type="percentage" office:value="0.0010148849797023" calcext:value-type="percentage">
            <text:p>0,10 %</text:p>
          </table:table-cell>
          <table:table-cell table:style-name="ce3" table:formula="of:=[.AA27]/SUM([.$B27:.$BP27])" office:value-type="percentage" office:value="0.0216508795669824" calcext:value-type="percentage">
            <text:p>2,17 %</text:p>
          </table:table-cell>
          <table:table-cell table:style-name="ce3" table:formula="of:=[.AB27]/SUM([.$B27:.$BP27])" office:value-type="percentage" office:value="0.0104871447902571" calcext:value-type="percentage">
            <text:p>1,05 %</text:p>
          </table:table-cell>
          <table:table-cell table:style-name="ce3" table:formula="of:=[.AC27]/SUM([.$B27:.$BP27])" office:value-type="percentage" office:value="0.0084573748308525" calcext:value-type="percentage">
            <text:p>0,85 %</text:p>
          </table:table-cell>
          <table:table-cell table:style-name="ce3" table:formula="of:=[.AD27]/SUM([.$B27:.$BP27])" office:value-type="percentage" office:value="0" calcext:value-type="percentage">
            <text:p>0,00 %</text:p>
          </table:table-cell>
          <table:table-cell table:style-name="ce3" table:formula="of:=[.AE27]/SUM([.$B27:.$BP27])" office:value-type="percentage" office:value="0.0040595399188092" calcext:value-type="percentage">
            <text:p>0,41 %</text:p>
          </table:table-cell>
          <table:table-cell table:style-name="ce3" table:formula="of:=[.AF27]/SUM([.$B27:.$BP27])" office:value-type="percentage" office:value="0.0003382949932341" calcext:value-type="percentage">
            <text:p>0,03 %</text:p>
          </table:table-cell>
          <table:table-cell table:style-name="ce3" table:formula="of:=[.AG27]/SUM([.$B27:.$BP27])" office:value-type="percentage" office:value="0.016914749661705" calcext:value-type="percentage">
            <text:p>1,69 %</text:p>
          </table:table-cell>
          <table:table-cell table:style-name="ce3" table:formula="of:=[.AH27]/SUM([.$B27:.$BP27])" office:value-type="percentage" office:value="0.0104871447902571" calcext:value-type="percentage">
            <text:p>1,05 %</text:p>
          </table:table-cell>
          <table:table-cell table:style-name="ce3" table:formula="of:=[.AI27]/SUM([.$B27:.$BP27])" office:value-type="percentage" office:value="0.0020297699594046" calcext:value-type="percentage">
            <text:p>0,20 %</text:p>
          </table:table-cell>
          <table:table-cell table:style-name="ce3" table:formula="of:=[.AJ27]/SUM([.$B27:.$BP27])" office:value-type="percentage" office:value="0.0284167794316644" calcext:value-type="percentage">
            <text:p>2,84 %</text:p>
          </table:table-cell>
          <table:table-cell table:style-name="ce3" table:formula="of:=[.AK27]/SUM([.$B27:.$BP27])" office:value-type="percentage" office:value="0.127198917456022" calcext:value-type="percentage">
            <text:p>12,72 %</text:p>
          </table:table-cell>
          <table:table-cell table:style-name="ce3" table:formula="of:=[.AL27]/SUM([.$B27:.$BP27])" office:value-type="percentage" office:value="0.0074424898511502" calcext:value-type="percentage">
            <text:p>0,74 %</text:p>
          </table:table-cell>
          <table:table-cell table:style-name="ce3" table:formula="of:=[.AM27]/SUM([.$B27:.$BP27])" office:value-type="percentage" office:value="0.0155615696887686" calcext:value-type="percentage">
            <text:p>1,56 %</text:p>
          </table:table-cell>
          <table:table-cell table:style-name="ce3" table:formula="of:=[.AN27]/SUM([.$B27:.$BP27])" office:value-type="percentage" office:value="0.0013531799729364" calcext:value-type="percentage">
            <text:p>0,14 %</text:p>
          </table:table-cell>
          <table:table-cell table:style-name="ce3" table:formula="of:=[.AO27]/SUM([.$B27:.$BP27])" office:value-type="percentage" office:value="0.0240189445196211" calcext:value-type="percentage">
            <text:p>2,40 %</text:p>
          </table:table-cell>
          <table:table-cell table:style-name="ce3" table:formula="of:=[.AP27]/SUM([.$B27:.$BP27])" office:value-type="percentage" office:value="0.0027063599458728" calcext:value-type="percentage">
            <text:p>0,27 %</text:p>
          </table:table-cell>
          <table:table-cell table:style-name="ce3" table:formula="of:=[.AQ27]/SUM([.$B27:.$BP27])" office:value-type="percentage" office:value="0.0013531799729364" calcext:value-type="percentage">
            <text:p>0,14 %</text:p>
          </table:table-cell>
          <table:table-cell table:style-name="ce3" table:formula="of:=[.AR27]/SUM([.$B27:.$BP27])" office:value-type="percentage" office:value="0.0006765899864682" calcext:value-type="percentage">
            <text:p>0,07 %</text:p>
          </table:table-cell>
          <table:table-cell table:style-name="ce3" table:formula="of:=[.AS27]/SUM([.$B27:.$BP27])" office:value-type="percentage" office:value="0.071041948579161" calcext:value-type="percentage">
            <text:p>7,10 %</text:p>
          </table:table-cell>
          <table:table-cell table:style-name="ce3" table:formula="of:=[.AT27]/SUM([.$B27:.$BP27])" office:value-type="percentage" office:value="0" calcext:value-type="percentage">
            <text:p>0,00 %</text:p>
          </table:table-cell>
          <table:table-cell table:style-name="ce3" table:formula="of:=[.AU27]/SUM([.$B27:.$BP27])" office:value-type="percentage" office:value="0.0013531799729364" calcext:value-type="percentage">
            <text:p>0,14 %</text:p>
          </table:table-cell>
          <table:table-cell table:style-name="ce3" table:formula="of:=[.AV27]/SUM([.$B27:.$BP27])" office:value-type="percentage" office:value="0.0006765899864682" calcext:value-type="percentage">
            <text:p>0,07 %</text:p>
          </table:table-cell>
          <table:table-cell table:style-name="ce3" table:formula="of:=[.AW27]/SUM([.$B27:.$BP27])" office:value-type="percentage" office:value="0" calcext:value-type="percentage">
            <text:p>0,00 %</text:p>
          </table:table-cell>
          <table:table-cell table:style-name="ce3" table:formula="of:=[.AX27]/SUM([.$B27:.$BP27])" office:value-type="percentage" office:value="0.0057510148849797" calcext:value-type="percentage">
            <text:p>0,58 %</text:p>
          </table:table-cell>
          <table:table-cell table:style-name="ce3" table:formula="of:=[.AY27]/SUM([.$B27:.$BP27])" office:value-type="percentage" office:value="0.0003382949932341" calcext:value-type="percentage">
            <text:p>0,03 %</text:p>
          </table:table-cell>
          <table:table-cell table:style-name="ce3" table:formula="of:=[.AZ27]/SUM([.$B27:.$BP27])" office:value-type="percentage" office:value="0.0003382949932341" calcext:value-type="percentage">
            <text:p>0,03 %</text:p>
          </table:table-cell>
          <table:table-cell table:style-name="ce3" table:formula="of:=[.BA27]/SUM([.$B27:.$BP27])" office:value-type="percentage" office:value="0.0016914749661705" calcext:value-type="percentage">
            <text:p>0,17 %</text:p>
          </table:table-cell>
          <table:table-cell table:style-name="ce3" table:formula="of:=[.BB27]/SUM([.$B27:.$BP27])" office:value-type="percentage" office:value="0.0003382949932341" calcext:value-type="percentage">
            <text:p>0,03 %</text:p>
          </table:table-cell>
          <table:table-cell table:style-name="ce3" table:formula="of:=[.BC27]/SUM([.$B27:.$BP27])" office:value-type="percentage" office:value="0.0040595399188092" calcext:value-type="percentage">
            <text:p>0,41 %</text:p>
          </table:table-cell>
          <table:table-cell table:style-name="ce3" table:formula="of:=[.BD27]/SUM([.$B27:.$BP27])" office:value-type="percentage" office:value="0.0108254397834912" calcext:value-type="percentage">
            <text:p>1,08 %</text:p>
          </table:table-cell>
          <table:table-cell table:style-name="ce3" table:formula="of:=[.BE27]/SUM([.$B27:.$BP27])" office:value-type="percentage" office:value="0" calcext:value-type="percentage">
            <text:p>0,00 %</text:p>
          </table:table-cell>
          <table:table-cell table:style-name="ce3" table:formula="of:=[.BF27]/SUM([.$B27:.$BP27])" office:value-type="percentage" office:value="0.0571718538565629" calcext:value-type="percentage">
            <text:p>5,72 %</text:p>
          </table:table-cell>
          <table:table-cell table:style-name="ce3" table:formula="of:=[.BG27]/SUM([.$B27:.$BP27])" office:value-type="percentage" office:value="0.0057510148849797" calcext:value-type="percentage">
            <text:p>0,58 %</text:p>
          </table:table-cell>
          <table:table-cell table:style-name="ce3" table:formula="of:=[.BH27]/SUM([.$B27:.$BP27])" office:value-type="percentage" office:value="0.0013531799729364" calcext:value-type="percentage">
            <text:p>0,14 %</text:p>
          </table:table-cell>
          <table:table-cell table:style-name="ce3" table:formula="of:=[.BI27]/SUM([.$B27:.$BP27])" office:value-type="percentage" office:value="0.0115020297699594" calcext:value-type="percentage">
            <text:p>1,15 %</text:p>
          </table:table-cell>
          <table:table-cell table:style-name="ce3" table:formula="of:=[.BJ27]/SUM([.$B27:.$BP27])" office:value-type="percentage" office:value="0.0050744248985115" calcext:value-type="percentage">
            <text:p>0,51 %</text:p>
          </table:table-cell>
          <table:table-cell table:style-name="ce3" table:formula="of:=[.BK27]/SUM([.$B27:.$BP27])" office:value-type="percentage" office:value="0.0118403247631935" calcext:value-type="percentage">
            <text:p>1,18 %</text:p>
          </table:table-cell>
          <table:table-cell table:style-name="ce3" table:formula="of:=[.BL27]/SUM([.$B27:.$BP27])" office:value-type="percentage" office:value="0.03382949932341" calcext:value-type="percentage">
            <text:p>3,38 %</text:p>
          </table:table-cell>
          <table:table-cell table:style-name="ce3" table:formula="of:=[.BM27]/SUM([.$B27:.$BP27])" office:value-type="percentage" office:value="0.0148849797023004" calcext:value-type="percentage">
            <text:p>1,49 %</text:p>
          </table:table-cell>
          <table:table-cell table:style-name="ce3" table:formula="of:=[.BN27]/SUM([.$B27:.$BP27])" office:value-type="percentage" office:value="0.0368741542625169" calcext:value-type="percentage">
            <text:p>3,69 %</text:p>
          </table:table-cell>
          <table:table-cell table:style-name="ce3" table:formula="of:=[.BO27]/SUM([.$B27:.$BP27])" office:value-type="percentage" office:value="0.0761163734776725" calcext:value-type="percentage">
            <text:p>7,61 %</text:p>
          </table:table-cell>
          <table:table-cell table:style-name="ce3" table:formula="of:=[.BP27]/SUM([.$B27:.$BP27])" office:value-type="percentage" office:value="0.0094722598105548" calcext:value-type="percentage">
            <text:p>0,95 %</text:p>
          </table:table-cell>
          <table:table-cell table:number-columns-repeated="956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table:formula="of:=[.B28]/SUM([.$B28:.$BP28])" office:value-type="percentage" office:value="0.0463515374024782" calcext:value-type="percentage">
            <text:p>4,64 %</text:p>
          </table:table-cell>
          <table:table-cell table:style-name="ce3" table:formula="of:=[.C28]/SUM([.$B28:.$BP28])" office:value-type="percentage" office:value="0.0238641578705828" calcext:value-type="percentage">
            <text:p>2,39 %</text:p>
          </table:table-cell>
          <table:table-cell table:style-name="ce3" table:formula="of:=[.D28]/SUM([.$B28:.$BP28])" office:value-type="percentage" office:value="0.0541532813217072" calcext:value-type="percentage">
            <text:p>5,42 %</text:p>
          </table:table-cell>
          <table:table-cell table:style-name="ce3" table:formula="of:=[.E28]/SUM([.$B28:.$BP28])" office:value-type="percentage" office:value="0.0018357044515833" calcext:value-type="percentage">
            <text:p>0,18 %</text:p>
          </table:table-cell>
          <table:table-cell table:style-name="ce3" table:formula="of:=[.F28]/SUM([.$B28:.$BP28])" office:value-type="percentage" office:value="0.0362551629187701" calcext:value-type="percentage">
            <text:p>3,63 %</text:p>
          </table:table-cell>
          <table:table-cell table:style-name="ce3" table:formula="of:=[.G28]/SUM([.$B28:.$BP28])" office:value-type="percentage" office:value="0.0119320789352914" calcext:value-type="percentage">
            <text:p>1,19 %</text:p>
          </table:table-cell>
          <table:table-cell table:style-name="ce3" table:formula="of:=[.H28]/SUM([.$B28:.$BP28])" office:value-type="percentage" office:value="0.00688389169343736" calcext:value-type="percentage">
            <text:p>0,69 %</text:p>
          </table:table-cell>
          <table:table-cell table:style-name="ce3" table:formula="of:=[.I28]/SUM([.$B28:.$BP28])" office:value-type="percentage" office:value="0.00137677833868747" calcext:value-type="percentage">
            <text:p>0,14 %</text:p>
          </table:table-cell>
          <table:table-cell table:style-name="ce3" table:formula="of:=[.J28]/SUM([.$B28:.$BP28])" office:value-type="percentage" office:value="0.000917852225791648" calcext:value-type="percentage">
            <text:p>0,09 %</text:p>
          </table:table-cell>
          <table:table-cell table:style-name="ce3" table:formula="of:=[.K28]/SUM([.$B28:.$BP28])" office:value-type="percentage" office:value="0.0123910050481872" calcext:value-type="percentage">
            <text:p>1,24 %</text:p>
          </table:table-cell>
          <table:table-cell table:style-name="ce3" table:formula="of:=[.L28]/SUM([.$B28:.$BP28])" office:value-type="percentage" office:value="0.0201927489674162" calcext:value-type="percentage">
            <text:p>2,02 %</text:p>
          </table:table-cell>
          <table:table-cell table:style-name="ce3" table:formula="of:=[.M28]/SUM([.$B28:.$BP28])" office:value-type="percentage" office:value="0.039008719596145" calcext:value-type="percentage">
            <text:p>3,90 %</text:p>
          </table:table-cell>
          <table:table-cell table:style-name="ce3" table:formula="of:=[.N28]/SUM([.$B28:.$BP28])" office:value-type="percentage" office:value="0.00229463056447912" calcext:value-type="percentage">
            <text:p>0,23 %</text:p>
          </table:table-cell>
          <table:table-cell table:style-name="ce3" table:formula="of:=[.O28]/SUM([.$B28:.$BP28])" office:value-type="percentage" office:value="0.0211106011932079" calcext:value-type="percentage">
            <text:p>2,11 %</text:p>
          </table:table-cell>
          <table:table-cell table:style-name="ce3" table:formula="of:=[.P28]/SUM([.$B28:.$BP28])" office:value-type="percentage" office:value="0.00137677833868747" calcext:value-type="percentage">
            <text:p>0,14 %</text:p>
          </table:table-cell>
          <table:table-cell table:style-name="ce3" table:formula="of:=[.Q28]/SUM([.$B28:.$BP28])" office:value-type="percentage" office:value="0.00458926112895824" calcext:value-type="percentage">
            <text:p>0,46 %</text:p>
          </table:table-cell>
          <table:table-cell table:style-name="ce3" table:formula="of:=[.R28]/SUM([.$B28:.$BP28])" office:value-type="percentage" office:value="0" calcext:value-type="percentage">
            <text:p>0,00 %</text:p>
          </table:table-cell>
          <table:table-cell table:style-name="ce3" table:formula="of:=[.S28]/SUM([.$B28:.$BP28])" office:value-type="percentage" office:value="0.00413033501606241" calcext:value-type="percentage">
            <text:p>0,41 %</text:p>
          </table:table-cell>
          <table:table-cell table:style-name="ce3" table:formula="of:=[.T28]/SUM([.$B28:.$BP28])" office:value-type="percentage" office:value="0.000458926112895824" calcext:value-type="percentage">
            <text:p>0,05 %</text:p>
          </table:table-cell>
          <table:table-cell table:style-name="ce3" table:formula="of:=[.U28]/SUM([.$B28:.$BP28])" office:value-type="percentage" office:value="0" calcext:value-type="percentage">
            <text:p>0,00 %</text:p>
          </table:table-cell>
          <table:table-cell table:style-name="ce3" table:formula="of:=[.V28]/SUM([.$B28:.$BP28])" office:value-type="percentage" office:value="0.000917852225791648" calcext:value-type="percentage">
            <text:p>0,09 %</text:p>
          </table:table-cell>
          <table:table-cell table:style-name="ce3" table:formula="of:=[.W28]/SUM([.$B28:.$BP28])" office:value-type="percentage" office:value="0.0142267094997705" calcext:value-type="percentage">
            <text:p>1,42 %</text:p>
          </table:table-cell>
          <table:table-cell table:style-name="ce3" table:formula="of:=[.X28]/SUM([.$B28:.$BP28])" office:value-type="percentage" office:value="0" calcext:value-type="percentage">
            <text:p>0,00 %</text:p>
          </table:table-cell>
          <table:table-cell table:style-name="ce3" table:formula="of:=[.Y28]/SUM([.$B28:.$BP28])" office:value-type="percentage" office:value="0" calcext:value-type="percentage">
            <text:p>0,00 %</text:p>
          </table:table-cell>
          <table:table-cell table:style-name="ce3" table:formula="of:=[.Z28]/SUM([.$B28:.$BP28])" office:value-type="percentage" office:value="0" calcext:value-type="percentage">
            <text:p>0,00 %</text:p>
          </table:table-cell>
          <table:table-cell table:style-name="ce3" table:formula="of:=[.AA28]/SUM([.$B28:.$BP28])" office:value-type="percentage" office:value="0.0376319412574575" calcext:value-type="percentage">
            <text:p>3,76 %</text:p>
          </table:table-cell>
          <table:table-cell table:style-name="ce3" table:formula="of:=[.AB28]/SUM([.$B28:.$BP28])" office:value-type="percentage" office:value="0.0298301973382285" calcext:value-type="percentage">
            <text:p>2,98 %</text:p>
          </table:table-cell>
          <table:table-cell table:style-name="ce3" table:formula="of:=[.AC28]/SUM([.$B28:.$BP28])" office:value-type="percentage" office:value="0.00321248279027077" calcext:value-type="percentage">
            <text:p>0,32 %</text:p>
          </table:table-cell>
          <table:table-cell table:style-name="ce3" table:formula="of:=[.AD28]/SUM([.$B28:.$BP28])" office:value-type="percentage" office:value="0" calcext:value-type="percentage">
            <text:p>0,00 %</text:p>
          </table:table-cell>
          <table:table-cell table:style-name="ce3" table:formula="of:=[.AE28]/SUM([.$B28:.$BP28])" office:value-type="percentage" office:value="0.00642496558054153" calcext:value-type="percentage">
            <text:p>0,64 %</text:p>
          </table:table-cell>
          <table:table-cell table:style-name="ce3" table:formula="of:=[.AF28]/SUM([.$B28:.$BP28])" office:value-type="percentage" office:value="0.000458926112895824" calcext:value-type="percentage">
            <text:p>0,05 %</text:p>
          </table:table-cell>
          <table:table-cell table:style-name="ce3" table:formula="of:=[.AG28]/SUM([.$B28:.$BP28])" office:value-type="percentage" office:value="0.0137677833868747" calcext:value-type="percentage">
            <text:p>1,38 %</text:p>
          </table:table-cell>
          <table:table-cell table:style-name="ce3" table:formula="of:=[.AH28]/SUM([.$B28:.$BP28])" office:value-type="percentage" office:value="0.000458926112895824" calcext:value-type="percentage">
            <text:p>0,05 %</text:p>
          </table:table-cell>
          <table:table-cell table:style-name="ce3" table:formula="of:=[.AI28]/SUM([.$B28:.$BP28])" office:value-type="percentage" office:value="0.0018357044515833" calcext:value-type="percentage">
            <text:p>0,18 %</text:p>
          </table:table-cell>
          <table:table-cell table:style-name="ce3" table:formula="of:=[.AJ28]/SUM([.$B28:.$BP28])" office:value-type="percentage" office:value="0.0188159706287288" calcext:value-type="percentage">
            <text:p>1,88 %</text:p>
          </table:table-cell>
          <table:table-cell table:style-name="ce3" table:formula="of:=[.AK28]/SUM([.$B28:.$BP28])" office:value-type="percentage" office:value="0.196879302432308" calcext:value-type="percentage">
            <text:p>19,69 %</text:p>
          </table:table-cell>
          <table:table-cell table:style-name="ce3" table:formula="of:=[.AL28]/SUM([.$B28:.$BP28])" office:value-type="percentage" office:value="0.00688389169343736" calcext:value-type="percentage">
            <text:p>0,69 %</text:p>
          </table:table-cell>
          <table:table-cell table:style-name="ce3" table:formula="of:=[.AM28]/SUM([.$B28:.$BP28])" office:value-type="percentage" office:value="0.015603487838458" calcext:value-type="percentage">
            <text:p>1,56 %</text:p>
          </table:table-cell>
          <table:table-cell table:style-name="ce3" table:formula="of:=[.AN28]/SUM([.$B28:.$BP28])" office:value-type="percentage" office:value="0.000917852225791648" calcext:value-type="percentage">
            <text:p>0,09 %</text:p>
          </table:table-cell>
          <table:table-cell table:style-name="ce3" table:formula="of:=[.AO28]/SUM([.$B28:.$BP28])" office:value-type="percentage" office:value="0.0279944928866452" calcext:value-type="percentage">
            <text:p>2,80 %</text:p>
          </table:table-cell>
          <table:table-cell table:style-name="ce3" table:formula="of:=[.AP28]/SUM([.$B28:.$BP28])" office:value-type="percentage" office:value="0.00642496558054153" calcext:value-type="percentage">
            <text:p>0,64 %</text:p>
          </table:table-cell>
          <table:table-cell table:style-name="ce3" table:formula="of:=[.AQ28]/SUM([.$B28:.$BP28])" office:value-type="percentage" office:value="0.0018357044515833" calcext:value-type="percentage">
            <text:p>0,18 %</text:p>
          </table:table-cell>
          <table:table-cell table:style-name="ce3" table:formula="of:=[.AR28]/SUM([.$B28:.$BP28])" office:value-type="percentage" office:value="0.00137677833868747" calcext:value-type="percentage">
            <text:p>0,14 %</text:p>
          </table:table-cell>
          <table:table-cell table:style-name="ce3" table:formula="of:=[.AS28]/SUM([.$B28:.$BP28])" office:value-type="percentage" office:value="0.0738871041762276" calcext:value-type="percentage">
            <text:p>7,39 %</text:p>
          </table:table-cell>
          <table:table-cell table:style-name="ce3" table:formula="of:=[.AT28]/SUM([.$B28:.$BP28])" office:value-type="percentage" office:value="0" calcext:value-type="percentage">
            <text:p>0,00 %</text:p>
          </table:table-cell>
          <table:table-cell table:style-name="ce3" table:formula="of:=[.AU28]/SUM([.$B28:.$BP28])" office:value-type="percentage" office:value="0.000917852225791648" calcext:value-type="percentage">
            <text:p>0,09 %</text:p>
          </table:table-cell>
          <table:table-cell table:style-name="ce3" table:formula="of:=[.AV28]/SUM([.$B28:.$BP28])" office:value-type="percentage" office:value="0.000458926112895824" calcext:value-type="percentage">
            <text:p>0,05 %</text:p>
          </table:table-cell>
          <table:table-cell table:style-name="ce3" table:formula="of:=[.AW28]/SUM([.$B28:.$BP28])" office:value-type="percentage" office:value="0" calcext:value-type="percentage">
            <text:p>0,00 %</text:p>
          </table:table-cell>
          <table:table-cell table:style-name="ce3" table:formula="of:=[.AX28]/SUM([.$B28:.$BP28])" office:value-type="percentage" office:value="0.00321248279027077" calcext:value-type="percentage">
            <text:p>0,32 %</text:p>
          </table:table-cell>
          <table:table-cell table:style-name="ce3" table:formula="of:=[.AY28]/SUM([.$B28:.$BP28])" office:value-type="percentage" office:value="0" calcext:value-type="percentage">
            <text:p>0,00 %</text:p>
          </table:table-cell>
          <table:table-cell table:style-name="ce3" table:formula="of:=[.AZ28]/SUM([.$B28:.$BP28])" office:value-type="percentage" office:value="0" calcext:value-type="percentage">
            <text:p>0,00 %</text:p>
          </table:table-cell>
          <table:table-cell table:style-name="ce3" table:formula="of:=[.BA28]/SUM([.$B28:.$BP28])" office:value-type="percentage" office:value="0" calcext:value-type="percentage">
            <text:p>0,00 %</text:p>
          </table:table-cell>
          <table:table-cell table:style-name="ce3" table:formula="of:=[.BB28]/SUM([.$B28:.$BP28])" office:value-type="percentage" office:value="0" calcext:value-type="percentage">
            <text:p>0,00 %</text:p>
          </table:table-cell>
          <table:table-cell table:style-name="ce3" table:formula="of:=[.BC28]/SUM([.$B28:.$BP28])" office:value-type="percentage" office:value="0.0160624139513538" calcext:value-type="percentage">
            <text:p>1,61 %</text:p>
          </table:table-cell>
          <table:table-cell table:style-name="ce3" table:formula="of:=[.BD28]/SUM([.$B28:.$BP28])" office:value-type="percentage" office:value="0.007801743919229" calcext:value-type="percentage">
            <text:p>0,78 %</text:p>
          </table:table-cell>
          <table:table-cell table:style-name="ce3" table:formula="of:=[.BE28]/SUM([.$B28:.$BP28])" office:value-type="percentage" office:value="0" calcext:value-type="percentage">
            <text:p>0,00 %</text:p>
          </table:table-cell>
          <table:table-cell table:style-name="ce3" table:formula="of:=[.BF28]/SUM([.$B28:.$BP28])" office:value-type="percentage" office:value="0.0142267094997705" calcext:value-type="percentage">
            <text:p>1,42 %</text:p>
          </table:table-cell>
          <table:table-cell table:style-name="ce3" table:formula="of:=[.BG28]/SUM([.$B28:.$BP28])" office:value-type="percentage" office:value="0.0128499311610831" calcext:value-type="percentage">
            <text:p>1,28 %</text:p>
          </table:table-cell>
          <table:table-cell table:style-name="ce3" table:formula="of:=[.BH28]/SUM([.$B28:.$BP28])" office:value-type="percentage" office:value="0.00504818724185406" calcext:value-type="percentage">
            <text:p>0,50 %</text:p>
          </table:table-cell>
          <table:table-cell table:style-name="ce3" table:formula="of:=[.BI28]/SUM([.$B28:.$BP28])" office:value-type="percentage" office:value="0.00642496558054153" calcext:value-type="percentage">
            <text:p>0,64 %</text:p>
          </table:table-cell>
          <table:table-cell table:style-name="ce3" table:formula="of:=[.BJ28]/SUM([.$B28:.$BP28])" office:value-type="percentage" office:value="0" calcext:value-type="percentage">
            <text:p>0,00 %</text:p>
          </table:table-cell>
          <table:table-cell table:style-name="ce3" table:formula="of:=[.BK28]/SUM([.$B28:.$BP28])" office:value-type="percentage" office:value="0.00321248279027077" calcext:value-type="percentage">
            <text:p>0,32 %</text:p>
          </table:table-cell>
          <table:table-cell table:style-name="ce3" table:formula="of:=[.BL28]/SUM([.$B28:.$BP28])" office:value-type="percentage" office:value="0.0100963744837081" calcext:value-type="percentage">
            <text:p>1,01 %</text:p>
          </table:table-cell>
          <table:table-cell table:style-name="ce3" table:formula="of:=[.BM28]/SUM([.$B28:.$BP28])" office:value-type="percentage" office:value="0.0169802661771455" calcext:value-type="percentage">
            <text:p>1,70 %</text:p>
          </table:table-cell>
          <table:table-cell table:style-name="ce3" table:formula="of:=[.BN28]/SUM([.$B28:.$BP28])" office:value-type="percentage" office:value="0.080770995869665" calcext:value-type="percentage">
            <text:p>8,08 %</text:p>
          </table:table-cell>
          <table:table-cell table:style-name="ce3" table:formula="of:=[.BO28]/SUM([.$B28:.$BP28])" office:value-type="percentage" office:value="0.0601193207893529" calcext:value-type="percentage">
            <text:p>6,01 %</text:p>
          </table:table-cell>
          <table:table-cell table:style-name="ce3" table:formula="of:=[.BP28]/SUM([.$B28:.$BP28])" office:value-type="percentage" office:value="0.0133088572739789" calcext:value-type="percentage">
            <text:p>1,33 %</text:p>
          </table:table-cell>
          <table:table-cell table:number-columns-repeated="956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table:formula="of:=[.B29]/SUM([.$B29:.$BP29])" office:value-type="percentage" office:value="0.0389027431421446" calcext:value-type="percentage">
            <text:p>3,89 %</text:p>
          </table:table-cell>
          <table:table-cell table:style-name="ce3" table:formula="of:=[.C29]/SUM([.$B29:.$BP29])" office:value-type="percentage" office:value="0.0354114713216958" calcext:value-type="percentage">
            <text:p>3,54 %</text:p>
          </table:table-cell>
          <table:table-cell table:style-name="ce3" table:formula="of:=[.D29]/SUM([.$B29:.$BP29])" office:value-type="percentage" office:value="0.0399002493765586" calcext:value-type="percentage">
            <text:p>3,99 %</text:p>
          </table:table-cell>
          <table:table-cell table:style-name="ce3" table:formula="of:=[.E29]/SUM([.$B29:.$BP29])" office:value-type="percentage" office:value="0.0144638403990025" calcext:value-type="percentage">
            <text:p>1,45 %</text:p>
          </table:table-cell>
          <table:table-cell table:style-name="ce3" table:formula="of:=[.F29]/SUM([.$B29:.$BP29])" office:value-type="percentage" office:value="0.0029925187032419" calcext:value-type="percentage">
            <text:p>0,30 %</text:p>
          </table:table-cell>
          <table:table-cell table:style-name="ce3" table:formula="of:=[.G29]/SUM([.$B29:.$BP29])" office:value-type="percentage" office:value="0.0104738154613466" calcext:value-type="percentage">
            <text:p>1,05 %</text:p>
          </table:table-cell>
          <table:table-cell table:style-name="ce3" table:formula="of:=[.H29]/SUM([.$B29:.$BP29])" office:value-type="percentage" office:value="0.00249376558603491" calcext:value-type="percentage">
            <text:p>0,25 %</text:p>
          </table:table-cell>
          <table:table-cell table:style-name="ce3" table:formula="of:=[.I29]/SUM([.$B29:.$BP29])" office:value-type="percentage" office:value="0" calcext:value-type="percentage">
            <text:p>0,00 %</text:p>
          </table:table-cell>
          <table:table-cell table:style-name="ce3" table:formula="of:=[.J29]/SUM([.$B29:.$BP29])" office:value-type="percentage" office:value="0.00399002493765586" calcext:value-type="percentage">
            <text:p>0,40 %</text:p>
          </table:table-cell>
          <table:table-cell table:style-name="ce3" table:formula="of:=[.K29]/SUM([.$B29:.$BP29])" office:value-type="percentage" office:value="0.0104738154613466" calcext:value-type="percentage">
            <text:p>1,05 %</text:p>
          </table:table-cell>
          <table:table-cell table:style-name="ce3" table:formula="of:=[.L29]/SUM([.$B29:.$BP29])" office:value-type="percentage" office:value="0.029426433915212" calcext:value-type="percentage">
            <text:p>2,94 %</text:p>
          </table:table-cell>
          <table:table-cell table:style-name="ce3" table:formula="of:=[.M29]/SUM([.$B29:.$BP29])" office:value-type="percentage" office:value="0.0608478802992519" calcext:value-type="percentage">
            <text:p>6,08 %</text:p>
          </table:table-cell>
          <table:table-cell table:style-name="ce3" table:formula="of:=[.N29]/SUM([.$B29:.$BP29])" office:value-type="percentage" office:value="0.000498753117206983" calcext:value-type="percentage">
            <text:p>0,05 %</text:p>
          </table:table-cell>
          <table:table-cell table:style-name="ce3" table:formula="of:=[.O29]/SUM([.$B29:.$BP29])" office:value-type="percentage" office:value="0.0468827930174564" calcext:value-type="percentage">
            <text:p>4,69 %</text:p>
          </table:table-cell>
          <table:table-cell table:style-name="ce3" table:formula="of:=[.P29]/SUM([.$B29:.$BP29])" office:value-type="percentage" office:value="0.0029925187032419" calcext:value-type="percentage">
            <text:p>0,30 %</text:p>
          </table:table-cell>
          <table:table-cell table:style-name="ce3" table:formula="of:=[.Q29]/SUM([.$B29:.$BP29])" office:value-type="percentage" office:value="0.00399002493765586" calcext:value-type="percentage">
            <text:p>0,40 %</text:p>
          </table:table-cell>
          <table:table-cell table:style-name="ce3" table:formula="of:=[.R29]/SUM([.$B29:.$BP29])" office:value-type="percentage" office:value="0.000997506234413965" calcext:value-type="percentage">
            <text:p>0,10 %</text:p>
          </table:table-cell>
          <table:table-cell table:style-name="ce3" table:formula="of:=[.S29]/SUM([.$B29:.$BP29])" office:value-type="percentage" office:value="0.000498753117206983" calcext:value-type="percentage">
            <text:p>0,05 %</text:p>
          </table:table-cell>
          <table:table-cell table:style-name="ce3" table:formula="of:=[.T29]/SUM([.$B29:.$BP29])" office:value-type="percentage" office:value="0" calcext:value-type="percentage">
            <text:p>0,00 %</text:p>
          </table:table-cell>
          <table:table-cell table:style-name="ce3" table:formula="of:=[.U29]/SUM([.$B29:.$BP29])" office:value-type="percentage" office:value="0" calcext:value-type="percentage">
            <text:p>0,00 %</text:p>
          </table:table-cell>
          <table:table-cell table:style-name="ce3" table:formula="of:=[.V29]/SUM([.$B29:.$BP29])" office:value-type="percentage" office:value="0.00249376558603491" calcext:value-type="percentage">
            <text:p>0,25 %</text:p>
          </table:table-cell>
          <table:table-cell table:style-name="ce3" table:formula="of:=[.W29]/SUM([.$B29:.$BP29])" office:value-type="percentage" office:value="0.0189526184538653" calcext:value-type="percentage">
            <text:p>1,90 %</text:p>
          </table:table-cell>
          <table:table-cell table:style-name="ce3" table:formula="of:=[.X29]/SUM([.$B29:.$BP29])" office:value-type="percentage" office:value="0" calcext:value-type="percentage">
            <text:p>0,00 %</text:p>
          </table:table-cell>
          <table:table-cell table:style-name="ce3" table:formula="of:=[.Y29]/SUM([.$B29:.$BP29])" office:value-type="percentage" office:value="0" calcext:value-type="percentage">
            <text:p>0,00 %</text:p>
          </table:table-cell>
          <table:table-cell table:style-name="ce3" table:formula="of:=[.Z29]/SUM([.$B29:.$BP29])" office:value-type="percentage" office:value="0" calcext:value-type="percentage">
            <text:p>0,00 %</text:p>
          </table:table-cell>
          <table:table-cell table:style-name="ce3" table:formula="of:=[.AA29]/SUM([.$B29:.$BP29])" office:value-type="percentage" office:value="0.0244389027431421" calcext:value-type="percentage">
            <text:p>2,44 %</text:p>
          </table:table-cell>
          <table:table-cell table:style-name="ce3" table:formula="of:=[.AB29]/SUM([.$B29:.$BP29])" office:value-type="percentage" office:value="0.0159600997506234" calcext:value-type="percentage">
            <text:p>1,60 %</text:p>
          </table:table-cell>
          <table:table-cell table:style-name="ce3" table:formula="of:=[.AC29]/SUM([.$B29:.$BP29])" office:value-type="percentage" office:value="0.0084788029925187" calcext:value-type="percentage">
            <text:p>0,85 %</text:p>
          </table:table-cell>
          <table:table-cell table:style-name="ce3" table:formula="of:=[.AD29]/SUM([.$B29:.$BP29])" office:value-type="percentage" office:value="0" calcext:value-type="percentage">
            <text:p>0,00 %</text:p>
          </table:table-cell>
          <table:table-cell table:style-name="ce3" table:formula="of:=[.AE29]/SUM([.$B29:.$BP29])" office:value-type="percentage" office:value="0.0104738154613466" calcext:value-type="percentage">
            <text:p>1,05 %</text:p>
          </table:table-cell>
          <table:table-cell table:style-name="ce3" table:formula="of:=[.AF29]/SUM([.$B29:.$BP29])" office:value-type="percentage" office:value="0.000997506234413965" calcext:value-type="percentage">
            <text:p>0,10 %</text:p>
          </table:table-cell>
          <table:table-cell table:style-name="ce3" table:formula="of:=[.AG29]/SUM([.$B29:.$BP29])" office:value-type="percentage" office:value="0.00399002493765586" calcext:value-type="percentage">
            <text:p>0,40 %</text:p>
          </table:table-cell>
          <table:table-cell table:style-name="ce3" table:formula="of:=[.AH29]/SUM([.$B29:.$BP29])" office:value-type="percentage" office:value="0" calcext:value-type="percentage">
            <text:p>0,00 %</text:p>
          </table:table-cell>
          <table:table-cell table:style-name="ce3" table:formula="of:=[.AI29]/SUM([.$B29:.$BP29])" office:value-type="percentage" office:value="0.000997506234413965" calcext:value-type="percentage">
            <text:p>0,10 %</text:p>
          </table:table-cell>
          <table:table-cell table:style-name="ce3" table:formula="of:=[.AJ29]/SUM([.$B29:.$BP29])" office:value-type="percentage" office:value="0.00598503740648379" calcext:value-type="percentage">
            <text:p>0,60 %</text:p>
          </table:table-cell>
          <table:table-cell table:style-name="ce3" table:formula="of:=[.AK29]/SUM([.$B29:.$BP29])" office:value-type="percentage" office:value="0.165087281795511" calcext:value-type="percentage">
            <text:p>16,51 %</text:p>
          </table:table-cell>
          <table:table-cell table:style-name="ce3" table:formula="of:=[.AL29]/SUM([.$B29:.$BP29])" office:value-type="percentage" office:value="0.00598503740648379" calcext:value-type="percentage">
            <text:p>0,60 %</text:p>
          </table:table-cell>
          <table:table-cell table:style-name="ce3" table:formula="of:=[.AM29]/SUM([.$B29:.$BP29])" office:value-type="percentage" office:value="0.0209476309226933" calcext:value-type="percentage">
            <text:p>2,09 %</text:p>
          </table:table-cell>
          <table:table-cell table:style-name="ce3" table:formula="of:=[.AN29]/SUM([.$B29:.$BP29])" office:value-type="percentage" office:value="0.000997506234413965" calcext:value-type="percentage">
            <text:p>0,10 %</text:p>
          </table:table-cell>
          <table:table-cell table:style-name="ce3" table:formula="of:=[.AO29]/SUM([.$B29:.$BP29])" office:value-type="percentage" office:value="0.0498753117206983" calcext:value-type="percentage">
            <text:p>4,99 %</text:p>
          </table:table-cell>
          <table:table-cell table:style-name="ce3" table:formula="of:=[.AP29]/SUM([.$B29:.$BP29])" office:value-type="percentage" office:value="0.0174563591022444" calcext:value-type="percentage">
            <text:p>1,75 %</text:p>
          </table:table-cell>
          <table:table-cell table:style-name="ce3" table:formula="of:=[.AQ29]/SUM([.$B29:.$BP29])" office:value-type="percentage" office:value="0.00149625935162095" calcext:value-type="percentage">
            <text:p>0,15 %</text:p>
          </table:table-cell>
          <table:table-cell table:style-name="ce3" table:formula="of:=[.AR29]/SUM([.$B29:.$BP29])" office:value-type="percentage" office:value="0.00149625935162095" calcext:value-type="percentage">
            <text:p>0,15 %</text:p>
          </table:table-cell>
          <table:table-cell table:style-name="ce3" table:formula="of:=[.AS29]/SUM([.$B29:.$BP29])" office:value-type="percentage" office:value="0.0384039900249377" calcext:value-type="percentage">
            <text:p>3,84 %</text:p>
          </table:table-cell>
          <table:table-cell table:style-name="ce3" table:formula="of:=[.AT29]/SUM([.$B29:.$BP29])" office:value-type="percentage" office:value="0" calcext:value-type="percentage">
            <text:p>0,00 %</text:p>
          </table:table-cell>
          <table:table-cell table:style-name="ce3" table:formula="of:=[.AU29]/SUM([.$B29:.$BP29])" office:value-type="percentage" office:value="0.0029925187032419" calcext:value-type="percentage">
            <text:p>0,30 %</text:p>
          </table:table-cell>
          <table:table-cell table:style-name="ce3" table:formula="of:=[.AV29]/SUM([.$B29:.$BP29])" office:value-type="percentage" office:value="0" calcext:value-type="percentage">
            <text:p>0,00 %</text:p>
          </table:table-cell>
          <table:table-cell table:style-name="ce3" table:formula="of:=[.AW29]/SUM([.$B29:.$BP29])" office:value-type="percentage" office:value="0" calcext:value-type="percentage">
            <text:p>0,00 %</text:p>
          </table:table-cell>
          <table:table-cell table:style-name="ce3" table:formula="of:=[.AX29]/SUM([.$B29:.$BP29])" office:value-type="percentage" office:value="0.00548628428927681" calcext:value-type="percentage">
            <text:p>0,55 %</text:p>
          </table:table-cell>
          <table:table-cell table:style-name="ce3" table:formula="of:=[.AY29]/SUM([.$B29:.$BP29])" office:value-type="percentage" office:value="0.000498753117206983" calcext:value-type="percentage">
            <text:p>0,05 %</text:p>
          </table:table-cell>
          <table:table-cell table:style-name="ce3" table:formula="of:=[.AZ29]/SUM([.$B29:.$BP29])" office:value-type="percentage" office:value="0" calcext:value-type="percentage">
            <text:p>0,00 %</text:p>
          </table:table-cell>
          <table:table-cell table:style-name="ce3" table:formula="of:=[.BA29]/SUM([.$B29:.$BP29])" office:value-type="percentage" office:value="0.00349127182044888" calcext:value-type="percentage">
            <text:p>0,35 %</text:p>
          </table:table-cell>
          <table:table-cell table:style-name="ce3" table:formula="of:=[.BB29]/SUM([.$B29:.$BP29])" office:value-type="percentage" office:value="0.000997506234413965" calcext:value-type="percentage">
            <text:p>0,10 %</text:p>
          </table:table-cell>
          <table:table-cell table:style-name="ce3" table:formula="of:=[.BC29]/SUM([.$B29:.$BP29])" office:value-type="percentage" office:value="0.0194513715710723" calcext:value-type="percentage">
            <text:p>1,95 %</text:p>
          </table:table-cell>
          <table:table-cell table:style-name="ce3" table:formula="of:=[.BD29]/SUM([.$B29:.$BP29])" office:value-type="percentage" office:value="0.00698254364089776" calcext:value-type="percentage">
            <text:p>0,70 %</text:p>
          </table:table-cell>
          <table:table-cell table:style-name="ce3" table:formula="of:=[.BE29]/SUM([.$B29:.$BP29])" office:value-type="percentage" office:value="0" calcext:value-type="percentage">
            <text:p>0,00 %</text:p>
          </table:table-cell>
          <table:table-cell table:style-name="ce3" table:formula="of:=[.BF29]/SUM([.$B29:.$BP29])" office:value-type="percentage" office:value="0.0528678304239402" calcext:value-type="percentage">
            <text:p>5,29 %</text:p>
          </table:table-cell>
          <table:table-cell table:style-name="ce3" table:formula="of:=[.BG29]/SUM([.$B29:.$BP29])" office:value-type="percentage" office:value="0.00947630922693267" calcext:value-type="percentage">
            <text:p>0,95 %</text:p>
          </table:table-cell>
          <table:table-cell table:style-name="ce3" table:formula="of:=[.BH29]/SUM([.$B29:.$BP29])" office:value-type="percentage" office:value="0.00748129675810474" calcext:value-type="percentage">
            <text:p>0,75 %</text:p>
          </table:table-cell>
          <table:table-cell table:style-name="ce3" table:formula="of:=[.BI29]/SUM([.$B29:.$BP29])" office:value-type="percentage" office:value="0.0134663341645885" calcext:value-type="percentage">
            <text:p>1,35 %</text:p>
          </table:table-cell>
          <table:table-cell table:style-name="ce3" table:formula="of:=[.BJ29]/SUM([.$B29:.$BP29])" office:value-type="percentage" office:value="0.00698254364089776" calcext:value-type="percentage">
            <text:p>0,70 %</text:p>
          </table:table-cell>
          <table:table-cell table:style-name="ce3" table:formula="of:=[.BK29]/SUM([.$B29:.$BP29])" office:value-type="percentage" office:value="0.0104738154613466" calcext:value-type="percentage">
            <text:p>1,05 %</text:p>
          </table:table-cell>
          <table:table-cell table:style-name="ce3" table:formula="of:=[.BL29]/SUM([.$B29:.$BP29])" office:value-type="percentage" office:value="0.0334164588528678" calcext:value-type="percentage">
            <text:p>3,34 %</text:p>
          </table:table-cell>
          <table:table-cell table:style-name="ce3" table:formula="of:=[.BM29]/SUM([.$B29:.$BP29])" office:value-type="percentage" office:value="0.0254364089775561" calcext:value-type="percentage">
            <text:p>2,54 %</text:p>
          </table:table-cell>
          <table:table-cell table:style-name="ce3" table:formula="of:=[.BN29]/SUM([.$B29:.$BP29])" office:value-type="percentage" office:value="0.0199501246882793" calcext:value-type="percentage">
            <text:p>2,00 %</text:p>
          </table:table-cell>
          <table:table-cell table:style-name="ce3" table:formula="of:=[.BO29]/SUM([.$B29:.$BP29])" office:value-type="percentage" office:value="0.0628428927680798" calcext:value-type="percentage">
            <text:p>6,28 %</text:p>
          </table:table-cell>
          <table:table-cell table:style-name="ce3" table:formula="of:=[.BP29]/SUM([.$B29:.$BP29])" office:value-type="percentage" office:value="0.0179551122194514" calcext:value-type="percentage">
            <text:p>1,80 %</text:p>
          </table:table-cell>
          <table:table-cell table:number-columns-repeated="956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table:formula="of:=[.B30]/SUM([.$B30:.$BP30])" office:value-type="percentage" office:value="0.0395563770794824" calcext:value-type="percentage">
            <text:p>3,96 %</text:p>
          </table:table-cell>
          <table:table-cell table:style-name="ce3" table:formula="of:=[.C30]/SUM([.$B30:.$BP30])" office:value-type="percentage" office:value="0.0181146025878004" calcext:value-type="percentage">
            <text:p>1,81 %</text:p>
          </table:table-cell>
          <table:table-cell table:style-name="ce3" table:formula="of:=[.D30]/SUM([.$B30:.$BP30])" office:value-type="percentage" office:value="0.0417744916820702" calcext:value-type="percentage">
            <text:p>4,18 %</text:p>
          </table:table-cell>
          <table:table-cell table:style-name="ce3" table:formula="of:=[.E30]/SUM([.$B30:.$BP30])" office:value-type="percentage" office:value="0.00591497227356747" calcext:value-type="percentage">
            <text:p>0,59 %</text:p>
          </table:table-cell>
          <table:table-cell table:style-name="ce3" table:formula="of:=[.F30]/SUM([.$B30:.$BP30])" office:value-type="percentage" office:value="0.0121996303142329" calcext:value-type="percentage">
            <text:p>1,22 %</text:p>
          </table:table-cell>
          <table:table-cell table:style-name="ce3" table:formula="of:=[.G30]/SUM([.$B30:.$BP30])" office:value-type="percentage" office:value="0.0121996303142329" calcext:value-type="percentage">
            <text:p>1,22 %</text:p>
          </table:table-cell>
          <table:table-cell table:style-name="ce3" table:formula="of:=[.H30]/SUM([.$B30:.$BP30])" office:value-type="percentage" office:value="0.00591497227356747" calcext:value-type="percentage">
            <text:p>0,59 %</text:p>
          </table:table-cell>
          <table:table-cell table:style-name="ce3" table:formula="of:=[.I30]/SUM([.$B30:.$BP30])" office:value-type="percentage" office:value="0.0011090573012939" calcext:value-type="percentage">
            <text:p>0,11 %</text:p>
          </table:table-cell>
          <table:table-cell table:style-name="ce3" table:formula="of:=[.J30]/SUM([.$B30:.$BP30])" office:value-type="percentage" office:value="0.0173752310536044" calcext:value-type="percentage">
            <text:p>1,74 %</text:p>
          </table:table-cell>
          <table:table-cell table:style-name="ce3" table:formula="of:=[.K30]/SUM([.$B30:.$BP30])" office:value-type="percentage" office:value="0.011090573012939" calcext:value-type="percentage">
            <text:p>1,11 %</text:p>
          </table:table-cell>
          <table:table-cell table:style-name="ce3" table:formula="of:=[.L30]/SUM([.$B30:.$BP30])" office:value-type="percentage" office:value="0.0295748613678373" calcext:value-type="percentage">
            <text:p>2,96 %</text:p>
          </table:table-cell>
          <table:table-cell table:style-name="ce3" table:formula="of:=[.M30]/SUM([.$B30:.$BP30])" office:value-type="percentage" office:value="0.106099815157116" calcext:value-type="percentage">
            <text:p>10,61 %</text:p>
          </table:table-cell>
          <table:table-cell table:style-name="ce3" table:formula="of:=[.N30]/SUM([.$B30:.$BP30])" office:value-type="percentage" office:value="0" calcext:value-type="percentage">
            <text:p>0,00 %</text:p>
          </table:table-cell>
          <table:table-cell table:style-name="ce3" table:formula="of:=[.O30]/SUM([.$B30:.$BP30])" office:value-type="percentage" office:value="0.0303142329020333" calcext:value-type="percentage">
            <text:p>3,03 %</text:p>
          </table:table-cell>
          <table:table-cell table:style-name="ce3" table:formula="of:=[.P30]/SUM([.$B30:.$BP30])" office:value-type="percentage" office:value="0.00258780036968577" calcext:value-type="percentage">
            <text:p>0,26 %</text:p>
          </table:table-cell>
          <table:table-cell table:style-name="ce3" table:formula="of:=[.Q30]/SUM([.$B30:.$BP30])" office:value-type="percentage" office:value="0.00258780036968577" calcext:value-type="percentage">
            <text:p>0,26 %</text:p>
          </table:table-cell>
          <table:table-cell table:style-name="ce3" table:formula="of:=[.R30]/SUM([.$B30:.$BP30])" office:value-type="percentage" office:value="0" calcext:value-type="percentage">
            <text:p>0,00 %</text:p>
          </table:table-cell>
          <table:table-cell table:style-name="ce3" table:formula="of:=[.S30]/SUM([.$B30:.$BP30])" office:value-type="percentage" office:value="0.000369685767097967" calcext:value-type="percentage">
            <text:p>0,04 %</text:p>
          </table:table-cell>
          <table:table-cell table:style-name="ce3" table:formula="of:=[.T30]/SUM([.$B30:.$BP30])" office:value-type="percentage" office:value="0" calcext:value-type="percentage">
            <text:p>0,00 %</text:p>
          </table:table-cell>
          <table:table-cell table:style-name="ce3" table:formula="of:=[.U30]/SUM([.$B30:.$BP30])" office:value-type="percentage" office:value="0" calcext:value-type="percentage">
            <text:p>0,00 %</text:p>
          </table:table-cell>
          <table:table-cell table:style-name="ce3" table:formula="of:=[.V30]/SUM([.$B30:.$BP30])" office:value-type="percentage" office:value="0" calcext:value-type="percentage">
            <text:p>0,00 %</text:p>
          </table:table-cell>
          <table:table-cell table:style-name="ce3" table:formula="of:=[.W30]/SUM([.$B30:.$BP30])" office:value-type="percentage" office:value="0.0055452865064695" calcext:value-type="percentage">
            <text:p>0,55 %</text:p>
          </table:table-cell>
          <table:table-cell table:style-name="ce3" table:formula="of:=[.X30]/SUM([.$B30:.$BP30])" office:value-type="percentage" office:value="0.000739371534195933" calcext:value-type="percentage">
            <text:p>0,07 %</text:p>
          </table:table-cell>
          <table:table-cell table:style-name="ce3" table:formula="of:=[.Y30]/SUM([.$B30:.$BP30])" office:value-type="percentage" office:value="0" calcext:value-type="percentage">
            <text:p>0,00 %</text:p>
          </table:table-cell>
          <table:table-cell table:style-name="ce3" table:formula="of:=[.Z30]/SUM([.$B30:.$BP30])" office:value-type="percentage" office:value="0.000369685767097967" calcext:value-type="percentage">
            <text:p>0,04 %</text:p>
          </table:table-cell>
          <table:table-cell table:style-name="ce3" table:formula="of:=[.AA30]/SUM([.$B30:.$BP30])" office:value-type="percentage" office:value="0.0240295748613678" calcext:value-type="percentage">
            <text:p>2,40 %</text:p>
          </table:table-cell>
          <table:table-cell table:style-name="ce3" table:formula="of:=[.AB30]/SUM([.$B30:.$BP30])" office:value-type="percentage" office:value="0.0236598890942699" calcext:value-type="percentage">
            <text:p>2,37 %</text:p>
          </table:table-cell>
          <table:table-cell table:style-name="ce3" table:formula="of:=[.AC30]/SUM([.$B30:.$BP30])" office:value-type="percentage" office:value="0.00739371534195933" calcext:value-type="percentage">
            <text:p>0,74 %</text:p>
          </table:table-cell>
          <table:table-cell table:style-name="ce3" table:formula="of:=[.AD30]/SUM([.$B30:.$BP30])" office:value-type="percentage" office:value="0.00147874306839187" calcext:value-type="percentage">
            <text:p>0,15 %</text:p>
          </table:table-cell>
          <table:table-cell table:style-name="ce3" table:formula="of:=[.AE30]/SUM([.$B30:.$BP30])" office:value-type="percentage" office:value="0.0140480591497227" calcext:value-type="percentage">
            <text:p>1,40 %</text:p>
          </table:table-cell>
          <table:table-cell table:style-name="ce3" table:formula="of:=[.AF30]/SUM([.$B30:.$BP30])" office:value-type="percentage" office:value="0.0022181146025878" calcext:value-type="percentage">
            <text:p>0,22 %</text:p>
          </table:table-cell>
          <table:table-cell table:style-name="ce3" table:formula="of:=[.AG30]/SUM([.$B30:.$BP30])" office:value-type="percentage" office:value="0.0044362292051756" calcext:value-type="percentage">
            <text:p>0,44 %</text:p>
          </table:table-cell>
          <table:table-cell table:style-name="ce3" table:formula="of:=[.AH30]/SUM([.$B30:.$BP30])" office:value-type="percentage" office:value="0.000739371534195933" calcext:value-type="percentage">
            <text:p>0,07 %</text:p>
          </table:table-cell>
          <table:table-cell table:style-name="ce3" table:formula="of:=[.AI30]/SUM([.$B30:.$BP30])" office:value-type="percentage" office:value="0.000739371534195933" calcext:value-type="percentage">
            <text:p>0,07 %</text:p>
          </table:table-cell>
          <table:table-cell table:style-name="ce3" table:formula="of:=[.AJ30]/SUM([.$B30:.$BP30])" office:value-type="percentage" office:value="0.010720887245841" calcext:value-type="percentage">
            <text:p>1,07 %</text:p>
          </table:table-cell>
          <table:table-cell table:style-name="ce3" table:formula="of:=[.AK30]/SUM([.$B30:.$BP30])" office:value-type="percentage" office:value="0.131608133086876" calcext:value-type="percentage">
            <text:p>13,16 %</text:p>
          </table:table-cell>
          <table:table-cell table:style-name="ce3" table:formula="of:=[.AL30]/SUM([.$B30:.$BP30])" office:value-type="percentage" office:value="0.0066543438077634" calcext:value-type="percentage">
            <text:p>0,67 %</text:p>
          </table:table-cell>
          <table:table-cell table:style-name="ce3" table:formula="of:=[.AM30]/SUM([.$B30:.$BP30])" office:value-type="percentage" office:value="0.011460258780037" calcext:value-type="percentage">
            <text:p>1,15 %</text:p>
          </table:table-cell>
          <table:table-cell table:style-name="ce3" table:formula="of:=[.AN30]/SUM([.$B30:.$BP30])" office:value-type="percentage" office:value="0.00147874306839187" calcext:value-type="percentage">
            <text:p>0,15 %</text:p>
          </table:table-cell>
          <table:table-cell table:style-name="ce3" table:formula="of:=[.AO30]/SUM([.$B30:.$BP30])" office:value-type="percentage" office:value="0.0491682070240296" calcext:value-type="percentage">
            <text:p>4,92 %</text:p>
          </table:table-cell>
          <table:table-cell table:style-name="ce3" table:formula="of:=[.AP30]/SUM([.$B30:.$BP30])" office:value-type="percentage" office:value="0.00850277264325323" calcext:value-type="percentage">
            <text:p>0,85 %</text:p>
          </table:table-cell>
          <table:table-cell table:style-name="ce3" table:formula="of:=[.AQ30]/SUM([.$B30:.$BP30])" office:value-type="percentage" office:value="0.000369685767097967" calcext:value-type="percentage">
            <text:p>0,04 %</text:p>
          </table:table-cell>
          <table:table-cell table:style-name="ce3" table:formula="of:=[.AR30]/SUM([.$B30:.$BP30])" office:value-type="percentage" office:value="0.00147874306839187" calcext:value-type="percentage">
            <text:p>0,15 %</text:p>
          </table:table-cell>
          <table:table-cell table:style-name="ce3" table:formula="of:=[.AS30]/SUM([.$B30:.$BP30])" office:value-type="percentage" office:value="0.0883548983364141" calcext:value-type="percentage">
            <text:p>8,84 %</text:p>
          </table:table-cell>
          <table:table-cell table:style-name="ce3" table:formula="of:=[.AT30]/SUM([.$B30:.$BP30])" office:value-type="percentage" office:value="0.000739371534195933" calcext:value-type="percentage">
            <text:p>0,07 %</text:p>
          </table:table-cell>
          <table:table-cell table:style-name="ce3" table:formula="of:=[.AU30]/SUM([.$B30:.$BP30])" office:value-type="percentage" office:value="0.00480591497227357" calcext:value-type="percentage">
            <text:p>0,48 %</text:p>
          </table:table-cell>
          <table:table-cell table:style-name="ce3" table:formula="of:=[.AV30]/SUM([.$B30:.$BP30])" office:value-type="percentage" office:value="0.0011090573012939" calcext:value-type="percentage">
            <text:p>0,11 %</text:p>
          </table:table-cell>
          <table:table-cell table:style-name="ce3" table:formula="of:=[.AW30]/SUM([.$B30:.$BP30])" office:value-type="percentage" office:value="0" calcext:value-type="percentage">
            <text:p>0,00 %</text:p>
          </table:table-cell>
          <table:table-cell table:style-name="ce3" table:formula="of:=[.AX30]/SUM([.$B30:.$BP30])" office:value-type="percentage" office:value="0.000369685767097967" calcext:value-type="percentage">
            <text:p>0,04 %</text:p>
          </table:table-cell>
          <table:table-cell table:style-name="ce3" table:formula="of:=[.AY30]/SUM([.$B30:.$BP30])" office:value-type="percentage" office:value="0.000369685767097967" calcext:value-type="percentage">
            <text:p>0,04 %</text:p>
          </table:table-cell>
          <table:table-cell table:style-name="ce3" table:formula="of:=[.AZ30]/SUM([.$B30:.$BP30])" office:value-type="percentage" office:value="0" calcext:value-type="percentage">
            <text:p>0,00 %</text:p>
          </table:table-cell>
          <table:table-cell table:style-name="ce3" table:formula="of:=[.BA30]/SUM([.$B30:.$BP30])" office:value-type="percentage" office:value="0.0011090573012939" calcext:value-type="percentage">
            <text:p>0,11 %</text:p>
          </table:table-cell>
          <table:table-cell table:style-name="ce3" table:formula="of:=[.BB30]/SUM([.$B30:.$BP30])" office:value-type="percentage" office:value="0.000369685767097967" calcext:value-type="percentage">
            <text:p>0,04 %</text:p>
          </table:table-cell>
          <table:table-cell table:style-name="ce3" table:formula="of:=[.BC30]/SUM([.$B30:.$BP30])" office:value-type="percentage" office:value="0.0044362292051756" calcext:value-type="percentage">
            <text:p>0,44 %</text:p>
          </table:table-cell>
          <table:table-cell table:style-name="ce3" table:formula="of:=[.BD30]/SUM([.$B30:.$BP30])" office:value-type="percentage" office:value="0.0044362292051756" calcext:value-type="percentage">
            <text:p>0,44 %</text:p>
          </table:table-cell>
          <table:table-cell table:style-name="ce3" table:formula="of:=[.BE30]/SUM([.$B30:.$BP30])" office:value-type="percentage" office:value="0" calcext:value-type="percentage">
            <text:p>0,00 %</text:p>
          </table:table-cell>
          <table:table-cell table:style-name="ce3" table:formula="of:=[.BF30]/SUM([.$B30:.$BP30])" office:value-type="percentage" office:value="0.0251386321626617" calcext:value-type="percentage">
            <text:p>2,51 %</text:p>
          </table:table-cell>
          <table:table-cell table:style-name="ce3" table:formula="of:=[.BG30]/SUM([.$B30:.$BP30])" office:value-type="percentage" office:value="0.0158964879852126" calcext:value-type="percentage">
            <text:p>1,59 %</text:p>
          </table:table-cell>
          <table:table-cell table:style-name="ce3" table:formula="of:=[.BH30]/SUM([.$B30:.$BP30])" office:value-type="percentage" office:value="0.00369685767097967" calcext:value-type="percentage">
            <text:p>0,37 %</text:p>
          </table:table-cell>
          <table:table-cell table:style-name="ce3" table:formula="of:=[.BI30]/SUM([.$B30:.$BP30])" office:value-type="percentage" office:value="0.00850277264325323" calcext:value-type="percentage">
            <text:p>0,85 %</text:p>
          </table:table-cell>
          <table:table-cell table:style-name="ce3" table:formula="of:=[.BJ30]/SUM([.$B30:.$BP30])" office:value-type="percentage" office:value="0.0011090573012939" calcext:value-type="percentage">
            <text:p>0,11 %</text:p>
          </table:table-cell>
          <table:table-cell table:style-name="ce3" table:formula="of:=[.BK30]/SUM([.$B30:.$BP30])" office:value-type="percentage" office:value="0.0144177449168207" calcext:value-type="percentage">
            <text:p>1,44 %</text:p>
          </table:table-cell>
          <table:table-cell table:style-name="ce3" table:formula="of:=[.BL30]/SUM([.$B30:.$BP30])" office:value-type="percentage" office:value="0.0414048059149723" calcext:value-type="percentage">
            <text:p>4,14 %</text:p>
          </table:table-cell>
          <table:table-cell table:style-name="ce3" table:formula="of:=[.BM30]/SUM([.$B30:.$BP30])" office:value-type="percentage" office:value="0.00850277264325323" calcext:value-type="percentage">
            <text:p>0,85 %</text:p>
          </table:table-cell>
          <table:table-cell table:style-name="ce3" table:formula="of:=[.BN30]/SUM([.$B30:.$BP30])" office:value-type="percentage" office:value="0.0380776340110906" calcext:value-type="percentage">
            <text:p>3,81 %</text:p>
          </table:table-cell>
          <table:table-cell table:style-name="ce3" table:formula="of:=[.BO30]/SUM([.$B30:.$BP30])" office:value-type="percentage" office:value="0.0765249537892791" calcext:value-type="percentage">
            <text:p>7,65 %</text:p>
          </table:table-cell>
          <table:table-cell table:style-name="ce3" table:formula="of:=[.BP30]/SUM([.$B30:.$BP30])" office:value-type="percentage" office:value="0.0170055452865065" calcext:value-type="percentage">
            <text:p>1,70 %</text:p>
          </table:table-cell>
          <table:table-cell table:number-columns-repeated="956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table:formula="of:=[.B31]/SUM([.$B31:.$BP31])" office:value-type="percentage" office:value="0.0650960942343459" calcext:value-type="percentage">
            <text:p>6,51 %</text:p>
          </table:table-cell>
          <table:table-cell table:style-name="ce3" table:formula="of:=[.C31]/SUM([.$B31:.$BP31])" office:value-type="percentage" office:value="0.0294482331060136" calcext:value-type="percentage">
            <text:p>2,94 %</text:p>
          </table:table-cell>
          <table:table-cell table:style-name="ce3" table:formula="of:=[.D31]/SUM([.$B31:.$BP31])" office:value-type="percentage" office:value="0.0691258524488531" calcext:value-type="percentage">
            <text:p>6,91 %</text:p>
          </table:table-cell>
          <table:table-cell table:style-name="ce3" table:formula="of:=[.E31]/SUM([.$B31:.$BP31])" office:value-type="percentage" office:value="0.00557966522008679" calcext:value-type="percentage">
            <text:p>0,56 %</text:p>
          </table:table-cell>
          <table:table-cell table:style-name="ce3" table:formula="of:=[.F31]/SUM([.$B31:.$BP31])" office:value-type="percentage" office:value="0.0120892746435214" calcext:value-type="percentage">
            <text:p>1,21 %</text:p>
          </table:table-cell>
          <table:table-cell table:style-name="ce3" table:formula="of:=[.G31]/SUM([.$B31:.$BP31])" office:value-type="percentage" office:value="0.0136391816491011" calcext:value-type="percentage">
            <text:p>1,36 %</text:p>
          </table:table-cell>
          <table:table-cell table:style-name="ce3" table:formula="of:=[.H31]/SUM([.$B31:.$BP31])" office:value-type="percentage" office:value="0.00681959082455053" calcext:value-type="percentage">
            <text:p>0,68 %</text:p>
          </table:table-cell>
          <table:table-cell table:style-name="ce3" table:formula="of:=[.I31]/SUM([.$B31:.$BP31])" office:value-type="percentage" office:value="0" calcext:value-type="percentage">
            <text:p>0,00 %</text:p>
          </table:table-cell>
          <table:table-cell table:style-name="ce3" table:formula="of:=[.J31]/SUM([.$B31:.$BP31])" office:value-type="percentage" office:value="0.004649721016739" calcext:value-type="percentage">
            <text:p>0,46 %</text:p>
          </table:table-cell>
          <table:table-cell table:style-name="ce3" table:formula="of:=[.K31]/SUM([.$B31:.$BP31])" office:value-type="percentage" office:value="0.0158090514569126" calcext:value-type="percentage">
            <text:p>1,58 %</text:p>
          </table:table-cell>
          <table:table-cell table:style-name="ce3" table:formula="of:=[.L31]/SUM([.$B31:.$BP31])" office:value-type="percentage" office:value="0.0192188468691878" calcext:value-type="percentage">
            <text:p>1,92 %</text:p>
          </table:table-cell>
          <table:table-cell table:style-name="ce3" table:formula="of:=[.M31]/SUM([.$B31:.$BP31])" office:value-type="percentage" office:value="0.0263484190948543" calcext:value-type="percentage">
            <text:p>2,63 %</text:p>
          </table:table-cell>
          <table:table-cell table:style-name="ce3" table:formula="of:=[.N31]/SUM([.$B31:.$BP31])" office:value-type="percentage" office:value="0.000309981401115933" calcext:value-type="percentage">
            <text:p>0,03 %</text:p>
          </table:table-cell>
          <table:table-cell table:style-name="ce3" table:formula="of:=[.O31]/SUM([.$B31:.$BP31])" office:value-type="percentage" office:value="0.013949163050217" calcext:value-type="percentage">
            <text:p>1,39 %</text:p>
          </table:table-cell>
          <table:table-cell table:style-name="ce3" table:formula="of:=[.P31]/SUM([.$B31:.$BP31])" office:value-type="percentage" office:value="0.000929944203347799" calcext:value-type="percentage">
            <text:p>0,09 %</text:p>
          </table:table-cell>
          <table:table-cell table:style-name="ce3" table:formula="of:=[.Q31]/SUM([.$B31:.$BP31])" office:value-type="percentage" office:value="0.00247985120892746" calcext:value-type="percentage">
            <text:p>0,25 %</text:p>
          </table:table-cell>
          <table:table-cell table:style-name="ce3" table:formula="of:=[.R31]/SUM([.$B31:.$BP31])" office:value-type="percentage" office:value="0" calcext:value-type="percentage">
            <text:p>0,00 %</text:p>
          </table:table-cell>
          <table:table-cell table:style-name="ce3" table:formula="of:=[.S31]/SUM([.$B31:.$BP31])" office:value-type="percentage" office:value="0.000619962802231866" calcext:value-type="percentage">
            <text:p>0,06 %</text:p>
          </table:table-cell>
          <table:table-cell table:style-name="ce3" table:formula="of:=[.T31]/SUM([.$B31:.$BP31])" office:value-type="percentage" office:value="0.000309981401115933" calcext:value-type="percentage">
            <text:p>0,03 %</text:p>
          </table:table-cell>
          <table:table-cell table:style-name="ce3" table:formula="of:=[.U31]/SUM([.$B31:.$BP31])" office:value-type="percentage" office:value="0.000309981401115933" calcext:value-type="percentage">
            <text:p>0,03 %</text:p>
          </table:table-cell>
          <table:table-cell table:style-name="ce3" table:formula="of:=[.V31]/SUM([.$B31:.$BP31])" office:value-type="percentage" office:value="0.00123992560446373" calcext:value-type="percentage">
            <text:p>0,12 %</text:p>
          </table:table-cell>
          <table:table-cell table:style-name="ce3" table:formula="of:=[.W31]/SUM([.$B31:.$BP31])" office:value-type="percentage" office:value="0.00743955362678239" calcext:value-type="percentage">
            <text:p>0,74 %</text:p>
          </table:table-cell>
          <table:table-cell table:style-name="ce3" table:formula="of:=[.X31]/SUM([.$B31:.$BP31])" office:value-type="percentage" office:value="0.000619962802231866" calcext:value-type="percentage">
            <text:p>0,06 %</text:p>
          </table:table-cell>
          <table:table-cell table:style-name="ce3" table:formula="of:=[.Y31]/SUM([.$B31:.$BP31])" office:value-type="percentage" office:value="0" calcext:value-type="percentage">
            <text:p>0,00 %</text:p>
          </table:table-cell>
          <table:table-cell table:style-name="ce3" table:formula="of:=[.Z31]/SUM([.$B31:.$BP31])" office:value-type="percentage" office:value="0" calcext:value-type="percentage">
            <text:p>0,00 %</text:p>
          </table:table-cell>
          <table:table-cell table:style-name="ce3" table:formula="of:=[.AA31]/SUM([.$B31:.$BP31])" office:value-type="percentage" office:value="0.0226286422814631" calcext:value-type="percentage">
            <text:p>2,26 %</text:p>
          </table:table-cell>
          <table:table-cell table:style-name="ce3" table:formula="of:=[.AB31]/SUM([.$B31:.$BP31])" office:value-type="percentage" office:value="0.0108493490390577" calcext:value-type="percentage">
            <text:p>1,08 %</text:p>
          </table:table-cell>
          <table:table-cell table:style-name="ce3" table:formula="of:=[.AC31]/SUM([.$B31:.$BP31])" office:value-type="percentage" office:value="0.0105393676379417" calcext:value-type="percentage">
            <text:p>1,05 %</text:p>
          </table:table-cell>
          <table:table-cell table:style-name="ce3" table:formula="of:=[.AD31]/SUM([.$B31:.$BP31])" office:value-type="percentage" office:value="0.00216986980781153" calcext:value-type="percentage">
            <text:p>0,22 %</text:p>
          </table:table-cell>
          <table:table-cell table:style-name="ce3" table:formula="of:=[.AE31]/SUM([.$B31:.$BP31])" office:value-type="percentage" office:value="0.0235585864848109" calcext:value-type="percentage">
            <text:p>2,36 %</text:p>
          </table:table-cell>
          <table:table-cell table:style-name="ce3" table:formula="of:=[.AF31]/SUM([.$B31:.$BP31])" office:value-type="percentage" office:value="0.00247985120892746" calcext:value-type="percentage">
            <text:p>0,25 %</text:p>
          </table:table-cell>
          <table:table-cell table:style-name="ce3" table:formula="of:=[.AG31]/SUM([.$B31:.$BP31])" office:value-type="percentage" office:value="0.0167389956602604" calcext:value-type="percentage">
            <text:p>1,67 %</text:p>
          </table:table-cell>
          <table:table-cell table:style-name="ce3" table:formula="of:=[.AH31]/SUM([.$B31:.$BP31])" office:value-type="percentage" office:value="0.00712957222566646" calcext:value-type="percentage">
            <text:p>0,71 %</text:p>
          </table:table-cell>
          <table:table-cell table:style-name="ce3" table:formula="of:=[.AI31]/SUM([.$B31:.$BP31])" office:value-type="percentage" office:value="0.000929944203347799" calcext:value-type="percentage">
            <text:p>0,09 %</text:p>
          </table:table-cell>
          <table:table-cell table:style-name="ce3" table:formula="of:=[.AJ31]/SUM([.$B31:.$BP31])" office:value-type="percentage" office:value="0.0251084934903906" calcext:value-type="percentage">
            <text:p>2,51 %</text:p>
          </table:table-cell>
          <table:table-cell table:style-name="ce3" table:formula="of:=[.AK31]/SUM([.$B31:.$BP31])" office:value-type="percentage" office:value="0.133292002479851" calcext:value-type="percentage">
            <text:p>13,33 %</text:p>
          </table:table-cell>
          <table:table-cell table:style-name="ce3" table:formula="of:=[.AL31]/SUM([.$B31:.$BP31])" office:value-type="percentage" office:value="0.00588964662120273" calcext:value-type="percentage">
            <text:p>0,59 %</text:p>
          </table:table-cell>
          <table:table-cell table:style-name="ce3" table:formula="of:=[.AM31]/SUM([.$B31:.$BP31])" office:value-type="percentage" office:value="0.0257284562926224" calcext:value-type="percentage">
            <text:p>2,57 %</text:p>
          </table:table-cell>
          <table:table-cell table:style-name="ce3" table:formula="of:=[.AN31]/SUM([.$B31:.$BP31])" office:value-type="percentage" office:value="0.00154990700557967" calcext:value-type="percentage">
            <text:p>0,15 %</text:p>
          </table:table-cell>
          <table:table-cell table:style-name="ce3" table:formula="of:=[.AO31]/SUM([.$B31:.$BP31])" office:value-type="percentage" office:value="0.0573465592064476" calcext:value-type="percentage">
            <text:p>5,73 %</text:p>
          </table:table-cell>
          <table:table-cell table:style-name="ce3" table:formula="of:=[.AP31]/SUM([.$B31:.$BP31])" office:value-type="percentage" office:value="0.00929944203347799" calcext:value-type="percentage">
            <text:p>0,93 %</text:p>
          </table:table-cell>
          <table:table-cell table:style-name="ce3" table:formula="of:=[.AQ31]/SUM([.$B31:.$BP31])" office:value-type="percentage" office:value="0.00154990700557967" calcext:value-type="percentage">
            <text:p>0,15 %</text:p>
          </table:table-cell>
          <table:table-cell table:style-name="ce3" table:formula="of:=[.AR31]/SUM([.$B31:.$BP31])" office:value-type="percentage" office:value="0.00216986980781153" calcext:value-type="percentage">
            <text:p>0,22 %</text:p>
          </table:table-cell>
          <table:table-cell table:style-name="ce3" table:formula="of:=[.AS31]/SUM([.$B31:.$BP31])" office:value-type="percentage" office:value="0.0734655920644761" calcext:value-type="percentage">
            <text:p>7,35 %</text:p>
          </table:table-cell>
          <table:table-cell table:style-name="ce3" table:formula="of:=[.AT31]/SUM([.$B31:.$BP31])" office:value-type="percentage" office:value="0.000309981401115933" calcext:value-type="percentage">
            <text:p>0,03 %</text:p>
          </table:table-cell>
          <table:table-cell table:style-name="ce3" table:formula="of:=[.AU31]/SUM([.$B31:.$BP31])" office:value-type="percentage" office:value="0.00123992560446373" calcext:value-type="percentage">
            <text:p>0,12 %</text:p>
          </table:table-cell>
          <table:table-cell table:style-name="ce3" table:formula="of:=[.AV31]/SUM([.$B31:.$BP31])" office:value-type="percentage" office:value="0.000929944203347799" calcext:value-type="percentage">
            <text:p>0,09 %</text:p>
          </table:table-cell>
          <table:table-cell table:style-name="ce3" table:formula="of:=[.AW31]/SUM([.$B31:.$BP31])" office:value-type="percentage" office:value="0" calcext:value-type="percentage">
            <text:p>0,00 %</text:p>
          </table:table-cell>
          <table:table-cell table:style-name="ce3" table:formula="of:=[.AX31]/SUM([.$B31:.$BP31])" office:value-type="percentage" office:value="0.00557966522008679" calcext:value-type="percentage">
            <text:p>0,56 %</text:p>
          </table:table-cell>
          <table:table-cell table:style-name="ce3" table:formula="of:=[.AY31]/SUM([.$B31:.$BP31])" office:value-type="percentage" office:value="0.000619962802231866" calcext:value-type="percentage">
            <text:p>0,06 %</text:p>
          </table:table-cell>
          <table:table-cell table:style-name="ce3" table:formula="of:=[.AZ31]/SUM([.$B31:.$BP31])" office:value-type="percentage" office:value="0" calcext:value-type="percentage">
            <text:p>0,00 %</text:p>
          </table:table-cell>
          <table:table-cell table:style-name="ce3" table:formula="of:=[.BA31]/SUM([.$B31:.$BP31])" office:value-type="percentage" office:value="0.000929944203347799" calcext:value-type="percentage">
            <text:p>0,09 %</text:p>
          </table:table-cell>
          <table:table-cell table:style-name="ce3" table:formula="of:=[.BB31]/SUM([.$B31:.$BP31])" office:value-type="percentage" office:value="0.000309981401115933" calcext:value-type="percentage">
            <text:p>0,03 %</text:p>
          </table:table-cell>
          <table:table-cell table:style-name="ce3" table:formula="of:=[.BC31]/SUM([.$B31:.$BP31])" office:value-type="percentage" office:value="0.00495970241785493" calcext:value-type="percentage">
            <text:p>0,50 %</text:p>
          </table:table-cell>
          <table:table-cell table:style-name="ce3" table:formula="of:=[.BD31]/SUM([.$B31:.$BP31])" office:value-type="percentage" office:value="0.00309981401115933" calcext:value-type="percentage">
            <text:p>0,31 %</text:p>
          </table:table-cell>
          <table:table-cell table:style-name="ce3" table:formula="of:=[.BE31]/SUM([.$B31:.$BP31])" office:value-type="percentage" office:value="0" calcext:value-type="percentage">
            <text:p>0,00 %</text:p>
          </table:table-cell>
          <table:table-cell table:style-name="ce3" table:formula="of:=[.BF31]/SUM([.$B31:.$BP31])" office:value-type="percentage" office:value="0.00650960942343459" calcext:value-type="percentage">
            <text:p>0,65 %</text:p>
          </table:table-cell>
          <table:table-cell table:style-name="ce3" table:formula="of:=[.BG31]/SUM([.$B31:.$BP31])" office:value-type="percentage" office:value="0.00774953502789833" calcext:value-type="percentage">
            <text:p>0,77 %</text:p>
          </table:table-cell>
          <table:table-cell table:style-name="ce3" table:formula="of:=[.BH31]/SUM([.$B31:.$BP31])" office:value-type="percentage" office:value="0.00340979541227526" calcext:value-type="percentage">
            <text:p>0,34 %</text:p>
          </table:table-cell>
          <table:table-cell table:style-name="ce3" table:formula="of:=[.BI31]/SUM([.$B31:.$BP31])" office:value-type="percentage" office:value="0.0170489770613763" calcext:value-type="percentage">
            <text:p>1,70 %</text:p>
          </table:table-cell>
          <table:table-cell table:style-name="ce3" table:formula="of:=[.BJ31]/SUM([.$B31:.$BP31])" office:value-type="percentage" office:value="0.000619962802231866" calcext:value-type="percentage">
            <text:p>0,06 %</text:p>
          </table:table-cell>
          <table:table-cell table:style-name="ce3" table:formula="of:=[.BK31]/SUM([.$B31:.$BP31])" office:value-type="percentage" office:value="0.0161190328580285" calcext:value-type="percentage">
            <text:p>1,61 %</text:p>
          </table:table-cell>
          <table:table-cell table:style-name="ce3" table:formula="of:=[.BL31]/SUM([.$B31:.$BP31])" office:value-type="percentage" office:value="0.036887786732796" calcext:value-type="percentage">
            <text:p>3,69 %</text:p>
          </table:table-cell>
          <table:table-cell table:style-name="ce3" table:formula="of:=[.BM31]/SUM([.$B31:.$BP31])" office:value-type="percentage" office:value="0.000619962802231866" calcext:value-type="percentage">
            <text:p>0,06 %</text:p>
          </table:table-cell>
          <table:table-cell table:style-name="ce3" table:formula="of:=[.BN31]/SUM([.$B31:.$BP31])" office:value-type="percentage" office:value="0.0768753874767514" calcext:value-type="percentage">
            <text:p>7,69 %</text:p>
          </table:table-cell>
          <table:table-cell table:style-name="ce3" table:formula="of:=[.BO31]/SUM([.$B31:.$BP31])" office:value-type="percentage" office:value="0.0688158710477371" calcext:value-type="percentage">
            <text:p>6,88 %</text:p>
          </table:table-cell>
          <table:table-cell table:style-name="ce3" table:formula="of:=[.BP31]/SUM([.$B31:.$BP31])" office:value-type="percentage" office:value="0.0189088654680719" calcext:value-type="percentage">
            <text:p>1,89 %</text:p>
          </table:table-cell>
          <table:table-cell table:number-columns-repeated="956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table:formula="of:=[.B32]/SUM([.$B32:.$BP32])" office:value-type="percentage" office:value="0.0713590658449562" calcext:value-type="percentage">
            <text:p>7,14 %</text:p>
          </table:table-cell>
          <table:table-cell table:style-name="ce3" table:formula="of:=[.C32]/SUM([.$B32:.$BP32])" office:value-type="percentage" office:value="0.0369769704832955" calcext:value-type="percentage">
            <text:p>3,70 %</text:p>
          </table:table-cell>
          <table:table-cell table:style-name="ce3" table:formula="of:=[.D32]/SUM([.$B32:.$BP32])" office:value-type="percentage" office:value="0.073953940966591" calcext:value-type="percentage">
            <text:p>7,40 %</text:p>
          </table:table-cell>
          <table:table-cell table:style-name="ce3" table:formula="of:=[.E32]/SUM([.$B32:.$BP32])" office:value-type="percentage" office:value="0.0048653908530652" calcext:value-type="percentage">
            <text:p>0,49 %</text:p>
          </table:table-cell>
          <table:table-cell table:style-name="ce3" table:formula="of:=[.F32]/SUM([.$B32:.$BP32])" office:value-type="percentage" office:value="0.00778462536490431" calcext:value-type="percentage">
            <text:p>0,78 %</text:p>
          </table:table-cell>
          <table:table-cell table:style-name="ce3" table:formula="of:=[.G32]/SUM([.$B32:.$BP32])" office:value-type="percentage" office:value="0.0145961725591956" calcext:value-type="percentage">
            <text:p>1,46 %</text:p>
          </table:table-cell>
          <table:table-cell table:style-name="ce3" table:formula="of:=[.H32]/SUM([.$B32:.$BP32])" office:value-type="percentage" office:value="0.00551410963347389" calcext:value-type="percentage">
            <text:p>0,55 %</text:p>
          </table:table-cell>
          <table:table-cell table:style-name="ce3" table:formula="of:=[.I32]/SUM([.$B32:.$BP32])" office:value-type="percentage" office:value="0" calcext:value-type="percentage">
            <text:p>0,00 %</text:p>
          </table:table-cell>
          <table:table-cell table:style-name="ce3" table:formula="of:=[.J32]/SUM([.$B32:.$BP32])" office:value-type="percentage" office:value="0.00291923451183912" calcext:value-type="percentage">
            <text:p>0,29 %</text:p>
          </table:table-cell>
          <table:table-cell table:style-name="ce3" table:formula="of:=[.K32]/SUM([.$B32:.$BP32])" office:value-type="percentage" office:value="0.0149205319493999" calcext:value-type="percentage">
            <text:p>1,49 %</text:p>
          </table:table-cell>
          <table:table-cell table:style-name="ce3" table:formula="of:=[.L32]/SUM([.$B32:.$BP32])" office:value-type="percentage" office:value="0.0347064547518651" calcext:value-type="percentage">
            <text:p>3,47 %</text:p>
          </table:table-cell>
          <table:table-cell table:style-name="ce3" table:formula="of:=[.M32]/SUM([.$B32:.$BP32])" office:value-type="percentage" office:value="0.0493026273110607" calcext:value-type="percentage">
            <text:p>4,93 %</text:p>
          </table:table-cell>
          <table:table-cell table:style-name="ce3" table:formula="of:=[.N32]/SUM([.$B32:.$BP32])" office:value-type="percentage" office:value="0.000324359390204346" calcext:value-type="percentage">
            <text:p>0,03 %</text:p>
          </table:table-cell>
          <table:table-cell table:style-name="ce3" table:formula="of:=[.O32]/SUM([.$B32:.$BP32])" office:value-type="percentage" office:value="0.0265974699967564" calcext:value-type="percentage">
            <text:p>2,66 %</text:p>
          </table:table-cell>
          <table:table-cell table:style-name="ce3" table:formula="of:=[.P32]/SUM([.$B32:.$BP32])" office:value-type="percentage" office:value="0.00129743756081739" calcext:value-type="percentage">
            <text:p>0,13 %</text:p>
          </table:table-cell>
          <table:table-cell table:style-name="ce3" table:formula="of:=[.Q32]/SUM([.$B32:.$BP32])" office:value-type="percentage" office:value="0.000648718780408693" calcext:value-type="percentage">
            <text:p>0,06 %</text:p>
          </table:table-cell>
          <table:table-cell table:style-name="ce3" table:formula="of:=[.R32]/SUM([.$B32:.$BP32])" office:value-type="percentage" office:value="0" calcext:value-type="percentage">
            <text:p>0,00 %</text:p>
          </table:table-cell>
          <table:table-cell table:style-name="ce3" table:formula="of:=[.S32]/SUM([.$B32:.$BP32])" office:value-type="percentage" office:value="0.000324359390204346" calcext:value-type="percentage">
            <text:p>0,03 %</text:p>
          </table:table-cell>
          <table:table-cell table:style-name="ce3" table:formula="of:=[.T32]/SUM([.$B32:.$BP32])" office:value-type="percentage" office:value="0" calcext:value-type="percentage">
            <text:p>0,00 %</text:p>
          </table:table-cell>
          <table:table-cell table:style-name="ce3" table:formula="of:=[.U32]/SUM([.$B32:.$BP32])" office:value-type="percentage" office:value="0" calcext:value-type="percentage">
            <text:p>0,00 %</text:p>
          </table:table-cell>
          <table:table-cell table:style-name="ce3" table:formula="of:=[.V32]/SUM([.$B32:.$BP32])" office:value-type="percentage" office:value="0.000973078170613039" calcext:value-type="percentage">
            <text:p>0,10 %</text:p>
          </table:table-cell>
          <table:table-cell table:style-name="ce3" table:formula="of:=[.W32]/SUM([.$B32:.$BP32])" office:value-type="percentage" office:value="0.0262731106065521" calcext:value-type="percentage">
            <text:p>2,63 %</text:p>
          </table:table-cell>
          <table:table-cell table:style-name="ce3" table:formula="of:=[.X32]/SUM([.$B32:.$BP32])" office:value-type="percentage" office:value="0.00162179695102173" calcext:value-type="percentage">
            <text:p>0,16 %</text:p>
          </table:table-cell>
          <table:table-cell table:style-name="ce3" table:formula="of:=[.Y32]/SUM([.$B32:.$BP32])" office:value-type="percentage" office:value="0" calcext:value-type="percentage">
            <text:p>0,00 %</text:p>
          </table:table-cell>
          <table:table-cell table:style-name="ce3" table:formula="of:=[.Z32]/SUM([.$B32:.$BP32])" office:value-type="percentage" office:value="0.000324359390204346" calcext:value-type="percentage">
            <text:p>0,03 %</text:p>
          </table:table-cell>
          <table:table-cell table:style-name="ce3" table:formula="of:=[.AA32]/SUM([.$B32:.$BP32])" office:value-type="percentage" office:value="0.0123256568277652" calcext:value-type="percentage">
            <text:p>1,23 %</text:p>
          </table:table-cell>
          <table:table-cell table:style-name="ce3" table:formula="of:=[.AB32]/SUM([.$B32:.$BP32])" office:value-type="percentage" office:value="0.0165423289004217" calcext:value-type="percentage">
            <text:p>1,65 %</text:p>
          </table:table-cell>
          <table:table-cell table:style-name="ce3" table:formula="of:=[.AC32]/SUM([.$B32:.$BP32])" office:value-type="percentage" office:value="0.00583846902367824" calcext:value-type="percentage">
            <text:p>0,58 %</text:p>
          </table:table-cell>
          <table:table-cell table:style-name="ce3" table:formula="of:=[.AD32]/SUM([.$B32:.$BP32])" office:value-type="percentage" office:value="0.000324359390204346" calcext:value-type="percentage">
            <text:p>0,03 %</text:p>
          </table:table-cell>
          <table:table-cell table:style-name="ce3" table:formula="of:=[.AE32]/SUM([.$B32:.$BP32])" office:value-type="percentage" office:value="0.0132987349983782" calcext:value-type="percentage">
            <text:p>1,33 %</text:p>
          </table:table-cell>
          <table:table-cell table:style-name="ce3" table:formula="of:=[.AF32]/SUM([.$B32:.$BP32])" office:value-type="percentage" office:value="0.00129743756081739" calcext:value-type="percentage">
            <text:p>0,13 %</text:p>
          </table:table-cell>
          <table:table-cell table:style-name="ce3" table:formula="of:=[.AG32]/SUM([.$B32:.$BP32])" office:value-type="percentage" office:value="0.00551410963347389" calcext:value-type="percentage">
            <text:p>0,55 %</text:p>
          </table:table-cell>
          <table:table-cell table:style-name="ce3" table:formula="of:=[.AH32]/SUM([.$B32:.$BP32])" office:value-type="percentage" office:value="0" calcext:value-type="percentage">
            <text:p>0,00 %</text:p>
          </table:table-cell>
          <table:table-cell table:style-name="ce3" table:formula="of:=[.AI32]/SUM([.$B32:.$BP32])" office:value-type="percentage" office:value="0.00129743756081739" calcext:value-type="percentage">
            <text:p>0,13 %</text:p>
          </table:table-cell>
          <table:table-cell table:style-name="ce3" table:formula="of:=[.AJ32]/SUM([.$B32:.$BP32])" office:value-type="percentage" office:value="0.00681154719429127" calcext:value-type="percentage">
            <text:p>0,68 %</text:p>
          </table:table-cell>
          <table:table-cell table:style-name="ce3" table:formula="of:=[.AK32]/SUM([.$B32:.$BP32])" office:value-type="percentage" office:value="0.141096334738891" calcext:value-type="percentage">
            <text:p>14,11 %</text:p>
          </table:table-cell>
          <table:table-cell table:style-name="ce3" table:formula="of:=[.AL32]/SUM([.$B32:.$BP32])" office:value-type="percentage" office:value="0.00356795329224781" calcext:value-type="percentage">
            <text:p>0,36 %</text:p>
          </table:table-cell>
          <table:table-cell table:style-name="ce3" table:formula="of:=[.AM32]/SUM([.$B32:.$BP32])" office:value-type="percentage" office:value="0.0330846578008433" calcext:value-type="percentage">
            <text:p>3,31 %</text:p>
          </table:table-cell>
          <table:table-cell table:style-name="ce3" table:formula="of:=[.AN32]/SUM([.$B32:.$BP32])" office:value-type="percentage" office:value="0.00259487512163477" calcext:value-type="percentage">
            <text:p>0,26 %</text:p>
          </table:table-cell>
          <table:table-cell table:style-name="ce3" table:formula="of:=[.AO32]/SUM([.$B32:.$BP32])" office:value-type="percentage" office:value="0.0340577359714564" calcext:value-type="percentage">
            <text:p>3,41 %</text:p>
          </table:table-cell>
          <table:table-cell table:style-name="ce3" table:formula="of:=[.AP32]/SUM([.$B32:.$BP32])" office:value-type="percentage" office:value="0.0048653908530652" calcext:value-type="percentage">
            <text:p>0,49 %</text:p>
          </table:table-cell>
          <table:table-cell table:style-name="ce3" table:formula="of:=[.AQ32]/SUM([.$B32:.$BP32])" office:value-type="percentage" office:value="0.000973078170613039" calcext:value-type="percentage">
            <text:p>0,10 %</text:p>
          </table:table-cell>
          <table:table-cell table:style-name="ce3" table:formula="of:=[.AR32]/SUM([.$B32:.$BP32])" office:value-type="percentage" office:value="0.00129743756081739" calcext:value-type="percentage">
            <text:p>0,13 %</text:p>
          </table:table-cell>
          <table:table-cell table:style-name="ce3" table:formula="of:=[.AS32]/SUM([.$B32:.$BP32])" office:value-type="percentage" office:value="0.0441128770677911" calcext:value-type="percentage">
            <text:p>4,41 %</text:p>
          </table:table-cell>
          <table:table-cell table:style-name="ce3" table:formula="of:=[.AT32]/SUM([.$B32:.$BP32])" office:value-type="percentage" office:value="0" calcext:value-type="percentage">
            <text:p>0,00 %</text:p>
          </table:table-cell>
          <table:table-cell table:style-name="ce3" table:formula="of:=[.AU32]/SUM([.$B32:.$BP32])" office:value-type="percentage" office:value="0.00162179695102173" calcext:value-type="percentage">
            <text:p>0,16 %</text:p>
          </table:table-cell>
          <table:table-cell table:style-name="ce3" table:formula="of:=[.AV32]/SUM([.$B32:.$BP32])" office:value-type="percentage" office:value="0.000648718780408693" calcext:value-type="percentage">
            <text:p>0,06 %</text:p>
          </table:table-cell>
          <table:table-cell table:style-name="ce3" table:formula="of:=[.AW32]/SUM([.$B32:.$BP32])" office:value-type="percentage" office:value="0" calcext:value-type="percentage">
            <text:p>0,00 %</text:p>
          </table:table-cell>
          <table:table-cell table:style-name="ce3" table:formula="of:=[.AX32]/SUM([.$B32:.$BP32])" office:value-type="percentage" office:value="0.00389231268245216" calcext:value-type="percentage">
            <text:p>0,39 %</text:p>
          </table:table-cell>
          <table:table-cell table:style-name="ce3" table:formula="of:=[.AY32]/SUM([.$B32:.$BP32])" office:value-type="percentage" office:value="0.000324359390204346" calcext:value-type="percentage">
            <text:p>0,03 %</text:p>
          </table:table-cell>
          <table:table-cell table:style-name="ce3" table:formula="of:=[.AZ32]/SUM([.$B32:.$BP32])" office:value-type="percentage" office:value="0" calcext:value-type="percentage">
            <text:p>0,00 %</text:p>
          </table:table-cell>
          <table:table-cell table:style-name="ce3" table:formula="of:=[.BA32]/SUM([.$B32:.$BP32])" office:value-type="percentage" office:value="0.00194615634122608" calcext:value-type="percentage">
            <text:p>0,19 %</text:p>
          </table:table-cell>
          <table:table-cell table:style-name="ce3" table:formula="of:=[.BB32]/SUM([.$B32:.$BP32])" office:value-type="percentage" office:value="0.00227051573143042" calcext:value-type="percentage">
            <text:p>0,23 %</text:p>
          </table:table-cell>
          <table:table-cell table:style-name="ce3" table:formula="of:=[.BC32]/SUM([.$B32:.$BP32])" office:value-type="percentage" office:value="0.00843334414531301" calcext:value-type="percentage">
            <text:p>0,84 %</text:p>
          </table:table-cell>
          <table:table-cell table:style-name="ce3" table:formula="of:=[.BD32]/SUM([.$B32:.$BP32])" office:value-type="percentage" office:value="0.00227051573143042" calcext:value-type="percentage">
            <text:p>0,23 %</text:p>
          </table:table-cell>
          <table:table-cell table:style-name="ce3" table:formula="of:=[.BE32]/SUM([.$B32:.$BP32])" office:value-type="percentage" office:value="0" calcext:value-type="percentage">
            <text:p>0,00 %</text:p>
          </table:table-cell>
          <table:table-cell table:style-name="ce3" table:formula="of:=[.BF32]/SUM([.$B32:.$BP32])" office:value-type="percentage" office:value="0.032760298410639" calcext:value-type="percentage">
            <text:p>3,28 %</text:p>
          </table:table-cell>
          <table:table-cell table:style-name="ce3" table:formula="of:=[.BG32]/SUM([.$B32:.$BP32])" office:value-type="percentage" office:value="0.00616282841388258" calcext:value-type="percentage">
            <text:p>0,62 %</text:p>
          </table:table-cell>
          <table:table-cell table:style-name="ce3" table:formula="of:=[.BH32]/SUM([.$B32:.$BP32])" office:value-type="percentage" office:value="0.00227051573143042" calcext:value-type="percentage">
            <text:p>0,23 %</text:p>
          </table:table-cell>
          <table:table-cell table:style-name="ce3" table:formula="of:=[.BI32]/SUM([.$B32:.$BP32])" office:value-type="percentage" office:value="0.015893610120013" calcext:value-type="percentage">
            <text:p>1,59 %</text:p>
          </table:table-cell>
          <table:table-cell table:style-name="ce3" table:formula="of:=[.BJ32]/SUM([.$B32:.$BP32])" office:value-type="percentage" office:value="0.000324359390204346" calcext:value-type="percentage">
            <text:p>0,03 %</text:p>
          </table:table-cell>
          <table:table-cell table:style-name="ce3" table:formula="of:=[.BK32]/SUM([.$B32:.$BP32])" office:value-type="percentage" office:value="0.0210833603632825" calcext:value-type="percentage">
            <text:p>2,11 %</text:p>
          </table:table-cell>
          <table:table-cell table:style-name="ce3" table:formula="of:=[.BL32]/SUM([.$B32:.$BP32])" office:value-type="percentage" office:value="0.0557898151151476" calcext:value-type="percentage">
            <text:p>5,58 %</text:p>
          </table:table-cell>
          <table:table-cell table:style-name="ce3" table:formula="of:=[.BM32]/SUM([.$B32:.$BP32])" office:value-type="percentage" office:value="0.00940642231592605" calcext:value-type="percentage">
            <text:p>0,94 %</text:p>
          </table:table-cell>
          <table:table-cell table:style-name="ce3" table:formula="of:=[.BN32]/SUM([.$B32:.$BP32])" office:value-type="percentage" office:value="0.0373013298734998" calcext:value-type="percentage">
            <text:p>3,73 %</text:p>
          </table:table-cell>
          <table:table-cell table:style-name="ce3" table:formula="of:=[.BO32]/SUM([.$B32:.$BP32])" office:value-type="percentage" office:value="0.0820629257216996" calcext:value-type="percentage">
            <text:p>8,21 %</text:p>
          </table:table-cell>
          <table:table-cell table:style-name="ce3" table:formula="of:=[.BP32]/SUM([.$B32:.$BP32])" office:value-type="percentage" office:value="0.0113525786571521" calcext:value-type="percentage">
            <text:p>1,14 %</text:p>
          </table:table-cell>
          <table:table-cell table:number-columns-repeated="956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3" table:formula="of:=[.B33]/SUM([.$B33:.$BP33])" office:value-type="percentage" office:value="0.0256035113386979" calcext:value-type="percentage">
            <text:p>2,56 %</text:p>
          </table:table-cell>
          <table:table-cell table:style-name="ce3" table:formula="of:=[.C33]/SUM([.$B33:.$BP33])" office:value-type="percentage" office:value="0.0109729334308705" calcext:value-type="percentage">
            <text:p>1,10 %</text:p>
          </table:table-cell>
          <table:table-cell table:style-name="ce3" table:formula="of:=[.D33]/SUM([.$B33:.$BP33])" office:value-type="percentage" office:value="0.0263350402340892" calcext:value-type="percentage">
            <text:p>2,63 %</text:p>
          </table:table-cell>
          <table:table-cell table:style-name="ce3" table:formula="of:=[.E33]/SUM([.$B33:.$BP33])" office:value-type="percentage" office:value="0.00877834674469642" calcext:value-type="percentage">
            <text:p>0,88 %</text:p>
          </table:table-cell>
          <table:table-cell table:style-name="ce3" table:formula="of:=[.F33]/SUM([.$B33:.$BP33])" office:value-type="percentage" office:value="0.0234089246525238" calcext:value-type="percentage">
            <text:p>2,34 %</text:p>
          </table:table-cell>
          <table:table-cell table:style-name="ce3" table:formula="of:=[.G33]/SUM([.$B33:.$BP33])" office:value-type="percentage" office:value="0.0314557425018288" calcext:value-type="percentage">
            <text:p>3,15 %</text:p>
          </table:table-cell>
          <table:table-cell table:style-name="ce3" table:formula="of:=[.H33]/SUM([.$B33:.$BP33])" office:value-type="percentage" office:value="0.00146305779078274" calcext:value-type="percentage">
            <text:p>0,15 %</text:p>
          </table:table-cell>
          <table:table-cell table:style-name="ce3" table:formula="of:=[.I33]/SUM([.$B33:.$BP33])" office:value-type="percentage" office:value="0" calcext:value-type="percentage">
            <text:p>0,00 %</text:p>
          </table:table-cell>
          <table:table-cell table:style-name="ce3" table:formula="of:=[.J33]/SUM([.$B33:.$BP33])" office:value-type="percentage" office:value="0.000731528895391368" calcext:value-type="percentage">
            <text:p>0,07 %</text:p>
          </table:table-cell>
          <table:table-cell table:style-name="ce3" table:formula="of:=[.K33]/SUM([.$B33:.$BP33])" office:value-type="percentage" office:value="0.0204828090709583" calcext:value-type="percentage">
            <text:p>2,05 %</text:p>
          </table:table-cell>
          <table:table-cell table:style-name="ce3" table:formula="of:=[.L33]/SUM([.$B33:.$BP33])" office:value-type="percentage" office:value="0.0534016093635699" calcext:value-type="percentage">
            <text:p>5,34 %</text:p>
          </table:table-cell>
          <table:table-cell table:style-name="ce3" table:formula="of:=[.M33]/SUM([.$B33:.$BP33])" office:value-type="percentage" office:value="0.0102414045354792" calcext:value-type="percentage">
            <text:p>1,02 %</text:p>
          </table:table-cell>
          <table:table-cell table:style-name="ce3" table:formula="of:=[.N33]/SUM([.$B33:.$BP33])" office:value-type="percentage" office:value="0" calcext:value-type="percentage">
            <text:p>0,00 %</text:p>
          </table:table-cell>
          <table:table-cell table:style-name="ce3" table:formula="of:=[.O33]/SUM([.$B33:.$BP33])" office:value-type="percentage" office:value="0.0102414045354792" calcext:value-type="percentage">
            <text:p>1,02 %</text:p>
          </table:table-cell>
          <table:table-cell table:style-name="ce3" table:formula="of:=[.P33]/SUM([.$B33:.$BP33])" office:value-type="percentage" office:value="0.00146305779078274" calcext:value-type="percentage">
            <text:p>0,15 %</text:p>
          </table:table-cell>
          <table:table-cell table:style-name="ce3" table:formula="of:=[.Q33]/SUM([.$B33:.$BP33])" office:value-type="percentage" office:value="0.000731528895391368" calcext:value-type="percentage">
            <text:p>0,07 %</text:p>
          </table:table-cell>
          <table:table-cell table:style-name="ce3" table:formula="of:=[.R33]/SUM([.$B33:.$BP33])" office:value-type="percentage" office:value="0" calcext:value-type="percentage">
            <text:p>0,00 %</text:p>
          </table:table-cell>
          <table:table-cell table:style-name="ce3" table:formula="of:=[.S33]/SUM([.$B33:.$BP33])" office:value-type="percentage" office:value="0" calcext:value-type="percentage">
            <text:p>0,00 %</text:p>
          </table:table-cell>
          <table:table-cell table:style-name="ce3" table:formula="of:=[.T33]/SUM([.$B33:.$BP33])" office:value-type="percentage" office:value="0" calcext:value-type="percentage">
            <text:p>0,00 %</text:p>
          </table:table-cell>
          <table:table-cell table:style-name="ce3" table:formula="of:=[.U33]/SUM([.$B33:.$BP33])" office:value-type="percentage" office:value="0" calcext:value-type="percentage">
            <text:p>0,00 %</text:p>
          </table:table-cell>
          <table:table-cell table:style-name="ce3" table:formula="of:=[.V33]/SUM([.$B33:.$BP33])" office:value-type="percentage" office:value="0.0021945866861741" calcext:value-type="percentage">
            <text:p>0,22 %</text:p>
          </table:table-cell>
          <table:table-cell table:style-name="ce3" table:formula="of:=[.W33]/SUM([.$B33:.$BP33])" office:value-type="percentage" office:value="0.013899049012436" calcext:value-type="percentage">
            <text:p>1,39 %</text:p>
          </table:table-cell>
          <table:table-cell table:style-name="ce3" table:formula="of:=[.X33]/SUM([.$B33:.$BP33])" office:value-type="percentage" office:value="0.00146305779078274" calcext:value-type="percentage">
            <text:p>0,15 %</text:p>
          </table:table-cell>
          <table:table-cell table:style-name="ce3" table:formula="of:=[.Y33]/SUM([.$B33:.$BP33])" office:value-type="percentage" office:value="0" calcext:value-type="percentage">
            <text:p>0,00 %</text:p>
          </table:table-cell>
          <table:table-cell table:style-name="ce3" table:formula="of:=[.Z33]/SUM([.$B33:.$BP33])" office:value-type="percentage" office:value="0" calcext:value-type="percentage">
            <text:p>0,00 %</text:p>
          </table:table-cell>
          <table:table-cell table:style-name="ce3" table:formula="of:=[.AA33]/SUM([.$B33:.$BP33])" office:value-type="percentage" office:value="0.0021945866861741" calcext:value-type="percentage">
            <text:p>0,22 %</text:p>
          </table:table-cell>
          <table:table-cell table:style-name="ce3" table:formula="of:=[.AB33]/SUM([.$B33:.$BP33])" office:value-type="percentage" office:value="0.00365764447695684" calcext:value-type="percentage">
            <text:p>0,37 %</text:p>
          </table:table-cell>
          <table:table-cell table:style-name="ce3" table:formula="of:=[.AC33]/SUM([.$B33:.$BP33])" office:value-type="percentage" office:value="0.00365764447695684" calcext:value-type="percentage">
            <text:p>0,37 %</text:p>
          </table:table-cell>
          <table:table-cell table:style-name="ce3" table:formula="of:=[.AD33]/SUM([.$B33:.$BP33])" office:value-type="percentage" office:value="0" calcext:value-type="percentage">
            <text:p>0,00 %</text:p>
          </table:table-cell>
          <table:table-cell table:style-name="ce3" table:formula="of:=[.AE33]/SUM([.$B33:.$BP33])" office:value-type="percentage" office:value="0.0131675201170446" calcext:value-type="percentage">
            <text:p>1,32 %</text:p>
          </table:table-cell>
          <table:table-cell table:style-name="ce3" table:formula="of:=[.AF33]/SUM([.$B33:.$BP33])" office:value-type="percentage" office:value="0" calcext:value-type="percentage">
            <text:p>0,00 %</text:p>
          </table:table-cell>
          <table:table-cell table:style-name="ce3" table:formula="of:=[.AG33]/SUM([.$B33:.$BP33])" office:value-type="percentage" office:value="0.000731528895391368" calcext:value-type="percentage">
            <text:p>0,07 %</text:p>
          </table:table-cell>
          <table:table-cell table:style-name="ce3" table:formula="of:=[.AH33]/SUM([.$B33:.$BP33])" office:value-type="percentage" office:value="0" calcext:value-type="percentage">
            <text:p>0,00 %</text:p>
          </table:table-cell>
          <table:table-cell table:style-name="ce3" table:formula="of:=[.AI33]/SUM([.$B33:.$BP33])" office:value-type="percentage" office:value="0.0109729334308705" calcext:value-type="percentage">
            <text:p>1,10 %</text:p>
          </table:table-cell>
          <table:table-cell table:style-name="ce3" table:formula="of:=[.AJ33]/SUM([.$B33:.$BP33])" office:value-type="percentage" office:value="0.00292611558156547" calcext:value-type="percentage">
            <text:p>0,29 %</text:p>
          </table:table-cell>
          <table:table-cell table:style-name="ce3" table:formula="of:=[.AK33]/SUM([.$B33:.$BP33])" office:value-type="percentage" office:value="0.0907095830285296" calcext:value-type="percentage">
            <text:p>9,07 %</text:p>
          </table:table-cell>
          <table:table-cell table:style-name="ce3" table:formula="of:=[.AL33]/SUM([.$B33:.$BP33])" office:value-type="percentage" office:value="0" calcext:value-type="percentage">
            <text:p>0,00 %</text:p>
          </table:table-cell>
          <table:table-cell table:style-name="ce3" table:formula="of:=[.AM33]/SUM([.$B33:.$BP33])" office:value-type="percentage" office:value="0.0109729334308705" calcext:value-type="percentage">
            <text:p>1,10 %</text:p>
          </table:table-cell>
          <table:table-cell table:style-name="ce3" table:formula="of:=[.AN33]/SUM([.$B33:.$BP33])" office:value-type="percentage" office:value="0.00365764447695684" calcext:value-type="percentage">
            <text:p>0,37 %</text:p>
          </table:table-cell>
          <table:table-cell table:style-name="ce3" table:formula="of:=[.AO33]/SUM([.$B33:.$BP33])" office:value-type="percentage" office:value="0.0446232626188734" calcext:value-type="percentage">
            <text:p>4,46 %</text:p>
          </table:table-cell>
          <table:table-cell table:style-name="ce3" table:formula="of:=[.AP33]/SUM([.$B33:.$BP33])" office:value-type="percentage" office:value="0.0453547915142648" calcext:value-type="percentage">
            <text:p>4,54 %</text:p>
          </table:table-cell>
          <table:table-cell table:style-name="ce3" table:formula="of:=[.AQ33]/SUM([.$B33:.$BP33])" office:value-type="percentage" office:value="0.00804681784930505" calcext:value-type="percentage">
            <text:p>0,80 %</text:p>
          </table:table-cell>
          <table:table-cell table:style-name="ce3" table:formula="of:=[.AR33]/SUM([.$B33:.$BP33])" office:value-type="percentage" office:value="0.0117044623262619" calcext:value-type="percentage">
            <text:p>1,17 %</text:p>
          </table:table-cell>
          <table:table-cell table:style-name="ce3" table:formula="of:=[.AS33]/SUM([.$B33:.$BP33])" office:value-type="percentage" office:value="0.0380395025603511" calcext:value-type="percentage">
            <text:p>3,80 %</text:p>
          </table:table-cell>
          <table:table-cell table:style-name="ce3" table:formula="of:=[.AT33]/SUM([.$B33:.$BP33])" office:value-type="percentage" office:value="0.00146305779078274" calcext:value-type="percentage">
            <text:p>0,15 %</text:p>
          </table:table-cell>
          <table:table-cell table:style-name="ce3" table:formula="of:=[.AU33]/SUM([.$B33:.$BP33])" office:value-type="percentage" office:value="0.00365764447695684" calcext:value-type="percentage">
            <text:p>0,37 %</text:p>
          </table:table-cell>
          <table:table-cell table:style-name="ce3" table:formula="of:=[.AV33]/SUM([.$B33:.$BP33])" office:value-type="percentage" office:value="0.0117044623262619" calcext:value-type="percentage">
            <text:p>1,17 %</text:p>
          </table:table-cell>
          <table:table-cell table:style-name="ce3" table:formula="of:=[.AW33]/SUM([.$B33:.$BP33])" office:value-type="percentage" office:value="0" calcext:value-type="percentage">
            <text:p>0,00 %</text:p>
          </table:table-cell>
          <table:table-cell table:style-name="ce3" table:formula="of:=[.AX33]/SUM([.$B33:.$BP33])" office:value-type="percentage" office:value="0.021945866861741" calcext:value-type="percentage">
            <text:p>2,19 %</text:p>
          </table:table-cell>
          <table:table-cell table:style-name="ce3" table:formula="of:=[.AY33]/SUM([.$B33:.$BP33])" office:value-type="percentage" office:value="0.0021945866861741" calcext:value-type="percentage">
            <text:p>0,22 %</text:p>
          </table:table-cell>
          <table:table-cell table:style-name="ce3" table:formula="of:=[.AZ33]/SUM([.$B33:.$BP33])" office:value-type="percentage" office:value="0.00146305779078274" calcext:value-type="percentage">
            <text:p>0,15 %</text:p>
          </table:table-cell>
          <table:table-cell table:style-name="ce3" table:formula="of:=[.BA33]/SUM([.$B33:.$BP33])" office:value-type="percentage" office:value="0.0365764447695684" calcext:value-type="percentage">
            <text:p>3,66 %</text:p>
          </table:table-cell>
          <table:table-cell table:style-name="ce3" table:formula="of:=[.BB33]/SUM([.$B33:.$BP33])" office:value-type="percentage" office:value="0.021945866861741" calcext:value-type="percentage">
            <text:p>2,19 %</text:p>
          </table:table-cell>
          <table:table-cell table:style-name="ce3" table:formula="of:=[.BC33]/SUM([.$B33:.$BP33])" office:value-type="percentage" office:value="0.00292611558156547" calcext:value-type="percentage">
            <text:p>0,29 %</text:p>
          </table:table-cell>
          <table:table-cell table:style-name="ce3" table:formula="of:=[.BD33]/SUM([.$B33:.$BP33])" office:value-type="percentage" office:value="0.00146305779078274" calcext:value-type="percentage">
            <text:p>0,15 %</text:p>
          </table:table-cell>
          <table:table-cell table:style-name="ce3" table:formula="of:=[.BE33]/SUM([.$B33:.$BP33])" office:value-type="percentage" office:value="0" calcext:value-type="percentage">
            <text:p>0,00 %</text:p>
          </table:table-cell>
          <table:table-cell table:style-name="ce3" table:formula="of:=[.BF33]/SUM([.$B33:.$BP33])" office:value-type="percentage" office:value="0.0373079736649598" calcext:value-type="percentage">
            <text:p>3,73 %</text:p>
          </table:table-cell>
          <table:table-cell table:style-name="ce3" table:formula="of:=[.BG33]/SUM([.$B33:.$BP33])" office:value-type="percentage" office:value="0.0146305779078274" calcext:value-type="percentage">
            <text:p>1,46 %</text:p>
          </table:table-cell>
          <table:table-cell table:style-name="ce3" table:formula="of:=[.BH33]/SUM([.$B33:.$BP33])" office:value-type="percentage" office:value="0.0204828090709583" calcext:value-type="percentage">
            <text:p>2,05 %</text:p>
          </table:table-cell>
          <table:table-cell table:style-name="ce3" table:formula="of:=[.BI33]/SUM([.$B33:.$BP33])" office:value-type="percentage" office:value="0.0343818580833943" calcext:value-type="percentage">
            <text:p>3,44 %</text:p>
          </table:table-cell>
          <table:table-cell table:style-name="ce3" table:formula="of:=[.BJ33]/SUM([.$B33:.$BP33])" office:value-type="percentage" office:value="0.00365764447695684" calcext:value-type="percentage">
            <text:p>0,37 %</text:p>
          </table:table-cell>
          <table:table-cell table:style-name="ce3" table:formula="of:=[.BK33]/SUM([.$B33:.$BP33])" office:value-type="percentage" office:value="0.0241404535479151" calcext:value-type="percentage">
            <text:p>2,41 %</text:p>
          </table:table-cell>
          <table:table-cell table:style-name="ce3" table:formula="of:=[.BL33]/SUM([.$B33:.$BP33])" office:value-type="percentage" office:value="0.06949524506218" calcext:value-type="percentage">
            <text:p>6,95 %</text:p>
          </table:table-cell>
          <table:table-cell table:style-name="ce3" table:formula="of:=[.BM33]/SUM([.$B33:.$BP33])" office:value-type="percentage" office:value="0.0343818580833943" calcext:value-type="percentage">
            <text:p>3,44 %</text:p>
          </table:table-cell>
          <table:table-cell table:style-name="ce3" table:formula="of:=[.BN33]/SUM([.$B33:.$BP33])" office:value-type="percentage" office:value="0.0526700804681785" calcext:value-type="percentage">
            <text:p>5,27 %</text:p>
          </table:table-cell>
          <table:table-cell table:style-name="ce3" table:formula="of:=[.BO33]/SUM([.$B33:.$BP33])" office:value-type="percentage" office:value="0.0534016093635699" calcext:value-type="percentage">
            <text:p>5,34 %</text:p>
          </table:table-cell>
          <table:table-cell table:style-name="ce3" table:formula="of:=[.BP33]/SUM([.$B33:.$BP33])" office:value-type="percentage" office:value="0.0168251645940015" calcext:value-type="percentage">
            <text:p>1,68 %</text:p>
          </table:table-cell>
          <table:table-cell table:number-columns-repeated="956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3" table:formula="of:=[.B34]/SUM([.$B34:.$BP34])" office:value-type="percentage" office:value="0.028869286287089" calcext:value-type="percentage">
            <text:p>2,89 %</text:p>
          </table:table-cell>
          <table:table-cell table:style-name="ce3" table:formula="of:=[.C34]/SUM([.$B34:.$BP34])" office:value-type="percentage" office:value="0.0156375300721732" calcext:value-type="percentage">
            <text:p>1,56 %</text:p>
          </table:table-cell>
          <table:table-cell table:style-name="ce3" table:formula="of:=[.D34]/SUM([.$B34:.$BP34])" office:value-type="percentage" office:value="0.0296712109061748" calcext:value-type="percentage">
            <text:p>2,97 %</text:p>
          </table:table-cell>
          <table:table-cell table:style-name="ce3" table:formula="of:=[.E34]/SUM([.$B34:.$BP34])" office:value-type="percentage" office:value="0.0753809141940658" calcext:value-type="percentage">
            <text:p>7,54 %</text:p>
          </table:table-cell>
          <table:table-cell table:style-name="ce3" table:formula="of:=[.F34]/SUM([.$B34:.$BP34])" office:value-type="percentage" office:value="0.016439454691259" calcext:value-type="percentage">
            <text:p>1,64 %</text:p>
          </table:table-cell>
          <table:table-cell table:style-name="ce3" table:formula="of:=[.G34]/SUM([.$B34:.$BP34])" office:value-type="percentage" office:value="0.0128307939053729" calcext:value-type="percentage">
            <text:p>1,28 %</text:p>
          </table:table-cell>
          <table:table-cell table:style-name="ce3" table:formula="of:=[.H34]/SUM([.$B34:.$BP34])" office:value-type="percentage" office:value="0.00120288692862871" calcext:value-type="percentage">
            <text:p>0,12 %</text:p>
          </table:table-cell>
          <table:table-cell table:style-name="ce3" table:formula="of:=[.I34]/SUM([.$B34:.$BP34])" office:value-type="percentage" office:value="0" calcext:value-type="percentage">
            <text:p>0,00 %</text:p>
          </table:table-cell>
          <table:table-cell table:style-name="ce3" table:formula="of:=[.J34]/SUM([.$B34:.$BP34])" office:value-type="percentage" office:value="0.000801924619085806" calcext:value-type="percentage">
            <text:p>0,08 %</text:p>
          </table:table-cell>
          <table:table-cell table:style-name="ce3" table:formula="of:=[.K34]/SUM([.$B34:.$BP34])" office:value-type="percentage" office:value="0.00882117080994387" calcext:value-type="percentage">
            <text:p>0,88 %</text:p>
          </table:table-cell>
          <table:table-cell table:style-name="ce3" table:formula="of:=[.L34]/SUM([.$B34:.$BP34])" office:value-type="percentage" office:value="0.0324779470729751" calcext:value-type="percentage">
            <text:p>3,25 %</text:p>
          </table:table-cell>
          <table:table-cell table:style-name="ce3" table:formula="of:=[.M34]/SUM([.$B34:.$BP34])" office:value-type="percentage" office:value="0.0100240577385726" calcext:value-type="percentage">
            <text:p>1,00 %</text:p>
          </table:table-cell>
          <table:table-cell table:style-name="ce3" table:formula="of:=[.N34]/SUM([.$B34:.$BP34])" office:value-type="percentage" office:value="0.000801924619085806" calcext:value-type="percentage">
            <text:p>0,08 %</text:p>
          </table:table-cell>
          <table:table-cell table:style-name="ce3" table:formula="of:=[.O34]/SUM([.$B34:.$BP34])" office:value-type="percentage" office:value="0.00922213311948677" calcext:value-type="percentage">
            <text:p>0,92 %</text:p>
          </table:table-cell>
          <table:table-cell table:style-name="ce3" table:formula="of:=[.P34]/SUM([.$B34:.$BP34])" office:value-type="percentage" office:value="0" calcext:value-type="percentage">
            <text:p>0,00 %</text:p>
          </table:table-cell>
          <table:table-cell table:style-name="ce3" table:formula="of:=[.Q34]/SUM([.$B34:.$BP34])" office:value-type="percentage" office:value="0" calcext:value-type="percentage">
            <text:p>0,00 %</text:p>
          </table:table-cell>
          <table:table-cell table:style-name="ce3" table:formula="of:=[.R34]/SUM([.$B34:.$BP34])" office:value-type="percentage" office:value="0" calcext:value-type="percentage">
            <text:p>0,00 %</text:p>
          </table:table-cell>
          <table:table-cell table:style-name="ce3" table:formula="of:=[.S34]/SUM([.$B34:.$BP34])" office:value-type="percentage" office:value="0.000400962309542903" calcext:value-type="percentage">
            <text:p>0,04 %</text:p>
          </table:table-cell>
          <table:table-cell table:style-name="ce3" table:formula="of:=[.T34]/SUM([.$B34:.$BP34])" office:value-type="percentage" office:value="0" calcext:value-type="percentage">
            <text:p>0,00 %</text:p>
          </table:table-cell>
          <table:table-cell table:style-name="ce3" table:formula="of:=[.U34]/SUM([.$B34:.$BP34])" office:value-type="percentage" office:value="0" calcext:value-type="percentage">
            <text:p>0,00 %</text:p>
          </table:table-cell>
          <table:table-cell table:style-name="ce3" table:formula="of:=[.V34]/SUM([.$B34:.$BP34])" office:value-type="percentage" office:value="0" calcext:value-type="percentage">
            <text:p>0,00 %</text:p>
          </table:table-cell>
          <table:table-cell table:style-name="ce3" table:formula="of:=[.W34]/SUM([.$B34:.$BP34])" office:value-type="percentage" office:value="0.00120288692862871" calcext:value-type="percentage">
            <text:p>0,12 %</text:p>
          </table:table-cell>
          <table:table-cell table:style-name="ce3" table:formula="of:=[.X34]/SUM([.$B34:.$BP34])" office:value-type="percentage" office:value="0" calcext:value-type="percentage">
            <text:p>0,00 %</text:p>
          </table:table-cell>
          <table:table-cell table:style-name="ce3" table:formula="of:=[.Y34]/SUM([.$B34:.$BP34])" office:value-type="percentage" office:value="0" calcext:value-type="percentage">
            <text:p>0,00 %</text:p>
          </table:table-cell>
          <table:table-cell table:style-name="ce3" table:formula="of:=[.Z34]/SUM([.$B34:.$BP34])" office:value-type="percentage" office:value="0" calcext:value-type="percentage">
            <text:p>0,00 %</text:p>
          </table:table-cell>
          <table:table-cell table:style-name="ce3" table:formula="of:=[.AA34]/SUM([.$B34:.$BP34])" office:value-type="percentage" office:value="0.00280673616680032" calcext:value-type="percentage">
            <text:p>0,28 %</text:p>
          </table:table-cell>
          <table:table-cell table:style-name="ce3" table:formula="of:=[.AB34]/SUM([.$B34:.$BP34])" office:value-type="percentage" office:value="0.00481154771451484" calcext:value-type="percentage">
            <text:p>0,48 %</text:p>
          </table:table-cell>
          <table:table-cell table:style-name="ce3" table:formula="of:=[.AC34]/SUM([.$B34:.$BP34])" office:value-type="percentage" office:value="0" calcext:value-type="percentage">
            <text:p>0,00 %</text:p>
          </table:table-cell>
          <table:table-cell table:style-name="ce3" table:formula="of:=[.AD34]/SUM([.$B34:.$BP34])" office:value-type="percentage" office:value="0" calcext:value-type="percentage">
            <text:p>0,00 %</text:p>
          </table:table-cell>
          <table:table-cell table:style-name="ce3" table:formula="of:=[.AE34]/SUM([.$B34:.$BP34])" office:value-type="percentage" office:value="0.00761828388131516" calcext:value-type="percentage">
            <text:p>0,76 %</text:p>
          </table:table-cell>
          <table:table-cell table:style-name="ce3" table:formula="of:=[.AF34]/SUM([.$B34:.$BP34])" office:value-type="percentage" office:value="0" calcext:value-type="percentage">
            <text:p>0,00 %</text:p>
          </table:table-cell>
          <table:table-cell table:style-name="ce3" table:formula="of:=[.AG34]/SUM([.$B34:.$BP34])" office:value-type="percentage" office:value="0.00200481154771451" calcext:value-type="percentage">
            <text:p>0,20 %</text:p>
          </table:table-cell>
          <table:table-cell table:style-name="ce3" table:formula="of:=[.AH34]/SUM([.$B34:.$BP34])" office:value-type="percentage" office:value="0" calcext:value-type="percentage">
            <text:p>0,00 %</text:p>
          </table:table-cell>
          <table:table-cell table:style-name="ce3" table:formula="of:=[.AI34]/SUM([.$B34:.$BP34])" office:value-type="percentage" office:value="0.00601443464314354" calcext:value-type="percentage">
            <text:p>0,60 %</text:p>
          </table:table-cell>
          <table:table-cell table:style-name="ce3" table:formula="of:=[.AJ34]/SUM([.$B34:.$BP34])" office:value-type="percentage" office:value="0.00441058540497193" calcext:value-type="percentage">
            <text:p>0,44 %</text:p>
          </table:table-cell>
          <table:table-cell table:style-name="ce3" table:formula="of:=[.AK34]/SUM([.$B34:.$BP34])" office:value-type="percentage" office:value="0.0657578187650361" calcext:value-type="percentage">
            <text:p>6,58 %</text:p>
          </table:table-cell>
          <table:table-cell table:style-name="ce3" table:formula="of:=[.AL34]/SUM([.$B34:.$BP34])" office:value-type="percentage" office:value="0.000400962309542903" calcext:value-type="percentage">
            <text:p>0,04 %</text:p>
          </table:table-cell>
          <table:table-cell table:style-name="ce3" table:formula="of:=[.AM34]/SUM([.$B34:.$BP34])" office:value-type="percentage" office:value="0.00721732157177225" calcext:value-type="percentage">
            <text:p>0,72 %</text:p>
          </table:table-cell>
          <table:table-cell table:style-name="ce3" table:formula="of:=[.AN34]/SUM([.$B34:.$BP34])" office:value-type="percentage" office:value="0.00280673616680032" calcext:value-type="percentage">
            <text:p>0,28 %</text:p>
          </table:table-cell>
          <table:table-cell table:style-name="ce3" table:formula="of:=[.AO34]/SUM([.$B34:.$BP34])" office:value-type="percentage" office:value="0.0380914194065758" calcext:value-type="percentage">
            <text:p>3,81 %</text:p>
          </table:table-cell>
          <table:table-cell table:style-name="ce3" table:formula="of:=[.AP34]/SUM([.$B34:.$BP34])" office:value-type="percentage" office:value="0.0529270248596632" calcext:value-type="percentage">
            <text:p>5,29 %</text:p>
          </table:table-cell>
          <table:table-cell table:style-name="ce3" table:formula="of:=[.AQ34]/SUM([.$B34:.$BP34])" office:value-type="percentage" office:value="0.00761828388131516" calcext:value-type="percentage">
            <text:p>0,76 %</text:p>
          </table:table-cell>
          <table:table-cell table:style-name="ce3" table:formula="of:=[.AR34]/SUM([.$B34:.$BP34])" office:value-type="percentage" office:value="0.00481154771451484" calcext:value-type="percentage">
            <text:p>0,48 %</text:p>
          </table:table-cell>
          <table:table-cell table:style-name="ce3" table:formula="of:=[.AS34]/SUM([.$B34:.$BP34])" office:value-type="percentage" office:value="0.0433039294306335" calcext:value-type="percentage">
            <text:p>4,33 %</text:p>
          </table:table-cell>
          <table:table-cell table:style-name="ce3" table:formula="of:=[.AT34]/SUM([.$B34:.$BP34])" office:value-type="percentage" office:value="0" calcext:value-type="percentage">
            <text:p>0,00 %</text:p>
          </table:table-cell>
          <table:table-cell table:style-name="ce3" table:formula="of:=[.AU34]/SUM([.$B34:.$BP34])" office:value-type="percentage" office:value="0.000801924619085806" calcext:value-type="percentage">
            <text:p>0,08 %</text:p>
          </table:table-cell>
          <table:table-cell table:style-name="ce3" table:formula="of:=[.AV34]/SUM([.$B34:.$BP34])" office:value-type="percentage" office:value="0.0681635926222935" calcext:value-type="percentage">
            <text:p>6,82 %</text:p>
          </table:table-cell>
          <table:table-cell table:style-name="ce3" table:formula="of:=[.AW34]/SUM([.$B34:.$BP34])" office:value-type="percentage" office:value="0.0180433039294306" calcext:value-type="percentage">
            <text:p>1,80 %</text:p>
          </table:table-cell>
          <table:table-cell table:style-name="ce3" table:formula="of:=[.AX34]/SUM([.$B34:.$BP34])" office:value-type="percentage" office:value="0.01242983159583" calcext:value-type="percentage">
            <text:p>1,24 %</text:p>
          </table:table-cell>
          <table:table-cell table:style-name="ce3" table:formula="of:=[.AY34]/SUM([.$B34:.$BP34])" office:value-type="percentage" office:value="0.00681635926222935" calcext:value-type="percentage">
            <text:p>0,68 %</text:p>
          </table:table-cell>
          <table:table-cell table:style-name="ce3" table:formula="of:=[.AZ34]/SUM([.$B34:.$BP34])" office:value-type="percentage" office:value="0.00441058540497193" calcext:value-type="percentage">
            <text:p>0,44 %</text:p>
          </table:table-cell>
          <table:table-cell table:style-name="ce3" table:formula="of:=[.BA34]/SUM([.$B34:.$BP34])" office:value-type="percentage" office:value="0.020850040096231" calcext:value-type="percentage">
            <text:p>2,09 %</text:p>
          </table:table-cell>
          <table:table-cell table:style-name="ce3" table:formula="of:=[.BB34]/SUM([.$B34:.$BP34])" office:value-type="percentage" office:value="0.00882117080994387" calcext:value-type="percentage">
            <text:p>0,88 %</text:p>
          </table:table-cell>
          <table:table-cell table:style-name="ce3" table:formula="of:=[.BC34]/SUM([.$B34:.$BP34])" office:value-type="percentage" office:value="0.00761828388131516" calcext:value-type="percentage">
            <text:p>0,76 %</text:p>
          </table:table-cell>
          <table:table-cell table:style-name="ce3" table:formula="of:=[.BD34]/SUM([.$B34:.$BP34])" office:value-type="percentage" office:value="0.00320769847634322" calcext:value-type="percentage">
            <text:p>0,32 %</text:p>
          </table:table-cell>
          <table:table-cell table:style-name="ce3" table:formula="of:=[.BE34]/SUM([.$B34:.$BP34])" office:value-type="percentage" office:value="0.00120288692862871" calcext:value-type="percentage">
            <text:p>0,12 %</text:p>
          </table:table-cell>
          <table:table-cell table:style-name="ce3" table:formula="of:=[.BF34]/SUM([.$B34:.$BP34])" office:value-type="percentage" office:value="0.0108259823576584" calcext:value-type="percentage">
            <text:p>1,08 %</text:p>
          </table:table-cell>
          <table:table-cell table:style-name="ce3" table:formula="of:=[.BG34]/SUM([.$B34:.$BP34])" office:value-type="percentage" office:value="0.00601443464314354" calcext:value-type="percentage">
            <text:p>0,60 %</text:p>
          </table:table-cell>
          <table:table-cell table:style-name="ce3" table:formula="of:=[.BH34]/SUM([.$B34:.$BP34])" office:value-type="percentage" office:value="0.0156375300721732" calcext:value-type="percentage">
            <text:p>1,56 %</text:p>
          </table:table-cell>
          <table:table-cell table:style-name="ce3" table:formula="of:=[.BI34]/SUM([.$B34:.$BP34])" office:value-type="percentage" office:value="0.00761828388131516" calcext:value-type="percentage">
            <text:p>0,76 %</text:p>
          </table:table-cell>
          <table:table-cell table:style-name="ce3" table:formula="of:=[.BJ34]/SUM([.$B34:.$BP34])" office:value-type="percentage" office:value="0" calcext:value-type="percentage">
            <text:p>0,00 %</text:p>
          </table:table-cell>
          <table:table-cell table:style-name="ce3" table:formula="of:=[.BK34]/SUM([.$B34:.$BP34])" office:value-type="percentage" office:value="0.0344827586206897" calcext:value-type="percentage">
            <text:p>3,45 %</text:p>
          </table:table-cell>
          <table:table-cell table:style-name="ce3" table:formula="of:=[.BL34]/SUM([.$B34:.$BP34])" office:value-type="percentage" office:value="0.0773857257417803" calcext:value-type="percentage">
            <text:p>7,74 %</text:p>
          </table:table-cell>
          <table:table-cell table:style-name="ce3" table:formula="of:=[.BM34]/SUM([.$B34:.$BP34])" office:value-type="percentage" office:value="0.00160384923817161" calcext:value-type="percentage">
            <text:p>0,16 %</text:p>
          </table:table-cell>
          <table:table-cell table:style-name="ce3" table:formula="of:=[.BN34]/SUM([.$B34:.$BP34])" office:value-type="percentage" office:value="0.0850040096230954" calcext:value-type="percentage">
            <text:p>8,50 %</text:p>
          </table:table-cell>
          <table:table-cell table:style-name="ce3" table:formula="of:=[.BO34]/SUM([.$B34:.$BP34])" office:value-type="percentage" office:value="0.0942261427425822" calcext:value-type="percentage">
            <text:p>9,42 %</text:p>
          </table:table-cell>
          <table:table-cell table:style-name="ce3" table:formula="of:=[.BP34]/SUM([.$B34:.$BP34])" office:value-type="percentage" office:value="0.0204490777866881" calcext:value-type="percentage">
            <text:p>2,04 %</text:p>
          </table:table-cell>
          <table:table-cell table:number-columns-repeated="956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3" table:formula="of:=[.B35]/SUM([.$B35:.$BP35])" office:value-type="percentage" office:value="0.0252231276678308" calcext:value-type="percentage">
            <text:p>2,52 %</text:p>
          </table:table-cell>
          <table:table-cell table:style-name="ce3" table:formula="of:=[.C35]/SUM([.$B35:.$BP35])" office:value-type="percentage" office:value="0.0190143577803648" calcext:value-type="percentage">
            <text:p>1,90 %</text:p>
          </table:table-cell>
          <table:table-cell table:style-name="ce3" table:formula="of:=[.D35]/SUM([.$B35:.$BP35])" office:value-type="percentage" office:value="0.0291036088474971" calcext:value-type="percentage">
            <text:p>2,91 %</text:p>
          </table:table-cell>
          <table:table-cell table:style-name="ce3" table:formula="of:=[.E35]/SUM([.$B35:.$BP35])" office:value-type="percentage" office:value="0.00485060147458285" calcext:value-type="percentage">
            <text:p>0,49 %</text:p>
          </table:table-cell>
          <table:table-cell table:style-name="ce3" table:formula="of:=[.F35]/SUM([.$B35:.$BP35])" office:value-type="percentage" office:value="0.00989522700814901" calcext:value-type="percentage">
            <text:p>0,99 %</text:p>
          </table:table-cell>
          <table:table-cell table:style-name="ce3" table:formula="of:=[.G35]/SUM([.$B35:.$BP35])" office:value-type="percentage" office:value="0.0131936360108653" calcext:value-type="percentage">
            <text:p>1,32 %</text:p>
          </table:table-cell>
          <table:table-cell table:style-name="ce3" table:formula="of:=[.H35]/SUM([.$B35:.$BP35])" office:value-type="percentage" office:value="0.00368645712068296" calcext:value-type="percentage">
            <text:p>0,37 %</text:p>
          </table:table-cell>
          <table:table-cell table:style-name="ce3" table:formula="of:=[.I35]/SUM([.$B35:.$BP35])" office:value-type="percentage" office:value="0" calcext:value-type="percentage">
            <text:p>0,00 %</text:p>
          </table:table-cell>
          <table:table-cell table:style-name="ce3" table:formula="of:=[.J35]/SUM([.$B35:.$BP35])" office:value-type="percentage" office:value="0.00097012029491657" calcext:value-type="percentage">
            <text:p>0,10 %</text:p>
          </table:table-cell>
          <table:table-cell table:style-name="ce3" table:formula="of:=[.K35]/SUM([.$B35:.$BP35])" office:value-type="percentage" office:value="0.0126115638339154" calcext:value-type="percentage">
            <text:p>1,26 %</text:p>
          </table:table-cell>
          <table:table-cell table:style-name="ce3" table:formula="of:=[.L35]/SUM([.$B35:.$BP35])" office:value-type="percentage" office:value="0.0310438494373302" calcext:value-type="percentage">
            <text:p>3,10 %</text:p>
          </table:table-cell>
          <table:table-cell table:style-name="ce3" table:formula="of:=[.M35]/SUM([.$B35:.$BP35])" office:value-type="percentage" office:value="0.0097012029491657" calcext:value-type="percentage">
            <text:p>0,97 %</text:p>
          </table:table-cell>
          <table:table-cell table:style-name="ce3" table:formula="of:=[.N35]/SUM([.$B35:.$BP35])" office:value-type="percentage" office:value="0" calcext:value-type="percentage">
            <text:p>0,00 %</text:p>
          </table:table-cell>
          <table:table-cell table:style-name="ce3" table:formula="of:=[.O35]/SUM([.$B35:.$BP35])" office:value-type="percentage" office:value="0.0128055878928987" calcext:value-type="percentage">
            <text:p>1,28 %</text:p>
          </table:table-cell>
          <table:table-cell table:style-name="ce3" table:formula="of:=[.P35]/SUM([.$B35:.$BP35])" office:value-type="percentage" office:value="0.00329840900271634" calcext:value-type="percentage">
            <text:p>0,33 %</text:p>
          </table:table-cell>
          <table:table-cell table:style-name="ce3" table:formula="of:=[.Q35]/SUM([.$B35:.$BP35])" office:value-type="percentage" office:value="0.00213426464881645" calcext:value-type="percentage">
            <text:p>0,21 %</text:p>
          </table:table-cell>
          <table:table-cell table:style-name="ce3" table:formula="of:=[.R35]/SUM([.$B35:.$BP35])" office:value-type="percentage" office:value="0.000582072176949942" calcext:value-type="percentage">
            <text:p>0,06 %</text:p>
          </table:table-cell>
          <table:table-cell table:style-name="ce3" table:formula="of:=[.S35]/SUM([.$B35:.$BP35])" office:value-type="percentage" office:value="0.000582072176949942" calcext:value-type="percentage">
            <text:p>0,06 %</text:p>
          </table:table-cell>
          <table:table-cell table:style-name="ce3" table:formula="of:=[.T35]/SUM([.$B35:.$BP35])" office:value-type="percentage" office:value="0" calcext:value-type="percentage">
            <text:p>0,00 %</text:p>
          </table:table-cell>
          <table:table-cell table:style-name="ce3" table:formula="of:=[.U35]/SUM([.$B35:.$BP35])" office:value-type="percentage" office:value="0" calcext:value-type="percentage">
            <text:p>0,00 %</text:p>
          </table:table-cell>
          <table:table-cell table:style-name="ce3" table:formula="of:=[.V35]/SUM([.$B35:.$BP35])" office:value-type="percentage" office:value="0" calcext:value-type="percentage">
            <text:p>0,00 %</text:p>
          </table:table-cell>
          <table:table-cell table:style-name="ce3" table:formula="of:=[.W35]/SUM([.$B35:.$BP35])" office:value-type="percentage" office:value="0.000388048117966628" calcext:value-type="percentage">
            <text:p>0,04 %</text:p>
          </table:table-cell>
          <table:table-cell table:style-name="ce3" table:formula="of:=[.X35]/SUM([.$B35:.$BP35])" office:value-type="percentage" office:value="0.000582072176949942" calcext:value-type="percentage">
            <text:p>0,06 %</text:p>
          </table:table-cell>
          <table:table-cell table:style-name="ce3" table:formula="of:=[.Y35]/SUM([.$B35:.$BP35])" office:value-type="percentage" office:value="0" calcext:value-type="percentage">
            <text:p>0,00 %</text:p>
          </table:table-cell>
          <table:table-cell table:style-name="ce3" table:formula="of:=[.Z35]/SUM([.$B35:.$BP35])" office:value-type="percentage" office:value="0" calcext:value-type="percentage">
            <text:p>0,00 %</text:p>
          </table:table-cell>
          <table:table-cell table:style-name="ce3" table:formula="of:=[.AA35]/SUM([.$B35:.$BP35])" office:value-type="percentage" office:value="0.00892510671323244" calcext:value-type="percentage">
            <text:p>0,89 %</text:p>
          </table:table-cell>
          <table:table-cell table:style-name="ce3" table:formula="of:=[.AB35]/SUM([.$B35:.$BP35])" office:value-type="percentage" office:value="0.0056266977105161" calcext:value-type="percentage">
            <text:p>0,56 %</text:p>
          </table:table-cell>
          <table:table-cell table:style-name="ce3" table:formula="of:=[.AC35]/SUM([.$B35:.$BP35])" office:value-type="percentage" office:value="0.000388048117966628" calcext:value-type="percentage">
            <text:p>0,04 %</text:p>
          </table:table-cell>
          <table:table-cell table:style-name="ce3" table:formula="of:=[.AD35]/SUM([.$B35:.$BP35])" office:value-type="percentage" office:value="0.00116414435389988" calcext:value-type="percentage">
            <text:p>0,12 %</text:p>
          </table:table-cell>
          <table:table-cell table:style-name="ce3" table:formula="of:=[.AE35]/SUM([.$B35:.$BP35])" office:value-type="percentage" office:value="0.00892510671323244" calcext:value-type="percentage">
            <text:p>0,89 %</text:p>
          </table:table-cell>
          <table:table-cell table:style-name="ce3" table:formula="of:=[.AF35]/SUM([.$B35:.$BP35])" office:value-type="percentage" office:value="0.00426852929763291" calcext:value-type="percentage">
            <text:p>0,43 %</text:p>
          </table:table-cell>
          <table:table-cell table:style-name="ce3" table:formula="of:=[.AG35]/SUM([.$B35:.$BP35])" office:value-type="percentage" office:value="0.0056266977105161" calcext:value-type="percentage">
            <text:p>0,56 %</text:p>
          </table:table-cell>
          <table:table-cell table:style-name="ce3" table:formula="of:=[.AH35]/SUM([.$B35:.$BP35])" office:value-type="percentage" office:value="0" calcext:value-type="percentage">
            <text:p>0,00 %</text:p>
          </table:table-cell>
          <table:table-cell table:style-name="ce3" table:formula="of:=[.AI35]/SUM([.$B35:.$BP35])" office:value-type="percentage" office:value="0.00232828870779977" calcext:value-type="percentage">
            <text:p>0,23 %</text:p>
          </table:table-cell>
          <table:table-cell table:style-name="ce3" table:formula="of:=[.AJ35]/SUM([.$B35:.$BP35])" office:value-type="percentage" office:value="0.00717889018238262" calcext:value-type="percentage">
            <text:p>0,72 %</text:p>
          </table:table-cell>
          <table:table-cell table:style-name="ce3" table:formula="of:=[.AK35]/SUM([.$B35:.$BP35])" office:value-type="percentage" office:value="0.080325960419092" calcext:value-type="percentage">
            <text:p>8,03 %</text:p>
          </table:table-cell>
          <table:table-cell table:style-name="ce3" table:formula="of:=[.AL35]/SUM([.$B35:.$BP35])" office:value-type="percentage" office:value="0.0013581684128832" calcext:value-type="percentage">
            <text:p>0,14 %</text:p>
          </table:table-cell>
          <table:table-cell table:style-name="ce3" table:formula="of:=[.AM35]/SUM([.$B35:.$BP35])" office:value-type="percentage" office:value="0.0324020178502134" calcext:value-type="percentage">
            <text:p>3,24 %</text:p>
          </table:table-cell>
          <table:table-cell table:style-name="ce3" table:formula="of:=[.AN35]/SUM([.$B35:.$BP35])" office:value-type="percentage" office:value="0.00329840900271634" calcext:value-type="percentage">
            <text:p>0,33 %</text:p>
          </table:table-cell>
          <table:table-cell table:style-name="ce3" table:formula="of:=[.AO35]/SUM([.$B35:.$BP35])" office:value-type="percentage" office:value="0.0551028327512612" calcext:value-type="percentage">
            <text:p>5,51 %</text:p>
          </table:table-cell>
          <table:table-cell table:style-name="ce3" table:formula="of:=[.AP35]/SUM([.$B35:.$BP35])" office:value-type="percentage" office:value="0.0217306946061312" calcext:value-type="percentage">
            <text:p>2,17 %</text:p>
          </table:table-cell>
          <table:table-cell table:style-name="ce3" table:formula="of:=[.AQ35]/SUM([.$B35:.$BP35])" office:value-type="percentage" office:value="0.0102832751261156" calcext:value-type="percentage">
            <text:p>1,03 %</text:p>
          </table:table-cell>
          <table:table-cell table:style-name="ce3" table:formula="of:=[.AR35]/SUM([.$B35:.$BP35])" office:value-type="percentage" office:value="0.0069848661233993" calcext:value-type="percentage">
            <text:p>0,70 %</text:p>
          </table:table-cell>
          <table:table-cell table:style-name="ce3" table:formula="of:=[.AS35]/SUM([.$B35:.$BP35])" office:value-type="percentage" office:value="0.070430733410943" calcext:value-type="percentage">
            <text:p>7,04 %</text:p>
          </table:table-cell>
          <table:table-cell table:style-name="ce3" table:formula="of:=[.AT35]/SUM([.$B35:.$BP35])" office:value-type="percentage" office:value="0" calcext:value-type="percentage">
            <text:p>0,00 %</text:p>
          </table:table-cell>
          <table:table-cell table:style-name="ce3" table:formula="of:=[.AU35]/SUM([.$B35:.$BP35])" office:value-type="percentage" office:value="0.000388048117966628" calcext:value-type="percentage">
            <text:p>0,04 %</text:p>
          </table:table-cell>
          <table:table-cell table:style-name="ce3" table:formula="of:=[.AV35]/SUM([.$B35:.$BP35])" office:value-type="percentage" office:value="0.0195964299573147" calcext:value-type="percentage">
            <text:p>1,96 %</text:p>
          </table:table-cell>
          <table:table-cell table:style-name="ce3" table:formula="of:=[.AW35]/SUM([.$B35:.$BP35])" office:value-type="percentage" office:value="0.0056266977105161" calcext:value-type="percentage">
            <text:p>0,56 %</text:p>
          </table:table-cell>
          <table:table-cell table:style-name="ce3" table:formula="of:=[.AX35]/SUM([.$B35:.$BP35])" office:value-type="percentage" office:value="0.0182382615444315" calcext:value-type="percentage">
            <text:p>1,82 %</text:p>
          </table:table-cell>
          <table:table-cell table:style-name="ce3" table:formula="of:=[.AY35]/SUM([.$B35:.$BP35])" office:value-type="percentage" office:value="0.00368645712068296" calcext:value-type="percentage">
            <text:p>0,37 %</text:p>
          </table:table-cell>
          <table:table-cell table:style-name="ce3" table:formula="of:=[.AZ35]/SUM([.$B35:.$BP35])" office:value-type="percentage" office:value="0.0013581684128832" calcext:value-type="percentage">
            <text:p>0,14 %</text:p>
          </table:table-cell>
          <table:table-cell table:style-name="ce3" table:formula="of:=[.BA35]/SUM([.$B35:.$BP35])" office:value-type="percentage" office:value="0.0164920450135817" calcext:value-type="percentage">
            <text:p>1,65 %</text:p>
          </table:table-cell>
          <table:table-cell table:style-name="ce3" table:formula="of:=[.BB35]/SUM([.$B35:.$BP35])" office:value-type="percentage" office:value="0.00659681800543267" calcext:value-type="percentage">
            <text:p>0,66 %</text:p>
          </table:table-cell>
          <table:table-cell table:style-name="ce3" table:formula="of:=[.BC35]/SUM([.$B35:.$BP35])" office:value-type="percentage" office:value="0.00465657741559953" calcext:value-type="percentage">
            <text:p>0,47 %</text:p>
          </table:table-cell>
          <table:table-cell table:style-name="ce3" table:formula="of:=[.BD35]/SUM([.$B35:.$BP35])" office:value-type="percentage" office:value="0.00368645712068296" calcext:value-type="percentage">
            <text:p>0,37 %</text:p>
          </table:table-cell>
          <table:table-cell table:style-name="ce3" table:formula="of:=[.BE35]/SUM([.$B35:.$BP35])" office:value-type="percentage" office:value="0.000194024058983314" calcext:value-type="percentage">
            <text:p>0,02 %</text:p>
          </table:table-cell>
          <table:table-cell table:style-name="ce3" table:formula="of:=[.BF35]/SUM([.$B35:.$BP35])" office:value-type="percentage" office:value="0.0225067908420644" calcext:value-type="percentage">
            <text:p>2,25 %</text:p>
          </table:table-cell>
          <table:table-cell table:style-name="ce3" table:formula="of:=[.BG35]/SUM([.$B35:.$BP35])" office:value-type="percentage" office:value="0.00485060147458285" calcext:value-type="percentage">
            <text:p>0,49 %</text:p>
          </table:table-cell>
          <table:table-cell table:style-name="ce3" table:formula="of:=[.BH35]/SUM([.$B35:.$BP35])" office:value-type="percentage" office:value="0.0541327124563446" calcext:value-type="percentage">
            <text:p>5,41 %</text:p>
          </table:table-cell>
          <table:table-cell table:style-name="ce3" table:formula="of:=[.BI35]/SUM([.$B35:.$BP35])" office:value-type="percentage" office:value="0.0116414435389988" calcext:value-type="percentage">
            <text:p>1,16 %</text:p>
          </table:table-cell>
          <table:table-cell table:style-name="ce3" table:formula="of:=[.BJ35]/SUM([.$B35:.$BP35])" office:value-type="percentage" office:value="0.000388048117966628" calcext:value-type="percentage">
            <text:p>0,04 %</text:p>
          </table:table-cell>
          <table:table-cell table:style-name="ce3" table:formula="of:=[.BK35]/SUM([.$B35:.$BP35])" office:value-type="percentage" office:value="0.0176561893674816" calcext:value-type="percentage">
            <text:p>1,77 %</text:p>
          </table:table-cell>
          <table:table-cell table:style-name="ce3" table:formula="of:=[.BL35]/SUM([.$B35:.$BP35])" office:value-type="percentage" office:value="0.0397749320915794" calcext:value-type="percentage">
            <text:p>3,98 %</text:p>
          </table:table-cell>
          <table:table-cell table:style-name="ce3" table:formula="of:=[.BM35]/SUM([.$B35:.$BP35])" office:value-type="percentage" office:value="0.00523864959254948" calcext:value-type="percentage">
            <text:p>0,52 %</text:p>
          </table:table-cell>
          <table:table-cell table:style-name="ce3" table:formula="of:=[.BN35]/SUM([.$B35:.$BP35])" office:value-type="percentage" office:value="0.161428017074117" calcext:value-type="percentage">
            <text:p>16,14 %</text:p>
          </table:table-cell>
          <table:table-cell table:style-name="ce3" table:formula="of:=[.BO35]/SUM([.$B35:.$BP35])" office:value-type="percentage" office:value="0.0723709740007761" calcext:value-type="percentage">
            <text:p>7,24 %</text:p>
          </table:table-cell>
          <table:table-cell table:style-name="ce3" table:formula="of:=[.BP35]/SUM([.$B35:.$BP35])" office:value-type="percentage" office:value="0.023476911136981" calcext:value-type="percentage">
            <text:p>2,35 %</text:p>
          </table:table-cell>
          <table:table-cell table:number-columns-repeated="95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[.B36]/SUM([.$B36:.$BP36])" office:value-type="percentage" office:value="0.023194168323393" calcext:value-type="percentage">
            <text:p>2,32 %</text:p>
          </table:table-cell>
          <table:table-cell table:style-name="ce3" table:formula="of:=[.C36]/SUM([.$B36:.$BP36])" office:value-type="percentage" office:value="0.0208747514910537" calcext:value-type="percentage">
            <text:p>2,09 %</text:p>
          </table:table-cell>
          <table:table-cell table:style-name="ce3" table:formula="of:=[.D36]/SUM([.$B36:.$BP36])" office:value-type="percentage" office:value="0.0331345261762757" calcext:value-type="percentage">
            <text:p>3,31 %</text:p>
          </table:table-cell>
          <table:table-cell table:style-name="ce3" table:formula="of:=[.E36]/SUM([.$B36:.$BP36])" office:value-type="percentage" office:value="0.00728959575878065" calcext:value-type="percentage">
            <text:p>0,73 %</text:p>
          </table:table-cell>
          <table:table-cell table:style-name="ce3" table:formula="of:=[.F36]/SUM([.$B36:.$BP36])" office:value-type="percentage" office:value="0.0225314777998675" calcext:value-type="percentage">
            <text:p>2,25 %</text:p>
          </table:table-cell>
          <table:table-cell table:style-name="ce3" table:formula="of:=[.G36]/SUM([.$B36:.$BP36])" office:value-type="percentage" office:value="0.00960901259111995" calcext:value-type="percentage">
            <text:p>0,96 %</text:p>
          </table:table-cell>
          <table:table-cell table:style-name="ce3" table:formula="of:=[.H36]/SUM([.$B36:.$BP36])" office:value-type="percentage" office:value="0.00497017892644135" calcext:value-type="percentage">
            <text:p>0,50 %</text:p>
          </table:table-cell>
          <table:table-cell table:style-name="ce3" table:formula="of:=[.I36]/SUM([.$B36:.$BP36])" office:value-type="percentage" office:value="0.000331345261762757" calcext:value-type="percentage">
            <text:p>0,03 %</text:p>
          </table:table-cell>
          <table:table-cell table:style-name="ce3" table:formula="of:=[.J36]/SUM([.$B36:.$BP36])" office:value-type="percentage" office:value="0.00265076209410205" calcext:value-type="percentage">
            <text:p>0,27 %</text:p>
          </table:table-cell>
          <table:table-cell table:style-name="ce3" table:formula="of:=[.K36]/SUM([.$B36:.$BP36])" office:value-type="percentage" office:value="0.0149105367793241" calcext:value-type="percentage">
            <text:p>1,49 %</text:p>
          </table:table-cell>
          <table:table-cell table:style-name="ce3" table:formula="of:=[.L36]/SUM([.$B36:.$BP36])" office:value-type="percentage" office:value="0.0238568588469185" calcext:value-type="percentage">
            <text:p>2,39 %</text:p>
          </table:table-cell>
          <table:table-cell table:style-name="ce3" table:formula="of:=[.M36]/SUM([.$B36:.$BP36])" office:value-type="percentage" office:value="0.0390987408880053" calcext:value-type="percentage">
            <text:p>3,91 %</text:p>
          </table:table-cell>
          <table:table-cell table:style-name="ce3" table:formula="of:=[.N36]/SUM([.$B36:.$BP36])" office:value-type="percentage" office:value="0.000331345261762757" calcext:value-type="percentage">
            <text:p>0,03 %</text:p>
          </table:table-cell>
          <table:table-cell table:style-name="ce3" table:formula="of:=[.O36]/SUM([.$B36:.$BP36])" office:value-type="percentage" office:value="0.0182239893969516" calcext:value-type="percentage">
            <text:p>1,82 %</text:p>
          </table:table-cell>
          <table:table-cell table:style-name="ce3" table:formula="of:=[.P36]/SUM([.$B36:.$BP36])" office:value-type="percentage" office:value="0.000331345261762757" calcext:value-type="percentage">
            <text:p>0,03 %</text:p>
          </table:table-cell>
          <table:table-cell table:style-name="ce3" table:formula="of:=[.Q36]/SUM([.$B36:.$BP36])" office:value-type="percentage" office:value="0.000331345261762757" calcext:value-type="percentage">
            <text:p>0,03 %</text:p>
          </table:table-cell>
          <table:table-cell table:style-name="ce3" table:formula="of:=[.R36]/SUM([.$B36:.$BP36])" office:value-type="percentage" office:value="0.00132538104705103" calcext:value-type="percentage">
            <text:p>0,13 %</text:p>
          </table:table-cell>
          <table:table-cell table:style-name="ce3" table:formula="of:=[.S36]/SUM([.$B36:.$BP36])" office:value-type="percentage" office:value="0.0023194168323393" calcext:value-type="percentage">
            <text:p>0,23 %</text:p>
          </table:table-cell>
          <table:table-cell table:style-name="ce3" table:formula="of:=[.T36]/SUM([.$B36:.$BP36])" office:value-type="percentage" office:value="0" calcext:value-type="percentage">
            <text:p>0,00 %</text:p>
          </table:table-cell>
          <table:table-cell table:style-name="ce3" table:formula="of:=[.U36]/SUM([.$B36:.$BP36])" office:value-type="percentage" office:value="0" calcext:value-type="percentage">
            <text:p>0,00 %</text:p>
          </table:table-cell>
          <table:table-cell table:style-name="ce3" table:formula="of:=[.V36]/SUM([.$B36:.$BP36])" office:value-type="percentage" office:value="0.00132538104705103" calcext:value-type="percentage">
            <text:p>0,13 %</text:p>
          </table:table-cell>
          <table:table-cell table:style-name="ce3" table:formula="of:=[.W36]/SUM([.$B36:.$BP36])" office:value-type="percentage" office:value="0.0023194168323393" calcext:value-type="percentage">
            <text:p>0,23 %</text:p>
          </table:table-cell>
          <table:table-cell table:style-name="ce3" table:formula="of:=[.X36]/SUM([.$B36:.$BP36])" office:value-type="percentage" office:value="0" calcext:value-type="percentage">
            <text:p>0,00 %</text:p>
          </table:table-cell>
          <table:table-cell table:style-name="ce3" table:formula="of:=[.Y36]/SUM([.$B36:.$BP36])" office:value-type="percentage" office:value="0" calcext:value-type="percentage">
            <text:p>0,00 %</text:p>
          </table:table-cell>
          <table:table-cell table:style-name="ce3" table:formula="of:=[.Z36]/SUM([.$B36:.$BP36])" office:value-type="percentage" office:value="0" calcext:value-type="percentage">
            <text:p>0,00 %</text:p>
          </table:table-cell>
          <table:table-cell table:style-name="ce3" table:formula="of:=[.AA36]/SUM([.$B36:.$BP36])" office:value-type="percentage" office:value="0.0215374420145792" calcext:value-type="percentage">
            <text:p>2,15 %</text:p>
          </table:table-cell>
          <table:table-cell table:style-name="ce3" table:formula="of:=[.AB36]/SUM([.$B36:.$BP36])" office:value-type="percentage" office:value="0.00364479787939032" calcext:value-type="percentage">
            <text:p>0,36 %</text:p>
          </table:table-cell>
          <table:table-cell table:style-name="ce3" table:formula="of:=[.AC36]/SUM([.$B36:.$BP36])" office:value-type="percentage" office:value="0.000331345261762757" calcext:value-type="percentage">
            <text:p>0,03 %</text:p>
          </table:table-cell>
          <table:table-cell table:style-name="ce3" table:formula="of:=[.AD36]/SUM([.$B36:.$BP36])" office:value-type="percentage" office:value="0.00099403578528827" calcext:value-type="percentage">
            <text:p>0,10 %</text:p>
          </table:table-cell>
          <table:table-cell table:style-name="ce3" table:formula="of:=[.AE36]/SUM([.$B36:.$BP36])" office:value-type="percentage" office:value="0.00695825049701789" calcext:value-type="percentage">
            <text:p>0,70 %</text:p>
          </table:table-cell>
          <table:table-cell table:style-name="ce3" table:formula="of:=[.AF36]/SUM([.$B36:.$BP36])" office:value-type="percentage" office:value="0.0046388336646786" calcext:value-type="percentage">
            <text:p>0,46 %</text:p>
          </table:table-cell>
          <table:table-cell table:style-name="ce3" table:formula="of:=[.AG36]/SUM([.$B36:.$BP36])" office:value-type="percentage" office:value="0.0152418820410868" calcext:value-type="percentage">
            <text:p>1,52 %</text:p>
          </table:table-cell>
          <table:table-cell table:style-name="ce3" table:formula="of:=[.AH36]/SUM([.$B36:.$BP36])" office:value-type="percentage" office:value="0" calcext:value-type="percentage">
            <text:p>0,00 %</text:p>
          </table:table-cell>
          <table:table-cell table:style-name="ce3" table:formula="of:=[.AI36]/SUM([.$B36:.$BP36])" office:value-type="percentage" office:value="0.00331345261762757" calcext:value-type="percentage">
            <text:p>0,33 %</text:p>
          </table:table-cell>
          <table:table-cell table:style-name="ce3" table:formula="of:=[.AJ36]/SUM([.$B36:.$BP36])" office:value-type="percentage" office:value="0.0188866799204771" calcext:value-type="percentage">
            <text:p>1,89 %</text:p>
          </table:table-cell>
          <table:table-cell table:style-name="ce3" table:formula="of:=[.AK36]/SUM([.$B36:.$BP36])" office:value-type="percentage" office:value="0.10934393638171" calcext:value-type="percentage">
            <text:p>10,93 %</text:p>
          </table:table-cell>
          <table:table-cell table:style-name="ce3" table:formula="of:=[.AL36]/SUM([.$B36:.$BP36])" office:value-type="percentage" office:value="0.00132538104705103" calcext:value-type="percentage">
            <text:p>0,13 %</text:p>
          </table:table-cell>
          <table:table-cell table:style-name="ce3" table:formula="of:=[.AM36]/SUM([.$B36:.$BP36])" office:value-type="percentage" office:value="0.0907886017229954" calcext:value-type="percentage">
            <text:p>9,08 %</text:p>
          </table:table-cell>
          <table:table-cell table:style-name="ce3" table:formula="of:=[.AN36]/SUM([.$B36:.$BP36])" office:value-type="percentage" office:value="0.00530152418820411" calcext:value-type="percentage">
            <text:p>0,53 %</text:p>
          </table:table-cell>
          <table:table-cell table:style-name="ce3" table:formula="of:=[.AO36]/SUM([.$B36:.$BP36])" office:value-type="percentage" office:value="0.0775347912524851" calcext:value-type="percentage">
            <text:p>7,75 %</text:p>
          </table:table-cell>
          <table:table-cell table:style-name="ce3" table:formula="of:=[.AP36]/SUM([.$B36:.$BP36])" office:value-type="percentage" office:value="0.0102717031146455" calcext:value-type="percentage">
            <text:p>1,03 %</text:p>
          </table:table-cell>
          <table:table-cell table:style-name="ce3" table:formula="of:=[.AQ36]/SUM([.$B36:.$BP36])" office:value-type="percentage" office:value="0.00265076209410205" calcext:value-type="percentage">
            <text:p>0,27 %</text:p>
          </table:table-cell>
          <table:table-cell table:style-name="ce3" table:formula="of:=[.AR36]/SUM([.$B36:.$BP36])" office:value-type="percentage" office:value="0.00198807157057654" calcext:value-type="percentage">
            <text:p>0,20 %</text:p>
          </table:table-cell>
          <table:table-cell table:style-name="ce3" table:formula="of:=[.AS36]/SUM([.$B36:.$BP36])" office:value-type="percentage" office:value="0.0931080185553347" calcext:value-type="percentage">
            <text:p>9,31 %</text:p>
          </table:table-cell>
          <table:table-cell table:style-name="ce3" table:formula="of:=[.AT36]/SUM([.$B36:.$BP36])" office:value-type="percentage" office:value="0" calcext:value-type="percentage">
            <text:p>0,00 %</text:p>
          </table:table-cell>
          <table:table-cell table:style-name="ce3" table:formula="of:=[.AU36]/SUM([.$B36:.$BP36])" office:value-type="percentage" office:value="0.00099403578528827" calcext:value-type="percentage">
            <text:p>0,10 %</text:p>
          </table:table-cell>
          <table:table-cell table:style-name="ce3" table:formula="of:=[.AV36]/SUM([.$B36:.$BP36])" office:value-type="percentage" office:value="0.0132538104705103" calcext:value-type="percentage">
            <text:p>1,33 %</text:p>
          </table:table-cell>
          <table:table-cell table:style-name="ce3" table:formula="of:=[.AW36]/SUM([.$B36:.$BP36])" office:value-type="percentage" office:value="0.0046388336646786" calcext:value-type="percentage">
            <text:p>0,46 %</text:p>
          </table:table-cell>
          <table:table-cell table:style-name="ce3" table:formula="of:=[.AX36]/SUM([.$B36:.$BP36])" office:value-type="percentage" office:value="0.00397614314115308" calcext:value-type="percentage">
            <text:p>0,40 %</text:p>
          </table:table-cell>
          <table:table-cell table:style-name="ce3" table:formula="of:=[.AY36]/SUM([.$B36:.$BP36])" office:value-type="percentage" office:value="0.000331345261762757" calcext:value-type="percentage">
            <text:p>0,03 %</text:p>
          </table:table-cell>
          <table:table-cell table:style-name="ce3" table:formula="of:=[.AZ36]/SUM([.$B36:.$BP36])" office:value-type="percentage" office:value="0" calcext:value-type="percentage">
            <text:p>0,00 %</text:p>
          </table:table-cell>
          <table:table-cell table:style-name="ce3" table:formula="of:=[.BA36]/SUM([.$B36:.$BP36])" office:value-type="percentage" office:value="0.00728959575878065" calcext:value-type="percentage">
            <text:p>0,73 %</text:p>
          </table:table-cell>
          <table:table-cell table:style-name="ce3" table:formula="of:=[.BB36]/SUM([.$B36:.$BP36])" office:value-type="percentage" office:value="0.000662690523525514" calcext:value-type="percentage">
            <text:p>0,07 %</text:p>
          </table:table-cell>
          <table:table-cell table:style-name="ce3" table:formula="of:=[.BC36]/SUM([.$B36:.$BP36])" office:value-type="percentage" office:value="0.00695825049701789" calcext:value-type="percentage">
            <text:p>0,70 %</text:p>
          </table:table-cell>
          <table:table-cell table:style-name="ce3" table:formula="of:=[.BD36]/SUM([.$B36:.$BP36])" office:value-type="percentage" office:value="0.00198807157057654" calcext:value-type="percentage">
            <text:p>0,20 %</text:p>
          </table:table-cell>
          <table:table-cell table:style-name="ce3" table:formula="of:=[.BE36]/SUM([.$B36:.$BP36])" office:value-type="percentage" office:value="0.00099403578528827" calcext:value-type="percentage">
            <text:p>0,10 %</text:p>
          </table:table-cell>
          <table:table-cell table:style-name="ce3" table:formula="of:=[.BF36]/SUM([.$B36:.$BP36])" office:value-type="percentage" office:value="0.0215374420145792" calcext:value-type="percentage">
            <text:p>2,15 %</text:p>
          </table:table-cell>
          <table:table-cell table:style-name="ce3" table:formula="of:=[.BG36]/SUM([.$B36:.$BP36])" office:value-type="percentage" office:value="0.00960901259111995" calcext:value-type="percentage">
            <text:p>0,96 %</text:p>
          </table:table-cell>
          <table:table-cell table:style-name="ce3" table:formula="of:=[.BH36]/SUM([.$B36:.$BP36])" office:value-type="percentage" office:value="0.00331345261762757" calcext:value-type="percentage">
            <text:p>0,33 %</text:p>
          </table:table-cell>
          <table:table-cell table:style-name="ce3" table:formula="of:=[.BI36]/SUM([.$B36:.$BP36])" office:value-type="percentage" office:value="0.0195493704440027" calcext:value-type="percentage">
            <text:p>1,95 %</text:p>
          </table:table-cell>
          <table:table-cell table:style-name="ce3" table:formula="of:=[.BJ36]/SUM([.$B36:.$BP36])" office:value-type="percentage" office:value="0.00099403578528827" calcext:value-type="percentage">
            <text:p>0,10 %</text:p>
          </table:table-cell>
          <table:table-cell table:style-name="ce3" table:formula="of:=[.BK36]/SUM([.$B36:.$BP36])" office:value-type="percentage" office:value="0.00795228628230616" calcext:value-type="percentage">
            <text:p>0,80 %</text:p>
          </table:table-cell>
          <table:table-cell table:style-name="ce3" table:formula="of:=[.BL36]/SUM([.$B36:.$BP36])" office:value-type="percentage" office:value="0.0301524188204109" calcext:value-type="percentage">
            <text:p>3,02 %</text:p>
          </table:table-cell>
          <table:table-cell table:style-name="ce3" table:formula="of:=[.BM36]/SUM([.$B36:.$BP36])" office:value-type="percentage" office:value="0.00364479787939032" calcext:value-type="percentage">
            <text:p>0,36 %</text:p>
          </table:table-cell>
          <table:table-cell table:style-name="ce3" table:formula="of:=[.BN36]/SUM([.$B36:.$BP36])" office:value-type="percentage" office:value="0.0659377070907886" calcext:value-type="percentage">
            <text:p>6,59 %</text:p>
          </table:table-cell>
          <table:table-cell table:style-name="ce3" table:formula="of:=[.BO36]/SUM([.$B36:.$BP36])" office:value-type="percentage" office:value="0.0738899933730948" calcext:value-type="percentage">
            <text:p>7,39 %</text:p>
          </table:table-cell>
          <table:table-cell table:style-name="ce3" table:formula="of:=[.BP36]/SUM([.$B36:.$BP36])" office:value-type="percentage" office:value="0.0255135851557323" calcext:value-type="percentage">
            <text:p>2,55 %</text:p>
          </table:table-cell>
          <table:table-cell table:number-columns-repeated="956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3" table:formula="of:=[.B37]/SUM([.$B37:.$BP37])" office:value-type="percentage" office:value="0.0202492211838006" calcext:value-type="percentage">
            <text:p>2,02 %</text:p>
          </table:table-cell>
          <table:table-cell table:style-name="ce3" table:formula="of:=[.C37]/SUM([.$B37:.$BP37])" office:value-type="percentage" office:value="0.00778816199376947" calcext:value-type="percentage">
            <text:p>0,78 %</text:p>
          </table:table-cell>
          <table:table-cell table:style-name="ce3" table:formula="of:=[.D37]/SUM([.$B37:.$BP37])" office:value-type="percentage" office:value="0.0218068535825545" calcext:value-type="percentage">
            <text:p>2,18 %</text:p>
          </table:table-cell>
          <table:table-cell table:style-name="ce3" table:formula="of:=[.E37]/SUM([.$B37:.$BP37])" office:value-type="percentage" office:value="0.0134994807892004" calcext:value-type="percentage">
            <text:p>1,35 %</text:p>
          </table:table-cell>
          <table:table-cell table:style-name="ce3" table:formula="of:=[.F37]/SUM([.$B37:.$BP37])" office:value-type="percentage" office:value="0.0212876427829699" calcext:value-type="percentage">
            <text:p>2,13 %</text:p>
          </table:table-cell>
          <table:table-cell table:style-name="ce3" table:formula="of:=[.G37]/SUM([.$B37:.$BP37])" office:value-type="percentage" office:value="0.0228452751817238" calcext:value-type="percentage">
            <text:p>2,28 %</text:p>
          </table:table-cell>
          <table:table-cell table:style-name="ce3" table:formula="of:=[.H37]/SUM([.$B37:.$BP37])" office:value-type="percentage" office:value="0.00467289719626168" calcext:value-type="percentage">
            <text:p>0,47 %</text:p>
          </table:table-cell>
          <table:table-cell table:style-name="ce3" table:formula="of:=[.I37]/SUM([.$B37:.$BP37])" office:value-type="percentage" office:value="0" calcext:value-type="percentage">
            <text:p>0,00 %</text:p>
          </table:table-cell>
          <table:table-cell table:style-name="ce3" table:formula="of:=[.J37]/SUM([.$B37:.$BP37])" office:value-type="percentage" office:value="0.00259605399792316" calcext:value-type="percentage">
            <text:p>0,26 %</text:p>
          </table:table-cell>
          <table:table-cell table:style-name="ce3" table:formula="of:=[.K37]/SUM([.$B37:.$BP37])" office:value-type="percentage" office:value="0.033748701973001" calcext:value-type="percentage">
            <text:p>3,37 %</text:p>
          </table:table-cell>
          <table:table-cell table:style-name="ce3" table:formula="of:=[.L37]/SUM([.$B37:.$BP37])" office:value-type="percentage" office:value="0.0695742471443406" calcext:value-type="percentage">
            <text:p>6,96 %</text:p>
          </table:table-cell>
          <table:table-cell table:style-name="ce3" table:formula="of:=[.M37]/SUM([.$B37:.$BP37])" office:value-type="percentage" office:value="0.0083073727933541" calcext:value-type="percentage">
            <text:p>0,83 %</text:p>
          </table:table-cell>
          <table:table-cell table:style-name="ce3" table:formula="of:=[.N37]/SUM([.$B37:.$BP37])" office:value-type="percentage" office:value="0" calcext:value-type="percentage">
            <text:p>0,00 %</text:p>
          </table:table-cell>
          <table:table-cell table:style-name="ce3" table:formula="of:=[.O37]/SUM([.$B37:.$BP37])" office:value-type="percentage" office:value="0.0134994807892004" calcext:value-type="percentage">
            <text:p>1,35 %</text:p>
          </table:table-cell>
          <table:table-cell table:style-name="ce3" table:formula="of:=[.P37]/SUM([.$B37:.$BP37])" office:value-type="percentage" office:value="0.00155763239875389" calcext:value-type="percentage">
            <text:p>0,16 %</text:p>
          </table:table-cell>
          <table:table-cell table:style-name="ce3" table:formula="of:=[.Q37]/SUM([.$B37:.$BP37])" office:value-type="percentage" office:value="0.000519210799584631" calcext:value-type="percentage">
            <text:p>0,05 %</text:p>
          </table:table-cell>
          <table:table-cell table:style-name="ce3" table:formula="of:=[.R37]/SUM([.$B37:.$BP37])" office:value-type="percentage" office:value="0" calcext:value-type="percentage">
            <text:p>0,00 %</text:p>
          </table:table-cell>
          <table:table-cell table:style-name="ce3" table:formula="of:=[.S37]/SUM([.$B37:.$BP37])" office:value-type="percentage" office:value="0.00103842159916926" calcext:value-type="percentage">
            <text:p>0,10 %</text:p>
          </table:table-cell>
          <table:table-cell table:style-name="ce3" table:formula="of:=[.T37]/SUM([.$B37:.$BP37])" office:value-type="percentage" office:value="0" calcext:value-type="percentage">
            <text:p>0,00 %</text:p>
          </table:table-cell>
          <table:table-cell table:style-name="ce3" table:formula="of:=[.U37]/SUM([.$B37:.$BP37])" office:value-type="percentage" office:value="0" calcext:value-type="percentage">
            <text:p>0,00 %</text:p>
          </table:table-cell>
          <table:table-cell table:style-name="ce3" table:formula="of:=[.V37]/SUM([.$B37:.$BP37])" office:value-type="percentage" office:value="0" calcext:value-type="percentage">
            <text:p>0,00 %</text:p>
          </table:table-cell>
          <table:table-cell table:style-name="ce3" table:formula="of:=[.W37]/SUM([.$B37:.$BP37])" office:value-type="percentage" office:value="0.000519210799584631" calcext:value-type="percentage">
            <text:p>0,05 %</text:p>
          </table:table-cell>
          <table:table-cell table:style-name="ce3" table:formula="of:=[.X37]/SUM([.$B37:.$BP37])" office:value-type="percentage" office:value="0" calcext:value-type="percentage">
            <text:p>0,00 %</text:p>
          </table:table-cell>
          <table:table-cell table:style-name="ce3" table:formula="of:=[.Y37]/SUM([.$B37:.$BP37])" office:value-type="percentage" office:value="0" calcext:value-type="percentage">
            <text:p>0,00 %</text:p>
          </table:table-cell>
          <table:table-cell table:style-name="ce3" table:formula="of:=[.Z37]/SUM([.$B37:.$BP37])" office:value-type="percentage" office:value="0" calcext:value-type="percentage">
            <text:p>0,00 %</text:p>
          </table:table-cell>
          <table:table-cell table:style-name="ce3" table:formula="of:=[.AA37]/SUM([.$B37:.$BP37])" office:value-type="percentage" office:value="0.0124610591900312" calcext:value-type="percentage">
            <text:p>1,25 %</text:p>
          </table:table-cell>
          <table:table-cell table:style-name="ce3" table:formula="of:=[.AB37]/SUM([.$B37:.$BP37])" office:value-type="percentage" office:value="0.00155763239875389" calcext:value-type="percentage">
            <text:p>0,16 %</text:p>
          </table:table-cell>
          <table:table-cell table:style-name="ce3" table:formula="of:=[.AC37]/SUM([.$B37:.$BP37])" office:value-type="percentage" office:value="0" calcext:value-type="percentage">
            <text:p>0,00 %</text:p>
          </table:table-cell>
          <table:table-cell table:style-name="ce3" table:formula="of:=[.AD37]/SUM([.$B37:.$BP37])" office:value-type="percentage" office:value="0" calcext:value-type="percentage">
            <text:p>0,00 %</text:p>
          </table:table-cell>
          <table:table-cell table:style-name="ce3" table:formula="of:=[.AE37]/SUM([.$B37:.$BP37])" office:value-type="percentage" office:value="0.00674974039460021" calcext:value-type="percentage">
            <text:p>0,67 %</text:p>
          </table:table-cell>
          <table:table-cell table:style-name="ce3" table:formula="of:=[.AF37]/SUM([.$B37:.$BP37])" office:value-type="percentage" office:value="0" calcext:value-type="percentage">
            <text:p>0,00 %</text:p>
          </table:table-cell>
          <table:table-cell table:style-name="ce3" table:formula="of:=[.AG37]/SUM([.$B37:.$BP37])" office:value-type="percentage" office:value="0.00207684319833853" calcext:value-type="percentage">
            <text:p>0,21 %</text:p>
          </table:table-cell>
          <table:table-cell table:style-name="ce3" table:formula="of:=[.AH37]/SUM([.$B37:.$BP37])" office:value-type="percentage" office:value="0" calcext:value-type="percentage">
            <text:p>0,00 %</text:p>
          </table:table-cell>
          <table:table-cell table:style-name="ce3" table:formula="of:=[.AI37]/SUM([.$B37:.$BP37])" office:value-type="percentage" office:value="0.00155763239875389" calcext:value-type="percentage">
            <text:p>0,16 %</text:p>
          </table:table-cell>
          <table:table-cell table:style-name="ce3" table:formula="of:=[.AJ37]/SUM([.$B37:.$BP37])" office:value-type="percentage" office:value="0.00311526479750779" calcext:value-type="percentage">
            <text:p>0,31 %</text:p>
          </table:table-cell>
          <table:table-cell table:style-name="ce3" table:formula="of:=[.AK37]/SUM([.$B37:.$BP37])" office:value-type="percentage" office:value="0.0960539979231568" calcext:value-type="percentage">
            <text:p>9,61 %</text:p>
          </table:table-cell>
          <table:table-cell table:style-name="ce3" table:formula="of:=[.AL37]/SUM([.$B37:.$BP37])" office:value-type="percentage" office:value="0.00311526479750779" calcext:value-type="percentage">
            <text:p>0,31 %</text:p>
          </table:table-cell>
          <table:table-cell table:style-name="ce3" table:formula="of:=[.AM37]/SUM([.$B37:.$BP37])" office:value-type="percentage" office:value="0.0155763239875389" calcext:value-type="percentage">
            <text:p>1,56 %</text:p>
          </table:table-cell>
          <table:table-cell table:style-name="ce3" table:formula="of:=[.AN37]/SUM([.$B37:.$BP37])" office:value-type="percentage" office:value="0.000519210799584631" calcext:value-type="percentage">
            <text:p>0,05 %</text:p>
          </table:table-cell>
          <table:table-cell table:style-name="ce3" table:formula="of:=[.AO37]/SUM([.$B37:.$BP37])" office:value-type="percentage" office:value="0.0441329179646937" calcext:value-type="percentage">
            <text:p>4,41 %</text:p>
          </table:table-cell>
          <table:table-cell table:style-name="ce3" table:formula="of:=[.AP37]/SUM([.$B37:.$BP37])" office:value-type="percentage" office:value="0.0176531671858775" calcext:value-type="percentage">
            <text:p>1,77 %</text:p>
          </table:table-cell>
          <table:table-cell table:style-name="ce3" table:formula="of:=[.AQ37]/SUM([.$B37:.$BP37])" office:value-type="percentage" office:value="0.00571131879543094" calcext:value-type="percentage">
            <text:p>0,57 %</text:p>
          </table:table-cell>
          <table:table-cell table:style-name="ce3" table:formula="of:=[.AR37]/SUM([.$B37:.$BP37])" office:value-type="percentage" office:value="0.00934579439252336" calcext:value-type="percentage">
            <text:p>0,93 %</text:p>
          </table:table-cell>
          <table:table-cell table:style-name="ce3" table:formula="of:=[.AS37]/SUM([.$B37:.$BP37])" office:value-type="percentage" office:value="0.0602284527518172" calcext:value-type="percentage">
            <text:p>6,02 %</text:p>
          </table:table-cell>
          <table:table-cell table:style-name="ce3" table:formula="of:=[.AT37]/SUM([.$B37:.$BP37])" office:value-type="percentage" office:value="0" calcext:value-type="percentage">
            <text:p>0,00 %</text:p>
          </table:table-cell>
          <table:table-cell table:style-name="ce3" table:formula="of:=[.AU37]/SUM([.$B37:.$BP37])" office:value-type="percentage" office:value="0.000519210799584631" calcext:value-type="percentage">
            <text:p>0,05 %</text:p>
          </table:table-cell>
          <table:table-cell table:style-name="ce3" table:formula="of:=[.AV37]/SUM([.$B37:.$BP37])" office:value-type="percentage" office:value="0.019730010384216" calcext:value-type="percentage">
            <text:p>1,97 %</text:p>
          </table:table-cell>
          <table:table-cell table:style-name="ce3" table:formula="of:=[.AW37]/SUM([.$B37:.$BP37])" office:value-type="percentage" office:value="0.00623052959501558" calcext:value-type="percentage">
            <text:p>0,62 %</text:p>
          </table:table-cell>
          <table:table-cell table:style-name="ce3" table:formula="of:=[.AX37]/SUM([.$B37:.$BP37])" office:value-type="percentage" office:value="0.0290758047767394" calcext:value-type="percentage">
            <text:p>2,91 %</text:p>
          </table:table-cell>
          <table:table-cell table:style-name="ce3" table:formula="of:=[.AY37]/SUM([.$B37:.$BP37])" office:value-type="percentage" office:value="0.00363447559709242" calcext:value-type="percentage">
            <text:p>0,36 %</text:p>
          </table:table-cell>
          <table:table-cell table:style-name="ce3" table:formula="of:=[.AZ37]/SUM([.$B37:.$BP37])" office:value-type="percentage" office:value="0" calcext:value-type="percentage">
            <text:p>0,00 %</text:p>
          </table:table-cell>
          <table:table-cell table:style-name="ce3" table:formula="of:=[.BA37]/SUM([.$B37:.$BP37])" office:value-type="percentage" office:value="0.0353063343717549" calcext:value-type="percentage">
            <text:p>3,53 %</text:p>
          </table:table-cell>
          <table:table-cell table:style-name="ce3" table:formula="of:=[.BB37]/SUM([.$B37:.$BP37])" office:value-type="percentage" office:value="0.00519210799584631" calcext:value-type="percentage">
            <text:p>0,52 %</text:p>
          </table:table-cell>
          <table:table-cell table:style-name="ce3" table:formula="of:=[.BC37]/SUM([.$B37:.$BP37])" office:value-type="percentage" office:value="0.00415368639667705" calcext:value-type="percentage">
            <text:p>0,42 %</text:p>
          </table:table-cell>
          <table:table-cell table:style-name="ce3" table:formula="of:=[.BD37]/SUM([.$B37:.$BP37])" office:value-type="percentage" office:value="0.00259605399792316" calcext:value-type="percentage">
            <text:p>0,26 %</text:p>
          </table:table-cell>
          <table:table-cell table:style-name="ce3" table:formula="of:=[.BE37]/SUM([.$B37:.$BP37])" office:value-type="percentage" office:value="0" calcext:value-type="percentage">
            <text:p>0,00 %</text:p>
          </table:table-cell>
          <table:table-cell table:style-name="ce3" table:formula="of:=[.BF37]/SUM([.$B37:.$BP37])" office:value-type="percentage" office:value="0.0166147455867082" calcext:value-type="percentage">
            <text:p>1,66 %</text:p>
          </table:table-cell>
          <table:table-cell table:style-name="ce3" table:formula="of:=[.BG37]/SUM([.$B37:.$BP37])" office:value-type="percentage" office:value="0.0129802699896158" calcext:value-type="percentage">
            <text:p>1,30 %</text:p>
          </table:table-cell>
          <table:table-cell table:style-name="ce3" table:formula="of:=[.BH37]/SUM([.$B37:.$BP37])" office:value-type="percentage" office:value="0.0181723779854621" calcext:value-type="percentage">
            <text:p>1,82 %</text:p>
          </table:table-cell>
          <table:table-cell table:style-name="ce3" table:formula="of:=[.BI37]/SUM([.$B37:.$BP37])" office:value-type="percentage" office:value="0.0290758047767394" calcext:value-type="percentage">
            <text:p>2,91 %</text:p>
          </table:table-cell>
          <table:table-cell table:style-name="ce3" table:formula="of:=[.BJ37]/SUM([.$B37:.$BP37])" office:value-type="percentage" office:value="0.00259605399792316" calcext:value-type="percentage">
            <text:p>0,26 %</text:p>
          </table:table-cell>
          <table:table-cell table:style-name="ce3" table:formula="of:=[.BK37]/SUM([.$B37:.$BP37])" office:value-type="percentage" office:value="0.0207684319833853" calcext:value-type="percentage">
            <text:p>2,08 %</text:p>
          </table:table-cell>
          <table:table-cell table:style-name="ce3" table:formula="of:=[.BL37]/SUM([.$B37:.$BP37])" office:value-type="percentage" office:value="0.0669781931464174" calcext:value-type="percentage">
            <text:p>6,70 %</text:p>
          </table:table-cell>
          <table:table-cell table:style-name="ce3" table:formula="of:=[.BM37]/SUM([.$B37:.$BP37])" office:value-type="percentage" office:value="0.00155763239875389" calcext:value-type="percentage">
            <text:p>0,16 %</text:p>
          </table:table-cell>
          <table:table-cell table:style-name="ce3" table:formula="of:=[.BN37]/SUM([.$B37:.$BP37])" office:value-type="percentage" office:value="0.124610591900312" calcext:value-type="percentage">
            <text:p>12,46 %</text:p>
          </table:table-cell>
          <table:table-cell table:style-name="ce3" table:formula="of:=[.BO37]/SUM([.$B37:.$BP37])" office:value-type="percentage" office:value="0.0555555555555556" calcext:value-type="percentage">
            <text:p>5,56 %</text:p>
          </table:table-cell>
          <table:table-cell table:style-name="ce3" table:formula="of:=[.BP37]/SUM([.$B37:.$BP37])" office:value-type="percentage" office:value="0.0212876427829699" calcext:value-type="percentage">
            <text:p>2,13 %</text:p>
          </table:table-cell>
          <table:table-cell table:number-columns-repeated="956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3" table:formula="of:=[.B38]/SUM([.$B38:.$BP38])" office:value-type="percentage" office:value="0.0159744408945687" calcext:value-type="percentage">
            <text:p>1,60 %</text:p>
          </table:table-cell>
          <table:table-cell table:style-name="ce3" table:formula="of:=[.C38]/SUM([.$B38:.$BP38])" office:value-type="percentage" office:value="0.0138445154419595" calcext:value-type="percentage">
            <text:p>1,38 %</text:p>
          </table:table-cell>
          <table:table-cell table:style-name="ce3" table:formula="of:=[.D38]/SUM([.$B38:.$BP38])" office:value-type="percentage" office:value="0.0188143414980476" calcext:value-type="percentage">
            <text:p>1,88 %</text:p>
          </table:table-cell>
          <table:table-cell table:style-name="ce3" table:formula="of:=[.E38]/SUM([.$B38:.$BP38])" office:value-type="percentage" office:value="0.00745473908413206" calcext:value-type="percentage">
            <text:p>0,75 %</text:p>
          </table:table-cell>
          <table:table-cell table:style-name="ce3" table:formula="of:=[.F38]/SUM([.$B38:.$BP38])" office:value-type="percentage" office:value="0.012779552715655" calcext:value-type="percentage">
            <text:p>1,28 %</text:p>
          </table:table-cell>
          <table:table-cell table:style-name="ce3" table:formula="of:=[.G38]/SUM([.$B38:.$BP38])" office:value-type="percentage" office:value="0.00922967696130636" calcext:value-type="percentage">
            <text:p>0,92 %</text:p>
          </table:table-cell>
          <table:table-cell table:style-name="ce3" table:formula="of:=[.H38]/SUM([.$B38:.$BP38])" office:value-type="percentage" office:value="0.00958466453674121" calcext:value-type="percentage">
            <text:p>0,96 %</text:p>
          </table:table-cell>
          <table:table-cell table:style-name="ce3" table:formula="of:=[.I38]/SUM([.$B38:.$BP38])" office:value-type="percentage" office:value="0" calcext:value-type="percentage">
            <text:p>0,00 %</text:p>
          </table:table-cell>
          <table:table-cell table:style-name="ce3" table:formula="of:=[.J38]/SUM([.$B38:.$BP38])" office:value-type="percentage" office:value="0.0017749378771743" calcext:value-type="percentage">
            <text:p>0,18 %</text:p>
          </table:table-cell>
          <table:table-cell table:style-name="ce3" table:formula="of:=[.K38]/SUM([.$B38:.$BP38])" office:value-type="percentage" office:value="0.0120695775647852" calcext:value-type="percentage">
            <text:p>1,21 %</text:p>
          </table:table-cell>
          <table:table-cell table:style-name="ce3" table:formula="of:=[.L38]/SUM([.$B38:.$BP38])" office:value-type="percentage" office:value="0.0891018814341498" calcext:value-type="percentage">
            <text:p>8,91 %</text:p>
          </table:table-cell>
          <table:table-cell table:style-name="ce3" table:formula="of:=[.M38]/SUM([.$B38:.$BP38])" office:value-type="percentage" office:value="0.0191693290734824" calcext:value-type="percentage">
            <text:p>1,92 %</text:p>
          </table:table-cell>
          <table:table-cell table:style-name="ce3" table:formula="of:=[.N38]/SUM([.$B38:.$BP38])" office:value-type="percentage" office:value="0.00212992545260916" calcext:value-type="percentage">
            <text:p>0,21 %</text:p>
          </table:table-cell>
          <table:table-cell table:style-name="ce3" table:formula="of:=[.O38]/SUM([.$B38:.$BP38])" office:value-type="percentage" office:value="0.0141995030173944" calcext:value-type="percentage">
            <text:p>1,42 %</text:p>
          </table:table-cell>
          <table:table-cell table:style-name="ce3" table:formula="of:=[.P38]/SUM([.$B38:.$BP38])" office:value-type="percentage" office:value="0.00319488817891374" calcext:value-type="percentage">
            <text:p>0,32 %</text:p>
          </table:table-cell>
          <table:table-cell table:style-name="ce3" table:formula="of:=[.Q38]/SUM([.$B38:.$BP38])" office:value-type="percentage" office:value="0.00106496272630458" calcext:value-type="percentage">
            <text:p>0,11 %</text:p>
          </table:table-cell>
          <table:table-cell table:style-name="ce3" table:formula="of:=[.R38]/SUM([.$B38:.$BP38])" office:value-type="percentage" office:value="0" calcext:value-type="percentage">
            <text:p>0,00 %</text:p>
          </table:table-cell>
          <table:table-cell table:style-name="ce3" table:formula="of:=[.S38]/SUM([.$B38:.$BP38])" office:value-type="percentage" office:value="0.00141995030173944" calcext:value-type="percentage">
            <text:p>0,14 %</text:p>
          </table:table-cell>
          <table:table-cell table:style-name="ce3" table:formula="of:=[.T38]/SUM([.$B38:.$BP38])" office:value-type="percentage" office:value="0" calcext:value-type="percentage">
            <text:p>0,00 %</text:p>
          </table:table-cell>
          <table:table-cell table:style-name="ce3" table:formula="of:=[.U38]/SUM([.$B38:.$BP38])" office:value-type="percentage" office:value="0.00035498757543486" calcext:value-type="percentage">
            <text:p>0,04 %</text:p>
          </table:table-cell>
          <table:table-cell table:style-name="ce3" table:formula="of:=[.V38]/SUM([.$B38:.$BP38])" office:value-type="percentage" office:value="0.00070997515086972" calcext:value-type="percentage">
            <text:p>0,07 %</text:p>
          </table:table-cell>
          <table:table-cell table:style-name="ce3" table:formula="of:=[.W38]/SUM([.$B38:.$BP38])" office:value-type="percentage" office:value="0.00567980120695776" calcext:value-type="percentage">
            <text:p>0,57 %</text:p>
          </table:table-cell>
          <table:table-cell table:style-name="ce3" table:formula="of:=[.X38]/SUM([.$B38:.$BP38])" office:value-type="percentage" office:value="0.00035498757543486" calcext:value-type="percentage">
            <text:p>0,04 %</text:p>
          </table:table-cell>
          <table:table-cell table:style-name="ce3" table:formula="of:=[.Y38]/SUM([.$B38:.$BP38])" office:value-type="percentage" office:value="0" calcext:value-type="percentage">
            <text:p>0,00 %</text:p>
          </table:table-cell>
          <table:table-cell table:style-name="ce3" table:formula="of:=[.Z38]/SUM([.$B38:.$BP38])" office:value-type="percentage" office:value="0" calcext:value-type="percentage">
            <text:p>0,00 %</text:p>
          </table:table-cell>
          <table:table-cell table:style-name="ce3" table:formula="of:=[.AA38]/SUM([.$B38:.$BP38])" office:value-type="percentage" office:value="0.0120695775647852" calcext:value-type="percentage">
            <text:p>1,21 %</text:p>
          </table:table-cell>
          <table:table-cell table:style-name="ce3" table:formula="of:=[.AB38]/SUM([.$B38:.$BP38])" office:value-type="percentage" office:value="0.0053248136315229" calcext:value-type="percentage">
            <text:p>0,53 %</text:p>
          </table:table-cell>
          <table:table-cell table:style-name="ce3" table:formula="of:=[.AC38]/SUM([.$B38:.$BP38])" office:value-type="percentage" office:value="0" calcext:value-type="percentage">
            <text:p>0,00 %</text:p>
          </table:table-cell>
          <table:table-cell table:style-name="ce3" table:formula="of:=[.AD38]/SUM([.$B38:.$BP38])" office:value-type="percentage" office:value="0.00212992545260916" calcext:value-type="percentage">
            <text:p>0,21 %</text:p>
          </table:table-cell>
          <table:table-cell table:style-name="ce3" table:formula="of:=[.AE38]/SUM([.$B38:.$BP38])" office:value-type="percentage" office:value="0.00993965211217607" calcext:value-type="percentage">
            <text:p>0,99 %</text:p>
          </table:table-cell>
          <table:table-cell table:style-name="ce3" table:formula="of:=[.AF38]/SUM([.$B38:.$BP38])" office:value-type="percentage" office:value="0.00070997515086972" calcext:value-type="percentage">
            <text:p>0,07 %</text:p>
          </table:table-cell>
          <table:table-cell table:style-name="ce3" table:formula="of:=[.AG38]/SUM([.$B38:.$BP38])" office:value-type="percentage" office:value="0.0070997515086972" calcext:value-type="percentage">
            <text:p>0,71 %</text:p>
          </table:table-cell>
          <table:table-cell table:style-name="ce3" table:formula="of:=[.AH38]/SUM([.$B38:.$BP38])" office:value-type="percentage" office:value="0" calcext:value-type="percentage">
            <text:p>0,00 %</text:p>
          </table:table-cell>
          <table:table-cell table:style-name="ce3" table:formula="of:=[.AI38]/SUM([.$B38:.$BP38])" office:value-type="percentage" office:value="0.00496982605608804" calcext:value-type="percentage">
            <text:p>0,50 %</text:p>
          </table:table-cell>
          <table:table-cell table:style-name="ce3" table:formula="of:=[.AJ38]/SUM([.$B38:.$BP38])" office:value-type="percentage" office:value="0.00780972665956692" calcext:value-type="percentage">
            <text:p>0,78 %</text:p>
          </table:table-cell>
          <table:table-cell table:style-name="ce3" table:formula="of:=[.AK38]/SUM([.$B38:.$BP38])" office:value-type="percentage" office:value="0.0706425275115371" calcext:value-type="percentage">
            <text:p>7,06 %</text:p>
          </table:table-cell>
          <table:table-cell table:style-name="ce3" table:formula="of:=[.AL38]/SUM([.$B38:.$BP38])" office:value-type="percentage" office:value="0" calcext:value-type="percentage">
            <text:p>0,00 %</text:p>
          </table:table-cell>
          <table:table-cell table:style-name="ce3" table:formula="of:=[.AM38]/SUM([.$B38:.$BP38])" office:value-type="percentage" office:value="0.025204117855875" calcext:value-type="percentage">
            <text:p>2,52 %</text:p>
          </table:table-cell>
          <table:table-cell table:style-name="ce3" table:formula="of:=[.AN38]/SUM([.$B38:.$BP38])" office:value-type="percentage" office:value="0.00283990060347888" calcext:value-type="percentage">
            <text:p>0,28 %</text:p>
          </table:table-cell>
          <table:table-cell table:style-name="ce3" table:formula="of:=[.AO38]/SUM([.$B38:.$BP38])" office:value-type="percentage" office:value="0.0511182108626198" calcext:value-type="percentage">
            <text:p>5,11 %</text:p>
          </table:table-cell>
          <table:table-cell table:style-name="ce3" table:formula="of:=[.AP38]/SUM([.$B38:.$BP38])" office:value-type="percentage" office:value="0.0365637202697906" calcext:value-type="percentage">
            <text:p>3,66 %</text:p>
          </table:table-cell>
          <table:table-cell table:style-name="ce3" table:formula="of:=[.AQ38]/SUM([.$B38:.$BP38])" office:value-type="percentage" office:value="0.0212992545260916" calcext:value-type="percentage">
            <text:p>2,13 %</text:p>
          </table:table-cell>
          <table:table-cell table:style-name="ce3" table:formula="of:=[.AR38]/SUM([.$B38:.$BP38])" office:value-type="percentage" office:value="0.042953496627618" calcext:value-type="percentage">
            <text:p>4,30 %</text:p>
          </table:table-cell>
          <table:table-cell table:style-name="ce3" table:formula="of:=[.AS38]/SUM([.$B38:.$BP38])" office:value-type="percentage" office:value="0.0216542421015264" calcext:value-type="percentage">
            <text:p>2,17 %</text:p>
          </table:table-cell>
          <table:table-cell table:style-name="ce3" table:formula="of:=[.AT38]/SUM([.$B38:.$BP38])" office:value-type="percentage" office:value="0" calcext:value-type="percentage">
            <text:p>0,00 %</text:p>
          </table:table-cell>
          <table:table-cell table:style-name="ce3" table:formula="of:=[.AU38]/SUM([.$B38:.$BP38])" office:value-type="percentage" office:value="0" calcext:value-type="percentage">
            <text:p>0,00 %</text:p>
          </table:table-cell>
          <table:table-cell table:style-name="ce3" table:formula="of:=[.AV38]/SUM([.$B38:.$BP38])" office:value-type="percentage" office:value="0.0149094781682641" calcext:value-type="percentage">
            <text:p>1,49 %</text:p>
          </table:table-cell>
          <table:table-cell table:style-name="ce3" table:formula="of:=[.AW38]/SUM([.$B38:.$BP38])" office:value-type="percentage" office:value="0.0035498757543486" calcext:value-type="percentage">
            <text:p>0,35 %</text:p>
          </table:table-cell>
          <table:table-cell table:style-name="ce3" table:formula="of:=[.AX38]/SUM([.$B38:.$BP38])" office:value-type="percentage" office:value="0.017749378771743" calcext:value-type="percentage">
            <text:p>1,77 %</text:p>
          </table:table-cell>
          <table:table-cell table:style-name="ce3" table:formula="of:=[.AY38]/SUM([.$B38:.$BP38])" office:value-type="percentage" office:value="0.00319488817891374" calcext:value-type="percentage">
            <text:p>0,32 %</text:p>
          </table:table-cell>
          <table:table-cell table:style-name="ce3" table:formula="of:=[.AZ38]/SUM([.$B38:.$BP38])" office:value-type="percentage" office:value="0" calcext:value-type="percentage">
            <text:p>0,00 %</text:p>
          </table:table-cell>
          <table:table-cell table:style-name="ce3" table:formula="of:=[.BA38]/SUM([.$B38:.$BP38])" office:value-type="percentage" office:value="0.0351437699680511" calcext:value-type="percentage">
            <text:p>3,51 %</text:p>
          </table:table-cell>
          <table:table-cell table:style-name="ce3" table:formula="of:=[.BB38]/SUM([.$B38:.$BP38])" office:value-type="percentage" office:value="0.0134895278665247" calcext:value-type="percentage">
            <text:p>1,35 %</text:p>
          </table:table-cell>
          <table:table-cell table:style-name="ce3" table:formula="of:=[.BC38]/SUM([.$B38:.$BP38])" office:value-type="percentage" office:value="0.0053248136315229" calcext:value-type="percentage">
            <text:p>0,53 %</text:p>
          </table:table-cell>
          <table:table-cell table:style-name="ce3" table:formula="of:=[.BD38]/SUM([.$B38:.$BP38])" office:value-type="percentage" office:value="0.00035498757543486" calcext:value-type="percentage">
            <text:p>0,04 %</text:p>
          </table:table-cell>
          <table:table-cell table:style-name="ce3" table:formula="of:=[.BE38]/SUM([.$B38:.$BP38])" office:value-type="percentage" office:value="0" calcext:value-type="percentage">
            <text:p>0,00 %</text:p>
          </table:table-cell>
          <table:table-cell table:style-name="ce3" table:formula="of:=[.BF38]/SUM([.$B38:.$BP38])" office:value-type="percentage" office:value="0.00922967696130636" calcext:value-type="percentage">
            <text:p>0,92 %</text:p>
          </table:table-cell>
          <table:table-cell table:style-name="ce3" table:formula="of:=[.BG38]/SUM([.$B38:.$BP38])" office:value-type="percentage" office:value="0.00461483848065318" calcext:value-type="percentage">
            <text:p>0,46 %</text:p>
          </table:table-cell>
          <table:table-cell table:style-name="ce3" table:formula="of:=[.BH38]/SUM([.$B38:.$BP38])" office:value-type="percentage" office:value="0.0479233226837061" calcext:value-type="percentage">
            <text:p>4,79 %</text:p>
          </table:table-cell>
          <table:table-cell table:style-name="ce3" table:formula="of:=[.BI38]/SUM([.$B38:.$BP38])" office:value-type="percentage" office:value="0.0166844160454384" calcext:value-type="percentage">
            <text:p>1,67 %</text:p>
          </table:table-cell>
          <table:table-cell table:style-name="ce3" table:formula="of:=[.BJ38]/SUM([.$B38:.$BP38])" office:value-type="percentage" office:value="0.00283990060347888" calcext:value-type="percentage">
            <text:p>0,28 %</text:p>
          </table:table-cell>
          <table:table-cell table:style-name="ce3" table:formula="of:=[.BK38]/SUM([.$B38:.$BP38])" office:value-type="percentage" office:value="0.0184593539226127" calcext:value-type="percentage">
            <text:p>1,85 %</text:p>
          </table:table-cell>
          <table:table-cell table:style-name="ce3" table:formula="of:=[.BL38]/SUM([.$B38:.$BP38])" office:value-type="percentage" office:value="0.0525381611643592" calcext:value-type="percentage">
            <text:p>5,25 %</text:p>
          </table:table-cell>
          <table:table-cell table:style-name="ce3" table:formula="of:=[.BM38]/SUM([.$B38:.$BP38])" office:value-type="percentage" office:value="0.0241391551295705" calcext:value-type="percentage">
            <text:p>2,41 %</text:p>
          </table:table-cell>
          <table:table-cell table:style-name="ce3" table:formula="of:=[.BN38]/SUM([.$B38:.$BP38])" office:value-type="percentage" office:value="0.0567980120695776" calcext:value-type="percentage">
            <text:p>5,68 %</text:p>
          </table:table-cell>
          <table:table-cell table:style-name="ce3" table:formula="of:=[.BO38]/SUM([.$B38:.$BP38])" office:value-type="percentage" office:value="0.0830670926517572" calcext:value-type="percentage">
            <text:p>8,31 %</text:p>
          </table:table-cell>
          <table:table-cell table:style-name="ce3" table:formula="of:=[.BP38]/SUM([.$B38:.$BP38])" office:value-type="percentage" office:value="0.0287539936102236" calcext:value-type="percentage">
            <text:p>2,88 %</text:p>
          </table:table-cell>
          <table:table-cell table:number-columns-repeated="95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3" table:formula="of:=[.B39]/SUM([.$B39:.$BP39])" office:value-type="percentage" office:value="0.0602775368603643" calcext:value-type="percentage">
            <text:p>6,03 %</text:p>
          </table:table-cell>
          <table:table-cell table:style-name="ce3" table:formula="of:=[.C39]/SUM([.$B39:.$BP39])" office:value-type="percentage" office:value="0.00390286209887251" calcext:value-type="percentage">
            <text:p>0,39 %</text:p>
          </table:table-cell>
          <table:table-cell table:style-name="ce3" table:formula="of:=[.D39]/SUM([.$B39:.$BP39])" office:value-type="percentage" office:value="0.0689505637467476" calcext:value-type="percentage">
            <text:p>6,90 %</text:p>
          </table:table-cell>
          <table:table-cell table:style-name="ce3" table:formula="of:=[.E39]/SUM([.$B39:.$BP39])" office:value-type="percentage" office:value="0.00477016478751084" calcext:value-type="percentage">
            <text:p>0,48 %</text:p>
          </table:table-cell>
          <table:table-cell table:style-name="ce3" table:formula="of:=[.F39]/SUM([.$B39:.$BP39])" office:value-type="percentage" office:value="0.0143104943625325" calcext:value-type="percentage">
            <text:p>1,43 %</text:p>
          </table:table-cell>
          <table:table-cell table:style-name="ce3" table:formula="of:=[.G39]/SUM([.$B39:.$BP39])" office:value-type="percentage" office:value="0.00823937554206418" calcext:value-type="percentage">
            <text:p>0,82 %</text:p>
          </table:table-cell>
          <table:table-cell table:style-name="ce3" table:formula="of:=[.H39]/SUM([.$B39:.$BP39])" office:value-type="percentage" office:value="0.00520381613183001" calcext:value-type="percentage">
            <text:p>0,52 %</text:p>
          </table:table-cell>
          <table:table-cell table:style-name="ce3" table:formula="of:=[.I39]/SUM([.$B39:.$BP39])" office:value-type="percentage" office:value="0.000433651344319167" calcext:value-type="percentage">
            <text:p>0,04 %</text:p>
          </table:table-cell>
          <table:table-cell table:style-name="ce3" table:formula="of:=[.J39]/SUM([.$B39:.$BP39])" office:value-type="percentage" office:value="0.0013009540329575" calcext:value-type="percentage">
            <text:p>0,13 %</text:p>
          </table:table-cell>
          <table:table-cell table:style-name="ce3" table:formula="of:=[.K39]/SUM([.$B39:.$BP39])" office:value-type="percentage" office:value="0.013009540329575" calcext:value-type="percentage">
            <text:p>1,30 %</text:p>
          </table:table-cell>
          <table:table-cell table:style-name="ce3" table:formula="of:=[.L39]/SUM([.$B39:.$BP39])" office:value-type="percentage" office:value="0.0524718126626193" calcext:value-type="percentage">
            <text:p>5,25 %</text:p>
          </table:table-cell>
          <table:table-cell table:style-name="ce3" table:formula="of:=[.M39]/SUM([.$B39:.$BP39])" office:value-type="percentage" office:value="0.0424978317432784" calcext:value-type="percentage">
            <text:p>4,25 %</text:p>
          </table:table-cell>
          <table:table-cell table:style-name="ce3" table:formula="of:=[.N39]/SUM([.$B39:.$BP39])" office:value-type="percentage" office:value="0.00954032957502168" calcext:value-type="percentage">
            <text:p>0,95 %</text:p>
          </table:table-cell>
          <table:table-cell table:style-name="ce3" table:formula="of:=[.O39]/SUM([.$B39:.$BP39])" office:value-type="percentage" office:value="0.0121422376409367" calcext:value-type="percentage">
            <text:p>1,21 %</text:p>
          </table:table-cell>
          <table:table-cell table:style-name="ce3" table:formula="of:=[.P39]/SUM([.$B39:.$BP39])" office:value-type="percentage" office:value="0.000433651344319167" calcext:value-type="percentage">
            <text:p>0,04 %</text:p>
          </table:table-cell>
          <table:table-cell table:style-name="ce3" table:formula="of:=[.Q39]/SUM([.$B39:.$BP39])" office:value-type="percentage" office:value="0" calcext:value-type="percentage">
            <text:p>0,00 %</text:p>
          </table:table-cell>
          <table:table-cell table:style-name="ce3" table:formula="of:=[.R39]/SUM([.$B39:.$BP39])" office:value-type="percentage" office:value="0.000433651344319167" calcext:value-type="percentage">
            <text:p>0,04 %</text:p>
          </table:table-cell>
          <table:table-cell table:style-name="ce3" table:formula="of:=[.S39]/SUM([.$B39:.$BP39])" office:value-type="percentage" office:value="0.000433651344319167" calcext:value-type="percentage">
            <text:p>0,04 %</text:p>
          </table:table-cell>
          <table:table-cell table:style-name="ce3" table:formula="of:=[.T39]/SUM([.$B39:.$BP39])" office:value-type="percentage" office:value="0" calcext:value-type="percentage">
            <text:p>0,00 %</text:p>
          </table:table-cell>
          <table:table-cell table:style-name="ce3" table:formula="of:=[.U39]/SUM([.$B39:.$BP39])" office:value-type="percentage" office:value="0" calcext:value-type="percentage">
            <text:p>0,00 %</text:p>
          </table:table-cell>
          <table:table-cell table:style-name="ce3" table:formula="of:=[.V39]/SUM([.$B39:.$BP39])" office:value-type="percentage" office:value="0" calcext:value-type="percentage">
            <text:p>0,00 %</text:p>
          </table:table-cell>
          <table:table-cell table:style-name="ce3" table:formula="of:=[.W39]/SUM([.$B39:.$BP39])" office:value-type="percentage" office:value="0.00997398091934085" calcext:value-type="percentage">
            <text:p>1,00 %</text:p>
          </table:table-cell>
          <table:table-cell table:style-name="ce3" table:formula="of:=[.X39]/SUM([.$B39:.$BP39])" office:value-type="percentage" office:value="0" calcext:value-type="percentage">
            <text:p>0,00 %</text:p>
          </table:table-cell>
          <table:table-cell table:style-name="ce3" table:formula="of:=[.Y39]/SUM([.$B39:.$BP39])" office:value-type="percentage" office:value="0" calcext:value-type="percentage">
            <text:p>0,00 %</text:p>
          </table:table-cell>
          <table:table-cell table:style-name="ce3" table:formula="of:=[.Z39]/SUM([.$B39:.$BP39])" office:value-type="percentage" office:value="0" calcext:value-type="percentage">
            <text:p>0,00 %</text:p>
          </table:table-cell>
          <table:table-cell table:style-name="ce3" table:formula="of:=[.AA39]/SUM([.$B39:.$BP39])" office:value-type="percentage" office:value="0.0216825672159584" calcext:value-type="percentage">
            <text:p>2,17 %</text:p>
          </table:table-cell>
          <table:table-cell table:style-name="ce3" table:formula="of:=[.AB39]/SUM([.$B39:.$BP39])" office:value-type="percentage" office:value="0.0125758889852559" calcext:value-type="percentage">
            <text:p>1,26 %</text:p>
          </table:table-cell>
          <table:table-cell table:style-name="ce3" table:formula="of:=[.AC39]/SUM([.$B39:.$BP39])" office:value-type="percentage" office:value="0" calcext:value-type="percentage">
            <text:p>0,00 %</text:p>
          </table:table-cell>
          <table:table-cell table:style-name="ce3" table:formula="of:=[.AD39]/SUM([.$B39:.$BP39])" office:value-type="percentage" office:value="0.0416305290546401" calcext:value-type="percentage">
            <text:p>4,16 %</text:p>
          </table:table-cell>
          <table:table-cell table:style-name="ce3" table:formula="of:=[.AE39]/SUM([.$B39:.$BP39])" office:value-type="percentage" office:value="0.00173460537727667" calcext:value-type="percentage">
            <text:p>0,17 %</text:p>
          </table:table-cell>
          <table:table-cell table:style-name="ce3" table:formula="of:=[.AF39]/SUM([.$B39:.$BP39])" office:value-type="percentage" office:value="0" calcext:value-type="percentage">
            <text:p>0,00 %</text:p>
          </table:table-cell>
          <table:table-cell table:style-name="ce3" table:formula="of:=[.AG39]/SUM([.$B39:.$BP39])" office:value-type="percentage" office:value="0.0646140503035559" calcext:value-type="percentage">
            <text:p>6,46 %</text:p>
          </table:table-cell>
          <table:table-cell table:style-name="ce3" table:formula="of:=[.AH39]/SUM([.$B39:.$BP39])" office:value-type="percentage" office:value="0" calcext:value-type="percentage">
            <text:p>0,00 %</text:p>
          </table:table-cell>
          <table:table-cell table:style-name="ce3" table:formula="of:=[.AI39]/SUM([.$B39:.$BP39])" office:value-type="percentage" office:value="0.0346921075455334" calcext:value-type="percentage">
            <text:p>3,47 %</text:p>
          </table:table-cell>
          <table:table-cell table:style-name="ce3" table:formula="of:=[.AJ39]/SUM([.$B39:.$BP39])" office:value-type="percentage" office:value="0.0654813529921943" calcext:value-type="percentage">
            <text:p>6,55 %</text:p>
          </table:table-cell>
          <table:table-cell table:style-name="ce3" table:formula="of:=[.AK39]/SUM([.$B39:.$BP39])" office:value-type="percentage" office:value="0.0849956634865568" calcext:value-type="percentage">
            <text:p>8,50 %</text:p>
          </table:table-cell>
          <table:table-cell table:style-name="ce3" table:formula="of:=[.AL39]/SUM([.$B39:.$BP39])" office:value-type="percentage" office:value="0.000867302688638335" calcext:value-type="percentage">
            <text:p>0,09 %</text:p>
          </table:table-cell>
          <table:table-cell table:style-name="ce3" table:formula="of:=[.AM39]/SUM([.$B39:.$BP39])" office:value-type="percentage" office:value="0.00433651344319167" calcext:value-type="percentage">
            <text:p>0,43 %</text:p>
          </table:table-cell>
          <table:table-cell table:style-name="ce3" table:formula="of:=[.AN39]/SUM([.$B39:.$BP39])" office:value-type="percentage" office:value="0.00173460537727667" calcext:value-type="percentage">
            <text:p>0,17 %</text:p>
          </table:table-cell>
          <table:table-cell table:style-name="ce3" table:formula="of:=[.AO39]/SUM([.$B39:.$BP39])" office:value-type="percentage" office:value="0.0294882914137034" calcext:value-type="percentage">
            <text:p>2,95 %</text:p>
          </table:table-cell>
          <table:table-cell table:style-name="ce3" table:formula="of:=[.AP39]/SUM([.$B39:.$BP39])" office:value-type="percentage" office:value="0.00780572419774501" calcext:value-type="percentage">
            <text:p>0,78 %</text:p>
          </table:table-cell>
          <table:table-cell table:style-name="ce3" table:formula="of:=[.AQ39]/SUM([.$B39:.$BP39])" office:value-type="percentage" office:value="0.00390286209887251" calcext:value-type="percentage">
            <text:p>0,39 %</text:p>
          </table:table-cell>
          <table:table-cell table:style-name="ce3" table:formula="of:=[.AR39]/SUM([.$B39:.$BP39])" office:value-type="percentage" office:value="0.0221162185602775" calcext:value-type="percentage">
            <text:p>2,21 %</text:p>
          </table:table-cell>
          <table:table-cell table:style-name="ce3" table:formula="of:=[.AS39]/SUM([.$B39:.$BP39])" office:value-type="percentage" office:value="0.0203816131830009" calcext:value-type="percentage">
            <text:p>2,04 %</text:p>
          </table:table-cell>
          <table:table-cell table:style-name="ce3" table:formula="of:=[.AT39]/SUM([.$B39:.$BP39])" office:value-type="percentage" office:value="0" calcext:value-type="percentage">
            <text:p>0,00 %</text:p>
          </table:table-cell>
          <table:table-cell table:style-name="ce3" table:formula="of:=[.AU39]/SUM([.$B39:.$BP39])" office:value-type="percentage" office:value="0.000867302688638335" calcext:value-type="percentage">
            <text:p>0,09 %</text:p>
          </table:table-cell>
          <table:table-cell table:style-name="ce3" table:formula="of:=[.AV39]/SUM([.$B39:.$BP39])" office:value-type="percentage" office:value="0.00780572419774501" calcext:value-type="percentage">
            <text:p>0,78 %</text:p>
          </table:table-cell>
          <table:table-cell table:style-name="ce3" table:formula="of:=[.AW39]/SUM([.$B39:.$BP39])" office:value-type="percentage" office:value="0.00173460537727667" calcext:value-type="percentage">
            <text:p>0,17 %</text:p>
          </table:table-cell>
          <table:table-cell table:style-name="ce3" table:formula="of:=[.AX39]/SUM([.$B39:.$BP39])" office:value-type="percentage" office:value="0.00520381613183001" calcext:value-type="percentage">
            <text:p>0,52 %</text:p>
          </table:table-cell>
          <table:table-cell table:style-name="ce3" table:formula="of:=[.AY39]/SUM([.$B39:.$BP39])" office:value-type="percentage" office:value="0.00477016478751084" calcext:value-type="percentage">
            <text:p>0,48 %</text:p>
          </table:table-cell>
          <table:table-cell table:style-name="ce3" table:formula="of:=[.AZ39]/SUM([.$B39:.$BP39])" office:value-type="percentage" office:value="0.00780572419774501" calcext:value-type="percentage">
            <text:p>0,78 %</text:p>
          </table:table-cell>
          <table:table-cell table:style-name="ce3" table:formula="of:=[.BA39]/SUM([.$B39:.$BP39])" office:value-type="percentage" office:value="0.0247181266261925" calcext:value-type="percentage">
            <text:p>2,47 %</text:p>
          </table:table-cell>
          <table:table-cell table:style-name="ce3" table:formula="of:=[.BB39]/SUM([.$B39:.$BP39])" office:value-type="percentage" office:value="0.00607111882046834" calcext:value-type="percentage">
            <text:p>0,61 %</text:p>
          </table:table-cell>
          <table:table-cell table:style-name="ce3" table:formula="of:=[.BC39]/SUM([.$B39:.$BP39])" office:value-type="percentage" office:value="0.00216825672159584" calcext:value-type="percentage">
            <text:p>0,22 %</text:p>
          </table:table-cell>
          <table:table-cell table:style-name="ce3" table:formula="of:=[.BD39]/SUM([.$B39:.$BP39])" office:value-type="percentage" office:value="0.00216825672159584" calcext:value-type="percentage">
            <text:p>0,22 %</text:p>
          </table:table-cell>
          <table:table-cell table:style-name="ce3" table:formula="of:=[.BE39]/SUM([.$B39:.$BP39])" office:value-type="percentage" office:value="0" calcext:value-type="percentage">
            <text:p>0,00 %</text:p>
          </table:table-cell>
          <table:table-cell table:style-name="ce3" table:formula="of:=[.BF39]/SUM([.$B39:.$BP39])" office:value-type="percentage" office:value="0.0325238508239376" calcext:value-type="percentage">
            <text:p>3,25 %</text:p>
          </table:table-cell>
          <table:table-cell table:style-name="ce3" table:formula="of:=[.BG39]/SUM([.$B39:.$BP39])" office:value-type="percentage" office:value="0.00823937554206418" calcext:value-type="percentage">
            <text:p>0,82 %</text:p>
          </table:table-cell>
          <table:table-cell table:style-name="ce3" table:formula="of:=[.BH39]/SUM([.$B39:.$BP39])" office:value-type="percentage" office:value="0.00563746747614918" calcext:value-type="percentage">
            <text:p>0,56 %</text:p>
          </table:table-cell>
          <table:table-cell table:style-name="ce3" table:formula="of:=[.BI39]/SUM([.$B39:.$BP39])" office:value-type="percentage" office:value="0.0199479618386817" calcext:value-type="percentage">
            <text:p>1,99 %</text:p>
          </table:table-cell>
          <table:table-cell table:style-name="ce3" table:formula="of:=[.BJ39]/SUM([.$B39:.$BP39])" office:value-type="percentage" office:value="0.0013009540329575" calcext:value-type="percentage">
            <text:p>0,13 %</text:p>
          </table:table-cell>
          <table:table-cell table:style-name="ce3" table:formula="of:=[.BK39]/SUM([.$B39:.$BP39])" office:value-type="percentage" office:value="0.00823937554206418" calcext:value-type="percentage">
            <text:p>0,82 %</text:p>
          </table:table-cell>
          <table:table-cell table:style-name="ce3" table:formula="of:=[.BL39]/SUM([.$B39:.$BP39])" office:value-type="percentage" office:value="0.0477016478751084" calcext:value-type="percentage">
            <text:p>4,77 %</text:p>
          </table:table-cell>
          <table:table-cell table:style-name="ce3" table:formula="of:=[.BM39]/SUM([.$B39:.$BP39])" office:value-type="percentage" office:value="0.00303555941023417" calcext:value-type="percentage">
            <text:p>0,30 %</text:p>
          </table:table-cell>
          <table:table-cell table:style-name="ce3" table:formula="of:=[.BN39]/SUM([.$B39:.$BP39])" office:value-type="percentage" office:value="0.0342584562012142" calcext:value-type="percentage">
            <text:p>3,43 %</text:p>
          </table:table-cell>
          <table:table-cell table:style-name="ce3" table:formula="of:=[.BO39]/SUM([.$B39:.$BP39])" office:value-type="percentage" office:value="0.0411968777103209" calcext:value-type="percentage">
            <text:p>4,12 %</text:p>
          </table:table-cell>
          <table:table-cell table:style-name="ce3" table:formula="of:=[.BP39]/SUM([.$B39:.$BP39])" office:value-type="percentage" office:value="0.00823937554206418" calcext:value-type="percentage">
            <text:p>0,82 %</text:p>
          </table:table-cell>
          <table:table-cell table:number-columns-repeated="956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3" table:formula="of:=[.B40]/SUM([.$B40:.$BP40])" office:value-type="percentage" office:value="0.0143290162579223" calcext:value-type="percentage">
            <text:p>1,43 %</text:p>
          </table:table-cell>
          <table:table-cell table:style-name="ce3" table:formula="of:=[.C40]/SUM([.$B40:.$BP40])" office:value-type="percentage" office:value="0.00826674014880132" calcext:value-type="percentage">
            <text:p>0,83 %</text:p>
          </table:table-cell>
          <table:table-cell table:style-name="ce3" table:formula="of:=[.D40]/SUM([.$B40:.$BP40])" office:value-type="percentage" office:value="0.0146045742628823" calcext:value-type="percentage">
            <text:p>1,46 %</text:p>
          </table:table-cell>
          <table:table-cell table:style-name="ce3" table:formula="of:=[.E40]/SUM([.$B40:.$BP40])" office:value-type="percentage" office:value="0.00330669605952053" calcext:value-type="percentage">
            <text:p>0,33 %</text:p>
          </table:table-cell>
          <table:table-cell table:style-name="ce3" table:formula="of:=[.F40]/SUM([.$B40:.$BP40])" office:value-type="percentage" office:value="0.0294847065307247" calcext:value-type="percentage">
            <text:p>2,95 %</text:p>
          </table:table-cell>
          <table:table-cell table:style-name="ce3" table:formula="of:=[.G40]/SUM([.$B40:.$BP40])" office:value-type="percentage" office:value="0.0093689721686415" calcext:value-type="percentage">
            <text:p>0,94 %</text:p>
          </table:table-cell>
          <table:table-cell table:style-name="ce3" table:formula="of:=[.H40]/SUM([.$B40:.$BP40])" office:value-type="percentage" office:value="0.0112978782033618" calcext:value-type="percentage">
            <text:p>1,13 %</text:p>
          </table:table-cell>
          <table:table-cell table:style-name="ce3" table:formula="of:=[.I40]/SUM([.$B40:.$BP40])" office:value-type="percentage" office:value="0" calcext:value-type="percentage">
            <text:p>0,00 %</text:p>
          </table:table-cell>
          <table:table-cell table:style-name="ce3" table:formula="of:=[.J40]/SUM([.$B40:.$BP40])" office:value-type="percentage" office:value="0.00192890603472031" calcext:value-type="percentage">
            <text:p>0,19 %</text:p>
          </table:table-cell>
          <table:table-cell table:style-name="ce3" table:formula="of:=[.K40]/SUM([.$B40:.$BP40])" office:value-type="percentage" office:value="0.0482226508680077" calcext:value-type="percentage">
            <text:p>4,82 %</text:p>
          </table:table-cell>
          <table:table-cell table:style-name="ce3" table:formula="of:=[.L40]/SUM([.$B40:.$BP40])" office:value-type="percentage" office:value="0.0421603747588867" calcext:value-type="percentage">
            <text:p>4,22 %</text:p>
          </table:table-cell>
          <table:table-cell table:style-name="ce3" table:formula="of:=[.M40]/SUM([.$B40:.$BP40])" office:value-type="percentage" office:value="0.0137779002480022" calcext:value-type="percentage">
            <text:p>1,38 %</text:p>
          </table:table-cell>
          <table:table-cell table:style-name="ce3" table:formula="of:=[.N40]/SUM([.$B40:.$BP40])" office:value-type="percentage" office:value="0" calcext:value-type="percentage">
            <text:p>0,00 %</text:p>
          </table:table-cell>
          <table:table-cell table:style-name="ce3" table:formula="of:=[.O40]/SUM([.$B40:.$BP40])" office:value-type="percentage" office:value="0.0093689721686415" calcext:value-type="percentage">
            <text:p>0,94 %</text:p>
          </table:table-cell>
          <table:table-cell table:style-name="ce3" table:formula="of:=[.P40]/SUM([.$B40:.$BP40])" office:value-type="percentage" office:value="0.00275558004960044" calcext:value-type="percentage">
            <text:p>0,28 %</text:p>
          </table:table-cell>
          <table:table-cell table:style-name="ce3" table:formula="of:=[.Q40]/SUM([.$B40:.$BP40])" office:value-type="percentage" office:value="0.00192890603472031" calcext:value-type="percentage">
            <text:p>0,19 %</text:p>
          </table:table-cell>
          <table:table-cell table:style-name="ce3" table:formula="of:=[.R40]/SUM([.$B40:.$BP40])" office:value-type="percentage" office:value="0.000826674014880132" calcext:value-type="percentage">
            <text:p>0,08 %</text:p>
          </table:table-cell>
          <table:table-cell table:style-name="ce3" table:formula="of:=[.S40]/SUM([.$B40:.$BP40])" office:value-type="percentage" office:value="0.000275558004960044" calcext:value-type="percentage">
            <text:p>0,03 %</text:p>
          </table:table-cell>
          <table:table-cell table:style-name="ce3" table:formula="of:=[.T40]/SUM([.$B40:.$BP40])" office:value-type="percentage" office:value="0" calcext:value-type="percentage">
            <text:p>0,00 %</text:p>
          </table:table-cell>
          <table:table-cell table:style-name="ce3" table:formula="of:=[.U40]/SUM([.$B40:.$BP40])" office:value-type="percentage" office:value="0" calcext:value-type="percentage">
            <text:p>0,00 %</text:p>
          </table:table-cell>
          <table:table-cell table:style-name="ce3" table:formula="of:=[.V40]/SUM([.$B40:.$BP40])" office:value-type="percentage" office:value="0.00110223201984018" calcext:value-type="percentage">
            <text:p>0,11 %</text:p>
          </table:table-cell>
          <table:table-cell table:style-name="ce3" table:formula="of:=[.W40]/SUM([.$B40:.$BP40])" office:value-type="percentage" office:value="0.0154312482777625" calcext:value-type="percentage">
            <text:p>1,54 %</text:p>
          </table:table-cell>
          <table:table-cell table:style-name="ce3" table:formula="of:=[.X40]/SUM([.$B40:.$BP40])" office:value-type="percentage" office:value="0.00110223201984018" calcext:value-type="percentage">
            <text:p>0,11 %</text:p>
          </table:table-cell>
          <table:table-cell table:style-name="ce3" table:formula="of:=[.Y40]/SUM([.$B40:.$BP40])" office:value-type="percentage" office:value="0" calcext:value-type="percentage">
            <text:p>0,00 %</text:p>
          </table:table-cell>
          <table:table-cell table:style-name="ce3" table:formula="of:=[.Z40]/SUM([.$B40:.$BP40])" office:value-type="percentage" office:value="0.00110223201984018" calcext:value-type="percentage">
            <text:p>0,11 %</text:p>
          </table:table-cell>
          <table:table-cell table:style-name="ce3" table:formula="of:=[.AA40]/SUM([.$B40:.$BP40])" office:value-type="percentage" office:value="0.0132267842380821" calcext:value-type="percentage">
            <text:p>1,32 %</text:p>
          </table:table-cell>
          <table:table-cell table:style-name="ce3" table:formula="of:=[.AB40]/SUM([.$B40:.$BP40])" office:value-type="percentage" office:value="0.0418848167539267" calcext:value-type="percentage">
            <text:p>4,19 %</text:p>
          </table:table-cell>
          <table:table-cell table:style-name="ce3" table:formula="of:=[.AC40]/SUM([.$B40:.$BP40])" office:value-type="percentage" office:value="0" calcext:value-type="percentage">
            <text:p>0,00 %</text:p>
          </table:table-cell>
          <table:table-cell table:style-name="ce3" table:formula="of:=[.AD40]/SUM([.$B40:.$BP40])" office:value-type="percentage" office:value="0.00385781206944062" calcext:value-type="percentage">
            <text:p>0,39 %</text:p>
          </table:table-cell>
          <table:table-cell table:style-name="ce3" table:formula="of:=[.AE40]/SUM([.$B40:.$BP40])" office:value-type="percentage" office:value="0.00413337007440066" calcext:value-type="percentage">
            <text:p>0,41 %</text:p>
          </table:table-cell>
          <table:table-cell table:style-name="ce3" table:formula="of:=[.AF40]/SUM([.$B40:.$BP40])" office:value-type="percentage" office:value="0" calcext:value-type="percentage">
            <text:p>0,00 %</text:p>
          </table:table-cell>
          <table:table-cell table:style-name="ce3" table:formula="of:=[.AG40]/SUM([.$B40:.$BP40])" office:value-type="percentage" office:value="0.00799118214384128" calcext:value-type="percentage">
            <text:p>0,80 %</text:p>
          </table:table-cell>
          <table:table-cell table:style-name="ce3" table:formula="of:=[.AH40]/SUM([.$B40:.$BP40])" office:value-type="percentage" office:value="0" calcext:value-type="percentage">
            <text:p>0,00 %</text:p>
          </table:table-cell>
          <table:table-cell table:style-name="ce3" table:formula="of:=[.AI40]/SUM([.$B40:.$BP40])" office:value-type="percentage" office:value="0.00192890603472031" calcext:value-type="percentage">
            <text:p>0,19 %</text:p>
          </table:table-cell>
          <table:table-cell table:style-name="ce3" table:formula="of:=[.AJ40]/SUM([.$B40:.$BP40])" office:value-type="percentage" office:value="0.00881785615872141" calcext:value-type="percentage">
            <text:p>0,88 %</text:p>
          </table:table-cell>
          <table:table-cell table:style-name="ce3" table:formula="of:=[.AK40]/SUM([.$B40:.$BP40])" office:value-type="percentage" office:value="0.0983742077707358" calcext:value-type="percentage">
            <text:p>9,84 %</text:p>
          </table:table-cell>
          <table:table-cell table:style-name="ce3" table:formula="of:=[.AL40]/SUM([.$B40:.$BP40])" office:value-type="percentage" office:value="0.000551116009920088" calcext:value-type="percentage">
            <text:p>0,06 %</text:p>
          </table:table-cell>
          <table:table-cell table:style-name="ce3" table:formula="of:=[.AM40]/SUM([.$B40:.$BP40])" office:value-type="percentage" office:value="0.0308624965555249" calcext:value-type="percentage">
            <text:p>3,09 %</text:p>
          </table:table-cell>
          <table:table-cell table:style-name="ce3" table:formula="of:=[.AN40]/SUM([.$B40:.$BP40])" office:value-type="percentage" office:value="0.00330669605952053" calcext:value-type="percentage">
            <text:p>0,33 %</text:p>
          </table:table-cell>
          <table:table-cell table:style-name="ce3" table:formula="of:=[.AO40]/SUM([.$B40:.$BP40])" office:value-type="percentage" office:value="0.0316891705704051" calcext:value-type="percentage">
            <text:p>3,17 %</text:p>
          </table:table-cell>
          <table:table-cell table:style-name="ce3" table:formula="of:=[.AP40]/SUM([.$B40:.$BP40])" office:value-type="percentage" office:value="0.0766051253788923" calcext:value-type="percentage">
            <text:p>7,66 %</text:p>
          </table:table-cell>
          <table:table-cell table:style-name="ce3" table:formula="of:=[.AQ40]/SUM([.$B40:.$BP40])" office:value-type="percentage" office:value="0.0115734362083219" calcext:value-type="percentage">
            <text:p>1,16 %</text:p>
          </table:table-cell>
          <table:table-cell table:style-name="ce3" table:formula="of:=[.AR40]/SUM([.$B40:.$BP40])" office:value-type="percentage" office:value="0.0129512262331221" calcext:value-type="percentage">
            <text:p>1,30 %</text:p>
          </table:table-cell>
          <table:table-cell table:style-name="ce3" table:formula="of:=[.AS40]/SUM([.$B40:.$BP40])" office:value-type="percentage" office:value="0.0793607054284927" calcext:value-type="percentage">
            <text:p>7,94 %</text:p>
          </table:table-cell>
          <table:table-cell table:style-name="ce3" table:formula="of:=[.AT40]/SUM([.$B40:.$BP40])" office:value-type="percentage" office:value="0" calcext:value-type="percentage">
            <text:p>0,00 %</text:p>
          </table:table-cell>
          <table:table-cell table:style-name="ce3" table:formula="of:=[.AU40]/SUM([.$B40:.$BP40])" office:value-type="percentage" office:value="0.000551116009920088" calcext:value-type="percentage">
            <text:p>0,06 %</text:p>
          </table:table-cell>
          <table:table-cell table:style-name="ce3" table:formula="of:=[.AV40]/SUM([.$B40:.$BP40])" office:value-type="percentage" office:value="0.00771562413888123" calcext:value-type="percentage">
            <text:p>0,77 %</text:p>
          </table:table-cell>
          <table:table-cell table:style-name="ce3" table:formula="of:=[.AW40]/SUM([.$B40:.$BP40])" office:value-type="percentage" office:value="0.00192890603472031" calcext:value-type="percentage">
            <text:p>0,19 %</text:p>
          </table:table-cell>
          <table:table-cell table:style-name="ce3" table:formula="of:=[.AX40]/SUM([.$B40:.$BP40])" office:value-type="percentage" office:value="0.00744006613392119" calcext:value-type="percentage">
            <text:p>0,74 %</text:p>
          </table:table-cell>
          <table:table-cell table:style-name="ce3" table:formula="of:=[.AY40]/SUM([.$B40:.$BP40])" office:value-type="percentage" office:value="0.00110223201984018" calcext:value-type="percentage">
            <text:p>0,11 %</text:p>
          </table:table-cell>
          <table:table-cell table:style-name="ce3" table:formula="of:=[.AZ40]/SUM([.$B40:.$BP40])" office:value-type="percentage" office:value="0.000275558004960044" calcext:value-type="percentage">
            <text:p>0,03 %</text:p>
          </table:table-cell>
          <table:table-cell table:style-name="ce3" table:formula="of:=[.BA40]/SUM([.$B40:.$BP40])" office:value-type="percentage" office:value="0.0121245522182419" calcext:value-type="percentage">
            <text:p>1,21 %</text:p>
          </table:table-cell>
          <table:table-cell table:style-name="ce3" table:formula="of:=[.BB40]/SUM([.$B40:.$BP40])" office:value-type="percentage" office:value="0.00413337007440066" calcext:value-type="percentage">
            <text:p>0,41 %</text:p>
          </table:table-cell>
          <table:table-cell table:style-name="ce3" table:formula="of:=[.BC40]/SUM([.$B40:.$BP40])" office:value-type="percentage" office:value="0.00303113805456048" calcext:value-type="percentage">
            <text:p>0,30 %</text:p>
          </table:table-cell>
          <table:table-cell table:style-name="ce3" table:formula="of:=[.BD40]/SUM([.$B40:.$BP40])" office:value-type="percentage" office:value="0.00440892807936071" calcext:value-type="percentage">
            <text:p>0,44 %</text:p>
          </table:table-cell>
          <table:table-cell table:style-name="ce3" table:formula="of:=[.BE40]/SUM([.$B40:.$BP40])" office:value-type="percentage" office:value="0" calcext:value-type="percentage">
            <text:p>0,00 %</text:p>
          </table:table-cell>
          <table:table-cell table:style-name="ce3" table:formula="of:=[.BF40]/SUM([.$B40:.$BP40])" office:value-type="percentage" office:value="0.0151556902728024" calcext:value-type="percentage">
            <text:p>1,52 %</text:p>
          </table:table-cell>
          <table:table-cell table:style-name="ce3" table:formula="of:=[.BG40]/SUM([.$B40:.$BP40])" office:value-type="percentage" office:value="0.0294847065307247" calcext:value-type="percentage">
            <text:p>2,95 %</text:p>
          </table:table-cell>
          <table:table-cell table:style-name="ce3" table:formula="of:=[.BH40]/SUM([.$B40:.$BP40])" office:value-type="percentage" office:value="0.0336180766051254" calcext:value-type="percentage">
            <text:p>3,36 %</text:p>
          </table:table-cell>
          <table:table-cell table:style-name="ce3" table:formula="of:=[.BI40]/SUM([.$B40:.$BP40])" office:value-type="percentage" office:value="0.0170845963075227" calcext:value-type="percentage">
            <text:p>1,71 %</text:p>
          </table:table-cell>
          <table:table-cell table:style-name="ce3" table:formula="of:=[.BJ40]/SUM([.$B40:.$BP40])" office:value-type="percentage" office:value="0.00165334802976026" calcext:value-type="percentage">
            <text:p>0,17 %</text:p>
          </table:table-cell>
          <table:table-cell table:style-name="ce3" table:formula="of:=[.BK40]/SUM([.$B40:.$BP40])" office:value-type="percentage" office:value="0.0245246624414439" calcext:value-type="percentage">
            <text:p>2,45 %</text:p>
          </table:table-cell>
          <table:table-cell table:style-name="ce3" table:formula="of:=[.BL40]/SUM([.$B40:.$BP40])" office:value-type="percentage" office:value="0.0575916230366492" calcext:value-type="percentage">
            <text:p>5,76 %</text:p>
          </table:table-cell>
          <table:table-cell table:style-name="ce3" table:formula="of:=[.BM40]/SUM([.$B40:.$BP40])" office:value-type="percentage" office:value="0.000551116009920088" calcext:value-type="percentage">
            <text:p>0,06 %</text:p>
          </table:table-cell>
          <table:table-cell table:style-name="ce3" table:formula="of:=[.BN40]/SUM([.$B40:.$BP40])" office:value-type="percentage" office:value="0.0697161752548912" calcext:value-type="percentage">
            <text:p>6,97 %</text:p>
          </table:table-cell>
          <table:table-cell table:style-name="ce3" table:formula="of:=[.BO40]/SUM([.$B40:.$BP40])" office:value-type="percentage" office:value="0.0349958666299256" calcext:value-type="percentage">
            <text:p>3,50 %</text:p>
          </table:table-cell>
          <table:table-cell table:style-name="ce3" table:formula="of:=[.BP40]/SUM([.$B40:.$BP40])" office:value-type="percentage" office:value="0.0151556902728024" calcext:value-type="percentage">
            <text:p>1,52 %</text:p>
          </table:table-cell>
          <table:table-cell table:number-columns-repeated="95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table:formula="of:=[.B41]/SUM([.$B41:.$BP41])" office:value-type="percentage" office:value="0.0404841402337229" calcext:value-type="percentage">
            <text:p>4,05 %</text:p>
          </table:table-cell>
          <table:table-cell table:style-name="ce3" table:formula="of:=[.C41]/SUM([.$B41:.$BP41])" office:value-type="percentage" office:value="0.0200333889816361" calcext:value-type="percentage">
            <text:p>2,00 %</text:p>
          </table:table-cell>
          <table:table-cell table:style-name="ce3" table:formula="of:=[.D41]/SUM([.$B41:.$BP41])" office:value-type="percentage" office:value="0.0425709515859766" calcext:value-type="percentage">
            <text:p>4,26 %</text:p>
          </table:table-cell>
          <table:table-cell table:style-name="ce3" table:formula="of:=[.E41]/SUM([.$B41:.$BP41])" office:value-type="percentage" office:value="0.00292153589315526" calcext:value-type="percentage">
            <text:p>0,29 %</text:p>
          </table:table-cell>
          <table:table-cell table:style-name="ce3" table:formula="of:=[.F41]/SUM([.$B41:.$BP41])" office:value-type="percentage" office:value="0.0162771285475793" calcext:value-type="percentage">
            <text:p>1,63 %</text:p>
          </table:table-cell>
          <table:table-cell table:style-name="ce3" table:formula="of:=[.G41]/SUM([.$B41:.$BP41])" office:value-type="percentage" office:value="0.0158597662771285" calcext:value-type="percentage">
            <text:p>1,59 %</text:p>
          </table:table-cell>
          <table:table-cell table:style-name="ce3" table:formula="of:=[.H41]/SUM([.$B41:.$BP41])" office:value-type="percentage" office:value="0.00667779632721202" calcext:value-type="percentage">
            <text:p>0,67 %</text:p>
          </table:table-cell>
          <table:table-cell table:style-name="ce3" table:formula="of:=[.I41]/SUM([.$B41:.$BP41])" office:value-type="percentage" office:value="0" calcext:value-type="percentage">
            <text:p>0,00 %</text:p>
          </table:table-cell>
          <table:table-cell table:style-name="ce3" table:formula="of:=[.J41]/SUM([.$B41:.$BP41])" office:value-type="percentage" office:value="0.0121035058430718" calcext:value-type="percentage">
            <text:p>1,21 %</text:p>
          </table:table-cell>
          <table:table-cell table:style-name="ce3" table:formula="of:=[.K41]/SUM([.$B41:.$BP41])" office:value-type="percentage" office:value="0.0225375626043406" calcext:value-type="percentage">
            <text:p>2,25 %</text:p>
          </table:table-cell>
          <table:table-cell table:style-name="ce3" table:formula="of:=[.L41]/SUM([.$B41:.$BP41])" office:value-type="percentage" office:value="0.0538397328881469" calcext:value-type="percentage">
            <text:p>5,38 %</text:p>
          </table:table-cell>
          <table:table-cell table:style-name="ce3" table:formula="of:=[.M41]/SUM([.$B41:.$BP41])" office:value-type="percentage" office:value="0.00876460767946578" calcext:value-type="percentage">
            <text:p>0,88 %</text:p>
          </table:table-cell>
          <table:table-cell table:style-name="ce3" table:formula="of:=[.N41]/SUM([.$B41:.$BP41])" office:value-type="percentage" office:value="0" calcext:value-type="percentage">
            <text:p>0,00 %</text:p>
          </table:table-cell>
          <table:table-cell table:style-name="ce3" table:formula="of:=[.O41]/SUM([.$B41:.$BP41])" office:value-type="percentage" office:value="0.013355592654424" calcext:value-type="percentage">
            <text:p>1,34 %</text:p>
          </table:table-cell>
          <table:table-cell table:style-name="ce3" table:formula="of:=[.P41]/SUM([.$B41:.$BP41])" office:value-type="percentage" office:value="0.00584307178631052" calcext:value-type="percentage">
            <text:p>0,58 %</text:p>
          </table:table-cell>
          <table:table-cell table:style-name="ce3" table:formula="of:=[.Q41]/SUM([.$B41:.$BP41])" office:value-type="percentage" office:value="0.00125208681135225" calcext:value-type="percentage">
            <text:p>0,13 %</text:p>
          </table:table-cell>
          <table:table-cell table:style-name="ce3" table:formula="of:=[.R41]/SUM([.$B41:.$BP41])" office:value-type="percentage" office:value="0.000417362270450751" calcext:value-type="percentage">
            <text:p>0,04 %</text:p>
          </table:table-cell>
          <table:table-cell table:style-name="ce3" table:formula="of:=[.S41]/SUM([.$B41:.$BP41])" office:value-type="percentage" office:value="0" calcext:value-type="percentage">
            <text:p>0,00 %</text:p>
          </table:table-cell>
          <table:table-cell table:style-name="ce3" table:formula="of:=[.T41]/SUM([.$B41:.$BP41])" office:value-type="percentage" office:value="0" calcext:value-type="percentage">
            <text:p>0,00 %</text:p>
          </table:table-cell>
          <table:table-cell table:style-name="ce3" table:formula="of:=[.U41]/SUM([.$B41:.$BP41])" office:value-type="percentage" office:value="0" calcext:value-type="percentage">
            <text:p>0,00 %</text:p>
          </table:table-cell>
          <table:table-cell table:style-name="ce3" table:formula="of:=[.V41]/SUM([.$B41:.$BP41])" office:value-type="percentage" office:value="0" calcext:value-type="percentage">
            <text:p>0,00 %</text:p>
          </table:table-cell>
          <table:table-cell table:style-name="ce3" table:formula="of:=[.W41]/SUM([.$B41:.$BP41])" office:value-type="percentage" office:value="0.00375626043405676" calcext:value-type="percentage">
            <text:p>0,38 %</text:p>
          </table:table-cell>
          <table:table-cell table:style-name="ce3" table:formula="of:=[.X41]/SUM([.$B41:.$BP41])" office:value-type="percentage" office:value="0" calcext:value-type="percentage">
            <text:p>0,00 %</text:p>
          </table:table-cell>
          <table:table-cell table:style-name="ce3" table:formula="of:=[.Y41]/SUM([.$B41:.$BP41])" office:value-type="percentage" office:value="0" calcext:value-type="percentage">
            <text:p>0,00 %</text:p>
          </table:table-cell>
          <table:table-cell table:style-name="ce3" table:formula="of:=[.Z41]/SUM([.$B41:.$BP41])" office:value-type="percentage" office:value="0" calcext:value-type="percentage">
            <text:p>0,00 %</text:p>
          </table:table-cell>
          <table:table-cell table:style-name="ce3" table:formula="of:=[.AA41]/SUM([.$B41:.$BP41])" office:value-type="percentage" office:value="0.0171118530884808" calcext:value-type="percentage">
            <text:p>1,71 %</text:p>
          </table:table-cell>
          <table:table-cell table:style-name="ce3" table:formula="of:=[.AB41]/SUM([.$B41:.$BP41])" office:value-type="percentage" office:value="0.0417362270450751" calcext:value-type="percentage">
            <text:p>4,17 %</text:p>
          </table:table-cell>
          <table:table-cell table:style-name="ce3" table:formula="of:=[.AC41]/SUM([.$B41:.$BP41])" office:value-type="percentage" office:value="0.000834724540901503" calcext:value-type="percentage">
            <text:p>0,08 %</text:p>
          </table:table-cell>
          <table:table-cell table:style-name="ce3" table:formula="of:=[.AD41]/SUM([.$B41:.$BP41])" office:value-type="percentage" office:value="0.00626043405676127" calcext:value-type="percentage">
            <text:p>0,63 %</text:p>
          </table:table-cell>
          <table:table-cell table:style-name="ce3" table:formula="of:=[.AE41]/SUM([.$B41:.$BP41])" office:value-type="percentage" office:value="0.00584307178631052" calcext:value-type="percentage">
            <text:p>0,58 %</text:p>
          </table:table-cell>
          <table:table-cell table:style-name="ce3" table:formula="of:=[.AF41]/SUM([.$B41:.$BP41])" office:value-type="percentage" office:value="0" calcext:value-type="percentage">
            <text:p>0,00 %</text:p>
          </table:table-cell>
          <table:table-cell table:style-name="ce3" table:formula="of:=[.AG41]/SUM([.$B41:.$BP41])" office:value-type="percentage" office:value="0.00667779632721202" calcext:value-type="percentage">
            <text:p>0,67 %</text:p>
          </table:table-cell>
          <table:table-cell table:style-name="ce3" table:formula="of:=[.AH41]/SUM([.$B41:.$BP41])" office:value-type="percentage" office:value="0" calcext:value-type="percentage">
            <text:p>0,00 %</text:p>
          </table:table-cell>
          <table:table-cell table:style-name="ce3" table:formula="of:=[.AI41]/SUM([.$B41:.$BP41])" office:value-type="percentage" office:value="0.0200333889816361" calcext:value-type="percentage">
            <text:p>2,00 %</text:p>
          </table:table-cell>
          <table:table-cell table:style-name="ce3" table:formula="of:=[.AJ41]/SUM([.$B41:.$BP41])" office:value-type="percentage" office:value="0.00792988313856427" calcext:value-type="percentage">
            <text:p>0,79 %</text:p>
          </table:table-cell>
          <table:table-cell table:style-name="ce3" table:formula="of:=[.AK41]/SUM([.$B41:.$BP41])" office:value-type="percentage" office:value="0.118113522537563" calcext:value-type="percentage">
            <text:p>11,81 %</text:p>
          </table:table-cell>
          <table:table-cell table:style-name="ce3" table:formula="of:=[.AL41]/SUM([.$B41:.$BP41])" office:value-type="percentage" office:value="0.00166944908180301" calcext:value-type="percentage">
            <text:p>0,17 %</text:p>
          </table:table-cell>
          <table:table-cell table:style-name="ce3" table:formula="of:=[.AM41]/SUM([.$B41:.$BP41])" office:value-type="percentage" office:value="0.00709515859766277" calcext:value-type="percentage">
            <text:p>0,71 %</text:p>
          </table:table-cell>
          <table:table-cell table:style-name="ce3" table:formula="of:=[.AN41]/SUM([.$B41:.$BP41])" office:value-type="percentage" office:value="0.00250417362270451" calcext:value-type="percentage">
            <text:p>0,25 %</text:p>
          </table:table-cell>
          <table:table-cell table:style-name="ce3" table:formula="of:=[.AO41]/SUM([.$B41:.$BP41])" office:value-type="percentage" office:value="0.0292153589315526" calcext:value-type="percentage">
            <text:p>2,92 %</text:p>
          </table:table-cell>
          <table:table-cell table:style-name="ce3" table:formula="of:=[.AP41]/SUM([.$B41:.$BP41])" office:value-type="percentage" office:value="0.0342237061769616" calcext:value-type="percentage">
            <text:p>3,42 %</text:p>
          </table:table-cell>
          <table:table-cell table:style-name="ce3" table:formula="of:=[.AQ41]/SUM([.$B41:.$BP41])" office:value-type="percentage" office:value="0.010016694490818" calcext:value-type="percentage">
            <text:p>1,00 %</text:p>
          </table:table-cell>
          <table:table-cell table:style-name="ce3" table:formula="of:=[.AR41]/SUM([.$B41:.$BP41])" office:value-type="percentage" office:value="0.0237896494156928" calcext:value-type="percentage">
            <text:p>2,38 %</text:p>
          </table:table-cell>
          <table:table-cell table:style-name="ce3" table:formula="of:=[.AS41]/SUM([.$B41:.$BP41])" office:value-type="percentage" office:value="0.0676126878130217" calcext:value-type="percentage">
            <text:p>6,76 %</text:p>
          </table:table-cell>
          <table:table-cell table:style-name="ce3" table:formula="of:=[.AT41]/SUM([.$B41:.$BP41])" office:value-type="percentage" office:value="0.000834724540901503" calcext:value-type="percentage">
            <text:p>0,08 %</text:p>
          </table:table-cell>
          <table:table-cell table:style-name="ce3" table:formula="of:=[.AU41]/SUM([.$B41:.$BP41])" office:value-type="percentage" office:value="0.00417362270450751" calcext:value-type="percentage">
            <text:p>0,42 %</text:p>
          </table:table-cell>
          <table:table-cell table:style-name="ce3" table:formula="of:=[.AV41]/SUM([.$B41:.$BP41])" office:value-type="percentage" office:value="0.00333889816360601" calcext:value-type="percentage">
            <text:p>0,33 %</text:p>
          </table:table-cell>
          <table:table-cell table:style-name="ce3" table:formula="of:=[.AW41]/SUM([.$B41:.$BP41])" office:value-type="percentage" office:value="0.00125208681135225" calcext:value-type="percentage">
            <text:p>0,13 %</text:p>
          </table:table-cell>
          <table:table-cell table:style-name="ce3" table:formula="of:=[.AX41]/SUM([.$B41:.$BP41])" office:value-type="percentage" office:value="0.013355592654424" calcext:value-type="percentage">
            <text:p>1,34 %</text:p>
          </table:table-cell>
          <table:table-cell table:style-name="ce3" table:formula="of:=[.AY41]/SUM([.$B41:.$BP41])" office:value-type="percentage" office:value="0.000417362270450751" calcext:value-type="percentage">
            <text:p>0,04 %</text:p>
          </table:table-cell>
          <table:table-cell table:style-name="ce3" table:formula="of:=[.AZ41]/SUM([.$B41:.$BP41])" office:value-type="percentage" office:value="0.00166944908180301" calcext:value-type="percentage">
            <text:p>0,17 %</text:p>
          </table:table-cell>
          <table:table-cell table:style-name="ce3" table:formula="of:=[.BA41]/SUM([.$B41:.$BP41])" office:value-type="percentage" office:value="0.00542570951585977" calcext:value-type="percentage">
            <text:p>0,54 %</text:p>
          </table:table-cell>
          <table:table-cell table:style-name="ce3" table:formula="of:=[.BB41]/SUM([.$B41:.$BP41])" office:value-type="percentage" office:value="0.00166944908180301" calcext:value-type="percentage">
            <text:p>0,17 %</text:p>
          </table:table-cell>
          <table:table-cell table:style-name="ce3" table:formula="of:=[.BC41]/SUM([.$B41:.$BP41])" office:value-type="percentage" office:value="0.00584307178631052" calcext:value-type="percentage">
            <text:p>0,58 %</text:p>
          </table:table-cell>
          <table:table-cell table:style-name="ce3" table:formula="of:=[.BD41]/SUM([.$B41:.$BP41])" office:value-type="percentage" office:value="0.00333889816360601" calcext:value-type="percentage">
            <text:p>0,33 %</text:p>
          </table:table-cell>
          <table:table-cell table:style-name="ce3" table:formula="of:=[.BE41]/SUM([.$B41:.$BP41])" office:value-type="percentage" office:value="0.000417362270450751" calcext:value-type="percentage">
            <text:p>0,04 %</text:p>
          </table:table-cell>
          <table:table-cell table:style-name="ce3" table:formula="of:=[.BF41]/SUM([.$B41:.$BP41])" office:value-type="percentage" office:value="0.0154424040066778" calcext:value-type="percentage">
            <text:p>1,54 %</text:p>
          </table:table-cell>
          <table:table-cell table:style-name="ce3" table:formula="of:=[.BG41]/SUM([.$B41:.$BP41])" office:value-type="percentage" office:value="0.0183639398998331" calcext:value-type="percentage">
            <text:p>1,84 %</text:p>
          </table:table-cell>
          <table:table-cell table:style-name="ce3" table:formula="of:=[.BH41]/SUM([.$B41:.$BP41])" office:value-type="percentage" office:value="0.0342237061769616" calcext:value-type="percentage">
            <text:p>3,42 %</text:p>
          </table:table-cell>
          <table:table-cell table:style-name="ce3" table:formula="of:=[.BI41]/SUM([.$B41:.$BP41])" office:value-type="percentage" office:value="0.00500834724540901" calcext:value-type="percentage">
            <text:p>0,50 %</text:p>
          </table:table-cell>
          <table:table-cell table:style-name="ce3" table:formula="of:=[.BJ41]/SUM([.$B41:.$BP41])" office:value-type="percentage" office:value="0.00375626043405676" calcext:value-type="percentage">
            <text:p>0,38 %</text:p>
          </table:table-cell>
          <table:table-cell table:style-name="ce3" table:formula="of:=[.BK41]/SUM([.$B41:.$BP41])" office:value-type="percentage" office:value="0.0208681135225376" calcext:value-type="percentage">
            <text:p>2,09 %</text:p>
          </table:table-cell>
          <table:table-cell table:style-name="ce3" table:formula="of:=[.BL41]/SUM([.$B41:.$BP41])" office:value-type="percentage" office:value="0.0642737896494157" calcext:value-type="percentage">
            <text:p>6,43 %</text:p>
          </table:table-cell>
          <table:table-cell table:style-name="ce3" table:formula="of:=[.BM41]/SUM([.$B41:.$BP41])" office:value-type="percentage" office:value="0.00208681135225376" calcext:value-type="percentage">
            <text:p>0,21 %</text:p>
          </table:table-cell>
          <table:table-cell table:style-name="ce3" table:formula="of:=[.BN41]/SUM([.$B41:.$BP41])" office:value-type="percentage" office:value="0.0413188647746244" calcext:value-type="percentage">
            <text:p>4,13 %</text:p>
          </table:table-cell>
          <table:table-cell table:style-name="ce3" table:formula="of:=[.BO41]/SUM([.$B41:.$BP41])" office:value-type="percentage" office:value="0.0709515859766277" calcext:value-type="percentage">
            <text:p>7,10 %</text:p>
          </table:table-cell>
          <table:table-cell table:style-name="ce3" table:formula="of:=[.BP41]/SUM([.$B41:.$BP41])" office:value-type="percentage" office:value="0.0146076794657763" calcext:value-type="percentage">
            <text:p>1,46 %</text:p>
          </table:table-cell>
          <table:table-cell table:number-columns-repeated="956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s regroupés par racine" table:style-name="ta2">
        <office:forms form:automatic-focus="false" form:apply-design-mode="false"/>
        <table:table-column table:style-name="co7" table:default-cell-style-name="ce1"/>
        <table:table-column table:style-name="co9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27" table:default-cell-style-name="ce1"/>
        <table:table-column table:style-name="co28" table:default-cell-style-name="ce1"/>
        <table:table-column table:style-name="co7" table:default-cell-style-name="ce1"/>
        <table:table-column table:style-name="co10" table:default-cell-style-name="ce1"/>
        <table:table-column table:style-name="co9" table:number-columns-repeated="5" table:default-cell-style-name="ce1"/>
        <table:table-column table:style-name="co12" table:default-cell-style-name="ce1"/>
        <table:table-column table:style-name="co29" table:default-cell-style-name="ce1"/>
        <table:table-column table:style-name="co22" table:default-cell-style-name="ce1"/>
        <table:table-column table:style-name="co9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9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" table:default-cell-style-name="ce1"/>
        <table:table-column table:style-name="co19" table:default-cell-style-name="ce1"/>
        <table:table-column table:style-name="co9" table:default-cell-style-name="ce1"/>
        <table:table-column table:style-name="co24" table:default-cell-style-name="ce1"/>
        <table:table-column table:style-name="co8" table:default-cell-style-name="ce1"/>
        <table:table-column table:style-name="co18" table:default-cell-style-name="ce1"/>
        <table:table-column table:style-name="co7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7" table:default-cell-style-name="ce1"/>
        <table:table-column table:style-name="co24" table:default-cell-style-name="ce1"/>
        <table:table-column table:style-name="co2" table:default-cell-style-name="ce1"/>
        <table:table-column table:style-name="co17" table:default-cell-style-name="ce1"/>
        <table:table-column table:style-name="co26" table:number-columns-repeated="974" table:default-cell-style-name="Default"/>
        <table:table-row table:style-name="ro1">
          <table:table-cell>
            <draw:frame draw:z-index="0" draw:style-name="gr1" draw:text-style-name="P1" svg:width="48.834cm" svg:height="23.083cm" svg:x="0cm" svg:y="0cm">
              <draw:object draw:notify-on-update-of-ranges="'Mots regroupés par racine'.A47:'Mots regroupés par racine'.A65 'Mots regroupés par racine'.B46:'Mots regroupés par racine'.B46 'Mots regroupés par racine'.B47:'Mots regroupés par racine'.B65 'Mots regroupés par racine'.C46:'Mots regroupés par racine'.C46 'Mots regroupés par racine'.C47:'Mots regroupés par racine'.C65 'Mots regroupés par racine'.D46:'Mots regroupés par racine'.D46 'Mots regroupés par racine'.D47:'Mots regroupés par racine'.D65 'Mots regroupés par racine'.E46:'Mots regroupés par racine'.E46 'Mots regroupés par racine'.E47:'Mots regroupés par racine'.E65 'Mots regroupés par racine'.F46:'Mots regroupés par racine'.F46 'Mots regroupés par racine'.F47:'Mots regroupés par racine'.F65 'Mots regroupés par racine'.G46:'Mots regroupés par racine'.G46 'Mots regroupés par racine'.G47:'Mots regroupés par racine'.G65 'Mots regroupés par racine'.H46:'Mots regroupés par racine'.H46 'Mots regroupés par racine'.H47:'Mots regroupés par racine'.H65 'Mots regroupés par racine'.I46:'Mots regroupés par racine'.I46 'Mots regroupés par racine'.I47:'Mots regroupés par racine'.I65 'Mots regroupés par racine'.J46:'Mots regroupés par racine'.J46 'Mots regroupés par racine'.J47:'Mots regroupés par racine'.J65 'Mots regroupés par racine'.K46:'Mots regroupés par racine'.K46 'Mots regroupés par racine'.K47:'Mots regroupés par racine'.K65 'Mots regroupés par racine'.L46:'Mots regroupés par racine'.L46 'Mots regroupés par racine'.L47:'Mots regroupés par racine'.L65 'Mots regroupés par racine'.M46:'Mots regroupés par racine'.M46 'Mots regroupés par racine'.M47:'Mots regroupés par racine'.M65 'Mots regroupés par racine'.N46:'Mots regroupés par racine'.N46 'Mots regroupés par racine'.N47:'Mots regroupés par racine'.N65 'Mots regroupés par racine'.O46:'Mots regroupés par racine'.O46 'Mots regroupés par racine'.O47:'Mots regroupés par racine'.O65 'Mots regroupés par racine'.P46:'Mots regroupés par racine'.P46 'Mots regroupés par racine'.P47:'Mots regroupés par racine'.P65 'Mots regroupés par racine'.Q46:'Mots regroupés par racine'.Q46 'Mots regroupés par racine'.Q47:'Mots regroupés par racine'.Q65 'Mots regroupés par racine'.R46:'Mots regroupés par racine'.R46 'Mots regroupés par racine'.R47:'Mots regroupés par racine'.R65 'Mots regroupés par racine'.S46:'Mots regroupés par racine'.S46 'Mots regroupés par racine'.S47:'Mots regroupés par racine'.S65 'Mots regroupés par racine'.T46:'Mots regroupés par racine'.T46 'Mots regroupés par racine'.T47:'Mots regroupés par racine'.T65 'Mots regroupés par racine'.U46:'Mots regroupés par racine'.U46 'Mots regroupés par racine'.U47:'Mots regroupés par racine'.U65 'Mots regroupés par racine'.V46:'Mots regroupés par racine'.V46 'Mots regroupés par racine'.V47:'Mots regroupés par racine'.V65 'Mots regroupés par racine'.W46:'Mots regroupés par racine'.W46 'Mots regroupés par racine'.W47:'Mots regroupés par racine'.W65 'Mots regroupés par racine'.X46:'Mots regroupés par racine'.X46 'Mots regroupés par racine'.X47:'Mots regroupés par racine'.X65 'Mots regroupés par racine'.Y46:'Mots regroupés par racine'.Y46 'Mots regroupés par racine'.Y47:'Mots regroupés par racine'.Y65 'Mots regroupés par racine'.Z46:'Mots regroupés par racine'.Z46 'Mots regroupés par racine'.Z47:'Mots regroupés par racine'.Z65 'Mots regroupés par racine'.AA46:'Mots regroupés par racine'.AA46 'Mots regroupés par racine'.AA47:'Mots regroupés par racine'.AA65 'Mots regroupés par racine'.AB46:'Mots regroupés par racine'.AB46 'Mots regroupés par racine'.AB47:'Mots regroupés par racine'.AB65 'Mots regroupés par racine'.AC46:'Mots regroupés par racine'.AC46 'Mots regroupés par racine'.AC47:'Mots regroupés par racine'.AC65 'Mots regroupés par racine'.AD46:'Mots regroupés par racine'.AD46 'Mots regroupés par racine'.AD47:'Mots regroupés par racine'.AD65 'Mots regroupés par racine'.AE46:'Mots regroupés par racine'.AE46 'Mots regroupés par racine'.AE47:'Mots regroupés par racine'.AE65 'Mots regroupés par racine'.AF46:'Mots regroupés par racine'.AF46 'Mots regroupés par racine'.AF47:'Mots regroupés par racine'.AF65 'Mots regroupés par racine'.AG46:'Mots regroupés par racine'.AG46 'Mots regroupés par racine'.AG47:'Mots regroupés par racine'.AG65 'Mots regroupés par racine'.AH46:'Mots regroupés par racine'.AH46 'Mots regroupés par racine'.AH47:'Mots regroupés par racine'.AH65 'Mots regroupés par racine'.AI46:'Mots regroupés par racine'.AI46 'Mots regroupés par racine'.AI47:'Mots regroupés par racine'.AI65 'Mots regroupés par racine'.AJ46:'Mots regroupés par racine'.AJ46 'Mots regroupés par racine'.AJ47:'Mots regroupés par racine'.AJ65 'Mots regroupés par racine'.AK46:'Mots regroupés par racine'.AK46 'Mots regroupés par racine'.AK47:'Mots regroupés par racine'.AK65 'Mots regroupés par racine'.AL46:'Mots regroupés par racine'.AL46 'Mots regroupés par racine'.AL47:'Mots regroupés par racine'.AL65 'Mots regroupés par racine'.AM46:'Mots regroupés par racine'.AM46 'Mots regroupés par racine'.AM47:'Mots regroupés par racine'.AM65 'Mots regroupés par racine'.AN46:'Mots regroupés par racine'.AN46 'Mots regroupés par racine'.AN47:'Mots regroupés par racine'.AN65 'Mots regroupés par racine'.AO46:'Mots regroupés par racine'.AO46 'Mots regroupés par racine'.AO47:'Mots regroupés par racine'.AO65 'Mots regroupés par racine'.AP46:'Mots regroupés par racine'.AP46 'Mots regroupés par racine'.AP47:'Mots regroupés par racine'.AP65 'Mots regroupés par racine'.AQ46:'Mots regroupés par racine'.AQ46 'Mots regroupés par racine'.AQ47:'Mots regroupés par racine'.AQ65 'Mots regroupés par racine'.AR46:'Mots regroupés par racine'.AR46 'Mots regroupés par racine'.AR47:'Mots regroupés par racine'.AR65 'Mots regroupés par racine'.AS46:'Mots regroupés par racine'.AS46 'Mots regroupés par racine'.AS47:'Mots regroupés par racine'.AS65 'Mots regroupés par racine'.AT46:'Mots regroupés par racine'.AT46 'Mots regroupés par racine'.AT47:'Mots regroupés par racine'.AT65 'Mots regroupés par racine'.AU46:'Mots regroupés par racine'.AU46 'Mots regroupés par racine'.AU47:'Mots regroupés par racine'.AU65 'Mots regroupés par racine'.AV46:'Mots regroupés par racine'.AV46 'Mots regroupés par racine'.AV47:'Mots regroupés par racine'.AV65 'Mots regroupés par racine'.AW46:'Mots regroupés par racine'.AW46 'Mots regroupés par racine'.AW47:'Mots regroupés par racine'.AW65 'Mots regroupés par racine'.AX46:'Mots regroupés par racine'.AX46 'Mots regroupés par racine'.AX47:'Mots regroupés par racine'.AX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democra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unjust background-</text:p>
          </table:table-cell>
          <table:table-cell office:value-type="string" calcext:value-type="string">
            <text:p>poverty, poor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riv-</text:p>
          </table:table-cell>
          <table:table-cell office:value-type="string" calcext:value-type="string">
            <text:p>dominat-</text:p>
          </table:table-cell>
          <table:table-cell office:value-type="string" calcext:value-type="string">
            <text:p>oppress-</text:p>
          </table:table-cell>
          <table:table-cell office:value-type="string" calcext:value-type="string">
            <text:p>dissonance</text:p>
          </table:table-cell>
          <table:table-cell office:value-type="string" calcext:value-type="string">
            <text:p>-autonom-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republic-</text:p>
          </table:table-cell>
          <table:table-cell office:value-type="string" calcext:value-type="string">
            <text:p>paternalism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deliberat-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bias-</text:p>
          </table:table-cell>
          <table:table-cell office:value-type="string" calcext:value-type="string">
            <text:p>heuristic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pabilit-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behavioral economics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prospect theory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Kahneman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opportunit-</text:p>
          </table:table-cell>
          <table:table-cell office:value-type="string" calcext:value-type="string">
            <text:p>homo economicus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rational-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lf, selves</text:p>
          </table:table-cell>
          <table:table-cell table:number-columns-repeated="97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2" table:formula="of:=[$'Données brutes'.B2]+[$'Données brutes'.C2]+[$'Données brutes'.D2]" office:value-type="float" office:value="0.000207043294345488" calcext:value-type="float">
            <text:p>2,07E-04</text:p>
          </table:table-cell>
          <table:table-cell table:style-name="ce2" table:formula="of:=[$'Données brutes'.E2]" office:value-type="float" office:value="0.0000238896108860179" calcext:value-type="float">
            <text:p>2,39E-05</text:p>
          </table:table-cell>
          <table:table-cell table:style-name="ce2" table:formula="of:=[$'Données brutes'.F2]" office:value-type="float" office:value="0.000176783120556532" calcext:value-type="float">
            <text:p>1,77E-04</text:p>
          </table:table-cell>
          <table:table-cell table:style-name="ce2" table:formula="of:=[$'Données brutes'.G2]" office:value-type="float" office:value="0.0000430012995948322" calcext:value-type="float">
            <text:p>4,30E-05</text:p>
          </table:table-cell>
          <table:table-cell table:style-name="ce2" table:formula="of:=[$'Données brutes'.H2]" office:value-type="float" office:value="0.00000477792217720358" calcext:value-type="float">
            <text:p>4,78E-06</text:p>
          </table:table-cell>
          <table:table-cell table:style-name="ce2" table:formula="of:=[$'Données brutes'.I2]" office:value-type="float" office:value="0" calcext:value-type="float">
            <text:p>0,00E+00</text:p>
          </table:table-cell>
          <table:table-cell table:style-name="ce2" table:formula="of:=[$'Données brutes'.J2]+[$'Données brutes'.K2]" office:value-type="float" office:value="0.0000430012995948322" calcext:value-type="float">
            <text:p>4,30E-05</text:p>
          </table:table-cell>
          <table:table-cell table:style-name="ce2" table:formula="of:=[$'Données brutes'.L2]" office:value-type="float" office:value="0.000030260173788956" calcext:value-type="float">
            <text:p>3,03E-05</text:p>
          </table:table-cell>
          <table:table-cell table:style-name="ce2" table:formula="of:=[$'Données brutes'.M2]" office:value-type="float" office:value="0.000127411258058762" calcext:value-type="float">
            <text:p>1,27E-04</text:p>
          </table:table-cell>
          <table:table-cell table:style-name="ce2" table:formula="of:=[$'Données brutes'.N2]" office:value-type="float" office:value="0.0000127411258058762" calcext:value-type="float">
            <text:p>1,27E-05</text:p>
          </table:table-cell>
          <table:table-cell table:style-name="ce2" table:formula="of:=[$'Données brutes'.O2]" office:value-type="float" office:value="0.0000525571439492393" calcext:value-type="float">
            <text:p>5,26E-05</text:p>
          </table:table-cell>
          <table:table-cell table:style-name="ce2" table:formula="of:=[$'Données brutes'.P2]+[$'Données brutes'.Q2]" office:value-type="float" office:value="0.0000063705629029381" calcext:value-type="float">
            <text:p>6,37E-06</text:p>
          </table:table-cell>
          <table:table-cell table:style-name="ce2" table:formula="of:=[$'Données brutes'.R2]+[$'Données brutes'.S2]" office:value-type="float" office:value="0.00000477792217720358" calcext:value-type="float">
            <text:p>4,78E-06</text:p>
          </table:table-cell>
          <table:table-cell table:style-name="ce2" table:formula="of:=[$'Données brutes'.T2]+[$'Données brutes'.U2]" office:value-type="float" office:value="0.00000318528145146905" calcext:value-type="float">
            <text:p>3,19E-06</text:p>
          </table:table-cell>
          <table:table-cell table:style-name="ce2" table:formula="of:=[$'Données brutes'.V2]" office:value-type="float" office:value="0" calcext:value-type="float">
            <text:p>0,00E+00</text:p>
          </table:table-cell>
          <table:table-cell table:style-name="ce2" table:formula="of:=[$'Données brutes'.W2]+[$'Données brutes'.X2]+[$'Données brutes'.Y2]+[$'Données brutes'.Z2]" office:value-type="float" office:value="0.0000844099584639299" calcext:value-type="float">
            <text:p>8,44E-05</text:p>
          </table:table-cell>
          <table:table-cell table:style-name="ce2" table:formula="of:=[$'Données brutes'.AA2]+[$'Données brutes'.AB2]" office:value-type="float" office:value="0.0000668909104808501" calcext:value-type="float">
            <text:p>6,69E-05</text:p>
          </table:table-cell>
          <table:table-cell table:style-name="ce2" table:formula="of:=[$'Données brutes'.AC2]" office:value-type="float" office:value="0.0000063705629029381" calcext:value-type="float">
            <text:p>6,37E-06</text:p>
          </table:table-cell>
          <table:table-cell table:style-name="ce2" table:formula="of:=[$'Données brutes'.AD2]" office:value-type="float" office:value="0.00000159264072573453" calcext:value-type="float">
            <text:p>1,59E-06</text:p>
          </table:table-cell>
          <table:table-cell table:style-name="ce2" table:formula="of:=[$'Données brutes'.AE2]" office:value-type="float" office:value="0.0000191116887088143" calcext:value-type="float">
            <text:p>1,91E-05</text:p>
          </table:table-cell>
          <table:table-cell table:style-name="ce2" table:formula="of:=[$'Données brutes'.AF2]" office:value-type="float" office:value="0.00000955584435440716" calcext:value-type="float">
            <text:p>9,56E-06</text:p>
          </table:table-cell>
          <table:table-cell table:style-name="ce2" table:formula="of:=[$'Données brutes'.AG2]+[$'Données brutes'.AH2]+[$'Données brutes'.AJ2]" office:value-type="float" office:value="0.000164041994750656" calcext:value-type="float">
            <text:p>1,64E-04</text:p>
          </table:table-cell>
          <table:table-cell table:style-name="ce2" table:formula="of:=[$'Données brutes'.AI2]" office:value-type="float" office:value="0.00000318528145146905" calcext:value-type="float">
            <text:p>3,19E-06</text:p>
          </table:table-cell>
          <table:table-cell table:style-name="ce2" table:formula="of:=[$'Données brutes'.AK2]" office:value-type="float" office:value="0.000547868409652677" calcext:value-type="float">
            <text:p>5,48E-04</text:p>
          </table:table-cell>
          <table:table-cell table:style-name="ce2" table:formula="of:=[$'Données brutes'.AL2]" office:value-type="float" office:value="0.00000318528145146905" calcext:value-type="float">
            <text:p>3,19E-06</text:p>
          </table:table-cell>
          <table:table-cell table:style-name="ce2" table:formula="of:=[$'Données brutes'.AM2]+[$'Données brutes'.AN2]" office:value-type="float" office:value="0.0000366307366918941" calcext:value-type="float">
            <text:p>3,66E-05</text:p>
          </table:table-cell>
          <table:table-cell table:style-name="ce2" table:formula="of:=[$'Données brutes'.AO2]" office:value-type="float" office:value="0.0000764467548352572" calcext:value-type="float">
            <text:p>7,64E-05</text:p>
          </table:table-cell>
          <table:table-cell table:style-name="ce2" table:formula="of:=[$'Données brutes'.AP2]+[$'Données brutes'.AQ2]" office:value-type="float" office:value="0.00000955584435440716" calcext:value-type="float">
            <text:p>9,56E-06</text:p>
          </table:table-cell>
          <table:table-cell table:style-name="ce2" table:formula="of:=[$'Données brutes'.AR2]" office:value-type="float" office:value="0.00000159264072573453" calcext:value-type="float">
            <text:p>1,59E-06</text:p>
          </table:table-cell>
          <table:table-cell table:style-name="ce2" table:formula="of:=[$'Données brutes'.AS2]" office:value-type="float" office:value="0.0000668909104808501" calcext:value-type="float">
            <text:p>6,69E-05</text:p>
          </table:table-cell>
          <table:table-cell table:style-name="ce2" table:formula="of:=[$'Données brutes'.AT2]+[$'Données brutes'.AU2]" office:value-type="float" office:value="0" calcext:value-type="float">
            <text:p>0,00E+00</text:p>
          </table:table-cell>
          <table:table-cell table:style-name="ce2" table:formula="of:=[$'Données brutes'.AV2]" office:value-type="float" office:value="0" calcext:value-type="float">
            <text:p>0,00E+00</text:p>
          </table:table-cell>
          <table:table-cell table:style-name="ce2" table:formula="of:=[$'Données brutes'.AW2]" office:value-type="float" office:value="0" calcext:value-type="float">
            <text:p>0,00E+00</text:p>
          </table:table-cell>
          <table:table-cell table:style-name="ce2" table:formula="of:=[$'Données brutes'.AX2]" office:value-type="float" office:value="0.00000318528145146905" calcext:value-type="float">
            <text:p>3,19E-06</text:p>
          </table:table-cell>
          <table:table-cell table:style-name="ce2" table:formula="of:=[$'Données brutes'.AY2]" office:value-type="float" office:value="0" calcext:value-type="float">
            <text:p>0,00E+00</text:p>
          </table:table-cell>
          <table:table-cell table:style-name="ce2" table:formula="of:=[$'Données brutes'.AZ2]" office:value-type="float" office:value="0" calcext:value-type="float">
            <text:p>0,00E+00</text:p>
          </table:table-cell>
          <table:table-cell table:style-name="ce2" table:formula="of:=[$'Données brutes'.BA2]" office:value-type="float" office:value="0.00000159264072573453" calcext:value-type="float">
            <text:p>1,59E-06</text:p>
          </table:table-cell>
          <table:table-cell table:style-name="ce2" table:formula="of:=[$'Données brutes'.BB2]" office:value-type="float" office:value="0.00000159264072573453" calcext:value-type="float">
            <text:p>1,59E-06</text:p>
          </table:table-cell>
          <table:table-cell table:style-name="ce2" table:formula="of:=[$'Données brutes'.BC2]+[$'Données brutes'.BD2]" office:value-type="float" office:value="0.0000286675330632215" calcext:value-type="float">
            <text:p>2,87E-05</text:p>
          </table:table-cell>
          <table:table-cell table:style-name="ce2" table:formula="of:=[$'Données brutes'.BE2]" office:value-type="float" office:value="0" calcext:value-type="float">
            <text:p>0,00E+00</text:p>
          </table:table-cell>
          <table:table-cell table:style-name="ce2" table:formula="of:=[$'Données brutes'.BF2]" office:value-type="float" office:value="0.0000557424254007084" calcext:value-type="float">
            <text:p>5,57E-05</text:p>
          </table:table-cell>
          <table:table-cell table:style-name="ce2" table:formula="of:=[$'Données brutes'.BG2]" office:value-type="float" office:value="0.0000557424254007084" calcext:value-type="float">
            <text:p>5,57E-05</text:p>
          </table:table-cell>
          <table:table-cell table:style-name="ce2" table:formula="of:=[$'Données brutes'.BH2]" office:value-type="float" office:value="0.00000477792217720358" calcext:value-type="float">
            <text:p>4,78E-06</text:p>
          </table:table-cell>
          <table:table-cell table:style-name="ce2" table:formula="of:=[$'Données brutes'.BI2]" office:value-type="float" office:value="0.0000063705629029381" calcext:value-type="float">
            <text:p>6,37E-06</text:p>
          </table:table-cell>
          <table:table-cell table:style-name="ce2" table:formula="of:=[$'Données brutes'.BJ2]" office:value-type="float" office:value="0" calcext:value-type="float">
            <text:p>0,00E+00</text:p>
          </table:table-cell>
          <table:table-cell table:style-name="ce2" table:formula="of:=[$'Données brutes'.BK2]+[$'Données brutes'.BL2]" office:value-type="float" office:value="0.0000493718624977703" calcext:value-type="float">
            <text:p>4,94E-05</text:p>
          </table:table-cell>
          <table:table-cell table:style-name="ce2" table:formula="of:=[$'Données brutes'.BM2]" office:value-type="float" office:value="0.0000796320362867263" calcext:value-type="float">
            <text:p>7,96E-05</text:p>
          </table:table-cell>
          <table:table-cell table:style-name="ce2" table:formula="of:=[$'Données brutes'.BN2]" office:value-type="float" office:value="0.0000143337665316107" calcext:value-type="float">
            <text:p>1,43E-05</text:p>
          </table:table-cell>
          <table:table-cell table:style-name="ce2" table:formula="of:=[$'Données brutes'.BO2]+[$'Données brutes'.BP2]" office:value-type="float" office:value="0.000344010396758658" calcext:value-type="float">
            <text:p>3,44E-04</text:p>
          </table:table-cell>
          <table:table-cell table:number-columns-repeated="97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2" table:formula="of:=[$'Données brutes'.B3]+[$'Données brutes'.C3]+[$'Données brutes'.D3]" office:value-type="float" office:value="0.000152609513677083" calcext:value-type="float">
            <text:p>1,53E-04</text:p>
          </table:table-cell>
          <table:table-cell table:style-name="ce2" table:formula="of:=[$'Données brutes'.E3]" office:value-type="float" office:value="0.00000654040772901783" calcext:value-type="float">
            <text:p>6,54E-06</text:p>
          </table:table-cell>
          <table:table-cell table:style-name="ce2" table:formula="of:=[$'Données brutes'.F3]" office:value-type="float" office:value="0.0000457828541031248" calcext:value-type="float">
            <text:p>4,58E-05</text:p>
          </table:table-cell>
          <table:table-cell table:style-name="ce2" table:formula="of:=[$'Données brutes'.G3]" office:value-type="float" office:value="0.0000174410872773809" calcext:value-type="float">
            <text:p>1,74E-05</text:p>
          </table:table-cell>
          <table:table-cell table:style-name="ce2" table:formula="of:=[$'Données brutes'.H3]" office:value-type="float" office:value="0.0000196212231870535" calcext:value-type="float">
            <text:p>1,96E-05</text:p>
          </table:table-cell>
          <table:table-cell table:style-name="ce2" table:formula="of:=[$'Données brutes'.I3]" office:value-type="float" office:value="0.00000436027181934522" calcext:value-type="float">
            <text:p>4,36E-06</text:p>
          </table:table-cell>
          <table:table-cell table:style-name="ce2" table:formula="of:=[$'Données brutes'.J3]+[$'Données brutes'.K3]" office:value-type="float" office:value="0.0000239814950063987" calcext:value-type="float">
            <text:p>2,40E-05</text:p>
          </table:table-cell>
          <table:table-cell table:style-name="ce2" table:formula="of:=[$'Données brutes'.L3]" office:value-type="float" office:value="0.0000610438054708331" calcext:value-type="float">
            <text:p>6,10E-05</text:p>
          </table:table-cell>
          <table:table-cell table:style-name="ce2" table:formula="of:=[$'Données brutes'.M3]" office:value-type="float" office:value="0.000231094406425297" calcext:value-type="float">
            <text:p>2,31E-04</text:p>
          </table:table-cell>
          <table:table-cell table:style-name="ce2" table:formula="of:=[$'Données brutes'.N3]" office:value-type="float" office:value="0.0000130808154580357" calcext:value-type="float">
            <text:p>1,31E-05</text:p>
          </table:table-cell>
          <table:table-cell table:style-name="ce2" table:formula="of:=[$'Données brutes'.O3]" office:value-type="float" office:value="0.000143888970038392" calcext:value-type="float">
            <text:p>1,44E-04</text:p>
          </table:table-cell>
          <table:table-cell table:style-name="ce2" table:formula="of:=[$'Données brutes'.P3]+[$'Données brutes'.Q3]" office:value-type="float" office:value="0.00000436027181934522" calcext:value-type="float">
            <text:p>4,36E-06</text:p>
          </table:table-cell>
          <table:table-cell table:style-name="ce2" table:formula="of:=[$'Données brutes'.R3]+[$'Données brutes'.S3]" office:value-type="float" office:value="0.00000872054363869044" calcext:value-type="float">
            <text:p>8,72E-06</text:p>
          </table:table-cell>
          <table:table-cell table:style-name="ce2" table:formula="of:=[$'Données brutes'.T3]+[$'Données brutes'.U3]" office:value-type="float" office:value="0.000010900679548363" calcext:value-type="float">
            <text:p>1,09E-05</text:p>
          </table:table-cell>
          <table:table-cell table:style-name="ce2" table:formula="of:=[$'Données brutes'.V3]" office:value-type="float" office:value="0.00000872054363869044" calcext:value-type="float">
            <text:p>8,72E-06</text:p>
          </table:table-cell>
          <table:table-cell table:style-name="ce2" table:formula="of:=[$'Données brutes'.W3]+[$'Données brutes'.X3]+[$'Données brutes'.Y3]+[$'Données brutes'.Z3]" office:value-type="float" office:value="0.0000523232618321426" calcext:value-type="float">
            <text:p>5,23E-05</text:p>
          </table:table-cell>
          <table:table-cell table:style-name="ce2" table:formula="of:=[$'Données brutes'.AA3]+[$'Données brutes'.AB3]" office:value-type="float" office:value="0.000104646523664285" calcext:value-type="float">
            <text:p>1,05E-04</text:p>
          </table:table-cell>
          <table:table-cell table:style-name="ce2" table:formula="of:=[$'Données brutes'.AC3]" office:value-type="float" office:value="0.0000675842131998509" calcext:value-type="float">
            <text:p>6,76E-05</text:p>
          </table:table-cell>
          <table:table-cell table:style-name="ce2" table:formula="of:=[$'Données brutes'.AD3]" office:value-type="float" office:value="0.00000218013590967261" calcext:value-type="float">
            <text:p>2,18E-06</text:p>
          </table:table-cell>
          <table:table-cell table:style-name="ce2" table:formula="of:=[$'Données brutes'.AE3]" office:value-type="float" office:value="0.000104646523664285" calcext:value-type="float">
            <text:p>1,05E-04</text:p>
          </table:table-cell>
          <table:table-cell table:style-name="ce2" table:formula="of:=[$'Données brutes'.AF3]" office:value-type="float" office:value="0.0000436027181934522" calcext:value-type="float">
            <text:p>4,36E-05</text:p>
          </table:table-cell>
          <table:table-cell table:style-name="ce2" table:formula="of:=[$'Données brutes'.AG3]+[$'Données brutes'.AH3]+[$'Données brutes'.AJ3]" office:value-type="float" office:value="0.00179643198957023" calcext:value-type="float">
            <text:p>1,80E-03</text:p>
          </table:table-cell>
          <table:table-cell table:style-name="ce2" table:formula="of:=[$'Données brutes'.AI3]" office:value-type="float" office:value="0" calcext:value-type="float">
            <text:p>0,00E+00</text:p>
          </table:table-cell>
          <table:table-cell table:style-name="ce2" table:formula="of:=[$'Données brutes'.AK3]" office:value-type="float" office:value="0.000307399163263838" calcext:value-type="float">
            <text:p>3,07E-04</text:p>
          </table:table-cell>
          <table:table-cell table:style-name="ce2" table:formula="of:=[$'Données brutes'.AL3]" office:value-type="float" office:value="0.00005014312592247" calcext:value-type="float">
            <text:p>5,01E-05</text:p>
          </table:table-cell>
          <table:table-cell table:style-name="ce2" table:formula="of:=[$'Données brutes'.AM3]+[$'Données brutes'.AN3]" office:value-type="float" office:value="0.000211473183238243" calcext:value-type="float">
            <text:p>2,11E-04</text:p>
          </table:table-cell>
          <table:table-cell table:style-name="ce2" table:formula="of:=[$'Données brutes'.AO3]" office:value-type="float" office:value="0.000130808154580357" calcext:value-type="float">
            <text:p>1,31E-04</text:p>
          </table:table-cell>
          <table:table-cell table:style-name="ce2" table:formula="of:=[$'Données brutes'.AP3]+[$'Données brutes'.AQ3]" office:value-type="float" office:value="0.00000654040772901783" calcext:value-type="float">
            <text:p>6,54E-06</text:p>
          </table:table-cell>
          <table:table-cell table:style-name="ce2" table:formula="of:=[$'Données brutes'.AR3]" office:value-type="float" office:value="0" calcext:value-type="float">
            <text:p>0,00E+00</text:p>
          </table:table-cell>
          <table:table-cell table:style-name="ce2" table:formula="of:=[$'Données brutes'.AS3]" office:value-type="float" office:value="0.0000457828541031248" calcext:value-type="float">
            <text:p>4,58E-05</text:p>
          </table:table-cell>
          <table:table-cell table:style-name="ce2" table:formula="of:=[$'Données brutes'.AT3]+[$'Données brutes'.AU3]" office:value-type="float" office:value="0" calcext:value-type="float">
            <text:p>0,00E+00</text:p>
          </table:table-cell>
          <table:table-cell table:style-name="ce2" table:formula="of:=[$'Données brutes'.AV3]" office:value-type="float" office:value="0" calcext:value-type="float">
            <text:p>0,00E+00</text:p>
          </table:table-cell>
          <table:table-cell table:style-name="ce2" table:formula="of:=[$'Données brutes'.AW3]" office:value-type="float" office:value="0" calcext:value-type="float">
            <text:p>0,00E+00</text:p>
          </table:table-cell>
          <table:table-cell table:style-name="ce2" table:formula="of:=[$'Données brutes'.AX3]" office:value-type="float" office:value="0.000010900679548363" calcext:value-type="float">
            <text:p>1,09E-05</text:p>
          </table:table-cell>
          <table:table-cell table:style-name="ce2" table:formula="of:=[$'Données brutes'.AY3]" office:value-type="float" office:value="0" calcext:value-type="float">
            <text:p>0,00E+00</text:p>
          </table:table-cell>
          <table:table-cell table:style-name="ce2" table:formula="of:=[$'Données brutes'.AZ3]" office:value-type="float" office:value="0" calcext:value-type="float">
            <text:p>0,00E+00</text:p>
          </table:table-cell>
          <table:table-cell table:style-name="ce2" table:formula="of:=[$'Données brutes'.BA3]" office:value-type="float" office:value="0" calcext:value-type="float">
            <text:p>0,00E+00</text:p>
          </table:table-cell>
          <table:table-cell table:style-name="ce2" table:formula="of:=[$'Données brutes'.BB3]" office:value-type="float" office:value="0" calcext:value-type="float">
            <text:p>0,00E+00</text:p>
          </table:table-cell>
          <table:table-cell table:style-name="ce2" table:formula="of:=[$'Données brutes'.BC3]+[$'Données brutes'.BD3]" office:value-type="float" office:value="0.0000697643491095235" calcext:value-type="float">
            <text:p>6,98E-05</text:p>
          </table:table-cell>
          <table:table-cell table:style-name="ce2" table:formula="of:=[$'Données brutes'.BE3]" office:value-type="float" office:value="0" calcext:value-type="float">
            <text:p>0,00E+00</text:p>
          </table:table-cell>
          <table:table-cell table:style-name="ce2" table:formula="of:=[$'Données brutes'.BF3]" office:value-type="float" office:value="0.000156969785496428" calcext:value-type="float">
            <text:p>1,57E-04</text:p>
          </table:table-cell>
          <table:table-cell table:style-name="ce2" table:formula="of:=[$'Données brutes'.BG3]" office:value-type="float" office:value="0.000039242446374107" calcext:value-type="float">
            <text:p>3,92E-05</text:p>
          </table:table-cell>
          <table:table-cell table:style-name="ce2" table:formula="of:=[$'Données brutes'.BH3]" office:value-type="float" office:value="0.0000239814950063987" calcext:value-type="float">
            <text:p>2,40E-05</text:p>
          </table:table-cell>
          <table:table-cell table:style-name="ce2" table:formula="of:=[$'Données brutes'.BI3]" office:value-type="float" office:value="0.00000872054363869044" calcext:value-type="float">
            <text:p>8,72E-06</text:p>
          </table:table-cell>
          <table:table-cell table:style-name="ce2" table:formula="of:=[$'Données brutes'.BJ3]" office:value-type="float" office:value="0.00000218013590967261" calcext:value-type="float">
            <text:p>2,18E-06</text:p>
          </table:table-cell>
          <table:table-cell table:style-name="ce2" table:formula="of:=[$'Données brutes'.BK3]+[$'Données brutes'.BL3]" office:value-type="float" office:value="0.0000850253004772318" calcext:value-type="float">
            <text:p>8,50E-05</text:p>
          </table:table-cell>
          <table:table-cell table:style-name="ce2" table:formula="of:=[$'Données brutes'.BM3]" office:value-type="float" office:value="0.0000261616309160713" calcext:value-type="float">
            <text:p>2,62E-05</text:p>
          </table:table-cell>
          <table:table-cell table:style-name="ce2" table:formula="of:=[$'Données brutes'.BN3]" office:value-type="float" office:value="0.0000261616309160713" calcext:value-type="float">
            <text:p>2,62E-05</text:p>
          </table:table-cell>
          <table:table-cell table:style-name="ce2" table:formula="of:=[$'Données brutes'.BO3]+[$'Données brutes'.BP3]" office:value-type="float" office:value="0.000272516988709076" calcext:value-type="float">
            <text:p>2,73E-04</text:p>
          </table:table-cell>
          <table:table-cell table:number-columns-repeated="97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2" table:formula="of:=[$'Données brutes'.B4]+[$'Données brutes'.C4]+[$'Données brutes'.D4]" office:value-type="float" office:value="0.000134530168907801" calcext:value-type="float">
            <text:p>1,35E-04</text:p>
          </table:table-cell>
          <table:table-cell table:style-name="ce2" table:formula="of:=[$'Données brutes'.E4]" office:value-type="float" office:value="0.0000289757286878341" calcext:value-type="float">
            <text:p>2,90E-05</text:p>
          </table:table-cell>
          <table:table-cell table:style-name="ce2" table:formula="of:=[$'Données brutes'.F4]" office:value-type="float" office:value="0.0000165575592501909" calcext:value-type="float">
            <text:p>1,66E-05</text:p>
          </table:table-cell>
          <table:table-cell table:style-name="ce2" table:formula="of:=[$'Données brutes'.G4]" office:value-type="float" office:value="0.0000434635930317512" calcext:value-type="float">
            <text:p>4,35E-05</text:p>
          </table:table-cell>
          <table:table-cell table:style-name="ce2" table:formula="of:=[$'Données brutes'.H4]" office:value-type="float" office:value="0.0000165575592501909" calcext:value-type="float">
            <text:p>1,66E-05</text:p>
          </table:table-cell>
          <table:table-cell table:style-name="ce2" table:formula="of:=[$'Données brutes'.I4]" office:value-type="float" office:value="0" calcext:value-type="float">
            <text:p>0,00E+00</text:p>
          </table:table-cell>
          <table:table-cell table:style-name="ce2" table:formula="of:=[$'Données brutes'.J4]+[$'Données brutes'.K4]" office:value-type="float" office:value="0.0000269060337815603" calcext:value-type="float">
            <text:p>2,69E-05</text:p>
          </table:table-cell>
          <table:table-cell table:style-name="ce2" table:formula="of:=[$'Données brutes'.L4]" office:value-type="float" office:value="0.0000186272541564648" calcext:value-type="float">
            <text:p>1,86E-05</text:p>
          </table:table-cell>
          <table:table-cell table:style-name="ce2" table:formula="of:=[$'Données brutes'.M4]" office:value-type="float" office:value="0.0000952059656885978" calcext:value-type="float">
            <text:p>9,52E-05</text:p>
          </table:table-cell>
          <table:table-cell table:style-name="ce2" table:formula="of:=[$'Données brutes'.N4]" office:value-type="float" office:value="0.00000827877962509547" calcext:value-type="float">
            <text:p>8,28E-06</text:p>
          </table:table-cell>
          <table:table-cell table:style-name="ce2" table:formula="of:=[$'Données brutes'.O4]" office:value-type="float" office:value="0.0000455332879380251" calcext:value-type="float">
            <text:p>4,55E-05</text:p>
          </table:table-cell>
          <table:table-cell table:style-name="ce2" table:formula="of:=[$'Données brutes'.P4]+[$'Données brutes'.Q4]" office:value-type="float" office:value="0.00000413938981254773" calcext:value-type="float">
            <text:p>4,14E-06</text:p>
          </table:table-cell>
          <table:table-cell table:style-name="ce2" table:formula="of:=[$'Données brutes'.R4]+[$'Données brutes'.S4]" office:value-type="float" office:value="0.00000206969490627387" calcext:value-type="float">
            <text:p>2,07E-06</text:p>
          </table:table-cell>
          <table:table-cell table:style-name="ce2" table:formula="of:=[$'Données brutes'.T4]+[$'Données brutes'.U4]" office:value-type="float" office:value="0.00000413938981254773" calcext:value-type="float">
            <text:p>4,14E-06</text:p>
          </table:table-cell>
          <table:table-cell table:style-name="ce2" table:formula="of:=[$'Données brutes'.V4]" office:value-type="float" office:value="0" calcext:value-type="float">
            <text:p>0,00E+00</text:p>
          </table:table-cell>
          <table:table-cell table:style-name="ce2" table:formula="of:=[$'Données brutes'.W4]+[$'Données brutes'.X4]+[$'Données brutes'.Y4]+[$'Données brutes'.Z4]" office:value-type="float" office:value="0.0000641605420944898" calcext:value-type="float">
            <text:p>6,42E-05</text:p>
          </table:table-cell>
          <table:table-cell table:style-name="ce2" table:formula="of:=[$'Données brutes'.AA4]+[$'Données brutes'.AB4]" office:value-type="float" office:value="0.0000227666439690125" calcext:value-type="float">
            <text:p>2,28E-05</text:p>
          </table:table-cell>
          <table:table-cell table:style-name="ce2" table:formula="of:=[$'Données brutes'.AC4]" office:value-type="float" office:value="0.00000827877962509547" calcext:value-type="float">
            <text:p>8,28E-06</text:p>
          </table:table-cell>
          <table:table-cell table:style-name="ce2" table:formula="of:=[$'Données brutes'.AD4]" office:value-type="float" office:value="0" calcext:value-type="float">
            <text:p>0,00E+00</text:p>
          </table:table-cell>
          <table:table-cell table:style-name="ce2" table:formula="of:=[$'Données brutes'.AE4]" office:value-type="float" office:value="0.0000144878643439171" calcext:value-type="float">
            <text:p>1,45E-05</text:p>
          </table:table-cell>
          <table:table-cell table:style-name="ce2" table:formula="of:=[$'Données brutes'.AF4]" office:value-type="float" office:value="0" calcext:value-type="float">
            <text:p>0,00E+00</text:p>
          </table:table-cell>
          <table:table-cell table:style-name="ce2" table:formula="of:=[$'Données brutes'.AG4]+[$'Données brutes'.AH4]+[$'Données brutes'.AJ4]" office:value-type="float" office:value="0.0000393242032192035" calcext:value-type="float">
            <text:p>3,93E-05</text:p>
          </table:table-cell>
          <table:table-cell table:style-name="ce2" table:formula="of:=[$'Données brutes'.AI4]" office:value-type="float" office:value="0" calcext:value-type="float">
            <text:p>0,00E+00</text:p>
          </table:table-cell>
          <table:table-cell table:style-name="ce2" table:formula="of:=[$'Données brutes'.AK4]" office:value-type="float" office:value="0.000277339117440698" calcext:value-type="float">
            <text:p>2,77E-04</text:p>
          </table:table-cell>
          <table:table-cell table:style-name="ce2" table:formula="of:=[$'Données brutes'.AL4]" office:value-type="float" office:value="0.0000062090847188216" calcext:value-type="float">
            <text:p>6,21E-06</text:p>
          </table:table-cell>
          <table:table-cell table:style-name="ce2" table:formula="of:=[$'Données brutes'.AM4]+[$'Données brutes'.AN4]" office:value-type="float" office:value="0.0000558817624693944" calcext:value-type="float">
            <text:p>5,59E-05</text:p>
          </table:table-cell>
          <table:table-cell table:style-name="ce2" table:formula="of:=[$'Données brutes'.AO4]" office:value-type="float" office:value="0.0000848574911572285" calcext:value-type="float">
            <text:p>8,49E-05</text:p>
          </table:table-cell>
          <table:table-cell table:style-name="ce2" table:formula="of:=[$'Données brutes'.AP4]+[$'Données brutes'.AQ4]" office:value-type="float" office:value="0.0000248363388752864" calcext:value-type="float">
            <text:p>2,48E-05</text:p>
          </table:table-cell>
          <table:table-cell table:style-name="ce2" table:formula="of:=[$'Données brutes'.AR4]" office:value-type="float" office:value="0.0000103484745313693" calcext:value-type="float">
            <text:p>1,03E-05</text:p>
          </table:table-cell>
          <table:table-cell table:style-name="ce2" table:formula="of:=[$'Données brutes'.AS4]" office:value-type="float" office:value="0.0000827877962509546" calcext:value-type="float">
            <text:p>8,28E-05</text:p>
          </table:table-cell>
          <table:table-cell table:style-name="ce2" table:formula="of:=[$'Données brutes'.AT4]+[$'Données brutes'.AU4]" office:value-type="float" office:value="0.00000206969490627387" calcext:value-type="float">
            <text:p>2,07E-06</text:p>
          </table:table-cell>
          <table:table-cell table:style-name="ce2" table:formula="of:=[$'Données brutes'.AV4]" office:value-type="float" office:value="0" calcext:value-type="float">
            <text:p>0,00E+00</text:p>
          </table:table-cell>
          <table:table-cell table:style-name="ce2" table:formula="of:=[$'Données brutes'.AW4]" office:value-type="float" office:value="0" calcext:value-type="float">
            <text:p>0,00E+00</text:p>
          </table:table-cell>
          <table:table-cell table:style-name="ce2" table:formula="of:=[$'Données brutes'.AX4]" office:value-type="float" office:value="0.0000538120675631205" calcext:value-type="float">
            <text:p>5,38E-05</text:p>
          </table:table-cell>
          <table:table-cell table:style-name="ce2" table:formula="of:=[$'Données brutes'.AY4]" office:value-type="float" office:value="0" calcext:value-type="float">
            <text:p>0,00E+00</text:p>
          </table:table-cell>
          <table:table-cell table:style-name="ce2" table:formula="of:=[$'Données brutes'.AZ4]" office:value-type="float" office:value="0" calcext:value-type="float">
            <text:p>0,00E+00</text:p>
          </table:table-cell>
          <table:table-cell table:style-name="ce2" table:formula="of:=[$'Données brutes'.BA4]" office:value-type="float" office:value="0.00000413938981254773" calcext:value-type="float">
            <text:p>4,14E-06</text:p>
          </table:table-cell>
          <table:table-cell table:style-name="ce2" table:formula="of:=[$'Données brutes'.BB4]" office:value-type="float" office:value="0.00000413938981254773" calcext:value-type="float">
            <text:p>4,14E-06</text:p>
          </table:table-cell>
          <table:table-cell table:style-name="ce2" table:formula="of:=[$'Données brutes'.BC4]+[$'Données brutes'.BD4]" office:value-type="float" office:value="0.00000413938981254773" calcext:value-type="float">
            <text:p>4,14E-06</text:p>
          </table:table-cell>
          <table:table-cell table:style-name="ce2" table:formula="of:=[$'Données brutes'.BE4]" office:value-type="float" office:value="0" calcext:value-type="float">
            <text:p>0,00E+00</text:p>
          </table:table-cell>
          <table:table-cell table:style-name="ce2" table:formula="of:=[$'Données brutes'.BF4]" office:value-type="float" office:value="0.0000434635930317512" calcext:value-type="float">
            <text:p>4,35E-05</text:p>
          </table:table-cell>
          <table:table-cell table:style-name="ce2" table:formula="of:=[$'Données brutes'.BG4]" office:value-type="float" office:value="0.0000124181694376432" calcext:value-type="float">
            <text:p>1,24E-05</text:p>
          </table:table-cell>
          <table:table-cell table:style-name="ce2" table:formula="of:=[$'Données brutes'.BH4]" office:value-type="float" office:value="0.0000062090847188216" calcext:value-type="float">
            <text:p>6,21E-06</text:p>
          </table:table-cell>
          <table:table-cell table:style-name="ce2" table:formula="of:=[$'Données brutes'.BI4]" office:value-type="float" office:value="0.0000165575592501909" calcext:value-type="float">
            <text:p>1,66E-05</text:p>
          </table:table-cell>
          <table:table-cell table:style-name="ce2" table:formula="of:=[$'Données brutes'.BJ4]" office:value-type="float" office:value="0.00000206969490627387" calcext:value-type="float">
            <text:p>2,07E-06</text:p>
          </table:table-cell>
          <table:table-cell table:style-name="ce2" table:formula="of:=[$'Données brutes'.BK4]+[$'Données brutes'.BL4]" office:value-type="float" office:value="0.000277339117440698" calcext:value-type="float">
            <text:p>2,77E-04</text:p>
          </table:table-cell>
          <table:table-cell table:style-name="ce2" table:formula="of:=[$'Données brutes'.BM4]" office:value-type="float" office:value="0.0000062090847188216" calcext:value-type="float">
            <text:p>6,21E-06</text:p>
          </table:table-cell>
          <table:table-cell table:style-name="ce2" table:formula="of:=[$'Données brutes'.BN4]" office:value-type="float" office:value="0.0000062090847188216" calcext:value-type="float">
            <text:p>6,21E-06</text:p>
          </table:table-cell>
          <table:table-cell table:style-name="ce2" table:formula="of:=[$'Données brutes'.BO4]+[$'Données brutes'.BP4]" office:value-type="float" office:value="0.000186272541564648" calcext:value-type="float">
            <text:p>1,86E-04</text:p>
          </table:table-cell>
          <table:table-cell table:number-columns-repeated="97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table:formula="of:=[$'Données brutes'.B5]+[$'Données brutes'.C5]+[$'Données brutes'.D5]" office:value-type="float" office:value="0.000269601767429573" calcext:value-type="float">
            <text:p>2,70E-04</text:p>
          </table:table-cell>
          <table:table-cell table:style-name="ce2" table:formula="of:=[$'Données brutes'.E5]" office:value-type="float" office:value="0.0000271411175264671" calcext:value-type="float">
            <text:p>2,71E-05</text:p>
          </table:table-cell>
          <table:table-cell table:style-name="ce2" table:formula="of:=[$'Données brutes'.F5]" office:value-type="float" office:value="0.0000741857212390101" calcext:value-type="float">
            <text:p>7,42E-05</text:p>
          </table:table-cell>
          <table:table-cell table:style-name="ce2" table:formula="of:=[$'Données brutes'.G5]" office:value-type="float" office:value="0.0000687574977337167" calcext:value-type="float">
            <text:p>6,88E-05</text:p>
          </table:table-cell>
          <table:table-cell table:style-name="ce2" table:formula="of:=[$'Données brutes'.H5]" office:value-type="float" office:value="0.0000307599331966627" calcext:value-type="float">
            <text:p>3,08E-05</text:p>
          </table:table-cell>
          <table:table-cell table:style-name="ce2" table:formula="of:=[$'Données brutes'.I5]" office:value-type="float" office:value="0.0000126658548456847" calcext:value-type="float">
            <text:p>1,27E-05</text:p>
          </table:table-cell>
          <table:table-cell table:style-name="ce2" table:formula="of:=[$'Données brutes'.J5]+[$'Données brutes'.K5]" office:value-type="float" office:value="0.0000452351958774452" calcext:value-type="float">
            <text:p>4,52E-05</text:p>
          </table:table-cell>
          <table:table-cell table:style-name="ce2" table:formula="of:=[$'Données brutes'.L5]" office:value-type="float" office:value="0.0000506634193827386" calcext:value-type="float">
            <text:p>5,07E-05</text:p>
          </table:table-cell>
          <table:table-cell table:style-name="ce2" table:formula="of:=[$'Données brutes'.M5]" office:value-type="float" office:value="0.0000977080230952816" calcext:value-type="float">
            <text:p>9,77E-05</text:p>
          </table:table-cell>
          <table:table-cell table:style-name="ce2" table:formula="of:=[$'Données brutes'.N5]" office:value-type="float" office:value="0.00000180940783509781" calcext:value-type="float">
            <text:p>1,81E-06</text:p>
          </table:table-cell>
          <table:table-cell table:style-name="ce2" table:formula="of:=[$'Données brutes'.O5]" office:value-type="float" office:value="0.0000615198663933255" calcext:value-type="float">
            <text:p>6,15E-05</text:p>
          </table:table-cell>
          <table:table-cell table:style-name="ce2" table:formula="of:=[$'Données brutes'.P5]+[$'Données brutes'.Q5]" office:value-type="float" office:value="0.00000361881567019562" calcext:value-type="float">
            <text:p>3,62E-06</text:p>
          </table:table-cell>
          <table:table-cell table:style-name="ce2" table:formula="of:=[$'Données brutes'.R5]+[$'Données brutes'.S5]" office:value-type="float" office:value="0.0000108564470105868" calcext:value-type="float">
            <text:p>1,09E-05</text:p>
          </table:table-cell>
          <table:table-cell table:style-name="ce2" table:formula="of:=[$'Données brutes'.T5]+[$'Données brutes'.U5]" office:value-type="float" office:value="0" calcext:value-type="float">
            <text:p>0,00E+00</text:p>
          </table:table-cell>
          <table:table-cell table:style-name="ce2" table:formula="of:=[$'Données brutes'.V5]" office:value-type="float" office:value="0.0000180940783509781" calcext:value-type="float">
            <text:p>1,81E-05</text:p>
          </table:table-cell>
          <table:table-cell table:style-name="ce2" table:formula="of:=[$'Données brutes'.W5]+[$'Données brutes'.X5]+[$'Données brutes'.Y5]+[$'Données brutes'.Z5]" office:value-type="float" office:value="0.0000759951290741079" calcext:value-type="float">
            <text:p>7,60E-05</text:p>
          </table:table-cell>
          <table:table-cell table:style-name="ce2" table:formula="of:=[$'Données brutes'.AA5]+[$'Données brutes'.AB5]" office:value-type="float" office:value="0.0000669480898986189" calcext:value-type="float">
            <text:p>6,69E-05</text:p>
          </table:table-cell>
          <table:table-cell table:style-name="ce2" table:formula="of:=[$'Données brutes'.AC5]" office:value-type="float" office:value="0.0000108564470105868" calcext:value-type="float">
            <text:p>1,09E-05</text:p>
          </table:table-cell>
          <table:table-cell table:style-name="ce2" table:formula="of:=[$'Données brutes'.AD5]" office:value-type="float" office:value="0.0000144752626807825" calcext:value-type="float">
            <text:p>1,45E-05</text:p>
          </table:table-cell>
          <table:table-cell table:style-name="ce2" table:formula="of:=[$'Données brutes'.AE5]" office:value-type="float" office:value="0.0000289505253615649" calcext:value-type="float">
            <text:p>2,90E-05</text:p>
          </table:table-cell>
          <table:table-cell table:style-name="ce2" table:formula="of:=[$'Données brutes'.AF5]" office:value-type="float" office:value="0.00000180940783509781" calcext:value-type="float">
            <text:p>1,81E-06</text:p>
          </table:table-cell>
          <table:table-cell table:style-name="ce2" table:formula="of:=[$'Données brutes'.AG5]+[$'Données brutes'.AH5]+[$'Données brutes'.AJ5]" office:value-type="float" office:value="0.000327502818152703" calcext:value-type="float">
            <text:p>3,28E-04</text:p>
          </table:table-cell>
          <table:table-cell table:style-name="ce2" table:formula="of:=[$'Données brutes'.AI5]" office:value-type="float" office:value="0.00000180940783509781" calcext:value-type="float">
            <text:p>1,81E-06</text:p>
          </table:table-cell>
          <table:table-cell table:style-name="ce2" table:formula="of:=[$'Données brutes'.AK5]" office:value-type="float" office:value="0.000579010507231298" calcext:value-type="float">
            <text:p>5,79E-04</text:p>
          </table:table-cell>
          <table:table-cell table:style-name="ce2" table:formula="of:=[$'Données brutes'.AL5]" office:value-type="float" office:value="0.0000361881567019562" calcext:value-type="float">
            <text:p>3,62E-05</text:p>
          </table:table-cell>
          <table:table-cell table:style-name="ce2" table:formula="of:=[$'Données brutes'.AM5]+[$'Données brutes'.AN5]" office:value-type="float" office:value="0.0000651386820635211" calcext:value-type="float">
            <text:p>6,51E-05</text:p>
          </table:table-cell>
          <table:table-cell table:style-name="ce2" table:formula="of:=[$'Données brutes'.AO5]" office:value-type="float" office:value="0.000085042168249597" calcext:value-type="float">
            <text:p>8,50E-05</text:p>
          </table:table-cell>
          <table:table-cell table:style-name="ce2" table:formula="of:=[$'Données brutes'.AP5]+[$'Données brutes'.AQ5]" office:value-type="float" office:value="0.0000524728272178364" calcext:value-type="float">
            <text:p>5,25E-05</text:p>
          </table:table-cell>
          <table:table-cell table:style-name="ce2" table:formula="of:=[$'Données brutes'.AR5]" office:value-type="float" office:value="0.00000361881567019562" calcext:value-type="float">
            <text:p>3,62E-06</text:p>
          </table:table-cell>
          <table:table-cell table:style-name="ce2" table:formula="of:=[$'Données brutes'.AS5]" office:value-type="float" office:value="0.00014837144247802" calcext:value-type="float">
            <text:p>1,48E-04</text:p>
          </table:table-cell>
          <table:table-cell table:style-name="ce2" table:formula="of:=[$'Données brutes'.AT5]+[$'Données brutes'.AU5]" office:value-type="float" office:value="0" calcext:value-type="float">
            <text:p>0,00E+00</text:p>
          </table:table-cell>
          <table:table-cell table:style-name="ce2" table:formula="of:=[$'Données brutes'.AV5]" office:value-type="float" office:value="0.00000180940783509781" calcext:value-type="float">
            <text:p>1,81E-06</text:p>
          </table:table-cell>
          <table:table-cell table:style-name="ce2" table:formula="of:=[$'Données brutes'.AW5]" office:value-type="float" office:value="0" calcext:value-type="float">
            <text:p>0,00E+00</text:p>
          </table:table-cell>
          <table:table-cell table:style-name="ce2" table:formula="of:=[$'Données brutes'.AX5]" office:value-type="float" office:value="0.0000126658548456847" calcext:value-type="float">
            <text:p>1,27E-05</text:p>
          </table:table-cell>
          <table:table-cell table:style-name="ce2" table:formula="of:=[$'Données brutes'.AY5]" office:value-type="float" office:value="0" calcext:value-type="float">
            <text:p>0,00E+00</text:p>
          </table:table-cell>
          <table:table-cell table:style-name="ce2" table:formula="of:=[$'Données brutes'.AZ5]" office:value-type="float" office:value="0.00000180940783509781" calcext:value-type="float">
            <text:p>1,81E-06</text:p>
          </table:table-cell>
          <table:table-cell table:style-name="ce2" table:formula="of:=[$'Données brutes'.BA5]" office:value-type="float" office:value="0.00000361881567019562" calcext:value-type="float">
            <text:p>3,62E-06</text:p>
          </table:table-cell>
          <table:table-cell table:style-name="ce2" table:formula="of:=[$'Données brutes'.BB5]" office:value-type="float" office:value="0.00000180940783509781" calcext:value-type="float">
            <text:p>1,81E-06</text:p>
          </table:table-cell>
          <table:table-cell table:style-name="ce2" table:formula="of:=[$'Données brutes'.BC5]+[$'Données brutes'.BD5]" office:value-type="float" office:value="0.0000434257880423474" calcext:value-type="float">
            <text:p>4,34E-05</text:p>
          </table:table-cell>
          <table:table-cell table:style-name="ce2" table:formula="of:=[$'Données brutes'.BE5]" office:value-type="float" office:value="0" calcext:value-type="float">
            <text:p>0,00E+00</text:p>
          </table:table-cell>
          <table:table-cell table:style-name="ce2" table:formula="of:=[$'Données brutes'.BF5]" office:value-type="float" office:value="0.000202653677530954" calcext:value-type="float">
            <text:p>2,03E-04</text:p>
          </table:table-cell>
          <table:table-cell table:style-name="ce2" table:formula="of:=[$'Données brutes'.BG5]" office:value-type="float" office:value="0.0000144752626807825" calcext:value-type="float">
            <text:p>1,45E-05</text:p>
          </table:table-cell>
          <table:table-cell table:style-name="ce2" table:formula="of:=[$'Données brutes'.BH5]" office:value-type="float" office:value="0.00000542822350529342" calcext:value-type="float">
            <text:p>5,43E-06</text:p>
          </table:table-cell>
          <table:table-cell table:style-name="ce2" table:formula="of:=[$'Données brutes'.BI5]" office:value-type="float" office:value="0.0000162846705158803" calcext:value-type="float">
            <text:p>1,63E-05</text:p>
          </table:table-cell>
          <table:table-cell table:style-name="ce2" table:formula="of:=[$'Données brutes'.BJ5]" office:value-type="float" office:value="0.0000199034861860759" calcext:value-type="float">
            <text:p>1,99E-05</text:p>
          </table:table-cell>
          <table:table-cell table:style-name="ce2" table:formula="of:=[$'Données brutes'.BK5]+[$'Données brutes'.BL5]" office:value-type="float" office:value="0.000157418481653509" calcext:value-type="float">
            <text:p>1,57E-04</text:p>
          </table:table-cell>
          <table:table-cell table:style-name="ce2" table:formula="of:=[$'Données brutes'.BM5]" office:value-type="float" office:value="0.0000271411175264671" calcext:value-type="float">
            <text:p>2,71E-05</text:p>
          </table:table-cell>
          <table:table-cell table:style-name="ce2" table:formula="of:=[$'Données brutes'.BN5]" office:value-type="float" office:value="0.0000651386820635211" calcext:value-type="float">
            <text:p>6,51E-05</text:p>
          </table:table-cell>
          <table:table-cell table:style-name="ce2" table:formula="of:=[$'Données brutes'.BO5]+[$'Données brutes'.BP5]" office:value-type="float" office:value="0.000318455778977214" calcext:value-type="float">
            <text:p>3,18E-04</text:p>
          </table:table-cell>
          <table:table-cell table:number-columns-repeated="97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table:formula="of:=[$'Données brutes'.B6]+[$'Données brutes'.C6]+[$'Données brutes'.D6]" office:value-type="float" office:value="0.000873100052950364" calcext:value-type="float">
            <text:p>8,73E-04</text:p>
          </table:table-cell>
          <table:table-cell table:style-name="ce2" table:formula="of:=[$'Données brutes'.E6]" office:value-type="float" office:value="0.000059755897160101" calcext:value-type="float">
            <text:p>5,98E-05</text:p>
          </table:table-cell>
          <table:table-cell table:style-name="ce2" table:formula="of:=[$'Données brutes'.F6]" office:value-type="float" office:value="0.0000464768089023008" calcext:value-type="float">
            <text:p>4,65E-05</text:p>
          </table:table-cell>
          <table:table-cell table:style-name="ce2" table:formula="of:=[$'Données brutes'.G6]" office:value-type="float" office:value="0.0000547762390634259" calcext:value-type="float">
            <text:p>5,48E-05</text:p>
          </table:table-cell>
          <table:table-cell table:style-name="ce2" table:formula="of:=[$'Données brutes'.H6]" office:value-type="float" office:value="0.0000481366949345258" calcext:value-type="float">
            <text:p>4,81E-05</text:p>
          </table:table-cell>
          <table:table-cell table:style-name="ce2" table:formula="of:=[$'Données brutes'.I6]" office:value-type="float" office:value="0.0000165988603222503" calcext:value-type="float">
            <text:p>1,66E-05</text:p>
          </table:table-cell>
          <table:table-cell table:style-name="ce2" table:formula="of:=[$'Données brutes'.J6]+[$'Données brutes'.K6]" office:value-type="float" office:value="0.0000863140736757014" calcext:value-type="float">
            <text:p>8,63E-05</text:p>
          </table:table-cell>
          <table:table-cell table:style-name="ce2" table:formula="of:=[$'Données brutes'.L6]" office:value-type="float" office:value="0.0000315378346122755" calcext:value-type="float">
            <text:p>3,15E-05</text:p>
          </table:table-cell>
          <table:table-cell table:style-name="ce2" table:formula="of:=[$'Données brutes'.M6]" office:value-type="float" office:value="0.00032367777628388" calcext:value-type="float">
            <text:p>3,24E-04</text:p>
          </table:table-cell>
          <table:table-cell table:style-name="ce2" table:formula="of:=[$'Données brutes'.N6]" office:value-type="float" office:value="0.00000165988603222503" calcext:value-type="float">
            <text:p>1,66E-06</text:p>
          </table:table-cell>
          <table:table-cell table:style-name="ce2" table:formula="of:=[$'Données brutes'.O6]" office:value-type="float" office:value="0.0000431570368378507" calcext:value-type="float">
            <text:p>4,32E-05</text:p>
          </table:table-cell>
          <table:table-cell table:style-name="ce2" table:formula="of:=[$'Données brutes'.P6]+[$'Données brutes'.Q6]" office:value-type="float" office:value="0.0000132790882578002" calcext:value-type="float">
            <text:p>1,33E-05</text:p>
          </table:table-cell>
          <table:table-cell table:style-name="ce2" table:formula="of:=[$'Données brutes'.R6]+[$'Données brutes'.S6]" office:value-type="float" office:value="0.00000663954412890011" calcext:value-type="float">
            <text:p>6,64E-06</text:p>
          </table:table-cell>
          <table:table-cell table:style-name="ce2" table:formula="of:=[$'Données brutes'.T6]+[$'Données brutes'.U6]" office:value-type="float" office:value="0.0000348576066767256" calcext:value-type="float">
            <text:p>3,49E-05</text:p>
          </table:table-cell>
          <table:table-cell table:style-name="ce2" table:formula="of:=[$'Données brutes'.V6]" office:value-type="float" office:value="0.0000315378346122755" calcext:value-type="float">
            <text:p>3,15E-05</text:p>
          </table:table-cell>
          <table:table-cell table:style-name="ce2" table:formula="of:=[$'Données brutes'.W6]+[$'Données brutes'.X6]+[$'Données brutes'.Y6]+[$'Données brutes'.Z6]" office:value-type="float" office:value="0.0000780146435145763" calcext:value-type="float">
            <text:p>7,80E-05</text:p>
          </table:table-cell>
          <table:table-cell table:style-name="ce2" table:formula="of:=[$'Données brutes'.AA6]+[$'Données brutes'.AB6]" office:value-type="float" office:value="0.000157689173061378" calcext:value-type="float">
            <text:p>1,58E-04</text:p>
          </table:table-cell>
          <table:table-cell table:style-name="ce2" table:formula="of:=[$'Données brutes'.AC6]" office:value-type="float" office:value="0.0000414971508056257" calcext:value-type="float">
            <text:p>4,15E-05</text:p>
          </table:table-cell>
          <table:table-cell table:style-name="ce2" table:formula="of:=[$'Données brutes'.AD6]" office:value-type="float" office:value="0" calcext:value-type="float">
            <text:p>0,00E+00</text:p>
          </table:table-cell>
          <table:table-cell table:style-name="ce2" table:formula="of:=[$'Données brutes'.AE6]" office:value-type="float" office:value="0.0000199186323867003" calcext:value-type="float">
            <text:p>1,99E-05</text:p>
          </table:table-cell>
          <table:table-cell table:style-name="ce2" table:formula="of:=[$'Données brutes'.AF6]" office:value-type="float" office:value="0.00000165988603222503" calcext:value-type="float">
            <text:p>1,66E-06</text:p>
          </table:table-cell>
          <table:table-cell table:style-name="ce2" table:formula="of:=[$'Données brutes'.AG6]+[$'Données brutes'.AH6]+[$'Données brutes'.AJ6]" office:value-type="float" office:value="0.000273881195317129" calcext:value-type="float">
            <text:p>2,74E-04</text:p>
          </table:table-cell>
          <table:table-cell table:style-name="ce2" table:formula="of:=[$'Données brutes'.AI6]" office:value-type="float" office:value="0.00000995931619335017" calcext:value-type="float">
            <text:p>9,96E-06</text:p>
          </table:table-cell>
          <table:table-cell table:style-name="ce2" table:formula="of:=[$'Données brutes'.AK6]" office:value-type="float" office:value="0.00062411714811661" calcext:value-type="float">
            <text:p>6,24E-04</text:p>
          </table:table-cell>
          <table:table-cell table:style-name="ce2" table:formula="of:=[$'Données brutes'.AL6]" office:value-type="float" office:value="0.0000365174927089506" calcext:value-type="float">
            <text:p>3,65E-05</text:p>
          </table:table-cell>
          <table:table-cell table:style-name="ce2" table:formula="of:=[$'Données brutes'.AM6]+[$'Données brutes'.AN6]" office:value-type="float" office:value="0.0000829943016112514" calcext:value-type="float">
            <text:p>8,30E-05</text:p>
          </table:table-cell>
          <table:table-cell table:style-name="ce2" table:formula="of:=[$'Données brutes'.AO6]" office:value-type="float" office:value="0.000117851908287977" calcext:value-type="float">
            <text:p>1,18E-04</text:p>
          </table:table-cell>
          <table:table-cell table:style-name="ce2" table:formula="of:=[$'Données brutes'.AP6]+[$'Données brutes'.AQ6]" office:value-type="float" office:value="0.0000199186323867003" calcext:value-type="float">
            <text:p>1,99E-05</text:p>
          </table:table-cell>
          <table:table-cell table:style-name="ce2" table:formula="of:=[$'Données brutes'.AR6]" office:value-type="float" office:value="0.00000331977206445005" calcext:value-type="float">
            <text:p>3,32E-06</text:p>
          </table:table-cell>
          <table:table-cell table:style-name="ce2" table:formula="of:=[$'Données brutes'.AS6]" office:value-type="float" office:value="0.000348576066767256" calcext:value-type="float">
            <text:p>3,49E-04</text:p>
          </table:table-cell>
          <table:table-cell table:style-name="ce2" table:formula="of:=[$'Données brutes'.AT6]+[$'Données brutes'.AU6]" office:value-type="float" office:value="0.00000663954412890011" calcext:value-type="float">
            <text:p>6,64E-06</text:p>
          </table:table-cell>
          <table:table-cell table:style-name="ce2" table:formula="of:=[$'Données brutes'.AV6]" office:value-type="float" office:value="0.00000331977206445005" calcext:value-type="float">
            <text:p>3,32E-06</text:p>
          </table:table-cell>
          <table:table-cell table:style-name="ce2" table:formula="of:=[$'Données brutes'.AW6]" office:value-type="float" office:value="0" calcext:value-type="float">
            <text:p>0,00E+00</text:p>
          </table:table-cell>
          <table:table-cell table:style-name="ce2" table:formula="of:=[$'Données brutes'.AX6]" office:value-type="float" office:value="0.0000282180625478255" calcext:value-type="float">
            <text:p>2,82E-05</text:p>
          </table:table-cell>
          <table:table-cell table:style-name="ce2" table:formula="of:=[$'Données brutes'.AY6]" office:value-type="float" office:value="0.00000165988603222503" calcext:value-type="float">
            <text:p>1,66E-06</text:p>
          </table:table-cell>
          <table:table-cell table:style-name="ce2" table:formula="of:=[$'Données brutes'.AZ6]" office:value-type="float" office:value="0.00000165988603222503" calcext:value-type="float">
            <text:p>1,66E-06</text:p>
          </table:table-cell>
          <table:table-cell table:style-name="ce2" table:formula="of:=[$'Données brutes'.BA6]" office:value-type="float" office:value="0.00000829943016112514" calcext:value-type="float">
            <text:p>8,30E-06</text:p>
          </table:table-cell>
          <table:table-cell table:style-name="ce2" table:formula="of:=[$'Données brutes'.BB6]" office:value-type="float" office:value="0.00000165988603222503" calcext:value-type="float">
            <text:p>1,66E-06</text:p>
          </table:table-cell>
          <table:table-cell table:style-name="ce2" table:formula="of:=[$'Données brutes'.BC6]+[$'Données brutes'.BD6]" office:value-type="float" office:value="0.0000730349854179012" calcext:value-type="float">
            <text:p>7,30E-05</text:p>
          </table:table-cell>
          <table:table-cell table:style-name="ce2" table:formula="of:=[$'Données brutes'.BE6]" office:value-type="float" office:value="0" calcext:value-type="float">
            <text:p>0,00E+00</text:p>
          </table:table-cell>
          <table:table-cell table:style-name="ce2" table:formula="of:=[$'Données brutes'.BF6]" office:value-type="float" office:value="0.00028052073944603" calcext:value-type="float">
            <text:p>2,81E-04</text:p>
          </table:table-cell>
          <table:table-cell table:style-name="ce2" table:formula="of:=[$'Données brutes'.BG6]" office:value-type="float" office:value="0.0000282180625478255" calcext:value-type="float">
            <text:p>2,82E-05</text:p>
          </table:table-cell>
          <table:table-cell table:style-name="ce2" table:formula="of:=[$'Données brutes'.BH6]" office:value-type="float" office:value="0.00000663954412890011" calcext:value-type="float">
            <text:p>6,64E-06</text:p>
          </table:table-cell>
          <table:table-cell table:style-name="ce2" table:formula="of:=[$'Données brutes'.BI6]" office:value-type="float" office:value="0.0000564361250956509" calcext:value-type="float">
            <text:p>5,64E-05</text:p>
          </table:table-cell>
          <table:table-cell table:style-name="ce2" table:formula="of:=[$'Données brutes'.BJ6]" office:value-type="float" office:value="0.0000248982904833754" calcext:value-type="float">
            <text:p>2,49E-05</text:p>
          </table:table-cell>
          <table:table-cell table:style-name="ce2" table:formula="of:=[$'Données brutes'.BK6]+[$'Données brutes'.BL6]" office:value-type="float" office:value="0.000224084614350379" calcext:value-type="float">
            <text:p>2,24E-04</text:p>
          </table:table-cell>
          <table:table-cell table:style-name="ce2" table:formula="of:=[$'Données brutes'.BM6]" office:value-type="float" office:value="0.0000730349854179012" calcext:value-type="float">
            <text:p>7,30E-05</text:p>
          </table:table-cell>
          <table:table-cell table:style-name="ce2" table:formula="of:=[$'Données brutes'.BN6]" office:value-type="float" office:value="0.000180927577512528" calcext:value-type="float">
            <text:p>1,81E-04</text:p>
          </table:table-cell>
          <table:table-cell table:style-name="ce2" table:formula="of:=[$'Données brutes'.BO6]+[$'Données brutes'.BP6]" office:value-type="float" office:value="0.000419951166152932" calcext:value-type="float">
            <text:p>4,20E-04</text:p>
          </table:table-cell>
          <table:table-cell table:number-columns-repeated="97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table:formula="of:=[$'Données brutes'.B7]+[$'Données brutes'.C7]+[$'Données brutes'.D7]" office:value-type="float" office:value="0.00035258086591779" calcext:value-type="float">
            <text:p>3,53E-04</text:p>
          </table:table-cell>
          <table:table-cell table:style-name="ce2" table:formula="of:=[$'Données brutes'.E7]" office:value-type="float" office:value="0.00000520414562240281" calcext:value-type="float">
            <text:p>5,20E-06</text:p>
          </table:table-cell>
          <table:table-cell table:style-name="ce2" table:formula="of:=[$'Données brutes'.F7]" office:value-type="float" office:value="0.000102781876042455" calcext:value-type="float">
            <text:p>1,03E-04</text:p>
          </table:table-cell>
          <table:table-cell table:style-name="ce2" table:formula="of:=[$'Données brutes'.G7]" office:value-type="float" office:value="0.0000338269465456182" calcext:value-type="float">
            <text:p>3,38E-05</text:p>
          </table:table-cell>
          <table:table-cell table:style-name="ce2" table:formula="of:=[$'Données brutes'.H7]" office:value-type="float" office:value="0.0000195155460840105" calcext:value-type="float">
            <text:p>1,95E-05</text:p>
          </table:table-cell>
          <table:table-cell table:style-name="ce2" table:formula="of:=[$'Données brutes'.I7]" office:value-type="float" office:value="0.00000390310921680211" calcext:value-type="float">
            <text:p>3,90E-06</text:p>
          </table:table-cell>
          <table:table-cell table:style-name="ce2" table:formula="of:=[$'Données brutes'.J7]+[$'Données brutes'.K7]" office:value-type="float" office:value="0.0000377300557624203" calcext:value-type="float">
            <text:p>3,77E-05</text:p>
          </table:table-cell>
          <table:table-cell table:style-name="ce2" table:formula="of:=[$'Données brutes'.L7]" office:value-type="float" office:value="0.0000572456018464309" calcext:value-type="float">
            <text:p>5,72E-05</text:p>
          </table:table-cell>
          <table:table-cell table:style-name="ce2" table:formula="of:=[$'Données brutes'.M7]" office:value-type="float" office:value="0.00011058809447606" calcext:value-type="float">
            <text:p>1,11E-04</text:p>
          </table:table-cell>
          <table:table-cell table:style-name="ce2" table:formula="of:=[$'Données brutes'.N7]" office:value-type="float" office:value="0.00000650518202800351" calcext:value-type="float">
            <text:p>6,51E-06</text:p>
          </table:table-cell>
          <table:table-cell table:style-name="ce2" table:formula="of:=[$'Données brutes'.O7]" office:value-type="float" office:value="0.0000598476746576323" calcext:value-type="float">
            <text:p>5,98E-05</text:p>
          </table:table-cell>
          <table:table-cell table:style-name="ce2" table:formula="of:=[$'Données brutes'.P7]+[$'Données brutes'.Q7]" office:value-type="float" office:value="0.0000169134732728091" calcext:value-type="float">
            <text:p>1,69E-05</text:p>
          </table:table-cell>
          <table:table-cell table:style-name="ce2" table:formula="of:=[$'Données brutes'.R7]+[$'Données brutes'.S7]" office:value-type="float" office:value="0.0000117093276504063" calcext:value-type="float">
            <text:p>1,17E-05</text:p>
          </table:table-cell>
          <table:table-cell table:style-name="ce2" table:formula="of:=[$'Données brutes'.T7]+[$'Données brutes'.U7]" office:value-type="float" office:value="0.0000013010364056007" calcext:value-type="float">
            <text:p>1,30E-06</text:p>
          </table:table-cell>
          <table:table-cell table:style-name="ce2" table:formula="of:=[$'Données brutes'.V7]" office:value-type="float" office:value="0.0000026020728112014" calcext:value-type="float">
            <text:p>2,60E-06</text:p>
          </table:table-cell>
          <table:table-cell table:style-name="ce2" table:formula="of:=[$'Données brutes'.W7]+[$'Données brutes'.X7]+[$'Données brutes'.Y7]+[$'Données brutes'.Z7]" office:value-type="float" office:value="0.0000403321285736217" calcext:value-type="float">
            <text:p>4,03E-05</text:p>
          </table:table-cell>
          <table:table-cell table:style-name="ce2" table:formula="of:=[$'Données brutes'.AA7]+[$'Données brutes'.AB7]" office:value-type="float" office:value="0.000191252351623303" calcext:value-type="float">
            <text:p>1,91E-04</text:p>
          </table:table-cell>
          <table:table-cell table:style-name="ce2" table:formula="of:=[$'Données brutes'.AC7]" office:value-type="float" office:value="0.00000910725483920491" calcext:value-type="float">
            <text:p>9,11E-06</text:p>
          </table:table-cell>
          <table:table-cell table:style-name="ce2" table:formula="of:=[$'Données brutes'.AD7]" office:value-type="float" office:value="0" calcext:value-type="float">
            <text:p>0,00E+00</text:p>
          </table:table-cell>
          <table:table-cell table:style-name="ce2" table:formula="of:=[$'Données brutes'.AE7]" office:value-type="float" office:value="0.0000182145096784098" calcext:value-type="float">
            <text:p>1,82E-05</text:p>
          </table:table-cell>
          <table:table-cell table:style-name="ce2" table:formula="of:=[$'Données brutes'.AF7]" office:value-type="float" office:value="0.0000013010364056007" calcext:value-type="float">
            <text:p>1,30E-06</text:p>
          </table:table-cell>
          <table:table-cell table:style-name="ce2" table:formula="of:=[$'Données brutes'.AG7]+[$'Données brutes'.AH7]+[$'Données brutes'.AJ7]" office:value-type="float" office:value="0.0000936746212032505" calcext:value-type="float">
            <text:p>9,37E-05</text:p>
          </table:table-cell>
          <table:table-cell table:style-name="ce2" table:formula="of:=[$'Données brutes'.AI7]" office:value-type="float" office:value="0.00000520414562240281" calcext:value-type="float">
            <text:p>5,20E-06</text:p>
          </table:table-cell>
          <table:table-cell table:style-name="ce2" table:formula="of:=[$'Données brutes'.AK7]" office:value-type="float" office:value="0.000558144618002701" calcext:value-type="float">
            <text:p>5,58E-04</text:p>
          </table:table-cell>
          <table:table-cell table:style-name="ce2" table:formula="of:=[$'Données brutes'.AL7]" office:value-type="float" office:value="0.0000195155460840105" calcext:value-type="float">
            <text:p>1,95E-05</text:p>
          </table:table-cell>
          <table:table-cell table:style-name="ce2" table:formula="of:=[$'Données brutes'.AM7]+[$'Données brutes'.AN7]" office:value-type="float" office:value="0.0000468373106016253" calcext:value-type="float">
            <text:p>4,68E-05</text:p>
          </table:table-cell>
          <table:table-cell table:style-name="ce2" table:formula="of:=[$'Données brutes'.AO7]" office:value-type="float" office:value="0.0000793632207416428" calcext:value-type="float">
            <text:p>7,94E-05</text:p>
          </table:table-cell>
          <table:table-cell table:style-name="ce2" table:formula="of:=[$'Données brutes'.AP7]+[$'Données brutes'.AQ7]" office:value-type="float" office:value="0.0000234186553008126" calcext:value-type="float">
            <text:p>2,34E-05</text:p>
          </table:table-cell>
          <table:table-cell table:style-name="ce2" table:formula="of:=[$'Données brutes'.AR7]" office:value-type="float" office:value="0.00000390310921680211" calcext:value-type="float">
            <text:p>3,90E-06</text:p>
          </table:table-cell>
          <table:table-cell table:style-name="ce2" table:formula="of:=[$'Données brutes'.AS7]" office:value-type="float" office:value="0.000209466861301713" calcext:value-type="float">
            <text:p>2,09E-04</text:p>
          </table:table-cell>
          <table:table-cell table:style-name="ce2" table:formula="of:=[$'Données brutes'.AT7]+[$'Données brutes'.AU7]" office:value-type="float" office:value="0.0000026020728112014" calcext:value-type="float">
            <text:p>2,60E-06</text:p>
          </table:table-cell>
          <table:table-cell table:style-name="ce2" table:formula="of:=[$'Données brutes'.AV7]" office:value-type="float" office:value="0.0000013010364056007" calcext:value-type="float">
            <text:p>1,30E-06</text:p>
          </table:table-cell>
          <table:table-cell table:style-name="ce2" table:formula="of:=[$'Données brutes'.AW7]" office:value-type="float" office:value="0" calcext:value-type="float">
            <text:p>0,00E+00</text:p>
          </table:table-cell>
          <table:table-cell table:style-name="ce2" table:formula="of:=[$'Données brutes'.AX7]" office:value-type="float" office:value="0.00000910725483920491" calcext:value-type="float">
            <text:p>9,11E-06</text:p>
          </table:table-cell>
          <table:table-cell table:style-name="ce2" table:formula="of:=[$'Données brutes'.AY7]" office:value-type="float" office:value="0" calcext:value-type="float">
            <text:p>0,00E+00</text:p>
          </table:table-cell>
          <table:table-cell table:style-name="ce2" table:formula="of:=[$'Données brutes'.AZ7]" office:value-type="float" office:value="0" calcext:value-type="float">
            <text:p>0,00E+00</text:p>
          </table:table-cell>
          <table:table-cell table:style-name="ce2" table:formula="of:=[$'Données brutes'.BA7]" office:value-type="float" office:value="0" calcext:value-type="float">
            <text:p>0,00E+00</text:p>
          </table:table-cell>
          <table:table-cell table:style-name="ce2" table:formula="of:=[$'Données brutes'.BB7]" office:value-type="float" office:value="0" calcext:value-type="float">
            <text:p>0,00E+00</text:p>
          </table:table-cell>
          <table:table-cell table:style-name="ce2" table:formula="of:=[$'Données brutes'.BC7]+[$'Données brutes'.BD7]" office:value-type="float" office:value="0.0000676538930912365" calcext:value-type="float">
            <text:p>6,77E-05</text:p>
          </table:table-cell>
          <table:table-cell table:style-name="ce2" table:formula="of:=[$'Données brutes'.BE7]" office:value-type="float" office:value="0" calcext:value-type="float">
            <text:p>0,00E+00</text:p>
          </table:table-cell>
          <table:table-cell table:style-name="ce2" table:formula="of:=[$'Données brutes'.BF7]" office:value-type="float" office:value="0.0000403321285736217" calcext:value-type="float">
            <text:p>4,03E-05</text:p>
          </table:table-cell>
          <table:table-cell table:style-name="ce2" table:formula="of:=[$'Données brutes'.BG7]" office:value-type="float" office:value="0.0000364290193568196" calcext:value-type="float">
            <text:p>3,64E-05</text:p>
          </table:table-cell>
          <table:table-cell table:style-name="ce2" table:formula="of:=[$'Données brutes'.BH7]" office:value-type="float" office:value="0.0000143114004616077" calcext:value-type="float">
            <text:p>1,43E-05</text:p>
          </table:table-cell>
          <table:table-cell table:style-name="ce2" table:formula="of:=[$'Données brutes'.BI7]" office:value-type="float" office:value="0.0000182145096784098" calcext:value-type="float">
            <text:p>1,82E-05</text:p>
          </table:table-cell>
          <table:table-cell table:style-name="ce2" table:formula="of:=[$'Données brutes'.BJ7]" office:value-type="float" office:value="0" calcext:value-type="float">
            <text:p>0,00E+00</text:p>
          </table:table-cell>
          <table:table-cell table:style-name="ce2" table:formula="of:=[$'Données brutes'.BK7]+[$'Données brutes'.BL7]" office:value-type="float" office:value="0.0000377300557624203" calcext:value-type="float">
            <text:p>3,77E-05</text:p>
          </table:table-cell>
          <table:table-cell table:style-name="ce2" table:formula="of:=[$'Données brutes'.BM7]" office:value-type="float" office:value="0.000048138347007226" calcext:value-type="float">
            <text:p>4,81E-05</text:p>
          </table:table-cell>
          <table:table-cell table:style-name="ce2" table:formula="of:=[$'Données brutes'.BN7]" office:value-type="float" office:value="0.000228982407385723" calcext:value-type="float">
            <text:p>2,29E-04</text:p>
          </table:table-cell>
          <table:table-cell table:style-name="ce2" table:formula="of:=[$'Données brutes'.BO7]+[$'Données brutes'.BP7]" office:value-type="float" office:value="0.000208165824896112" calcext:value-type="float">
            <text:p>2,08E-04</text:p>
          </table:table-cell>
          <table:table-cell table:number-columns-repeated="97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table:formula="of:=[$'Données brutes'.B8]+[$'Données brutes'.C8]+[$'Données brutes'.D8]" office:value-type="float" office:value="0.000290449537246665" calcext:value-type="float">
            <text:p>2,90E-04</text:p>
          </table:table-cell>
          <table:table-cell table:style-name="ce2" table:formula="of:=[$'Données brutes'.E8]" office:value-type="float" office:value="0.0000367818191273069" calcext:value-type="float">
            <text:p>3,68E-05</text:p>
          </table:table-cell>
          <table:table-cell table:style-name="ce2" table:formula="of:=[$'Données brutes'.F8]" office:value-type="float" office:value="0.00000761003154358075" calcext:value-type="float">
            <text:p>7,61E-06</text:p>
          </table:table-cell>
          <table:table-cell table:style-name="ce2" table:formula="of:=[$'Données brutes'.G8]" office:value-type="float" office:value="0.0000266351104025326" calcext:value-type="float">
            <text:p>2,66E-05</text:p>
          </table:table-cell>
          <table:table-cell table:style-name="ce2" table:formula="of:=[$'Données brutes'.H8]" office:value-type="float" office:value="0.00000634169295298396" calcext:value-type="float">
            <text:p>6,34E-06</text:p>
          </table:table-cell>
          <table:table-cell table:style-name="ce2" table:formula="of:=[$'Données brutes'.I8]" office:value-type="float" office:value="0" calcext:value-type="float">
            <text:p>0,00E+00</text:p>
          </table:table-cell>
          <table:table-cell table:style-name="ce2" table:formula="of:=[$'Données brutes'.J8]+[$'Données brutes'.K8]" office:value-type="float" office:value="0.0000367818191273069" calcext:value-type="float">
            <text:p>3,68E-05</text:p>
          </table:table-cell>
          <table:table-cell table:style-name="ce2" table:formula="of:=[$'Données brutes'.L8]" office:value-type="float" office:value="0.0000748319768452107" calcext:value-type="float">
            <text:p>7,48E-05</text:p>
          </table:table-cell>
          <table:table-cell table:style-name="ce2" table:formula="of:=[$'Données brutes'.M8]" office:value-type="float" office:value="0.000154737308052809" calcext:value-type="float">
            <text:p>1,55E-04</text:p>
          </table:table-cell>
          <table:table-cell table:style-name="ce2" table:formula="of:=[$'Données brutes'.N8]" office:value-type="float" office:value="0.00000126833859059679" calcext:value-type="float">
            <text:p>1,27E-06</text:p>
          </table:table-cell>
          <table:table-cell table:style-name="ce2" table:formula="of:=[$'Données brutes'.O8]" office:value-type="float" office:value="0.000119223827516098" calcext:value-type="float">
            <text:p>1,19E-04</text:p>
          </table:table-cell>
          <table:table-cell table:style-name="ce2" table:formula="of:=[$'Données brutes'.P8]+[$'Données brutes'.Q8]" office:value-type="float" office:value="0.0000177567402683551" calcext:value-type="float">
            <text:p>1,78E-05</text:p>
          </table:table-cell>
          <table:table-cell table:style-name="ce2" table:formula="of:=[$'Données brutes'.R8]+[$'Données brutes'.S8]" office:value-type="float" office:value="0.00000380501577179037" calcext:value-type="float">
            <text:p>3,81E-06</text:p>
          </table:table-cell>
          <table:table-cell table:style-name="ce2" table:formula="of:=[$'Données brutes'.T8]+[$'Données brutes'.U8]" office:value-type="float" office:value="0" calcext:value-type="float">
            <text:p>0,00E+00</text:p>
          </table:table-cell>
          <table:table-cell table:style-name="ce2" table:formula="of:=[$'Données brutes'.V8]" office:value-type="float" office:value="0.00000634169295298396" calcext:value-type="float">
            <text:p>6,34E-06</text:p>
          </table:table-cell>
          <table:table-cell table:style-name="ce2" table:formula="of:=[$'Données brutes'.W8]+[$'Données brutes'.X8]+[$'Données brutes'.Y8]+[$'Données brutes'.Z8]" office:value-type="float" office:value="0.0000481968664426781" calcext:value-type="float">
            <text:p>4,82E-05</text:p>
          </table:table-cell>
          <table:table-cell table:style-name="ce2" table:formula="of:=[$'Données brutes'.AA8]+[$'Données brutes'.AB8]" office:value-type="float" office:value="0.00010273542583834" calcext:value-type="float">
            <text:p>1,03E-04</text:p>
          </table:table-cell>
          <table:table-cell table:style-name="ce2" table:formula="of:=[$'Données brutes'.AC8]" office:value-type="float" office:value="0.0000215617560401455" calcext:value-type="float">
            <text:p>2,16E-05</text:p>
          </table:table-cell>
          <table:table-cell table:style-name="ce2" table:formula="of:=[$'Données brutes'.AD8]" office:value-type="float" office:value="0" calcext:value-type="float">
            <text:p>0,00E+00</text:p>
          </table:table-cell>
          <table:table-cell table:style-name="ce2" table:formula="of:=[$'Données brutes'.AE8]" office:value-type="float" office:value="0.0000266351104025326" calcext:value-type="float">
            <text:p>2,66E-05</text:p>
          </table:table-cell>
          <table:table-cell table:style-name="ce2" table:formula="of:=[$'Données brutes'.AF8]" office:value-type="float" office:value="0.00000253667718119358" calcext:value-type="float">
            <text:p>2,54E-06</text:p>
          </table:table-cell>
          <table:table-cell table:style-name="ce2" table:formula="of:=[$'Données brutes'.AG8]+[$'Données brutes'.AH8]+[$'Données brutes'.AJ8]" office:value-type="float" office:value="0.0000253667718119358" calcext:value-type="float">
            <text:p>2,54E-05</text:p>
          </table:table-cell>
          <table:table-cell table:style-name="ce2" table:formula="of:=[$'Données brutes'.AI8]" office:value-type="float" office:value="0.00000253667718119358" calcext:value-type="float">
            <text:p>2,54E-06</text:p>
          </table:table-cell>
          <table:table-cell table:style-name="ce2" table:formula="of:=[$'Données brutes'.AK8]" office:value-type="float" office:value="0.000419820073487538" calcext:value-type="float">
            <text:p>4,20E-04</text:p>
          </table:table-cell>
          <table:table-cell table:style-name="ce2" table:formula="of:=[$'Données brutes'.AL8]" office:value-type="float" office:value="0.0000152200630871615" calcext:value-type="float">
            <text:p>1,52E-05</text:p>
          </table:table-cell>
          <table:table-cell table:style-name="ce2" table:formula="of:=[$'Données brutes'.AM8]+[$'Données brutes'.AN8]" office:value-type="float" office:value="0.0000558068979862588" calcext:value-type="float">
            <text:p>5,58E-05</text:p>
          </table:table-cell>
          <table:table-cell table:style-name="ce2" table:formula="of:=[$'Données brutes'.AO8]" office:value-type="float" office:value="0.000126833859059679" calcext:value-type="float">
            <text:p>1,27E-04</text:p>
          </table:table-cell>
          <table:table-cell table:style-name="ce2" table:formula="of:=[$'Données brutes'.AP8]+[$'Données brutes'.AQ8]" office:value-type="float" office:value="0.0000481968664426781" calcext:value-type="float">
            <text:p>4,82E-05</text:p>
          </table:table-cell>
          <table:table-cell table:style-name="ce2" table:formula="of:=[$'Données brutes'.AR8]" office:value-type="float" office:value="0.00000380501577179037" calcext:value-type="float">
            <text:p>3,81E-06</text:p>
          </table:table-cell>
          <table:table-cell table:style-name="ce2" table:formula="of:=[$'Données brutes'.AS8]" office:value-type="float" office:value="0.0000976620714759529" calcext:value-type="float">
            <text:p>9,77E-05</text:p>
          </table:table-cell>
          <table:table-cell table:style-name="ce2" table:formula="of:=[$'Données brutes'.AT8]+[$'Données brutes'.AU8]" office:value-type="float" office:value="0.00000761003154358075" calcext:value-type="float">
            <text:p>7,61E-06</text:p>
          </table:table-cell>
          <table:table-cell table:style-name="ce2" table:formula="of:=[$'Données brutes'.AV8]" office:value-type="float" office:value="0" calcext:value-type="float">
            <text:p>0,00E+00</text:p>
          </table:table-cell>
          <table:table-cell table:style-name="ce2" table:formula="of:=[$'Données brutes'.AW8]" office:value-type="float" office:value="0" calcext:value-type="float">
            <text:p>0,00E+00</text:p>
          </table:table-cell>
          <table:table-cell table:style-name="ce2" table:formula="of:=[$'Données brutes'.AX8]" office:value-type="float" office:value="0.0000139517244965647" calcext:value-type="float">
            <text:p>1,40E-05</text:p>
          </table:table-cell>
          <table:table-cell table:style-name="ce2" table:formula="of:=[$'Données brutes'.AY8]" office:value-type="float" office:value="0.00000126833859059679" calcext:value-type="float">
            <text:p>1,27E-06</text:p>
          </table:table-cell>
          <table:table-cell table:style-name="ce2" table:formula="of:=[$'Données brutes'.AZ8]" office:value-type="float" office:value="0" calcext:value-type="float">
            <text:p>0,00E+00</text:p>
          </table:table-cell>
          <table:table-cell table:style-name="ce2" table:formula="of:=[$'Données brutes'.BA8]" office:value-type="float" office:value="0.00000887837013417754" calcext:value-type="float">
            <text:p>8,88E-06</text:p>
          </table:table-cell>
          <table:table-cell table:style-name="ce2" table:formula="of:=[$'Données brutes'.BB8]" office:value-type="float" office:value="0.00000253667718119358" calcext:value-type="float">
            <text:p>2,54E-06</text:p>
          </table:table-cell>
          <table:table-cell table:style-name="ce2" table:formula="of:=[$'Données brutes'.BC8]+[$'Données brutes'.BD8]" office:value-type="float" office:value="0.0000672219453016299" calcext:value-type="float">
            <text:p>6,72E-05</text:p>
          </table:table-cell>
          <table:table-cell table:style-name="ce2" table:formula="of:=[$'Données brutes'.BE8]" office:value-type="float" office:value="0" calcext:value-type="float">
            <text:p>0,00E+00</text:p>
          </table:table-cell>
          <table:table-cell table:style-name="ce2" table:formula="of:=[$'Données brutes'.BF8]" office:value-type="float" office:value="0.00013444389060326" calcext:value-type="float">
            <text:p>1,34E-04</text:p>
          </table:table-cell>
          <table:table-cell table:style-name="ce2" table:formula="of:=[$'Données brutes'.BG8]" office:value-type="float" office:value="0.000024098433221339" calcext:value-type="float">
            <text:p>2,41E-05</text:p>
          </table:table-cell>
          <table:table-cell table:style-name="ce2" table:formula="of:=[$'Données brutes'.BH8]" office:value-type="float" office:value="0.0000190250788589519" calcext:value-type="float">
            <text:p>1,90E-05</text:p>
          </table:table-cell>
          <table:table-cell table:style-name="ce2" table:formula="of:=[$'Données brutes'.BI8]" office:value-type="float" office:value="0.0000342451419461134" calcext:value-type="float">
            <text:p>3,42E-05</text:p>
          </table:table-cell>
          <table:table-cell table:style-name="ce2" table:formula="of:=[$'Données brutes'.BJ8]" office:value-type="float" office:value="0.0000177567402683551" calcext:value-type="float">
            <text:p>1,78E-05</text:p>
          </table:table-cell>
          <table:table-cell table:style-name="ce2" table:formula="of:=[$'Données brutes'.BK8]+[$'Données brutes'.BL8]" office:value-type="float" office:value="0.000111613795972518" calcext:value-type="float">
            <text:p>1,12E-04</text:p>
          </table:table-cell>
          <table:table-cell table:style-name="ce2" table:formula="of:=[$'Données brutes'.BM8]" office:value-type="float" office:value="0.0000646852681204364" calcext:value-type="float">
            <text:p>6,47E-05</text:p>
          </table:table-cell>
          <table:table-cell table:style-name="ce2" table:formula="of:=[$'Données brutes'.BN8]" office:value-type="float" office:value="0.0000507335436238717" calcext:value-type="float">
            <text:p>5,07E-05</text:p>
          </table:table-cell>
          <table:table-cell table:style-name="ce2" table:formula="of:=[$'Données brutes'.BO8]+[$'Données brutes'.BP8]" office:value-type="float" office:value="0.00020547085167668" calcext:value-type="float">
            <text:p>2,05E-04</text:p>
          </table:table-cell>
          <table:table-cell table:number-columns-repeated="97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table:formula="of:=[$'Données brutes'.B9]+[$'Données brutes'.C9]+[$'Données brutes'.D9]" office:value-type="float" office:value="0.000228867802043815" calcext:value-type="float">
            <text:p>2,29E-04</text:p>
          </table:table-cell>
          <table:table-cell table:style-name="ce2" table:formula="of:=[$'Données brutes'.E9]" office:value-type="float" office:value="0.0000136129547684054" calcext:value-type="float">
            <text:p>1,36E-05</text:p>
          </table:table-cell>
          <table:table-cell table:style-name="ce2" table:formula="of:=[$'Données brutes'.F9]" office:value-type="float" office:value="0.000028076719209836" calcext:value-type="float">
            <text:p>2,81E-05</text:p>
          </table:table-cell>
          <table:table-cell table:style-name="ce2" table:formula="of:=[$'Données brutes'.G9]" office:value-type="float" office:value="0.000028076719209836" calcext:value-type="float">
            <text:p>2,81E-05</text:p>
          </table:table-cell>
          <table:table-cell table:style-name="ce2" table:formula="of:=[$'Données brutes'.H9]" office:value-type="float" office:value="0.0000136129547684054" calcext:value-type="float">
            <text:p>1,36E-05</text:p>
          </table:table-cell>
          <table:table-cell table:style-name="ce2" table:formula="of:=[$'Données brutes'.I9]" office:value-type="float" office:value="0.000002552429019076" calcext:value-type="float">
            <text:p>2,55E-06</text:p>
          </table:table-cell>
          <table:table-cell table:style-name="ce2" table:formula="of:=[$'Données brutes'.J9]+[$'Données brutes'.K9]" office:value-type="float" office:value="0.0000655123448229508" calcext:value-type="float">
            <text:p>6,55E-05</text:p>
          </table:table-cell>
          <table:table-cell table:style-name="ce2" table:formula="of:=[$'Données brutes'.L9]" office:value-type="float" office:value="0.0000680647738420268" calcext:value-type="float">
            <text:p>6,81E-05</text:p>
          </table:table-cell>
          <table:table-cell table:style-name="ce2" table:formula="of:=[$'Données brutes'.M9]" office:value-type="float" office:value="0.000244182376158271" calcext:value-type="float">
            <text:p>2,44E-04</text:p>
          </table:table-cell>
          <table:table-cell table:style-name="ce2" table:formula="of:=[$'Données brutes'.N9]" office:value-type="float" office:value="0" calcext:value-type="float">
            <text:p>0,00E+00</text:p>
          </table:table-cell>
          <table:table-cell table:style-name="ce2" table:formula="of:=[$'Données brutes'.O9]" office:value-type="float" office:value="0.0000697663931880774" calcext:value-type="float">
            <text:p>6,98E-05</text:p>
          </table:table-cell>
          <table:table-cell table:style-name="ce2" table:formula="of:=[$'Données brutes'.P9]+[$'Données brutes'.Q9]" office:value-type="float" office:value="0.0000119113354223547" calcext:value-type="float">
            <text:p>1,19E-05</text:p>
          </table:table-cell>
          <table:table-cell table:style-name="ce2" table:formula="of:=[$'Données brutes'.R9]+[$'Données brutes'.S9]" office:value-type="float" office:value="0.00000085080967302534" calcext:value-type="float">
            <text:p>8,51E-07</text:p>
          </table:table-cell>
          <table:table-cell table:style-name="ce2" table:formula="of:=[$'Données brutes'.T9]+[$'Données brutes'.U9]" office:value-type="float" office:value="0" calcext:value-type="float">
            <text:p>0,00E+00</text:p>
          </table:table-cell>
          <table:table-cell table:style-name="ce2" table:formula="of:=[$'Données brutes'.V9]" office:value-type="float" office:value="0" calcext:value-type="float">
            <text:p>0,00E+00</text:p>
          </table:table-cell>
          <table:table-cell table:style-name="ce2" table:formula="of:=[$'Données brutes'.W9]+[$'Données brutes'.X9]+[$'Données brutes'.Y9]+[$'Données brutes'.Z9]" office:value-type="float" office:value="0.000015314574114456" calcext:value-type="float">
            <text:p>1,53E-05</text:p>
          </table:table-cell>
          <table:table-cell table:style-name="ce2" table:formula="of:=[$'Données brutes'.AA9]+[$'Données brutes'.AB9]" office:value-type="float" office:value="0.000109754447820268" calcext:value-type="float">
            <text:p>1,10E-04</text:p>
          </table:table-cell>
          <table:table-cell table:style-name="ce2" table:formula="of:=[$'Données brutes'.AC9]" office:value-type="float" office:value="0.0000170161934605067" calcext:value-type="float">
            <text:p>1,70E-05</text:p>
          </table:table-cell>
          <table:table-cell table:style-name="ce2" table:formula="of:=[$'Données brutes'.AD9]" office:value-type="float" office:value="0.00000340323869210134" calcext:value-type="float">
            <text:p>3,40E-06</text:p>
          </table:table-cell>
          <table:table-cell table:style-name="ce2" table:formula="of:=[$'Données brutes'.AE9]" office:value-type="float" office:value="0.0000323307675749627" calcext:value-type="float">
            <text:p>3,23E-05</text:p>
          </table:table-cell>
          <table:table-cell table:style-name="ce2" table:formula="of:=[$'Données brutes'.AF9]" office:value-type="float" office:value="0.00000510485803815201" calcext:value-type="float">
            <text:p>5,10E-06</text:p>
          </table:table-cell>
          <table:table-cell table:style-name="ce2" table:formula="of:=[$'Données brutes'.AG9]+[$'Données brutes'.AH9]+[$'Données brutes'.AJ9]" office:value-type="float" office:value="0.0000365848159400894" calcext:value-type="float">
            <text:p>3,66E-05</text:p>
          </table:table-cell>
          <table:table-cell table:style-name="ce2" table:formula="of:=[$'Données brutes'.AI9]" office:value-type="float" office:value="0.00000170161934605067" calcext:value-type="float">
            <text:p>1,70E-06</text:p>
          </table:table-cell>
          <table:table-cell table:style-name="ce2" table:formula="of:=[$'Données brutes'.AK9]" office:value-type="float" office:value="0.000302888243597019" calcext:value-type="float">
            <text:p>3,03E-04</text:p>
          </table:table-cell>
          <table:table-cell table:style-name="ce2" table:formula="of:=[$'Données brutes'.AL9]" office:value-type="float" office:value="0.000015314574114456" calcext:value-type="float">
            <text:p>1,53E-05</text:p>
          </table:table-cell>
          <table:table-cell table:style-name="ce2" table:formula="of:=[$'Données brutes'.AM9]+[$'Données brutes'.AN9]" office:value-type="float" office:value="0.0000297783385558867" calcext:value-type="float">
            <text:p>2,98E-05</text:p>
          </table:table-cell>
          <table:table-cell table:style-name="ce2" table:formula="of:=[$'Données brutes'.AO9]" office:value-type="float" office:value="0.000113157686512369" calcext:value-type="float">
            <text:p>1,13E-04</text:p>
          </table:table-cell>
          <table:table-cell table:style-name="ce2" table:formula="of:=[$'Données brutes'.AP9]+[$'Données brutes'.AQ9]" office:value-type="float" office:value="0.000020419432152608" calcext:value-type="float">
            <text:p>2,04E-05</text:p>
          </table:table-cell>
          <table:table-cell table:style-name="ce2" table:formula="of:=[$'Données brutes'.AR9]" office:value-type="float" office:value="0.00000340323869210134" calcext:value-type="float">
            <text:p>3,40E-06</text:p>
          </table:table-cell>
          <table:table-cell table:style-name="ce2" table:formula="of:=[$'Données brutes'.AS9]" office:value-type="float" office:value="0.000203343511853055" calcext:value-type="float">
            <text:p>2,03E-04</text:p>
          </table:table-cell>
          <table:table-cell table:style-name="ce2" table:formula="of:=[$'Données brutes'.AT9]+[$'Données brutes'.AU9]" office:value-type="float" office:value="0.00001276214509538" calcext:value-type="float">
            <text:p>1,28E-05</text:p>
          </table:table-cell>
          <table:table-cell table:style-name="ce2" table:formula="of:=[$'Données brutes'.AV9]" office:value-type="float" office:value="0.000002552429019076" calcext:value-type="float">
            <text:p>2,55E-06</text:p>
          </table:table-cell>
          <table:table-cell table:style-name="ce2" table:formula="of:=[$'Données brutes'.AW9]" office:value-type="float" office:value="0" calcext:value-type="float">
            <text:p>0,00E+00</text:p>
          </table:table-cell>
          <table:table-cell table:style-name="ce2" table:formula="of:=[$'Données brutes'.AX9]" office:value-type="float" office:value="0.00000085080967302534" calcext:value-type="float">
            <text:p>8,51E-07</text:p>
          </table:table-cell>
          <table:table-cell table:style-name="ce2" table:formula="of:=[$'Données brutes'.AY9]" office:value-type="float" office:value="0.00000085080967302534" calcext:value-type="float">
            <text:p>8,51E-07</text:p>
          </table:table-cell>
          <table:table-cell table:style-name="ce2" table:formula="of:=[$'Données brutes'.AZ9]" office:value-type="float" office:value="0" calcext:value-type="float">
            <text:p>0,00E+00</text:p>
          </table:table-cell>
          <table:table-cell table:style-name="ce2" table:formula="of:=[$'Données brutes'.BA9]" office:value-type="float" office:value="0.000002552429019076" calcext:value-type="float">
            <text:p>2,55E-06</text:p>
          </table:table-cell>
          <table:table-cell table:style-name="ce2" table:formula="of:=[$'Données brutes'.BB9]" office:value-type="float" office:value="0.00000085080967302534" calcext:value-type="float">
            <text:p>8,51E-07</text:p>
          </table:table-cell>
          <table:table-cell table:style-name="ce2" table:formula="of:=[$'Données brutes'.BC9]+[$'Données brutes'.BD9]" office:value-type="float" office:value="0.000020419432152608" calcext:value-type="float">
            <text:p>2,04E-05</text:p>
          </table:table-cell>
          <table:table-cell table:style-name="ce2" table:formula="of:=[$'Données brutes'.BE9]" office:value-type="float" office:value="0" calcext:value-type="float">
            <text:p>0,00E+00</text:p>
          </table:table-cell>
          <table:table-cell table:style-name="ce2" table:formula="of:=[$'Données brutes'.BF9]" office:value-type="float" office:value="0.0000578550577657227" calcext:value-type="float">
            <text:p>5,79E-05</text:p>
          </table:table-cell>
          <table:table-cell table:style-name="ce2" table:formula="of:=[$'Données brutes'.BG9]" office:value-type="float" office:value="0.0000365848159400894" calcext:value-type="float">
            <text:p>3,66E-05</text:p>
          </table:table-cell>
          <table:table-cell table:style-name="ce2" table:formula="of:=[$'Données brutes'.BH9]" office:value-type="float" office:value="0.00000850809673025335" calcext:value-type="float">
            <text:p>8,51E-06</text:p>
          </table:table-cell>
          <table:table-cell table:style-name="ce2" table:formula="of:=[$'Données brutes'.BI9]" office:value-type="float" office:value="0.0000195686224795827" calcext:value-type="float">
            <text:p>1,96E-05</text:p>
          </table:table-cell>
          <table:table-cell table:style-name="ce2" table:formula="of:=[$'Données brutes'.BJ9]" office:value-type="float" office:value="0.000002552429019076" calcext:value-type="float">
            <text:p>2,55E-06</text:p>
          </table:table-cell>
          <table:table-cell table:style-name="ce2" table:formula="of:=[$'Données brutes'.BK9]+[$'Données brutes'.BL9]" office:value-type="float" office:value="0.000128472260626826" calcext:value-type="float">
            <text:p>1,28E-04</text:p>
          </table:table-cell>
          <table:table-cell table:style-name="ce2" table:formula="of:=[$'Données brutes'.BM9]" office:value-type="float" office:value="0.0000195686224795827" calcext:value-type="float">
            <text:p>1,96E-05</text:p>
          </table:table-cell>
          <table:table-cell table:style-name="ce2" table:formula="of:=[$'Données brutes'.BN9]" office:value-type="float" office:value="0.0000876333963216095" calcext:value-type="float">
            <text:p>8,76E-05</text:p>
          </table:table-cell>
          <table:table-cell table:style-name="ce2" table:formula="of:=[$'Données brutes'.BO9]+[$'Données brutes'.BP9]" office:value-type="float" office:value="0.00021525484727541" calcext:value-type="float">
            <text:p>2,15E-04</text:p>
          </table:table-cell>
          <table:table-cell table:number-columns-repeated="97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table:formula="of:=[$'Données brutes'.B10]+[$'Données brutes'.C10]+[$'Données brutes'.D10]" office:value-type="float" office:value="0.000450735390155017" calcext:value-type="float">
            <text:p>4,51E-04</text:p>
          </table:table-cell>
          <table:table-cell table:style-name="ce2" table:formula="of:=[$'Données brutes'.E10]" office:value-type="float" office:value="0.0000153659792098301" calcext:value-type="float">
            <text:p>1,54E-05</text:p>
          </table:table-cell>
          <table:table-cell table:style-name="ce2" table:formula="of:=[$'Données brutes'.F10]" office:value-type="float" office:value="0.0000332929549546319" calcext:value-type="float">
            <text:p>3,33E-05</text:p>
          </table:table-cell>
          <table:table-cell table:style-name="ce2" table:formula="of:=[$'Données brutes'.G10]" office:value-type="float" office:value="0.0000375612825129181" calcext:value-type="float">
            <text:p>3,76E-05</text:p>
          </table:table-cell>
          <table:table-cell table:style-name="ce2" table:formula="of:=[$'Données brutes'.H10]" office:value-type="float" office:value="0.000018780641256459" calcext:value-type="float">
            <text:p>1,88E-05</text:p>
          </table:table-cell>
          <table:table-cell table:style-name="ce2" table:formula="of:=[$'Données brutes'.I10]" office:value-type="float" office:value="0" calcext:value-type="float">
            <text:p>0,00E+00</text:p>
          </table:table-cell>
          <table:table-cell table:style-name="ce2" table:formula="of:=[$'Données brutes'.J10]+[$'Données brutes'.K10]" office:value-type="float" office:value="0.0000563419237693771" calcext:value-type="float">
            <text:p>5,63E-05</text:p>
          </table:table-cell>
          <table:table-cell table:style-name="ce2" table:formula="of:=[$'Données brutes'.L10]" office:value-type="float" office:value="0.0000529272617227482" calcext:value-type="float">
            <text:p>5,29E-05</text:p>
          </table:table-cell>
          <table:table-cell table:style-name="ce2" table:formula="of:=[$'Données brutes'.M10]" office:value-type="float" office:value="0.0000725615684908645" calcext:value-type="float">
            <text:p>7,26E-05</text:p>
          </table:table-cell>
          <table:table-cell table:style-name="ce2" table:formula="of:=[$'Données brutes'.N10]" office:value-type="float" office:value="0.00000085366551165723" calcext:value-type="float">
            <text:p>8,54E-07</text:p>
          </table:table-cell>
          <table:table-cell table:style-name="ce2" table:formula="of:=[$'Données brutes'.O10]" office:value-type="float" office:value="0.0000384149480245753" calcext:value-type="float">
            <text:p>3,84E-05</text:p>
          </table:table-cell>
          <table:table-cell table:style-name="ce2" table:formula="of:=[$'Données brutes'.P10]+[$'Données brutes'.Q10]" office:value-type="float" office:value="0.00000939032062822952" calcext:value-type="float">
            <text:p>9,39E-06</text:p>
          </table:table-cell>
          <table:table-cell table:style-name="ce2" table:formula="of:=[$'Données brutes'.R10]+[$'Données brutes'.S10]" office:value-type="float" office:value="0.00000170733102331446" calcext:value-type="float">
            <text:p>1,71E-06</text:p>
          </table:table-cell>
          <table:table-cell table:style-name="ce2" table:formula="of:=[$'Données brutes'.T10]+[$'Données brutes'.U10]" office:value-type="float" office:value="0.00000170733102331446" calcext:value-type="float">
            <text:p>1,71E-06</text:p>
          </table:table-cell>
          <table:table-cell table:style-name="ce2" table:formula="of:=[$'Données brutes'.V10]" office:value-type="float" office:value="0.00000341466204662892" calcext:value-type="float">
            <text:p>3,41E-06</text:p>
          </table:table-cell>
          <table:table-cell table:style-name="ce2" table:formula="of:=[$'Données brutes'.W10]+[$'Données brutes'.X10]+[$'Données brutes'.Y10]+[$'Données brutes'.Z10]" office:value-type="float" office:value="0.000022195303303088" calcext:value-type="float">
            <text:p>2,22E-05</text:p>
          </table:table-cell>
          <table:table-cell table:style-name="ce2" table:formula="of:=[$'Données brutes'.AA10]+[$'Données brutes'.AB10]" office:value-type="float" office:value="0.0000921958752589808" calcext:value-type="float">
            <text:p>9,22E-05</text:p>
          </table:table-cell>
          <table:table-cell table:style-name="ce2" table:formula="of:=[$'Données brutes'.AC10]" office:value-type="float" office:value="0.0000290246273963458" calcext:value-type="float">
            <text:p>2,90E-05</text:p>
          </table:table-cell>
          <table:table-cell table:style-name="ce2" table:formula="of:=[$'Données brutes'.AD10]" office:value-type="float" office:value="0.00000597565858160061" calcext:value-type="float">
            <text:p>5,98E-06</text:p>
          </table:table-cell>
          <table:table-cell table:style-name="ce2" table:formula="of:=[$'Données brutes'.AE10]" office:value-type="float" office:value="0.0000648785788859494" calcext:value-type="float">
            <text:p>6,49E-05</text:p>
          </table:table-cell>
          <table:table-cell table:style-name="ce2" table:formula="of:=[$'Données brutes'.AF10]" office:value-type="float" office:value="0.00000682932409325784" calcext:value-type="float">
            <text:p>6,83E-06</text:p>
          </table:table-cell>
          <table:table-cell table:style-name="ce2" table:formula="of:=[$'Données brutes'.AG10]+[$'Données brutes'.AH10]+[$'Données brutes'.AJ10]" office:value-type="float" office:value="0.000134879150841842" calcext:value-type="float">
            <text:p>1,35E-04</text:p>
          </table:table-cell>
          <table:table-cell table:style-name="ce2" table:formula="of:=[$'Données brutes'.AI10]" office:value-type="float" office:value="0.00000256099653497169" calcext:value-type="float">
            <text:p>2,56E-06</text:p>
          </table:table-cell>
          <table:table-cell table:style-name="ce2" table:formula="of:=[$'Données brutes'.AK10]" office:value-type="float" office:value="0.000367076170012609" calcext:value-type="float">
            <text:p>3,67E-04</text:p>
          </table:table-cell>
          <table:table-cell table:style-name="ce2" table:formula="of:=[$'Données brutes'.AL10]" office:value-type="float" office:value="0.0000162196447214874" calcext:value-type="float">
            <text:p>1,62E-05</text:p>
          </table:table-cell>
          <table:table-cell table:style-name="ce2" table:formula="of:=[$'Données brutes'.AM10]+[$'Données brutes'.AN10]" office:value-type="float" office:value="0.0000751225650258362" calcext:value-type="float">
            <text:p>7,51E-05</text:p>
          </table:table-cell>
          <table:table-cell table:style-name="ce2" table:formula="of:=[$'Données brutes'.AO10]" office:value-type="float" office:value="0.000157928119656587" calcext:value-type="float">
            <text:p>1,58E-04</text:p>
          </table:table-cell>
          <table:table-cell table:style-name="ce2" table:formula="of:=[$'Données brutes'.AP10]+[$'Données brutes'.AQ10]" office:value-type="float" office:value="0.000029878292908003" calcext:value-type="float">
            <text:p>2,99E-05</text:p>
          </table:table-cell>
          <table:table-cell table:style-name="ce2" table:formula="of:=[$'Données brutes'.AR10]" office:value-type="float" office:value="0.00000597565858160061" calcext:value-type="float">
            <text:p>5,98E-06</text:p>
          </table:table-cell>
          <table:table-cell table:style-name="ce2" table:formula="of:=[$'Données brutes'.AS10]" office:value-type="float" office:value="0.000202318726262763" calcext:value-type="float">
            <text:p>2,02E-04</text:p>
          </table:table-cell>
          <table:table-cell table:style-name="ce2" table:formula="of:=[$'Données brutes'.AT10]+[$'Données brutes'.AU10]" office:value-type="float" office:value="0.00000426832755828615" calcext:value-type="float">
            <text:p>4,27E-06</text:p>
          </table:table-cell>
          <table:table-cell table:style-name="ce2" table:formula="of:=[$'Données brutes'.AV10]" office:value-type="float" office:value="0.00000256099653497169" calcext:value-type="float">
            <text:p>2,56E-06</text:p>
          </table:table-cell>
          <table:table-cell table:style-name="ce2" table:formula="of:=[$'Données brutes'.AW10]" office:value-type="float" office:value="0" calcext:value-type="float">
            <text:p>0,00E+00</text:p>
          </table:table-cell>
          <table:table-cell table:style-name="ce2" table:formula="of:=[$'Données brutes'.AX10]" office:value-type="float" office:value="0.0000153659792098301" calcext:value-type="float">
            <text:p>1,54E-05</text:p>
          </table:table-cell>
          <table:table-cell table:style-name="ce2" table:formula="of:=[$'Données brutes'.AY10]" office:value-type="float" office:value="0.00000170733102331446" calcext:value-type="float">
            <text:p>1,71E-06</text:p>
          </table:table-cell>
          <table:table-cell table:style-name="ce2" table:formula="of:=[$'Données brutes'.AZ10]" office:value-type="float" office:value="0" calcext:value-type="float">
            <text:p>0,00E+00</text:p>
          </table:table-cell>
          <table:table-cell table:style-name="ce2" table:formula="of:=[$'Données brutes'.BA10]" office:value-type="float" office:value="0.00000256099653497169" calcext:value-type="float">
            <text:p>2,56E-06</text:p>
          </table:table-cell>
          <table:table-cell table:style-name="ce2" table:formula="of:=[$'Données brutes'.BB10]" office:value-type="float" office:value="0.00000085366551165723" calcext:value-type="float">
            <text:p>8,54E-07</text:p>
          </table:table-cell>
          <table:table-cell table:style-name="ce2" table:formula="of:=[$'Données brutes'.BC10]+[$'Données brutes'.BD10]" office:value-type="float" office:value="0.000022195303303088" calcext:value-type="float">
            <text:p>2,22E-05</text:p>
          </table:table-cell>
          <table:table-cell table:style-name="ce2" table:formula="of:=[$'Données brutes'.BE10]" office:value-type="float" office:value="0" calcext:value-type="float">
            <text:p>0,00E+00</text:p>
          </table:table-cell>
          <table:table-cell table:style-name="ce2" table:formula="of:=[$'Données brutes'.BF10]" office:value-type="float" office:value="0.0000179269757448018" calcext:value-type="float">
            <text:p>1,79E-05</text:p>
          </table:table-cell>
          <table:table-cell table:style-name="ce2" table:formula="of:=[$'Données brutes'.BG10]" office:value-type="float" office:value="0.0000213416377914307" calcext:value-type="float">
            <text:p>2,13E-05</text:p>
          </table:table-cell>
          <table:table-cell table:style-name="ce2" table:formula="of:=[$'Données brutes'.BH10]" office:value-type="float" office:value="0.00000939032062822952" calcext:value-type="float">
            <text:p>9,39E-06</text:p>
          </table:table-cell>
          <table:table-cell table:style-name="ce2" table:formula="of:=[$'Données brutes'.BI10]" office:value-type="float" office:value="0.0000469516031411476" calcext:value-type="float">
            <text:p>4,70E-05</text:p>
          </table:table-cell>
          <table:table-cell table:style-name="ce2" table:formula="of:=[$'Données brutes'.BJ10]" office:value-type="float" office:value="0.00000170733102331446" calcext:value-type="float">
            <text:p>1,71E-06</text:p>
          </table:table-cell>
          <table:table-cell table:style-name="ce2" table:formula="of:=[$'Données brutes'.BK10]+[$'Données brutes'.BL10]" office:value-type="float" office:value="0.000145976802493386" calcext:value-type="float">
            <text:p>1,46E-04</text:p>
          </table:table-cell>
          <table:table-cell table:style-name="ce2" table:formula="of:=[$'Données brutes'.BM10]" office:value-type="float" office:value="0.00000170733102331446" calcext:value-type="float">
            <text:p>1,71E-06</text:p>
          </table:table-cell>
          <table:table-cell table:style-name="ce2" table:formula="of:=[$'Données brutes'.BN10]" office:value-type="float" office:value="0.000211709046890993" calcext:value-type="float">
            <text:p>2,12E-04</text:p>
          </table:table-cell>
          <table:table-cell table:style-name="ce2" table:formula="of:=[$'Données brutes'.BO10]+[$'Données brutes'.BP10]" office:value-type="float" office:value="0.000241587339798996" calcext:value-type="float">
            <text:p>2,42E-04</text:p>
          </table:table-cell>
          <table:table-cell table:number-columns-repeated="97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table:formula="of:=[$'Données brutes'.B11]+[$'Données brutes'.C11]+[$'Données brutes'.D11]" office:value-type="float" office:value="0.000474542724888499" calcext:value-type="float">
            <text:p>4,75E-04</text:p>
          </table:table-cell>
          <table:table-cell table:style-name="ce2" table:formula="of:=[$'Données brutes'.E11]" office:value-type="float" office:value="0.0000126657310913301" calcext:value-type="float">
            <text:p>1,27E-05</text:p>
          </table:table-cell>
          <table:table-cell table:style-name="ce2" table:formula="of:=[$'Données brutes'.F11]" office:value-type="float" office:value="0.0000202651697461281" calcext:value-type="float">
            <text:p>2,03E-05</text:p>
          </table:table-cell>
          <table:table-cell table:style-name="ce2" table:formula="of:=[$'Données brutes'.G11]" office:value-type="float" office:value="0.0000379971932739902" calcext:value-type="float">
            <text:p>3,80E-05</text:p>
          </table:table-cell>
          <table:table-cell table:style-name="ce2" table:formula="of:=[$'Données brutes'.H11]" office:value-type="float" office:value="0.0000143544952368407" calcext:value-type="float">
            <text:p>1,44E-05</text:p>
          </table:table-cell>
          <table:table-cell table:style-name="ce2" table:formula="of:=[$'Données brutes'.I11]" office:value-type="float" office:value="0" calcext:value-type="float">
            <text:p>0,00E+00</text:p>
          </table:table-cell>
          <table:table-cell table:style-name="ce2" table:formula="of:=[$'Données brutes'.J11]+[$'Données brutes'.K11]" office:value-type="float" office:value="0.0000464410140015435" calcext:value-type="float">
            <text:p>4,64E-05</text:p>
          </table:table-cell>
          <table:table-cell table:style-name="ce2" table:formula="of:=[$'Données brutes'.L11]" office:value-type="float" office:value="0.000090348881784821" calcext:value-type="float">
            <text:p>9,03E-05</text:p>
          </table:table-cell>
          <table:table-cell table:style-name="ce2" table:formula="of:=[$'Données brutes'.M11]" office:value-type="float" office:value="0.000128346075058811" calcext:value-type="float">
            <text:p>1,28E-04</text:p>
          </table:table-cell>
          <table:table-cell table:style-name="ce2" table:formula="of:=[$'Données brutes'.N11]" office:value-type="float" office:value="0.00000084438207275534" calcext:value-type="float">
            <text:p>8,44E-07</text:p>
          </table:table-cell>
          <table:table-cell table:style-name="ce2" table:formula="of:=[$'Données brutes'.O11]" office:value-type="float" office:value="0.0000692393299659376" calcext:value-type="float">
            <text:p>6,92E-05</text:p>
          </table:table-cell>
          <table:table-cell table:style-name="ce2" table:formula="of:=[$'Données brutes'.P11]+[$'Données brutes'.Q11]" office:value-type="float" office:value="0.00000506629243653202" calcext:value-type="float">
            <text:p>5,07E-06</text:p>
          </table:table-cell>
          <table:table-cell table:style-name="ce2" table:formula="of:=[$'Données brutes'.R11]+[$'Données brutes'.S11]" office:value-type="float" office:value="0.00000084438207275534" calcext:value-type="float">
            <text:p>8,44E-07</text:p>
          </table:table-cell>
          <table:table-cell table:style-name="ce2" table:formula="of:=[$'Données brutes'.T11]+[$'Données brutes'.U11]" office:value-type="float" office:value="0" calcext:value-type="float">
            <text:p>0,00E+00</text:p>
          </table:table-cell>
          <table:table-cell table:style-name="ce2" table:formula="of:=[$'Données brutes'.V11]" office:value-type="float" office:value="0.00000253314621826601" calcext:value-type="float">
            <text:p>2,53E-06</text:p>
          </table:table-cell>
          <table:table-cell table:style-name="ce2" table:formula="of:=[$'Données brutes'.W11]+[$'Données brutes'.X11]+[$'Données brutes'.Y11]+[$'Données brutes'.Z11]" office:value-type="float" office:value="0.0000734612403297143" calcext:value-type="float">
            <text:p>7,35E-05</text:p>
          </table:table-cell>
          <table:table-cell table:style-name="ce2" table:formula="of:=[$'Données brutes'.AA11]+[$'Données brutes'.AB11]" office:value-type="float" office:value="0.000075150004475225" calcext:value-type="float">
            <text:p>7,52E-05</text:p>
          </table:table-cell>
          <table:table-cell table:style-name="ce2" table:formula="of:=[$'Données brutes'.AC11]" office:value-type="float" office:value="0.0000151988773095961" calcext:value-type="float">
            <text:p>1,52E-05</text:p>
          </table:table-cell>
          <table:table-cell table:style-name="ce2" table:formula="of:=[$'Données brutes'.AD11]" office:value-type="float" office:value="0.00000084438207275534" calcext:value-type="float">
            <text:p>8,44E-07</text:p>
          </table:table-cell>
          <table:table-cell table:style-name="ce2" table:formula="of:=[$'Données brutes'.AE11]" office:value-type="float" office:value="0.0000346196649829688" calcext:value-type="float">
            <text:p>3,46E-05</text:p>
          </table:table-cell>
          <table:table-cell table:style-name="ce2" table:formula="of:=[$'Données brutes'.AF11]" office:value-type="float" office:value="0.00000337752829102135" calcext:value-type="float">
            <text:p>3,38E-06</text:p>
          </table:table-cell>
          <table:table-cell table:style-name="ce2" table:formula="of:=[$'Données brutes'.AG11]+[$'Données brutes'.AH11]+[$'Données brutes'.AJ11]" office:value-type="float" office:value="0.0000320865187647028" calcext:value-type="float">
            <text:p>3,21E-05</text:p>
          </table:table-cell>
          <table:table-cell table:style-name="ce2" table:formula="of:=[$'Données brutes'.AI11]" office:value-type="float" office:value="0.00000337752829102135" calcext:value-type="float">
            <text:p>3,38E-06</text:p>
          </table:table-cell>
          <table:table-cell table:style-name="ce2" table:formula="of:=[$'Données brutes'.AK11]" office:value-type="float" office:value="0.000367306201648572" calcext:value-type="float">
            <text:p>3,67E-04</text:p>
          </table:table-cell>
          <table:table-cell table:style-name="ce2" table:formula="of:=[$'Données brutes'.AL11]" office:value-type="float" office:value="0.00000928820280030871" calcext:value-type="float">
            <text:p>9,29E-06</text:p>
          </table:table-cell>
          <table:table-cell table:style-name="ce2" table:formula="of:=[$'Données brutes'.AM11]+[$'Données brutes'.AN11]" office:value-type="float" office:value="0.0000928820280030871" calcext:value-type="float">
            <text:p>9,29E-05</text:p>
          </table:table-cell>
          <table:table-cell table:style-name="ce2" table:formula="of:=[$'Données brutes'.AO11]" office:value-type="float" office:value="0.0000886601176393104" calcext:value-type="float">
            <text:p>8,87E-05</text:p>
          </table:table-cell>
          <table:table-cell table:style-name="ce2" table:formula="of:=[$'Données brutes'.AP11]+[$'Données brutes'.AQ11]" office:value-type="float" office:value="0.0000151988773095961" calcext:value-type="float">
            <text:p>1,52E-05</text:p>
          </table:table-cell>
          <table:table-cell table:style-name="ce2" table:formula="of:=[$'Données brutes'.AR11]" office:value-type="float" office:value="0.00000337752829102135" calcext:value-type="float">
            <text:p>3,38E-06</text:p>
          </table:table-cell>
          <table:table-cell table:style-name="ce2" table:formula="of:=[$'Données brutes'.AS11]" office:value-type="float" office:value="0.000114835961894726" calcext:value-type="float">
            <text:p>1,15E-04</text:p>
          </table:table-cell>
          <table:table-cell table:style-name="ce2" table:formula="of:=[$'Données brutes'.AT11]+[$'Données brutes'.AU11]" office:value-type="float" office:value="0.00000422191036377669" calcext:value-type="float">
            <text:p>4,22E-06</text:p>
          </table:table-cell>
          <table:table-cell table:style-name="ce2" table:formula="of:=[$'Données brutes'.AV11]" office:value-type="float" office:value="0.00000168876414551067" calcext:value-type="float">
            <text:p>1,69E-06</text:p>
          </table:table-cell>
          <table:table-cell table:style-name="ce2" table:formula="of:=[$'Données brutes'.AW11]" office:value-type="float" office:value="0" calcext:value-type="float">
            <text:p>0,00E+00</text:p>
          </table:table-cell>
          <table:table-cell table:style-name="ce2" table:formula="of:=[$'Données brutes'.AX11]" office:value-type="float" office:value="0.000010132584873064" calcext:value-type="float">
            <text:p>1,01E-05</text:p>
          </table:table-cell>
          <table:table-cell table:style-name="ce2" table:formula="of:=[$'Données brutes'.AY11]" office:value-type="float" office:value="0.00000084438207275534" calcext:value-type="float">
            <text:p>8,44E-07</text:p>
          </table:table-cell>
          <table:table-cell table:style-name="ce2" table:formula="of:=[$'Données brutes'.AZ11]" office:value-type="float" office:value="0" calcext:value-type="float">
            <text:p>0,00E+00</text:p>
          </table:table-cell>
          <table:table-cell table:style-name="ce2" table:formula="of:=[$'Données brutes'.BA11]" office:value-type="float" office:value="0.00000506629243653202" calcext:value-type="float">
            <text:p>5,07E-06</text:p>
          </table:table-cell>
          <table:table-cell table:style-name="ce2" table:formula="of:=[$'Données brutes'.BB11]" office:value-type="float" office:value="0.00000591067450928736" calcext:value-type="float">
            <text:p>5,91E-06</text:p>
          </table:table-cell>
          <table:table-cell table:style-name="ce2" table:formula="of:=[$'Données brutes'.BC11]+[$'Données brutes'.BD11]" office:value-type="float" office:value="0.0000278646084009261" calcext:value-type="float">
            <text:p>2,79E-05</text:p>
          </table:table-cell>
          <table:table-cell table:style-name="ce2" table:formula="of:=[$'Données brutes'.BE11]" office:value-type="float" office:value="0" calcext:value-type="float">
            <text:p>0,00E+00</text:p>
          </table:table-cell>
          <table:table-cell table:style-name="ce2" table:formula="of:=[$'Données brutes'.BF11]" office:value-type="float" office:value="0.000085282589348289" calcext:value-type="float">
            <text:p>8,53E-05</text:p>
          </table:table-cell>
          <table:table-cell table:style-name="ce2" table:formula="of:=[$'Données brutes'.BG11]" office:value-type="float" office:value="0.0000160432593823514" calcext:value-type="float">
            <text:p>1,60E-05</text:p>
          </table:table-cell>
          <table:table-cell table:style-name="ce2" table:formula="of:=[$'Données brutes'.BH11]" office:value-type="float" office:value="0.00000591067450928736" calcext:value-type="float">
            <text:p>5,91E-06</text:p>
          </table:table-cell>
          <table:table-cell table:style-name="ce2" table:formula="of:=[$'Données brutes'.BI11]" office:value-type="float" office:value="0.0000413747215650115" calcext:value-type="float">
            <text:p>4,14E-05</text:p>
          </table:table-cell>
          <table:table-cell table:style-name="ce2" table:formula="of:=[$'Données brutes'.BJ11]" office:value-type="float" office:value="0.00000084438207275534" calcext:value-type="float">
            <text:p>8,44E-07</text:p>
          </table:table-cell>
          <table:table-cell table:style-name="ce2" table:formula="of:=[$'Données brutes'.BK11]+[$'Données brutes'.BL11]" office:value-type="float" office:value="0.000200118551243015" calcext:value-type="float">
            <text:p>2,00E-04</text:p>
          </table:table-cell>
          <table:table-cell table:style-name="ce2" table:formula="of:=[$'Données brutes'.BM11]" office:value-type="float" office:value="0.0000244870801099048" calcext:value-type="float">
            <text:p>2,45E-05</text:p>
          </table:table-cell>
          <table:table-cell table:style-name="ce2" table:formula="of:=[$'Données brutes'.BN11]" office:value-type="float" office:value="0.0000971039383668637" calcext:value-type="float">
            <text:p>9,71E-05</text:p>
          </table:table-cell>
          <table:table-cell table:style-name="ce2" table:formula="of:=[$'Données brutes'.BO11]+[$'Données brutes'.BP11]" office:value-type="float" office:value="0.000243182036953537" calcext:value-type="float">
            <text:p>2,43E-04</text:p>
          </table:table-cell>
          <table:table-cell table:number-columns-repeated="97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table:formula="of:=[$'Données brutes'.B12]+[$'Données brutes'.C12]+[$'Données brutes'.D12]" office:value-type="float" office:value="0.000146064992127776" calcext:value-type="float">
            <text:p>1,46E-04</text:p>
          </table:table-cell>
          <table:table-cell table:style-name="ce2" table:formula="of:=[$'Données brutes'.E12]" office:value-type="float" office:value="0.0000203811616922479" calcext:value-type="float">
            <text:p>2,04E-05</text:p>
          </table:table-cell>
          <table:table-cell table:style-name="ce2" table:formula="of:=[$'Données brutes'.F12]" office:value-type="float" office:value="0.0000543497645126609" calcext:value-type="float">
            <text:p>5,43E-05</text:p>
          </table:table-cell>
          <table:table-cell table:style-name="ce2" table:formula="of:=[$'Données brutes'.G12]" office:value-type="float" office:value="0.0000730324960638881" calcext:value-type="float">
            <text:p>7,30E-05</text:p>
          </table:table-cell>
          <table:table-cell table:style-name="ce2" table:formula="of:=[$'Données brutes'.H12]" office:value-type="float" office:value="0.00000339686028204131" calcext:value-type="float">
            <text:p>3,40E-06</text:p>
          </table:table-cell>
          <table:table-cell table:style-name="ce2" table:formula="of:=[$'Données brutes'.I12]" office:value-type="float" office:value="0" calcext:value-type="float">
            <text:p>0,00E+00</text:p>
          </table:table-cell>
          <table:table-cell table:style-name="ce2" table:formula="of:=[$'Données brutes'.J12]+[$'Données brutes'.K12]" office:value-type="float" office:value="0.000049254474089599" calcext:value-type="float">
            <text:p>4,93E-05</text:p>
          </table:table-cell>
          <table:table-cell table:style-name="ce2" table:formula="of:=[$'Données brutes'.L12]" office:value-type="float" office:value="0.000123985400294508" calcext:value-type="float">
            <text:p>1,24E-04</text:p>
          </table:table-cell>
          <table:table-cell table:style-name="ce2" table:formula="of:=[$'Données brutes'.M12]" office:value-type="float" office:value="0.0000237780219742892" calcext:value-type="float">
            <text:p>2,38E-05</text:p>
          </table:table-cell>
          <table:table-cell table:style-name="ce2" table:formula="of:=[$'Données brutes'.N12]" office:value-type="float" office:value="0" calcext:value-type="float">
            <text:p>0,00E+00</text:p>
          </table:table-cell>
          <table:table-cell table:style-name="ce2" table:formula="of:=[$'Données brutes'.O12]" office:value-type="float" office:value="0.0000237780219742892" calcext:value-type="float">
            <text:p>2,38E-05</text:p>
          </table:table-cell>
          <table:table-cell table:style-name="ce2" table:formula="of:=[$'Données brutes'.P12]+[$'Données brutes'.Q12]" office:value-type="float" office:value="0.00000509529042306196" calcext:value-type="float">
            <text:p>5,10E-06</text:p>
          </table:table-cell>
          <table:table-cell table:style-name="ce2" table:formula="of:=[$'Données brutes'.R12]+[$'Données brutes'.S12]" office:value-type="float" office:value="0" calcext:value-type="float">
            <text:p>0,00E+00</text:p>
          </table:table-cell>
          <table:table-cell table:style-name="ce2" table:formula="of:=[$'Données brutes'.T12]+[$'Données brutes'.U12]" office:value-type="float" office:value="0" calcext:value-type="float">
            <text:p>0,00E+00</text:p>
          </table:table-cell>
          <table:table-cell table:style-name="ce2" table:formula="of:=[$'Données brutes'.V12]" office:value-type="float" office:value="0.00000509529042306196" calcext:value-type="float">
            <text:p>5,10E-06</text:p>
          </table:table-cell>
          <table:table-cell table:style-name="ce2" table:formula="of:=[$'Données brutes'.W12]+[$'Données brutes'.X12]+[$'Données brutes'.Y12]+[$'Données brutes'.Z12]" office:value-type="float" office:value="0.0000356670329614337" calcext:value-type="float">
            <text:p>3,57E-05</text:p>
          </table:table-cell>
          <table:table-cell table:style-name="ce2" table:formula="of:=[$'Données brutes'.AA12]+[$'Données brutes'.AB12]" office:value-type="float" office:value="0.0000135874411281652" calcext:value-type="float">
            <text:p>1,36E-05</text:p>
          </table:table-cell>
          <table:table-cell table:style-name="ce2" table:formula="of:=[$'Données brutes'.AC12]" office:value-type="float" office:value="0.00000849215070510327" calcext:value-type="float">
            <text:p>8,49E-06</text:p>
          </table:table-cell>
          <table:table-cell table:style-name="ce2" table:formula="of:=[$'Données brutes'.AD12]" office:value-type="float" office:value="0" calcext:value-type="float">
            <text:p>0,00E+00</text:p>
          </table:table-cell>
          <table:table-cell table:style-name="ce2" table:formula="of:=[$'Données brutes'.AE12]" office:value-type="float" office:value="0.0000305717425383718" calcext:value-type="float">
            <text:p>3,06E-05</text:p>
          </table:table-cell>
          <table:table-cell table:style-name="ce2" table:formula="of:=[$'Données brutes'.AF12]" office:value-type="float" office:value="0" calcext:value-type="float">
            <text:p>0,00E+00</text:p>
          </table:table-cell>
          <table:table-cell table:style-name="ce2" table:formula="of:=[$'Données brutes'.AG12]+[$'Données brutes'.AH12]+[$'Données brutes'.AJ12]" office:value-type="float" office:value="0.00000849215070510327" calcext:value-type="float">
            <text:p>8,49E-06</text:p>
          </table:table-cell>
          <table:table-cell table:style-name="ce2" table:formula="of:=[$'Données brutes'.AI12]" office:value-type="float" office:value="0.0000254764521153098" calcext:value-type="float">
            <text:p>2,55E-05</text:p>
          </table:table-cell>
          <table:table-cell table:style-name="ce2" table:formula="of:=[$'Données brutes'.AK12]" office:value-type="float" office:value="0.000210605337486561" calcext:value-type="float">
            <text:p>2,11E-04</text:p>
          </table:table-cell>
          <table:table-cell table:style-name="ce2" table:formula="of:=[$'Données brutes'.AL12]" office:value-type="float" office:value="0" calcext:value-type="float">
            <text:p>0,00E+00</text:p>
          </table:table-cell>
          <table:table-cell table:style-name="ce2" table:formula="of:=[$'Données brutes'.AM12]+[$'Données brutes'.AN12]" office:value-type="float" office:value="0.0000339686028204131" calcext:value-type="float">
            <text:p>3,40E-05</text:p>
          </table:table-cell>
          <table:table-cell table:style-name="ce2" table:formula="of:=[$'Données brutes'.AO12]" office:value-type="float" office:value="0.00010360423860226" calcext:value-type="float">
            <text:p>1,04E-04</text:p>
          </table:table-cell>
          <table:table-cell table:style-name="ce2" table:formula="of:=[$'Données brutes'.AP12]+[$'Données brutes'.AQ12]" office:value-type="float" office:value="0.000123985400294508" calcext:value-type="float">
            <text:p>1,24E-04</text:p>
          </table:table-cell>
          <table:table-cell table:style-name="ce2" table:formula="of:=[$'Données brutes'.AR12]" office:value-type="float" office:value="0.0000271748822563305" calcext:value-type="float">
            <text:p>2,72E-05</text:p>
          </table:table-cell>
          <table:table-cell table:style-name="ce2" table:formula="of:=[$'Données brutes'.AS12]" office:value-type="float" office:value="0.000088318367333074" calcext:value-type="float">
            <text:p>8,83E-05</text:p>
          </table:table-cell>
          <table:table-cell table:style-name="ce2" table:formula="of:=[$'Données brutes'.AT12]+[$'Données brutes'.AU12]" office:value-type="float" office:value="0.0000118890109871446" calcext:value-type="float">
            <text:p>1,19E-05</text:p>
          </table:table-cell>
          <table:table-cell table:style-name="ce2" table:formula="of:=[$'Données brutes'.AV12]" office:value-type="float" office:value="0.0000271748822563305" calcext:value-type="float">
            <text:p>2,72E-05</text:p>
          </table:table-cell>
          <table:table-cell table:style-name="ce2" table:formula="of:=[$'Données brutes'.AW12]" office:value-type="float" office:value="0" calcext:value-type="float">
            <text:p>0,00E+00</text:p>
          </table:table-cell>
          <table:table-cell table:style-name="ce2" table:formula="of:=[$'Données brutes'.AX12]" office:value-type="float" office:value="0.0000509529042306196" calcext:value-type="float">
            <text:p>5,10E-05</text:p>
          </table:table-cell>
          <table:table-cell table:style-name="ce2" table:formula="of:=[$'Données brutes'.AY12]" office:value-type="float" office:value="0.00000509529042306196" calcext:value-type="float">
            <text:p>5,10E-06</text:p>
          </table:table-cell>
          <table:table-cell table:style-name="ce2" table:formula="of:=[$'Données brutes'.AZ12]" office:value-type="float" office:value="0.00000339686028204131" calcext:value-type="float">
            <text:p>3,40E-06</text:p>
          </table:table-cell>
          <table:table-cell table:style-name="ce2" table:formula="of:=[$'Données brutes'.BA12]" office:value-type="float" office:value="0.0000849215070510327" calcext:value-type="float">
            <text:p>8,49E-05</text:p>
          </table:table-cell>
          <table:table-cell table:style-name="ce2" table:formula="of:=[$'Données brutes'.BB12]" office:value-type="float" office:value="0.0000509529042306196" calcext:value-type="float">
            <text:p>5,10E-05</text:p>
          </table:table-cell>
          <table:table-cell table:style-name="ce2" table:formula="of:=[$'Données brutes'.BC12]+[$'Données brutes'.BD12]" office:value-type="float" office:value="0.0000101905808461239" calcext:value-type="float">
            <text:p>1,02E-05</text:p>
          </table:table-cell>
          <table:table-cell table:style-name="ce2" table:formula="of:=[$'Données brutes'.BE12]" office:value-type="float" office:value="0" calcext:value-type="float">
            <text:p>0,00E+00</text:p>
          </table:table-cell>
          <table:table-cell table:style-name="ce2" table:formula="of:=[$'Données brutes'.BF12]" office:value-type="float" office:value="0.0000866199371920534" calcext:value-type="float">
            <text:p>8,66E-05</text:p>
          </table:table-cell>
          <table:table-cell table:style-name="ce2" table:formula="of:=[$'Données brutes'.BG12]" office:value-type="float" office:value="0.0000339686028204131" calcext:value-type="float">
            <text:p>3,40E-05</text:p>
          </table:table-cell>
          <table:table-cell table:style-name="ce2" table:formula="of:=[$'Données brutes'.BH12]" office:value-type="float" office:value="0.0000475560439485783" calcext:value-type="float">
            <text:p>4,76E-05</text:p>
          </table:table-cell>
          <table:table-cell table:style-name="ce2" table:formula="of:=[$'Données brutes'.BI12]" office:value-type="float" office:value="0.0000798262166279708" calcext:value-type="float">
            <text:p>7,98E-05</text:p>
          </table:table-cell>
          <table:table-cell table:style-name="ce2" table:formula="of:=[$'Données brutes'.BJ12]" office:value-type="float" office:value="0.00000849215070510327" calcext:value-type="float">
            <text:p>8,49E-06</text:p>
          </table:table-cell>
          <table:table-cell table:style-name="ce2" table:formula="of:=[$'Données brutes'.BK12]+[$'Données brutes'.BL12]" office:value-type="float" office:value="0.000217399058050644" calcext:value-type="float">
            <text:p>2,17E-04</text:p>
          </table:table-cell>
          <table:table-cell table:style-name="ce2" table:formula="of:=[$'Données brutes'.BM12]" office:value-type="float" office:value="0.0000798262166279708" calcext:value-type="float">
            <text:p>7,98E-05</text:p>
          </table:table-cell>
          <table:table-cell table:style-name="ce2" table:formula="of:=[$'Données brutes'.BN12]" office:value-type="float" office:value="0.000122286970153487" calcext:value-type="float">
            <text:p>1,22E-04</text:p>
          </table:table-cell>
          <table:table-cell table:style-name="ce2" table:formula="of:=[$'Données brutes'.BO12]+[$'Données brutes'.BP12]" office:value-type="float" office:value="0.000163049293537983" calcext:value-type="float">
            <text:p>1,63E-04</text:p>
          </table:table-cell>
          <table:table-cell table:number-columns-repeated="97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table:formula="of:=[$'Données brutes'.B13]+[$'Données brutes'.C13]+[$'Données brutes'.D13]" office:value-type="float" office:value="0.000189447468777009" calcext:value-type="float">
            <text:p>1,89E-04</text:p>
          </table:table-cell>
          <table:table-cell table:style-name="ce2" table:formula="of:=[$'Données brutes'.E13]" office:value-type="float" office:value="0.000192519589892312" calcext:value-type="float">
            <text:p>1,93E-04</text:p>
          </table:table-cell>
          <table:table-cell table:style-name="ce2" table:formula="of:=[$'Données brutes'.F13]" office:value-type="float" office:value="0.0000419856552424723" calcext:value-type="float">
            <text:p>4,20E-05</text:p>
          </table:table-cell>
          <table:table-cell table:style-name="ce2" table:formula="of:=[$'Données brutes'.G13]" office:value-type="float" office:value="0.0000327692918965637" calcext:value-type="float">
            <text:p>3,28E-05</text:p>
          </table:table-cell>
          <table:table-cell table:style-name="ce2" table:formula="of:=[$'Données brutes'.H13]" office:value-type="float" office:value="0.00000307212111530285" calcext:value-type="float">
            <text:p>3,07E-06</text:p>
          </table:table-cell>
          <table:table-cell table:style-name="ce2" table:formula="of:=[$'Données brutes'.I13]" office:value-type="float" office:value="0" calcext:value-type="float">
            <text:p>0,00E+00</text:p>
          </table:table-cell>
          <table:table-cell table:style-name="ce2" table:formula="of:=[$'Données brutes'.J13]+[$'Données brutes'.K13]" office:value-type="float" office:value="0.0000245769689224228" calcext:value-type="float">
            <text:p>2,46E-05</text:p>
          </table:table-cell>
          <table:table-cell table:style-name="ce2" table:formula="of:=[$'Données brutes'.L13]" office:value-type="float" office:value="0.0000829472701131769" calcext:value-type="float">
            <text:p>8,29E-05</text:p>
          </table:table-cell>
          <table:table-cell table:style-name="ce2" table:formula="of:=[$'Données brutes'.M13]" office:value-type="float" office:value="0.0000256010092941904" calcext:value-type="float">
            <text:p>2,56E-05</text:p>
          </table:table-cell>
          <table:table-cell table:style-name="ce2" table:formula="of:=[$'Données brutes'.N13]" office:value-type="float" office:value="0.00000204808074353523" calcext:value-type="float">
            <text:p>2,05E-06</text:p>
          </table:table-cell>
          <table:table-cell table:style-name="ce2" table:formula="of:=[$'Données brutes'.O13]" office:value-type="float" office:value="0.0000235529285506552" calcext:value-type="float">
            <text:p>2,36E-05</text:p>
          </table:table-cell>
          <table:table-cell table:style-name="ce2" table:formula="of:=[$'Données brutes'.P13]+[$'Données brutes'.Q13]" office:value-type="float" office:value="0" calcext:value-type="float">
            <text:p>0,00E+00</text:p>
          </table:table-cell>
          <table:table-cell table:style-name="ce2" table:formula="of:=[$'Données brutes'.R13]+[$'Données brutes'.S13]" office:value-type="float" office:value="0.00000102404037176762" calcext:value-type="float">
            <text:p>1,02E-06</text:p>
          </table:table-cell>
          <table:table-cell table:style-name="ce2" table:formula="of:=[$'Données brutes'.T13]+[$'Données brutes'.U13]" office:value-type="float" office:value="0" calcext:value-type="float">
            <text:p>0,00E+00</text:p>
          </table:table-cell>
          <table:table-cell table:style-name="ce2" table:formula="of:=[$'Données brutes'.V13]" office:value-type="float" office:value="0" calcext:value-type="float">
            <text:p>0,00E+00</text:p>
          </table:table-cell>
          <table:table-cell table:style-name="ce2" table:formula="of:=[$'Données brutes'.W13]+[$'Données brutes'.X13]+[$'Données brutes'.Y13]+[$'Données brutes'.Z13]" office:value-type="float" office:value="0.00000307212111530285" calcext:value-type="float">
            <text:p>3,07E-06</text:p>
          </table:table-cell>
          <table:table-cell table:style-name="ce2" table:formula="of:=[$'Données brutes'.AA13]+[$'Données brutes'.AB13]" office:value-type="float" office:value="0.0000194567670635847" calcext:value-type="float">
            <text:p>1,95E-05</text:p>
          </table:table-cell>
          <table:table-cell table:style-name="ce2" table:formula="of:=[$'Données brutes'.AC13]" office:value-type="float" office:value="0" calcext:value-type="float">
            <text:p>0,00E+00</text:p>
          </table:table-cell>
          <table:table-cell table:style-name="ce2" table:formula="of:=[$'Données brutes'.AD13]" office:value-type="float" office:value="0" calcext:value-type="float">
            <text:p>0,00E+00</text:p>
          </table:table-cell>
          <table:table-cell table:style-name="ce2" table:formula="of:=[$'Données brutes'.AE13]" office:value-type="float" office:value="0.0000194567670635847" calcext:value-type="float">
            <text:p>1,95E-05</text:p>
          </table:table-cell>
          <table:table-cell table:style-name="ce2" table:formula="of:=[$'Données brutes'.AF13]" office:value-type="float" office:value="0" calcext:value-type="float">
            <text:p>0,00E+00</text:p>
          </table:table-cell>
          <table:table-cell table:style-name="ce2" table:formula="of:=[$'Données brutes'.AG13]+[$'Données brutes'.AH13]+[$'Données brutes'.AJ13]" office:value-type="float" office:value="0.0000163846459482819" calcext:value-type="float">
            <text:p>1,64E-05</text:p>
          </table:table-cell>
          <table:table-cell table:style-name="ce2" table:formula="of:=[$'Données brutes'.AI13]" office:value-type="float" office:value="0.0000153606055765142" calcext:value-type="float">
            <text:p>1,54E-05</text:p>
          </table:table-cell>
          <table:table-cell table:style-name="ce2" table:formula="of:=[$'Données brutes'.AK13]" office:value-type="float" office:value="0.000167942620969889" calcext:value-type="float">
            <text:p>1,68E-04</text:p>
          </table:table-cell>
          <table:table-cell table:style-name="ce2" table:formula="of:=[$'Données brutes'.AL13]" office:value-type="float" office:value="0.00000102404037176762" calcext:value-type="float">
            <text:p>1,02E-06</text:p>
          </table:table-cell>
          <table:table-cell table:style-name="ce2" table:formula="of:=[$'Données brutes'.AM13]+[$'Données brutes'.AN13]" office:value-type="float" office:value="0.0000256010092941904" calcext:value-type="float">
            <text:p>2,56E-05</text:p>
          </table:table-cell>
          <table:table-cell table:style-name="ce2" table:formula="of:=[$'Données brutes'.AO13]" office:value-type="float" office:value="0.0000972838353179236" calcext:value-type="float">
            <text:p>9,73E-05</text:p>
          </table:table-cell>
          <table:table-cell table:style-name="ce2" table:formula="of:=[$'Données brutes'.AP13]+[$'Données brutes'.AQ13]" office:value-type="float" office:value="0.00015463009613691" calcext:value-type="float">
            <text:p>1,55E-04</text:p>
          </table:table-cell>
          <table:table-cell table:style-name="ce2" table:formula="of:=[$'Données brutes'.AR13]" office:value-type="float" office:value="0.0000122884844612114" calcext:value-type="float">
            <text:p>1,23E-05</text:p>
          </table:table-cell>
          <table:table-cell table:style-name="ce2" table:formula="of:=[$'Données brutes'.AS13]" office:value-type="float" office:value="0.000110596360150903" calcext:value-type="float">
            <text:p>1,11E-04</text:p>
          </table:table-cell>
          <table:table-cell table:style-name="ce2" table:formula="of:=[$'Données brutes'.AT13]+[$'Données brutes'.AU13]" office:value-type="float" office:value="0.00000204808074353523" calcext:value-type="float">
            <text:p>2,05E-06</text:p>
          </table:table-cell>
          <table:table-cell table:style-name="ce2" table:formula="of:=[$'Données brutes'.AV13]" office:value-type="float" office:value="0.000174086863200495" calcext:value-type="float">
            <text:p>1,74E-04</text:p>
          </table:table-cell>
          <table:table-cell table:style-name="ce2" table:formula="of:=[$'Données brutes'.AW13]" office:value-type="float" office:value="0.0000460818167295427" calcext:value-type="float">
            <text:p>4,61E-05</text:p>
          </table:table-cell>
          <table:table-cell table:style-name="ce2" table:formula="of:=[$'Données brutes'.AX13]" office:value-type="float" office:value="0.0000317452515247961" calcext:value-type="float">
            <text:p>3,17E-05</text:p>
          </table:table-cell>
          <table:table-cell table:style-name="ce2" table:formula="of:=[$'Données brutes'.AY13]" office:value-type="float" office:value="0.0000174086863200495" calcext:value-type="float">
            <text:p>1,74E-05</text:p>
          </table:table-cell>
          <table:table-cell table:style-name="ce2" table:formula="of:=[$'Données brutes'.AZ13]" office:value-type="float" office:value="0.0000112644440894438" calcext:value-type="float">
            <text:p>1,13E-05</text:p>
          </table:table-cell>
          <table:table-cell table:style-name="ce2" table:formula="of:=[$'Données brutes'.BA13]" office:value-type="float" office:value="0.0000532500993319161" calcext:value-type="float">
            <text:p>5,33E-05</text:p>
          </table:table-cell>
          <table:table-cell table:style-name="ce2" table:formula="of:=[$'Données brutes'.BB13]" office:value-type="float" office:value="0.0000225288881788876" calcext:value-type="float">
            <text:p>2,25E-05</text:p>
          </table:table-cell>
          <table:table-cell table:style-name="ce2" table:formula="of:=[$'Données brutes'.BC13]+[$'Données brutes'.BD13]" office:value-type="float" office:value="0.0000276490900377256" calcext:value-type="float">
            <text:p>2,76E-05</text:p>
          </table:table-cell>
          <table:table-cell table:style-name="ce2" table:formula="of:=[$'Données brutes'.BE13]" office:value-type="float" office:value="0.00000307212111530285" calcext:value-type="float">
            <text:p>3,07E-06</text:p>
          </table:table-cell>
          <table:table-cell table:style-name="ce2" table:formula="of:=[$'Données brutes'.BF13]" office:value-type="float" office:value="0.0000276490900377256" calcext:value-type="float">
            <text:p>2,76E-05</text:p>
          </table:table-cell>
          <table:table-cell table:style-name="ce2" table:formula="of:=[$'Données brutes'.BG13]" office:value-type="float" office:value="0.0000153606055765142" calcext:value-type="float">
            <text:p>1,54E-05</text:p>
          </table:table-cell>
          <table:table-cell table:style-name="ce2" table:formula="of:=[$'Données brutes'.BH13]" office:value-type="float" office:value="0.000039937574498937" calcext:value-type="float">
            <text:p>3,99E-05</text:p>
          </table:table-cell>
          <table:table-cell table:style-name="ce2" table:formula="of:=[$'Données brutes'.BI13]" office:value-type="float" office:value="0.0000194567670635847" calcext:value-type="float">
            <text:p>1,95E-05</text:p>
          </table:table-cell>
          <table:table-cell table:style-name="ce2" table:formula="of:=[$'Données brutes'.BJ13]" office:value-type="float" office:value="0" calcext:value-type="float">
            <text:p>0,00E+00</text:p>
          </table:table-cell>
          <table:table-cell table:style-name="ce2" table:formula="of:=[$'Données brutes'.BK13]+[$'Données brutes'.BL13]" office:value-type="float" office:value="0.000285707263723165" calcext:value-type="float">
            <text:p>2,86E-04</text:p>
          </table:table-cell>
          <table:table-cell table:style-name="ce2" table:formula="of:=[$'Données brutes'.BM13]" office:value-type="float" office:value="0.00000409616148707047" calcext:value-type="float">
            <text:p>4,10E-06</text:p>
          </table:table-cell>
          <table:table-cell table:style-name="ce2" table:formula="of:=[$'Données brutes'.BN13]" office:value-type="float" office:value="0.000217096558814735" calcext:value-type="float">
            <text:p>2,17E-04</text:p>
          </table:table-cell>
          <table:table-cell table:style-name="ce2" table:formula="of:=[$'Données brutes'.BO13]+[$'Données brutes'.BP13]" office:value-type="float" office:value="0.000292875546325538" calcext:value-type="float">
            <text:p>2,93E-04</text:p>
          </table:table-cell>
          <table:table-cell table:number-columns-repeated="97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table:formula="of:=[$'Données brutes'.B14]+[$'Données brutes'.C14]+[$'Données brutes'.D14]" office:value-type="float" office:value="0.000190381215720049" calcext:value-type="float">
            <text:p>1,90E-04</text:p>
          </table:table-cell>
          <table:table-cell table:style-name="ce2" table:formula="of:=[$'Données brutes'.E14]" office:value-type="float" office:value="0.000012591350246035" calcext:value-type="float">
            <text:p>1,26E-05</text:p>
          </table:table-cell>
          <table:table-cell table:style-name="ce2" table:formula="of:=[$'Données brutes'.F14]" office:value-type="float" office:value="0.0000256863545019114" calcext:value-type="float">
            <text:p>2,57E-05</text:p>
          </table:table-cell>
          <table:table-cell table:style-name="ce2" table:formula="of:=[$'Données brutes'.G14]" office:value-type="float" office:value="0.0000342484726692152" calcext:value-type="float">
            <text:p>3,42E-05</text:p>
          </table:table-cell>
          <table:table-cell table:style-name="ce2" table:formula="of:=[$'Données brutes'.H14]" office:value-type="float" office:value="0.00000956942618698659" calcext:value-type="float">
            <text:p>9,57E-06</text:p>
          </table:table-cell>
          <table:table-cell table:style-name="ce2" table:formula="of:=[$'Données brutes'.I14]" office:value-type="float" office:value="0" calcext:value-type="float">
            <text:p>0,00E+00</text:p>
          </table:table-cell>
          <table:table-cell table:style-name="ce2" table:formula="of:=[$'Données brutes'.J14]+[$'Données brutes'.K14]" office:value-type="float" office:value="0.0000352557806888979" calcext:value-type="float">
            <text:p>3,53E-05</text:p>
          </table:table-cell>
          <table:table-cell table:style-name="ce2" table:formula="of:=[$'Données brutes'.L14]" office:value-type="float" office:value="0.0000805846415746239" calcext:value-type="float">
            <text:p>8,06E-05</text:p>
          </table:table-cell>
          <table:table-cell table:style-name="ce2" table:formula="of:=[$'Données brutes'.M14]" office:value-type="float" office:value="0.00002518270049207" calcext:value-type="float">
            <text:p>2,52E-05</text:p>
          </table:table-cell>
          <table:table-cell table:style-name="ce2" table:formula="of:=[$'Données brutes'.N14]" office:value-type="float" office:value="0" calcext:value-type="float">
            <text:p>0,00E+00</text:p>
          </table:table-cell>
          <table:table-cell table:style-name="ce2" table:formula="of:=[$'Données brutes'.O14]" office:value-type="float" office:value="0.0000332411646495324" calcext:value-type="float">
            <text:p>3,32E-05</text:p>
          </table:table-cell>
          <table:table-cell table:style-name="ce2" table:formula="of:=[$'Données brutes'.P14]+[$'Données brutes'.Q14]" office:value-type="float" office:value="0.0000141023122755592" calcext:value-type="float">
            <text:p>1,41E-05</text:p>
          </table:table-cell>
          <table:table-cell table:style-name="ce2" table:formula="of:=[$'Données brutes'.R14]+[$'Données brutes'.S14]" office:value-type="float" office:value="0.0000030219240590484" calcext:value-type="float">
            <text:p>3,02E-06</text:p>
          </table:table-cell>
          <table:table-cell table:style-name="ce2" table:formula="of:=[$'Données brutes'.T14]+[$'Données brutes'.U14]" office:value-type="float" office:value="0" calcext:value-type="float">
            <text:p>0,00E+00</text:p>
          </table:table-cell>
          <table:table-cell table:style-name="ce2" table:formula="of:=[$'Données brutes'.V14]" office:value-type="float" office:value="0" calcext:value-type="float">
            <text:p>0,00E+00</text:p>
          </table:table-cell>
          <table:table-cell table:style-name="ce2" table:formula="of:=[$'Données brutes'.W14]+[$'Données brutes'.X14]+[$'Données brutes'.Y14]+[$'Données brutes'.Z14]" office:value-type="float" office:value="0.000002518270049207" calcext:value-type="float">
            <text:p>2,52E-06</text:p>
          </table:table-cell>
          <table:table-cell table:style-name="ce2" table:formula="of:=[$'Données brutes'.AA14]+[$'Données brutes'.AB14]" office:value-type="float" office:value="0.000037774050738105" calcext:value-type="float">
            <text:p>3,78E-05</text:p>
          </table:table-cell>
          <table:table-cell table:style-name="ce2" table:formula="of:=[$'Données brutes'.AC14]" office:value-type="float" office:value="0.0000010073080196828" calcext:value-type="float">
            <text:p>1,01E-06</text:p>
          </table:table-cell>
          <table:table-cell table:style-name="ce2" table:formula="of:=[$'Données brutes'.AD14]" office:value-type="float" office:value="0.0000030219240590484" calcext:value-type="float">
            <text:p>3,02E-06</text:p>
          </table:table-cell>
          <table:table-cell table:style-name="ce2" table:formula="of:=[$'Données brutes'.AE14]" office:value-type="float" office:value="0.0000231680844527044" calcext:value-type="float">
            <text:p>2,32E-05</text:p>
          </table:table-cell>
          <table:table-cell table:style-name="ce2" table:formula="of:=[$'Données brutes'.AF14]" office:value-type="float" office:value="0.0000110803882165108" calcext:value-type="float">
            <text:p>1,11E-05</text:p>
          </table:table-cell>
          <table:table-cell table:style-name="ce2" table:formula="of:=[$'Données brutes'.AG14]+[$'Données brutes'.AH14]+[$'Données brutes'.AJ14]" office:value-type="float" office:value="0.0000332411646495324" calcext:value-type="float">
            <text:p>3,32E-05</text:p>
          </table:table-cell>
          <table:table-cell table:style-name="ce2" table:formula="of:=[$'Données brutes'.AI14]" office:value-type="float" office:value="0.00000604384811809679" calcext:value-type="float">
            <text:p>6,04E-06</text:p>
          </table:table-cell>
          <table:table-cell table:style-name="ce2" table:formula="of:=[$'Données brutes'.AK14]" office:value-type="float" office:value="0.000208512760074339" calcext:value-type="float">
            <text:p>2,09E-04</text:p>
          </table:table-cell>
          <table:table-cell table:style-name="ce2" table:formula="of:=[$'Données brutes'.AL14]" office:value-type="float" office:value="0.0000035255780688898" calcext:value-type="float">
            <text:p>3,53E-06</text:p>
          </table:table-cell>
          <table:table-cell table:style-name="ce2" table:formula="of:=[$'Données brutes'.AM14]+[$'Données brutes'.AN14]" office:value-type="float" office:value="0.0000926723378108175" calcext:value-type="float">
            <text:p>9,27E-05</text:p>
          </table:table-cell>
          <table:table-cell table:style-name="ce2" table:formula="of:=[$'Données brutes'.AO14]" office:value-type="float" office:value="0.000143037738794957" calcext:value-type="float">
            <text:p>1,43E-04</text:p>
          </table:table-cell>
          <table:table-cell table:style-name="ce2" table:formula="of:=[$'Données brutes'.AP14]+[$'Données brutes'.AQ14]" office:value-type="float" office:value="0.0000831029116238309" calcext:value-type="float">
            <text:p>8,31E-05</text:p>
          </table:table-cell>
          <table:table-cell table:style-name="ce2" table:formula="of:=[$'Données brutes'.AR14]" office:value-type="float" office:value="0.0000181315443542904" calcext:value-type="float">
            <text:p>1,81E-05</text:p>
          </table:table-cell>
          <table:table-cell table:style-name="ce2" table:formula="of:=[$'Données brutes'.AS14]" office:value-type="float" office:value="0.000182826405572428" calcext:value-type="float">
            <text:p>1,83E-04</text:p>
          </table:table-cell>
          <table:table-cell table:style-name="ce2" table:formula="of:=[$'Données brutes'.AT14]+[$'Données brutes'.AU14]" office:value-type="float" office:value="0.0000010073080196828" calcext:value-type="float">
            <text:p>1,01E-06</text:p>
          </table:table-cell>
          <table:table-cell table:style-name="ce2" table:formula="of:=[$'Données brutes'.AV14]" office:value-type="float" office:value="0.0000508690549939813" calcext:value-type="float">
            <text:p>5,09E-05</text:p>
          </table:table-cell>
          <table:table-cell table:style-name="ce2" table:formula="of:=[$'Données brutes'.AW14]" office:value-type="float" office:value="0.0000146059662854006" calcext:value-type="float">
            <text:p>1,46E-05</text:p>
          </table:table-cell>
          <table:table-cell table:style-name="ce2" table:formula="of:=[$'Données brutes'.AX14]" office:value-type="float" office:value="0.0000473434769250915" calcext:value-type="float">
            <text:p>4,73E-05</text:p>
          </table:table-cell>
          <table:table-cell table:style-name="ce2" table:formula="of:=[$'Données brutes'.AY14]" office:value-type="float" office:value="0.00000956942618698659" calcext:value-type="float">
            <text:p>9,57E-06</text:p>
          </table:table-cell>
          <table:table-cell table:style-name="ce2" table:formula="of:=[$'Données brutes'.AZ14]" office:value-type="float" office:value="0.0000035255780688898" calcext:value-type="float">
            <text:p>3,53E-06</text:p>
          </table:table-cell>
          <table:table-cell table:style-name="ce2" table:formula="of:=[$'Données brutes'.BA14]" office:value-type="float" office:value="0.0000428105908365189" calcext:value-type="float">
            <text:p>4,28E-05</text:p>
          </table:table-cell>
          <table:table-cell table:style-name="ce2" table:formula="of:=[$'Données brutes'.BB14]" office:value-type="float" office:value="0.0000171242363346076" calcext:value-type="float">
            <text:p>1,71E-05</text:p>
          </table:table-cell>
          <table:table-cell table:style-name="ce2" table:formula="of:=[$'Données brutes'.BC14]+[$'Données brutes'.BD14]" office:value-type="float" office:value="0.0000216571224231802" calcext:value-type="float">
            <text:p>2,17E-05</text:p>
          </table:table-cell>
          <table:table-cell table:style-name="ce2" table:formula="of:=[$'Données brutes'.BE14]" office:value-type="float" office:value="0.0000005036540098414" calcext:value-type="float">
            <text:p>5,04E-07</text:p>
          </table:table-cell>
          <table:table-cell table:style-name="ce2" table:formula="of:=[$'Données brutes'.BF14]" office:value-type="float" office:value="0.0000584238651416023" calcext:value-type="float">
            <text:p>5,84E-05</text:p>
          </table:table-cell>
          <table:table-cell table:style-name="ce2" table:formula="of:=[$'Données brutes'.BG14]" office:value-type="float" office:value="0.000012591350246035" calcext:value-type="float">
            <text:p>1,26E-05</text:p>
          </table:table-cell>
          <table:table-cell table:style-name="ce2" table:formula="of:=[$'Données brutes'.BH14]" office:value-type="float" office:value="0.00014051946874575" calcext:value-type="float">
            <text:p>1,41E-04</text:p>
          </table:table-cell>
          <table:table-cell table:style-name="ce2" table:formula="of:=[$'Données brutes'.BI14]" office:value-type="float" office:value="0.000030219240590484" calcext:value-type="float">
            <text:p>3,02E-05</text:p>
          </table:table-cell>
          <table:table-cell table:style-name="ce2" table:formula="of:=[$'Données brutes'.BJ14]" office:value-type="float" office:value="0.0000010073080196828" calcext:value-type="float">
            <text:p>1,01E-06</text:p>
          </table:table-cell>
          <table:table-cell table:style-name="ce2" table:formula="of:=[$'Données brutes'.BK14]+[$'Données brutes'.BL14]" office:value-type="float" office:value="0.000149081586913054" calcext:value-type="float">
            <text:p>1,49E-04</text:p>
          </table:table-cell>
          <table:table-cell table:style-name="ce2" table:formula="of:=[$'Données brutes'.BM14]" office:value-type="float" office:value="0.0000135986582657178" calcext:value-type="float">
            <text:p>1,36E-05</text:p>
          </table:table-cell>
          <table:table-cell table:style-name="ce2" table:formula="of:=[$'Données brutes'.BN14]" office:value-type="float" office:value="0.000419040136188044" calcext:value-type="float">
            <text:p>4,19E-04</text:p>
          </table:table-cell>
          <table:table-cell table:style-name="ce2" table:formula="of:=[$'Données brutes'.BO14]+[$'Données brutes'.BP14]" office:value-type="float" office:value="0.000248805080861651" calcext:value-type="float">
            <text:p>2,49E-04</text:p>
          </table:table-cell>
          <table:table-cell table:number-columns-repeated="97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$'Données brutes'.B15]+[$'Données brutes'.C15]+[$'Données brutes'.D15]" office:value-type="float" office:value="0.000198694585103534" calcext:value-type="float">
            <text:p>1,99E-04</text:p>
          </table:table-cell>
          <table:table-cell table:style-name="ce2" table:formula="of:=[$'Données brutes'.E15]" office:value-type="float" office:value="0.0000187608621127801" calcext:value-type="float">
            <text:p>1,88E-05</text:p>
          </table:table-cell>
          <table:table-cell table:style-name="ce2" table:formula="of:=[$'Données brutes'.F15]" office:value-type="float" office:value="0.0000579881192576839" calcext:value-type="float">
            <text:p>5,80E-05</text:p>
          </table:table-cell>
          <table:table-cell table:style-name="ce2" table:formula="of:=[$'Données brutes'.G15]" office:value-type="float" office:value="0.0000247302273304828" calcext:value-type="float">
            <text:p>2,47E-05</text:p>
          </table:table-cell>
          <table:table-cell table:style-name="ce2" table:formula="of:=[$'Données brutes'.H15]" office:value-type="float" office:value="0.0000127914968950773" calcext:value-type="float">
            <text:p>1,28E-05</text:p>
          </table:table-cell>
          <table:table-cell table:style-name="ce2" table:formula="of:=[$'Données brutes'.I15]" office:value-type="float" office:value="0.00000085276645967182" calcext:value-type="float">
            <text:p>8,53E-07</text:p>
          </table:table-cell>
          <table:table-cell table:style-name="ce2" table:formula="of:=[$'Données brutes'.J15]+[$'Données brutes'.K15]" office:value-type="float" office:value="0.0000451966223626065" calcext:value-type="float">
            <text:p>4,52E-05</text:p>
          </table:table-cell>
          <table:table-cell table:style-name="ce2" table:formula="of:=[$'Données brutes'.L15]" office:value-type="float" office:value="0.0000613991850963711" calcext:value-type="float">
            <text:p>6,14E-05</text:p>
          </table:table-cell>
          <table:table-cell table:style-name="ce2" table:formula="of:=[$'Données brutes'.M15]" office:value-type="float" office:value="0.000100626442241275" calcext:value-type="float">
            <text:p>1,01E-04</text:p>
          </table:table-cell>
          <table:table-cell table:style-name="ce2" table:formula="of:=[$'Données brutes'.N15]" office:value-type="float" office:value="0.00000085276645967182" calcext:value-type="float">
            <text:p>8,53E-07</text:p>
          </table:table-cell>
          <table:table-cell table:style-name="ce2" table:formula="of:=[$'Données brutes'.O15]" office:value-type="float" office:value="0.0000469021552819502" calcext:value-type="float">
            <text:p>4,69E-05</text:p>
          </table:table-cell>
          <table:table-cell table:style-name="ce2" table:formula="of:=[$'Données brutes'.P15]+[$'Données brutes'.Q15]" office:value-type="float" office:value="0.00000170553291934364" calcext:value-type="float">
            <text:p>1,71E-06</text:p>
          </table:table-cell>
          <table:table-cell table:style-name="ce2" table:formula="of:=[$'Données brutes'.R15]+[$'Données brutes'.S15]" office:value-type="float" office:value="0.00000938043105639004" calcext:value-type="float">
            <text:p>9,38E-06</text:p>
          </table:table-cell>
          <table:table-cell table:style-name="ce2" table:formula="of:=[$'Données brutes'.T15]+[$'Données brutes'.U15]" office:value-type="float" office:value="0" calcext:value-type="float">
            <text:p>0,00E+00</text:p>
          </table:table-cell>
          <table:table-cell table:style-name="ce2" table:formula="of:=[$'Données brutes'.V15]" office:value-type="float" office:value="0.00000341106583868729" calcext:value-type="float">
            <text:p>3,41E-06</text:p>
          </table:table-cell>
          <table:table-cell table:style-name="ce2" table:formula="of:=[$'Données brutes'.W15]+[$'Données brutes'.X15]+[$'Données brutes'.Y15]+[$'Données brutes'.Z15]" office:value-type="float" office:value="0.00000596936521770275" calcext:value-type="float">
            <text:p>5,97E-06</text:p>
          </table:table-cell>
          <table:table-cell table:style-name="ce2" table:formula="of:=[$'Données brutes'.AA15]+[$'Données brutes'.AB15]" office:value-type="float" office:value="0.0000648102509350584" calcext:value-type="float">
            <text:p>6,48E-05</text:p>
          </table:table-cell>
          <table:table-cell table:style-name="ce2" table:formula="of:=[$'Données brutes'.AC15]" office:value-type="float" office:value="0.00000085276645967182" calcext:value-type="float">
            <text:p>8,53E-07</text:p>
          </table:table-cell>
          <table:table-cell table:style-name="ce2" table:formula="of:=[$'Données brutes'.AD15]" office:value-type="float" office:value="0.00000255829937901546" calcext:value-type="float">
            <text:p>2,56E-06</text:p>
          </table:table-cell>
          <table:table-cell table:style-name="ce2" table:formula="of:=[$'Données brutes'.AE15]" office:value-type="float" office:value="0.0000179080956531082" calcext:value-type="float">
            <text:p>1,79E-05</text:p>
          </table:table-cell>
          <table:table-cell table:style-name="ce2" table:formula="of:=[$'Données brutes'.AF15]" office:value-type="float" office:value="0.0000119387304354055" calcext:value-type="float">
            <text:p>1,19E-05</text:p>
          </table:table-cell>
          <table:table-cell table:style-name="ce2" table:formula="of:=[$'Données brutes'.AG15]+[$'Données brutes'.AH15]+[$'Données brutes'.AJ15]" office:value-type="float" office:value="0.0000878349453461976" calcext:value-type="float">
            <text:p>8,78E-05</text:p>
          </table:table-cell>
          <table:table-cell table:style-name="ce2" table:formula="of:=[$'Données brutes'.AI15]" office:value-type="float" office:value="0.00000852766459671821" calcext:value-type="float">
            <text:p>8,53E-06</text:p>
          </table:table-cell>
          <table:table-cell table:style-name="ce2" table:formula="of:=[$'Données brutes'.AK15]" office:value-type="float" office:value="0.000281412931691701" calcext:value-type="float">
            <text:p>2,81E-04</text:p>
          </table:table-cell>
          <table:table-cell table:style-name="ce2" table:formula="of:=[$'Données brutes'.AL15]" office:value-type="float" office:value="0.00000341106583868729" calcext:value-type="float">
            <text:p>3,41E-06</text:p>
          </table:table-cell>
          <table:table-cell table:style-name="ce2" table:formula="of:=[$'Données brutes'.AM15]+[$'Données brutes'.AN15]" office:value-type="float" office:value="0.000247302273304828" calcext:value-type="float">
            <text:p>2,47E-04</text:p>
          </table:table-cell>
          <table:table-cell table:style-name="ce2" table:formula="of:=[$'Données brutes'.AO15]" office:value-type="float" office:value="0.000199547351563206" calcext:value-type="float">
            <text:p>2,00E-04</text:p>
          </table:table-cell>
          <table:table-cell table:style-name="ce2" table:formula="of:=[$'Données brutes'.AP15]+[$'Données brutes'.AQ15]" office:value-type="float" office:value="0.000033257891927201" calcext:value-type="float">
            <text:p>3,33E-05</text:p>
          </table:table-cell>
          <table:table-cell table:style-name="ce2" table:formula="of:=[$'Données brutes'.AR15]" office:value-type="float" office:value="0.00000511659875803093" calcext:value-type="float">
            <text:p>5,12E-06</text:p>
          </table:table-cell>
          <table:table-cell table:style-name="ce2" table:formula="of:=[$'Données brutes'.AS15]" office:value-type="float" office:value="0.000239627375167782" calcext:value-type="float">
            <text:p>2,40E-04</text:p>
          </table:table-cell>
          <table:table-cell table:style-name="ce2" table:formula="of:=[$'Données brutes'.AT15]+[$'Données brutes'.AU15]" office:value-type="float" office:value="0.00000255829937901546" calcext:value-type="float">
            <text:p>2,56E-06</text:p>
          </table:table-cell>
          <table:table-cell table:style-name="ce2" table:formula="of:=[$'Données brutes'.AV15]" office:value-type="float" office:value="0.0000341106583868729" calcext:value-type="float">
            <text:p>3,41E-05</text:p>
          </table:table-cell>
          <table:table-cell table:style-name="ce2" table:formula="of:=[$'Données brutes'.AW15]" office:value-type="float" office:value="0.0000119387304354055" calcext:value-type="float">
            <text:p>1,19E-05</text:p>
          </table:table-cell>
          <table:table-cell table:style-name="ce2" table:formula="of:=[$'Données brutes'.AX15]" office:value-type="float" office:value="0.0000102331975160619" calcext:value-type="float">
            <text:p>1,02E-05</text:p>
          </table:table-cell>
          <table:table-cell table:style-name="ce2" table:formula="of:=[$'Données brutes'.AY15]" office:value-type="float" office:value="0.00000085276645967182" calcext:value-type="float">
            <text:p>8,53E-07</text:p>
          </table:table-cell>
          <table:table-cell table:style-name="ce2" table:formula="of:=[$'Données brutes'.AZ15]" office:value-type="float" office:value="0" calcext:value-type="float">
            <text:p>0,00E+00</text:p>
          </table:table-cell>
          <table:table-cell table:style-name="ce2" table:formula="of:=[$'Données brutes'.BA15]" office:value-type="float" office:value="0.0000187608621127801" calcext:value-type="float">
            <text:p>1,88E-05</text:p>
          </table:table-cell>
          <table:table-cell table:style-name="ce2" table:formula="of:=[$'Données brutes'.BB15]" office:value-type="float" office:value="0.00000170553291934364" calcext:value-type="float">
            <text:p>1,71E-06</text:p>
          </table:table-cell>
          <table:table-cell table:style-name="ce2" table:formula="of:=[$'Données brutes'.BC15]+[$'Données brutes'.BD15]" office:value-type="float" office:value="0.0000230246944111392" calcext:value-type="float">
            <text:p>2,30E-05</text:p>
          </table:table-cell>
          <table:table-cell table:style-name="ce2" table:formula="of:=[$'Données brutes'.BE15]" office:value-type="float" office:value="0.00000255829937901546" calcext:value-type="float">
            <text:p>2,56E-06</text:p>
          </table:table-cell>
          <table:table-cell table:style-name="ce2" table:formula="of:=[$'Données brutes'.BF15]" office:value-type="float" office:value="0.0000554298198786684" calcext:value-type="float">
            <text:p>5,54E-05</text:p>
          </table:table-cell>
          <table:table-cell table:style-name="ce2" table:formula="of:=[$'Données brutes'.BG15]" office:value-type="float" office:value="0.0000247302273304828" calcext:value-type="float">
            <text:p>2,47E-05</text:p>
          </table:table-cell>
          <table:table-cell table:style-name="ce2" table:formula="of:=[$'Données brutes'.BH15]" office:value-type="float" office:value="0.00000852766459671821" calcext:value-type="float">
            <text:p>8,53E-06</text:p>
          </table:table-cell>
          <table:table-cell table:style-name="ce2" table:formula="of:=[$'Données brutes'.BI15]" office:value-type="float" office:value="0.0000503132211206375" calcext:value-type="float">
            <text:p>5,03E-05</text:p>
          </table:table-cell>
          <table:table-cell table:style-name="ce2" table:formula="of:=[$'Données brutes'.BJ15]" office:value-type="float" office:value="0.00000255829937901546" calcext:value-type="float">
            <text:p>2,56E-06</text:p>
          </table:table-cell>
          <table:table-cell table:style-name="ce2" table:formula="of:=[$'Données brutes'.BK15]+[$'Données brutes'.BL15]" office:value-type="float" office:value="0.0000980681428622595" calcext:value-type="float">
            <text:p>9,81E-05</text:p>
          </table:table-cell>
          <table:table-cell table:style-name="ce2" table:formula="of:=[$'Données brutes'.BM15]" office:value-type="float" office:value="0.00000938043105639004" calcext:value-type="float">
            <text:p>9,38E-06</text:p>
          </table:table-cell>
          <table:table-cell table:style-name="ce2" table:formula="of:=[$'Données brutes'.BN15]" office:value-type="float" office:value="0.000169700525474692" calcext:value-type="float">
            <text:p>1,70E-04</text:p>
          </table:table-cell>
          <table:table-cell table:style-name="ce2" table:formula="of:=[$'Données brutes'.BO15]+[$'Données brutes'.BP15]" office:value-type="float" office:value="0.000255829937901546" calcext:value-type="float">
            <text:p>2,56E-04</text:p>
          </table:table-cell>
          <table:table-cell table:number-columns-repeated="97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2" table:formula="of:=[$'Données brutes'.B16]+[$'Données brutes'.C16]+[$'Données brutes'.D16]" office:value-type="float" office:value="0.000101752690086744" calcext:value-type="float">
            <text:p>1,02E-04</text:p>
          </table:table-cell>
          <table:table-cell table:style-name="ce2" table:formula="of:=[$'Données brutes'.E16]" office:value-type="float" office:value="0.0000275580202318265" calcext:value-type="float">
            <text:p>2,76E-05</text:p>
          </table:table-cell>
          <table:table-cell table:style-name="ce2" table:formula="of:=[$'Données brutes'.F16]" office:value-type="float" office:value="0.0000434568780578803" calcext:value-type="float">
            <text:p>4,35E-05</text:p>
          </table:table-cell>
          <table:table-cell table:style-name="ce2" table:formula="of:=[$'Données brutes'.G16]" office:value-type="float" office:value="0.0000466366496230911" calcext:value-type="float">
            <text:p>4,66E-05</text:p>
          </table:table-cell>
          <table:table-cell table:style-name="ce2" table:formula="of:=[$'Données brutes'.H16]" office:value-type="float" office:value="0.00000953931469563227" calcext:value-type="float">
            <text:p>9,54E-06</text:p>
          </table:table-cell>
          <table:table-cell table:style-name="ce2" table:formula="of:=[$'Données brutes'.I16]" office:value-type="float" office:value="0" calcext:value-type="float">
            <text:p>0,00E+00</text:p>
          </table:table-cell>
          <table:table-cell table:style-name="ce2" table:formula="of:=[$'Données brutes'.J16]+[$'Données brutes'.K16]" office:value-type="float" office:value="0.0000741946698549176" calcext:value-type="float">
            <text:p>7,42E-05</text:p>
          </table:table-cell>
          <table:table-cell table:style-name="ce2" table:formula="of:=[$'Données brutes'.L16]" office:value-type="float" office:value="0.000142029796579414" calcext:value-type="float">
            <text:p>1,42E-04</text:p>
          </table:table-cell>
          <table:table-cell table:style-name="ce2" table:formula="of:=[$'Données brutes'.M16]" office:value-type="float" office:value="0.000016958781681124" calcext:value-type="float">
            <text:p>1,70E-05</text:p>
          </table:table-cell>
          <table:table-cell table:style-name="ce2" table:formula="of:=[$'Données brutes'.N16]" office:value-type="float" office:value="0" calcext:value-type="float">
            <text:p>0,00E+00</text:p>
          </table:table-cell>
          <table:table-cell table:style-name="ce2" table:formula="of:=[$'Données brutes'.O16]" office:value-type="float" office:value="0.0000275580202318265" calcext:value-type="float">
            <text:p>2,76E-05</text:p>
          </table:table-cell>
          <table:table-cell table:style-name="ce2" table:formula="of:=[$'Données brutes'.P16]+[$'Données brutes'.Q16]" office:value-type="float" office:value="0.00000423969542028101" calcext:value-type="float">
            <text:p>4,24E-06</text:p>
          </table:table-cell>
          <table:table-cell table:style-name="ce2" table:formula="of:=[$'Données brutes'.R16]+[$'Données brutes'.S16]" office:value-type="float" office:value="0.0000021198477101405" calcext:value-type="float">
            <text:p>2,12E-06</text:p>
          </table:table-cell>
          <table:table-cell table:style-name="ce2" table:formula="of:=[$'Données brutes'.T16]+[$'Données brutes'.U16]" office:value-type="float" office:value="0" calcext:value-type="float">
            <text:p>0,00E+00</text:p>
          </table:table-cell>
          <table:table-cell table:style-name="ce2" table:formula="of:=[$'Données brutes'.V16]" office:value-type="float" office:value="0" calcext:value-type="float">
            <text:p>0,00E+00</text:p>
          </table:table-cell>
          <table:table-cell table:style-name="ce2" table:formula="of:=[$'Données brutes'.W16]+[$'Données brutes'.X16]+[$'Données brutes'.Y16]+[$'Données brutes'.Z16]" office:value-type="float" office:value="0.00000105992385507025" calcext:value-type="float">
            <text:p>1,06E-06</text:p>
          </table:table-cell>
          <table:table-cell table:style-name="ce2" table:formula="of:=[$'Données brutes'.AA16]+[$'Données brutes'.AB16]" office:value-type="float" office:value="0.0000286179440868968" calcext:value-type="float">
            <text:p>2,86E-05</text:p>
          </table:table-cell>
          <table:table-cell table:style-name="ce2" table:formula="of:=[$'Données brutes'.AC16]" office:value-type="float" office:value="0" calcext:value-type="float">
            <text:p>0,00E+00</text:p>
          </table:table-cell>
          <table:table-cell table:style-name="ce2" table:formula="of:=[$'Données brutes'.AD16]" office:value-type="float" office:value="0" calcext:value-type="float">
            <text:p>0,00E+00</text:p>
          </table:table-cell>
          <table:table-cell table:style-name="ce2" table:formula="of:=[$'Données brutes'.AE16]" office:value-type="float" office:value="0.0000137790101159133" calcext:value-type="float">
            <text:p>1,38E-05</text:p>
          </table:table-cell>
          <table:table-cell table:style-name="ce2" table:formula="of:=[$'Données brutes'.AF16]" office:value-type="float" office:value="0" calcext:value-type="float">
            <text:p>0,00E+00</text:p>
          </table:table-cell>
          <table:table-cell table:style-name="ce2" table:formula="of:=[$'Données brutes'.AG16]+[$'Données brutes'.AH16]+[$'Données brutes'.AJ16]" office:value-type="float" office:value="0.0000105992385507025" calcext:value-type="float">
            <text:p>1,06E-05</text:p>
          </table:table-cell>
          <table:table-cell table:style-name="ce2" table:formula="of:=[$'Données brutes'.AI16]" office:value-type="float" office:value="0.00000317977156521076" calcext:value-type="float">
            <text:p>3,18E-06</text:p>
          </table:table-cell>
          <table:table-cell table:style-name="ce2" table:formula="of:=[$'Données brutes'.AK16]" office:value-type="float" office:value="0.000196085913187997" calcext:value-type="float">
            <text:p>1,96E-04</text:p>
          </table:table-cell>
          <table:table-cell table:style-name="ce2" table:formula="of:=[$'Données brutes'.AL16]" office:value-type="float" office:value="0.00000635954313042151" calcext:value-type="float">
            <text:p>6,36E-06</text:p>
          </table:table-cell>
          <table:table-cell table:style-name="ce2" table:formula="of:=[$'Données brutes'.AM16]+[$'Données brutes'.AN16]" office:value-type="float" office:value="0.0000328576395071778" calcext:value-type="float">
            <text:p>3,29E-05</text:p>
          </table:table-cell>
          <table:table-cell table:style-name="ce2" table:formula="of:=[$'Données brutes'.AO16]" office:value-type="float" office:value="0.0000900935276809714" calcext:value-type="float">
            <text:p>9,01E-05</text:p>
          </table:table-cell>
          <table:table-cell table:style-name="ce2" table:formula="of:=[$'Données brutes'.AP16]+[$'Données brutes'.AQ16]" office:value-type="float" office:value="0.0000476965734781613" calcext:value-type="float">
            <text:p>4,77E-05</text:p>
          </table:table-cell>
          <table:table-cell table:style-name="ce2" table:formula="of:=[$'Données brutes'.AR16]" office:value-type="float" office:value="0.0000190786293912645" calcext:value-type="float">
            <text:p>1,91E-05</text:p>
          </table:table-cell>
          <table:table-cell table:style-name="ce2" table:formula="of:=[$'Données brutes'.AS16]" office:value-type="float" office:value="0.000122951167188149" calcext:value-type="float">
            <text:p>1,23E-04</text:p>
          </table:table-cell>
          <table:table-cell table:style-name="ce2" table:formula="of:=[$'Données brutes'.AT16]+[$'Données brutes'.AU16]" office:value-type="float" office:value="0.00000105992385507025" calcext:value-type="float">
            <text:p>1,06E-06</text:p>
          </table:table-cell>
          <table:table-cell table:style-name="ce2" table:formula="of:=[$'Données brutes'.AV16]" office:value-type="float" office:value="0.0000402771064926696" calcext:value-type="float">
            <text:p>4,03E-05</text:p>
          </table:table-cell>
          <table:table-cell table:style-name="ce2" table:formula="of:=[$'Données brutes'.AW16]" office:value-type="float" office:value="0.000012719086260843" calcext:value-type="float">
            <text:p>1,27E-05</text:p>
          </table:table-cell>
          <table:table-cell table:style-name="ce2" table:formula="of:=[$'Données brutes'.AX16]" office:value-type="float" office:value="0.0000593557358839341" calcext:value-type="float">
            <text:p>5,94E-05</text:p>
          </table:table-cell>
          <table:table-cell table:style-name="ce2" table:formula="of:=[$'Données brutes'.AY16]" office:value-type="float" office:value="0.00000741946698549176" calcext:value-type="float">
            <text:p>7,42E-06</text:p>
          </table:table-cell>
          <table:table-cell table:style-name="ce2" table:formula="of:=[$'Données brutes'.AZ16]" office:value-type="float" office:value="0" calcext:value-type="float">
            <text:p>0,00E+00</text:p>
          </table:table-cell>
          <table:table-cell table:style-name="ce2" table:formula="of:=[$'Données brutes'.BA16]" office:value-type="float" office:value="0.0000720748221447771" calcext:value-type="float">
            <text:p>7,21E-05</text:p>
          </table:table-cell>
          <table:table-cell table:style-name="ce2" table:formula="of:=[$'Données brutes'.BB16]" office:value-type="float" office:value="0.0000105992385507025" calcext:value-type="float">
            <text:p>1,06E-05</text:p>
          </table:table-cell>
          <table:table-cell table:style-name="ce2" table:formula="of:=[$'Données brutes'.BC16]+[$'Données brutes'.BD16]" office:value-type="float" office:value="0.0000137790101159133" calcext:value-type="float">
            <text:p>1,38E-05</text:p>
          </table:table-cell>
          <table:table-cell table:style-name="ce2" table:formula="of:=[$'Données brutes'.BE16]" office:value-type="float" office:value="0" calcext:value-type="float">
            <text:p>0,00E+00</text:p>
          </table:table-cell>
          <table:table-cell table:style-name="ce2" table:formula="of:=[$'Données brutes'.BF16]" office:value-type="float" office:value="0.000033917563362248" calcext:value-type="float">
            <text:p>3,39E-05</text:p>
          </table:table-cell>
          <table:table-cell table:style-name="ce2" table:formula="of:=[$'Données brutes'.BG16]" office:value-type="float" office:value="0.0000264980963767563" calcext:value-type="float">
            <text:p>2,65E-05</text:p>
          </table:table-cell>
          <table:table-cell table:style-name="ce2" table:formula="of:=[$'Données brutes'.BH16]" office:value-type="float" office:value="0.0000370973349274588" calcext:value-type="float">
            <text:p>3,71E-05</text:p>
          </table:table-cell>
          <table:table-cell table:style-name="ce2" table:formula="of:=[$'Données brutes'.BI16]" office:value-type="float" office:value="0.0000593557358839341" calcext:value-type="float">
            <text:p>5,94E-05</text:p>
          </table:table-cell>
          <table:table-cell table:style-name="ce2" table:formula="of:=[$'Données brutes'.BJ16]" office:value-type="float" office:value="0.00000529961927535126" calcext:value-type="float">
            <text:p>5,30E-06</text:p>
          </table:table-cell>
          <table:table-cell table:style-name="ce2" table:formula="of:=[$'Données brutes'.BK16]+[$'Données brutes'.BL16]" office:value-type="float" office:value="0.000179127131506873" calcext:value-type="float">
            <text:p>1,79E-04</text:p>
          </table:table-cell>
          <table:table-cell table:style-name="ce2" table:formula="of:=[$'Données brutes'.BM16]" office:value-type="float" office:value="0.00000317977156521076" calcext:value-type="float">
            <text:p>3,18E-06</text:p>
          </table:table-cell>
          <table:table-cell table:style-name="ce2" table:formula="of:=[$'Données brutes'.BN16]" office:value-type="float" office:value="0.00025438172521686" calcext:value-type="float">
            <text:p>2,54E-04</text:p>
          </table:table-cell>
          <table:table-cell table:style-name="ce2" table:formula="of:=[$'Données brutes'.BO16]+[$'Données brutes'.BP16]" office:value-type="float" office:value="0.000156868730550397" calcext:value-type="float">
            <text:p>1,57E-04</text:p>
          </table:table-cell>
          <table:table-cell table:number-columns-repeated="97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table:formula="of:=[$'Données brutes'.B17]+[$'Données brutes'.C17]+[$'Données brutes'.D17]" office:value-type="float" office:value="0.000116163714525552" calcext:value-type="float">
            <text:p>1,16E-04</text:p>
          </table:table-cell>
          <table:table-cell table:style-name="ce2" table:formula="of:=[$'Données brutes'.E17]" office:value-type="float" office:value="0.0000178061168250846" calcext:value-type="float">
            <text:p>1,78E-05</text:p>
          </table:table-cell>
          <table:table-cell table:style-name="ce2" table:formula="of:=[$'Données brutes'.F17]" office:value-type="float" office:value="0.000030524771700145" calcext:value-type="float">
            <text:p>3,05E-05</text:p>
          </table:table-cell>
          <table:table-cell table:style-name="ce2" table:formula="of:=[$'Données brutes'.G17]" office:value-type="float" office:value="0.0000220456684501047" calcext:value-type="float">
            <text:p>2,20E-05</text:p>
          </table:table-cell>
          <table:table-cell table:style-name="ce2" table:formula="of:=[$'Données brutes'.H17]" office:value-type="float" office:value="0.0000228935787751087" calcext:value-type="float">
            <text:p>2,29E-05</text:p>
          </table:table-cell>
          <table:table-cell table:style-name="ce2" table:formula="of:=[$'Données brutes'.I17]" office:value-type="float" office:value="0" calcext:value-type="float">
            <text:p>0,00E+00</text:p>
          </table:table-cell>
          <table:table-cell table:style-name="ce2" table:formula="of:=[$'Données brutes'.J17]+[$'Données brutes'.K17]" office:value-type="float" office:value="0.0000330685026751571" calcext:value-type="float">
            <text:p>3,31E-05</text:p>
          </table:table-cell>
          <table:table-cell table:style-name="ce2" table:formula="of:=[$'Données brutes'.L17]" office:value-type="float" office:value="0.000212825491576011" calcext:value-type="float">
            <text:p>2,13E-04</text:p>
          </table:table-cell>
          <table:table-cell table:style-name="ce2" table:formula="of:=[$'Données brutes'.M17]" office:value-type="float" office:value="0.0000457871575502175" calcext:value-type="float">
            <text:p>4,58E-05</text:p>
          </table:table-cell>
          <table:table-cell table:style-name="ce2" table:formula="of:=[$'Données brutes'.N17]" office:value-type="float" office:value="0.00000508746195002417" calcext:value-type="float">
            <text:p>5,09E-06</text:p>
          </table:table-cell>
          <table:table-cell table:style-name="ce2" table:formula="of:=[$'Données brutes'.O17]" office:value-type="float" office:value="0.0000339164130001611" calcext:value-type="float">
            <text:p>3,39E-05</text:p>
          </table:table-cell>
          <table:table-cell table:style-name="ce2" table:formula="of:=[$'Données brutes'.P17]+[$'Données brutes'.Q17]" office:value-type="float" office:value="0.0000101749239000483" calcext:value-type="float">
            <text:p>1,02E-05</text:p>
          </table:table-cell>
          <table:table-cell table:style-name="ce2" table:formula="of:=[$'Données brutes'.R17]+[$'Données brutes'.S17]" office:value-type="float" office:value="0.00000339164130001611" calcext:value-type="float">
            <text:p>3,39E-06</text:p>
          </table:table-cell>
          <table:table-cell table:style-name="ce2" table:formula="of:=[$'Données brutes'.T17]+[$'Données brutes'.U17]" office:value-type="float" office:value="0.00000084791032500403" calcext:value-type="float">
            <text:p>8,48E-07</text:p>
          </table:table-cell>
          <table:table-cell table:style-name="ce2" table:formula="of:=[$'Données brutes'.V17]" office:value-type="float" office:value="0.00000169582065000806" calcext:value-type="float">
            <text:p>1,70E-06</text:p>
          </table:table-cell>
          <table:table-cell table:style-name="ce2" table:formula="of:=[$'Données brutes'.W17]+[$'Données brutes'.X17]+[$'Données brutes'.Y17]+[$'Données brutes'.Z17]" office:value-type="float" office:value="0.0000144144755250685" calcext:value-type="float">
            <text:p>1,44E-05</text:p>
          </table:table-cell>
          <table:table-cell table:style-name="ce2" table:formula="of:=[$'Données brutes'.AA17]+[$'Données brutes'.AB17]" office:value-type="float" office:value="0.0000415476059251974" calcext:value-type="float">
            <text:p>4,15E-05</text:p>
          </table:table-cell>
          <table:table-cell table:style-name="ce2" table:formula="of:=[$'Données brutes'.AC17]" office:value-type="float" office:value="0" calcext:value-type="float">
            <text:p>0,00E+00</text:p>
          </table:table-cell>
          <table:table-cell table:style-name="ce2" table:formula="of:=[$'Données brutes'.AD17]" office:value-type="float" office:value="0.00000508746195002417" calcext:value-type="float">
            <text:p>5,09E-06</text:p>
          </table:table-cell>
          <table:table-cell table:style-name="ce2" table:formula="of:=[$'Données brutes'.AE17]" office:value-type="float" office:value="0.0000237414891001128" calcext:value-type="float">
            <text:p>2,37E-05</text:p>
          </table:table-cell>
          <table:table-cell table:style-name="ce2" table:formula="of:=[$'Données brutes'.AF17]" office:value-type="float" office:value="0.00000169582065000806" calcext:value-type="float">
            <text:p>1,70E-06</text:p>
          </table:table-cell>
          <table:table-cell table:style-name="ce2" table:formula="of:=[$'Données brutes'.AG17]+[$'Données brutes'.AH17]+[$'Données brutes'.AJ17]" office:value-type="float" office:value="0.0000356122336501692" calcext:value-type="float">
            <text:p>3,56E-05</text:p>
          </table:table-cell>
          <table:table-cell table:style-name="ce2" table:formula="of:=[$'Données brutes'.AI17]" office:value-type="float" office:value="0.0000118707445500564" calcext:value-type="float">
            <text:p>1,19E-05</text:p>
          </table:table-cell>
          <table:table-cell table:style-name="ce2" table:formula="of:=[$'Données brutes'.AK17]" office:value-type="float" office:value="0.000168734154675801" calcext:value-type="float">
            <text:p>1,69E-04</text:p>
          </table:table-cell>
          <table:table-cell table:style-name="ce2" table:formula="of:=[$'Données brutes'.AL17]" office:value-type="float" office:value="0" calcext:value-type="float">
            <text:p>0,00E+00</text:p>
          </table:table-cell>
          <table:table-cell table:style-name="ce2" table:formula="of:=[$'Données brutes'.AM17]+[$'Données brutes'.AN17]" office:value-type="float" office:value="0.0000669849156753182" calcext:value-type="float">
            <text:p>6,70E-05</text:p>
          </table:table-cell>
          <table:table-cell table:style-name="ce2" table:formula="of:=[$'Données brutes'.AO17]" office:value-type="float" office:value="0.00012209908680058" calcext:value-type="float">
            <text:p>1,22E-04</text:p>
          </table:table-cell>
          <table:table-cell table:style-name="ce2" table:formula="of:=[$'Données brutes'.AP17]+[$'Données brutes'.AQ17]" office:value-type="float" office:value="0.000138209382975656" calcext:value-type="float">
            <text:p>1,38E-04</text:p>
          </table:table-cell>
          <table:table-cell table:style-name="ce2" table:formula="of:=[$'Données brutes'.AR17]" office:value-type="float" office:value="0.000102597149325487" calcext:value-type="float">
            <text:p>1,03E-04</text:p>
          </table:table-cell>
          <table:table-cell table:style-name="ce2" table:formula="of:=[$'Données brutes'.AS17]" office:value-type="float" office:value="0.0000517225298252457" calcext:value-type="float">
            <text:p>5,17E-05</text:p>
          </table:table-cell>
          <table:table-cell table:style-name="ce2" table:formula="of:=[$'Données brutes'.AT17]+[$'Données brutes'.AU17]" office:value-type="float" office:value="0" calcext:value-type="float">
            <text:p>0,00E+00</text:p>
          </table:table-cell>
          <table:table-cell table:style-name="ce2" table:formula="of:=[$'Données brutes'.AV17]" office:value-type="float" office:value="0.0000356122336501692" calcext:value-type="float">
            <text:p>3,56E-05</text:p>
          </table:table-cell>
          <table:table-cell table:style-name="ce2" table:formula="of:=[$'Données brutes'.AW17]" office:value-type="float" office:value="0.00000847910325004028" calcext:value-type="float">
            <text:p>8,48E-06</text:p>
          </table:table-cell>
          <table:table-cell table:style-name="ce2" table:formula="of:=[$'Données brutes'.AX17]" office:value-type="float" office:value="0.0000423955162502014" calcext:value-type="float">
            <text:p>4,24E-05</text:p>
          </table:table-cell>
          <table:table-cell table:style-name="ce2" table:formula="of:=[$'Données brutes'.AY17]" office:value-type="float" office:value="0.00000763119292503625" calcext:value-type="float">
            <text:p>7,63E-06</text:p>
          </table:table-cell>
          <table:table-cell table:style-name="ce2" table:formula="of:=[$'Données brutes'.AZ17]" office:value-type="float" office:value="0" calcext:value-type="float">
            <text:p>0,00E+00</text:p>
          </table:table-cell>
          <table:table-cell table:style-name="ce2" table:formula="of:=[$'Données brutes'.BA17]" office:value-type="float" office:value="0.0000839431221753987" calcext:value-type="float">
            <text:p>8,39E-05</text:p>
          </table:table-cell>
          <table:table-cell table:style-name="ce2" table:formula="of:=[$'Données brutes'.BB17]" office:value-type="float" office:value="0.000032220592350153" calcext:value-type="float">
            <text:p>3,22E-05</text:p>
          </table:table-cell>
          <table:table-cell table:style-name="ce2" table:formula="of:=[$'Données brutes'.BC17]+[$'Données brutes'.BD17]" office:value-type="float" office:value="0.0000135665652000644" calcext:value-type="float">
            <text:p>1,36E-05</text:p>
          </table:table-cell>
          <table:table-cell table:style-name="ce2" table:formula="of:=[$'Données brutes'.BE17]" office:value-type="float" office:value="0" calcext:value-type="float">
            <text:p>0,00E+00</text:p>
          </table:table-cell>
          <table:table-cell table:style-name="ce2" table:formula="of:=[$'Données brutes'.BF17]" office:value-type="float" office:value="0.0000220456684501047" calcext:value-type="float">
            <text:p>2,20E-05</text:p>
          </table:table-cell>
          <table:table-cell table:style-name="ce2" table:formula="of:=[$'Données brutes'.BG17]" office:value-type="float" office:value="0.0000110228342250524" calcext:value-type="float">
            <text:p>1,10E-05</text:p>
          </table:table-cell>
          <table:table-cell table:style-name="ce2" table:formula="of:=[$'Données brutes'.BH17]" office:value-type="float" office:value="0.000114467893875544" calcext:value-type="float">
            <text:p>1,14E-04</text:p>
          </table:table-cell>
          <table:table-cell table:style-name="ce2" table:formula="of:=[$'Données brutes'.BI17]" office:value-type="float" office:value="0.0000398517852751893" calcext:value-type="float">
            <text:p>3,99E-05</text:p>
          </table:table-cell>
          <table:table-cell table:style-name="ce2" table:formula="of:=[$'Données brutes'.BJ17]" office:value-type="float" office:value="0.00000678328260003222" calcext:value-type="float">
            <text:p>6,78E-06</text:p>
          </table:table-cell>
          <table:table-cell table:style-name="ce2" table:formula="of:=[$'Données brutes'.BK17]+[$'Données brutes'.BL17]" office:value-type="float" office:value="0.000169582065000806" calcext:value-type="float">
            <text:p>1,70E-04</text:p>
          </table:table-cell>
          <table:table-cell table:style-name="ce2" table:formula="of:=[$'Données brutes'.BM17]" office:value-type="float" office:value="0.0000576579021002739" calcext:value-type="float">
            <text:p>5,77E-05</text:p>
          </table:table-cell>
          <table:table-cell table:style-name="ce2" table:formula="of:=[$'Données brutes'.BN17]" office:value-type="float" office:value="0.000135665652000644" calcext:value-type="float">
            <text:p>1,36E-04</text:p>
          </table:table-cell>
          <table:table-cell table:style-name="ce2" table:formula="of:=[$'Données brutes'.BO17]+[$'Données brutes'.BP17]" office:value-type="float" office:value="0.000267091752376269" calcext:value-type="float">
            <text:p>2,67E-04</text:p>
          </table:table-cell>
          <table:table-cell table:number-columns-repeated="97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table:formula="of:=[$'Données brutes'.B18]+[$'Données brutes'.C18]+[$'Données brutes'.D18]" office:value-type="float" office:value="0.000461500764407618" calcext:value-type="float">
            <text:p>4,62E-04</text:p>
          </table:table-cell>
          <table:table-cell table:style-name="ce2" table:formula="of:=[$'Données brutes'.E18]" office:value-type="float" office:value="0.0000165358580080905" calcext:value-type="float">
            <text:p>1,65E-05</text:p>
          </table:table-cell>
          <table:table-cell table:style-name="ce2" table:formula="of:=[$'Données brutes'.F18]" office:value-type="float" office:value="0.0000496075740242716" calcext:value-type="float">
            <text:p>4,96E-05</text:p>
          </table:table-cell>
          <table:table-cell table:style-name="ce2" table:formula="of:=[$'Données brutes'.G18]" office:value-type="float" office:value="0.0000285619365594291" calcext:value-type="float">
            <text:p>2,86E-05</text:p>
          </table:table-cell>
          <table:table-cell table:style-name="ce2" table:formula="of:=[$'Données brutes'.H18]" office:value-type="float" office:value="0.0000180391178270079" calcext:value-type="float">
            <text:p>1,80E-05</text:p>
          </table:table-cell>
          <table:table-cell table:style-name="ce2" table:formula="of:=[$'Données brutes'.I18]" office:value-type="float" office:value="0.00000150325981891732" calcext:value-type="float">
            <text:p>1,50E-06</text:p>
          </table:table-cell>
          <table:table-cell table:style-name="ce2" table:formula="of:=[$'Données brutes'.J18]+[$'Données brutes'.K18]" office:value-type="float" office:value="0.0000496075740242716" calcext:value-type="float">
            <text:p>4,96E-05</text:p>
          </table:table-cell>
          <table:table-cell table:style-name="ce2" table:formula="of:=[$'Données brutes'.L18]" office:value-type="float" office:value="0.000181894438088996" calcext:value-type="float">
            <text:p>1,82E-04</text:p>
          </table:table-cell>
          <table:table-cell table:style-name="ce2" table:formula="of:=[$'Données brutes'.M18]" office:value-type="float" office:value="0.000147319462253898" calcext:value-type="float">
            <text:p>1,47E-04</text:p>
          </table:table-cell>
          <table:table-cell table:style-name="ce2" table:formula="of:=[$'Données brutes'.N18]" office:value-type="float" office:value="0.0000330717160161811" calcext:value-type="float">
            <text:p>3,31E-05</text:p>
          </table:table-cell>
          <table:table-cell table:style-name="ce2" table:formula="of:=[$'Données brutes'.O18]" office:value-type="float" office:value="0.000042091274929685" calcext:value-type="float">
            <text:p>4,21E-05</text:p>
          </table:table-cell>
          <table:table-cell table:style-name="ce2" table:formula="of:=[$'Données brutes'.P18]+[$'Données brutes'.Q18]" office:value-type="float" office:value="0.00000150325981891732" calcext:value-type="float">
            <text:p>1,50E-06</text:p>
          </table:table-cell>
          <table:table-cell table:style-name="ce2" table:formula="of:=[$'Données brutes'.R18]+[$'Données brutes'.S18]" office:value-type="float" office:value="0.00000300651963783464" calcext:value-type="float">
            <text:p>3,01E-06</text:p>
          </table:table-cell>
          <table:table-cell table:style-name="ce2" table:formula="of:=[$'Données brutes'.T18]+[$'Données brutes'.U18]" office:value-type="float" office:value="0" calcext:value-type="float">
            <text:p>0,00E+00</text:p>
          </table:table-cell>
          <table:table-cell table:style-name="ce2" table:formula="of:=[$'Données brutes'.V18]" office:value-type="float" office:value="0" calcext:value-type="float">
            <text:p>0,00E+00</text:p>
          </table:table-cell>
          <table:table-cell table:style-name="ce2" table:formula="of:=[$'Données brutes'.W18]+[$'Données brutes'.X18]+[$'Données brutes'.Y18]+[$'Données brutes'.Z18]" office:value-type="float" office:value="0.0000345749758350984" calcext:value-type="float">
            <text:p>3,46E-05</text:p>
          </table:table-cell>
          <table:table-cell table:style-name="ce2" table:formula="of:=[$'Données brutes'.AA18]+[$'Données brutes'.AB18]" office:value-type="float" office:value="0.000118757525694468" calcext:value-type="float">
            <text:p>1,19E-04</text:p>
          </table:table-cell>
          <table:table-cell table:style-name="ce2" table:formula="of:=[$'Données brutes'.AC18]" office:value-type="float" office:value="0" calcext:value-type="float">
            <text:p>0,00E+00</text:p>
          </table:table-cell>
          <table:table-cell table:style-name="ce2" table:formula="of:=[$'Données brutes'.AD18]" office:value-type="float" office:value="0.000144312942616063" calcext:value-type="float">
            <text:p>1,44E-04</text:p>
          </table:table-cell>
          <table:table-cell table:style-name="ce2" table:formula="of:=[$'Données brutes'.AE18]" office:value-type="float" office:value="0.00000601303927566929" calcext:value-type="float">
            <text:p>6,01E-06</text:p>
          </table:table-cell>
          <table:table-cell table:style-name="ce2" table:formula="of:=[$'Données brutes'.AF18]" office:value-type="float" office:value="0" calcext:value-type="float">
            <text:p>0,00E+00</text:p>
          </table:table-cell>
          <table:table-cell table:style-name="ce2" table:formula="of:=[$'Données brutes'.AG18]+[$'Données brutes'.AH18]+[$'Données brutes'.AJ18]" office:value-type="float" office:value="0.000450977945675197" calcext:value-type="float">
            <text:p>4,51E-04</text:p>
          </table:table-cell>
          <table:table-cell table:style-name="ce2" table:formula="of:=[$'Données brutes'.AI18]" office:value-type="float" office:value="0.000120260785513386" calcext:value-type="float">
            <text:p>1,20E-04</text:p>
          </table:table-cell>
          <table:table-cell table:style-name="ce2" table:formula="of:=[$'Données brutes'.AK18]" office:value-type="float" office:value="0.000294638924507795" calcext:value-type="float">
            <text:p>2,95E-04</text:p>
          </table:table-cell>
          <table:table-cell table:style-name="ce2" table:formula="of:=[$'Données brutes'.AL18]" office:value-type="float" office:value="0.00000300651963783464" calcext:value-type="float">
            <text:p>3,01E-06</text:p>
          </table:table-cell>
          <table:table-cell table:style-name="ce2" table:formula="of:=[$'Données brutes'.AM18]+[$'Données brutes'.AN18]" office:value-type="float" office:value="0.0000210456374648425" calcext:value-type="float">
            <text:p>2,10E-05</text:p>
          </table:table-cell>
          <table:table-cell table:style-name="ce2" table:formula="of:=[$'Données brutes'.AO18]" office:value-type="float" office:value="0.000102221667686378" calcext:value-type="float">
            <text:p>1,02E-04</text:p>
          </table:table-cell>
          <table:table-cell table:style-name="ce2" table:formula="of:=[$'Données brutes'.AP18]+[$'Données brutes'.AQ18]" office:value-type="float" office:value="0.0000405880151107677" calcext:value-type="float">
            <text:p>4,06E-05</text:p>
          </table:table-cell>
          <table:table-cell table:style-name="ce2" table:formula="of:=[$'Données brutes'.AR18]" office:value-type="float" office:value="0.0000766662507647834" calcext:value-type="float">
            <text:p>7,67E-05</text:p>
          </table:table-cell>
          <table:table-cell table:style-name="ce2" table:formula="of:=[$'Données brutes'.AS18]" office:value-type="float" office:value="0.0000706532114891141" calcext:value-type="float">
            <text:p>7,07E-05</text:p>
          </table:table-cell>
          <table:table-cell table:style-name="ce2" table:formula="of:=[$'Données brutes'.AT18]+[$'Données brutes'.AU18]" office:value-type="float" office:value="0.00000300651963783464" calcext:value-type="float">
            <text:p>3,01E-06</text:p>
          </table:table-cell>
          <table:table-cell table:style-name="ce2" table:formula="of:=[$'Données brutes'.AV18]" office:value-type="float" office:value="0.0000270586767405118" calcext:value-type="float">
            <text:p>2,71E-05</text:p>
          </table:table-cell>
          <table:table-cell table:style-name="ce2" table:formula="of:=[$'Données brutes'.AW18]" office:value-type="float" office:value="0.00000601303927566929" calcext:value-type="float">
            <text:p>6,01E-06</text:p>
          </table:table-cell>
          <table:table-cell table:style-name="ce2" table:formula="of:=[$'Données brutes'.AX18]" office:value-type="float" office:value="0.0000180391178270079" calcext:value-type="float">
            <text:p>1,80E-05</text:p>
          </table:table-cell>
          <table:table-cell table:style-name="ce2" table:formula="of:=[$'Données brutes'.AY18]" office:value-type="float" office:value="0.0000165358580080905" calcext:value-type="float">
            <text:p>1,65E-05</text:p>
          </table:table-cell>
          <table:table-cell table:style-name="ce2" table:formula="of:=[$'Données brutes'.AZ18]" office:value-type="float" office:value="0.0000270586767405118" calcext:value-type="float">
            <text:p>2,71E-05</text:p>
          </table:table-cell>
          <table:table-cell table:style-name="ce2" table:formula="of:=[$'Données brutes'.BA18]" office:value-type="float" office:value="0.0000856858096782874" calcext:value-type="float">
            <text:p>8,57E-05</text:p>
          </table:table-cell>
          <table:table-cell table:style-name="ce2" table:formula="of:=[$'Données brutes'.BB18]" office:value-type="float" office:value="0.0000210456374648425" calcext:value-type="float">
            <text:p>2,10E-05</text:p>
          </table:table-cell>
          <table:table-cell table:style-name="ce2" table:formula="of:=[$'Données brutes'.BC18]+[$'Données brutes'.BD18]" office:value-type="float" office:value="0.0000150325981891732" calcext:value-type="float">
            <text:p>1,50E-05</text:p>
          </table:table-cell>
          <table:table-cell table:style-name="ce2" table:formula="of:=[$'Données brutes'.BE18]" office:value-type="float" office:value="0" calcext:value-type="float">
            <text:p>0,00E+00</text:p>
          </table:table-cell>
          <table:table-cell table:style-name="ce2" table:formula="of:=[$'Données brutes'.BF18]" office:value-type="float" office:value="0.000112744486418799" calcext:value-type="float">
            <text:p>1,13E-04</text:p>
          </table:table-cell>
          <table:table-cell table:style-name="ce2" table:formula="of:=[$'Données brutes'.BG18]" office:value-type="float" office:value="0.0000285619365594291" calcext:value-type="float">
            <text:p>2,86E-05</text:p>
          </table:table-cell>
          <table:table-cell table:style-name="ce2" table:formula="of:=[$'Données brutes'.BH18]" office:value-type="float" office:value="0.0000195423776459252" calcext:value-type="float">
            <text:p>1,95E-05</text:p>
          </table:table-cell>
          <table:table-cell table:style-name="ce2" table:formula="of:=[$'Données brutes'.BI18]" office:value-type="float" office:value="0.0000691499516701968" calcext:value-type="float">
            <text:p>6,91E-05</text:p>
          </table:table-cell>
          <table:table-cell table:style-name="ce2" table:formula="of:=[$'Données brutes'.BJ18]" office:value-type="float" office:value="0.00000450977945675197" calcext:value-type="float">
            <text:p>4,51E-06</text:p>
          </table:table-cell>
          <table:table-cell table:style-name="ce2" table:formula="of:=[$'Données brutes'.BK18]+[$'Données brutes'.BL18]" office:value-type="float" office:value="0.000193920516640335" calcext:value-type="float">
            <text:p>1,94E-04</text:p>
          </table:table-cell>
          <table:table-cell table:style-name="ce2" table:formula="of:=[$'Données brutes'.BM18]" office:value-type="float" office:value="0.0000105228187324213" calcext:value-type="float">
            <text:p>1,05E-05</text:p>
          </table:table-cell>
          <table:table-cell table:style-name="ce2" table:formula="of:=[$'Données brutes'.BN18]" office:value-type="float" office:value="0.000118757525694468" calcext:value-type="float">
            <text:p>1,19E-04</text:p>
          </table:table-cell>
          <table:table-cell table:style-name="ce2" table:formula="of:=[$'Données brutes'.BO18]+[$'Données brutes'.BP18]" office:value-type="float" office:value="0.000171371619356575" calcext:value-type="float">
            <text:p>1,71E-04</text:p>
          </table:table-cell>
          <table:table-cell table:number-columns-repeated="97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table:formula="of:=[$'Données brutes'.B19]+[$'Données brutes'.C19]+[$'Données brutes'.D19]" office:value-type="float" office:value="0.000113483046893717" calcext:value-type="float">
            <text:p>1,13E-04</text:p>
          </table:table-cell>
          <table:table-cell table:style-name="ce2" table:formula="of:=[$'Données brutes'.E19]" office:value-type="float" office:value="0.0000100873819461082" calcext:value-type="float">
            <text:p>1,01E-05</text:p>
          </table:table-cell>
          <table:table-cell table:style-name="ce2" table:formula="of:=[$'Données brutes'.F19]" office:value-type="float" office:value="0.0000899458223527978" calcext:value-type="float">
            <text:p>8,99E-05</text:p>
          </table:table-cell>
          <table:table-cell table:style-name="ce2" table:formula="of:=[$'Données brutes'.G19]" office:value-type="float" office:value="0.0000285809155139731" calcext:value-type="float">
            <text:p>2,86E-05</text:p>
          </table:table-cell>
          <table:table-cell table:style-name="ce2" table:formula="of:=[$'Données brutes'.H19]" office:value-type="float" office:value="0.0000344652216492029" calcext:value-type="float">
            <text:p>3,45E-05</text:p>
          </table:table-cell>
          <table:table-cell table:style-name="ce2" table:formula="of:=[$'Données brutes'.I19]" office:value-type="float" office:value="0" calcext:value-type="float">
            <text:p>0,00E+00</text:p>
          </table:table-cell>
          <table:table-cell table:style-name="ce2" table:formula="of:=[$'Données brutes'.J19]+[$'Données brutes'.K19]" office:value-type="float" office:value="0.000152991959515974" calcext:value-type="float">
            <text:p>1,53E-04</text:p>
          </table:table-cell>
          <table:table-cell table:style-name="ce2" table:formula="of:=[$'Données brutes'.L19]" office:value-type="float" office:value="0.000128614119812879" calcext:value-type="float">
            <text:p>1,29E-04</text:p>
          </table:table-cell>
          <table:table-cell table:style-name="ce2" table:formula="of:=[$'Données brutes'.M19]" office:value-type="float" office:value="0.000042030758108784" calcext:value-type="float">
            <text:p>4,20E-05</text:p>
          </table:table-cell>
          <table:table-cell table:style-name="ce2" table:formula="of:=[$'Données brutes'.N19]" office:value-type="float" office:value="0" calcext:value-type="float">
            <text:p>0,00E+00</text:p>
          </table:table-cell>
          <table:table-cell table:style-name="ce2" table:formula="of:=[$'Données brutes'.O19]" office:value-type="float" office:value="0.0000285809155139731" calcext:value-type="float">
            <text:p>2,86E-05</text:p>
          </table:table-cell>
          <table:table-cell table:style-name="ce2" table:formula="of:=[$'Données brutes'.P19]+[$'Données brutes'.Q19]" office:value-type="float" office:value="0.0000142904577569866" calcext:value-type="float">
            <text:p>1,43E-05</text:p>
          </table:table-cell>
          <table:table-cell table:style-name="ce2" table:formula="of:=[$'Données brutes'.R19]+[$'Données brutes'.S19]" office:value-type="float" office:value="0.00000336246064870272" calcext:value-type="float">
            <text:p>3,36E-06</text:p>
          </table:table-cell>
          <table:table-cell table:style-name="ce2" table:formula="of:=[$'Données brutes'.T19]+[$'Données brutes'.U19]" office:value-type="float" office:value="0" calcext:value-type="float">
            <text:p>0,00E+00</text:p>
          </table:table-cell>
          <table:table-cell table:style-name="ce2" table:formula="of:=[$'Données brutes'.V19]" office:value-type="float" office:value="0.00000336246064870272" calcext:value-type="float">
            <text:p>3,36E-06</text:p>
          </table:table-cell>
          <table:table-cell table:style-name="ce2" table:formula="of:=[$'Données brutes'.W19]+[$'Données brutes'.X19]+[$'Données brutes'.Y19]+[$'Données brutes'.Z19]" office:value-type="float" office:value="0.0000537993703792435" calcext:value-type="float">
            <text:p>5,38E-05</text:p>
          </table:table-cell>
          <table:table-cell table:style-name="ce2" table:formula="of:=[$'Données brutes'.AA19]+[$'Données brutes'.AB19]" office:value-type="float" office:value="0.000168123032435136" calcext:value-type="float">
            <text:p>1,68E-04</text:p>
          </table:table-cell>
          <table:table-cell table:style-name="ce2" table:formula="of:=[$'Données brutes'.AC19]" office:value-type="float" office:value="0" calcext:value-type="float">
            <text:p>0,00E+00</text:p>
          </table:table-cell>
          <table:table-cell table:style-name="ce2" table:formula="of:=[$'Données brutes'.AD19]" office:value-type="float" office:value="0.0000117686122704595" calcext:value-type="float">
            <text:p>1,18E-05</text:p>
          </table:table-cell>
          <table:table-cell table:style-name="ce2" table:formula="of:=[$'Données brutes'.AE19]" office:value-type="float" office:value="0.0000126092274326352" calcext:value-type="float">
            <text:p>1,26E-05</text:p>
          </table:table-cell>
          <table:table-cell table:style-name="ce2" table:formula="of:=[$'Données brutes'.AF19]" office:value-type="float" office:value="0" calcext:value-type="float">
            <text:p>0,00E+00</text:p>
          </table:table-cell>
          <table:table-cell table:style-name="ce2" table:formula="of:=[$'Données brutes'.AG19]+[$'Données brutes'.AH19]+[$'Données brutes'.AJ19]" office:value-type="float" office:value="0.0000512775248927165" calcext:value-type="float">
            <text:p>5,13E-05</text:p>
          </table:table-cell>
          <table:table-cell table:style-name="ce2" table:formula="of:=[$'Données brutes'.AI19]" office:value-type="float" office:value="0.00000588430613522976" calcext:value-type="float">
            <text:p>5,88E-06</text:p>
          </table:table-cell>
          <table:table-cell table:style-name="ce2" table:formula="of:=[$'Données brutes'.AK19]" office:value-type="float" office:value="0.000300099612896718" calcext:value-type="float">
            <text:p>3,00E-04</text:p>
          </table:table-cell>
          <table:table-cell table:style-name="ce2" table:formula="of:=[$'Données brutes'.AL19]" office:value-type="float" office:value="0.00000168123032435136" calcext:value-type="float">
            <text:p>1,68E-06</text:p>
          </table:table-cell>
          <table:table-cell table:style-name="ce2" table:formula="of:=[$'Données brutes'.AM19]+[$'Données brutes'.AN19]" office:value-type="float" office:value="0.000104236280109784" calcext:value-type="float">
            <text:p>1,04E-04</text:p>
          </table:table-cell>
          <table:table-cell table:style-name="ce2" table:formula="of:=[$'Données brutes'.AO19]" office:value-type="float" office:value="0.0000966707436502032" calcext:value-type="float">
            <text:p>9,67E-05</text:p>
          </table:table-cell>
          <table:table-cell table:style-name="ce2" table:formula="of:=[$'Données brutes'.AP19]+[$'Données brutes'.AQ19]" office:value-type="float" office:value="0.000268996851896218" calcext:value-type="float">
            <text:p>2,69E-04</text:p>
          </table:table-cell>
          <table:table-cell table:style-name="ce2" table:formula="of:=[$'Données brutes'.AR19]" office:value-type="float" office:value="0.000039508912622257" calcext:value-type="float">
            <text:p>3,95E-05</text:p>
          </table:table-cell>
          <table:table-cell table:style-name="ce2" table:formula="of:=[$'Données brutes'.AS19]" office:value-type="float" office:value="0.000242097166706596" calcext:value-type="float">
            <text:p>2,42E-04</text:p>
          </table:table-cell>
          <table:table-cell table:style-name="ce2" table:formula="of:=[$'Données brutes'.AT19]+[$'Données brutes'.AU19]" office:value-type="float" office:value="0.00000168123032435136" calcext:value-type="float">
            <text:p>1,68E-06</text:p>
          </table:table-cell>
          <table:table-cell table:style-name="ce2" table:formula="of:=[$'Données brutes'.AV19]" office:value-type="float" office:value="0.000023537224540919" calcext:value-type="float">
            <text:p>2,35E-05</text:p>
          </table:table-cell>
          <table:table-cell table:style-name="ce2" table:formula="of:=[$'Données brutes'.AW19]" office:value-type="float" office:value="0.00000588430613522976" calcext:value-type="float">
            <text:p>5,88E-06</text:p>
          </table:table-cell>
          <table:table-cell table:style-name="ce2" table:formula="of:=[$'Données brutes'.AX19]" office:value-type="float" office:value="0.0000226966093787434" calcext:value-type="float">
            <text:p>2,27E-05</text:p>
          </table:table-cell>
          <table:table-cell table:style-name="ce2" table:formula="of:=[$'Données brutes'.AY19]" office:value-type="float" office:value="0.00000336246064870272" calcext:value-type="float">
            <text:p>3,36E-06</text:p>
          </table:table-cell>
          <table:table-cell table:style-name="ce2" table:formula="of:=[$'Données brutes'.AZ19]" office:value-type="float" office:value="0.00000084061516217568" calcext:value-type="float">
            <text:p>8,41E-07</text:p>
          </table:table-cell>
          <table:table-cell table:style-name="ce2" table:formula="of:=[$'Données brutes'.BA19]" office:value-type="float" office:value="0.0000369870671357299" calcext:value-type="float">
            <text:p>3,70E-05</text:p>
          </table:table-cell>
          <table:table-cell table:style-name="ce2" table:formula="of:=[$'Données brutes'.BB19]" office:value-type="float" office:value="0.0000126092274326352" calcext:value-type="float">
            <text:p>1,26E-05</text:p>
          </table:table-cell>
          <table:table-cell table:style-name="ce2" table:formula="of:=[$'Données brutes'.BC19]+[$'Données brutes'.BD19]" office:value-type="float" office:value="0.0000226966093787434" calcext:value-type="float">
            <text:p>2,27E-05</text:p>
          </table:table-cell>
          <table:table-cell table:style-name="ce2" table:formula="of:=[$'Données brutes'.BE19]" office:value-type="float" office:value="0" calcext:value-type="float">
            <text:p>0,00E+00</text:p>
          </table:table-cell>
          <table:table-cell table:style-name="ce2" table:formula="of:=[$'Données brutes'.BF19]" office:value-type="float" office:value="0.0000462338339196624" calcext:value-type="float">
            <text:p>4,62E-05</text:p>
          </table:table-cell>
          <table:table-cell table:style-name="ce2" table:formula="of:=[$'Données brutes'.BG19]" office:value-type="float" office:value="0.0000899458223527978" calcext:value-type="float">
            <text:p>8,99E-05</text:p>
          </table:table-cell>
          <table:table-cell table:style-name="ce2" table:formula="of:=[$'Données brutes'.BH19]" office:value-type="float" office:value="0.000102555049785433" calcext:value-type="float">
            <text:p>1,03E-04</text:p>
          </table:table-cell>
          <table:table-cell table:style-name="ce2" table:formula="of:=[$'Données brutes'.BI19]" office:value-type="float" office:value="0.0000521181400548922" calcext:value-type="float">
            <text:p>5,21E-05</text:p>
          </table:table-cell>
          <table:table-cell table:style-name="ce2" table:formula="of:=[$'Données brutes'.BJ19]" office:value-type="float" office:value="0.00000504369097305408" calcext:value-type="float">
            <text:p>5,04E-06</text:p>
          </table:table-cell>
          <table:table-cell table:style-name="ce2" table:formula="of:=[$'Données brutes'.BK19]+[$'Données brutes'.BL19]" office:value-type="float" office:value="0.000250503318328353" calcext:value-type="float">
            <text:p>2,51E-04</text:p>
          </table:table-cell>
          <table:table-cell table:style-name="ce2" table:formula="of:=[$'Données brutes'.BM19]" office:value-type="float" office:value="0.00000168123032435136" calcext:value-type="float">
            <text:p>1,68E-06</text:p>
          </table:table-cell>
          <table:table-cell table:style-name="ce2" table:formula="of:=[$'Données brutes'.BN19]" office:value-type="float" office:value="0.000212675636030447" calcext:value-type="float">
            <text:p>2,13E-04</text:p>
          </table:table-cell>
          <table:table-cell table:style-name="ce2" table:formula="of:=[$'Données brutes'.BO19]+[$'Données brutes'.BP19]" office:value-type="float" office:value="0.000152991959515974" calcext:value-type="float">
            <text:p>1,53E-04</text:p>
          </table:table-cell>
          <table:table-cell table:number-columns-repeated="97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table:formula="of:=[$'Données brutes'.B20]+[$'Données brutes'.C20]+[$'Données brutes'.D20]" office:value-type="float" office:value="0.000264272026859453" calcext:value-type="float">
            <text:p>2,64E-04</text:p>
          </table:table-cell>
          <table:table-cell table:style-name="ce2" table:formula="of:=[$'Données brutes'.E20]" office:value-type="float" office:value="0.00000748949063974159" calcext:value-type="float">
            <text:p>7,49E-06</text:p>
          </table:table-cell>
          <table:table-cell table:style-name="ce2" table:formula="of:=[$'Données brutes'.F20]" office:value-type="float" office:value="0.0000417271621357031" calcext:value-type="float">
            <text:p>4,17E-05</text:p>
          </table:table-cell>
          <table:table-cell table:style-name="ce2" table:formula="of:=[$'Données brutes'.G20]" office:value-type="float" office:value="0.0000406572349014543" calcext:value-type="float">
            <text:p>4,07E-05</text:p>
          </table:table-cell>
          <table:table-cell table:style-name="ce2" table:formula="of:=[$'Données brutes'.H20]" office:value-type="float" office:value="0.0000171188357479808" calcext:value-type="float">
            <text:p>1,71E-05</text:p>
          </table:table-cell>
          <table:table-cell table:style-name="ce2" table:formula="of:=[$'Données brutes'.I20]" office:value-type="float" office:value="0" calcext:value-type="float">
            <text:p>0,00E+00</text:p>
          </table:table-cell>
          <table:table-cell table:style-name="ce2" table:formula="of:=[$'Données brutes'.J20]+[$'Données brutes'.K20]" office:value-type="float" office:value="0.0000888039604426503" calcext:value-type="float">
            <text:p>8,88E-05</text:p>
          </table:table-cell>
          <table:table-cell table:style-name="ce2" table:formula="of:=[$'Données brutes'.L20]" office:value-type="float" office:value="0.000138020613218095" calcext:value-type="float">
            <text:p>1,38E-04</text:p>
          </table:table-cell>
          <table:table-cell table:style-name="ce2" table:formula="of:=[$'Données brutes'.M20]" office:value-type="float" office:value="0.0000224684719192248" calcext:value-type="float">
            <text:p>2,25E-05</text:p>
          </table:table-cell>
          <table:table-cell table:style-name="ce2" table:formula="of:=[$'Données brutes'.N20]" office:value-type="float" office:value="0" calcext:value-type="float">
            <text:p>0,00E+00</text:p>
          </table:table-cell>
          <table:table-cell table:style-name="ce2" table:formula="of:=[$'Données brutes'.O20]" office:value-type="float" office:value="0.0000342376714959616" calcext:value-type="float">
            <text:p>3,42E-05</text:p>
          </table:table-cell>
          <table:table-cell table:style-name="ce2" table:formula="of:=[$'Données brutes'.P20]+[$'Données brutes'.Q20]" office:value-type="float" office:value="0.0000181887629822296" calcext:value-type="float">
            <text:p>1,82E-05</text:p>
          </table:table-cell>
          <table:table-cell table:style-name="ce2" table:formula="of:=[$'Données brutes'.R20]+[$'Données brutes'.S20]" office:value-type="float" office:value="0.0000010699272342488" calcext:value-type="float">
            <text:p>1,07E-06</text:p>
          </table:table-cell>
          <table:table-cell table:style-name="ce2" table:formula="of:=[$'Données brutes'.T20]+[$'Données brutes'.U20]" office:value-type="float" office:value="0" calcext:value-type="float">
            <text:p>0,00E+00</text:p>
          </table:table-cell>
          <table:table-cell table:style-name="ce2" table:formula="of:=[$'Données brutes'.V20]" office:value-type="float" office:value="0" calcext:value-type="float">
            <text:p>0,00E+00</text:p>
          </table:table-cell>
          <table:table-cell table:style-name="ce2" table:formula="of:=[$'Données brutes'.W20]+[$'Données brutes'.X20]+[$'Données brutes'.Y20]+[$'Données brutes'.Z20]" office:value-type="float" office:value="0.00000962934510823919" calcext:value-type="float">
            <text:p>9,63E-06</text:p>
          </table:table-cell>
          <table:table-cell table:style-name="ce2" table:formula="of:=[$'Données brutes'.AA20]+[$'Données brutes'.AB20]" office:value-type="float" office:value="0.000150859740029081" calcext:value-type="float">
            <text:p>1,51E-04</text:p>
          </table:table-cell>
          <table:table-cell table:style-name="ce2" table:formula="of:=[$'Données brutes'.AC20]" office:value-type="float" office:value="0.0000021398544684976" calcext:value-type="float">
            <text:p>2,14E-06</text:p>
          </table:table-cell>
          <table:table-cell table:style-name="ce2" table:formula="of:=[$'Données brutes'.AD20]" office:value-type="float" office:value="0.000016048908513732" calcext:value-type="float">
            <text:p>1,60E-05</text:p>
          </table:table-cell>
          <table:table-cell table:style-name="ce2" table:formula="of:=[$'Données brutes'.AE20]" office:value-type="float" office:value="0.0000149789812794832" calcext:value-type="float">
            <text:p>1,50E-05</text:p>
          </table:table-cell>
          <table:table-cell table:style-name="ce2" table:formula="of:=[$'Données brutes'.AF20]" office:value-type="float" office:value="0" calcext:value-type="float">
            <text:p>0,00E+00</text:p>
          </table:table-cell>
          <table:table-cell table:style-name="ce2" table:formula="of:=[$'Données brutes'.AG20]+[$'Données brutes'.AH20]+[$'Données brutes'.AJ20]" office:value-type="float" office:value="0.000037447453198708" calcext:value-type="float">
            <text:p>3,74E-05</text:p>
          </table:table-cell>
          <table:table-cell table:style-name="ce2" table:formula="of:=[$'Données brutes'.AI20]" office:value-type="float" office:value="0.0000513565072439423" calcext:value-type="float">
            <text:p>5,14E-05</text:p>
          </table:table-cell>
          <table:table-cell table:style-name="ce2" table:formula="of:=[$'Données brutes'.AK20]" office:value-type="float" office:value="0.00030278940729241" calcext:value-type="float">
            <text:p>3,03E-04</text:p>
          </table:table-cell>
          <table:table-cell table:style-name="ce2" table:formula="of:=[$'Données brutes'.AL20]" office:value-type="float" office:value="0.0000042797089369952" calcext:value-type="float">
            <text:p>4,28E-06</text:p>
          </table:table-cell>
          <table:table-cell table:style-name="ce2" table:formula="of:=[$'Données brutes'.AM20]+[$'Données brutes'.AN20]" office:value-type="float" office:value="0.0000246083263877224" calcext:value-type="float">
            <text:p>2,46E-05</text:p>
          </table:table-cell>
          <table:table-cell table:style-name="ce2" table:formula="of:=[$'Données brutes'.AO20]" office:value-type="float" office:value="0.0000748949063974159" calcext:value-type="float">
            <text:p>7,49E-05</text:p>
          </table:table-cell>
          <table:table-cell table:style-name="ce2" table:formula="of:=[$'Données brutes'.AP20]+[$'Données brutes'.AQ20]" office:value-type="float" office:value="0.000113412286830373" calcext:value-type="float">
            <text:p>1,13E-04</text:p>
          </table:table-cell>
          <table:table-cell table:style-name="ce2" table:formula="of:=[$'Données brutes'.AR20]" office:value-type="float" office:value="0.0000609858523521815" calcext:value-type="float">
            <text:p>6,10E-05</text:p>
          </table:table-cell>
          <table:table-cell table:style-name="ce2" table:formula="of:=[$'Données brutes'.AS20]" office:value-type="float" office:value="0.000173328211948305" calcext:value-type="float">
            <text:p>1,73E-04</text:p>
          </table:table-cell>
          <table:table-cell table:style-name="ce2" table:formula="of:=[$'Données brutes'.AT20]+[$'Données brutes'.AU20]" office:value-type="float" office:value="0.0000128391268109856" calcext:value-type="float">
            <text:p>1,28E-05</text:p>
          </table:table-cell>
          <table:table-cell table:style-name="ce2" table:formula="of:=[$'Données brutes'.AV20]" office:value-type="float" office:value="0.00000855941787399039" calcext:value-type="float">
            <text:p>8,56E-06</text:p>
          </table:table-cell>
          <table:table-cell table:style-name="ce2" table:formula="of:=[$'Données brutes'.AW20]" office:value-type="float" office:value="0.0000032097817027464" calcext:value-type="float">
            <text:p>3,21E-06</text:p>
          </table:table-cell>
          <table:table-cell table:style-name="ce2" table:formula="of:=[$'Données brutes'.AX20]" office:value-type="float" office:value="0.0000342376714959616" calcext:value-type="float">
            <text:p>3,42E-05</text:p>
          </table:table-cell>
          <table:table-cell table:style-name="ce2" table:formula="of:=[$'Données brutes'.AY20]" office:value-type="float" office:value="0.0000010699272342488" calcext:value-type="float">
            <text:p>1,07E-06</text:p>
          </table:table-cell>
          <table:table-cell table:style-name="ce2" table:formula="of:=[$'Données brutes'.AZ20]" office:value-type="float" office:value="0.0000042797089369952" calcext:value-type="float">
            <text:p>4,28E-06</text:p>
          </table:table-cell>
          <table:table-cell table:style-name="ce2" table:formula="of:=[$'Données brutes'.BA20]" office:value-type="float" office:value="0.0000139090540452344" calcext:value-type="float">
            <text:p>1,39E-05</text:p>
          </table:table-cell>
          <table:table-cell table:style-name="ce2" table:formula="of:=[$'Données brutes'.BB20]" office:value-type="float" office:value="0.0000042797089369952" calcext:value-type="float">
            <text:p>4,28E-06</text:p>
          </table:table-cell>
          <table:table-cell table:style-name="ce2" table:formula="of:=[$'Données brutes'.BC20]+[$'Données brutes'.BD20]" office:value-type="float" office:value="0.0000235383991534736" calcext:value-type="float">
            <text:p>2,35E-05</text:p>
          </table:table-cell>
          <table:table-cell table:style-name="ce2" table:formula="of:=[$'Données brutes'.BE20]" office:value-type="float" office:value="0.0000010699272342488" calcext:value-type="float">
            <text:p>1,07E-06</text:p>
          </table:table-cell>
          <table:table-cell table:style-name="ce2" table:formula="of:=[$'Données brutes'.BF20]" office:value-type="float" office:value="0.0000395873076672056" calcext:value-type="float">
            <text:p>3,96E-05</text:p>
          </table:table-cell>
          <table:table-cell table:style-name="ce2" table:formula="of:=[$'Données brutes'.BG20]" office:value-type="float" office:value="0.0000470767983069471" calcext:value-type="float">
            <text:p>4,71E-05</text:p>
          </table:table-cell>
          <table:table-cell table:style-name="ce2" table:formula="of:=[$'Données brutes'.BH20]" office:value-type="float" office:value="0.0000877340332084015" calcext:value-type="float">
            <text:p>8,77E-05</text:p>
          </table:table-cell>
          <table:table-cell table:style-name="ce2" table:formula="of:=[$'Données brutes'.BI20]" office:value-type="float" office:value="0.0000128391268109856" calcext:value-type="float">
            <text:p>1,28E-05</text:p>
          </table:table-cell>
          <table:table-cell table:style-name="ce2" table:formula="of:=[$'Données brutes'.BJ20]" office:value-type="float" office:value="0.00000962934510823919" calcext:value-type="float">
            <text:p>9,63E-06</text:p>
          </table:table-cell>
          <table:table-cell table:style-name="ce2" table:formula="of:=[$'Données brutes'.BK20]+[$'Données brutes'.BL20]" office:value-type="float" office:value="0.000218265155786755" calcext:value-type="float">
            <text:p>2,18E-04</text:p>
          </table:table-cell>
          <table:table-cell table:style-name="ce2" table:formula="of:=[$'Données brutes'.BM20]" office:value-type="float" office:value="0.00000534963617124399" calcext:value-type="float">
            <text:p>5,35E-06</text:p>
          </table:table-cell>
          <table:table-cell table:style-name="ce2" table:formula="of:=[$'Données brutes'.BN20]" office:value-type="float" office:value="0.000105922796190631" calcext:value-type="float">
            <text:p>1,06E-04</text:p>
          </table:table-cell>
          <table:table-cell table:style-name="ce2" table:formula="of:=[$'Données brutes'.BO20]+[$'Données brutes'.BP20]" office:value-type="float" office:value="0.000219335083021004" calcext:value-type="float">
            <text:p>2,19E-04</text:p>
          </table:table-cell>
          <table:table-cell table:number-columns-repeated="974"/>
        </table:table-row>
        <table:table-row table:style-name="ro1">
          <table:table-cell/>
          <table:table-cell table:style-name="ce2" table:number-columns-repeated="49"/>
          <table:table-cell table:number-columns-repeated="974"/>
        </table:table-row>
        <table:table-row table:style-name="ro1">
          <table:table-cell office:value-type="string" calcext:value-type="string">
            <text:p>Rég. Lin.</text:p>
          </table:table-cell>
          <table:table-cell table:style-name="ce4" table:formula="of:=SLOPE([.B2:.B20];[.$A2:.$A20])" office:value-type="float" office:value="-0.00000629085132856576" calcext:value-type="float">
            <text:p>-6,29E-06</text:p>
          </table:table-cell>
          <table:table-cell table:style-name="ce4" table:formula="of:=SLOPE([.C2:.C20];[.$A2:.$A20])" office:value-type="float" office:value="-0.00000013828045621002" calcext:value-type="float">
            <text:p>-1,38E-07</text:p>
          </table:table-cell>
          <table:table-cell table:style-name="ce4" table:formula="of:=SLOPE([.D2:.D20];[.$A2:.$A20])" office:value-type="float" office:value="-0.00000172629211310105" calcext:value-type="float">
            <text:p>-1,73E-06</text:p>
          </table:table-cell>
          <table:table-cell table:style-name="ce4" table:formula="of:=SLOPE([.E2:.E20];[.$A2:.$A20])" office:value-type="float" office:value="-0.0000005718401854269" calcext:value-type="float">
            <text:p>-5,72E-07</text:p>
          </table:table-cell>
          <table:table-cell table:style-name="ce4" table:formula="of:=SLOPE([.F2:.F20];[.$A2:.$A20])" office:value-type="float" office:value="-0.00000009416202313374" calcext:value-type="float">
            <text:p>-9,42E-08</text:p>
          </table:table-cell>
          <table:table-cell table:style-name="ce4" table:formula="of:=SLOPE([.G2:.G20];[.$A2:.$A20])" office:value-type="float" office:value="-0.00000035202634311294" calcext:value-type="float">
            <text:p>-3,52E-07</text:p>
          </table:table-cell>
          <table:table-cell table:style-name="ce4" table:formula="of:=SLOPE([.H2:.H20];[.$A2:.$A20])" office:value-type="float" office:value="0.00000246658108191751" calcext:value-type="float">
            <text:p>2,47E-06</text:p>
          </table:table-cell>
          <table:table-cell table:style-name="ce4" table:formula="of:=SLOPE([.I2:.I20];[.$A2:.$A20])" office:value-type="float" office:value="0.00000756737624284864" calcext:value-type="float">
            <text:p>7,57E-06</text:p>
          </table:table-cell>
          <table:table-cell table:style-name="ce4" table:formula="of:=SLOPE([.J2:.J20];[.$A2:.$A20])" office:value-type="float" office:value="-0.00000851188888417736" calcext:value-type="float">
            <text:p>-8,51E-06</text:p>
          </table:table-cell>
          <table:table-cell table:style-name="ce4" table:formula="of:=SLOPE([.K2:.K20];[.$A2:.$A20])" office:value-type="float" office:value="-0.00000010099892758043" calcext:value-type="float">
            <text:p>-1,01E-07</text:p>
          </table:table-cell>
          <table:table-cell table:style-name="ce4" table:formula="of:=SLOPE([.L2:.L20];[.$A2:.$A20])" office:value-type="float" office:value="-0.00000310849737570157" calcext:value-type="float">
            <text:p>-3,11E-06</text:p>
          </table:table-cell>
          <table:table-cell table:style-name="ce4" table:formula="of:=SLOPE([.M2:.M20];[.$A2:.$A20])" office:value-type="float" office:value="0.00000010803388948901" calcext:value-type="float">
            <text:p>1,08E-07</text:p>
          </table:table-cell>
          <table:table-cell table:style-name="ce4" table:formula="of:=SLOPE([.N2:.N20];[.$A2:.$A20])" office:value-type="float" office:value="-0.00000026331911014546" calcext:value-type="float">
            <text:p>-2,63E-07</text:p>
          </table:table-cell>
          <table:table-cell table:style-name="ce4" table:formula="of:=SLOPE([.O2:.O20];[.$A2:.$A20])" office:value-type="float" office:value="-0.00000056308902845137" calcext:value-type="float">
            <text:p>-5,63E-07</text:p>
          </table:table-cell>
          <table:table-cell table:style-name="ce4" table:formula="of:=SLOPE([.P2:.P20];[.$A2:.$A20])" office:value-type="float" office:value="-0.00000054921379220996" calcext:value-type="float">
            <text:p>-5,49E-07</text:p>
          </table:table-cell>
          <table:table-cell table:style-name="ce4" table:formula="of:=SLOPE([.Q2:.Q20];[.$A2:.$A20])" office:value-type="float" office:value="-0.00000334749676171222" calcext:value-type="float">
            <text:p>-3,35E-06</text:p>
          </table:table-cell>
          <table:table-cell table:style-name="ce4" table:formula="of:=SLOPE([.R2:.R20];[.$A2:.$A20])" office:value-type="float" office:value="0.00000031202164169873" calcext:value-type="float">
            <text:p>3,12E-07</text:p>
          </table:table-cell>
          <table:table-cell table:style-name="ce4" table:formula="of:=SLOPE([.S2:.S20];[.$A2:.$A20])" office:value-type="float" office:value="-0.00000185714409854011" calcext:value-type="float">
            <text:p>-1,86E-06</text:p>
          </table:table-cell>
          <table:table-cell table:style-name="ce4" table:formula="of:=SLOPE([.T2:.T20];[.$A2:.$A20])" office:value-type="float" office:value="0.00000204771026076064" calcext:value-type="float">
            <text:p>2,05E-06</text:p>
          </table:table-cell>
          <table:table-cell table:style-name="ce4" table:formula="of:=SLOPE([.U2:.U20];[.$A2:.$A20])" office:value-type="float" office:value="-0.00000169552703936594" calcext:value-type="float">
            <text:p>-1,70E-06</text:p>
          </table:table-cell>
          <table:table-cell table:style-name="ce4" table:formula="of:=SLOPE([.V2:.V20];[.$A2:.$A20])" office:value-type="float" office:value="-0.0000006888814543041" calcext:value-type="float">
            <text:p>-6,89E-07</text:p>
          </table:table-cell>
          <table:table-cell table:style-name="ce4" table:formula="of:=SLOPE([.W2:.W20];[.$A2:.$A20])" office:value-type="float" office:value="-0.000027111029035226" calcext:value-type="float">
            <text:p>-2,71E-05</text:p>
          </table:table-cell>
          <table:table-cell table:style-name="ce4" table:formula="of:=SLOPE([.X2:.X20];[.$A2:.$A20])" office:value-type="float" office:value="0.00000249642156790542" calcext:value-type="float">
            <text:p>2,50E-06</text:p>
          </table:table-cell>
          <table:table-cell table:style-name="ce4" table:formula="of:=SLOPE([.Y2:.Y20];[.$A2:.$A20])" office:value-type="float" office:value="-0.0000156351470665783" calcext:value-type="float">
            <text:p>-1,56E-05</text:p>
          </table:table-cell>
          <table:table-cell table:style-name="ce4" table:formula="of:=SLOPE([.Z2:.Z20];[.$A2:.$A20])" office:value-type="float" office:value="-0.00000160084920934996" calcext:value-type="float">
            <text:p>-1,60E-06</text:p>
          </table:table-cell>
          <table:table-cell table:style-name="ce4" table:formula="of:=SLOPE([.AA2:.AA20];[.$A2:.$A20])" office:value-type="float" office:value="-0.00000102913710892806" calcext:value-type="float">
            <text:p>-1,03E-06</text:p>
          </table:table-cell>
          <table:table-cell table:style-name="ce4" table:formula="of:=SLOPE([.AB2:.AB20];[.$A2:.$A20])" office:value-type="float" office:value="0.00000063387631516138" calcext:value-type="float">
            <text:p>6,34E-07</text:p>
          </table:table-cell>
          <table:table-cell table:style-name="ce4" table:formula="of:=SLOPE([.AC2:.AC20];[.$A2:.$A20])" office:value-type="float" office:value="0.00000755181373101404" calcext:value-type="float">
            <text:p>7,55E-06</text:p>
          </table:table-cell>
          <table:table-cell table:style-name="ce4" table:formula="of:=SLOPE([.AD2:.AD20];[.$A2:.$A20])" office:value-type="float" office:value="0.00000363912664375643" calcext:value-type="float">
            <text:p>3,64E-06</text:p>
          </table:table-cell>
          <table:table-cell table:style-name="ce4" table:formula="of:=SLOPE([.AE2:.AE20];[.$A2:.$A20])" office:value-type="float" office:value="0.0000014247904251044" calcext:value-type="float">
            <text:p>1,42E-06</text:p>
          </table:table-cell>
          <table:table-cell table:style-name="ce4" table:formula="of:=SLOPE([.AF2:.AF20];[.$A2:.$A20])" office:value-type="float" office:value="0.00000012959815100033" calcext:value-type="float">
            <text:p>1,30E-07</text:p>
          </table:table-cell>
          <table:table-cell table:style-name="ce4" table:formula="of:=SLOPE([.AG2:.AG20];[.$A2:.$A20])" office:value-type="float" office:value="0.00000262083390947299" calcext:value-type="float">
            <text:p>2,62E-06</text:p>
          </table:table-cell>
          <table:table-cell table:style-name="ce4" table:formula="of:=SLOPE([.AH2:.AH20];[.$A2:.$A20])" office:value-type="float" office:value="0.00000073028116525896" calcext:value-type="float">
            <text:p>7,30E-07</text:p>
          </table:table-cell>
          <table:table-cell table:style-name="ce4" table:formula="of:=SLOPE([.AI2:.AI20];[.$A2:.$A20])" office:value-type="float" office:value="0.00000115710433809767" calcext:value-type="float">
            <text:p>1,16E-06</text:p>
          </table:table-cell>
          <table:table-cell table:style-name="ce4" table:formula="of:=SLOPE([.AJ2:.AJ20];[.$A2:.$A20])" office:value-type="float" office:value="0.00000051172480700474" calcext:value-type="float">
            <text:p>5,12E-07</text:p>
          </table:table-cell>
          <table:table-cell table:style-name="ce4" table:formula="of:=SLOPE([.AK2:.AK20];[.$A2:.$A20])" office:value-type="float" office:value="0.00000044210463931549" calcext:value-type="float">
            <text:p>4,42E-07</text:p>
          </table:table-cell>
          <table:table-cell table:style-name="ce4" table:formula="of:=SLOPE([.AL2:.AL20];[.$A2:.$A20])" office:value-type="float" office:value="0.00000375261045029979" calcext:value-type="float">
            <text:p>3,75E-06</text:p>
          </table:table-cell>
          <table:table-cell table:style-name="ce4" table:formula="of:=SLOPE([.AM2:.AM20];[.$A2:.$A20])" office:value-type="float" office:value="0.00000107825480961318" calcext:value-type="float">
            <text:p>1,08E-06</text:p>
          </table:table-cell>
          <table:table-cell table:style-name="ce4" table:formula="of:=SLOPE([.AN2:.AN20];[.$A2:.$A20])" office:value-type="float" office:value="-0.00000199060271579596" calcext:value-type="float">
            <text:p>-1,99E-06</text:p>
          </table:table-cell>
          <table:table-cell table:style-name="ce4" table:formula="of:=SLOPE([.AO2:.AO20];[.$A2:.$A20])" office:value-type="float" office:value="0.00000004827674892005" calcext:value-type="float">
            <text:p>4,83E-08</text:p>
          </table:table-cell>
          <table:table-cell table:style-name="ce4" table:formula="of:=SLOPE([.AP2:.AP20];[.$A2:.$A20])" office:value-type="float" office:value="-0.00000530240287470851" calcext:value-type="float">
            <text:p>-5,30E-06</text:p>
          </table:table-cell>
          <table:table-cell table:style-name="ce4" table:formula="of:=SLOPE([.AQ2:.AQ20];[.$A2:.$A20])" office:value-type="float" office:value="0.00000052664992898074" calcext:value-type="float">
            <text:p>5,27E-07</text:p>
          </table:table-cell>
          <table:table-cell table:style-name="ce4" table:formula="of:=SLOPE([.AR2:.AR20];[.$A2:.$A20])" office:value-type="float" office:value="0.0000047674146829397" calcext:value-type="float">
            <text:p>4,77E-06</text:p>
          </table:table-cell>
          <table:table-cell table:style-name="ce4" table:formula="of:=SLOPE([.AS2:.AS20];[.$A2:.$A20])" office:value-type="float" office:value="0.00000189212873736176" calcext:value-type="float">
            <text:p>1,89E-06</text:p>
          </table:table-cell>
          <table:table-cell table:style-name="ce4" table:formula="of:=SLOPE([.AT2:.AT20];[.$A2:.$A20])" office:value-type="float" office:value="-0.00000015508171369851" calcext:value-type="float">
            <text:p>-1,55E-07</text:p>
          </table:table-cell>
          <table:table-cell table:style-name="ce4" table:formula="of:=SLOPE([.AU2:.AU20];[.$A2:.$A20])" office:value-type="float" office:value="0.0000049960976239376" calcext:value-type="float">
            <text:p>5,00E-06</text:p>
          </table:table-cell>
          <table:table-cell table:style-name="ce4" table:formula="of:=SLOPE([.AV2:.AV20];[.$A2:.$A20])" office:value-type="float" office:value="-0.00000221312554253751" calcext:value-type="float">
            <text:p>-2,21E-06</text:p>
          </table:table-cell>
          <table:table-cell table:style-name="ce4" table:formula="of:=SLOPE([.AW2:.AW20];[.$A2:.$A20])" office:value-type="float" office:value="0.00000865259903704782" calcext:value-type="float">
            <text:p>8,65E-06</text:p>
          </table:table-cell>
          <table:table-cell table:style-name="ce4" table:formula="of:=SLOPE([.AX2:.AX20];[.$A2:.$A20])" office:value-type="float" office:value="-0.00000598038308568889" calcext:value-type="float">
            <text:p>-5,98E-0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2</text:p>
          </table:table-cell>
          <table:table-cell table:style-name="ce5" table:formula="of:=RSQ([.B2:.B20];[.A$2:.A$20])" office:value-type="float" office:value="0.0358445352206672" calcext:value-type="float">
            <text:p>3,58E-02</text:p>
          </table:table-cell>
          <table:table-cell table:style-name="ce5" table:formula="of:=RSQ([.C2:.C20];[.B$2:.B$20])" office:value-type="float" office:value="0.00258756482092266" calcext:value-type="float">
            <text:p>2,59E-03</text:p>
          </table:table-cell>
          <table:table-cell table:style-name="ce5" table:formula="of:=RSQ([.D2:.D20];[.C$2:.C$20])" office:value-type="float" office:value="0.00825616448826506" calcext:value-type="float">
            <text:p>8,26E-03</text:p>
          </table:table-cell>
          <table:table-cell table:style-name="ce5" table:formula="of:=RSQ([.E2:.E20];[.D$2:.D$20])" office:value-type="float" office:value="0.0291458405338793" calcext:value-type="float">
            <text:p>2,91E-02</text:p>
          </table:table-cell>
          <table:table-cell table:style-name="ce5" table:formula="of:=RSQ([.F2:.F20];[.E$2:.E$20])" office:value-type="float" office:value="0.0113038101598249" calcext:value-type="float">
            <text:p>1,13E-02</text:p>
          </table:table-cell>
          <table:table-cell table:style-name="ce5" table:formula="of:=RSQ([.G2:.G20];[.F$2:.F$20])" office:value-type="float" office:value="0.553663278164534" calcext:value-type="float">
            <text:p>5,54E-01</text:p>
          </table:table-cell>
          <table:table-cell table:style-name="ce5" table:formula="of:=RSQ([.H2:.H20];[.G$2:.G$20])" office:value-type="float" office:value="0.0101966453882641" calcext:value-type="float">
            <text:p>1,02E-02</text:p>
          </table:table-cell>
          <table:table-cell table:style-name="ce5" table:formula="of:=RSQ([.I2:.I20];[.H$2:.H$20])" office:value-type="float" office:value="0.0490389462812493" calcext:value-type="float">
            <text:p>4,90E-02</text:p>
          </table:table-cell>
          <table:table-cell table:style-name="ce5" table:formula="of:=RSQ([.J2:.J20];[.I$2:.I$20])" office:value-type="float" office:value="0.190363375758811" calcext:value-type="float">
            <text:p>1,90E-01</text:p>
          </table:table-cell>
          <table:table-cell table:style-name="ce5" table:formula="of:=RSQ([.K2:.K20];[.J$2:.J$20])" office:value-type="float" office:value="0.0604002816216531" calcext:value-type="float">
            <text:p>6,04E-02</text:p>
          </table:table-cell>
          <table:table-cell table:style-name="ce5" table:formula="of:=RSQ([.L2:.L20];[.K$2:.K$20])" office:value-type="float" office:value="0.0285698741083694" calcext:value-type="float">
            <text:p>2,86E-02</text:p>
          </table:table-cell>
          <table:table-cell table:style-name="ce5" table:formula="of:=RSQ([.M2:.M20];[.L$2:.L$20])" office:value-type="float" office:value="0.0101914918219749" calcext:value-type="float">
            <text:p>1,02E-02</text:p>
          </table:table-cell>
          <table:table-cell table:style-name="ce5" table:formula="of:=RSQ([.N2:.N20];[.M$2:.M$20])" office:value-type="float" office:value="0.000257474928625444" calcext:value-type="float">
            <text:p>2,57E-04</text:p>
          </table:table-cell>
          <table:table-cell table:style-name="ce5" table:formula="of:=RSQ([.O2:.O20];[.N$2:.N$20])" office:value-type="float" office:value="0.0667002007798084" calcext:value-type="float">
            <text:p>6,67E-02</text:p>
          </table:table-cell>
          <table:table-cell table:style-name="ce5" table:formula="of:=RSQ([.P2:.P20];[.O$2:.O$20])" office:value-type="float" office:value="0.667626566200305" calcext:value-type="float">
            <text:p>6,68E-01</text:p>
          </table:table-cell>
          <table:table-cell table:style-name="ce5" table:formula="of:=RSQ([.Q2:.Q20];[.P$2:.P$20])" office:value-type="float" office:value="0.269132143355622" calcext:value-type="float">
            <text:p>2,69E-01</text:p>
          </table:table-cell>
          <table:table-cell table:style-name="ce5" table:formula="of:=RSQ([.R2:.R20];[.Q$2:.Q$20])" office:value-type="float" office:value="0.0579604205259373" calcext:value-type="float">
            <text:p>5,80E-02</text:p>
          </table:table-cell>
          <table:table-cell table:style-name="ce5" table:formula="of:=RSQ([.S2:.S20];[.R$2:.R$20])" office:value-type="float" office:value="0.0734390745059716" calcext:value-type="float">
            <text:p>7,34E-02</text:p>
          </table:table-cell>
          <table:table-cell table:style-name="ce5" table:formula="of:=RSQ([.T2:.T20];[.S$2:.S$20])" office:value-type="float" office:value="0.0401916162810716" calcext:value-type="float">
            <text:p>4,02E-02</text:p>
          </table:table-cell>
          <table:table-cell table:style-name="ce5" table:formula="of:=RSQ([.U2:.U20];[.T$2:.T$20])" office:value-type="float" office:value="0.0573023327861484" calcext:value-type="float">
            <text:p>5,73E-02</text:p>
          </table:table-cell>
          <table:table-cell table:style-name="ce5" table:formula="of:=RSQ([.V2:.V20];[.U$2:.U$20])" office:value-type="float" office:value="0.690175316091662" calcext:value-type="float">
            <text:p>6,90E-01</text:p>
          </table:table-cell>
          <table:table-cell table:style-name="ce5" table:formula="of:=RSQ([.W2:.W20];[.V$2:.V$20])" office:value-type="float" office:value="0.763043907494191" calcext:value-type="float">
            <text:p>7,63E-01</text:p>
          </table:table-cell>
          <table:table-cell table:style-name="ce5" table:formula="of:=RSQ([.X2:.X20];[.W$2:.W$20])" office:value-type="float" office:value="0.00219537489170068" calcext:value-type="float">
            <text:p>2,20E-03</text:p>
          </table:table-cell>
          <table:table-cell table:style-name="ce5" table:formula="of:=RSQ([.Y2:.Y20];[.X$2:.X$20])" office:value-type="float" office:value="0.028769951772845" calcext:value-type="float">
            <text:p>2,88E-02</text:p>
          </table:table-cell>
          <table:table-cell table:style-name="ce5" table:formula="of:=RSQ([.Z2:.Z20];[.Y$2:.Y$20])" office:value-type="float" office:value="0.323825743199409" calcext:value-type="float">
            <text:p>3,24E-01</text:p>
          </table:table-cell>
          <table:table-cell table:style-name="ce5" table:formula="of:=RSQ([.AA2:.AA20];[.Z$2:.Z$20])" office:value-type="float" office:value="0.121576451525758" calcext:value-type="float">
            <text:p>1,22E-01</text:p>
          </table:table-cell>
          <table:table-cell table:style-name="ce5" table:formula="of:=RSQ([.AB2:.AB20];[.AA$2:.AA$20])" office:value-type="float" office:value="0.492409052617836" calcext:value-type="float">
            <text:p>4,92E-01</text:p>
          </table:table-cell>
          <table:table-cell table:style-name="ce5" table:formula="of:=RSQ([.AC2:.AC20];[.AB$2:.AB$20])" office:value-type="float" office:value="0.0164108686054333" calcext:value-type="float">
            <text:p>1,64E-02</text:p>
          </table:table-cell>
          <table:table-cell table:style-name="ce5" table:formula="of:=RSQ([.AD2:.AD20];[.AC$2:.AC$20])" office:value-type="float" office:value="0.246094741768483" calcext:value-type="float">
            <text:p>2,46E-01</text:p>
          </table:table-cell>
          <table:table-cell table:style-name="ce5" table:formula="of:=RSQ([.AE2:.AE20];[.AD$2:.AD$20])" office:value-type="float" office:value="0.0762553322939066" calcext:value-type="float">
            <text:p>7,63E-02</text:p>
          </table:table-cell>
          <table:table-cell table:style-name="ce5" table:formula="of:=RSQ([.AF2:.AF20];[.AE$2:.AE$20])" office:value-type="float" office:value="0.0596310387254345" calcext:value-type="float">
            <text:p>5,96E-02</text:p>
          </table:table-cell>
          <table:table-cell table:style-name="ce5" table:formula="of:=RSQ([.AG2:.AG20];[.AF$2:.AF$20])" office:value-type="float" office:value="0.0338510199534228" calcext:value-type="float">
            <text:p>3,39E-02</text:p>
          </table:table-cell>
          <table:table-cell table:style-name="ce5" table:formula="of:=RSQ([.AH2:.AH20];[.AG$2:.AG$20])" office:value-type="float" office:value="0.968270751915484" calcext:value-type="float">
            <text:p>9,68E-01</text:p>
          </table:table-cell>
          <table:table-cell table:style-name="ce5" table:formula="of:=RSQ([.AI2:.AI20];[.AH$2:.AH$20])" office:value-type="float" office:value="0.0797238180510327" calcext:value-type="float">
            <text:p>7,97E-02</text:p>
          </table:table-cell>
          <table:table-cell table:style-name="ce5" table:formula="of:=RSQ([.AJ2:.AJ20];[.AI$2:.AI$20])" office:value-type="float" office:value="0.13953863213057" calcext:value-type="float">
            <text:p>1,40E-01</text:p>
          </table:table-cell>
          <table:table-cell table:style-name="ce5" table:formula="of:=RSQ([.AK2:.AK20];[.AJ$2:.AJ$20])" office:value-type="float" office:value="0.602052961584753" calcext:value-type="float">
            <text:p>6,02E-01</text:p>
          </table:table-cell>
          <table:table-cell table:style-name="ce5" table:formula="of:=RSQ([.AL2:.AL20];[.AK$2:.AK$20])" office:value-type="float" office:value="0.272200283579825" calcext:value-type="float">
            <text:p>2,72E-01</text:p>
          </table:table-cell>
          <table:table-cell table:style-name="ce5" table:formula="of:=RSQ([.AM2:.AM20];[.AL$2:.AL$20])" office:value-type="float" office:value="0.751194020138809" calcext:value-type="float">
            <text:p>7,51E-01</text:p>
          </table:table-cell>
          <table:table-cell table:style-name="ce5" table:formula="of:=RSQ([.AN2:.AN20];[.AM$2:.AM$20])" office:value-type="float" office:value="0.231832971699069" calcext:value-type="float">
            <text:p>2,32E-01</text:p>
          </table:table-cell>
          <table:table-cell table:style-name="ce5" table:formula="of:=RSQ([.AO2:.AO20];[.AN$2:.AN$20])" office:value-type="float" office:value="0.0167340296074138" calcext:value-type="float">
            <text:p>1,67E-02</text:p>
          </table:table-cell>
          <table:table-cell table:style-name="ce5" table:formula="of:=RSQ([.AP2:.AP20];[.AO$2:.AO$20])" office:value-type="float" office:value="0.0684452156873206" calcext:value-type="float">
            <text:p>6,84E-02</text:p>
          </table:table-cell>
          <table:table-cell table:style-name="ce5" table:formula="of:=RSQ([.AQ2:.AQ20];[.AP$2:.AP$20])" office:value-type="float" office:value="0.00723077785807439" calcext:value-type="float">
            <text:p>7,23E-03</text:p>
          </table:table-cell>
          <table:table-cell table:style-name="ce5" table:formula="of:=RSQ([.AR2:.AR20];[.AQ$2:.AQ$20])" office:value-type="float" office:value="0.0247201697540546" calcext:value-type="float">
            <text:p>2,47E-02</text:p>
          </table:table-cell>
          <table:table-cell table:style-name="ce5" table:formula="of:=RSQ([.AS2:.AS20];[.AR$2:.AR$20])" office:value-type="float" office:value="0.00675296427402797" calcext:value-type="float">
            <text:p>6,75E-03</text:p>
          </table:table-cell>
          <table:table-cell table:style-name="ce5" table:formula="of:=RSQ([.AT2:.AT20];[.AS$2:.AS$20])" office:value-type="float" office:value="0.0400804251486814" calcext:value-type="float">
            <text:p>4,01E-02</text:p>
          </table:table-cell>
          <table:table-cell table:style-name="ce5" table:formula="of:=RSQ([.AU2:.AU20];[.AT$2:.AT$20])" office:value-type="float" office:value="0.0264171834298574" calcext:value-type="float">
            <text:p>2,64E-02</text:p>
          </table:table-cell>
          <table:table-cell table:style-name="ce5" table:formula="of:=RSQ([.AV2:.AV20];[.AU$2:.AU$20])" office:value-type="float" office:value="0.11593427234921" calcext:value-type="float">
            <text:p>1,16E-01</text:p>
          </table:table-cell>
          <table:table-cell table:style-name="ce5" table:formula="of:=RSQ([.AW2:.AW20];[.AV$2:.AV$20])" office:value-type="float" office:value="0.0886252881559011" calcext:value-type="float">
            <text:p>8,86E-02</text:p>
          </table:table-cell>
          <table:table-cell table:style-name="ce5" table:formula="of:=RSQ([.AX2:.AX20];[.AW$2:.AW$20])" office:value-type="float" office:value="0.00924225666240511" calcext:value-type="float">
            <text:p>9,24E-03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cra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unjust background-</text:p>
          </table:table-cell>
          <table:table-cell office:value-type="string" calcext:value-type="string">
            <text:p>poverty, poor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riv-</text:p>
          </table:table-cell>
          <table:table-cell office:value-type="string" calcext:value-type="string">
            <text:p>dominat-</text:p>
          </table:table-cell>
          <table:table-cell office:value-type="string" calcext:value-type="string">
            <text:p>oppress-</text:p>
          </table:table-cell>
          <table:table-cell office:value-type="string" calcext:value-type="string">
            <text:p>dissonance</text:p>
          </table:table-cell>
          <table:table-cell office:value-type="string" calcext:value-type="string">
            <text:p>-autonom-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republic-</text:p>
          </table:table-cell>
          <table:table-cell office:value-type="string" calcext:value-type="string">
            <text:p>paternalism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deliberat-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bias-</text:p>
          </table:table-cell>
          <table:table-cell office:value-type="string" calcext:value-type="string">
            <text:p>heuristic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pabilit-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behavioral economics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prospect theory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Kahneman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opportunit-</text:p>
          </table:table-cell>
          <table:table-cell office:value-type="string" calcext:value-type="string">
            <text:p>homo economicus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rational-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lf, selves</text:p>
          </table:table-cell>
          <table:table-cell table:number-columns-repeated="97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6" table:formula="of:=[$'Données brutes'.B23]+[$'Données brutes'.C23]+[$'Données brutes'.D23]" office:value-type="float" office:value="130" calcext:value-type="float">
            <text:p>130</text:p>
          </table:table-cell>
          <table:table-cell table:style-name="ce6" table:formula="of:=[$'Données brutes'.E23]" office:value-type="float" office:value="15" calcext:value-type="float">
            <text:p>15</text:p>
          </table:table-cell>
          <table:table-cell table:style-name="ce6" table:formula="of:=[$'Données brutes'.F23]" office:value-type="float" office:value="111" calcext:value-type="float">
            <text:p>111</text:p>
          </table:table-cell>
          <table:table-cell table:style-name="ce6" table:formula="of:=[$'Données brutes'.G23]" office:value-type="float" office:value="27" calcext:value-type="float">
            <text:p>27</text:p>
          </table:table-cell>
          <table:table-cell table:style-name="ce6" table:formula="of:=[$'Données brutes'.H23]" office:value-type="float" office:value="3" calcext:value-type="float">
            <text:p>3</text:p>
          </table:table-cell>
          <table:table-cell table:style-name="ce6" table:formula="of:=[$'Données brutes'.I23]" office:value-type="float" office:value="0" calcext:value-type="float">
            <text:p>0</text:p>
          </table:table-cell>
          <table:table-cell table:style-name="ce6" table:formula="of:=[$'Données brutes'.J23]+[$'Données brutes'.K23]" office:value-type="float" office:value="27" calcext:value-type="float">
            <text:p>27</text:p>
          </table:table-cell>
          <table:table-cell table:style-name="ce6" table:formula="of:=[$'Données brutes'.L23]" office:value-type="float" office:value="19" calcext:value-type="float">
            <text:p>19</text:p>
          </table:table-cell>
          <table:table-cell table:style-name="ce6" table:formula="of:=[$'Données brutes'.M23]" office:value-type="float" office:value="80" calcext:value-type="float">
            <text:p>80</text:p>
          </table:table-cell>
          <table:table-cell table:style-name="ce6" table:formula="of:=[$'Données brutes'.N23]" office:value-type="float" office:value="8" calcext:value-type="float">
            <text:p>8</text:p>
          </table:table-cell>
          <table:table-cell table:style-name="ce6" table:formula="of:=[$'Données brutes'.O23]" office:value-type="float" office:value="33" calcext:value-type="float">
            <text:p>33</text:p>
          </table:table-cell>
          <table:table-cell table:style-name="ce6" table:formula="of:=[$'Données brutes'.P23]+[$'Données brutes'.Q23]" office:value-type="float" office:value="4" calcext:value-type="float">
            <text:p>4</text:p>
          </table:table-cell>
          <table:table-cell table:style-name="ce6" table:formula="of:=[$'Données brutes'.R23]+[$'Données brutes'.S23]" office:value-type="float" office:value="3" calcext:value-type="float">
            <text:p>3</text:p>
          </table:table-cell>
          <table:table-cell table:style-name="ce6" table:formula="of:=[$'Données brutes'.T23]+[$'Données brutes'.U23]" office:value-type="float" office:value="2" calcext:value-type="float">
            <text:p>2</text:p>
          </table:table-cell>
          <table:table-cell table:style-name="ce6" table:formula="of:=[$'Données brutes'.V23]" office:value-type="float" office:value="0" calcext:value-type="float">
            <text:p>0</text:p>
          </table:table-cell>
          <table:table-cell table:style-name="ce6" table:formula="of:=[$'Données brutes'.W23]+[$'Données brutes'.X23]+[$'Données brutes'.Y23]+[$'Données brutes'.Z23]" office:value-type="float" office:value="53" calcext:value-type="float">
            <text:p>53</text:p>
          </table:table-cell>
          <table:table-cell table:style-name="ce6" table:formula="of:=[$'Données brutes'.AA23]+[$'Données brutes'.AB23]" office:value-type="float" office:value="42" calcext:value-type="float">
            <text:p>42</text:p>
          </table:table-cell>
          <table:table-cell table:style-name="ce6" table:formula="of:=[$'Données brutes'.AC23]" office:value-type="float" office:value="4" calcext:value-type="float">
            <text:p>4</text:p>
          </table:table-cell>
          <table:table-cell table:style-name="ce6" table:formula="of:=[$'Données brutes'.AD23]" office:value-type="float" office:value="1" calcext:value-type="float">
            <text:p>1</text:p>
          </table:table-cell>
          <table:table-cell table:style-name="ce6" table:formula="of:=[$'Données brutes'.AE23]" office:value-type="float" office:value="12" calcext:value-type="float">
            <text:p>12</text:p>
          </table:table-cell>
          <table:table-cell table:style-name="ce6" table:formula="of:=[$'Données brutes'.AF23]" office:value-type="float" office:value="6" calcext:value-type="float">
            <text:p>6</text:p>
          </table:table-cell>
          <table:table-cell table:style-name="ce6" table:formula="of:=[$'Données brutes'.AG23]+[$'Données brutes'.AH23]+[$'Données brutes'.AJ23]" office:value-type="float" office:value="103" calcext:value-type="float">
            <text:p>103</text:p>
          </table:table-cell>
          <table:table-cell table:style-name="ce6" table:formula="of:=[$'Données brutes'.AI23]" office:value-type="float" office:value="2" calcext:value-type="float">
            <text:p>2</text:p>
          </table:table-cell>
          <table:table-cell table:style-name="ce6" table:formula="of:=[$'Données brutes'.AK23]" office:value-type="float" office:value="344" calcext:value-type="float">
            <text:p>344</text:p>
          </table:table-cell>
          <table:table-cell table:style-name="ce6" table:formula="of:=[$'Données brutes'.AL23]" office:value-type="float" office:value="2" calcext:value-type="float">
            <text:p>2</text:p>
          </table:table-cell>
          <table:table-cell table:style-name="ce6" table:formula="of:=[$'Données brutes'.AM23]+[$'Données brutes'.AN23]" office:value-type="float" office:value="23" calcext:value-type="float">
            <text:p>23</text:p>
          </table:table-cell>
          <table:table-cell table:style-name="ce6" table:formula="of:=[$'Données brutes'.AO23]" office:value-type="float" office:value="48" calcext:value-type="float">
            <text:p>48</text:p>
          </table:table-cell>
          <table:table-cell table:style-name="ce6" table:formula="of:=[$'Données brutes'.AP23]+[$'Données brutes'.AQ23]" office:value-type="float" office:value="6" calcext:value-type="float">
            <text:p>6</text:p>
          </table:table-cell>
          <table:table-cell table:style-name="ce6" table:formula="of:=[$'Données brutes'.AR23]" office:value-type="float" office:value="1" calcext:value-type="float">
            <text:p>1</text:p>
          </table:table-cell>
          <table:table-cell table:style-name="ce6" table:formula="of:=[$'Données brutes'.AS23]" office:value-type="float" office:value="42" calcext:value-type="float">
            <text:p>42</text:p>
          </table:table-cell>
          <table:table-cell table:style-name="ce6" table:formula="of:=[$'Données brutes'.AT23]+[$'Données brutes'.AU23]" office:value-type="float" office:value="0" calcext:value-type="float">
            <text:p>0</text:p>
          </table:table-cell>
          <table:table-cell table:style-name="ce6" table:formula="of:=[$'Données brutes'.AV23]" office:value-type="float" office:value="0" calcext:value-type="float">
            <text:p>0</text:p>
          </table:table-cell>
          <table:table-cell table:style-name="ce6" table:formula="of:=[$'Données brutes'.AW23]" office:value-type="float" office:value="0" calcext:value-type="float">
            <text:p>0</text:p>
          </table:table-cell>
          <table:table-cell table:style-name="ce6" table:formula="of:=[$'Données brutes'.AX23]" office:value-type="float" office:value="2" calcext:value-type="float">
            <text:p>2</text:p>
          </table:table-cell>
          <table:table-cell table:style-name="ce6" table:formula="of:=[$'Données brutes'.AY23]" office:value-type="float" office:value="0" calcext:value-type="float">
            <text:p>0</text:p>
          </table:table-cell>
          <table:table-cell table:style-name="ce6" table:formula="of:=[$'Données brutes'.AZ23]" office:value-type="float" office:value="0" calcext:value-type="float">
            <text:p>0</text:p>
          </table:table-cell>
          <table:table-cell table:style-name="ce6" table:formula="of:=[$'Données brutes'.BA23]" office:value-type="float" office:value="1" calcext:value-type="float">
            <text:p>1</text:p>
          </table:table-cell>
          <table:table-cell table:style-name="ce6" table:formula="of:=[$'Données brutes'.BB23]" office:value-type="float" office:value="1" calcext:value-type="float">
            <text:p>1</text:p>
          </table:table-cell>
          <table:table-cell table:style-name="ce6" table:formula="of:=[$'Données brutes'.BC23]+[$'Données brutes'.BD23]" office:value-type="float" office:value="18" calcext:value-type="float">
            <text:p>18</text:p>
          </table:table-cell>
          <table:table-cell table:style-name="ce6" table:formula="of:=[$'Données brutes'.BE23]" office:value-type="float" office:value="0" calcext:value-type="float">
            <text:p>0</text:p>
          </table:table-cell>
          <table:table-cell table:style-name="ce6" table:formula="of:=[$'Données brutes'.BF23]" office:value-type="float" office:value="35" calcext:value-type="float">
            <text:p>35</text:p>
          </table:table-cell>
          <table:table-cell table:style-name="ce6" table:formula="of:=[$'Données brutes'.BG23]" office:value-type="float" office:value="35" calcext:value-type="float">
            <text:p>35</text:p>
          </table:table-cell>
          <table:table-cell table:style-name="ce6" table:formula="of:=[$'Données brutes'.BH23]" office:value-type="float" office:value="3" calcext:value-type="float">
            <text:p>3</text:p>
          </table:table-cell>
          <table:table-cell table:style-name="ce6" table:formula="of:=[$'Données brutes'.BI23]" office:value-type="float" office:value="4" calcext:value-type="float">
            <text:p>4</text:p>
          </table:table-cell>
          <table:table-cell table:style-name="ce6" table:formula="of:=[$'Données brutes'.BJ23]" office:value-type="float" office:value="0" calcext:value-type="float">
            <text:p>0</text:p>
          </table:table-cell>
          <table:table-cell table:style-name="ce6" table:formula="of:=[$'Données brutes'.BK23]+[$'Données brutes'.BL23]" office:value-type="float" office:value="31" calcext:value-type="float">
            <text:p>31</text:p>
          </table:table-cell>
          <table:table-cell table:style-name="ce6" table:formula="of:=[$'Données brutes'.BM23]" office:value-type="float" office:value="50" calcext:value-type="float">
            <text:p>50</text:p>
          </table:table-cell>
          <table:table-cell table:style-name="ce6" table:formula="of:=[$'Données brutes'.BN23]" office:value-type="float" office:value="9" calcext:value-type="float">
            <text:p>9</text:p>
          </table:table-cell>
          <table:table-cell table:style-name="ce6" table:formula="of:=[$'Données brutes'.BO23]+[$'Données brutes'.BP23]" office:value-type="float" office:value="216" calcext:value-type="float">
            <text:p>216</text:p>
          </table:table-cell>
          <table:table-cell table:number-columns-repeated="97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6" table:formula="of:=[$'Données brutes'.B24]+[$'Données brutes'.C24]+[$'Données brutes'.D24]" office:value-type="float" office:value="70" calcext:value-type="float">
            <text:p>70</text:p>
          </table:table-cell>
          <table:table-cell table:style-name="ce6" table:formula="of:=[$'Données brutes'.E24]" office:value-type="float" office:value="3" calcext:value-type="float">
            <text:p>3</text:p>
          </table:table-cell>
          <table:table-cell table:style-name="ce6" table:formula="of:=[$'Données brutes'.F24]" office:value-type="float" office:value="21" calcext:value-type="float">
            <text:p>21</text:p>
          </table:table-cell>
          <table:table-cell table:style-name="ce6" table:formula="of:=[$'Données brutes'.G24]" office:value-type="float" office:value="8" calcext:value-type="float">
            <text:p>8</text:p>
          </table:table-cell>
          <table:table-cell table:style-name="ce6" table:formula="of:=[$'Données brutes'.H24]" office:value-type="float" office:value="9" calcext:value-type="float">
            <text:p>9</text:p>
          </table:table-cell>
          <table:table-cell table:style-name="ce6" table:formula="of:=[$'Données brutes'.I24]" office:value-type="float" office:value="2" calcext:value-type="float">
            <text:p>2</text:p>
          </table:table-cell>
          <table:table-cell table:style-name="ce6" table:formula="of:=[$'Données brutes'.J24]+[$'Données brutes'.K24]" office:value-type="float" office:value="11" calcext:value-type="float">
            <text:p>11</text:p>
          </table:table-cell>
          <table:table-cell table:style-name="ce6" table:formula="of:=[$'Données brutes'.L24]" office:value-type="float" office:value="28" calcext:value-type="float">
            <text:p>28</text:p>
          </table:table-cell>
          <table:table-cell table:style-name="ce6" table:formula="of:=[$'Données brutes'.M24]" office:value-type="float" office:value="106" calcext:value-type="float">
            <text:p>106</text:p>
          </table:table-cell>
          <table:table-cell table:style-name="ce6" table:formula="of:=[$'Données brutes'.N24]" office:value-type="float" office:value="6" calcext:value-type="float">
            <text:p>6</text:p>
          </table:table-cell>
          <table:table-cell table:style-name="ce6" table:formula="of:=[$'Données brutes'.O24]" office:value-type="float" office:value="66" calcext:value-type="float">
            <text:p>66</text:p>
          </table:table-cell>
          <table:table-cell table:style-name="ce6" table:formula="of:=[$'Données brutes'.P24]+[$'Données brutes'.Q24]" office:value-type="float" office:value="2" calcext:value-type="float">
            <text:p>2</text:p>
          </table:table-cell>
          <table:table-cell table:style-name="ce6" table:formula="of:=[$'Données brutes'.R24]+[$'Données brutes'.S24]" office:value-type="float" office:value="4" calcext:value-type="float">
            <text:p>4</text:p>
          </table:table-cell>
          <table:table-cell table:style-name="ce6" table:formula="of:=[$'Données brutes'.T24]+[$'Données brutes'.U24]" office:value-type="float" office:value="5" calcext:value-type="float">
            <text:p>5</text:p>
          </table:table-cell>
          <table:table-cell table:style-name="ce6" table:formula="of:=[$'Données brutes'.V24]" office:value-type="float" office:value="4" calcext:value-type="float">
            <text:p>4</text:p>
          </table:table-cell>
          <table:table-cell table:style-name="ce6" table:formula="of:=[$'Données brutes'.W24]+[$'Données brutes'.X24]+[$'Données brutes'.Y24]+[$'Données brutes'.Z24]" office:value-type="float" office:value="24" calcext:value-type="float">
            <text:p>24</text:p>
          </table:table-cell>
          <table:table-cell table:style-name="ce6" table:formula="of:=[$'Données brutes'.AA24]+[$'Données brutes'.AB24]" office:value-type="float" office:value="48" calcext:value-type="float">
            <text:p>48</text:p>
          </table:table-cell>
          <table:table-cell table:style-name="ce6" table:formula="of:=[$'Données brutes'.AC24]" office:value-type="float" office:value="31" calcext:value-type="float">
            <text:p>31</text:p>
          </table:table-cell>
          <table:table-cell table:style-name="ce6" table:formula="of:=[$'Données brutes'.AD24]" office:value-type="float" office:value="1" calcext:value-type="float">
            <text:p>1</text:p>
          </table:table-cell>
          <table:table-cell table:style-name="ce6" table:formula="of:=[$'Données brutes'.AE24]" office:value-type="float" office:value="48" calcext:value-type="float">
            <text:p>48</text:p>
          </table:table-cell>
          <table:table-cell table:style-name="ce6" table:formula="of:=[$'Données brutes'.AF24]" office:value-type="float" office:value="20" calcext:value-type="float">
            <text:p>20</text:p>
          </table:table-cell>
          <table:table-cell table:style-name="ce6" table:formula="of:=[$'Données brutes'.AG24]+[$'Données brutes'.AH24]+[$'Données brutes'.AJ24]" office:value-type="float" office:value="824" calcext:value-type="float">
            <text:p>824</text:p>
          </table:table-cell>
          <table:table-cell table:style-name="ce6" table:formula="of:=[$'Données brutes'.AI24]" office:value-type="float" office:value="0" calcext:value-type="float">
            <text:p>0</text:p>
          </table:table-cell>
          <table:table-cell table:style-name="ce6" table:formula="of:=[$'Données brutes'.AK24]" office:value-type="float" office:value="141" calcext:value-type="float">
            <text:p>141</text:p>
          </table:table-cell>
          <table:table-cell table:style-name="ce6" table:formula="of:=[$'Données brutes'.AL24]" office:value-type="float" office:value="23" calcext:value-type="float">
            <text:p>23</text:p>
          </table:table-cell>
          <table:table-cell table:style-name="ce6" table:formula="of:=[$'Données brutes'.AM24]+[$'Données brutes'.AN24]" office:value-type="float" office:value="97" calcext:value-type="float">
            <text:p>97</text:p>
          </table:table-cell>
          <table:table-cell table:style-name="ce6" table:formula="of:=[$'Données brutes'.AO24]" office:value-type="float" office:value="60" calcext:value-type="float">
            <text:p>60</text:p>
          </table:table-cell>
          <table:table-cell table:style-name="ce6" table:formula="of:=[$'Données brutes'.AP24]+[$'Données brutes'.AQ24]" office:value-type="float" office:value="3" calcext:value-type="float">
            <text:p>3</text:p>
          </table:table-cell>
          <table:table-cell table:style-name="ce6" table:formula="of:=[$'Données brutes'.AR24]" office:value-type="float" office:value="0" calcext:value-type="float">
            <text:p>0</text:p>
          </table:table-cell>
          <table:table-cell table:style-name="ce6" table:formula="of:=[$'Données brutes'.AS24]" office:value-type="float" office:value="21" calcext:value-type="float">
            <text:p>21</text:p>
          </table:table-cell>
          <table:table-cell table:style-name="ce6" table:formula="of:=[$'Données brutes'.AT24]+[$'Données brutes'.AU24]" office:value-type="float" office:value="0" calcext:value-type="float">
            <text:p>0</text:p>
          </table:table-cell>
          <table:table-cell table:style-name="ce6" table:formula="of:=[$'Données brutes'.AV24]" office:value-type="float" office:value="0" calcext:value-type="float">
            <text:p>0</text:p>
          </table:table-cell>
          <table:table-cell table:style-name="ce6" table:formula="of:=[$'Données brutes'.AW24]" office:value-type="float" office:value="0" calcext:value-type="float">
            <text:p>0</text:p>
          </table:table-cell>
          <table:table-cell table:style-name="ce6" table:formula="of:=[$'Données brutes'.AX24]" office:value-type="float" office:value="5" calcext:value-type="float">
            <text:p>5</text:p>
          </table:table-cell>
          <table:table-cell table:style-name="ce6" table:formula="of:=[$'Données brutes'.AY24]" office:value-type="float" office:value="0" calcext:value-type="float">
            <text:p>0</text:p>
          </table:table-cell>
          <table:table-cell table:style-name="ce6" table:formula="of:=[$'Données brutes'.AZ24]" office:value-type="float" office:value="0" calcext:value-type="float">
            <text:p>0</text:p>
          </table:table-cell>
          <table:table-cell table:style-name="ce6" table:formula="of:=[$'Données brutes'.BA24]" office:value-type="float" office:value="0" calcext:value-type="float">
            <text:p>0</text:p>
          </table:table-cell>
          <table:table-cell table:style-name="ce6" table:formula="of:=[$'Données brutes'.BB24]" office:value-type="float" office:value="0" calcext:value-type="float">
            <text:p>0</text:p>
          </table:table-cell>
          <table:table-cell table:style-name="ce6" table:formula="of:=[$'Données brutes'.BC24]+[$'Données brutes'.BD24]" office:value-type="float" office:value="32" calcext:value-type="float">
            <text:p>32</text:p>
          </table:table-cell>
          <table:table-cell table:style-name="ce6" table:formula="of:=[$'Données brutes'.BE24]" office:value-type="float" office:value="0" calcext:value-type="float">
            <text:p>0</text:p>
          </table:table-cell>
          <table:table-cell table:style-name="ce6" table:formula="of:=[$'Données brutes'.BF24]" office:value-type="float" office:value="72" calcext:value-type="float">
            <text:p>72</text:p>
          </table:table-cell>
          <table:table-cell table:style-name="ce6" table:formula="of:=[$'Données brutes'.BG24]" office:value-type="float" office:value="18" calcext:value-type="float">
            <text:p>18</text:p>
          </table:table-cell>
          <table:table-cell table:style-name="ce6" table:formula="of:=[$'Données brutes'.BH24]" office:value-type="float" office:value="11" calcext:value-type="float">
            <text:p>11</text:p>
          </table:table-cell>
          <table:table-cell table:style-name="ce6" table:formula="of:=[$'Données brutes'.BI24]" office:value-type="float" office:value="4" calcext:value-type="float">
            <text:p>4</text:p>
          </table:table-cell>
          <table:table-cell table:style-name="ce6" table:formula="of:=[$'Données brutes'.BJ24]" office:value-type="float" office:value="1" calcext:value-type="float">
            <text:p>1</text:p>
          </table:table-cell>
          <table:table-cell table:style-name="ce6" table:formula="of:=[$'Données brutes'.BK24]+[$'Données brutes'.BL24]" office:value-type="float" office:value="39" calcext:value-type="float">
            <text:p>39</text:p>
          </table:table-cell>
          <table:table-cell table:style-name="ce6" table:formula="of:=[$'Données brutes'.BM24]" office:value-type="float" office:value="12" calcext:value-type="float">
            <text:p>12</text:p>
          </table:table-cell>
          <table:table-cell table:style-name="ce6" table:formula="of:=[$'Données brutes'.BN24]" office:value-type="float" office:value="12" calcext:value-type="float">
            <text:p>12</text:p>
          </table:table-cell>
          <table:table-cell table:style-name="ce6" table:formula="of:=[$'Données brutes'.BO24]+[$'Données brutes'.BP24]" office:value-type="float" office:value="125" calcext:value-type="float">
            <text:p>125</text:p>
          </table:table-cell>
          <table:table-cell table:number-columns-repeated="97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6" table:formula="of:=[$'Données brutes'.B25]+[$'Données brutes'.C25]+[$'Données brutes'.D25]" office:value-type="float" office:value="65" calcext:value-type="float">
            <text:p>65</text:p>
          </table:table-cell>
          <table:table-cell table:style-name="ce6" table:formula="of:=[$'Données brutes'.E25]" office:value-type="float" office:value="14" calcext:value-type="float">
            <text:p>14</text:p>
          </table:table-cell>
          <table:table-cell table:style-name="ce6" table:formula="of:=[$'Données brutes'.F25]" office:value-type="float" office:value="8" calcext:value-type="float">
            <text:p>8</text:p>
          </table:table-cell>
          <table:table-cell table:style-name="ce6" table:formula="of:=[$'Données brutes'.G25]" office:value-type="float" office:value="21" calcext:value-type="float">
            <text:p>21</text:p>
          </table:table-cell>
          <table:table-cell table:style-name="ce6" table:formula="of:=[$'Données brutes'.H25]" office:value-type="float" office:value="8" calcext:value-type="float">
            <text:p>8</text:p>
          </table:table-cell>
          <table:table-cell table:style-name="ce6" table:formula="of:=[$'Données brutes'.I25]" office:value-type="float" office:value="0" calcext:value-type="float">
            <text:p>0</text:p>
          </table:table-cell>
          <table:table-cell table:style-name="ce6" table:formula="of:=[$'Données brutes'.J25]+[$'Données brutes'.K25]" office:value-type="float" office:value="13" calcext:value-type="float">
            <text:p>13</text:p>
          </table:table-cell>
          <table:table-cell table:style-name="ce6" table:formula="of:=[$'Données brutes'.L25]" office:value-type="float" office:value="9" calcext:value-type="float">
            <text:p>9</text:p>
          </table:table-cell>
          <table:table-cell table:style-name="ce6" table:formula="of:=[$'Données brutes'.M25]" office:value-type="float" office:value="46" calcext:value-type="float">
            <text:p>46</text:p>
          </table:table-cell>
          <table:table-cell table:style-name="ce6" table:formula="of:=[$'Données brutes'.N25]" office:value-type="float" office:value="4" calcext:value-type="float">
            <text:p>4</text:p>
          </table:table-cell>
          <table:table-cell table:style-name="ce6" table:formula="of:=[$'Données brutes'.O25]" office:value-type="float" office:value="22" calcext:value-type="float">
            <text:p>22</text:p>
          </table:table-cell>
          <table:table-cell table:style-name="ce6" table:formula="of:=[$'Données brutes'.P25]+[$'Données brutes'.Q25]" office:value-type="float" office:value="2" calcext:value-type="float">
            <text:p>2</text:p>
          </table:table-cell>
          <table:table-cell table:style-name="ce6" table:formula="of:=[$'Données brutes'.R25]+[$'Données brutes'.S25]" office:value-type="float" office:value="1" calcext:value-type="float">
            <text:p>1</text:p>
          </table:table-cell>
          <table:table-cell table:style-name="ce6" table:formula="of:=[$'Données brutes'.T25]+[$'Données brutes'.U25]" office:value-type="float" office:value="2" calcext:value-type="float">
            <text:p>2</text:p>
          </table:table-cell>
          <table:table-cell table:style-name="ce6" table:formula="of:=[$'Données brutes'.V25]" office:value-type="float" office:value="0" calcext:value-type="float">
            <text:p>0</text:p>
          </table:table-cell>
          <table:table-cell table:style-name="ce6" table:formula="of:=[$'Données brutes'.W25]+[$'Données brutes'.X25]+[$'Données brutes'.Y25]+[$'Données brutes'.Z25]" office:value-type="float" office:value="31" calcext:value-type="float">
            <text:p>31</text:p>
          </table:table-cell>
          <table:table-cell table:style-name="ce6" table:formula="of:=[$'Données brutes'.AA25]+[$'Données brutes'.AB25]" office:value-type="float" office:value="11" calcext:value-type="float">
            <text:p>11</text:p>
          </table:table-cell>
          <table:table-cell table:style-name="ce6" table:formula="of:=[$'Données brutes'.AC25]" office:value-type="float" office:value="4" calcext:value-type="float">
            <text:p>4</text:p>
          </table:table-cell>
          <table:table-cell table:style-name="ce6" table:formula="of:=[$'Données brutes'.AD25]" office:value-type="float" office:value="0" calcext:value-type="float">
            <text:p>0</text:p>
          </table:table-cell>
          <table:table-cell table:style-name="ce6" table:formula="of:=[$'Données brutes'.AE25]" office:value-type="float" office:value="7" calcext:value-type="float">
            <text:p>7</text:p>
          </table:table-cell>
          <table:table-cell table:style-name="ce6" table:formula="of:=[$'Données brutes'.AF25]" office:value-type="float" office:value="0" calcext:value-type="float">
            <text:p>0</text:p>
          </table:table-cell>
          <table:table-cell table:style-name="ce6" table:formula="of:=[$'Données brutes'.AG25]+[$'Données brutes'.AH25]+[$'Données brutes'.AJ25]" office:value-type="float" office:value="19" calcext:value-type="float">
            <text:p>19</text:p>
          </table:table-cell>
          <table:table-cell table:style-name="ce6" table:formula="of:=[$'Données brutes'.AI25]" office:value-type="float" office:value="0" calcext:value-type="float">
            <text:p>0</text:p>
          </table:table-cell>
          <table:table-cell table:style-name="ce6" table:formula="of:=[$'Données brutes'.AK25]" office:value-type="float" office:value="134" calcext:value-type="float">
            <text:p>134</text:p>
          </table:table-cell>
          <table:table-cell table:style-name="ce6" table:formula="of:=[$'Données brutes'.AL25]" office:value-type="float" office:value="3" calcext:value-type="float">
            <text:p>3</text:p>
          </table:table-cell>
          <table:table-cell table:style-name="ce6" table:formula="of:=[$'Données brutes'.AM25]+[$'Données brutes'.AN25]" office:value-type="float" office:value="27" calcext:value-type="float">
            <text:p>27</text:p>
          </table:table-cell>
          <table:table-cell table:style-name="ce6" table:formula="of:=[$'Données brutes'.AO25]" office:value-type="float" office:value="41" calcext:value-type="float">
            <text:p>41</text:p>
          </table:table-cell>
          <table:table-cell table:style-name="ce6" table:formula="of:=[$'Données brutes'.AP25]+[$'Données brutes'.AQ25]" office:value-type="float" office:value="12" calcext:value-type="float">
            <text:p>12</text:p>
          </table:table-cell>
          <table:table-cell table:style-name="ce6" table:formula="of:=[$'Données brutes'.AR25]" office:value-type="float" office:value="5" calcext:value-type="float">
            <text:p>5</text:p>
          </table:table-cell>
          <table:table-cell table:style-name="ce6" table:formula="of:=[$'Données brutes'.AS25]" office:value-type="float" office:value="40" calcext:value-type="float">
            <text:p>40</text:p>
          </table:table-cell>
          <table:table-cell table:style-name="ce6" table:formula="of:=[$'Données brutes'.AT25]+[$'Données brutes'.AU25]" office:value-type="float" office:value="1" calcext:value-type="float">
            <text:p>1</text:p>
          </table:table-cell>
          <table:table-cell table:style-name="ce6" table:formula="of:=[$'Données brutes'.AV25]" office:value-type="float" office:value="0" calcext:value-type="float">
            <text:p>0</text:p>
          </table:table-cell>
          <table:table-cell table:style-name="ce6" table:formula="of:=[$'Données brutes'.AW25]" office:value-type="float" office:value="0" calcext:value-type="float">
            <text:p>0</text:p>
          </table:table-cell>
          <table:table-cell table:style-name="ce6" table:formula="of:=[$'Données brutes'.AX25]" office:value-type="float" office:value="26" calcext:value-type="float">
            <text:p>26</text:p>
          </table:table-cell>
          <table:table-cell table:style-name="ce6" table:formula="of:=[$'Données brutes'.AY25]" office:value-type="float" office:value="0" calcext:value-type="float">
            <text:p>0</text:p>
          </table:table-cell>
          <table:table-cell table:style-name="ce6" table:formula="of:=[$'Données brutes'.AZ25]" office:value-type="float" office:value="0" calcext:value-type="float">
            <text:p>0</text:p>
          </table:table-cell>
          <table:table-cell table:style-name="ce6" table:formula="of:=[$'Données brutes'.BA25]" office:value-type="float" office:value="2" calcext:value-type="float">
            <text:p>2</text:p>
          </table:table-cell>
          <table:table-cell table:style-name="ce6" table:formula="of:=[$'Données brutes'.BB25]" office:value-type="float" office:value="2" calcext:value-type="float">
            <text:p>2</text:p>
          </table:table-cell>
          <table:table-cell table:style-name="ce6" table:formula="of:=[$'Données brutes'.BC25]+[$'Données brutes'.BD25]" office:value-type="float" office:value="2" calcext:value-type="float">
            <text:p>2</text:p>
          </table:table-cell>
          <table:table-cell table:style-name="ce6" table:formula="of:=[$'Données brutes'.BE25]" office:value-type="float" office:value="0" calcext:value-type="float">
            <text:p>0</text:p>
          </table:table-cell>
          <table:table-cell table:style-name="ce6" table:formula="of:=[$'Données brutes'.BF25]" office:value-type="float" office:value="21" calcext:value-type="float">
            <text:p>21</text:p>
          </table:table-cell>
          <table:table-cell table:style-name="ce6" table:formula="of:=[$'Données brutes'.BG25]" office:value-type="float" office:value="6" calcext:value-type="float">
            <text:p>6</text:p>
          </table:table-cell>
          <table:table-cell table:style-name="ce6" table:formula="of:=[$'Données brutes'.BH25]" office:value-type="float" office:value="3" calcext:value-type="float">
            <text:p>3</text:p>
          </table:table-cell>
          <table:table-cell table:style-name="ce6" table:formula="of:=[$'Données brutes'.BI25]" office:value-type="float" office:value="8" calcext:value-type="float">
            <text:p>8</text:p>
          </table:table-cell>
          <table:table-cell table:style-name="ce6" table:formula="of:=[$'Données brutes'.BJ25]" office:value-type="float" office:value="1" calcext:value-type="float">
            <text:p>1</text:p>
          </table:table-cell>
          <table:table-cell table:style-name="ce6" table:formula="of:=[$'Données brutes'.BK25]+[$'Données brutes'.BL25]" office:value-type="float" office:value="134" calcext:value-type="float">
            <text:p>134</text:p>
          </table:table-cell>
          <table:table-cell table:style-name="ce6" table:formula="of:=[$'Données brutes'.BM25]" office:value-type="float" office:value="3" calcext:value-type="float">
            <text:p>3</text:p>
          </table:table-cell>
          <table:table-cell table:style-name="ce6" table:formula="of:=[$'Données brutes'.BN25]" office:value-type="float" office:value="3" calcext:value-type="float">
            <text:p>3</text:p>
          </table:table-cell>
          <table:table-cell table:style-name="ce6" table:formula="of:=[$'Données brutes'.BO25]+[$'Données brutes'.BP25]" office:value-type="float" office:value="90" calcext:value-type="float">
            <text:p>90</text:p>
          </table:table-cell>
          <table:table-cell table:number-columns-repeated="97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6" table:formula="of:=[$'Données brutes'.B26]+[$'Données brutes'.C26]+[$'Données brutes'.D26]" office:value-type="float" office:value="149" calcext:value-type="float">
            <text:p>149</text:p>
          </table:table-cell>
          <table:table-cell table:style-name="ce6" table:formula="of:=[$'Données brutes'.E26]" office:value-type="float" office:value="15" calcext:value-type="float">
            <text:p>15</text:p>
          </table:table-cell>
          <table:table-cell table:style-name="ce6" table:formula="of:=[$'Données brutes'.F26]" office:value-type="float" office:value="41" calcext:value-type="float">
            <text:p>41</text:p>
          </table:table-cell>
          <table:table-cell table:style-name="ce6" table:formula="of:=[$'Données brutes'.G26]" office:value-type="float" office:value="38" calcext:value-type="float">
            <text:p>38</text:p>
          </table:table-cell>
          <table:table-cell table:style-name="ce6" table:formula="of:=[$'Données brutes'.H26]" office:value-type="float" office:value="17" calcext:value-type="float">
            <text:p>17</text:p>
          </table:table-cell>
          <table:table-cell table:style-name="ce6" table:formula="of:=[$'Données brutes'.I26]" office:value-type="float" office:value="7" calcext:value-type="float">
            <text:p>7</text:p>
          </table:table-cell>
          <table:table-cell table:style-name="ce6" table:formula="of:=[$'Données brutes'.J26]+[$'Données brutes'.K26]" office:value-type="float" office:value="25" calcext:value-type="float">
            <text:p>25</text:p>
          </table:table-cell>
          <table:table-cell table:style-name="ce6" table:formula="of:=[$'Données brutes'.L26]" office:value-type="float" office:value="28" calcext:value-type="float">
            <text:p>28</text:p>
          </table:table-cell>
          <table:table-cell table:style-name="ce6" table:formula="of:=[$'Données brutes'.M26]" office:value-type="float" office:value="54" calcext:value-type="float">
            <text:p>54</text:p>
          </table:table-cell>
          <table:table-cell table:style-name="ce6" table:formula="of:=[$'Données brutes'.N26]" office:value-type="float" office:value="1" calcext:value-type="float">
            <text:p>1</text:p>
          </table:table-cell>
          <table:table-cell table:style-name="ce6" table:formula="of:=[$'Données brutes'.O26]" office:value-type="float" office:value="34" calcext:value-type="float">
            <text:p>34</text:p>
          </table:table-cell>
          <table:table-cell table:style-name="ce6" table:formula="of:=[$'Données brutes'.P26]+[$'Données brutes'.Q26]" office:value-type="float" office:value="2" calcext:value-type="float">
            <text:p>2</text:p>
          </table:table-cell>
          <table:table-cell table:style-name="ce6" table:formula="of:=[$'Données brutes'.R26]+[$'Données brutes'.S26]" office:value-type="float" office:value="6" calcext:value-type="float">
            <text:p>6</text:p>
          </table:table-cell>
          <table:table-cell table:style-name="ce6" table:formula="of:=[$'Données brutes'.T26]+[$'Données brutes'.U26]" office:value-type="float" office:value="0" calcext:value-type="float">
            <text:p>0</text:p>
          </table:table-cell>
          <table:table-cell table:style-name="ce6" table:formula="of:=[$'Données brutes'.V26]" office:value-type="float" office:value="10" calcext:value-type="float">
            <text:p>10</text:p>
          </table:table-cell>
          <table:table-cell table:style-name="ce6" table:formula="of:=[$'Données brutes'.W26]+[$'Données brutes'.X26]+[$'Données brutes'.Y26]+[$'Données brutes'.Z26]" office:value-type="float" office:value="42" calcext:value-type="float">
            <text:p>42</text:p>
          </table:table-cell>
          <table:table-cell table:style-name="ce6" table:formula="of:=[$'Données brutes'.AA26]+[$'Données brutes'.AB26]" office:value-type="float" office:value="37" calcext:value-type="float">
            <text:p>37</text:p>
          </table:table-cell>
          <table:table-cell table:style-name="ce6" table:formula="of:=[$'Données brutes'.AC26]" office:value-type="float" office:value="6" calcext:value-type="float">
            <text:p>6</text:p>
          </table:table-cell>
          <table:table-cell table:style-name="ce6" table:formula="of:=[$'Données brutes'.AD26]" office:value-type="float" office:value="8" calcext:value-type="float">
            <text:p>8</text:p>
          </table:table-cell>
          <table:table-cell table:style-name="ce6" table:formula="of:=[$'Données brutes'.AE26]" office:value-type="float" office:value="16" calcext:value-type="float">
            <text:p>16</text:p>
          </table:table-cell>
          <table:table-cell table:style-name="ce6" table:formula="of:=[$'Données brutes'.AF26]" office:value-type="float" office:value="1" calcext:value-type="float">
            <text:p>1</text:p>
          </table:table-cell>
          <table:table-cell table:style-name="ce6" table:formula="of:=[$'Données brutes'.AG26]+[$'Données brutes'.AH26]+[$'Données brutes'.AJ26]" office:value-type="float" office:value="181" calcext:value-type="float">
            <text:p>181</text:p>
          </table:table-cell>
          <table:table-cell table:style-name="ce6" table:formula="of:=[$'Données brutes'.AI26]" office:value-type="float" office:value="1" calcext:value-type="float">
            <text:p>1</text:p>
          </table:table-cell>
          <table:table-cell table:style-name="ce6" table:formula="of:=[$'Données brutes'.AK26]" office:value-type="float" office:value="320" calcext:value-type="float">
            <text:p>320</text:p>
          </table:table-cell>
          <table:table-cell table:style-name="ce6" table:formula="of:=[$'Données brutes'.AL26]" office:value-type="float" office:value="20" calcext:value-type="float">
            <text:p>20</text:p>
          </table:table-cell>
          <table:table-cell table:style-name="ce6" table:formula="of:=[$'Données brutes'.AM26]+[$'Données brutes'.AN26]" office:value-type="float" office:value="36" calcext:value-type="float">
            <text:p>36</text:p>
          </table:table-cell>
          <table:table-cell table:style-name="ce6" table:formula="of:=[$'Données brutes'.AO26]" office:value-type="float" office:value="47" calcext:value-type="float">
            <text:p>47</text:p>
          </table:table-cell>
          <table:table-cell table:style-name="ce6" table:formula="of:=[$'Données brutes'.AP26]+[$'Données brutes'.AQ26]" office:value-type="float" office:value="29" calcext:value-type="float">
            <text:p>29</text:p>
          </table:table-cell>
          <table:table-cell table:style-name="ce6" table:formula="of:=[$'Données brutes'.AR26]" office:value-type="float" office:value="2" calcext:value-type="float">
            <text:p>2</text:p>
          </table:table-cell>
          <table:table-cell table:style-name="ce6" table:formula="of:=[$'Données brutes'.AS26]" office:value-type="float" office:value="82" calcext:value-type="float">
            <text:p>82</text:p>
          </table:table-cell>
          <table:table-cell table:style-name="ce6" table:formula="of:=[$'Données brutes'.AT26]+[$'Données brutes'.AU26]" office:value-type="float" office:value="0" calcext:value-type="float">
            <text:p>0</text:p>
          </table:table-cell>
          <table:table-cell table:style-name="ce6" table:formula="of:=[$'Données brutes'.AV26]" office:value-type="float" office:value="1" calcext:value-type="float">
            <text:p>1</text:p>
          </table:table-cell>
          <table:table-cell table:style-name="ce6" table:formula="of:=[$'Données brutes'.AW26]" office:value-type="float" office:value="0" calcext:value-type="float">
            <text:p>0</text:p>
          </table:table-cell>
          <table:table-cell table:style-name="ce6" table:formula="of:=[$'Données brutes'.AX26]" office:value-type="float" office:value="7" calcext:value-type="float">
            <text:p>7</text:p>
          </table:table-cell>
          <table:table-cell table:style-name="ce6" table:formula="of:=[$'Données brutes'.AY26]" office:value-type="float" office:value="0" calcext:value-type="float">
            <text:p>0</text:p>
          </table:table-cell>
          <table:table-cell table:style-name="ce6" table:formula="of:=[$'Données brutes'.AZ26]" office:value-type="float" office:value="1" calcext:value-type="float">
            <text:p>1</text:p>
          </table:table-cell>
          <table:table-cell table:style-name="ce6" table:formula="of:=[$'Données brutes'.BA26]" office:value-type="float" office:value="2" calcext:value-type="float">
            <text:p>2</text:p>
          </table:table-cell>
          <table:table-cell table:style-name="ce6" table:formula="of:=[$'Données brutes'.BB26]" office:value-type="float" office:value="1" calcext:value-type="float">
            <text:p>1</text:p>
          </table:table-cell>
          <table:table-cell table:style-name="ce6" table:formula="of:=[$'Données brutes'.BC26]+[$'Données brutes'.BD26]" office:value-type="float" office:value="24" calcext:value-type="float">
            <text:p>24</text:p>
          </table:table-cell>
          <table:table-cell table:style-name="ce6" table:formula="of:=[$'Données brutes'.BE26]" office:value-type="float" office:value="0" calcext:value-type="float">
            <text:p>0</text:p>
          </table:table-cell>
          <table:table-cell table:style-name="ce6" table:formula="of:=[$'Données brutes'.BF26]" office:value-type="float" office:value="112" calcext:value-type="float">
            <text:p>112</text:p>
          </table:table-cell>
          <table:table-cell table:style-name="ce6" table:formula="of:=[$'Données brutes'.BG26]" office:value-type="float" office:value="8" calcext:value-type="float">
            <text:p>8</text:p>
          </table:table-cell>
          <table:table-cell table:style-name="ce6" table:formula="of:=[$'Données brutes'.BH26]" office:value-type="float" office:value="3" calcext:value-type="float">
            <text:p>3</text:p>
          </table:table-cell>
          <table:table-cell table:style-name="ce6" table:formula="of:=[$'Données brutes'.BI26]" office:value-type="float" office:value="9" calcext:value-type="float">
            <text:p>9</text:p>
          </table:table-cell>
          <table:table-cell table:style-name="ce6" table:formula="of:=[$'Données brutes'.BJ26]" office:value-type="float" office:value="11" calcext:value-type="float">
            <text:p>11</text:p>
          </table:table-cell>
          <table:table-cell table:style-name="ce6" table:formula="of:=[$'Données brutes'.BK26]+[$'Données brutes'.BL26]" office:value-type="float" office:value="87" calcext:value-type="float">
            <text:p>87</text:p>
          </table:table-cell>
          <table:table-cell table:style-name="ce6" table:formula="of:=[$'Données brutes'.BM26]" office:value-type="float" office:value="15" calcext:value-type="float">
            <text:p>15</text:p>
          </table:table-cell>
          <table:table-cell table:style-name="ce6" table:formula="of:=[$'Données brutes'.BN26]" office:value-type="float" office:value="36" calcext:value-type="float">
            <text:p>36</text:p>
          </table:table-cell>
          <table:table-cell table:style-name="ce6" table:formula="of:=[$'Données brutes'.BO26]+[$'Données brutes'.BP26]" office:value-type="float" office:value="176" calcext:value-type="float">
            <text:p>176</text:p>
          </table:table-cell>
          <table:table-cell table:number-columns-repeated="97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6" table:formula="of:=[$'Données brutes'.B27]+[$'Données brutes'.C27]+[$'Données brutes'.D27]" office:value-type="float" office:value="526" calcext:value-type="float">
            <text:p>526</text:p>
          </table:table-cell>
          <table:table-cell table:style-name="ce6" table:formula="of:=[$'Données brutes'.E27]" office:value-type="float" office:value="36" calcext:value-type="float">
            <text:p>36</text:p>
          </table:table-cell>
          <table:table-cell table:style-name="ce6" table:formula="of:=[$'Données brutes'.F27]" office:value-type="float" office:value="28" calcext:value-type="float">
            <text:p>28</text:p>
          </table:table-cell>
          <table:table-cell table:style-name="ce6" table:formula="of:=[$'Données brutes'.G27]" office:value-type="float" office:value="33" calcext:value-type="float">
            <text:p>33</text:p>
          </table:table-cell>
          <table:table-cell table:style-name="ce6" table:formula="of:=[$'Données brutes'.H27]" office:value-type="float" office:value="29" calcext:value-type="float">
            <text:p>29</text:p>
          </table:table-cell>
          <table:table-cell table:style-name="ce6" table:formula="of:=[$'Données brutes'.I27]" office:value-type="float" office:value="10" calcext:value-type="float">
            <text:p>10</text:p>
          </table:table-cell>
          <table:table-cell table:style-name="ce6" table:formula="of:=[$'Données brutes'.J27]+[$'Données brutes'.K27]" office:value-type="float" office:value="52" calcext:value-type="float">
            <text:p>52</text:p>
          </table:table-cell>
          <table:table-cell table:style-name="ce6" table:formula="of:=[$'Données brutes'.L27]" office:value-type="float" office:value="19" calcext:value-type="float">
            <text:p>19</text:p>
          </table:table-cell>
          <table:table-cell table:style-name="ce6" table:formula="of:=[$'Données brutes'.M27]" office:value-type="float" office:value="195" calcext:value-type="float">
            <text:p>195</text:p>
          </table:table-cell>
          <table:table-cell table:style-name="ce6" table:formula="of:=[$'Données brutes'.N27]" office:value-type="float" office:value="1" calcext:value-type="float">
            <text:p>1</text:p>
          </table:table-cell>
          <table:table-cell table:style-name="ce6" table:formula="of:=[$'Données brutes'.O27]" office:value-type="float" office:value="26" calcext:value-type="float">
            <text:p>26</text:p>
          </table:table-cell>
          <table:table-cell table:style-name="ce6" table:formula="of:=[$'Données brutes'.P27]+[$'Données brutes'.Q27]" office:value-type="float" office:value="8" calcext:value-type="float">
            <text:p>8</text:p>
          </table:table-cell>
          <table:table-cell table:style-name="ce6" table:formula="of:=[$'Données brutes'.R27]+[$'Données brutes'.S27]" office:value-type="float" office:value="4" calcext:value-type="float">
            <text:p>4</text:p>
          </table:table-cell>
          <table:table-cell table:style-name="ce6" table:formula="of:=[$'Données brutes'.T27]+[$'Données brutes'.U27]" office:value-type="float" office:value="21" calcext:value-type="float">
            <text:p>21</text:p>
          </table:table-cell>
          <table:table-cell table:style-name="ce6" table:formula="of:=[$'Données brutes'.V27]" office:value-type="float" office:value="19" calcext:value-type="float">
            <text:p>19</text:p>
          </table:table-cell>
          <table:table-cell table:style-name="ce6" table:formula="of:=[$'Données brutes'.W27]+[$'Données brutes'.X27]+[$'Données brutes'.Y27]+[$'Données brutes'.Z27]" office:value-type="float" office:value="47" calcext:value-type="float">
            <text:p>47</text:p>
          </table:table-cell>
          <table:table-cell table:style-name="ce6" table:formula="of:=[$'Données brutes'.AA27]+[$'Données brutes'.AB27]" office:value-type="float" office:value="95" calcext:value-type="float">
            <text:p>95</text:p>
          </table:table-cell>
          <table:table-cell table:style-name="ce6" table:formula="of:=[$'Données brutes'.AC27]" office:value-type="float" office:value="25" calcext:value-type="float">
            <text:p>25</text:p>
          </table:table-cell>
          <table:table-cell table:style-name="ce6" table:formula="of:=[$'Données brutes'.AD27]" office:value-type="float" office:value="0" calcext:value-type="float">
            <text:p>0</text:p>
          </table:table-cell>
          <table:table-cell table:style-name="ce6" table:formula="of:=[$'Données brutes'.AE27]" office:value-type="float" office:value="12" calcext:value-type="float">
            <text:p>12</text:p>
          </table:table-cell>
          <table:table-cell table:style-name="ce6" table:formula="of:=[$'Données brutes'.AF27]" office:value-type="float" office:value="1" calcext:value-type="float">
            <text:p>1</text:p>
          </table:table-cell>
          <table:table-cell table:style-name="ce6" table:formula="of:=[$'Données brutes'.AG27]+[$'Données brutes'.AH27]+[$'Données brutes'.AJ27]" office:value-type="float" office:value="165" calcext:value-type="float">
            <text:p>165</text:p>
          </table:table-cell>
          <table:table-cell table:style-name="ce6" table:formula="of:=[$'Données brutes'.AI27]" office:value-type="float" office:value="6" calcext:value-type="float">
            <text:p>6</text:p>
          </table:table-cell>
          <table:table-cell table:style-name="ce6" table:formula="of:=[$'Données brutes'.AK27]" office:value-type="float" office:value="376" calcext:value-type="float">
            <text:p>376</text:p>
          </table:table-cell>
          <table:table-cell table:style-name="ce6" table:formula="of:=[$'Données brutes'.AL27]" office:value-type="float" office:value="22" calcext:value-type="float">
            <text:p>22</text:p>
          </table:table-cell>
          <table:table-cell table:style-name="ce6" table:formula="of:=[$'Données brutes'.AM27]+[$'Données brutes'.AN27]" office:value-type="float" office:value="50" calcext:value-type="float">
            <text:p>50</text:p>
          </table:table-cell>
          <table:table-cell table:style-name="ce6" table:formula="of:=[$'Données brutes'.AO27]" office:value-type="float" office:value="71" calcext:value-type="float">
            <text:p>71</text:p>
          </table:table-cell>
          <table:table-cell table:style-name="ce6" table:formula="of:=[$'Données brutes'.AP27]+[$'Données brutes'.AQ27]" office:value-type="float" office:value="12" calcext:value-type="float">
            <text:p>12</text:p>
          </table:table-cell>
          <table:table-cell table:style-name="ce6" table:formula="of:=[$'Données brutes'.AR27]" office:value-type="float" office:value="2" calcext:value-type="float">
            <text:p>2</text:p>
          </table:table-cell>
          <table:table-cell table:style-name="ce6" table:formula="of:=[$'Données brutes'.AS27]" office:value-type="float" office:value="210" calcext:value-type="float">
            <text:p>210</text:p>
          </table:table-cell>
          <table:table-cell table:style-name="ce6" table:formula="of:=[$'Données brutes'.AT27]+[$'Données brutes'.AU27]" office:value-type="float" office:value="4" calcext:value-type="float">
            <text:p>4</text:p>
          </table:table-cell>
          <table:table-cell table:style-name="ce6" table:formula="of:=[$'Données brutes'.AV27]" office:value-type="float" office:value="2" calcext:value-type="float">
            <text:p>2</text:p>
          </table:table-cell>
          <table:table-cell table:style-name="ce6" table:formula="of:=[$'Données brutes'.AW27]" office:value-type="float" office:value="0" calcext:value-type="float">
            <text:p>0</text:p>
          </table:table-cell>
          <table:table-cell table:style-name="ce6" table:formula="of:=[$'Données brutes'.AX27]" office:value-type="float" office:value="17" calcext:value-type="float">
            <text:p>17</text:p>
          </table:table-cell>
          <table:table-cell table:style-name="ce6" table:formula="of:=[$'Données brutes'.AY27]" office:value-type="float" office:value="1" calcext:value-type="float">
            <text:p>1</text:p>
          </table:table-cell>
          <table:table-cell table:style-name="ce6" table:formula="of:=[$'Données brutes'.AZ27]" office:value-type="float" office:value="1" calcext:value-type="float">
            <text:p>1</text:p>
          </table:table-cell>
          <table:table-cell table:style-name="ce6" table:formula="of:=[$'Données brutes'.BA27]" office:value-type="float" office:value="5" calcext:value-type="float">
            <text:p>5</text:p>
          </table:table-cell>
          <table:table-cell table:style-name="ce6" table:formula="of:=[$'Données brutes'.BB27]" office:value-type="float" office:value="1" calcext:value-type="float">
            <text:p>1</text:p>
          </table:table-cell>
          <table:table-cell table:style-name="ce6" table:formula="of:=[$'Données brutes'.BC27]+[$'Données brutes'.BD27]" office:value-type="float" office:value="44" calcext:value-type="float">
            <text:p>44</text:p>
          </table:table-cell>
          <table:table-cell table:style-name="ce6" table:formula="of:=[$'Données brutes'.BE27]" office:value-type="float" office:value="0" calcext:value-type="float">
            <text:p>0</text:p>
          </table:table-cell>
          <table:table-cell table:style-name="ce6" table:formula="of:=[$'Données brutes'.BF27]" office:value-type="float" office:value="169" calcext:value-type="float">
            <text:p>169</text:p>
          </table:table-cell>
          <table:table-cell table:style-name="ce6" table:formula="of:=[$'Données brutes'.BG27]" office:value-type="float" office:value="17" calcext:value-type="float">
            <text:p>17</text:p>
          </table:table-cell>
          <table:table-cell table:style-name="ce6" table:formula="of:=[$'Données brutes'.BH27]" office:value-type="float" office:value="4" calcext:value-type="float">
            <text:p>4</text:p>
          </table:table-cell>
          <table:table-cell table:style-name="ce6" table:formula="of:=[$'Données brutes'.BI27]" office:value-type="float" office:value="34" calcext:value-type="float">
            <text:p>34</text:p>
          </table:table-cell>
          <table:table-cell table:style-name="ce6" table:formula="of:=[$'Données brutes'.BJ27]" office:value-type="float" office:value="15" calcext:value-type="float">
            <text:p>15</text:p>
          </table:table-cell>
          <table:table-cell table:style-name="ce6" table:formula="of:=[$'Données brutes'.BK27]+[$'Données brutes'.BL27]" office:value-type="float" office:value="135" calcext:value-type="float">
            <text:p>135</text:p>
          </table:table-cell>
          <table:table-cell table:style-name="ce6" table:formula="of:=[$'Données brutes'.BM27]" office:value-type="float" office:value="44" calcext:value-type="float">
            <text:p>44</text:p>
          </table:table-cell>
          <table:table-cell table:style-name="ce6" table:formula="of:=[$'Données brutes'.BN27]" office:value-type="float" office:value="109" calcext:value-type="float">
            <text:p>109</text:p>
          </table:table-cell>
          <table:table-cell table:style-name="ce6" table:formula="of:=[$'Données brutes'.BO27]+[$'Données brutes'.BP27]" office:value-type="float" office:value="253" calcext:value-type="float">
            <text:p>253</text:p>
          </table:table-cell>
          <table:table-cell table:number-columns-repeated="97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6" table:formula="of:=[$'Données brutes'.B28]+[$'Données brutes'.C28]+[$'Données brutes'.D28]" office:value-type="float" office:value="271" calcext:value-type="float">
            <text:p>271</text:p>
          </table:table-cell>
          <table:table-cell table:style-name="ce6" table:formula="of:=[$'Données brutes'.E28]" office:value-type="float" office:value="4" calcext:value-type="float">
            <text:p>4</text:p>
          </table:table-cell>
          <table:table-cell table:style-name="ce6" table:formula="of:=[$'Données brutes'.F28]" office:value-type="float" office:value="79" calcext:value-type="float">
            <text:p>79</text:p>
          </table:table-cell>
          <table:table-cell table:style-name="ce6" table:formula="of:=[$'Données brutes'.G28]" office:value-type="float" office:value="26" calcext:value-type="float">
            <text:p>26</text:p>
          </table:table-cell>
          <table:table-cell table:style-name="ce6" table:formula="of:=[$'Données brutes'.H28]" office:value-type="float" office:value="15" calcext:value-type="float">
            <text:p>15</text:p>
          </table:table-cell>
          <table:table-cell table:style-name="ce6" table:formula="of:=[$'Données brutes'.I28]" office:value-type="float" office:value="3" calcext:value-type="float">
            <text:p>3</text:p>
          </table:table-cell>
          <table:table-cell table:style-name="ce6" table:formula="of:=[$'Données brutes'.J28]+[$'Données brutes'.K28]" office:value-type="float" office:value="29" calcext:value-type="float">
            <text:p>29</text:p>
          </table:table-cell>
          <table:table-cell table:style-name="ce6" table:formula="of:=[$'Données brutes'.L28]" office:value-type="float" office:value="44" calcext:value-type="float">
            <text:p>44</text:p>
          </table:table-cell>
          <table:table-cell table:style-name="ce6" table:formula="of:=[$'Données brutes'.M28]" office:value-type="float" office:value="85" calcext:value-type="float">
            <text:p>85</text:p>
          </table:table-cell>
          <table:table-cell table:style-name="ce6" table:formula="of:=[$'Données brutes'.N28]" office:value-type="float" office:value="5" calcext:value-type="float">
            <text:p>5</text:p>
          </table:table-cell>
          <table:table-cell table:style-name="ce6" table:formula="of:=[$'Données brutes'.O28]" office:value-type="float" office:value="46" calcext:value-type="float">
            <text:p>46</text:p>
          </table:table-cell>
          <table:table-cell table:style-name="ce6" table:formula="of:=[$'Données brutes'.P28]+[$'Données brutes'.Q28]" office:value-type="float" office:value="13" calcext:value-type="float">
            <text:p>13</text:p>
          </table:table-cell>
          <table:table-cell table:style-name="ce6" table:formula="of:=[$'Données brutes'.R28]+[$'Données brutes'.S28]" office:value-type="float" office:value="9" calcext:value-type="float">
            <text:p>9</text:p>
          </table:table-cell>
          <table:table-cell table:style-name="ce6" table:formula="of:=[$'Données brutes'.T28]+[$'Données brutes'.U28]" office:value-type="float" office:value="1" calcext:value-type="float">
            <text:p>1</text:p>
          </table:table-cell>
          <table:table-cell table:style-name="ce6" table:formula="of:=[$'Données brutes'.V28]" office:value-type="float" office:value="2" calcext:value-type="float">
            <text:p>2</text:p>
          </table:table-cell>
          <table:table-cell table:style-name="ce6" table:formula="of:=[$'Données brutes'.W28]+[$'Données brutes'.X28]+[$'Données brutes'.Y28]+[$'Données brutes'.Z28]" office:value-type="float" office:value="31" calcext:value-type="float">
            <text:p>31</text:p>
          </table:table-cell>
          <table:table-cell table:style-name="ce6" table:formula="of:=[$'Données brutes'.AA28]+[$'Données brutes'.AB28]" office:value-type="float" office:value="147" calcext:value-type="float">
            <text:p>147</text:p>
          </table:table-cell>
          <table:table-cell table:style-name="ce6" table:formula="of:=[$'Données brutes'.AC28]" office:value-type="float" office:value="7" calcext:value-type="float">
            <text:p>7</text:p>
          </table:table-cell>
          <table:table-cell table:style-name="ce6" table:formula="of:=[$'Données brutes'.AD28]" office:value-type="float" office:value="0" calcext:value-type="float">
            <text:p>0</text:p>
          </table:table-cell>
          <table:table-cell table:style-name="ce6" table:formula="of:=[$'Données brutes'.AE28]" office:value-type="float" office:value="14" calcext:value-type="float">
            <text:p>14</text:p>
          </table:table-cell>
          <table:table-cell table:style-name="ce6" table:formula="of:=[$'Données brutes'.AF28]" office:value-type="float" office:value="1" calcext:value-type="float">
            <text:p>1</text:p>
          </table:table-cell>
          <table:table-cell table:style-name="ce6" table:formula="of:=[$'Données brutes'.AG28]+[$'Données brutes'.AH28]+[$'Données brutes'.AJ28]" office:value-type="float" office:value="72" calcext:value-type="float">
            <text:p>72</text:p>
          </table:table-cell>
          <table:table-cell table:style-name="ce6" table:formula="of:=[$'Données brutes'.AI28]" office:value-type="float" office:value="4" calcext:value-type="float">
            <text:p>4</text:p>
          </table:table-cell>
          <table:table-cell table:style-name="ce6" table:formula="of:=[$'Données brutes'.AK28]" office:value-type="float" office:value="429" calcext:value-type="float">
            <text:p>429</text:p>
          </table:table-cell>
          <table:table-cell table:style-name="ce6" table:formula="of:=[$'Données brutes'.AL28]" office:value-type="float" office:value="15" calcext:value-type="float">
            <text:p>15</text:p>
          </table:table-cell>
          <table:table-cell table:style-name="ce6" table:formula="of:=[$'Données brutes'.AM28]+[$'Données brutes'.AN28]" office:value-type="float" office:value="36" calcext:value-type="float">
            <text:p>36</text:p>
          </table:table-cell>
          <table:table-cell table:style-name="ce6" table:formula="of:=[$'Données brutes'.AO28]" office:value-type="float" office:value="61" calcext:value-type="float">
            <text:p>61</text:p>
          </table:table-cell>
          <table:table-cell table:style-name="ce6" table:formula="of:=[$'Données brutes'.AP28]+[$'Données brutes'.AQ28]" office:value-type="float" office:value="18" calcext:value-type="float">
            <text:p>18</text:p>
          </table:table-cell>
          <table:table-cell table:style-name="ce6" table:formula="of:=[$'Données brutes'.AR28]" office:value-type="float" office:value="3" calcext:value-type="float">
            <text:p>3</text:p>
          </table:table-cell>
          <table:table-cell table:style-name="ce6" table:formula="of:=[$'Données brutes'.AS28]" office:value-type="float" office:value="161" calcext:value-type="float">
            <text:p>161</text:p>
          </table:table-cell>
          <table:table-cell table:style-name="ce6" table:formula="of:=[$'Données brutes'.AT28]+[$'Données brutes'.AU28]" office:value-type="float" office:value="2" calcext:value-type="float">
            <text:p>2</text:p>
          </table:table-cell>
          <table:table-cell table:style-name="ce6" table:formula="of:=[$'Données brutes'.AV28]" office:value-type="float" office:value="1" calcext:value-type="float">
            <text:p>1</text:p>
          </table:table-cell>
          <table:table-cell table:style-name="ce6" table:formula="of:=[$'Données brutes'.AW28]" office:value-type="float" office:value="0" calcext:value-type="float">
            <text:p>0</text:p>
          </table:table-cell>
          <table:table-cell table:style-name="ce6" table:formula="of:=[$'Données brutes'.AX28]" office:value-type="float" office:value="7" calcext:value-type="float">
            <text:p>7</text:p>
          </table:table-cell>
          <table:table-cell table:style-name="ce6" table:formula="of:=[$'Données brutes'.AY28]" office:value-type="float" office:value="0" calcext:value-type="float">
            <text:p>0</text:p>
          </table:table-cell>
          <table:table-cell table:style-name="ce6" table:formula="of:=[$'Données brutes'.AZ28]" office:value-type="float" office:value="0" calcext:value-type="float">
            <text:p>0</text:p>
          </table:table-cell>
          <table:table-cell table:style-name="ce6" table:formula="of:=[$'Données brutes'.BA28]" office:value-type="float" office:value="0" calcext:value-type="float">
            <text:p>0</text:p>
          </table:table-cell>
          <table:table-cell table:style-name="ce6" table:formula="of:=[$'Données brutes'.BB28]" office:value-type="float" office:value="0" calcext:value-type="float">
            <text:p>0</text:p>
          </table:table-cell>
          <table:table-cell table:style-name="ce6" table:formula="of:=[$'Données brutes'.BC28]+[$'Données brutes'.BD28]" office:value-type="float" office:value="52" calcext:value-type="float">
            <text:p>52</text:p>
          </table:table-cell>
          <table:table-cell table:style-name="ce6" table:formula="of:=[$'Données brutes'.BE28]" office:value-type="float" office:value="0" calcext:value-type="float">
            <text:p>0</text:p>
          </table:table-cell>
          <table:table-cell table:style-name="ce6" table:formula="of:=[$'Données brutes'.BF28]" office:value-type="float" office:value="31" calcext:value-type="float">
            <text:p>31</text:p>
          </table:table-cell>
          <table:table-cell table:style-name="ce6" table:formula="of:=[$'Données brutes'.BG28]" office:value-type="float" office:value="28" calcext:value-type="float">
            <text:p>28</text:p>
          </table:table-cell>
          <table:table-cell table:style-name="ce6" table:formula="of:=[$'Données brutes'.BH28]" office:value-type="float" office:value="11" calcext:value-type="float">
            <text:p>11</text:p>
          </table:table-cell>
          <table:table-cell table:style-name="ce6" table:formula="of:=[$'Données brutes'.BI28]" office:value-type="float" office:value="14" calcext:value-type="float">
            <text:p>14</text:p>
          </table:table-cell>
          <table:table-cell table:style-name="ce6" table:formula="of:=[$'Données brutes'.BJ28]" office:value-type="float" office:value="0" calcext:value-type="float">
            <text:p>0</text:p>
          </table:table-cell>
          <table:table-cell table:style-name="ce6" table:formula="of:=[$'Données brutes'.BK28]+[$'Données brutes'.BL28]" office:value-type="float" office:value="29" calcext:value-type="float">
            <text:p>29</text:p>
          </table:table-cell>
          <table:table-cell table:style-name="ce6" table:formula="of:=[$'Données brutes'.BM28]" office:value-type="float" office:value="37" calcext:value-type="float">
            <text:p>37</text:p>
          </table:table-cell>
          <table:table-cell table:style-name="ce6" table:formula="of:=[$'Données brutes'.BN28]" office:value-type="float" office:value="176" calcext:value-type="float">
            <text:p>176</text:p>
          </table:table-cell>
          <table:table-cell table:style-name="ce6" table:formula="of:=[$'Données brutes'.BO28]+[$'Données brutes'.BP28]" office:value-type="float" office:value="160" calcext:value-type="float">
            <text:p>160</text:p>
          </table:table-cell>
          <table:table-cell table:number-columns-repeated="97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6" table:formula="of:=[$'Données brutes'.B29]+[$'Données brutes'.C29]+[$'Données brutes'.D29]" office:value-type="float" office:value="229" calcext:value-type="float">
            <text:p>229</text:p>
          </table:table-cell>
          <table:table-cell table:style-name="ce6" table:formula="of:=[$'Données brutes'.E29]" office:value-type="float" office:value="29" calcext:value-type="float">
            <text:p>29</text:p>
          </table:table-cell>
          <table:table-cell table:style-name="ce6" table:formula="of:=[$'Données brutes'.F29]" office:value-type="float" office:value="6" calcext:value-type="float">
            <text:p>6</text:p>
          </table:table-cell>
          <table:table-cell table:style-name="ce6" table:formula="of:=[$'Données brutes'.G29]" office:value-type="float" office:value="21" calcext:value-type="float">
            <text:p>21</text:p>
          </table:table-cell>
          <table:table-cell table:style-name="ce6" table:formula="of:=[$'Données brutes'.H29]" office:value-type="float" office:value="5" calcext:value-type="float">
            <text:p>5</text:p>
          </table:table-cell>
          <table:table-cell table:style-name="ce6" table:formula="of:=[$'Données brutes'.I29]" office:value-type="float" office:value="0" calcext:value-type="float">
            <text:p>0</text:p>
          </table:table-cell>
          <table:table-cell table:style-name="ce6" table:formula="of:=[$'Données brutes'.J29]+[$'Données brutes'.K29]" office:value-type="float" office:value="29" calcext:value-type="float">
            <text:p>29</text:p>
          </table:table-cell>
          <table:table-cell table:style-name="ce6" table:formula="of:=[$'Données brutes'.L29]" office:value-type="float" office:value="59" calcext:value-type="float">
            <text:p>59</text:p>
          </table:table-cell>
          <table:table-cell table:style-name="ce6" table:formula="of:=[$'Données brutes'.M29]" office:value-type="float" office:value="122" calcext:value-type="float">
            <text:p>122</text:p>
          </table:table-cell>
          <table:table-cell table:style-name="ce6" table:formula="of:=[$'Données brutes'.N29]" office:value-type="float" office:value="1" calcext:value-type="float">
            <text:p>1</text:p>
          </table:table-cell>
          <table:table-cell table:style-name="ce6" table:formula="of:=[$'Données brutes'.O29]" office:value-type="float" office:value="94" calcext:value-type="float">
            <text:p>94</text:p>
          </table:table-cell>
          <table:table-cell table:style-name="ce6" table:formula="of:=[$'Données brutes'.P29]+[$'Données brutes'.Q29]" office:value-type="float" office:value="14" calcext:value-type="float">
            <text:p>14</text:p>
          </table:table-cell>
          <table:table-cell table:style-name="ce6" table:formula="of:=[$'Données brutes'.R29]+[$'Données brutes'.S29]" office:value-type="float" office:value="3" calcext:value-type="float">
            <text:p>3</text:p>
          </table:table-cell>
          <table:table-cell table:style-name="ce6" table:formula="of:=[$'Données brutes'.T29]+[$'Données brutes'.U29]" office:value-type="float" office:value="0" calcext:value-type="float">
            <text:p>0</text:p>
          </table:table-cell>
          <table:table-cell table:style-name="ce6" table:formula="of:=[$'Données brutes'.V29]" office:value-type="float" office:value="5" calcext:value-type="float">
            <text:p>5</text:p>
          </table:table-cell>
          <table:table-cell table:style-name="ce6" table:formula="of:=[$'Données brutes'.W29]+[$'Données brutes'.X29]+[$'Données brutes'.Y29]+[$'Données brutes'.Z29]" office:value-type="float" office:value="38" calcext:value-type="float">
            <text:p>38</text:p>
          </table:table-cell>
          <table:table-cell table:style-name="ce6" table:formula="of:=[$'Données brutes'.AA29]+[$'Données brutes'.AB29]" office:value-type="float" office:value="81" calcext:value-type="float">
            <text:p>81</text:p>
          </table:table-cell>
          <table:table-cell table:style-name="ce6" table:formula="of:=[$'Données brutes'.AC29]" office:value-type="float" office:value="17" calcext:value-type="float">
            <text:p>17</text:p>
          </table:table-cell>
          <table:table-cell table:style-name="ce6" table:formula="of:=[$'Données brutes'.AD29]" office:value-type="float" office:value="0" calcext:value-type="float">
            <text:p>0</text:p>
          </table:table-cell>
          <table:table-cell table:style-name="ce6" table:formula="of:=[$'Données brutes'.AE29]" office:value-type="float" office:value="21" calcext:value-type="float">
            <text:p>21</text:p>
          </table:table-cell>
          <table:table-cell table:style-name="ce6" table:formula="of:=[$'Données brutes'.AF29]" office:value-type="float" office:value="2" calcext:value-type="float">
            <text:p>2</text:p>
          </table:table-cell>
          <table:table-cell table:style-name="ce6" table:formula="of:=[$'Données brutes'.AG29]+[$'Données brutes'.AH29]+[$'Données brutes'.AJ29]" office:value-type="float" office:value="20" calcext:value-type="float">
            <text:p>20</text:p>
          </table:table-cell>
          <table:table-cell table:style-name="ce6" table:formula="of:=[$'Données brutes'.AI29]" office:value-type="float" office:value="2" calcext:value-type="float">
            <text:p>2</text:p>
          </table:table-cell>
          <table:table-cell table:style-name="ce6" table:formula="of:=[$'Données brutes'.AK29]" office:value-type="float" office:value="331" calcext:value-type="float">
            <text:p>331</text:p>
          </table:table-cell>
          <table:table-cell table:style-name="ce6" table:formula="of:=[$'Données brutes'.AL29]" office:value-type="float" office:value="12" calcext:value-type="float">
            <text:p>12</text:p>
          </table:table-cell>
          <table:table-cell table:style-name="ce6" table:formula="of:=[$'Données brutes'.AM29]+[$'Données brutes'.AN29]" office:value-type="float" office:value="44" calcext:value-type="float">
            <text:p>44</text:p>
          </table:table-cell>
          <table:table-cell table:style-name="ce6" table:formula="of:=[$'Données brutes'.AO29]" office:value-type="float" office:value="100" calcext:value-type="float">
            <text:p>100</text:p>
          </table:table-cell>
          <table:table-cell table:style-name="ce6" table:formula="of:=[$'Données brutes'.AP29]+[$'Données brutes'.AQ29]" office:value-type="float" office:value="38" calcext:value-type="float">
            <text:p>38</text:p>
          </table:table-cell>
          <table:table-cell table:style-name="ce6" table:formula="of:=[$'Données brutes'.AR29]" office:value-type="float" office:value="3" calcext:value-type="float">
            <text:p>3</text:p>
          </table:table-cell>
          <table:table-cell table:style-name="ce6" table:formula="of:=[$'Données brutes'.AS29]" office:value-type="float" office:value="77" calcext:value-type="float">
            <text:p>77</text:p>
          </table:table-cell>
          <table:table-cell table:style-name="ce6" table:formula="of:=[$'Données brutes'.AT29]+[$'Données brutes'.AU29]" office:value-type="float" office:value="6" calcext:value-type="float">
            <text:p>6</text:p>
          </table:table-cell>
          <table:table-cell table:style-name="ce6" table:formula="of:=[$'Données brutes'.AV29]" office:value-type="float" office:value="0" calcext:value-type="float">
            <text:p>0</text:p>
          </table:table-cell>
          <table:table-cell table:style-name="ce6" table:formula="of:=[$'Données brutes'.AW29]" office:value-type="float" office:value="0" calcext:value-type="float">
            <text:p>0</text:p>
          </table:table-cell>
          <table:table-cell table:style-name="ce6" table:formula="of:=[$'Données brutes'.AX29]" office:value-type="float" office:value="11" calcext:value-type="float">
            <text:p>11</text:p>
          </table:table-cell>
          <table:table-cell table:style-name="ce6" table:formula="of:=[$'Données brutes'.AY29]" office:value-type="float" office:value="1" calcext:value-type="float">
            <text:p>1</text:p>
          </table:table-cell>
          <table:table-cell table:style-name="ce6" table:formula="of:=[$'Données brutes'.AZ29]" office:value-type="float" office:value="0" calcext:value-type="float">
            <text:p>0</text:p>
          </table:table-cell>
          <table:table-cell table:style-name="ce6" table:formula="of:=[$'Données brutes'.BA29]" office:value-type="float" office:value="7" calcext:value-type="float">
            <text:p>7</text:p>
          </table:table-cell>
          <table:table-cell table:style-name="ce6" table:formula="of:=[$'Données brutes'.BB29]" office:value-type="float" office:value="2" calcext:value-type="float">
            <text:p>2</text:p>
          </table:table-cell>
          <table:table-cell table:style-name="ce6" table:formula="of:=[$'Données brutes'.BC29]+[$'Données brutes'.BD29]" office:value-type="float" office:value="53" calcext:value-type="float">
            <text:p>53</text:p>
          </table:table-cell>
          <table:table-cell table:style-name="ce6" table:formula="of:=[$'Données brutes'.BE29]" office:value-type="float" office:value="0" calcext:value-type="float">
            <text:p>0</text:p>
          </table:table-cell>
          <table:table-cell table:style-name="ce6" table:formula="of:=[$'Données brutes'.BF29]" office:value-type="float" office:value="106" calcext:value-type="float">
            <text:p>106</text:p>
          </table:table-cell>
          <table:table-cell table:style-name="ce6" table:formula="of:=[$'Données brutes'.BG29]" office:value-type="float" office:value="19" calcext:value-type="float">
            <text:p>19</text:p>
          </table:table-cell>
          <table:table-cell table:style-name="ce6" table:formula="of:=[$'Données brutes'.BH29]" office:value-type="float" office:value="15" calcext:value-type="float">
            <text:p>15</text:p>
          </table:table-cell>
          <table:table-cell table:style-name="ce6" table:formula="of:=[$'Données brutes'.BI29]" office:value-type="float" office:value="27" calcext:value-type="float">
            <text:p>27</text:p>
          </table:table-cell>
          <table:table-cell table:style-name="ce6" table:formula="of:=[$'Données brutes'.BJ29]" office:value-type="float" office:value="14" calcext:value-type="float">
            <text:p>14</text:p>
          </table:table-cell>
          <table:table-cell table:style-name="ce6" table:formula="of:=[$'Données brutes'.BK29]+[$'Données brutes'.BL29]" office:value-type="float" office:value="88" calcext:value-type="float">
            <text:p>88</text:p>
          </table:table-cell>
          <table:table-cell table:style-name="ce6" table:formula="of:=[$'Données brutes'.BM29]" office:value-type="float" office:value="51" calcext:value-type="float">
            <text:p>51</text:p>
          </table:table-cell>
          <table:table-cell table:style-name="ce6" table:formula="of:=[$'Données brutes'.BN29]" office:value-type="float" office:value="40" calcext:value-type="float">
            <text:p>40</text:p>
          </table:table-cell>
          <table:table-cell table:style-name="ce6" table:formula="of:=[$'Données brutes'.BO29]+[$'Données brutes'.BP29]" office:value-type="float" office:value="162" calcext:value-type="float">
            <text:p>162</text:p>
          </table:table-cell>
          <table:table-cell table:number-columns-repeated="97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6" table:formula="of:=[$'Données brutes'.B30]+[$'Données brutes'.C30]+[$'Données brutes'.D30]" office:value-type="float" office:value="269" calcext:value-type="float">
            <text:p>269</text:p>
          </table:table-cell>
          <table:table-cell table:style-name="ce6" table:formula="of:=[$'Données brutes'.E30]" office:value-type="float" office:value="16" calcext:value-type="float">
            <text:p>16</text:p>
          </table:table-cell>
          <table:table-cell table:style-name="ce6" table:formula="of:=[$'Données brutes'.F30]" office:value-type="float" office:value="33" calcext:value-type="float">
            <text:p>33</text:p>
          </table:table-cell>
          <table:table-cell table:style-name="ce6" table:formula="of:=[$'Données brutes'.G30]" office:value-type="float" office:value="33" calcext:value-type="float">
            <text:p>33</text:p>
          </table:table-cell>
          <table:table-cell table:style-name="ce6" table:formula="of:=[$'Données brutes'.H30]" office:value-type="float" office:value="16" calcext:value-type="float">
            <text:p>16</text:p>
          </table:table-cell>
          <table:table-cell table:style-name="ce6" table:formula="of:=[$'Données brutes'.I30]" office:value-type="float" office:value="3" calcext:value-type="float">
            <text:p>3</text:p>
          </table:table-cell>
          <table:table-cell table:style-name="ce6" table:formula="of:=[$'Données brutes'.J30]+[$'Données brutes'.K30]" office:value-type="float" office:value="77" calcext:value-type="float">
            <text:p>77</text:p>
          </table:table-cell>
          <table:table-cell table:style-name="ce6" table:formula="of:=[$'Données brutes'.L30]" office:value-type="float" office:value="80" calcext:value-type="float">
            <text:p>80</text:p>
          </table:table-cell>
          <table:table-cell table:style-name="ce6" table:formula="of:=[$'Données brutes'.M30]" office:value-type="float" office:value="287" calcext:value-type="float">
            <text:p>287</text:p>
          </table:table-cell>
          <table:table-cell table:style-name="ce6" table:formula="of:=[$'Données brutes'.N30]" office:value-type="float" office:value="0" calcext:value-type="float">
            <text:p>0</text:p>
          </table:table-cell>
          <table:table-cell table:style-name="ce6" table:formula="of:=[$'Données brutes'.O30]" office:value-type="float" office:value="82" calcext:value-type="float">
            <text:p>82</text:p>
          </table:table-cell>
          <table:table-cell table:style-name="ce6" table:formula="of:=[$'Données brutes'.P30]+[$'Données brutes'.Q30]" office:value-type="float" office:value="14" calcext:value-type="float">
            <text:p>14</text:p>
          </table:table-cell>
          <table:table-cell table:style-name="ce6" table:formula="of:=[$'Données brutes'.R30]+[$'Données brutes'.S30]" office:value-type="float" office:value="1" calcext:value-type="float">
            <text:p>1</text:p>
          </table:table-cell>
          <table:table-cell table:style-name="ce6" table:formula="of:=[$'Données brutes'.T30]+[$'Données brutes'.U30]" office:value-type="float" office:value="0" calcext:value-type="float">
            <text:p>0</text:p>
          </table:table-cell>
          <table:table-cell table:style-name="ce6" table:formula="of:=[$'Données brutes'.V30]" office:value-type="float" office:value="0" calcext:value-type="float">
            <text:p>0</text:p>
          </table:table-cell>
          <table:table-cell table:style-name="ce6" table:formula="of:=[$'Données brutes'.W30]+[$'Données brutes'.X30]+[$'Données brutes'.Y30]+[$'Données brutes'.Z30]" office:value-type="float" office:value="18" calcext:value-type="float">
            <text:p>18</text:p>
          </table:table-cell>
          <table:table-cell table:style-name="ce6" table:formula="of:=[$'Données brutes'.AA30]+[$'Données brutes'.AB30]" office:value-type="float" office:value="129" calcext:value-type="float">
            <text:p>129</text:p>
          </table:table-cell>
          <table:table-cell table:style-name="ce6" table:formula="of:=[$'Données brutes'.AC30]" office:value-type="float" office:value="20" calcext:value-type="float">
            <text:p>20</text:p>
          </table:table-cell>
          <table:table-cell table:style-name="ce6" table:formula="of:=[$'Données brutes'.AD30]" office:value-type="float" office:value="4" calcext:value-type="float">
            <text:p>4</text:p>
          </table:table-cell>
          <table:table-cell table:style-name="ce6" table:formula="of:=[$'Données brutes'.AE30]" office:value-type="float" office:value="38" calcext:value-type="float">
            <text:p>38</text:p>
          </table:table-cell>
          <table:table-cell table:style-name="ce6" table:formula="of:=[$'Données brutes'.AF30]" office:value-type="float" office:value="6" calcext:value-type="float">
            <text:p>6</text:p>
          </table:table-cell>
          <table:table-cell table:style-name="ce6" table:formula="of:=[$'Données brutes'.AG30]+[$'Données brutes'.AH30]+[$'Données brutes'.AJ30]" office:value-type="float" office:value="43" calcext:value-type="float">
            <text:p>43</text:p>
          </table:table-cell>
          <table:table-cell table:style-name="ce6" table:formula="of:=[$'Données brutes'.AI30]" office:value-type="float" office:value="2" calcext:value-type="float">
            <text:p>2</text:p>
          </table:table-cell>
          <table:table-cell table:style-name="ce6" table:formula="of:=[$'Données brutes'.AK30]" office:value-type="float" office:value="356" calcext:value-type="float">
            <text:p>356</text:p>
          </table:table-cell>
          <table:table-cell table:style-name="ce6" table:formula="of:=[$'Données brutes'.AL30]" office:value-type="float" office:value="18" calcext:value-type="float">
            <text:p>18</text:p>
          </table:table-cell>
          <table:table-cell table:style-name="ce6" table:formula="of:=[$'Données brutes'.AM30]+[$'Données brutes'.AN30]" office:value-type="float" office:value="35" calcext:value-type="float">
            <text:p>35</text:p>
          </table:table-cell>
          <table:table-cell table:style-name="ce6" table:formula="of:=[$'Données brutes'.AO30]" office:value-type="float" office:value="133" calcext:value-type="float">
            <text:p>133</text:p>
          </table:table-cell>
          <table:table-cell table:style-name="ce6" table:formula="of:=[$'Données brutes'.AP30]+[$'Données brutes'.AQ30]" office:value-type="float" office:value="24" calcext:value-type="float">
            <text:p>24</text:p>
          </table:table-cell>
          <table:table-cell table:style-name="ce6" table:formula="of:=[$'Données brutes'.AR30]" office:value-type="float" office:value="4" calcext:value-type="float">
            <text:p>4</text:p>
          </table:table-cell>
          <table:table-cell table:style-name="ce6" table:formula="of:=[$'Données brutes'.AS30]" office:value-type="float" office:value="239" calcext:value-type="float">
            <text:p>239</text:p>
          </table:table-cell>
          <table:table-cell table:style-name="ce6" table:formula="of:=[$'Données brutes'.AT30]+[$'Données brutes'.AU30]" office:value-type="float" office:value="15" calcext:value-type="float">
            <text:p>15</text:p>
          </table:table-cell>
          <table:table-cell table:style-name="ce6" table:formula="of:=[$'Données brutes'.AV30]" office:value-type="float" office:value="3" calcext:value-type="float">
            <text:p>3</text:p>
          </table:table-cell>
          <table:table-cell table:style-name="ce6" table:formula="of:=[$'Données brutes'.AW30]" office:value-type="float" office:value="0" calcext:value-type="float">
            <text:p>0</text:p>
          </table:table-cell>
          <table:table-cell table:style-name="ce6" table:formula="of:=[$'Données brutes'.AX30]" office:value-type="float" office:value="1" calcext:value-type="float">
            <text:p>1</text:p>
          </table:table-cell>
          <table:table-cell table:style-name="ce6" table:formula="of:=[$'Données brutes'.AY30]" office:value-type="float" office:value="1" calcext:value-type="float">
            <text:p>1</text:p>
          </table:table-cell>
          <table:table-cell table:style-name="ce6" table:formula="of:=[$'Données brutes'.AZ30]" office:value-type="float" office:value="0" calcext:value-type="float">
            <text:p>0</text:p>
          </table:table-cell>
          <table:table-cell table:style-name="ce6" table:formula="of:=[$'Données brutes'.BA30]" office:value-type="float" office:value="3" calcext:value-type="float">
            <text:p>3</text:p>
          </table:table-cell>
          <table:table-cell table:style-name="ce6" table:formula="of:=[$'Données brutes'.BB30]" office:value-type="float" office:value="1" calcext:value-type="float">
            <text:p>1</text:p>
          </table:table-cell>
          <table:table-cell table:style-name="ce6" table:formula="of:=[$'Données brutes'.BC30]+[$'Données brutes'.BD30]" office:value-type="float" office:value="24" calcext:value-type="float">
            <text:p>24</text:p>
          </table:table-cell>
          <table:table-cell table:style-name="ce6" table:formula="of:=[$'Données brutes'.BE30]" office:value-type="float" office:value="0" calcext:value-type="float">
            <text:p>0</text:p>
          </table:table-cell>
          <table:table-cell table:style-name="ce6" table:formula="of:=[$'Données brutes'.BF30]" office:value-type="float" office:value="68" calcext:value-type="float">
            <text:p>68</text:p>
          </table:table-cell>
          <table:table-cell table:style-name="ce6" table:formula="of:=[$'Données brutes'.BG30]" office:value-type="float" office:value="43" calcext:value-type="float">
            <text:p>43</text:p>
          </table:table-cell>
          <table:table-cell table:style-name="ce6" table:formula="of:=[$'Données brutes'.BH30]" office:value-type="float" office:value="10" calcext:value-type="float">
            <text:p>10</text:p>
          </table:table-cell>
          <table:table-cell table:style-name="ce6" table:formula="of:=[$'Données brutes'.BI30]" office:value-type="float" office:value="23" calcext:value-type="float">
            <text:p>23</text:p>
          </table:table-cell>
          <table:table-cell table:style-name="ce6" table:formula="of:=[$'Données brutes'.BJ30]" office:value-type="float" office:value="3" calcext:value-type="float">
            <text:p>3</text:p>
          </table:table-cell>
          <table:table-cell table:style-name="ce6" table:formula="of:=[$'Données brutes'.BK30]+[$'Données brutes'.BL30]" office:value-type="float" office:value="151" calcext:value-type="float">
            <text:p>151</text:p>
          </table:table-cell>
          <table:table-cell table:style-name="ce6" table:formula="of:=[$'Données brutes'.BM30]" office:value-type="float" office:value="23" calcext:value-type="float">
            <text:p>23</text:p>
          </table:table-cell>
          <table:table-cell table:style-name="ce6" table:formula="of:=[$'Données brutes'.BN30]" office:value-type="float" office:value="103" calcext:value-type="float">
            <text:p>103</text:p>
          </table:table-cell>
          <table:table-cell table:style-name="ce6" table:formula="of:=[$'Données brutes'.BO30]+[$'Données brutes'.BP30]" office:value-type="float" office:value="253" calcext:value-type="float">
            <text:p>253</text:p>
          </table:table-cell>
          <table:table-cell table:number-columns-repeated="97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6" table:formula="of:=[$'Données brutes'.B31]+[$'Données brutes'.C31]+[$'Données brutes'.D31]" office:value-type="float" office:value="528" calcext:value-type="float">
            <text:p>528</text:p>
          </table:table-cell>
          <table:table-cell table:style-name="ce6" table:formula="of:=[$'Données brutes'.E31]" office:value-type="float" office:value="18" calcext:value-type="float">
            <text:p>18</text:p>
          </table:table-cell>
          <table:table-cell table:style-name="ce6" table:formula="of:=[$'Données brutes'.F31]" office:value-type="float" office:value="39" calcext:value-type="float">
            <text:p>39</text:p>
          </table:table-cell>
          <table:table-cell table:style-name="ce6" table:formula="of:=[$'Données brutes'.G31]" office:value-type="float" office:value="44" calcext:value-type="float">
            <text:p>44</text:p>
          </table:table-cell>
          <table:table-cell table:style-name="ce6" table:formula="of:=[$'Données brutes'.H31]" office:value-type="float" office:value="22" calcext:value-type="float">
            <text:p>22</text:p>
          </table:table-cell>
          <table:table-cell table:style-name="ce6" table:formula="of:=[$'Données brutes'.I31]" office:value-type="float" office:value="0" calcext:value-type="float">
            <text:p>0</text:p>
          </table:table-cell>
          <table:table-cell table:style-name="ce6" table:formula="of:=[$'Données brutes'.J31]+[$'Données brutes'.K31]" office:value-type="float" office:value="66" calcext:value-type="float">
            <text:p>66</text:p>
          </table:table-cell>
          <table:table-cell table:style-name="ce6" table:formula="of:=[$'Données brutes'.L31]" office:value-type="float" office:value="62" calcext:value-type="float">
            <text:p>62</text:p>
          </table:table-cell>
          <table:table-cell table:style-name="ce6" table:formula="of:=[$'Données brutes'.M31]" office:value-type="float" office:value="85" calcext:value-type="float">
            <text:p>85</text:p>
          </table:table-cell>
          <table:table-cell table:style-name="ce6" table:formula="of:=[$'Données brutes'.N31]" office:value-type="float" office:value="1" calcext:value-type="float">
            <text:p>1</text:p>
          </table:table-cell>
          <table:table-cell table:style-name="ce6" table:formula="of:=[$'Données brutes'.O31]" office:value-type="float" office:value="45" calcext:value-type="float">
            <text:p>45</text:p>
          </table:table-cell>
          <table:table-cell table:style-name="ce6" table:formula="of:=[$'Données brutes'.P31]+[$'Données brutes'.Q31]" office:value-type="float" office:value="11" calcext:value-type="float">
            <text:p>11</text:p>
          </table:table-cell>
          <table:table-cell table:style-name="ce6" table:formula="of:=[$'Données brutes'.R31]+[$'Données brutes'.S31]" office:value-type="float" office:value="2" calcext:value-type="float">
            <text:p>2</text:p>
          </table:table-cell>
          <table:table-cell table:style-name="ce6" table:formula="of:=[$'Données brutes'.T31]+[$'Données brutes'.U31]" office:value-type="float" office:value="2" calcext:value-type="float">
            <text:p>2</text:p>
          </table:table-cell>
          <table:table-cell table:style-name="ce6" table:formula="of:=[$'Données brutes'.V31]" office:value-type="float" office:value="4" calcext:value-type="float">
            <text:p>4</text:p>
          </table:table-cell>
          <table:table-cell table:style-name="ce6" table:formula="of:=[$'Données brutes'.W31]+[$'Données brutes'.X31]+[$'Données brutes'.Y31]+[$'Données brutes'.Z31]" office:value-type="float" office:value="26" calcext:value-type="float">
            <text:p>26</text:p>
          </table:table-cell>
          <table:table-cell table:style-name="ce6" table:formula="of:=[$'Données brutes'.AA31]+[$'Données brutes'.AB31]" office:value-type="float" office:value="108" calcext:value-type="float">
            <text:p>108</text:p>
          </table:table-cell>
          <table:table-cell table:style-name="ce6" table:formula="of:=[$'Données brutes'.AC31]" office:value-type="float" office:value="34" calcext:value-type="float">
            <text:p>34</text:p>
          </table:table-cell>
          <table:table-cell table:style-name="ce6" table:formula="of:=[$'Données brutes'.AD31]" office:value-type="float" office:value="7" calcext:value-type="float">
            <text:p>7</text:p>
          </table:table-cell>
          <table:table-cell table:style-name="ce6" table:formula="of:=[$'Données brutes'.AE31]" office:value-type="float" office:value="76" calcext:value-type="float">
            <text:p>76</text:p>
          </table:table-cell>
          <table:table-cell table:style-name="ce6" table:formula="of:=[$'Données brutes'.AF31]" office:value-type="float" office:value="8" calcext:value-type="float">
            <text:p>8</text:p>
          </table:table-cell>
          <table:table-cell table:style-name="ce6" table:formula="of:=[$'Données brutes'.AG31]+[$'Données brutes'.AH31]+[$'Données brutes'.AJ31]" office:value-type="float" office:value="158" calcext:value-type="float">
            <text:p>158</text:p>
          </table:table-cell>
          <table:table-cell table:style-name="ce6" table:formula="of:=[$'Données brutes'.AI31]" office:value-type="float" office:value="3" calcext:value-type="float">
            <text:p>3</text:p>
          </table:table-cell>
          <table:table-cell table:style-name="ce6" table:formula="of:=[$'Données brutes'.AK31]" office:value-type="float" office:value="430" calcext:value-type="float">
            <text:p>430</text:p>
          </table:table-cell>
          <table:table-cell table:style-name="ce6" table:formula="of:=[$'Données brutes'.AL31]" office:value-type="float" office:value="19" calcext:value-type="float">
            <text:p>19</text:p>
          </table:table-cell>
          <table:table-cell table:style-name="ce6" table:formula="of:=[$'Données brutes'.AM31]+[$'Données brutes'.AN31]" office:value-type="float" office:value="88" calcext:value-type="float">
            <text:p>88</text:p>
          </table:table-cell>
          <table:table-cell table:style-name="ce6" table:formula="of:=[$'Données brutes'.AO31]" office:value-type="float" office:value="185" calcext:value-type="float">
            <text:p>185</text:p>
          </table:table-cell>
          <table:table-cell table:style-name="ce6" table:formula="of:=[$'Données brutes'.AP31]+[$'Données brutes'.AQ31]" office:value-type="float" office:value="35" calcext:value-type="float">
            <text:p>35</text:p>
          </table:table-cell>
          <table:table-cell table:style-name="ce6" table:formula="of:=[$'Données brutes'.AR31]" office:value-type="float" office:value="7" calcext:value-type="float">
            <text:p>7</text:p>
          </table:table-cell>
          <table:table-cell table:style-name="ce6" table:formula="of:=[$'Données brutes'.AS31]" office:value-type="float" office:value="237" calcext:value-type="float">
            <text:p>237</text:p>
          </table:table-cell>
          <table:table-cell table:style-name="ce6" table:formula="of:=[$'Données brutes'.AT31]+[$'Données brutes'.AU31]" office:value-type="float" office:value="5" calcext:value-type="float">
            <text:p>5</text:p>
          </table:table-cell>
          <table:table-cell table:style-name="ce6" table:formula="of:=[$'Données brutes'.AV31]" office:value-type="float" office:value="3" calcext:value-type="float">
            <text:p>3</text:p>
          </table:table-cell>
          <table:table-cell table:style-name="ce6" table:formula="of:=[$'Données brutes'.AW31]" office:value-type="float" office:value="0" calcext:value-type="float">
            <text:p>0</text:p>
          </table:table-cell>
          <table:table-cell table:style-name="ce6" table:formula="of:=[$'Données brutes'.AX31]" office:value-type="float" office:value="18" calcext:value-type="float">
            <text:p>18</text:p>
          </table:table-cell>
          <table:table-cell table:style-name="ce6" table:formula="of:=[$'Données brutes'.AY31]" office:value-type="float" office:value="2" calcext:value-type="float">
            <text:p>2</text:p>
          </table:table-cell>
          <table:table-cell table:style-name="ce6" table:formula="of:=[$'Données brutes'.AZ31]" office:value-type="float" office:value="0" calcext:value-type="float">
            <text:p>0</text:p>
          </table:table-cell>
          <table:table-cell table:style-name="ce6" table:formula="of:=[$'Données brutes'.BA31]" office:value-type="float" office:value="3" calcext:value-type="float">
            <text:p>3</text:p>
          </table:table-cell>
          <table:table-cell table:style-name="ce6" table:formula="of:=[$'Données brutes'.BB31]" office:value-type="float" office:value="1" calcext:value-type="float">
            <text:p>1</text:p>
          </table:table-cell>
          <table:table-cell table:style-name="ce6" table:formula="of:=[$'Données brutes'.BC31]+[$'Données brutes'.BD31]" office:value-type="float" office:value="26" calcext:value-type="float">
            <text:p>26</text:p>
          </table:table-cell>
          <table:table-cell table:style-name="ce6" table:formula="of:=[$'Données brutes'.BE31]" office:value-type="float" office:value="0" calcext:value-type="float">
            <text:p>0</text:p>
          </table:table-cell>
          <table:table-cell table:style-name="ce6" table:formula="of:=[$'Données brutes'.BF31]" office:value-type="float" office:value="21" calcext:value-type="float">
            <text:p>21</text:p>
          </table:table-cell>
          <table:table-cell table:style-name="ce6" table:formula="of:=[$'Données brutes'.BG31]" office:value-type="float" office:value="25" calcext:value-type="float">
            <text:p>25</text:p>
          </table:table-cell>
          <table:table-cell table:style-name="ce6" table:formula="of:=[$'Données brutes'.BH31]" office:value-type="float" office:value="11" calcext:value-type="float">
            <text:p>11</text:p>
          </table:table-cell>
          <table:table-cell table:style-name="ce6" table:formula="of:=[$'Données brutes'.BI31]" office:value-type="float" office:value="55" calcext:value-type="float">
            <text:p>55</text:p>
          </table:table-cell>
          <table:table-cell table:style-name="ce6" table:formula="of:=[$'Données brutes'.BJ31]" office:value-type="float" office:value="2" calcext:value-type="float">
            <text:p>2</text:p>
          </table:table-cell>
          <table:table-cell table:style-name="ce6" table:formula="of:=[$'Données brutes'.BK31]+[$'Données brutes'.BL31]" office:value-type="float" office:value="171" calcext:value-type="float">
            <text:p>171</text:p>
          </table:table-cell>
          <table:table-cell table:style-name="ce6" table:formula="of:=[$'Données brutes'.BM31]" office:value-type="float" office:value="2" calcext:value-type="float">
            <text:p>2</text:p>
          </table:table-cell>
          <table:table-cell table:style-name="ce6" table:formula="of:=[$'Données brutes'.BN31]" office:value-type="float" office:value="248" calcext:value-type="float">
            <text:p>248</text:p>
          </table:table-cell>
          <table:table-cell table:style-name="ce6" table:formula="of:=[$'Données brutes'.BO31]+[$'Données brutes'.BP31]" office:value-type="float" office:value="283" calcext:value-type="float">
            <text:p>283</text:p>
          </table:table-cell>
          <table:table-cell table:number-columns-repeated="97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6" table:formula="of:=[$'Données brutes'.B32]+[$'Données brutes'.C32]+[$'Données brutes'.D32]" office:value-type="float" office:value="562" calcext:value-type="float">
            <text:p>562</text:p>
          </table:table-cell>
          <table:table-cell table:style-name="ce6" table:formula="of:=[$'Données brutes'.E32]" office:value-type="float" office:value="15" calcext:value-type="float">
            <text:p>15</text:p>
          </table:table-cell>
          <table:table-cell table:style-name="ce6" table:formula="of:=[$'Données brutes'.F32]" office:value-type="float" office:value="24" calcext:value-type="float">
            <text:p>24</text:p>
          </table:table-cell>
          <table:table-cell table:style-name="ce6" table:formula="of:=[$'Données brutes'.G32]" office:value-type="float" office:value="45" calcext:value-type="float">
            <text:p>45</text:p>
          </table:table-cell>
          <table:table-cell table:style-name="ce6" table:formula="of:=[$'Données brutes'.H32]" office:value-type="float" office:value="17" calcext:value-type="float">
            <text:p>17</text:p>
          </table:table-cell>
          <table:table-cell table:style-name="ce6" table:formula="of:=[$'Données brutes'.I32]" office:value-type="float" office:value="0" calcext:value-type="float">
            <text:p>0</text:p>
          </table:table-cell>
          <table:table-cell table:style-name="ce6" table:formula="of:=[$'Données brutes'.J32]+[$'Données brutes'.K32]" office:value-type="float" office:value="55" calcext:value-type="float">
            <text:p>55</text:p>
          </table:table-cell>
          <table:table-cell table:style-name="ce6" table:formula="of:=[$'Données brutes'.L32]" office:value-type="float" office:value="107" calcext:value-type="float">
            <text:p>107</text:p>
          </table:table-cell>
          <table:table-cell table:style-name="ce6" table:formula="of:=[$'Données brutes'.M32]" office:value-type="float" office:value="152" calcext:value-type="float">
            <text:p>152</text:p>
          </table:table-cell>
          <table:table-cell table:style-name="ce6" table:formula="of:=[$'Données brutes'.N32]" office:value-type="float" office:value="1" calcext:value-type="float">
            <text:p>1</text:p>
          </table:table-cell>
          <table:table-cell table:style-name="ce6" table:formula="of:=[$'Données brutes'.O32]" office:value-type="float" office:value="82" calcext:value-type="float">
            <text:p>82</text:p>
          </table:table-cell>
          <table:table-cell table:style-name="ce6" table:formula="of:=[$'Données brutes'.P32]+[$'Données brutes'.Q32]" office:value-type="float" office:value="6" calcext:value-type="float">
            <text:p>6</text:p>
          </table:table-cell>
          <table:table-cell table:style-name="ce6" table:formula="of:=[$'Données brutes'.R32]+[$'Données brutes'.S32]" office:value-type="float" office:value="1" calcext:value-type="float">
            <text:p>1</text:p>
          </table:table-cell>
          <table:table-cell table:style-name="ce6" table:formula="of:=[$'Données brutes'.T32]+[$'Données brutes'.U32]" office:value-type="float" office:value="0" calcext:value-type="float">
            <text:p>0</text:p>
          </table:table-cell>
          <table:table-cell table:style-name="ce6" table:formula="of:=[$'Données brutes'.V32]" office:value-type="float" office:value="3" calcext:value-type="float">
            <text:p>3</text:p>
          </table:table-cell>
          <table:table-cell table:style-name="ce6" table:formula="of:=[$'Données brutes'.W32]+[$'Données brutes'.X32]+[$'Données brutes'.Y32]+[$'Données brutes'.Z32]" office:value-type="float" office:value="87" calcext:value-type="float">
            <text:p>87</text:p>
          </table:table-cell>
          <table:table-cell table:style-name="ce6" table:formula="of:=[$'Données brutes'.AA32]+[$'Données brutes'.AB32]" office:value-type="float" office:value="89" calcext:value-type="float">
            <text:p>89</text:p>
          </table:table-cell>
          <table:table-cell table:style-name="ce6" table:formula="of:=[$'Données brutes'.AC32]" office:value-type="float" office:value="18" calcext:value-type="float">
            <text:p>18</text:p>
          </table:table-cell>
          <table:table-cell table:style-name="ce6" table:formula="of:=[$'Données brutes'.AD32]" office:value-type="float" office:value="1" calcext:value-type="float">
            <text:p>1</text:p>
          </table:table-cell>
          <table:table-cell table:style-name="ce6" table:formula="of:=[$'Données brutes'.AE32]" office:value-type="float" office:value="41" calcext:value-type="float">
            <text:p>41</text:p>
          </table:table-cell>
          <table:table-cell table:style-name="ce6" table:formula="of:=[$'Données brutes'.AF32]" office:value-type="float" office:value="4" calcext:value-type="float">
            <text:p>4</text:p>
          </table:table-cell>
          <table:table-cell table:style-name="ce6" table:formula="of:=[$'Données brutes'.AG32]+[$'Données brutes'.AH32]+[$'Données brutes'.AJ32]" office:value-type="float" office:value="38" calcext:value-type="float">
            <text:p>38</text:p>
          </table:table-cell>
          <table:table-cell table:style-name="ce6" table:formula="of:=[$'Données brutes'.AI32]" office:value-type="float" office:value="4" calcext:value-type="float">
            <text:p>4</text:p>
          </table:table-cell>
          <table:table-cell table:style-name="ce6" table:formula="of:=[$'Données brutes'.AK32]" office:value-type="float" office:value="435" calcext:value-type="float">
            <text:p>435</text:p>
          </table:table-cell>
          <table:table-cell table:style-name="ce6" table:formula="of:=[$'Données brutes'.AL32]" office:value-type="float" office:value="11" calcext:value-type="float">
            <text:p>11</text:p>
          </table:table-cell>
          <table:table-cell table:style-name="ce6" table:formula="of:=[$'Données brutes'.AM32]+[$'Données brutes'.AN32]" office:value-type="float" office:value="110" calcext:value-type="float">
            <text:p>110</text:p>
          </table:table-cell>
          <table:table-cell table:style-name="ce6" table:formula="of:=[$'Données brutes'.AO32]" office:value-type="float" office:value="105" calcext:value-type="float">
            <text:p>105</text:p>
          </table:table-cell>
          <table:table-cell table:style-name="ce6" table:formula="of:=[$'Données brutes'.AP32]+[$'Données brutes'.AQ32]" office:value-type="float" office:value="18" calcext:value-type="float">
            <text:p>18</text:p>
          </table:table-cell>
          <table:table-cell table:style-name="ce6" table:formula="of:=[$'Données brutes'.AR32]" office:value-type="float" office:value="4" calcext:value-type="float">
            <text:p>4</text:p>
          </table:table-cell>
          <table:table-cell table:style-name="ce6" table:formula="of:=[$'Données brutes'.AS32]" office:value-type="float" office:value="136" calcext:value-type="float">
            <text:p>136</text:p>
          </table:table-cell>
          <table:table-cell table:style-name="ce6" table:formula="of:=[$'Données brutes'.AT32]+[$'Données brutes'.AU32]" office:value-type="float" office:value="5" calcext:value-type="float">
            <text:p>5</text:p>
          </table:table-cell>
          <table:table-cell table:style-name="ce6" table:formula="of:=[$'Données brutes'.AV32]" office:value-type="float" office:value="2" calcext:value-type="float">
            <text:p>2</text:p>
          </table:table-cell>
          <table:table-cell table:style-name="ce6" table:formula="of:=[$'Données brutes'.AW32]" office:value-type="float" office:value="0" calcext:value-type="float">
            <text:p>0</text:p>
          </table:table-cell>
          <table:table-cell table:style-name="ce6" table:formula="of:=[$'Données brutes'.AX32]" office:value-type="float" office:value="12" calcext:value-type="float">
            <text:p>12</text:p>
          </table:table-cell>
          <table:table-cell table:style-name="ce6" table:formula="of:=[$'Données brutes'.AY32]" office:value-type="float" office:value="1" calcext:value-type="float">
            <text:p>1</text:p>
          </table:table-cell>
          <table:table-cell table:style-name="ce6" table:formula="of:=[$'Données brutes'.AZ32]" office:value-type="float" office:value="0" calcext:value-type="float">
            <text:p>0</text:p>
          </table:table-cell>
          <table:table-cell table:style-name="ce6" table:formula="of:=[$'Données brutes'.BA32]" office:value-type="float" office:value="6" calcext:value-type="float">
            <text:p>6</text:p>
          </table:table-cell>
          <table:table-cell table:style-name="ce6" table:formula="of:=[$'Données brutes'.BB32]" office:value-type="float" office:value="7" calcext:value-type="float">
            <text:p>7</text:p>
          </table:table-cell>
          <table:table-cell table:style-name="ce6" table:formula="of:=[$'Données brutes'.BC32]+[$'Données brutes'.BD32]" office:value-type="float" office:value="33" calcext:value-type="float">
            <text:p>33</text:p>
          </table:table-cell>
          <table:table-cell table:style-name="ce6" table:formula="of:=[$'Données brutes'.BE32]" office:value-type="float" office:value="0" calcext:value-type="float">
            <text:p>0</text:p>
          </table:table-cell>
          <table:table-cell table:style-name="ce6" table:formula="of:=[$'Données brutes'.BF32]" office:value-type="float" office:value="101" calcext:value-type="float">
            <text:p>101</text:p>
          </table:table-cell>
          <table:table-cell table:style-name="ce6" table:formula="of:=[$'Données brutes'.BG32]" office:value-type="float" office:value="19" calcext:value-type="float">
            <text:p>19</text:p>
          </table:table-cell>
          <table:table-cell table:style-name="ce6" table:formula="of:=[$'Données brutes'.BH32]" office:value-type="float" office:value="7" calcext:value-type="float">
            <text:p>7</text:p>
          </table:table-cell>
          <table:table-cell table:style-name="ce6" table:formula="of:=[$'Données brutes'.BI32]" office:value-type="float" office:value="49" calcext:value-type="float">
            <text:p>49</text:p>
          </table:table-cell>
          <table:table-cell table:style-name="ce6" table:formula="of:=[$'Données brutes'.BJ32]" office:value-type="float" office:value="1" calcext:value-type="float">
            <text:p>1</text:p>
          </table:table-cell>
          <table:table-cell table:style-name="ce6" table:formula="of:=[$'Données brutes'.BK32]+[$'Données brutes'.BL32]" office:value-type="float" office:value="237" calcext:value-type="float">
            <text:p>237</text:p>
          </table:table-cell>
          <table:table-cell table:style-name="ce6" table:formula="of:=[$'Données brutes'.BM32]" office:value-type="float" office:value="29" calcext:value-type="float">
            <text:p>29</text:p>
          </table:table-cell>
          <table:table-cell table:style-name="ce6" table:formula="of:=[$'Données brutes'.BN32]" office:value-type="float" office:value="115" calcext:value-type="float">
            <text:p>115</text:p>
          </table:table-cell>
          <table:table-cell table:style-name="ce6" table:formula="of:=[$'Données brutes'.BO32]+[$'Données brutes'.BP32]" office:value-type="float" office:value="288" calcext:value-type="float">
            <text:p>288</text:p>
          </table:table-cell>
          <table:table-cell table:number-columns-repeated="97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6" table:formula="of:=[$'Données brutes'.B33]+[$'Données brutes'.C33]+[$'Données brutes'.D33]" office:value-type="float" office:value="86" calcext:value-type="float">
            <text:p>86</text:p>
          </table:table-cell>
          <table:table-cell table:style-name="ce6" table:formula="of:=[$'Données brutes'.E33]" office:value-type="float" office:value="12" calcext:value-type="float">
            <text:p>12</text:p>
          </table:table-cell>
          <table:table-cell table:style-name="ce6" table:formula="of:=[$'Données brutes'.F33]" office:value-type="float" office:value="32" calcext:value-type="float">
            <text:p>32</text:p>
          </table:table-cell>
          <table:table-cell table:style-name="ce6" table:formula="of:=[$'Données brutes'.G33]" office:value-type="float" office:value="43" calcext:value-type="float">
            <text:p>43</text:p>
          </table:table-cell>
          <table:table-cell table:style-name="ce6" table:formula="of:=[$'Données brutes'.H33]" office:value-type="float" office:value="2" calcext:value-type="float">
            <text:p>2</text:p>
          </table:table-cell>
          <table:table-cell table:style-name="ce6" table:formula="of:=[$'Données brutes'.I33]" office:value-type="float" office:value="0" calcext:value-type="float">
            <text:p>0</text:p>
          </table:table-cell>
          <table:table-cell table:style-name="ce6" table:formula="of:=[$'Données brutes'.J33]+[$'Données brutes'.K33]" office:value-type="float" office:value="29" calcext:value-type="float">
            <text:p>29</text:p>
          </table:table-cell>
          <table:table-cell table:style-name="ce6" table:formula="of:=[$'Données brutes'.L33]" office:value-type="float" office:value="73" calcext:value-type="float">
            <text:p>73</text:p>
          </table:table-cell>
          <table:table-cell table:style-name="ce6" table:formula="of:=[$'Données brutes'.M33]" office:value-type="float" office:value="14" calcext:value-type="float">
            <text:p>14</text:p>
          </table:table-cell>
          <table:table-cell table:style-name="ce6" table:formula="of:=[$'Données brutes'.N33]" office:value-type="float" office:value="0" calcext:value-type="float">
            <text:p>0</text:p>
          </table:table-cell>
          <table:table-cell table:style-name="ce6" table:formula="of:=[$'Données brutes'.O33]" office:value-type="float" office:value="14" calcext:value-type="float">
            <text:p>14</text:p>
          </table:table-cell>
          <table:table-cell table:style-name="ce6" table:formula="of:=[$'Données brutes'.P33]+[$'Données brutes'.Q33]" office:value-type="float" office:value="3" calcext:value-type="float">
            <text:p>3</text:p>
          </table:table-cell>
          <table:table-cell table:style-name="ce6" table:formula="of:=[$'Données brutes'.R33]+[$'Données brutes'.S33]" office:value-type="float" office:value="0" calcext:value-type="float">
            <text:p>0</text:p>
          </table:table-cell>
          <table:table-cell table:style-name="ce6" table:formula="of:=[$'Données brutes'.T33]+[$'Données brutes'.U33]" office:value-type="float" office:value="0" calcext:value-type="float">
            <text:p>0</text:p>
          </table:table-cell>
          <table:table-cell table:style-name="ce6" table:formula="of:=[$'Données brutes'.V33]" office:value-type="float" office:value="3" calcext:value-type="float">
            <text:p>3</text:p>
          </table:table-cell>
          <table:table-cell table:style-name="ce6" table:formula="of:=[$'Données brutes'.W33]+[$'Données brutes'.X33]+[$'Données brutes'.Y33]+[$'Données brutes'.Z33]" office:value-type="float" office:value="21" calcext:value-type="float">
            <text:p>21</text:p>
          </table:table-cell>
          <table:table-cell table:style-name="ce6" table:formula="of:=[$'Données brutes'.AA33]+[$'Données brutes'.AB33]" office:value-type="float" office:value="8" calcext:value-type="float">
            <text:p>8</text:p>
          </table:table-cell>
          <table:table-cell table:style-name="ce6" table:formula="of:=[$'Données brutes'.AC33]" office:value-type="float" office:value="5" calcext:value-type="float">
            <text:p>5</text:p>
          </table:table-cell>
          <table:table-cell table:style-name="ce6" table:formula="of:=[$'Données brutes'.AD33]" office:value-type="float" office:value="0" calcext:value-type="float">
            <text:p>0</text:p>
          </table:table-cell>
          <table:table-cell table:style-name="ce6" table:formula="of:=[$'Données brutes'.AE33]" office:value-type="float" office:value="18" calcext:value-type="float">
            <text:p>18</text:p>
          </table:table-cell>
          <table:table-cell table:style-name="ce6" table:formula="of:=[$'Données brutes'.AF33]" office:value-type="float" office:value="0" calcext:value-type="float">
            <text:p>0</text:p>
          </table:table-cell>
          <table:table-cell table:style-name="ce6" table:formula="of:=[$'Données brutes'.AG33]+[$'Données brutes'.AH33]+[$'Données brutes'.AJ33]" office:value-type="float" office:value="5" calcext:value-type="float">
            <text:p>5</text:p>
          </table:table-cell>
          <table:table-cell table:style-name="ce6" table:formula="of:=[$'Données brutes'.AI33]" office:value-type="float" office:value="15" calcext:value-type="float">
            <text:p>15</text:p>
          </table:table-cell>
          <table:table-cell table:style-name="ce6" table:formula="of:=[$'Données brutes'.AK33]" office:value-type="float" office:value="124" calcext:value-type="float">
            <text:p>124</text:p>
          </table:table-cell>
          <table:table-cell table:style-name="ce6" table:formula="of:=[$'Données brutes'.AL33]" office:value-type="float" office:value="0" calcext:value-type="float">
            <text:p>0</text:p>
          </table:table-cell>
          <table:table-cell table:style-name="ce6" table:formula="of:=[$'Données brutes'.AM33]+[$'Données brutes'.AN33]" office:value-type="float" office:value="20" calcext:value-type="float">
            <text:p>20</text:p>
          </table:table-cell>
          <table:table-cell table:style-name="ce6" table:formula="of:=[$'Données brutes'.AO33]" office:value-type="float" office:value="61" calcext:value-type="float">
            <text:p>61</text:p>
          </table:table-cell>
          <table:table-cell table:style-name="ce6" table:formula="of:=[$'Données brutes'.AP33]+[$'Données brutes'.AQ33]" office:value-type="float" office:value="73" calcext:value-type="float">
            <text:p>73</text:p>
          </table:table-cell>
          <table:table-cell table:style-name="ce6" table:formula="of:=[$'Données brutes'.AR33]" office:value-type="float" office:value="16" calcext:value-type="float">
            <text:p>16</text:p>
          </table:table-cell>
          <table:table-cell table:style-name="ce6" table:formula="of:=[$'Données brutes'.AS33]" office:value-type="float" office:value="52" calcext:value-type="float">
            <text:p>52</text:p>
          </table:table-cell>
          <table:table-cell table:style-name="ce6" table:formula="of:=[$'Données brutes'.AT33]+[$'Données brutes'.AU33]" office:value-type="float" office:value="7" calcext:value-type="float">
            <text:p>7</text:p>
          </table:table-cell>
          <table:table-cell table:style-name="ce6" table:formula="of:=[$'Données brutes'.AV33]" office:value-type="float" office:value="16" calcext:value-type="float">
            <text:p>16</text:p>
          </table:table-cell>
          <table:table-cell table:style-name="ce6" table:formula="of:=[$'Données brutes'.AW33]" office:value-type="float" office:value="0" calcext:value-type="float">
            <text:p>0</text:p>
          </table:table-cell>
          <table:table-cell table:style-name="ce6" table:formula="of:=[$'Données brutes'.AX33]" office:value-type="float" office:value="30" calcext:value-type="float">
            <text:p>30</text:p>
          </table:table-cell>
          <table:table-cell table:style-name="ce6" table:formula="of:=[$'Données brutes'.AY33]" office:value-type="float" office:value="3" calcext:value-type="float">
            <text:p>3</text:p>
          </table:table-cell>
          <table:table-cell table:style-name="ce6" table:formula="of:=[$'Données brutes'.AZ33]" office:value-type="float" office:value="2" calcext:value-type="float">
            <text:p>2</text:p>
          </table:table-cell>
          <table:table-cell table:style-name="ce6" table:formula="of:=[$'Données brutes'.BA33]" office:value-type="float" office:value="50" calcext:value-type="float">
            <text:p>50</text:p>
          </table:table-cell>
          <table:table-cell table:style-name="ce6" table:formula="of:=[$'Données brutes'.BB33]" office:value-type="float" office:value="30" calcext:value-type="float">
            <text:p>30</text:p>
          </table:table-cell>
          <table:table-cell table:style-name="ce6" table:formula="of:=[$'Données brutes'.BC33]+[$'Données brutes'.BD33]" office:value-type="float" office:value="6" calcext:value-type="float">
            <text:p>6</text:p>
          </table:table-cell>
          <table:table-cell table:style-name="ce6" table:formula="of:=[$'Données brutes'.BE33]" office:value-type="float" office:value="0" calcext:value-type="float">
            <text:p>0</text:p>
          </table:table-cell>
          <table:table-cell table:style-name="ce6" table:formula="of:=[$'Données brutes'.BF33]" office:value-type="float" office:value="51" calcext:value-type="float">
            <text:p>51</text:p>
          </table:table-cell>
          <table:table-cell table:style-name="ce6" table:formula="of:=[$'Données brutes'.BG33]" office:value-type="float" office:value="20" calcext:value-type="float">
            <text:p>20</text:p>
          </table:table-cell>
          <table:table-cell table:style-name="ce6" table:formula="of:=[$'Données brutes'.BH33]" office:value-type="float" office:value="28" calcext:value-type="float">
            <text:p>28</text:p>
          </table:table-cell>
          <table:table-cell table:style-name="ce6" table:formula="of:=[$'Données brutes'.BI33]" office:value-type="float" office:value="47" calcext:value-type="float">
            <text:p>47</text:p>
          </table:table-cell>
          <table:table-cell table:style-name="ce6" table:formula="of:=[$'Données brutes'.BJ33]" office:value-type="float" office:value="5" calcext:value-type="float">
            <text:p>5</text:p>
          </table:table-cell>
          <table:table-cell table:style-name="ce6" table:formula="of:=[$'Données brutes'.BK33]+[$'Données brutes'.BL33]" office:value-type="float" office:value="128" calcext:value-type="float">
            <text:p>128</text:p>
          </table:table-cell>
          <table:table-cell table:style-name="ce6" table:formula="of:=[$'Données brutes'.BM33]" office:value-type="float" office:value="47" calcext:value-type="float">
            <text:p>47</text:p>
          </table:table-cell>
          <table:table-cell table:style-name="ce6" table:formula="of:=[$'Données brutes'.BN33]" office:value-type="float" office:value="72" calcext:value-type="float">
            <text:p>72</text:p>
          </table:table-cell>
          <table:table-cell table:style-name="ce6" table:formula="of:=[$'Données brutes'.BO33]+[$'Données brutes'.BP33]" office:value-type="float" office:value="96" calcext:value-type="float">
            <text:p>96</text:p>
          </table:table-cell>
          <table:table-cell table:number-columns-repeated="97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6" table:formula="of:=[$'Données brutes'.B34]+[$'Données brutes'.C34]+[$'Données brutes'.D34]" office:value-type="float" office:value="185" calcext:value-type="float">
            <text:p>185</text:p>
          </table:table-cell>
          <table:table-cell table:style-name="ce6" table:formula="of:=[$'Données brutes'.E34]" office:value-type="float" office:value="188" calcext:value-type="float">
            <text:p>188</text:p>
          </table:table-cell>
          <table:table-cell table:style-name="ce6" table:formula="of:=[$'Données brutes'.F34]" office:value-type="float" office:value="41" calcext:value-type="float">
            <text:p>41</text:p>
          </table:table-cell>
          <table:table-cell table:style-name="ce6" table:formula="of:=[$'Données brutes'.G34]" office:value-type="float" office:value="32" calcext:value-type="float">
            <text:p>32</text:p>
          </table:table-cell>
          <table:table-cell table:style-name="ce6" table:formula="of:=[$'Données brutes'.H34]" office:value-type="float" office:value="3" calcext:value-type="float">
            <text:p>3</text:p>
          </table:table-cell>
          <table:table-cell table:style-name="ce6" table:formula="of:=[$'Données brutes'.I34]" office:value-type="float" office:value="0" calcext:value-type="float">
            <text:p>0</text:p>
          </table:table-cell>
          <table:table-cell table:style-name="ce6" table:formula="of:=[$'Données brutes'.J34]+[$'Données brutes'.K34]" office:value-type="float" office:value="24" calcext:value-type="float">
            <text:p>24</text:p>
          </table:table-cell>
          <table:table-cell table:style-name="ce6" table:formula="of:=[$'Données brutes'.L34]" office:value-type="float" office:value="81" calcext:value-type="float">
            <text:p>81</text:p>
          </table:table-cell>
          <table:table-cell table:style-name="ce6" table:formula="of:=[$'Données brutes'.M34]" office:value-type="float" office:value="25" calcext:value-type="float">
            <text:p>25</text:p>
          </table:table-cell>
          <table:table-cell table:style-name="ce6" table:formula="of:=[$'Données brutes'.N34]" office:value-type="float" office:value="2" calcext:value-type="float">
            <text:p>2</text:p>
          </table:table-cell>
          <table:table-cell table:style-name="ce6" table:formula="of:=[$'Données brutes'.O34]" office:value-type="float" office:value="23" calcext:value-type="float">
            <text:p>23</text:p>
          </table:table-cell>
          <table:table-cell table:style-name="ce6" table:formula="of:=[$'Données brutes'.P34]+[$'Données brutes'.Q34]" office:value-type="float" office:value="0" calcext:value-type="float">
            <text:p>0</text:p>
          </table:table-cell>
          <table:table-cell table:style-name="ce6" table:formula="of:=[$'Données brutes'.R34]+[$'Données brutes'.S34]" office:value-type="float" office:value="1" calcext:value-type="float">
            <text:p>1</text:p>
          </table:table-cell>
          <table:table-cell table:style-name="ce6" table:formula="of:=[$'Données brutes'.T34]+[$'Données brutes'.U34]" office:value-type="float" office:value="0" calcext:value-type="float">
            <text:p>0</text:p>
          </table:table-cell>
          <table:table-cell table:style-name="ce6" table:formula="of:=[$'Données brutes'.V34]" office:value-type="float" office:value="0" calcext:value-type="float">
            <text:p>0</text:p>
          </table:table-cell>
          <table:table-cell table:style-name="ce6" table:formula="of:=[$'Données brutes'.W34]+[$'Données brutes'.X34]+[$'Données brutes'.Y34]+[$'Données brutes'.Z34]" office:value-type="float" office:value="3" calcext:value-type="float">
            <text:p>3</text:p>
          </table:table-cell>
          <table:table-cell table:style-name="ce6" table:formula="of:=[$'Données brutes'.AA34]+[$'Données brutes'.AB34]" office:value-type="float" office:value="19" calcext:value-type="float">
            <text:p>19</text:p>
          </table:table-cell>
          <table:table-cell table:style-name="ce6" table:formula="of:=[$'Données brutes'.AC34]" office:value-type="float" office:value="0" calcext:value-type="float">
            <text:p>0</text:p>
          </table:table-cell>
          <table:table-cell table:style-name="ce6" table:formula="of:=[$'Données brutes'.AD34]" office:value-type="float" office:value="0" calcext:value-type="float">
            <text:p>0</text:p>
          </table:table-cell>
          <table:table-cell table:style-name="ce6" table:formula="of:=[$'Données brutes'.AE34]" office:value-type="float" office:value="19" calcext:value-type="float">
            <text:p>19</text:p>
          </table:table-cell>
          <table:table-cell table:style-name="ce6" table:formula="of:=[$'Données brutes'.AF34]" office:value-type="float" office:value="0" calcext:value-type="float">
            <text:p>0</text:p>
          </table:table-cell>
          <table:table-cell table:style-name="ce6" table:formula="of:=[$'Données brutes'.AG34]+[$'Données brutes'.AH34]+[$'Données brutes'.AJ34]" office:value-type="float" office:value="16" calcext:value-type="float">
            <text:p>16</text:p>
          </table:table-cell>
          <table:table-cell table:style-name="ce6" table:formula="of:=[$'Données brutes'.AI34]" office:value-type="float" office:value="15" calcext:value-type="float">
            <text:p>15</text:p>
          </table:table-cell>
          <table:table-cell table:style-name="ce6" table:formula="of:=[$'Données brutes'.AK34]" office:value-type="float" office:value="164" calcext:value-type="float">
            <text:p>164</text:p>
          </table:table-cell>
          <table:table-cell table:style-name="ce6" table:formula="of:=[$'Données brutes'.AL34]" office:value-type="float" office:value="1" calcext:value-type="float">
            <text:p>1</text:p>
          </table:table-cell>
          <table:table-cell table:style-name="ce6" table:formula="of:=[$'Données brutes'.AM34]+[$'Données brutes'.AN34]" office:value-type="float" office:value="25" calcext:value-type="float">
            <text:p>25</text:p>
          </table:table-cell>
          <table:table-cell table:style-name="ce6" table:formula="of:=[$'Données brutes'.AO34]" office:value-type="float" office:value="95" calcext:value-type="float">
            <text:p>95</text:p>
          </table:table-cell>
          <table:table-cell table:style-name="ce6" table:formula="of:=[$'Données brutes'.AP34]+[$'Données brutes'.AQ34]" office:value-type="float" office:value="151" calcext:value-type="float">
            <text:p>151</text:p>
          </table:table-cell>
          <table:table-cell table:style-name="ce6" table:formula="of:=[$'Données brutes'.AR34]" office:value-type="float" office:value="12" calcext:value-type="float">
            <text:p>12</text:p>
          </table:table-cell>
          <table:table-cell table:style-name="ce6" table:formula="of:=[$'Données brutes'.AS34]" office:value-type="float" office:value="108" calcext:value-type="float">
            <text:p>108</text:p>
          </table:table-cell>
          <table:table-cell table:style-name="ce6" table:formula="of:=[$'Données brutes'.AT34]+[$'Données brutes'.AU34]" office:value-type="float" office:value="2" calcext:value-type="float">
            <text:p>2</text:p>
          </table:table-cell>
          <table:table-cell table:style-name="ce6" table:formula="of:=[$'Données brutes'.AV34]" office:value-type="float" office:value="170" calcext:value-type="float">
            <text:p>170</text:p>
          </table:table-cell>
          <table:table-cell table:style-name="ce6" table:formula="of:=[$'Données brutes'.AW34]" office:value-type="float" office:value="45" calcext:value-type="float">
            <text:p>45</text:p>
          </table:table-cell>
          <table:table-cell table:style-name="ce6" table:formula="of:=[$'Données brutes'.AX34]" office:value-type="float" office:value="31" calcext:value-type="float">
            <text:p>31</text:p>
          </table:table-cell>
          <table:table-cell table:style-name="ce6" table:formula="of:=[$'Données brutes'.AY34]" office:value-type="float" office:value="17" calcext:value-type="float">
            <text:p>17</text:p>
          </table:table-cell>
          <table:table-cell table:style-name="ce6" table:formula="of:=[$'Données brutes'.AZ34]" office:value-type="float" office:value="11" calcext:value-type="float">
            <text:p>11</text:p>
          </table:table-cell>
          <table:table-cell table:style-name="ce6" table:formula="of:=[$'Données brutes'.BA34]" office:value-type="float" office:value="52" calcext:value-type="float">
            <text:p>52</text:p>
          </table:table-cell>
          <table:table-cell table:style-name="ce6" table:formula="of:=[$'Données brutes'.BB34]" office:value-type="float" office:value="22" calcext:value-type="float">
            <text:p>22</text:p>
          </table:table-cell>
          <table:table-cell table:style-name="ce6" table:formula="of:=[$'Données brutes'.BC34]+[$'Données brutes'.BD34]" office:value-type="float" office:value="27" calcext:value-type="float">
            <text:p>27</text:p>
          </table:table-cell>
          <table:table-cell table:style-name="ce6" table:formula="of:=[$'Données brutes'.BE34]" office:value-type="float" office:value="3" calcext:value-type="float">
            <text:p>3</text:p>
          </table:table-cell>
          <table:table-cell table:style-name="ce6" table:formula="of:=[$'Données brutes'.BF34]" office:value-type="float" office:value="27" calcext:value-type="float">
            <text:p>27</text:p>
          </table:table-cell>
          <table:table-cell table:style-name="ce6" table:formula="of:=[$'Données brutes'.BG34]" office:value-type="float" office:value="15" calcext:value-type="float">
            <text:p>15</text:p>
          </table:table-cell>
          <table:table-cell table:style-name="ce6" table:formula="of:=[$'Données brutes'.BH34]" office:value-type="float" office:value="39" calcext:value-type="float">
            <text:p>39</text:p>
          </table:table-cell>
          <table:table-cell table:style-name="ce6" table:formula="of:=[$'Données brutes'.BI34]" office:value-type="float" office:value="19" calcext:value-type="float">
            <text:p>19</text:p>
          </table:table-cell>
          <table:table-cell table:style-name="ce6" table:formula="of:=[$'Données brutes'.BJ34]" office:value-type="float" office:value="0" calcext:value-type="float">
            <text:p>0</text:p>
          </table:table-cell>
          <table:table-cell table:style-name="ce6" table:formula="of:=[$'Données brutes'.BK34]+[$'Données brutes'.BL34]" office:value-type="float" office:value="279" calcext:value-type="float">
            <text:p>279</text:p>
          </table:table-cell>
          <table:table-cell table:style-name="ce6" table:formula="of:=[$'Données brutes'.BM34]" office:value-type="float" office:value="4" calcext:value-type="float">
            <text:p>4</text:p>
          </table:table-cell>
          <table:table-cell table:style-name="ce6" table:formula="of:=[$'Données brutes'.BN34]" office:value-type="float" office:value="212" calcext:value-type="float">
            <text:p>212</text:p>
          </table:table-cell>
          <table:table-cell table:style-name="ce6" table:formula="of:=[$'Données brutes'.BO34]+[$'Données brutes'.BP34]" office:value-type="float" office:value="286" calcext:value-type="float">
            <text:p>286</text:p>
          </table:table-cell>
          <table:table-cell table:number-columns-repeated="97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6" table:formula="of:=[$'Données brutes'.B35]+[$'Données brutes'.C35]+[$'Données brutes'.D35]" office:value-type="float" office:value="378" calcext:value-type="float">
            <text:p>378</text:p>
          </table:table-cell>
          <table:table-cell table:style-name="ce6" table:formula="of:=[$'Données brutes'.E35]" office:value-type="float" office:value="25" calcext:value-type="float">
            <text:p>25</text:p>
          </table:table-cell>
          <table:table-cell table:style-name="ce6" table:formula="of:=[$'Données brutes'.F35]" office:value-type="float" office:value="51" calcext:value-type="float">
            <text:p>51</text:p>
          </table:table-cell>
          <table:table-cell table:style-name="ce6" table:formula="of:=[$'Données brutes'.G35]" office:value-type="float" office:value="68" calcext:value-type="float">
            <text:p>68</text:p>
          </table:table-cell>
          <table:table-cell table:style-name="ce6" table:formula="of:=[$'Données brutes'.H35]" office:value-type="float" office:value="19" calcext:value-type="float">
            <text:p>19</text:p>
          </table:table-cell>
          <table:table-cell table:style-name="ce6" table:formula="of:=[$'Données brutes'.I35]" office:value-type="float" office:value="0" calcext:value-type="float">
            <text:p>0</text:p>
          </table:table-cell>
          <table:table-cell table:style-name="ce6" table:formula="of:=[$'Données brutes'.J35]+[$'Données brutes'.K35]" office:value-type="float" office:value="70" calcext:value-type="float">
            <text:p>70</text:p>
          </table:table-cell>
          <table:table-cell table:style-name="ce6" table:formula="of:=[$'Données brutes'.L35]" office:value-type="float" office:value="160" calcext:value-type="float">
            <text:p>160</text:p>
          </table:table-cell>
          <table:table-cell table:style-name="ce6" table:formula="of:=[$'Données brutes'.M35]" office:value-type="float" office:value="50" calcext:value-type="float">
            <text:p>50</text:p>
          </table:table-cell>
          <table:table-cell table:style-name="ce6" table:formula="of:=[$'Données brutes'.N35]" office:value-type="float" office:value="0" calcext:value-type="float">
            <text:p>0</text:p>
          </table:table-cell>
          <table:table-cell table:style-name="ce6" table:formula="of:=[$'Données brutes'.O35]" office:value-type="float" office:value="66" calcext:value-type="float">
            <text:p>66</text:p>
          </table:table-cell>
          <table:table-cell table:style-name="ce6" table:formula="of:=[$'Données brutes'.P35]+[$'Données brutes'.Q35]" office:value-type="float" office:value="28" calcext:value-type="float">
            <text:p>28</text:p>
          </table:table-cell>
          <table:table-cell table:style-name="ce6" table:formula="of:=[$'Données brutes'.R35]+[$'Données brutes'.S35]" office:value-type="float" office:value="6" calcext:value-type="float">
            <text:p>6</text:p>
          </table:table-cell>
          <table:table-cell table:style-name="ce6" table:formula="of:=[$'Données brutes'.T35]+[$'Données brutes'.U35]" office:value-type="float" office:value="0" calcext:value-type="float">
            <text:p>0</text:p>
          </table:table-cell>
          <table:table-cell table:style-name="ce6" table:formula="of:=[$'Données brutes'.V35]" office:value-type="float" office:value="0" calcext:value-type="float">
            <text:p>0</text:p>
          </table:table-cell>
          <table:table-cell table:style-name="ce6" table:formula="of:=[$'Données brutes'.W35]+[$'Données brutes'.X35]+[$'Données brutes'.Y35]+[$'Données brutes'.Z35]" office:value-type="float" office:value="5" calcext:value-type="float">
            <text:p>5</text:p>
          </table:table-cell>
          <table:table-cell table:style-name="ce6" table:formula="of:=[$'Données brutes'.AA35]+[$'Données brutes'.AB35]" office:value-type="float" office:value="75" calcext:value-type="float">
            <text:p>75</text:p>
          </table:table-cell>
          <table:table-cell table:style-name="ce6" table:formula="of:=[$'Données brutes'.AC35]" office:value-type="float" office:value="2" calcext:value-type="float">
            <text:p>2</text:p>
          </table:table-cell>
          <table:table-cell table:style-name="ce6" table:formula="of:=[$'Données brutes'.AD35]" office:value-type="float" office:value="6" calcext:value-type="float">
            <text:p>6</text:p>
          </table:table-cell>
          <table:table-cell table:style-name="ce6" table:formula="of:=[$'Données brutes'.AE35]" office:value-type="float" office:value="46" calcext:value-type="float">
            <text:p>46</text:p>
          </table:table-cell>
          <table:table-cell table:style-name="ce6" table:formula="of:=[$'Données brutes'.AF35]" office:value-type="float" office:value="22" calcext:value-type="float">
            <text:p>22</text:p>
          </table:table-cell>
          <table:table-cell table:style-name="ce6" table:formula="of:=[$'Données brutes'.AG35]+[$'Données brutes'.AH35]+[$'Données brutes'.AJ35]" office:value-type="float" office:value="66" calcext:value-type="float">
            <text:p>66</text:p>
          </table:table-cell>
          <table:table-cell table:style-name="ce6" table:formula="of:=[$'Données brutes'.AI35]" office:value-type="float" office:value="12" calcext:value-type="float">
            <text:p>12</text:p>
          </table:table-cell>
          <table:table-cell table:style-name="ce6" table:formula="of:=[$'Données brutes'.AK35]" office:value-type="float" office:value="414" calcext:value-type="float">
            <text:p>414</text:p>
          </table:table-cell>
          <table:table-cell table:style-name="ce6" table:formula="of:=[$'Données brutes'.AL35]" office:value-type="float" office:value="7" calcext:value-type="float">
            <text:p>7</text:p>
          </table:table-cell>
          <table:table-cell table:style-name="ce6" table:formula="of:=[$'Données brutes'.AM35]+[$'Données brutes'.AN35]" office:value-type="float" office:value="184" calcext:value-type="float">
            <text:p>184</text:p>
          </table:table-cell>
          <table:table-cell table:style-name="ce6" table:formula="of:=[$'Données brutes'.AO35]" office:value-type="float" office:value="284" calcext:value-type="float">
            <text:p>284</text:p>
          </table:table-cell>
          <table:table-cell table:style-name="ce6" table:formula="of:=[$'Données brutes'.AP35]+[$'Données brutes'.AQ35]" office:value-type="float" office:value="165" calcext:value-type="float">
            <text:p>165</text:p>
          </table:table-cell>
          <table:table-cell table:style-name="ce6" table:formula="of:=[$'Données brutes'.AR35]" office:value-type="float" office:value="36" calcext:value-type="float">
            <text:p>36</text:p>
          </table:table-cell>
          <table:table-cell table:style-name="ce6" table:formula="of:=[$'Données brutes'.AS35]" office:value-type="float" office:value="363" calcext:value-type="float">
            <text:p>363</text:p>
          </table:table-cell>
          <table:table-cell table:style-name="ce6" table:formula="of:=[$'Données brutes'.AT35]+[$'Données brutes'.AU35]" office:value-type="float" office:value="2" calcext:value-type="float">
            <text:p>2</text:p>
          </table:table-cell>
          <table:table-cell table:style-name="ce6" table:formula="of:=[$'Données brutes'.AV35]" office:value-type="float" office:value="101" calcext:value-type="float">
            <text:p>101</text:p>
          </table:table-cell>
          <table:table-cell table:style-name="ce6" table:formula="of:=[$'Données brutes'.AW35]" office:value-type="float" office:value="29" calcext:value-type="float">
            <text:p>29</text:p>
          </table:table-cell>
          <table:table-cell table:style-name="ce6" table:formula="of:=[$'Données brutes'.AX35]" office:value-type="float" office:value="94" calcext:value-type="float">
            <text:p>94</text:p>
          </table:table-cell>
          <table:table-cell table:style-name="ce6" table:formula="of:=[$'Données brutes'.AY35]" office:value-type="float" office:value="19" calcext:value-type="float">
            <text:p>19</text:p>
          </table:table-cell>
          <table:table-cell table:style-name="ce6" table:formula="of:=[$'Données brutes'.AZ35]" office:value-type="float" office:value="7" calcext:value-type="float">
            <text:p>7</text:p>
          </table:table-cell>
          <table:table-cell table:style-name="ce6" table:formula="of:=[$'Données brutes'.BA35]" office:value-type="float" office:value="85" calcext:value-type="float">
            <text:p>85</text:p>
          </table:table-cell>
          <table:table-cell table:style-name="ce6" table:formula="of:=[$'Données brutes'.BB35]" office:value-type="float" office:value="34" calcext:value-type="float">
            <text:p>34</text:p>
          </table:table-cell>
          <table:table-cell table:style-name="ce6" table:formula="of:=[$'Données brutes'.BC35]+[$'Données brutes'.BD35]" office:value-type="float" office:value="43" calcext:value-type="float">
            <text:p>43</text:p>
          </table:table-cell>
          <table:table-cell table:style-name="ce6" table:formula="of:=[$'Données brutes'.BE35]" office:value-type="float" office:value="1" calcext:value-type="float">
            <text:p>1</text:p>
          </table:table-cell>
          <table:table-cell table:style-name="ce6" table:formula="of:=[$'Données brutes'.BF35]" office:value-type="float" office:value="116" calcext:value-type="float">
            <text:p>116</text:p>
          </table:table-cell>
          <table:table-cell table:style-name="ce6" table:formula="of:=[$'Données brutes'.BG35]" office:value-type="float" office:value="25" calcext:value-type="float">
            <text:p>25</text:p>
          </table:table-cell>
          <table:table-cell table:style-name="ce6" table:formula="of:=[$'Données brutes'.BH35]" office:value-type="float" office:value="279" calcext:value-type="float">
            <text:p>279</text:p>
          </table:table-cell>
          <table:table-cell table:style-name="ce6" table:formula="of:=[$'Données brutes'.BI35]" office:value-type="float" office:value="60" calcext:value-type="float">
            <text:p>60</text:p>
          </table:table-cell>
          <table:table-cell table:style-name="ce6" table:formula="of:=[$'Données brutes'.BJ35]" office:value-type="float" office:value="2" calcext:value-type="float">
            <text:p>2</text:p>
          </table:table-cell>
          <table:table-cell table:style-name="ce6" table:formula="of:=[$'Données brutes'.BK35]+[$'Données brutes'.BL35]" office:value-type="float" office:value="296" calcext:value-type="float">
            <text:p>296</text:p>
          </table:table-cell>
          <table:table-cell table:style-name="ce6" table:formula="of:=[$'Données brutes'.BM35]" office:value-type="float" office:value="27" calcext:value-type="float">
            <text:p>27</text:p>
          </table:table-cell>
          <table:table-cell table:style-name="ce6" table:formula="of:=[$'Données brutes'.BN35]" office:value-type="float" office:value="832" calcext:value-type="float">
            <text:p>832</text:p>
          </table:table-cell>
          <table:table-cell table:style-name="ce6" table:formula="of:=[$'Données brutes'.BO35]+[$'Données brutes'.BP35]" office:value-type="float" office:value="494" calcext:value-type="float">
            <text:p>494</text:p>
          </table:table-cell>
          <table:table-cell table:number-columns-repeated="97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" table:formula="of:=[$'Données brutes'.B36]+[$'Données brutes'.C36]+[$'Données brutes'.D36]" office:value-type="float" office:value="233" calcext:value-type="float">
            <text:p>233</text:p>
          </table:table-cell>
          <table:table-cell table:style-name="ce6" table:formula="of:=[$'Données brutes'.E36]" office:value-type="float" office:value="22" calcext:value-type="float">
            <text:p>22</text:p>
          </table:table-cell>
          <table:table-cell table:style-name="ce6" table:formula="of:=[$'Données brutes'.F36]" office:value-type="float" office:value="68" calcext:value-type="float">
            <text:p>68</text:p>
          </table:table-cell>
          <table:table-cell table:style-name="ce6" table:formula="of:=[$'Données brutes'.G36]" office:value-type="float" office:value="29" calcext:value-type="float">
            <text:p>29</text:p>
          </table:table-cell>
          <table:table-cell table:style-name="ce6" table:formula="of:=[$'Données brutes'.H36]" office:value-type="float" office:value="15" calcext:value-type="float">
            <text:p>15</text:p>
          </table:table-cell>
          <table:table-cell table:style-name="ce6" table:formula="of:=[$'Données brutes'.I36]" office:value-type="float" office:value="1" calcext:value-type="float">
            <text:p>1</text:p>
          </table:table-cell>
          <table:table-cell table:style-name="ce6" table:formula="of:=[$'Données brutes'.J36]+[$'Données brutes'.K36]" office:value-type="float" office:value="53" calcext:value-type="float">
            <text:p>53</text:p>
          </table:table-cell>
          <table:table-cell table:style-name="ce6" table:formula="of:=[$'Données brutes'.L36]" office:value-type="float" office:value="72" calcext:value-type="float">
            <text:p>72</text:p>
          </table:table-cell>
          <table:table-cell table:style-name="ce6" table:formula="of:=[$'Données brutes'.M36]" office:value-type="float" office:value="118" calcext:value-type="float">
            <text:p>118</text:p>
          </table:table-cell>
          <table:table-cell table:style-name="ce6" table:formula="of:=[$'Données brutes'.N36]" office:value-type="float" office:value="1" calcext:value-type="float">
            <text:p>1</text:p>
          </table:table-cell>
          <table:table-cell table:style-name="ce6" table:formula="of:=[$'Données brutes'.O36]" office:value-type="float" office:value="55" calcext:value-type="float">
            <text:p>55</text:p>
          </table:table-cell>
          <table:table-cell table:style-name="ce6" table:formula="of:=[$'Données brutes'.P36]+[$'Données brutes'.Q36]" office:value-type="float" office:value="2" calcext:value-type="float">
            <text:p>2</text:p>
          </table:table-cell>
          <table:table-cell table:style-name="ce6" table:formula="of:=[$'Données brutes'.R36]+[$'Données brutes'.S36]" office:value-type="float" office:value="11" calcext:value-type="float">
            <text:p>11</text:p>
          </table:table-cell>
          <table:table-cell table:style-name="ce6" table:formula="of:=[$'Données brutes'.T36]+[$'Données brutes'.U36]" office:value-type="float" office:value="0" calcext:value-type="float">
            <text:p>0</text:p>
          </table:table-cell>
          <table:table-cell table:style-name="ce6" table:formula="of:=[$'Données brutes'.V36]" office:value-type="float" office:value="4" calcext:value-type="float">
            <text:p>4</text:p>
          </table:table-cell>
          <table:table-cell table:style-name="ce6" table:formula="of:=[$'Données brutes'.W36]+[$'Données brutes'.X36]+[$'Données brutes'.Y36]+[$'Données brutes'.Z36]" office:value-type="float" office:value="7" calcext:value-type="float">
            <text:p>7</text:p>
          </table:table-cell>
          <table:table-cell table:style-name="ce6" table:formula="of:=[$'Données brutes'.AA36]+[$'Données brutes'.AB36]" office:value-type="float" office:value="76" calcext:value-type="float">
            <text:p>76</text:p>
          </table:table-cell>
          <table:table-cell table:style-name="ce6" table:formula="of:=[$'Données brutes'.AC36]" office:value-type="float" office:value="1" calcext:value-type="float">
            <text:p>1</text:p>
          </table:table-cell>
          <table:table-cell table:style-name="ce6" table:formula="of:=[$'Données brutes'.AD36]" office:value-type="float" office:value="3" calcext:value-type="float">
            <text:p>3</text:p>
          </table:table-cell>
          <table:table-cell table:style-name="ce6" table:formula="of:=[$'Données brutes'.AE36]" office:value-type="float" office:value="21" calcext:value-type="float">
            <text:p>21</text:p>
          </table:table-cell>
          <table:table-cell table:style-name="ce6" table:formula="of:=[$'Données brutes'.AF36]" office:value-type="float" office:value="14" calcext:value-type="float">
            <text:p>14</text:p>
          </table:table-cell>
          <table:table-cell table:style-name="ce6" table:formula="of:=[$'Données brutes'.AG36]+[$'Données brutes'.AH36]+[$'Données brutes'.AJ36]" office:value-type="float" office:value="103" calcext:value-type="float">
            <text:p>103</text:p>
          </table:table-cell>
          <table:table-cell table:style-name="ce6" table:formula="of:=[$'Données brutes'.AI36]" office:value-type="float" office:value="10" calcext:value-type="float">
            <text:p>10</text:p>
          </table:table-cell>
          <table:table-cell table:style-name="ce6" table:formula="of:=[$'Données brutes'.AK36]" office:value-type="float" office:value="330" calcext:value-type="float">
            <text:p>330</text:p>
          </table:table-cell>
          <table:table-cell table:style-name="ce6" table:formula="of:=[$'Données brutes'.AL36]" office:value-type="float" office:value="4" calcext:value-type="float">
            <text:p>4</text:p>
          </table:table-cell>
          <table:table-cell table:style-name="ce6" table:formula="of:=[$'Données brutes'.AM36]+[$'Données brutes'.AN36]" office:value-type="float" office:value="290" calcext:value-type="float">
            <text:p>290</text:p>
          </table:table-cell>
          <table:table-cell table:style-name="ce6" table:formula="of:=[$'Données brutes'.AO36]" office:value-type="float" office:value="234" calcext:value-type="float">
            <text:p>234</text:p>
          </table:table-cell>
          <table:table-cell table:style-name="ce6" table:formula="of:=[$'Données brutes'.AP36]+[$'Données brutes'.AQ36]" office:value-type="float" office:value="39" calcext:value-type="float">
            <text:p>39</text:p>
          </table:table-cell>
          <table:table-cell table:style-name="ce6" table:formula="of:=[$'Données brutes'.AR36]" office:value-type="float" office:value="6" calcext:value-type="float">
            <text:p>6</text:p>
          </table:table-cell>
          <table:table-cell table:style-name="ce6" table:formula="of:=[$'Données brutes'.AS36]" office:value-type="float" office:value="281" calcext:value-type="float">
            <text:p>281</text:p>
          </table:table-cell>
          <table:table-cell table:style-name="ce6" table:formula="of:=[$'Données brutes'.AT36]+[$'Données brutes'.AU36]" office:value-type="float" office:value="3" calcext:value-type="float">
            <text:p>3</text:p>
          </table:table-cell>
          <table:table-cell table:style-name="ce6" table:formula="of:=[$'Données brutes'.AV36]" office:value-type="float" office:value="40" calcext:value-type="float">
            <text:p>40</text:p>
          </table:table-cell>
          <table:table-cell table:style-name="ce6" table:formula="of:=[$'Données brutes'.AW36]" office:value-type="float" office:value="14" calcext:value-type="float">
            <text:p>14</text:p>
          </table:table-cell>
          <table:table-cell table:style-name="ce6" table:formula="of:=[$'Données brutes'.AX36]" office:value-type="float" office:value="12" calcext:value-type="float">
            <text:p>12</text:p>
          </table:table-cell>
          <table:table-cell table:style-name="ce6" table:formula="of:=[$'Données brutes'.AY36]" office:value-type="float" office:value="1" calcext:value-type="float">
            <text:p>1</text:p>
          </table:table-cell>
          <table:table-cell table:style-name="ce6" table:formula="of:=[$'Données brutes'.AZ36]" office:value-type="float" office:value="0" calcext:value-type="float">
            <text:p>0</text:p>
          </table:table-cell>
          <table:table-cell table:style-name="ce6" table:formula="of:=[$'Données brutes'.BA36]" office:value-type="float" office:value="22" calcext:value-type="float">
            <text:p>22</text:p>
          </table:table-cell>
          <table:table-cell table:style-name="ce6" table:formula="of:=[$'Données brutes'.BB36]" office:value-type="float" office:value="2" calcext:value-type="float">
            <text:p>2</text:p>
          </table:table-cell>
          <table:table-cell table:style-name="ce6" table:formula="of:=[$'Données brutes'.BC36]+[$'Données brutes'.BD36]" office:value-type="float" office:value="27" calcext:value-type="float">
            <text:p>27</text:p>
          </table:table-cell>
          <table:table-cell table:style-name="ce6" table:formula="of:=[$'Données brutes'.BE36]" office:value-type="float" office:value="3" calcext:value-type="float">
            <text:p>3</text:p>
          </table:table-cell>
          <table:table-cell table:style-name="ce6" table:formula="of:=[$'Données brutes'.BF36]" office:value-type="float" office:value="65" calcext:value-type="float">
            <text:p>65</text:p>
          </table:table-cell>
          <table:table-cell table:style-name="ce6" table:formula="of:=[$'Données brutes'.BG36]" office:value-type="float" office:value="29" calcext:value-type="float">
            <text:p>29</text:p>
          </table:table-cell>
          <table:table-cell table:style-name="ce6" table:formula="of:=[$'Données brutes'.BH36]" office:value-type="float" office:value="10" calcext:value-type="float">
            <text:p>10</text:p>
          </table:table-cell>
          <table:table-cell table:style-name="ce6" table:formula="of:=[$'Données brutes'.BI36]" office:value-type="float" office:value="59" calcext:value-type="float">
            <text:p>59</text:p>
          </table:table-cell>
          <table:table-cell table:style-name="ce6" table:formula="of:=[$'Données brutes'.BJ36]" office:value-type="float" office:value="3" calcext:value-type="float">
            <text:p>3</text:p>
          </table:table-cell>
          <table:table-cell table:style-name="ce6" table:formula="of:=[$'Données brutes'.BK36]+[$'Données brutes'.BL36]" office:value-type="float" office:value="115" calcext:value-type="float">
            <text:p>115</text:p>
          </table:table-cell>
          <table:table-cell table:style-name="ce6" table:formula="of:=[$'Données brutes'.BM36]" office:value-type="float" office:value="11" calcext:value-type="float">
            <text:p>11</text:p>
          </table:table-cell>
          <table:table-cell table:style-name="ce6" table:formula="of:=[$'Données brutes'.BN36]" office:value-type="float" office:value="199" calcext:value-type="float">
            <text:p>199</text:p>
          </table:table-cell>
          <table:table-cell table:style-name="ce6" table:formula="of:=[$'Données brutes'.BO36]+[$'Données brutes'.BP36]" office:value-type="float" office:value="300" calcext:value-type="float">
            <text:p>300</text:p>
          </table:table-cell>
          <table:table-cell table:number-columns-repeated="97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6" table:formula="of:=[$'Données brutes'.B37]+[$'Données brutes'.C37]+[$'Données brutes'.D37]" office:value-type="float" office:value="96" calcext:value-type="float">
            <text:p>96</text:p>
          </table:table-cell>
          <table:table-cell table:style-name="ce6" table:formula="of:=[$'Données brutes'.E37]" office:value-type="float" office:value="26" calcext:value-type="float">
            <text:p>26</text:p>
          </table:table-cell>
          <table:table-cell table:style-name="ce6" table:formula="of:=[$'Données brutes'.F37]" office:value-type="float" office:value="41" calcext:value-type="float">
            <text:p>41</text:p>
          </table:table-cell>
          <table:table-cell table:style-name="ce6" table:formula="of:=[$'Données brutes'.G37]" office:value-type="float" office:value="44" calcext:value-type="float">
            <text:p>44</text:p>
          </table:table-cell>
          <table:table-cell table:style-name="ce6" table:formula="of:=[$'Données brutes'.H37]" office:value-type="float" office:value="9" calcext:value-type="float">
            <text:p>9</text:p>
          </table:table-cell>
          <table:table-cell table:style-name="ce6" table:formula="of:=[$'Données brutes'.I37]" office:value-type="float" office:value="0" calcext:value-type="float">
            <text:p>0</text:p>
          </table:table-cell>
          <table:table-cell table:style-name="ce6" table:formula="of:=[$'Données brutes'.J37]+[$'Données brutes'.K37]" office:value-type="float" office:value="70" calcext:value-type="float">
            <text:p>70</text:p>
          </table:table-cell>
          <table:table-cell table:style-name="ce6" table:formula="of:=[$'Données brutes'.L37]" office:value-type="float" office:value="134" calcext:value-type="float">
            <text:p>134</text:p>
          </table:table-cell>
          <table:table-cell table:style-name="ce6" table:formula="of:=[$'Données brutes'.M37]" office:value-type="float" office:value="16" calcext:value-type="float">
            <text:p>16</text:p>
          </table:table-cell>
          <table:table-cell table:style-name="ce6" table:formula="of:=[$'Données brutes'.N37]" office:value-type="float" office:value="0" calcext:value-type="float">
            <text:p>0</text:p>
          </table:table-cell>
          <table:table-cell table:style-name="ce6" table:formula="of:=[$'Données brutes'.O37]" office:value-type="float" office:value="26" calcext:value-type="float">
            <text:p>26</text:p>
          </table:table-cell>
          <table:table-cell table:style-name="ce6" table:formula="of:=[$'Données brutes'.P37]+[$'Données brutes'.Q37]" office:value-type="float" office:value="4" calcext:value-type="float">
            <text:p>4</text:p>
          </table:table-cell>
          <table:table-cell table:style-name="ce6" table:formula="of:=[$'Données brutes'.R37]+[$'Données brutes'.S37]" office:value-type="float" office:value="2" calcext:value-type="float">
            <text:p>2</text:p>
          </table:table-cell>
          <table:table-cell table:style-name="ce6" table:formula="of:=[$'Données brutes'.T37]+[$'Données brutes'.U37]" office:value-type="float" office:value="0" calcext:value-type="float">
            <text:p>0</text:p>
          </table:table-cell>
          <table:table-cell table:style-name="ce6" table:formula="of:=[$'Données brutes'.V37]" office:value-type="float" office:value="0" calcext:value-type="float">
            <text:p>0</text:p>
          </table:table-cell>
          <table:table-cell table:style-name="ce6" table:formula="of:=[$'Données brutes'.W37]+[$'Données brutes'.X37]+[$'Données brutes'.Y37]+[$'Données brutes'.Z37]" office:value-type="float" office:value="1" calcext:value-type="float">
            <text:p>1</text:p>
          </table:table-cell>
          <table:table-cell table:style-name="ce6" table:formula="of:=[$'Données brutes'.AA37]+[$'Données brutes'.AB37]" office:value-type="float" office:value="27" calcext:value-type="float">
            <text:p>27</text:p>
          </table:table-cell>
          <table:table-cell table:style-name="ce6" table:formula="of:=[$'Données brutes'.AC37]" office:value-type="float" office:value="0" calcext:value-type="float">
            <text:p>0</text:p>
          </table:table-cell>
          <table:table-cell table:style-name="ce6" table:formula="of:=[$'Données brutes'.AD37]" office:value-type="float" office:value="0" calcext:value-type="float">
            <text:p>0</text:p>
          </table:table-cell>
          <table:table-cell table:style-name="ce6" table:formula="of:=[$'Données brutes'.AE37]" office:value-type="float" office:value="13" calcext:value-type="float">
            <text:p>13</text:p>
          </table:table-cell>
          <table:table-cell table:style-name="ce6" table:formula="of:=[$'Données brutes'.AF37]" office:value-type="float" office:value="0" calcext:value-type="float">
            <text:p>0</text:p>
          </table:table-cell>
          <table:table-cell table:style-name="ce6" table:formula="of:=[$'Données brutes'.AG37]+[$'Données brutes'.AH37]+[$'Données brutes'.AJ37]" office:value-type="float" office:value="10" calcext:value-type="float">
            <text:p>10</text:p>
          </table:table-cell>
          <table:table-cell table:style-name="ce6" table:formula="of:=[$'Données brutes'.AI37]" office:value-type="float" office:value="3" calcext:value-type="float">
            <text:p>3</text:p>
          </table:table-cell>
          <table:table-cell table:style-name="ce6" table:formula="of:=[$'Données brutes'.AK37]" office:value-type="float" office:value="185" calcext:value-type="float">
            <text:p>185</text:p>
          </table:table-cell>
          <table:table-cell table:style-name="ce6" table:formula="of:=[$'Données brutes'.AL37]" office:value-type="float" office:value="6" calcext:value-type="float">
            <text:p>6</text:p>
          </table:table-cell>
          <table:table-cell table:style-name="ce6" table:formula="of:=[$'Données brutes'.AM37]+[$'Données brutes'.AN37]" office:value-type="float" office:value="31" calcext:value-type="float">
            <text:p>31</text:p>
          </table:table-cell>
          <table:table-cell table:style-name="ce6" table:formula="of:=[$'Données brutes'.AO37]" office:value-type="float" office:value="85" calcext:value-type="float">
            <text:p>85</text:p>
          </table:table-cell>
          <table:table-cell table:style-name="ce6" table:formula="of:=[$'Données brutes'.AP37]+[$'Données brutes'.AQ37]" office:value-type="float" office:value="45" calcext:value-type="float">
            <text:p>45</text:p>
          </table:table-cell>
          <table:table-cell table:style-name="ce6" table:formula="of:=[$'Données brutes'.AR37]" office:value-type="float" office:value="18" calcext:value-type="float">
            <text:p>18</text:p>
          </table:table-cell>
          <table:table-cell table:style-name="ce6" table:formula="of:=[$'Données brutes'.AS37]" office:value-type="float" office:value="116" calcext:value-type="float">
            <text:p>116</text:p>
          </table:table-cell>
          <table:table-cell table:style-name="ce6" table:formula="of:=[$'Données brutes'.AT37]+[$'Données brutes'.AU37]" office:value-type="float" office:value="1" calcext:value-type="float">
            <text:p>1</text:p>
          </table:table-cell>
          <table:table-cell table:style-name="ce6" table:formula="of:=[$'Données brutes'.AV37]" office:value-type="float" office:value="38" calcext:value-type="float">
            <text:p>38</text:p>
          </table:table-cell>
          <table:table-cell table:style-name="ce6" table:formula="of:=[$'Données brutes'.AW37]" office:value-type="float" office:value="12" calcext:value-type="float">
            <text:p>12</text:p>
          </table:table-cell>
          <table:table-cell table:style-name="ce6" table:formula="of:=[$'Données brutes'.AX37]" office:value-type="float" office:value="56" calcext:value-type="float">
            <text:p>56</text:p>
          </table:table-cell>
          <table:table-cell table:style-name="ce6" table:formula="of:=[$'Données brutes'.AY37]" office:value-type="float" office:value="7" calcext:value-type="float">
            <text:p>7</text:p>
          </table:table-cell>
          <table:table-cell table:style-name="ce6" table:formula="of:=[$'Données brutes'.AZ37]" office:value-type="float" office:value="0" calcext:value-type="float">
            <text:p>0</text:p>
          </table:table-cell>
          <table:table-cell table:style-name="ce6" table:formula="of:=[$'Données brutes'.BA37]" office:value-type="float" office:value="68" calcext:value-type="float">
            <text:p>68</text:p>
          </table:table-cell>
          <table:table-cell table:style-name="ce6" table:formula="of:=[$'Données brutes'.BB37]" office:value-type="float" office:value="10" calcext:value-type="float">
            <text:p>10</text:p>
          </table:table-cell>
          <table:table-cell table:style-name="ce6" table:formula="of:=[$'Données brutes'.BC37]+[$'Données brutes'.BD37]" office:value-type="float" office:value="13" calcext:value-type="float">
            <text:p>13</text:p>
          </table:table-cell>
          <table:table-cell table:style-name="ce6" table:formula="of:=[$'Données brutes'.BE37]" office:value-type="float" office:value="0" calcext:value-type="float">
            <text:p>0</text:p>
          </table:table-cell>
          <table:table-cell table:style-name="ce6" table:formula="of:=[$'Données brutes'.BF37]" office:value-type="float" office:value="32" calcext:value-type="float">
            <text:p>32</text:p>
          </table:table-cell>
          <table:table-cell table:style-name="ce6" table:formula="of:=[$'Données brutes'.BG37]" office:value-type="float" office:value="25" calcext:value-type="float">
            <text:p>25</text:p>
          </table:table-cell>
          <table:table-cell table:style-name="ce6" table:formula="of:=[$'Données brutes'.BH37]" office:value-type="float" office:value="35" calcext:value-type="float">
            <text:p>35</text:p>
          </table:table-cell>
          <table:table-cell table:style-name="ce6" table:formula="of:=[$'Données brutes'.BI37]" office:value-type="float" office:value="56" calcext:value-type="float">
            <text:p>56</text:p>
          </table:table-cell>
          <table:table-cell table:style-name="ce6" table:formula="of:=[$'Données brutes'.BJ37]" office:value-type="float" office:value="5" calcext:value-type="float">
            <text:p>5</text:p>
          </table:table-cell>
          <table:table-cell table:style-name="ce6" table:formula="of:=[$'Données brutes'.BK37]+[$'Données brutes'.BL37]" office:value-type="float" office:value="169" calcext:value-type="float">
            <text:p>169</text:p>
          </table:table-cell>
          <table:table-cell table:style-name="ce6" table:formula="of:=[$'Données brutes'.BM37]" office:value-type="float" office:value="3" calcext:value-type="float">
            <text:p>3</text:p>
          </table:table-cell>
          <table:table-cell table:style-name="ce6" table:formula="of:=[$'Données brutes'.BN37]" office:value-type="float" office:value="240" calcext:value-type="float">
            <text:p>240</text:p>
          </table:table-cell>
          <table:table-cell table:style-name="ce6" table:formula="of:=[$'Données brutes'.BO37]+[$'Données brutes'.BP37]" office:value-type="float" office:value="148" calcext:value-type="float">
            <text:p>148</text:p>
          </table:table-cell>
          <table:table-cell table:number-columns-repeated="97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6" table:formula="of:=[$'Données brutes'.B38]+[$'Données brutes'.C38]+[$'Données brutes'.D38]" office:value-type="float" office:value="137" calcext:value-type="float">
            <text:p>137</text:p>
          </table:table-cell>
          <table:table-cell table:style-name="ce6" table:formula="of:=[$'Données brutes'.E38]" office:value-type="float" office:value="21" calcext:value-type="float">
            <text:p>21</text:p>
          </table:table-cell>
          <table:table-cell table:style-name="ce6" table:formula="of:=[$'Données brutes'.F38]" office:value-type="float" office:value="36" calcext:value-type="float">
            <text:p>36</text:p>
          </table:table-cell>
          <table:table-cell table:style-name="ce6" table:formula="of:=[$'Données brutes'.G38]" office:value-type="float" office:value="26" calcext:value-type="float">
            <text:p>26</text:p>
          </table:table-cell>
          <table:table-cell table:style-name="ce6" table:formula="of:=[$'Données brutes'.H38]" office:value-type="float" office:value="27" calcext:value-type="float">
            <text:p>27</text:p>
          </table:table-cell>
          <table:table-cell table:style-name="ce6" table:formula="of:=[$'Données brutes'.I38]" office:value-type="float" office:value="0" calcext:value-type="float">
            <text:p>0</text:p>
          </table:table-cell>
          <table:table-cell table:style-name="ce6" table:formula="of:=[$'Données brutes'.J38]+[$'Données brutes'.K38]" office:value-type="float" office:value="39" calcext:value-type="float">
            <text:p>39</text:p>
          </table:table-cell>
          <table:table-cell table:style-name="ce6" table:formula="of:=[$'Données brutes'.L38]" office:value-type="float" office:value="251" calcext:value-type="float">
            <text:p>251</text:p>
          </table:table-cell>
          <table:table-cell table:style-name="ce6" table:formula="of:=[$'Données brutes'.M38]" office:value-type="float" office:value="54" calcext:value-type="float">
            <text:p>54</text:p>
          </table:table-cell>
          <table:table-cell table:style-name="ce6" table:formula="of:=[$'Données brutes'.N38]" office:value-type="float" office:value="6" calcext:value-type="float">
            <text:p>6</text:p>
          </table:table-cell>
          <table:table-cell table:style-name="ce6" table:formula="of:=[$'Données brutes'.O38]" office:value-type="float" office:value="40" calcext:value-type="float">
            <text:p>40</text:p>
          </table:table-cell>
          <table:table-cell table:style-name="ce6" table:formula="of:=[$'Données brutes'.P38]+[$'Données brutes'.Q38]" office:value-type="float" office:value="12" calcext:value-type="float">
            <text:p>12</text:p>
          </table:table-cell>
          <table:table-cell table:style-name="ce6" table:formula="of:=[$'Données brutes'.R38]+[$'Données brutes'.S38]" office:value-type="float" office:value="4" calcext:value-type="float">
            <text:p>4</text:p>
          </table:table-cell>
          <table:table-cell table:style-name="ce6" table:formula="of:=[$'Données brutes'.T38]+[$'Données brutes'.U38]" office:value-type="float" office:value="1" calcext:value-type="float">
            <text:p>1</text:p>
          </table:table-cell>
          <table:table-cell table:style-name="ce6" table:formula="of:=[$'Données brutes'.V38]" office:value-type="float" office:value="2" calcext:value-type="float">
            <text:p>2</text:p>
          </table:table-cell>
          <table:table-cell table:style-name="ce6" table:formula="of:=[$'Données brutes'.W38]+[$'Données brutes'.X38]+[$'Données brutes'.Y38]+[$'Données brutes'.Z38]" office:value-type="float" office:value="17" calcext:value-type="float">
            <text:p>17</text:p>
          </table:table-cell>
          <table:table-cell table:style-name="ce6" table:formula="of:=[$'Données brutes'.AA38]+[$'Données brutes'.AB38]" office:value-type="float" office:value="49" calcext:value-type="float">
            <text:p>49</text:p>
          </table:table-cell>
          <table:table-cell table:style-name="ce6" table:formula="of:=[$'Données brutes'.AC38]" office:value-type="float" office:value="0" calcext:value-type="float">
            <text:p>0</text:p>
          </table:table-cell>
          <table:table-cell table:style-name="ce6" table:formula="of:=[$'Données brutes'.AD38]" office:value-type="float" office:value="6" calcext:value-type="float">
            <text:p>6</text:p>
          </table:table-cell>
          <table:table-cell table:style-name="ce6" table:formula="of:=[$'Données brutes'.AE38]" office:value-type="float" office:value="28" calcext:value-type="float">
            <text:p>28</text:p>
          </table:table-cell>
          <table:table-cell table:style-name="ce6" table:formula="of:=[$'Données brutes'.AF38]" office:value-type="float" office:value="2" calcext:value-type="float">
            <text:p>2</text:p>
          </table:table-cell>
          <table:table-cell table:style-name="ce6" table:formula="of:=[$'Données brutes'.AG38]+[$'Données brutes'.AH38]+[$'Données brutes'.AJ38]" office:value-type="float" office:value="42" calcext:value-type="float">
            <text:p>42</text:p>
          </table:table-cell>
          <table:table-cell table:style-name="ce6" table:formula="of:=[$'Données brutes'.AI38]" office:value-type="float" office:value="14" calcext:value-type="float">
            <text:p>14</text:p>
          </table:table-cell>
          <table:table-cell table:style-name="ce6" table:formula="of:=[$'Données brutes'.AK38]" office:value-type="float" office:value="199" calcext:value-type="float">
            <text:p>199</text:p>
          </table:table-cell>
          <table:table-cell table:style-name="ce6" table:formula="of:=[$'Données brutes'.AL38]" office:value-type="float" office:value="0" calcext:value-type="float">
            <text:p>0</text:p>
          </table:table-cell>
          <table:table-cell table:style-name="ce6" table:formula="of:=[$'Données brutes'.AM38]+[$'Données brutes'.AN38]" office:value-type="float" office:value="79" calcext:value-type="float">
            <text:p>79</text:p>
          </table:table-cell>
          <table:table-cell table:style-name="ce6" table:formula="of:=[$'Données brutes'.AO38]" office:value-type="float" office:value="144" calcext:value-type="float">
            <text:p>144</text:p>
          </table:table-cell>
          <table:table-cell table:style-name="ce6" table:formula="of:=[$'Données brutes'.AP38]+[$'Données brutes'.AQ38]" office:value-type="float" office:value="163" calcext:value-type="float">
            <text:p>163</text:p>
          </table:table-cell>
          <table:table-cell table:style-name="ce6" table:formula="of:=[$'Données brutes'.AR38]" office:value-type="float" office:value="121" calcext:value-type="float">
            <text:p>121</text:p>
          </table:table-cell>
          <table:table-cell table:style-name="ce6" table:formula="of:=[$'Données brutes'.AS38]" office:value-type="float" office:value="61" calcext:value-type="float">
            <text:p>61</text:p>
          </table:table-cell>
          <table:table-cell table:style-name="ce6" table:formula="of:=[$'Données brutes'.AT38]+[$'Données brutes'.AU38]" office:value-type="float" office:value="0" calcext:value-type="float">
            <text:p>0</text:p>
          </table:table-cell>
          <table:table-cell table:style-name="ce6" table:formula="of:=[$'Données brutes'.AV38]" office:value-type="float" office:value="42" calcext:value-type="float">
            <text:p>42</text:p>
          </table:table-cell>
          <table:table-cell table:style-name="ce6" table:formula="of:=[$'Données brutes'.AW38]" office:value-type="float" office:value="10" calcext:value-type="float">
            <text:p>10</text:p>
          </table:table-cell>
          <table:table-cell table:style-name="ce6" table:formula="of:=[$'Données brutes'.AX38]" office:value-type="float" office:value="50" calcext:value-type="float">
            <text:p>50</text:p>
          </table:table-cell>
          <table:table-cell table:style-name="ce6" table:formula="of:=[$'Données brutes'.AY38]" office:value-type="float" office:value="9" calcext:value-type="float">
            <text:p>9</text:p>
          </table:table-cell>
          <table:table-cell table:style-name="ce6" table:formula="of:=[$'Données brutes'.AZ38]" office:value-type="float" office:value="0" calcext:value-type="float">
            <text:p>0</text:p>
          </table:table-cell>
          <table:table-cell table:style-name="ce6" table:formula="of:=[$'Données brutes'.BA38]" office:value-type="float" office:value="99" calcext:value-type="float">
            <text:p>99</text:p>
          </table:table-cell>
          <table:table-cell table:style-name="ce6" table:formula="of:=[$'Données brutes'.BB38]" office:value-type="float" office:value="38" calcext:value-type="float">
            <text:p>38</text:p>
          </table:table-cell>
          <table:table-cell table:style-name="ce6" table:formula="of:=[$'Données brutes'.BC38]+[$'Données brutes'.BD38]" office:value-type="float" office:value="16" calcext:value-type="float">
            <text:p>16</text:p>
          </table:table-cell>
          <table:table-cell table:style-name="ce6" table:formula="of:=[$'Données brutes'.BE38]" office:value-type="float" office:value="0" calcext:value-type="float">
            <text:p>0</text:p>
          </table:table-cell>
          <table:table-cell table:style-name="ce6" table:formula="of:=[$'Données brutes'.BF38]" office:value-type="float" office:value="26" calcext:value-type="float">
            <text:p>26</text:p>
          </table:table-cell>
          <table:table-cell table:style-name="ce6" table:formula="of:=[$'Données brutes'.BG38]" office:value-type="float" office:value="13" calcext:value-type="float">
            <text:p>13</text:p>
          </table:table-cell>
          <table:table-cell table:style-name="ce6" table:formula="of:=[$'Données brutes'.BH38]" office:value-type="float" office:value="135" calcext:value-type="float">
            <text:p>135</text:p>
          </table:table-cell>
          <table:table-cell table:style-name="ce6" table:formula="of:=[$'Données brutes'.BI38]" office:value-type="float" office:value="47" calcext:value-type="float">
            <text:p>47</text:p>
          </table:table-cell>
          <table:table-cell table:style-name="ce6" table:formula="of:=[$'Données brutes'.BJ38]" office:value-type="float" office:value="8" calcext:value-type="float">
            <text:p>8</text:p>
          </table:table-cell>
          <table:table-cell table:style-name="ce6" table:formula="of:=[$'Données brutes'.BK38]+[$'Données brutes'.BL38]" office:value-type="float" office:value="200" calcext:value-type="float">
            <text:p>200</text:p>
          </table:table-cell>
          <table:table-cell table:style-name="ce6" table:formula="of:=[$'Données brutes'.BM38]" office:value-type="float" office:value="68" calcext:value-type="float">
            <text:p>68</text:p>
          </table:table-cell>
          <table:table-cell table:style-name="ce6" table:formula="of:=[$'Données brutes'.BN38]" office:value-type="float" office:value="160" calcext:value-type="float">
            <text:p>160</text:p>
          </table:table-cell>
          <table:table-cell table:style-name="ce6" table:formula="of:=[$'Données brutes'.BO38]+[$'Données brutes'.BP38]" office:value-type="float" office:value="315" calcext:value-type="float">
            <text:p>315</text:p>
          </table:table-cell>
          <table:table-cell table:number-columns-repeated="97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6" table:formula="of:=[$'Données brutes'.B39]+[$'Données brutes'.C39]+[$'Données brutes'.D39]" office:value-type="float" office:value="307" calcext:value-type="float">
            <text:p>307</text:p>
          </table:table-cell>
          <table:table-cell table:style-name="ce6" table:formula="of:=[$'Données brutes'.E39]" office:value-type="float" office:value="11" calcext:value-type="float">
            <text:p>11</text:p>
          </table:table-cell>
          <table:table-cell table:style-name="ce6" table:formula="of:=[$'Données brutes'.F39]" office:value-type="float" office:value="33" calcext:value-type="float">
            <text:p>33</text:p>
          </table:table-cell>
          <table:table-cell table:style-name="ce6" table:formula="of:=[$'Données brutes'.G39]" office:value-type="float" office:value="19" calcext:value-type="float">
            <text:p>19</text:p>
          </table:table-cell>
          <table:table-cell table:style-name="ce6" table:formula="of:=[$'Données brutes'.H39]" office:value-type="float" office:value="12" calcext:value-type="float">
            <text:p>12</text:p>
          </table:table-cell>
          <table:table-cell table:style-name="ce6" table:formula="of:=[$'Données brutes'.I39]" office:value-type="float" office:value="1" calcext:value-type="float">
            <text:p>1</text:p>
          </table:table-cell>
          <table:table-cell table:style-name="ce6" table:formula="of:=[$'Données brutes'.J39]+[$'Données brutes'.K39]" office:value-type="float" office:value="33" calcext:value-type="float">
            <text:p>33</text:p>
          </table:table-cell>
          <table:table-cell table:style-name="ce6" table:formula="of:=[$'Données brutes'.L39]" office:value-type="float" office:value="121" calcext:value-type="float">
            <text:p>121</text:p>
          </table:table-cell>
          <table:table-cell table:style-name="ce6" table:formula="of:=[$'Données brutes'.M39]" office:value-type="float" office:value="98" calcext:value-type="float">
            <text:p>98</text:p>
          </table:table-cell>
          <table:table-cell table:style-name="ce6" table:formula="of:=[$'Données brutes'.N39]" office:value-type="float" office:value="22" calcext:value-type="float">
            <text:p>22</text:p>
          </table:table-cell>
          <table:table-cell table:style-name="ce6" table:formula="of:=[$'Données brutes'.O39]" office:value-type="float" office:value="28" calcext:value-type="float">
            <text:p>28</text:p>
          </table:table-cell>
          <table:table-cell table:style-name="ce6" table:formula="of:=[$'Données brutes'.P39]+[$'Données brutes'.Q39]" office:value-type="float" office:value="1" calcext:value-type="float">
            <text:p>1</text:p>
          </table:table-cell>
          <table:table-cell table:style-name="ce6" table:formula="of:=[$'Données brutes'.R39]+[$'Données brutes'.S39]" office:value-type="float" office:value="2" calcext:value-type="float">
            <text:p>2</text:p>
          </table:table-cell>
          <table:table-cell table:style-name="ce6" table:formula="of:=[$'Données brutes'.T39]+[$'Données brutes'.U39]" office:value-type="float" office:value="0" calcext:value-type="float">
            <text:p>0</text:p>
          </table:table-cell>
          <table:table-cell table:style-name="ce6" table:formula="of:=[$'Données brutes'.V39]" office:value-type="float" office:value="0" calcext:value-type="float">
            <text:p>0</text:p>
          </table:table-cell>
          <table:table-cell table:style-name="ce6" table:formula="of:=[$'Données brutes'.W39]+[$'Données brutes'.X39]+[$'Données brutes'.Y39]+[$'Données brutes'.Z39]" office:value-type="float" office:value="23" calcext:value-type="float">
            <text:p>23</text:p>
          </table:table-cell>
          <table:table-cell table:style-name="ce6" table:formula="of:=[$'Données brutes'.AA39]+[$'Données brutes'.AB39]" office:value-type="float" office:value="79" calcext:value-type="float">
            <text:p>79</text:p>
          </table:table-cell>
          <table:table-cell table:style-name="ce6" table:formula="of:=[$'Données brutes'.AC39]" office:value-type="float" office:value="0" calcext:value-type="float">
            <text:p>0</text:p>
          </table:table-cell>
          <table:table-cell table:style-name="ce6" table:formula="of:=[$'Données brutes'.AD39]" office:value-type="float" office:value="96" calcext:value-type="float">
            <text:p>96</text:p>
          </table:table-cell>
          <table:table-cell table:style-name="ce6" table:formula="of:=[$'Données brutes'.AE39]" office:value-type="float" office:value="4" calcext:value-type="float">
            <text:p>4</text:p>
          </table:table-cell>
          <table:table-cell table:style-name="ce6" table:formula="of:=[$'Données brutes'.AF39]" office:value-type="float" office:value="0" calcext:value-type="float">
            <text:p>0</text:p>
          </table:table-cell>
          <table:table-cell table:style-name="ce6" table:formula="of:=[$'Données brutes'.AG39]+[$'Données brutes'.AH39]+[$'Données brutes'.AJ39]" office:value-type="float" office:value="300" calcext:value-type="float">
            <text:p>300</text:p>
          </table:table-cell>
          <table:table-cell table:style-name="ce6" table:formula="of:=[$'Données brutes'.AI39]" office:value-type="float" office:value="80" calcext:value-type="float">
            <text:p>80</text:p>
          </table:table-cell>
          <table:table-cell table:style-name="ce6" table:formula="of:=[$'Données brutes'.AK39]" office:value-type="float" office:value="196" calcext:value-type="float">
            <text:p>196</text:p>
          </table:table-cell>
          <table:table-cell table:style-name="ce6" table:formula="of:=[$'Données brutes'.AL39]" office:value-type="float" office:value="2" calcext:value-type="float">
            <text:p>2</text:p>
          </table:table-cell>
          <table:table-cell table:style-name="ce6" table:formula="of:=[$'Données brutes'.AM39]+[$'Données brutes'.AN39]" office:value-type="float" office:value="14" calcext:value-type="float">
            <text:p>14</text:p>
          </table:table-cell>
          <table:table-cell table:style-name="ce6" table:formula="of:=[$'Données brutes'.AO39]" office:value-type="float" office:value="68" calcext:value-type="float">
            <text:p>68</text:p>
          </table:table-cell>
          <table:table-cell table:style-name="ce6" table:formula="of:=[$'Données brutes'.AP39]+[$'Données brutes'.AQ39]" office:value-type="float" office:value="27" calcext:value-type="float">
            <text:p>27</text:p>
          </table:table-cell>
          <table:table-cell table:style-name="ce6" table:formula="of:=[$'Données brutes'.AR39]" office:value-type="float" office:value="51" calcext:value-type="float">
            <text:p>51</text:p>
          </table:table-cell>
          <table:table-cell table:style-name="ce6" table:formula="of:=[$'Données brutes'.AS39]" office:value-type="float" office:value="47" calcext:value-type="float">
            <text:p>47</text:p>
          </table:table-cell>
          <table:table-cell table:style-name="ce6" table:formula="of:=[$'Données brutes'.AT39]+[$'Données brutes'.AU39]" office:value-type="float" office:value="2" calcext:value-type="float">
            <text:p>2</text:p>
          </table:table-cell>
          <table:table-cell table:style-name="ce6" table:formula="of:=[$'Données brutes'.AV39]" office:value-type="float" office:value="18" calcext:value-type="float">
            <text:p>18</text:p>
          </table:table-cell>
          <table:table-cell table:style-name="ce6" table:formula="of:=[$'Données brutes'.AW39]" office:value-type="float" office:value="4" calcext:value-type="float">
            <text:p>4</text:p>
          </table:table-cell>
          <table:table-cell table:style-name="ce6" table:formula="of:=[$'Données brutes'.AX39]" office:value-type="float" office:value="12" calcext:value-type="float">
            <text:p>12</text:p>
          </table:table-cell>
          <table:table-cell table:style-name="ce6" table:formula="of:=[$'Données brutes'.AY39]" office:value-type="float" office:value="11" calcext:value-type="float">
            <text:p>11</text:p>
          </table:table-cell>
          <table:table-cell table:style-name="ce6" table:formula="of:=[$'Données brutes'.AZ39]" office:value-type="float" office:value="18" calcext:value-type="float">
            <text:p>18</text:p>
          </table:table-cell>
          <table:table-cell table:style-name="ce6" table:formula="of:=[$'Données brutes'.BA39]" office:value-type="float" office:value="57" calcext:value-type="float">
            <text:p>57</text:p>
          </table:table-cell>
          <table:table-cell table:style-name="ce6" table:formula="of:=[$'Données brutes'.BB39]" office:value-type="float" office:value="14" calcext:value-type="float">
            <text:p>14</text:p>
          </table:table-cell>
          <table:table-cell table:style-name="ce6" table:formula="of:=[$'Données brutes'.BC39]+[$'Données brutes'.BD39]" office:value-type="float" office:value="10" calcext:value-type="float">
            <text:p>10</text:p>
          </table:table-cell>
          <table:table-cell table:style-name="ce6" table:formula="of:=[$'Données brutes'.BE39]" office:value-type="float" office:value="0" calcext:value-type="float">
            <text:p>0</text:p>
          </table:table-cell>
          <table:table-cell table:style-name="ce6" table:formula="of:=[$'Données brutes'.BF39]" office:value-type="float" office:value="75" calcext:value-type="float">
            <text:p>75</text:p>
          </table:table-cell>
          <table:table-cell table:style-name="ce6" table:formula="of:=[$'Données brutes'.BG39]" office:value-type="float" office:value="19" calcext:value-type="float">
            <text:p>19</text:p>
          </table:table-cell>
          <table:table-cell table:style-name="ce6" table:formula="of:=[$'Données brutes'.BH39]" office:value-type="float" office:value="13" calcext:value-type="float">
            <text:p>13</text:p>
          </table:table-cell>
          <table:table-cell table:style-name="ce6" table:formula="of:=[$'Données brutes'.BI39]" office:value-type="float" office:value="46" calcext:value-type="float">
            <text:p>46</text:p>
          </table:table-cell>
          <table:table-cell table:style-name="ce6" table:formula="of:=[$'Données brutes'.BJ39]" office:value-type="float" office:value="3" calcext:value-type="float">
            <text:p>3</text:p>
          </table:table-cell>
          <table:table-cell table:style-name="ce6" table:formula="of:=[$'Données brutes'.BK39]+[$'Données brutes'.BL39]" office:value-type="float" office:value="129" calcext:value-type="float">
            <text:p>129</text:p>
          </table:table-cell>
          <table:table-cell table:style-name="ce6" table:formula="of:=[$'Données brutes'.BM39]" office:value-type="float" office:value="7" calcext:value-type="float">
            <text:p>7</text:p>
          </table:table-cell>
          <table:table-cell table:style-name="ce6" table:formula="of:=[$'Données brutes'.BN39]" office:value-type="float" office:value="79" calcext:value-type="float">
            <text:p>79</text:p>
          </table:table-cell>
          <table:table-cell table:style-name="ce6" table:formula="of:=[$'Données brutes'.BO39]+[$'Données brutes'.BP39]" office:value-type="float" office:value="114" calcext:value-type="float">
            <text:p>114</text:p>
          </table:table-cell>
          <table:table-cell table:number-columns-repeated="97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6" table:formula="of:=[$'Données brutes'.B40]+[$'Données brutes'.C40]+[$'Données brutes'.D40]" office:value-type="float" office:value="135" calcext:value-type="float">
            <text:p>135</text:p>
          </table:table-cell>
          <table:table-cell table:style-name="ce6" table:formula="of:=[$'Données brutes'.E40]" office:value-type="float" office:value="12" calcext:value-type="float">
            <text:p>12</text:p>
          </table:table-cell>
          <table:table-cell table:style-name="ce6" table:formula="of:=[$'Données brutes'.F40]" office:value-type="float" office:value="107" calcext:value-type="float">
            <text:p>107</text:p>
          </table:table-cell>
          <table:table-cell table:style-name="ce6" table:formula="of:=[$'Données brutes'.G40]" office:value-type="float" office:value="34" calcext:value-type="float">
            <text:p>34</text:p>
          </table:table-cell>
          <table:table-cell table:style-name="ce6" table:formula="of:=[$'Données brutes'.H40]" office:value-type="float" office:value="41" calcext:value-type="float">
            <text:p>41</text:p>
          </table:table-cell>
          <table:table-cell table:style-name="ce6" table:formula="of:=[$'Données brutes'.I40]" office:value-type="float" office:value="0" calcext:value-type="float">
            <text:p>0</text:p>
          </table:table-cell>
          <table:table-cell table:style-name="ce6" table:formula="of:=[$'Données brutes'.J40]+[$'Données brutes'.K40]" office:value-type="float" office:value="182" calcext:value-type="float">
            <text:p>182</text:p>
          </table:table-cell>
          <table:table-cell table:style-name="ce6" table:formula="of:=[$'Données brutes'.L40]" office:value-type="float" office:value="153" calcext:value-type="float">
            <text:p>153</text:p>
          </table:table-cell>
          <table:table-cell table:style-name="ce6" table:formula="of:=[$'Données brutes'.M40]" office:value-type="float" office:value="50" calcext:value-type="float">
            <text:p>50</text:p>
          </table:table-cell>
          <table:table-cell table:style-name="ce6" table:formula="of:=[$'Données brutes'.N40]" office:value-type="float" office:value="0" calcext:value-type="float">
            <text:p>0</text:p>
          </table:table-cell>
          <table:table-cell table:style-name="ce6" table:formula="of:=[$'Données brutes'.O40]" office:value-type="float" office:value="34" calcext:value-type="float">
            <text:p>34</text:p>
          </table:table-cell>
          <table:table-cell table:style-name="ce6" table:formula="of:=[$'Données brutes'.P40]+[$'Données brutes'.Q40]" office:value-type="float" office:value="17" calcext:value-type="float">
            <text:p>17</text:p>
          </table:table-cell>
          <table:table-cell table:style-name="ce6" table:formula="of:=[$'Données brutes'.R40]+[$'Données brutes'.S40]" office:value-type="float" office:value="4" calcext:value-type="float">
            <text:p>4</text:p>
          </table:table-cell>
          <table:table-cell table:style-name="ce6" table:formula="of:=[$'Données brutes'.T40]+[$'Données brutes'.U40]" office:value-type="float" office:value="0" calcext:value-type="float">
            <text:p>0</text:p>
          </table:table-cell>
          <table:table-cell table:style-name="ce6" table:formula="of:=[$'Données brutes'.V40]" office:value-type="float" office:value="4" calcext:value-type="float">
            <text:p>4</text:p>
          </table:table-cell>
          <table:table-cell table:style-name="ce6" table:formula="of:=[$'Données brutes'.W40]+[$'Données brutes'.X40]+[$'Données brutes'.Y40]+[$'Données brutes'.Z40]" office:value-type="float" office:value="64" calcext:value-type="float">
            <text:p>64</text:p>
          </table:table-cell>
          <table:table-cell table:style-name="ce6" table:formula="of:=[$'Données brutes'.AA40]+[$'Données brutes'.AB40]" office:value-type="float" office:value="200" calcext:value-type="float">
            <text:p>200</text:p>
          </table:table-cell>
          <table:table-cell table:style-name="ce6" table:formula="of:=[$'Données brutes'.AC40]" office:value-type="float" office:value="0" calcext:value-type="float">
            <text:p>0</text:p>
          </table:table-cell>
          <table:table-cell table:style-name="ce6" table:formula="of:=[$'Données brutes'.AD40]" office:value-type="float" office:value="14" calcext:value-type="float">
            <text:p>14</text:p>
          </table:table-cell>
          <table:table-cell table:style-name="ce6" table:formula="of:=[$'Données brutes'.AE40]" office:value-type="float" office:value="15" calcext:value-type="float">
            <text:p>15</text:p>
          </table:table-cell>
          <table:table-cell table:style-name="ce6" table:formula="of:=[$'Données brutes'.AF40]" office:value-type="float" office:value="0" calcext:value-type="float">
            <text:p>0</text:p>
          </table:table-cell>
          <table:table-cell table:style-name="ce6" table:formula="of:=[$'Données brutes'.AG40]+[$'Données brutes'.AH40]+[$'Données brutes'.AJ40]" office:value-type="float" office:value="61" calcext:value-type="float">
            <text:p>61</text:p>
          </table:table-cell>
          <table:table-cell table:style-name="ce6" table:formula="of:=[$'Données brutes'.AI40]" office:value-type="float" office:value="7" calcext:value-type="float">
            <text:p>7</text:p>
          </table:table-cell>
          <table:table-cell table:style-name="ce6" table:formula="of:=[$'Données brutes'.AK40]" office:value-type="float" office:value="357" calcext:value-type="float">
            <text:p>357</text:p>
          </table:table-cell>
          <table:table-cell table:style-name="ce6" table:formula="of:=[$'Données brutes'.AL40]" office:value-type="float" office:value="2" calcext:value-type="float">
            <text:p>2</text:p>
          </table:table-cell>
          <table:table-cell table:style-name="ce6" table:formula="of:=[$'Données brutes'.AM40]+[$'Données brutes'.AN40]" office:value-type="float" office:value="124" calcext:value-type="float">
            <text:p>124</text:p>
          </table:table-cell>
          <table:table-cell table:style-name="ce6" table:formula="of:=[$'Données brutes'.AO40]" office:value-type="float" office:value="115" calcext:value-type="float">
            <text:p>115</text:p>
          </table:table-cell>
          <table:table-cell table:style-name="ce6" table:formula="of:=[$'Données brutes'.AP40]+[$'Données brutes'.AQ40]" office:value-type="float" office:value="320" calcext:value-type="float">
            <text:p>320</text:p>
          </table:table-cell>
          <table:table-cell table:style-name="ce6" table:formula="of:=[$'Données brutes'.AR40]" office:value-type="float" office:value="47" calcext:value-type="float">
            <text:p>47</text:p>
          </table:table-cell>
          <table:table-cell table:style-name="ce6" table:formula="of:=[$'Données brutes'.AS40]" office:value-type="float" office:value="288" calcext:value-type="float">
            <text:p>288</text:p>
          </table:table-cell>
          <table:table-cell table:style-name="ce6" table:formula="of:=[$'Données brutes'.AT40]+[$'Données brutes'.AU40]" office:value-type="float" office:value="2" calcext:value-type="float">
            <text:p>2</text:p>
          </table:table-cell>
          <table:table-cell table:style-name="ce6" table:formula="of:=[$'Données brutes'.AV40]" office:value-type="float" office:value="28" calcext:value-type="float">
            <text:p>28</text:p>
          </table:table-cell>
          <table:table-cell table:style-name="ce6" table:formula="of:=[$'Données brutes'.AW40]" office:value-type="float" office:value="7" calcext:value-type="float">
            <text:p>7</text:p>
          </table:table-cell>
          <table:table-cell table:style-name="ce6" table:formula="of:=[$'Données brutes'.AX40]" office:value-type="float" office:value="27" calcext:value-type="float">
            <text:p>27</text:p>
          </table:table-cell>
          <table:table-cell table:style-name="ce6" table:formula="of:=[$'Données brutes'.AY40]" office:value-type="float" office:value="4" calcext:value-type="float">
            <text:p>4</text:p>
          </table:table-cell>
          <table:table-cell table:style-name="ce6" table:formula="of:=[$'Données brutes'.AZ40]" office:value-type="float" office:value="1" calcext:value-type="float">
            <text:p>1</text:p>
          </table:table-cell>
          <table:table-cell table:style-name="ce6" table:formula="of:=[$'Données brutes'.BA40]" office:value-type="float" office:value="44" calcext:value-type="float">
            <text:p>44</text:p>
          </table:table-cell>
          <table:table-cell table:style-name="ce6" table:formula="of:=[$'Données brutes'.BB40]" office:value-type="float" office:value="15" calcext:value-type="float">
            <text:p>15</text:p>
          </table:table-cell>
          <table:table-cell table:style-name="ce6" table:formula="of:=[$'Données brutes'.BC40]+[$'Données brutes'.BD40]" office:value-type="float" office:value="27" calcext:value-type="float">
            <text:p>27</text:p>
          </table:table-cell>
          <table:table-cell table:style-name="ce6" table:formula="of:=[$'Données brutes'.BE40]" office:value-type="float" office:value="0" calcext:value-type="float">
            <text:p>0</text:p>
          </table:table-cell>
          <table:table-cell table:style-name="ce6" table:formula="of:=[$'Données brutes'.BF40]" office:value-type="float" office:value="55" calcext:value-type="float">
            <text:p>55</text:p>
          </table:table-cell>
          <table:table-cell table:style-name="ce6" table:formula="of:=[$'Données brutes'.BG40]" office:value-type="float" office:value="107" calcext:value-type="float">
            <text:p>107</text:p>
          </table:table-cell>
          <table:table-cell table:style-name="ce6" table:formula="of:=[$'Données brutes'.BH40]" office:value-type="float" office:value="122" calcext:value-type="float">
            <text:p>122</text:p>
          </table:table-cell>
          <table:table-cell table:style-name="ce6" table:formula="of:=[$'Données brutes'.BI40]" office:value-type="float" office:value="62" calcext:value-type="float">
            <text:p>62</text:p>
          </table:table-cell>
          <table:table-cell table:style-name="ce6" table:formula="of:=[$'Données brutes'.BJ40]" office:value-type="float" office:value="6" calcext:value-type="float">
            <text:p>6</text:p>
          </table:table-cell>
          <table:table-cell table:style-name="ce6" table:formula="of:=[$'Données brutes'.BK40]+[$'Données brutes'.BL40]" office:value-type="float" office:value="298" calcext:value-type="float">
            <text:p>298</text:p>
          </table:table-cell>
          <table:table-cell table:style-name="ce6" table:formula="of:=[$'Données brutes'.BM40]" office:value-type="float" office:value="2" calcext:value-type="float">
            <text:p>2</text:p>
          </table:table-cell>
          <table:table-cell table:style-name="ce6" table:formula="of:=[$'Données brutes'.BN40]" office:value-type="float" office:value="253" calcext:value-type="float">
            <text:p>253</text:p>
          </table:table-cell>
          <table:table-cell table:style-name="ce6" table:formula="of:=[$'Données brutes'.BO40]+[$'Données brutes'.BP40]" office:value-type="float" office:value="182" calcext:value-type="float">
            <text:p>182</text:p>
          </table:table-cell>
          <table:table-cell table:number-columns-repeated="97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6" table:formula="of:=[$'Données brutes'.B41]+[$'Données brutes'.C41]+[$'Données brutes'.D41]" office:value-type="float" office:value="247" calcext:value-type="float">
            <text:p>247</text:p>
          </table:table-cell>
          <table:table-cell table:style-name="ce6" table:formula="of:=[$'Données brutes'.E41]" office:value-type="float" office:value="7" calcext:value-type="float">
            <text:p>7</text:p>
          </table:table-cell>
          <table:table-cell table:style-name="ce6" table:formula="of:=[$'Données brutes'.F41]" office:value-type="float" office:value="39" calcext:value-type="float">
            <text:p>39</text:p>
          </table:table-cell>
          <table:table-cell table:style-name="ce6" table:formula="of:=[$'Données brutes'.G41]" office:value-type="float" office:value="38" calcext:value-type="float">
            <text:p>38</text:p>
          </table:table-cell>
          <table:table-cell table:style-name="ce6" table:formula="of:=[$'Données brutes'.H41]" office:value-type="float" office:value="16" calcext:value-type="float">
            <text:p>16</text:p>
          </table:table-cell>
          <table:table-cell table:style-name="ce6" table:formula="of:=[$'Données brutes'.I41]" office:value-type="float" office:value="0" calcext:value-type="float">
            <text:p>0</text:p>
          </table:table-cell>
          <table:table-cell table:style-name="ce6" table:formula="of:=[$'Données brutes'.J41]+[$'Données brutes'.K41]" office:value-type="float" office:value="83" calcext:value-type="float">
            <text:p>83</text:p>
          </table:table-cell>
          <table:table-cell table:style-name="ce6" table:formula="of:=[$'Données brutes'.L41]" office:value-type="float" office:value="129" calcext:value-type="float">
            <text:p>129</text:p>
          </table:table-cell>
          <table:table-cell table:style-name="ce6" table:formula="of:=[$'Données brutes'.M41]" office:value-type="float" office:value="21" calcext:value-type="float">
            <text:p>21</text:p>
          </table:table-cell>
          <table:table-cell table:style-name="ce6" table:formula="of:=[$'Données brutes'.N41]" office:value-type="float" office:value="0" calcext:value-type="float">
            <text:p>0</text:p>
          </table:table-cell>
          <table:table-cell table:style-name="ce6" table:formula="of:=[$'Données brutes'.O41]" office:value-type="float" office:value="32" calcext:value-type="float">
            <text:p>32</text:p>
          </table:table-cell>
          <table:table-cell table:style-name="ce6" table:formula="of:=[$'Données brutes'.P41]+[$'Données brutes'.Q41]" office:value-type="float" office:value="17" calcext:value-type="float">
            <text:p>17</text:p>
          </table:table-cell>
          <table:table-cell table:style-name="ce6" table:formula="of:=[$'Données brutes'.R41]+[$'Données brutes'.S41]" office:value-type="float" office:value="1" calcext:value-type="float">
            <text:p>1</text:p>
          </table:table-cell>
          <table:table-cell table:style-name="ce6" table:formula="of:=[$'Données brutes'.T41]+[$'Données brutes'.U41]" office:value-type="float" office:value="0" calcext:value-type="float">
            <text:p>0</text:p>
          </table:table-cell>
          <table:table-cell table:style-name="ce6" table:formula="of:=[$'Données brutes'.V41]" office:value-type="float" office:value="0" calcext:value-type="float">
            <text:p>0</text:p>
          </table:table-cell>
          <table:table-cell table:style-name="ce6" table:formula="of:=[$'Données brutes'.W41]+[$'Données brutes'.X41]+[$'Données brutes'.Y41]+[$'Données brutes'.Z41]" office:value-type="float" office:value="9" calcext:value-type="float">
            <text:p>9</text:p>
          </table:table-cell>
          <table:table-cell table:style-name="ce6" table:formula="of:=[$'Données brutes'.AA41]+[$'Données brutes'.AB41]" office:value-type="float" office:value="141" calcext:value-type="float">
            <text:p>141</text:p>
          </table:table-cell>
          <table:table-cell table:style-name="ce6" table:formula="of:=[$'Données brutes'.AC41]" office:value-type="float" office:value="2" calcext:value-type="float">
            <text:p>2</text:p>
          </table:table-cell>
          <table:table-cell table:style-name="ce6" table:formula="of:=[$'Données brutes'.AD41]" office:value-type="float" office:value="15" calcext:value-type="float">
            <text:p>15</text:p>
          </table:table-cell>
          <table:table-cell table:style-name="ce6" table:formula="of:=[$'Données brutes'.AE41]" office:value-type="float" office:value="14" calcext:value-type="float">
            <text:p>14</text:p>
          </table:table-cell>
          <table:table-cell table:style-name="ce6" table:formula="of:=[$'Données brutes'.AF41]" office:value-type="float" office:value="0" calcext:value-type="float">
            <text:p>0</text:p>
          </table:table-cell>
          <table:table-cell table:style-name="ce6" table:formula="of:=[$'Données brutes'.AG41]+[$'Données brutes'.AH41]+[$'Données brutes'.AJ41]" office:value-type="float" office:value="35" calcext:value-type="float">
            <text:p>35</text:p>
          </table:table-cell>
          <table:table-cell table:style-name="ce6" table:formula="of:=[$'Données brutes'.AI41]" office:value-type="float" office:value="48" calcext:value-type="float">
            <text:p>48</text:p>
          </table:table-cell>
          <table:table-cell table:style-name="ce6" table:formula="of:=[$'Données brutes'.AK41]" office:value-type="float" office:value="283" calcext:value-type="float">
            <text:p>283</text:p>
          </table:table-cell>
          <table:table-cell table:style-name="ce6" table:formula="of:=[$'Données brutes'.AL41]" office:value-type="float" office:value="4" calcext:value-type="float">
            <text:p>4</text:p>
          </table:table-cell>
          <table:table-cell table:style-name="ce6" table:formula="of:=[$'Données brutes'.AM41]+[$'Données brutes'.AN41]" office:value-type="float" office:value="23" calcext:value-type="float">
            <text:p>23</text:p>
          </table:table-cell>
          <table:table-cell table:style-name="ce6" table:formula="of:=[$'Données brutes'.AO41]" office:value-type="float" office:value="70" calcext:value-type="float">
            <text:p>70</text:p>
          </table:table-cell>
          <table:table-cell table:style-name="ce6" table:formula="of:=[$'Données brutes'.AP41]+[$'Données brutes'.AQ41]" office:value-type="float" office:value="106" calcext:value-type="float">
            <text:p>106</text:p>
          </table:table-cell>
          <table:table-cell table:style-name="ce6" table:formula="of:=[$'Données brutes'.AR41]" office:value-type="float" office:value="57" calcext:value-type="float">
            <text:p>57</text:p>
          </table:table-cell>
          <table:table-cell table:style-name="ce6" table:formula="of:=[$'Données brutes'.AS41]" office:value-type="float" office:value="162" calcext:value-type="float">
            <text:p>162</text:p>
          </table:table-cell>
          <table:table-cell table:style-name="ce6" table:formula="of:=[$'Données brutes'.AT41]+[$'Données brutes'.AU41]" office:value-type="float" office:value="12" calcext:value-type="float">
            <text:p>12</text:p>
          </table:table-cell>
          <table:table-cell table:style-name="ce6" table:formula="of:=[$'Données brutes'.AV41]" office:value-type="float" office:value="8" calcext:value-type="float">
            <text:p>8</text:p>
          </table:table-cell>
          <table:table-cell table:style-name="ce6" table:formula="of:=[$'Données brutes'.AW41]" office:value-type="float" office:value="3" calcext:value-type="float">
            <text:p>3</text:p>
          </table:table-cell>
          <table:table-cell table:style-name="ce6" table:formula="of:=[$'Données brutes'.AX41]" office:value-type="float" office:value="32" calcext:value-type="float">
            <text:p>32</text:p>
          </table:table-cell>
          <table:table-cell table:style-name="ce6" table:formula="of:=[$'Données brutes'.AY41]" office:value-type="float" office:value="1" calcext:value-type="float">
            <text:p>1</text:p>
          </table:table-cell>
          <table:table-cell table:style-name="ce6" table:formula="of:=[$'Données brutes'.AZ41]" office:value-type="float" office:value="4" calcext:value-type="float">
            <text:p>4</text:p>
          </table:table-cell>
          <table:table-cell table:style-name="ce6" table:formula="of:=[$'Données brutes'.BA41]" office:value-type="float" office:value="13" calcext:value-type="float">
            <text:p>13</text:p>
          </table:table-cell>
          <table:table-cell table:style-name="ce6" table:formula="of:=[$'Données brutes'.BB41]" office:value-type="float" office:value="4" calcext:value-type="float">
            <text:p>4</text:p>
          </table:table-cell>
          <table:table-cell table:style-name="ce6" table:formula="of:=[$'Données brutes'.BC41]+[$'Données brutes'.BD41]" office:value-type="float" office:value="22" calcext:value-type="float">
            <text:p>22</text:p>
          </table:table-cell>
          <table:table-cell table:style-name="ce6" table:formula="of:=[$'Données brutes'.BE41]" office:value-type="float" office:value="1" calcext:value-type="float">
            <text:p>1</text:p>
          </table:table-cell>
          <table:table-cell table:style-name="ce6" table:formula="of:=[$'Données brutes'.BF41]" office:value-type="float" office:value="37" calcext:value-type="float">
            <text:p>37</text:p>
          </table:table-cell>
          <table:table-cell table:style-name="ce6" table:formula="of:=[$'Données brutes'.BG41]" office:value-type="float" office:value="44" calcext:value-type="float">
            <text:p>44</text:p>
          </table:table-cell>
          <table:table-cell table:style-name="ce6" table:formula="of:=[$'Données brutes'.BH41]" office:value-type="float" office:value="82" calcext:value-type="float">
            <text:p>82</text:p>
          </table:table-cell>
          <table:table-cell table:style-name="ce6" table:formula="of:=[$'Données brutes'.BI41]" office:value-type="float" office:value="12" calcext:value-type="float">
            <text:p>12</text:p>
          </table:table-cell>
          <table:table-cell table:style-name="ce6" table:formula="of:=[$'Données brutes'.BJ41]" office:value-type="float" office:value="9" calcext:value-type="float">
            <text:p>9</text:p>
          </table:table-cell>
          <table:table-cell table:style-name="ce6" table:formula="of:=[$'Données brutes'.BK41]+[$'Données brutes'.BL41]" office:value-type="float" office:value="204" calcext:value-type="float">
            <text:p>204</text:p>
          </table:table-cell>
          <table:table-cell table:style-name="ce6" table:formula="of:=[$'Données brutes'.BM41]" office:value-type="float" office:value="5" calcext:value-type="float">
            <text:p>5</text:p>
          </table:table-cell>
          <table:table-cell table:style-name="ce6" table:formula="of:=[$'Données brutes'.BN41]" office:value-type="float" office:value="99" calcext:value-type="float">
            <text:p>99</text:p>
          </table:table-cell>
          <table:table-cell table:style-name="ce6" table:formula="of:=[$'Données brutes'.BO41]+[$'Données brutes'.BP41]" office:value-type="float" office:value="205" calcext:value-type="float">
            <text:p>205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cra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unjust background-</text:p>
          </table:table-cell>
          <table:table-cell office:value-type="string" calcext:value-type="string">
            <text:p>poverty, poor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ideolog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epriv-</text:p>
          </table:table-cell>
          <table:table-cell office:value-type="string" calcext:value-type="string">
            <text:p>dominat-</text:p>
          </table:table-cell>
          <table:table-cell office:value-type="string" calcext:value-type="string">
            <text:p>oppress-</text:p>
          </table:table-cell>
          <table:table-cell office:value-type="string" calcext:value-type="string">
            <text:p>dissonance</text:p>
          </table:table-cell>
          <table:table-cell office:value-type="string" calcext:value-type="string">
            <text:p>-autonom-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republic-</text:p>
          </table:table-cell>
          <table:table-cell office:value-type="string" calcext:value-type="string">
            <text:p>paternalism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deliberat-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bias-</text:p>
          </table:table-cell>
          <table:table-cell office:value-type="string" calcext:value-type="string">
            <text:p>heuristics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pability-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behavioral economics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prospect theory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Kahneman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opportunit-</text:p>
          </table:table-cell>
          <table:table-cell office:value-type="string" calcext:value-type="string">
            <text:p>homo economicus</text:p>
          </table:table-cell>
          <table:table-cell office:value-type="string" calcext:value-type="string">
            <text:p>preference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rational-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lf, selves</text:p>
          </table:table-cell>
          <table:table-cell table:number-columns-repeated="97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3" table:formula="of:=[$'Données brutes'.B44]+[$'Données brutes'.C44]+[$'Données brutes'.D44]" office:value-type="percentage" office:value="0.083547557840617" calcext:value-type="percentage">
            <text:p>8,35 %</text:p>
          </table:table-cell>
          <table:table-cell table:style-name="ce3" table:formula="of:=[$'Données brutes'.E44]" office:value-type="percentage" office:value="0.0096401028277635" calcext:value-type="percentage">
            <text:p>0,96 %</text:p>
          </table:table-cell>
          <table:table-cell table:style-name="ce3" table:formula="of:=[$'Données brutes'.F44]" office:value-type="percentage" office:value="0.0713367609254499" calcext:value-type="percentage">
            <text:p>7,13 %</text:p>
          </table:table-cell>
          <table:table-cell table:style-name="ce3" table:formula="of:=[$'Données brutes'.G44]" office:value-type="percentage" office:value="0.0173521850899743" calcext:value-type="percentage">
            <text:p>1,74 %</text:p>
          </table:table-cell>
          <table:table-cell table:style-name="ce3" table:formula="of:=[$'Données brutes'.H44]" office:value-type="percentage" office:value="0.0019280205655527" calcext:value-type="percentage">
            <text:p>0,19 %</text:p>
          </table:table-cell>
          <table:table-cell table:style-name="ce3" table:formula="of:=[$'Données brutes'.I44]" office:value-type="percentage" office:value="0" calcext:value-type="percentage">
            <text:p>0,00 %</text:p>
          </table:table-cell>
          <table:table-cell table:style-name="ce3" table:formula="of:=[$'Données brutes'.J44]+[$'Données brutes'.K44]" office:value-type="percentage" office:value="0.0173521850899743" calcext:value-type="percentage">
            <text:p>1,74 %</text:p>
          </table:table-cell>
          <table:table-cell table:style-name="ce3" table:formula="of:=[$'Données brutes'.L44]" office:value-type="percentage" office:value="0.0122107969151671" calcext:value-type="percentage">
            <text:p>1,22 %</text:p>
          </table:table-cell>
          <table:table-cell table:style-name="ce3" table:formula="of:=[$'Données brutes'.M44]" office:value-type="percentage" office:value="0.051413881748072" calcext:value-type="percentage">
            <text:p>5,14 %</text:p>
          </table:table-cell>
          <table:table-cell table:style-name="ce3" table:formula="of:=[$'Données brutes'.N44]" office:value-type="percentage" office:value="0.0051413881748072" calcext:value-type="percentage">
            <text:p>0,51 %</text:p>
          </table:table-cell>
          <table:table-cell table:style-name="ce3" table:formula="of:=[$'Données brutes'.O44]" office:value-type="percentage" office:value="0.0212082262210797" calcext:value-type="percentage">
            <text:p>2,12 %</text:p>
          </table:table-cell>
          <table:table-cell table:style-name="ce3" table:formula="of:=[$'Données brutes'.P44]+[$'Données brutes'.Q44]" office:value-type="percentage" office:value="0.0025706940874036" calcext:value-type="percentage">
            <text:p>0,26 %</text:p>
          </table:table-cell>
          <table:table-cell table:style-name="ce3" table:formula="of:=[$'Données brutes'.R44]+[$'Données brutes'.S44]" office:value-type="percentage" office:value="0.0019280205655527" calcext:value-type="percentage">
            <text:p>0,19 %</text:p>
          </table:table-cell>
          <table:table-cell table:style-name="ce3" table:formula="of:=[$'Données brutes'.T44]+[$'Données brutes'.U44]" office:value-type="percentage" office:value="0.0012853470437018" calcext:value-type="percentage">
            <text:p>0,13 %</text:p>
          </table:table-cell>
          <table:table-cell table:style-name="ce3" table:formula="of:=[$'Données brutes'.V44]" office:value-type="percentage" office:value="0" calcext:value-type="percentage">
            <text:p>0,00 %</text:p>
          </table:table-cell>
          <table:table-cell table:style-name="ce3" table:formula="of:=[$'Données brutes'.W44]+[$'Données brutes'.X44]+[$'Données brutes'.Y44]+[$'Données brutes'.Z44]" office:value-type="percentage" office:value="0.0340616966580977" calcext:value-type="percentage">
            <text:p>3,41 %</text:p>
          </table:table-cell>
          <table:table-cell table:style-name="ce3" table:formula="of:=[$'Données brutes'.AA44]+[$'Données brutes'.AB44]" office:value-type="percentage" office:value="0.0269922879177378" calcext:value-type="percentage">
            <text:p>2,70 %</text:p>
          </table:table-cell>
          <table:table-cell table:style-name="ce3" table:formula="of:=[$'Données brutes'.AC44]" office:value-type="percentage" office:value="0.0025706940874036" calcext:value-type="percentage">
            <text:p>0,26 %</text:p>
          </table:table-cell>
          <table:table-cell table:style-name="ce3" table:formula="of:=[$'Données brutes'.AD44]" office:value-type="percentage" office:value="0.0006426735218509" calcext:value-type="percentage">
            <text:p>0,06 %</text:p>
          </table:table-cell>
          <table:table-cell table:style-name="ce3" table:formula="of:=[$'Données brutes'.AE44]" office:value-type="percentage" office:value="0.0077120822622108" calcext:value-type="percentage">
            <text:p>0,77 %</text:p>
          </table:table-cell>
          <table:table-cell table:style-name="ce3" table:formula="of:=[$'Données brutes'.AF44]" office:value-type="percentage" office:value="0.0038560411311054" calcext:value-type="percentage">
            <text:p>0,39 %</text:p>
          </table:table-cell>
          <table:table-cell table:style-name="ce3" table:formula="of:=[$'Données brutes'.AG44]+[$'Données brutes'.AH44]+[$'Données brutes'.AJ44]" office:value-type="percentage" office:value="0.0661953727506427" calcext:value-type="percentage">
            <text:p>6,62 %</text:p>
          </table:table-cell>
          <table:table-cell table:style-name="ce3" table:formula="of:=[$'Données brutes'.AI44]" office:value-type="percentage" office:value="0.0012853470437018" calcext:value-type="percentage">
            <text:p>0,13 %</text:p>
          </table:table-cell>
          <table:table-cell table:style-name="ce3" table:formula="of:=[$'Données brutes'.AK44]" office:value-type="percentage" office:value="0.221079691516709" calcext:value-type="percentage">
            <text:p>22,11 %</text:p>
          </table:table-cell>
          <table:table-cell table:style-name="ce3" table:formula="of:=[$'Données brutes'.AL44]" office:value-type="percentage" office:value="0.0012853470437018" calcext:value-type="percentage">
            <text:p>0,13 %</text:p>
          </table:table-cell>
          <table:table-cell table:style-name="ce3" table:formula="of:=[$'Données brutes'.AM44]+[$'Données brutes'.AN44]" office:value-type="percentage" office:value="0.0147814910025707" calcext:value-type="percentage">
            <text:p>1,48 %</text:p>
          </table:table-cell>
          <table:table-cell table:style-name="ce3" table:formula="of:=[$'Données brutes'.AO44]" office:value-type="percentage" office:value="0.0308483290488432" calcext:value-type="percentage">
            <text:p>3,08 %</text:p>
          </table:table-cell>
          <table:table-cell table:style-name="ce3" table:formula="of:=[$'Données brutes'.AP44]+[$'Données brutes'.AQ44]" office:value-type="percentage" office:value="0.0038560411311054" calcext:value-type="percentage">
            <text:p>0,39 %</text:p>
          </table:table-cell>
          <table:table-cell table:style-name="ce3" table:formula="of:=[$'Données brutes'.AR44]" office:value-type="percentage" office:value="0.0006426735218509" calcext:value-type="percentage">
            <text:p>0,06 %</text:p>
          </table:table-cell>
          <table:table-cell table:style-name="ce3" table:formula="of:=[$'Données brutes'.AS44]" office:value-type="percentage" office:value="0.0269922879177378" calcext:value-type="percentage">
            <text:p>2,70 %</text:p>
          </table:table-cell>
          <table:table-cell table:style-name="ce3" table:formula="of:=[$'Données brutes'.AT44]+[$'Données brutes'.AU44]" office:value-type="percentage" office:value="0" calcext:value-type="percentage">
            <text:p>0,00 %</text:p>
          </table:table-cell>
          <table:table-cell table:style-name="ce3" table:formula="of:=[$'Données brutes'.AV44]" office:value-type="percentage" office:value="0" calcext:value-type="percentage">
            <text:p>0,00 %</text:p>
          </table:table-cell>
          <table:table-cell table:style-name="ce3" table:formula="of:=[$'Données brutes'.AW44]" office:value-type="percentage" office:value="0" calcext:value-type="percentage">
            <text:p>0,00 %</text:p>
          </table:table-cell>
          <table:table-cell table:style-name="ce3" table:formula="of:=[$'Données brutes'.AX44]" office:value-type="percentage" office:value="0.0012853470437018" calcext:value-type="percentage">
            <text:p>0,13 %</text:p>
          </table:table-cell>
          <table:table-cell table:style-name="ce3" table:formula="of:=[$'Données brutes'.AY44]" office:value-type="percentage" office:value="0" calcext:value-type="percentage">
            <text:p>0,00 %</text:p>
          </table:table-cell>
          <table:table-cell table:style-name="ce3" table:formula="of:=[$'Données brutes'.AZ44]" office:value-type="percentage" office:value="0" calcext:value-type="percentage">
            <text:p>0,00 %</text:p>
          </table:table-cell>
          <table:table-cell table:style-name="ce3" table:formula="of:=[$'Données brutes'.BA44]" office:value-type="percentage" office:value="0.0006426735218509" calcext:value-type="percentage">
            <text:p>0,06 %</text:p>
          </table:table-cell>
          <table:table-cell table:style-name="ce3" table:formula="of:=[$'Données brutes'.BB44]" office:value-type="percentage" office:value="0.0006426735218509" calcext:value-type="percentage">
            <text:p>0,06 %</text:p>
          </table:table-cell>
          <table:table-cell table:style-name="ce3" table:formula="of:=[$'Données brutes'.BC44]+[$'Données brutes'.BD44]" office:value-type="percentage" office:value="0.0115681233933162" calcext:value-type="percentage">
            <text:p>1,16 %</text:p>
          </table:table-cell>
          <table:table-cell table:style-name="ce3" table:formula="of:=[$'Données brutes'.BE44]" office:value-type="percentage" office:value="0" calcext:value-type="percentage">
            <text:p>0,00 %</text:p>
          </table:table-cell>
          <table:table-cell table:style-name="ce3" table:formula="of:=[$'Données brutes'.BF44]" office:value-type="percentage" office:value="0.0224935732647815" calcext:value-type="percentage">
            <text:p>2,25 %</text:p>
          </table:table-cell>
          <table:table-cell table:style-name="ce3" table:formula="of:=[$'Données brutes'.BG44]" office:value-type="percentage" office:value="0.0224935732647815" calcext:value-type="percentage">
            <text:p>2,25 %</text:p>
          </table:table-cell>
          <table:table-cell table:style-name="ce3" table:formula="of:=[$'Données brutes'.BH44]" office:value-type="percentage" office:value="0.0019280205655527" calcext:value-type="percentage">
            <text:p>0,19 %</text:p>
          </table:table-cell>
          <table:table-cell table:style-name="ce3" table:formula="of:=[$'Données brutes'.BI44]" office:value-type="percentage" office:value="0.0025706940874036" calcext:value-type="percentage">
            <text:p>0,26 %</text:p>
          </table:table-cell>
          <table:table-cell table:style-name="ce3" table:formula="of:=[$'Données brutes'.BJ44]" office:value-type="percentage" office:value="0" calcext:value-type="percentage">
            <text:p>0,00 %</text:p>
          </table:table-cell>
          <table:table-cell table:style-name="ce3" table:formula="of:=[$'Données brutes'.BK44]+[$'Données brutes'.BL44]" office:value-type="percentage" office:value="0.0199228791773779" calcext:value-type="percentage">
            <text:p>1,99 %</text:p>
          </table:table-cell>
          <table:table-cell table:style-name="ce3" table:formula="of:=[$'Données brutes'.BM44]" office:value-type="percentage" office:value="0.032133676092545" calcext:value-type="percentage">
            <text:p>3,21 %</text:p>
          </table:table-cell>
          <table:table-cell table:style-name="ce3" table:formula="of:=[$'Données brutes'.BN44]" office:value-type="percentage" office:value="0.0057840616966581" calcext:value-type="percentage">
            <text:p>0,58 %</text:p>
          </table:table-cell>
          <table:table-cell table:style-name="ce3" table:formula="of:=[$'Données brutes'.BO44]+[$'Données brutes'.BP44]" office:value-type="percentage" office:value="0.138817480719794" calcext:value-type="percentage">
            <text:p>13,88 %</text:p>
          </table:table-cell>
          <table:table-cell table:number-columns-repeated="97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3" table:formula="of:=[$'Données brutes'.B45]+[$'Données brutes'.C45]+[$'Données brutes'.D45]" office:value-type="percentage" office:value="0.0347050074367873" calcext:value-type="percentage">
            <text:p>3,47 %</text:p>
          </table:table-cell>
          <table:table-cell table:style-name="ce3" table:formula="of:=[$'Données brutes'.E45]" office:value-type="percentage" office:value="0.0014873574615766" calcext:value-type="percentage">
            <text:p>0,15 %</text:p>
          </table:table-cell>
          <table:table-cell table:style-name="ce3" table:formula="of:=[$'Données brutes'.F45]" office:value-type="percentage" office:value="0.0104115022310362" calcext:value-type="percentage">
            <text:p>1,04 %</text:p>
          </table:table-cell>
          <table:table-cell table:style-name="ce3" table:formula="of:=[$'Données brutes'.G45]" office:value-type="percentage" office:value="0.00396628656420426" calcext:value-type="percentage">
            <text:p>0,40 %</text:p>
          </table:table-cell>
          <table:table-cell table:style-name="ce3" table:formula="of:=[$'Données brutes'.H45]" office:value-type="percentage" office:value="0.0044620723847298" calcext:value-type="percentage">
            <text:p>0,45 %</text:p>
          </table:table-cell>
          <table:table-cell table:style-name="ce3" table:formula="of:=[$'Données brutes'.I45]" office:value-type="percentage" office:value="0.000991571641051066" calcext:value-type="percentage">
            <text:p>0,10 %</text:p>
          </table:table-cell>
          <table:table-cell table:style-name="ce3" table:formula="of:=[$'Données brutes'.J45]+[$'Données brutes'.K45]" office:value-type="percentage" office:value="0.00545364402578086" calcext:value-type="percentage">
            <text:p>0,55 %</text:p>
          </table:table-cell>
          <table:table-cell table:style-name="ce3" table:formula="of:=[$'Données brutes'.L45]" office:value-type="percentage" office:value="0.0138820029747149" calcext:value-type="percentage">
            <text:p>1,39 %</text:p>
          </table:table-cell>
          <table:table-cell table:style-name="ce3" table:formula="of:=[$'Données brutes'.M45]" office:value-type="percentage" office:value="0.0525532969757065" calcext:value-type="percentage">
            <text:p>5,26 %</text:p>
          </table:table-cell>
          <table:table-cell table:style-name="ce3" table:formula="of:=[$'Données brutes'.N45]" office:value-type="percentage" office:value="0.0029747149231532" calcext:value-type="percentage">
            <text:p>0,30 %</text:p>
          </table:table-cell>
          <table:table-cell table:style-name="ce3" table:formula="of:=[$'Données brutes'.O45]" office:value-type="percentage" office:value="0.0327218641546852" calcext:value-type="percentage">
            <text:p>3,27 %</text:p>
          </table:table-cell>
          <table:table-cell table:style-name="ce3" table:formula="of:=[$'Données brutes'.P45]+[$'Données brutes'.Q45]" office:value-type="percentage" office:value="0.000991571641051066" calcext:value-type="percentage">
            <text:p>0,10 %</text:p>
          </table:table-cell>
          <table:table-cell table:style-name="ce3" table:formula="of:=[$'Données brutes'.R45]+[$'Données brutes'.S45]" office:value-type="percentage" office:value="0.00198314328210213" calcext:value-type="percentage">
            <text:p>0,20 %</text:p>
          </table:table-cell>
          <table:table-cell table:style-name="ce3" table:formula="of:=[$'Données brutes'.T45]+[$'Données brutes'.U45]" office:value-type="percentage" office:value="0.00247892910262766" calcext:value-type="percentage">
            <text:p>0,25 %</text:p>
          </table:table-cell>
          <table:table-cell table:style-name="ce3" table:formula="of:=[$'Données brutes'.V45]" office:value-type="percentage" office:value="0.00198314328210213" calcext:value-type="percentage">
            <text:p>0,20 %</text:p>
          </table:table-cell>
          <table:table-cell table:style-name="ce3" table:formula="of:=[$'Données brutes'.W45]+[$'Données brutes'.X45]+[$'Données brutes'.Y45]+[$'Données brutes'.Z45]" office:value-type="percentage" office:value="0.0118988596926128" calcext:value-type="percentage">
            <text:p>1,19 %</text:p>
          </table:table-cell>
          <table:table-cell table:style-name="ce3" table:formula="of:=[$'Données brutes'.AA45]+[$'Données brutes'.AB45]" office:value-type="percentage" office:value="0.0237977193852256" calcext:value-type="percentage">
            <text:p>2,38 %</text:p>
          </table:table-cell>
          <table:table-cell table:style-name="ce3" table:formula="of:=[$'Données brutes'.AC45]" office:value-type="percentage" office:value="0.0153693604362915" calcext:value-type="percentage">
            <text:p>1,54 %</text:p>
          </table:table-cell>
          <table:table-cell table:style-name="ce3" table:formula="of:=[$'Données brutes'.AD45]" office:value-type="percentage" office:value="0.000495785820525533" calcext:value-type="percentage">
            <text:p>0,05 %</text:p>
          </table:table-cell>
          <table:table-cell table:style-name="ce3" table:formula="of:=[$'Données brutes'.AE45]" office:value-type="percentage" office:value="0.0237977193852256" calcext:value-type="percentage">
            <text:p>2,38 %</text:p>
          </table:table-cell>
          <table:table-cell table:style-name="ce3" table:formula="of:=[$'Données brutes'.AF45]" office:value-type="percentage" office:value="0.00991571641051066" calcext:value-type="percentage">
            <text:p>0,99 %</text:p>
          </table:table-cell>
          <table:table-cell table:style-name="ce3" table:formula="of:=[$'Données brutes'.AG45]+[$'Données brutes'.AH45]+[$'Données brutes'.AJ45]" office:value-type="percentage" office:value="0.408527516113039" calcext:value-type="percentage">
            <text:p>40,85 %</text:p>
          </table:table-cell>
          <table:table-cell table:style-name="ce3" table:formula="of:=[$'Données brutes'.AI45]" office:value-type="percentage" office:value="0" calcext:value-type="percentage">
            <text:p>0,00 %</text:p>
          </table:table-cell>
          <table:table-cell table:style-name="ce3" table:formula="of:=[$'Données brutes'.AK45]" office:value-type="percentage" office:value="0.0699058006941001" calcext:value-type="percentage">
            <text:p>6,99 %</text:p>
          </table:table-cell>
          <table:table-cell table:style-name="ce3" table:formula="of:=[$'Données brutes'.AL45]" office:value-type="percentage" office:value="0.0114030738720873" calcext:value-type="percentage">
            <text:p>1,14 %</text:p>
          </table:table-cell>
          <table:table-cell table:style-name="ce3" table:formula="of:=[$'Données brutes'.AM45]+[$'Données brutes'.AN45]" office:value-type="percentage" office:value="0.0480912245909767" calcext:value-type="percentage">
            <text:p>4,81 %</text:p>
          </table:table-cell>
          <table:table-cell table:style-name="ce3" table:formula="of:=[$'Données brutes'.AO45]" office:value-type="percentage" office:value="0.029747149231532" calcext:value-type="percentage">
            <text:p>2,97 %</text:p>
          </table:table-cell>
          <table:table-cell table:style-name="ce3" table:formula="of:=[$'Données brutes'.AP45]+[$'Données brutes'.AQ45]" office:value-type="percentage" office:value="0.0014873574615766" calcext:value-type="percentage">
            <text:p>0,15 %</text:p>
          </table:table-cell>
          <table:table-cell table:style-name="ce3" table:formula="of:=[$'Données brutes'.AR45]" office:value-type="percentage" office:value="0" calcext:value-type="percentage">
            <text:p>0,00 %</text:p>
          </table:table-cell>
          <table:table-cell table:style-name="ce3" table:formula="of:=[$'Données brutes'.AS45]" office:value-type="percentage" office:value="0.0104115022310362" calcext:value-type="percentage">
            <text:p>1,04 %</text:p>
          </table:table-cell>
          <table:table-cell table:style-name="ce3" table:formula="of:=[$'Données brutes'.AT45]+[$'Données brutes'.AU45]" office:value-type="percentage" office:value="0" calcext:value-type="percentage">
            <text:p>0,00 %</text:p>
          </table:table-cell>
          <table:table-cell table:style-name="ce3" table:formula="of:=[$'Données brutes'.AV45]" office:value-type="percentage" office:value="0" calcext:value-type="percentage">
            <text:p>0,00 %</text:p>
          </table:table-cell>
          <table:table-cell table:style-name="ce3" table:formula="of:=[$'Données brutes'.AW45]" office:value-type="percentage" office:value="0" calcext:value-type="percentage">
            <text:p>0,00 %</text:p>
          </table:table-cell>
          <table:table-cell table:style-name="ce3" table:formula="of:=[$'Données brutes'.AX45]" office:value-type="percentage" office:value="0.00247892910262766" calcext:value-type="percentage">
            <text:p>0,25 %</text:p>
          </table:table-cell>
          <table:table-cell table:style-name="ce3" table:formula="of:=[$'Données brutes'.AY45]" office:value-type="percentage" office:value="0" calcext:value-type="percentage">
            <text:p>0,00 %</text:p>
          </table:table-cell>
          <table:table-cell table:style-name="ce3" table:formula="of:=[$'Données brutes'.AZ45]" office:value-type="percentage" office:value="0" calcext:value-type="percentage">
            <text:p>0,00 %</text:p>
          </table:table-cell>
          <table:table-cell table:style-name="ce3" table:formula="of:=[$'Données brutes'.BA45]" office:value-type="percentage" office:value="0" calcext:value-type="percentage">
            <text:p>0,00 %</text:p>
          </table:table-cell>
          <table:table-cell table:style-name="ce3" table:formula="of:=[$'Données brutes'.BB45]" office:value-type="percentage" office:value="0" calcext:value-type="percentage">
            <text:p>0,00 %</text:p>
          </table:table-cell>
          <table:table-cell table:style-name="ce3" table:formula="of:=[$'Données brutes'.BC45]+[$'Données brutes'.BD45]" office:value-type="percentage" office:value="0.0158651462568171" calcext:value-type="percentage">
            <text:p>1,59 %</text:p>
          </table:table-cell>
          <table:table-cell table:style-name="ce3" table:formula="of:=[$'Données brutes'.BE45]" office:value-type="percentage" office:value="0" calcext:value-type="percentage">
            <text:p>0,00 %</text:p>
          </table:table-cell>
          <table:table-cell table:style-name="ce3" table:formula="of:=[$'Données brutes'.BF45]" office:value-type="percentage" office:value="0.0356965790778384" calcext:value-type="percentage">
            <text:p>3,57 %</text:p>
          </table:table-cell>
          <table:table-cell table:style-name="ce3" table:formula="of:=[$'Données brutes'.BG45]" office:value-type="percentage" office:value="0.00892414476945959" calcext:value-type="percentage">
            <text:p>0,89 %</text:p>
          </table:table-cell>
          <table:table-cell table:style-name="ce3" table:formula="of:=[$'Données brutes'.BH45]" office:value-type="percentage" office:value="0.00545364402578086" calcext:value-type="percentage">
            <text:p>0,55 %</text:p>
          </table:table-cell>
          <table:table-cell table:style-name="ce3" table:formula="of:=[$'Données brutes'.BI45]" office:value-type="percentage" office:value="0.00198314328210213" calcext:value-type="percentage">
            <text:p>0,20 %</text:p>
          </table:table-cell>
          <table:table-cell table:style-name="ce3" table:formula="of:=[$'Données brutes'.BJ45]" office:value-type="percentage" office:value="0.000495785820525533" calcext:value-type="percentage">
            <text:p>0,05 %</text:p>
          </table:table-cell>
          <table:table-cell table:style-name="ce3" table:formula="of:=[$'Données brutes'.BK45]+[$'Données brutes'.BL45]" office:value-type="percentage" office:value="0.0193356470004958" calcext:value-type="percentage">
            <text:p>1,93 %</text:p>
          </table:table-cell>
          <table:table-cell table:style-name="ce3" table:formula="of:=[$'Données brutes'.BM45]" office:value-type="percentage" office:value="0.0059494298463064" calcext:value-type="percentage">
            <text:p>0,59 %</text:p>
          </table:table-cell>
          <table:table-cell table:style-name="ce3" table:formula="of:=[$'Données brutes'.BN45]" office:value-type="percentage" office:value="0.0059494298463064" calcext:value-type="percentage">
            <text:p>0,59 %</text:p>
          </table:table-cell>
          <table:table-cell table:style-name="ce3" table:formula="of:=[$'Données brutes'.BO45]+[$'Données brutes'.BP45]" office:value-type="percentage" office:value="0.0619732275656916" calcext:value-type="percentage">
            <text:p>6,20 %</text:p>
          </table:table-cell>
          <table:table-cell table:number-columns-repeated="97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3" table:formula="of:=[$'Données brutes'.B46]+[$'Données brutes'.C46]+[$'Données brutes'.D46]" office:value-type="percentage" office:value="0.0763807285546416" calcext:value-type="percentage">
            <text:p>7,64 %</text:p>
          </table:table-cell>
          <table:table-cell table:style-name="ce3" table:formula="of:=[$'Données brutes'.E46]" office:value-type="percentage" office:value="0.0164512338425382" calcext:value-type="percentage">
            <text:p>1,65 %</text:p>
          </table:table-cell>
          <table:table-cell table:style-name="ce3" table:formula="of:=[$'Données brutes'.F46]" office:value-type="percentage" office:value="0.00940070505287897" calcext:value-type="percentage">
            <text:p>0,94 %</text:p>
          </table:table-cell>
          <table:table-cell table:style-name="ce3" table:formula="of:=[$'Données brutes'.G46]" office:value-type="percentage" office:value="0.0246768507638073" calcext:value-type="percentage">
            <text:p>2,47 %</text:p>
          </table:table-cell>
          <table:table-cell table:style-name="ce3" table:formula="of:=[$'Données brutes'.H46]" office:value-type="percentage" office:value="0.00940070505287897" calcext:value-type="percentage">
            <text:p>0,94 %</text:p>
          </table:table-cell>
          <table:table-cell table:style-name="ce3" table:formula="of:=[$'Données brutes'.I46]" office:value-type="percentage" office:value="0" calcext:value-type="percentage">
            <text:p>0,00 %</text:p>
          </table:table-cell>
          <table:table-cell table:style-name="ce3" table:formula="of:=[$'Données brutes'.J46]+[$'Données brutes'.K46]" office:value-type="percentage" office:value="0.0152761457109283" calcext:value-type="percentage">
            <text:p>1,53 %</text:p>
          </table:table-cell>
          <table:table-cell table:style-name="ce3" table:formula="of:=[$'Données brutes'.L46]" office:value-type="percentage" office:value="0.0105757931844888" calcext:value-type="percentage">
            <text:p>1,06 %</text:p>
          </table:table-cell>
          <table:table-cell table:style-name="ce3" table:formula="of:=[$'Données brutes'.M46]" office:value-type="percentage" office:value="0.0540540540540541" calcext:value-type="percentage">
            <text:p>5,41 %</text:p>
          </table:table-cell>
          <table:table-cell table:style-name="ce3" table:formula="of:=[$'Données brutes'.N46]" office:value-type="percentage" office:value="0.00470035252643948" calcext:value-type="percentage">
            <text:p>0,47 %</text:p>
          </table:table-cell>
          <table:table-cell table:style-name="ce3" table:formula="of:=[$'Données brutes'.O46]" office:value-type="percentage" office:value="0.0258519388954172" calcext:value-type="percentage">
            <text:p>2,59 %</text:p>
          </table:table-cell>
          <table:table-cell table:style-name="ce3" table:formula="of:=[$'Données brutes'.P46]+[$'Données brutes'.Q46]" office:value-type="percentage" office:value="0.00235017626321974" calcext:value-type="percentage">
            <text:p>0,24 %</text:p>
          </table:table-cell>
          <table:table-cell table:style-name="ce3" table:formula="of:=[$'Données brutes'.R46]+[$'Données brutes'.S46]" office:value-type="percentage" office:value="0.00117508813160987" calcext:value-type="percentage">
            <text:p>0,12 %</text:p>
          </table:table-cell>
          <table:table-cell table:style-name="ce3" table:formula="of:=[$'Données brutes'.T46]+[$'Données brutes'.U46]" office:value-type="percentage" office:value="0.00235017626321974" calcext:value-type="percentage">
            <text:p>0,24 %</text:p>
          </table:table-cell>
          <table:table-cell table:style-name="ce3" table:formula="of:=[$'Données brutes'.V46]" office:value-type="percentage" office:value="0" calcext:value-type="percentage">
            <text:p>0,00 %</text:p>
          </table:table-cell>
          <table:table-cell table:style-name="ce3" table:formula="of:=[$'Données brutes'.W46]+[$'Données brutes'.X46]+[$'Données brutes'.Y46]+[$'Données brutes'.Z46]" office:value-type="percentage" office:value="0.036427732079906" calcext:value-type="percentage">
            <text:p>3,64 %</text:p>
          </table:table-cell>
          <table:table-cell table:style-name="ce3" table:formula="of:=[$'Données brutes'.AA46]+[$'Données brutes'.AB46]" office:value-type="percentage" office:value="0.0129259694477086" calcext:value-type="percentage">
            <text:p>1,29 %</text:p>
          </table:table-cell>
          <table:table-cell table:style-name="ce3" table:formula="of:=[$'Données brutes'.AC46]" office:value-type="percentage" office:value="0.00470035252643948" calcext:value-type="percentage">
            <text:p>0,47 %</text:p>
          </table:table-cell>
          <table:table-cell table:style-name="ce3" table:formula="of:=[$'Données brutes'.AD46]" office:value-type="percentage" office:value="0" calcext:value-type="percentage">
            <text:p>0,00 %</text:p>
          </table:table-cell>
          <table:table-cell table:style-name="ce3" table:formula="of:=[$'Données brutes'.AE46]" office:value-type="percentage" office:value="0.0082256169212691" calcext:value-type="percentage">
            <text:p>0,82 %</text:p>
          </table:table-cell>
          <table:table-cell table:style-name="ce3" table:formula="of:=[$'Données brutes'.AF46]" office:value-type="percentage" office:value="0" calcext:value-type="percentage">
            <text:p>0,00 %</text:p>
          </table:table-cell>
          <table:table-cell table:style-name="ce3" table:formula="of:=[$'Données brutes'.AG46]+[$'Données brutes'.AH46]+[$'Données brutes'.AJ46]" office:value-type="percentage" office:value="0.0223266745005875" calcext:value-type="percentage">
            <text:p>2,23 %</text:p>
          </table:table-cell>
          <table:table-cell table:style-name="ce3" table:formula="of:=[$'Données brutes'.AI46]" office:value-type="percentage" office:value="0" calcext:value-type="percentage">
            <text:p>0,00 %</text:p>
          </table:table-cell>
          <table:table-cell table:style-name="ce3" table:formula="of:=[$'Données brutes'.AK46]" office:value-type="percentage" office:value="0.157461809635723" calcext:value-type="percentage">
            <text:p>15,75 %</text:p>
          </table:table-cell>
          <table:table-cell table:style-name="ce3" table:formula="of:=[$'Données brutes'.AL46]" office:value-type="percentage" office:value="0.00352526439482961" calcext:value-type="percentage">
            <text:p>0,35 %</text:p>
          </table:table-cell>
          <table:table-cell table:style-name="ce3" table:formula="of:=[$'Données brutes'.AM46]+[$'Données brutes'.AN46]" office:value-type="percentage" office:value="0.0317273795534665" calcext:value-type="percentage">
            <text:p>3,17 %</text:p>
          </table:table-cell>
          <table:table-cell table:style-name="ce3" table:formula="of:=[$'Données brutes'.AO46]" office:value-type="percentage" office:value="0.0481786133960047" calcext:value-type="percentage">
            <text:p>4,82 %</text:p>
          </table:table-cell>
          <table:table-cell table:style-name="ce3" table:formula="of:=[$'Données brutes'.AP46]+[$'Données brutes'.AQ46]" office:value-type="percentage" office:value="0.0141010575793185" calcext:value-type="percentage">
            <text:p>1,41 %</text:p>
          </table:table-cell>
          <table:table-cell table:style-name="ce3" table:formula="of:=[$'Données brutes'.AR46]" office:value-type="percentage" office:value="0.00587544065804935" calcext:value-type="percentage">
            <text:p>0,59 %</text:p>
          </table:table-cell>
          <table:table-cell table:style-name="ce3" table:formula="of:=[$'Données brutes'.AS46]" office:value-type="percentage" office:value="0.0470035252643948" calcext:value-type="percentage">
            <text:p>4,70 %</text:p>
          </table:table-cell>
          <table:table-cell table:style-name="ce3" table:formula="of:=[$'Données brutes'.AT46]+[$'Données brutes'.AU46]" office:value-type="percentage" office:value="0.00117508813160987" calcext:value-type="percentage">
            <text:p>0,12 %</text:p>
          </table:table-cell>
          <table:table-cell table:style-name="ce3" table:formula="of:=[$'Données brutes'.AV46]" office:value-type="percentage" office:value="0" calcext:value-type="percentage">
            <text:p>0,00 %</text:p>
          </table:table-cell>
          <table:table-cell table:style-name="ce3" table:formula="of:=[$'Données brutes'.AW46]" office:value-type="percentage" office:value="0" calcext:value-type="percentage">
            <text:p>0,00 %</text:p>
          </table:table-cell>
          <table:table-cell table:style-name="ce3" table:formula="of:=[$'Données brutes'.AX46]" office:value-type="percentage" office:value="0.0305522914218566" calcext:value-type="percentage">
            <text:p>3,06 %</text:p>
          </table:table-cell>
          <table:table-cell table:style-name="ce3" table:formula="of:=[$'Données brutes'.AY46]" office:value-type="percentage" office:value="0" calcext:value-type="percentage">
            <text:p>0,00 %</text:p>
          </table:table-cell>
          <table:table-cell table:style-name="ce3" table:formula="of:=[$'Données brutes'.AZ46]" office:value-type="percentage" office:value="0" calcext:value-type="percentage">
            <text:p>0,00 %</text:p>
          </table:table-cell>
          <table:table-cell table:style-name="ce3" table:formula="of:=[$'Données brutes'.BA46]" office:value-type="percentage" office:value="0.00235017626321974" calcext:value-type="percentage">
            <text:p>0,24 %</text:p>
          </table:table-cell>
          <table:table-cell table:style-name="ce3" table:formula="of:=[$'Données brutes'.BB46]" office:value-type="percentage" office:value="0.00235017626321974" calcext:value-type="percentage">
            <text:p>0,24 %</text:p>
          </table:table-cell>
          <table:table-cell table:style-name="ce3" table:formula="of:=[$'Données brutes'.BC46]+[$'Données brutes'.BD46]" office:value-type="percentage" office:value="0.00235017626321974" calcext:value-type="percentage">
            <text:p>0,24 %</text:p>
          </table:table-cell>
          <table:table-cell table:style-name="ce3" table:formula="of:=[$'Données brutes'.BE46]" office:value-type="percentage" office:value="0" calcext:value-type="percentage">
            <text:p>0,00 %</text:p>
          </table:table-cell>
          <table:table-cell table:style-name="ce3" table:formula="of:=[$'Données brutes'.BF46]" office:value-type="percentage" office:value="0.0246768507638073" calcext:value-type="percentage">
            <text:p>2,47 %</text:p>
          </table:table-cell>
          <table:table-cell table:style-name="ce3" table:formula="of:=[$'Données brutes'.BG46]" office:value-type="percentage" office:value="0.00705052878965922" calcext:value-type="percentage">
            <text:p>0,71 %</text:p>
          </table:table-cell>
          <table:table-cell table:style-name="ce3" table:formula="of:=[$'Données brutes'.BH46]" office:value-type="percentage" office:value="0.00352526439482961" calcext:value-type="percentage">
            <text:p>0,35 %</text:p>
          </table:table-cell>
          <table:table-cell table:style-name="ce3" table:formula="of:=[$'Données brutes'.BI46]" office:value-type="percentage" office:value="0.00940070505287897" calcext:value-type="percentage">
            <text:p>0,94 %</text:p>
          </table:table-cell>
          <table:table-cell table:style-name="ce3" table:formula="of:=[$'Données brutes'.BJ46]" office:value-type="percentage" office:value="0.00117508813160987" calcext:value-type="percentage">
            <text:p>0,12 %</text:p>
          </table:table-cell>
          <table:table-cell table:style-name="ce3" table:formula="of:=[$'Données brutes'.BK46]+[$'Données brutes'.BL46]" office:value-type="percentage" office:value="0.157461809635723" calcext:value-type="percentage">
            <text:p>15,75 %</text:p>
          </table:table-cell>
          <table:table-cell table:style-name="ce3" table:formula="of:=[$'Données brutes'.BM46]" office:value-type="percentage" office:value="0.00352526439482961" calcext:value-type="percentage">
            <text:p>0,35 %</text:p>
          </table:table-cell>
          <table:table-cell table:style-name="ce3" table:formula="of:=[$'Données brutes'.BN46]" office:value-type="percentage" office:value="0.00352526439482961" calcext:value-type="percentage">
            <text:p>0,35 %</text:p>
          </table:table-cell>
          <table:table-cell table:style-name="ce3" table:formula="of:=[$'Données brutes'.BO46]+[$'Données brutes'.BP46]" office:value-type="percentage" office:value="0.105757931844888" calcext:value-type="percentage">
            <text:p>10,58 %</text:p>
          </table:table-cell>
          <table:table-cell table:number-columns-repeated="97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3" table:formula="of:=[$'Données brutes'.B47]+[$'Données brutes'.C47]+[$'Données brutes'.D47]" office:value-type="percentage" office:value="0.0852402745995423" calcext:value-type="percentage">
            <text:p>8,52 %</text:p>
          </table:table-cell>
          <table:table-cell table:style-name="ce3" table:formula="of:=[$'Données brutes'.E47]" office:value-type="percentage" office:value="0.0085812356979405" calcext:value-type="percentage">
            <text:p>0,86 %</text:p>
          </table:table-cell>
          <table:table-cell table:style-name="ce3" table:formula="of:=[$'Données brutes'.F47]" office:value-type="percentage" office:value="0.0234553775743707" calcext:value-type="percentage">
            <text:p>2,35 %</text:p>
          </table:table-cell>
          <table:table-cell table:style-name="ce3" table:formula="of:=[$'Données brutes'.G47]" office:value-type="percentage" office:value="0.0217391304347826" calcext:value-type="percentage">
            <text:p>2,17 %</text:p>
          </table:table-cell>
          <table:table-cell table:style-name="ce3" table:formula="of:=[$'Données brutes'.H47]" office:value-type="percentage" office:value="0.0097254004576659" calcext:value-type="percentage">
            <text:p>0,97 %</text:p>
          </table:table-cell>
          <table:table-cell table:style-name="ce3" table:formula="of:=[$'Données brutes'.I47]" office:value-type="percentage" office:value="0.0040045766590389" calcext:value-type="percentage">
            <text:p>0,40 %</text:p>
          </table:table-cell>
          <table:table-cell table:style-name="ce3" table:formula="of:=[$'Données brutes'.J47]+[$'Données brutes'.K47]" office:value-type="percentage" office:value="0.0143020594965675" calcext:value-type="percentage">
            <text:p>1,43 %</text:p>
          </table:table-cell>
          <table:table-cell table:style-name="ce3" table:formula="of:=[$'Données brutes'.L47]" office:value-type="percentage" office:value="0.0160183066361556" calcext:value-type="percentage">
            <text:p>1,60 %</text:p>
          </table:table-cell>
          <table:table-cell table:style-name="ce3" table:formula="of:=[$'Données brutes'.M47]" office:value-type="percentage" office:value="0.0308924485125858" calcext:value-type="percentage">
            <text:p>3,09 %</text:p>
          </table:table-cell>
          <table:table-cell table:style-name="ce3" table:formula="of:=[$'Données brutes'.N47]" office:value-type="percentage" office:value="0.0005720823798627" calcext:value-type="percentage">
            <text:p>0,06 %</text:p>
          </table:table-cell>
          <table:table-cell table:style-name="ce3" table:formula="of:=[$'Données brutes'.O47]" office:value-type="percentage" office:value="0.0194508009153318" calcext:value-type="percentage">
            <text:p>1,95 %</text:p>
          </table:table-cell>
          <table:table-cell table:style-name="ce3" table:formula="of:=[$'Données brutes'.P47]+[$'Données brutes'.Q47]" office:value-type="percentage" office:value="0.0011441647597254" calcext:value-type="percentage">
            <text:p>0,11 %</text:p>
          </table:table-cell>
          <table:table-cell table:style-name="ce3" table:formula="of:=[$'Données brutes'.R47]+[$'Données brutes'.S47]" office:value-type="percentage" office:value="0.0034324942791762" calcext:value-type="percentage">
            <text:p>0,34 %</text:p>
          </table:table-cell>
          <table:table-cell table:style-name="ce3" table:formula="of:=[$'Données brutes'.T47]+[$'Données brutes'.U47]" office:value-type="percentage" office:value="0" calcext:value-type="percentage">
            <text:p>0,00 %</text:p>
          </table:table-cell>
          <table:table-cell table:style-name="ce3" table:formula="of:=[$'Données brutes'.V47]" office:value-type="percentage" office:value="0.005720823798627" calcext:value-type="percentage">
            <text:p>0,57 %</text:p>
          </table:table-cell>
          <table:table-cell table:style-name="ce3" table:formula="of:=[$'Données brutes'.W47]+[$'Données brutes'.X47]+[$'Données brutes'.Y47]+[$'Données brutes'.Z47]" office:value-type="percentage" office:value="0.0240274599542334" calcext:value-type="percentage">
            <text:p>2,40 %</text:p>
          </table:table-cell>
          <table:table-cell table:style-name="ce3" table:formula="of:=[$'Données brutes'.AA47]+[$'Données brutes'.AB47]" office:value-type="percentage" office:value="0.0211670480549199" calcext:value-type="percentage">
            <text:p>2,12 %</text:p>
          </table:table-cell>
          <table:table-cell table:style-name="ce3" table:formula="of:=[$'Données brutes'.AC47]" office:value-type="percentage" office:value="0.0034324942791762" calcext:value-type="percentage">
            <text:p>0,34 %</text:p>
          </table:table-cell>
          <table:table-cell table:style-name="ce3" table:formula="of:=[$'Données brutes'.AD47]" office:value-type="percentage" office:value="0.0045766590389016" calcext:value-type="percentage">
            <text:p>0,46 %</text:p>
          </table:table-cell>
          <table:table-cell table:style-name="ce3" table:formula="of:=[$'Données brutes'.AE47]" office:value-type="percentage" office:value="0.0091533180778032" calcext:value-type="percentage">
            <text:p>0,92 %</text:p>
          </table:table-cell>
          <table:table-cell table:style-name="ce3" table:formula="of:=[$'Données brutes'.AF47]" office:value-type="percentage" office:value="0.0005720823798627" calcext:value-type="percentage">
            <text:p>0,06 %</text:p>
          </table:table-cell>
          <table:table-cell table:style-name="ce3" table:formula="of:=[$'Données brutes'.AG47]+[$'Données brutes'.AH47]+[$'Données brutes'.AJ47]" office:value-type="percentage" office:value="0.103546910755149" calcext:value-type="percentage">
            <text:p>10,35 %</text:p>
          </table:table-cell>
          <table:table-cell table:style-name="ce3" table:formula="of:=[$'Données brutes'.AI47]" office:value-type="percentage" office:value="0.0005720823798627" calcext:value-type="percentage">
            <text:p>0,06 %</text:p>
          </table:table-cell>
          <table:table-cell table:style-name="ce3" table:formula="of:=[$'Données brutes'.AK47]" office:value-type="percentage" office:value="0.183066361556064" calcext:value-type="percentage">
            <text:p>18,31 %</text:p>
          </table:table-cell>
          <table:table-cell table:style-name="ce3" table:formula="of:=[$'Données brutes'.AL47]" office:value-type="percentage" office:value="0.011441647597254" calcext:value-type="percentage">
            <text:p>1,14 %</text:p>
          </table:table-cell>
          <table:table-cell table:style-name="ce3" table:formula="of:=[$'Données brutes'.AM47]+[$'Données brutes'.AN47]" office:value-type="percentage" office:value="0.0205949656750572" calcext:value-type="percentage">
            <text:p>2,06 %</text:p>
          </table:table-cell>
          <table:table-cell table:style-name="ce3" table:formula="of:=[$'Données brutes'.AO47]" office:value-type="percentage" office:value="0.0268878718535469" calcext:value-type="percentage">
            <text:p>2,69 %</text:p>
          </table:table-cell>
          <table:table-cell table:style-name="ce3" table:formula="of:=[$'Données brutes'.AP47]+[$'Données brutes'.AQ47]" office:value-type="percentage" office:value="0.0165903890160183" calcext:value-type="percentage">
            <text:p>1,66 %</text:p>
          </table:table-cell>
          <table:table-cell table:style-name="ce3" table:formula="of:=[$'Données brutes'.AR47]" office:value-type="percentage" office:value="0.0011441647597254" calcext:value-type="percentage">
            <text:p>0,11 %</text:p>
          </table:table-cell>
          <table:table-cell table:style-name="ce3" table:formula="of:=[$'Données brutes'.AS47]" office:value-type="percentage" office:value="0.0469107551487414" calcext:value-type="percentage">
            <text:p>4,69 %</text:p>
          </table:table-cell>
          <table:table-cell table:style-name="ce3" table:formula="of:=[$'Données brutes'.AT47]+[$'Données brutes'.AU47]" office:value-type="percentage" office:value="0" calcext:value-type="percentage">
            <text:p>0,00 %</text:p>
          </table:table-cell>
          <table:table-cell table:style-name="ce3" table:formula="of:=[$'Données brutes'.AV47]" office:value-type="percentage" office:value="0.0005720823798627" calcext:value-type="percentage">
            <text:p>0,06 %</text:p>
          </table:table-cell>
          <table:table-cell table:style-name="ce3" table:formula="of:=[$'Données brutes'.AW47]" office:value-type="percentage" office:value="0" calcext:value-type="percentage">
            <text:p>0,00 %</text:p>
          </table:table-cell>
          <table:table-cell table:style-name="ce3" table:formula="of:=[$'Données brutes'.AX47]" office:value-type="percentage" office:value="0.0040045766590389" calcext:value-type="percentage">
            <text:p>0,40 %</text:p>
          </table:table-cell>
          <table:table-cell table:style-name="ce3" table:formula="of:=[$'Données brutes'.AY47]" office:value-type="percentage" office:value="0" calcext:value-type="percentage">
            <text:p>0,00 %</text:p>
          </table:table-cell>
          <table:table-cell table:style-name="ce3" table:formula="of:=[$'Données brutes'.AZ47]" office:value-type="percentage" office:value="0.0005720823798627" calcext:value-type="percentage">
            <text:p>0,06 %</text:p>
          </table:table-cell>
          <table:table-cell table:style-name="ce3" table:formula="of:=[$'Données brutes'.BA47]" office:value-type="percentage" office:value="0.0011441647597254" calcext:value-type="percentage">
            <text:p>0,11 %</text:p>
          </table:table-cell>
          <table:table-cell table:style-name="ce3" table:formula="of:=[$'Données brutes'.BB47]" office:value-type="percentage" office:value="0.0005720823798627" calcext:value-type="percentage">
            <text:p>0,06 %</text:p>
          </table:table-cell>
          <table:table-cell table:style-name="ce3" table:formula="of:=[$'Données brutes'.BC47]+[$'Données brutes'.BD47]" office:value-type="percentage" office:value="0.0137299771167048" calcext:value-type="percentage">
            <text:p>1,37 %</text:p>
          </table:table-cell>
          <table:table-cell table:style-name="ce3" table:formula="of:=[$'Données brutes'.BE47]" office:value-type="percentage" office:value="0" calcext:value-type="percentage">
            <text:p>0,00 %</text:p>
          </table:table-cell>
          <table:table-cell table:style-name="ce3" table:formula="of:=[$'Données brutes'.BF47]" office:value-type="percentage" office:value="0.0640732265446224" calcext:value-type="percentage">
            <text:p>6,41 %</text:p>
          </table:table-cell>
          <table:table-cell table:style-name="ce3" table:formula="of:=[$'Données brutes'.BG47]" office:value-type="percentage" office:value="0.0045766590389016" calcext:value-type="percentage">
            <text:p>0,46 %</text:p>
          </table:table-cell>
          <table:table-cell table:style-name="ce3" table:formula="of:=[$'Données brutes'.BH47]" office:value-type="percentage" office:value="0.0017162471395881" calcext:value-type="percentage">
            <text:p>0,17 %</text:p>
          </table:table-cell>
          <table:table-cell table:style-name="ce3" table:formula="of:=[$'Données brutes'.BI47]" office:value-type="percentage" office:value="0.0051487414187643" calcext:value-type="percentage">
            <text:p>0,51 %</text:p>
          </table:table-cell>
          <table:table-cell table:style-name="ce3" table:formula="of:=[$'Données brutes'.BJ47]" office:value-type="percentage" office:value="0.0062929061784897" calcext:value-type="percentage">
            <text:p>0,63 %</text:p>
          </table:table-cell>
          <table:table-cell table:style-name="ce3" table:formula="of:=[$'Données brutes'.BK47]+[$'Données brutes'.BL47]" office:value-type="percentage" office:value="0.0497711670480549" calcext:value-type="percentage">
            <text:p>4,98 %</text:p>
          </table:table-cell>
          <table:table-cell table:style-name="ce3" table:formula="of:=[$'Données brutes'.BM47]" office:value-type="percentage" office:value="0.0085812356979405" calcext:value-type="percentage">
            <text:p>0,86 %</text:p>
          </table:table-cell>
          <table:table-cell table:style-name="ce3" table:formula="of:=[$'Données brutes'.BN47]" office:value-type="percentage" office:value="0.0205949656750572" calcext:value-type="percentage">
            <text:p>2,06 %</text:p>
          </table:table-cell>
          <table:table-cell table:style-name="ce3" table:formula="of:=[$'Données brutes'.BO47]+[$'Données brutes'.BP47]" office:value-type="percentage" office:value="0.100686498855835" calcext:value-type="percentage">
            <text:p>10,07 %</text:p>
          </table:table-cell>
          <table:table-cell table:number-columns-repeated="974"/>
        </table:table-row>
        <table:table-row table:style-name="ro1">
          <table:table-cell office:value-type="float" office:value="1991" calcext:value-type="float">
            <text:p>1991</text:p>
            <draw:frame draw:z-index="1" draw:style-name="gr1" draw:text-style-name="P1" svg:width="48.834cm" svg:height="23.083cm" svg:x="0cm" svg:y="0.371cm">
              <draw:object draw:notify-on-update-of-ranges="'Mots regroupés par racine'.A47:'Mots regroupés par racine'.A65 'Mots regroupés par racine'.B46:'Mots regroupés par racine'.B46 'Mots regroupés par racine'.B47:'Mots regroupés par racine'.B65 'Mots regroupés par racine'.C46:'Mots regroupés par racine'.C46 'Mots regroupés par racine'.C47:'Mots regroupés par racine'.C65 'Mots regroupés par racine'.D46:'Mots regroupés par racine'.D46 'Mots regroupés par racine'.D47:'Mots regroupés par racine'.D65 'Mots regroupés par racine'.E46:'Mots regroupés par racine'.E46 'Mots regroupés par racine'.E47:'Mots regroupés par racine'.E65 'Mots regroupés par racine'.F46:'Mots regroupés par racine'.F46 'Mots regroupés par racine'.F47:'Mots regroupés par racine'.F65 'Mots regroupés par racine'.G46:'Mots regroupés par racine'.G46 'Mots regroupés par racine'.G47:'Mots regroupés par racine'.G65 'Mots regroupés par racine'.H46:'Mots regroupés par racine'.H46 'Mots regroupés par racine'.H47:'Mots regroupés par racine'.H65 'Mots regroupés par racine'.I46:'Mots regroupés par racine'.I46 'Mots regroupés par racine'.I47:'Mots regroupés par racine'.I65 'Mots regroupés par racine'.J46:'Mots regroupés par racine'.J46 'Mots regroupés par racine'.J47:'Mots regroupés par racine'.J65 'Mots regroupés par racine'.K46:'Mots regroupés par racine'.K46 'Mots regroupés par racine'.K47:'Mots regroupés par racine'.K65 'Mots regroupés par racine'.L46:'Mots regroupés par racine'.L46 'Mots regroupés par racine'.L47:'Mots regroupés par racine'.L65 'Mots regroupés par racine'.M46:'Mots regroupés par racine'.M46 'Mots regroupés par racine'.M47:'Mots regroupés par racine'.M65 'Mots regroupés par racine'.N46:'Mots regroupés par racine'.N46 'Mots regroupés par racine'.N47:'Mots regroupés par racine'.N65 'Mots regroupés par racine'.O46:'Mots regroupés par racine'.O46 'Mots regroupés par racine'.O47:'Mots regroupés par racine'.O65 'Mots regroupés par racine'.P46:'Mots regroupés par racine'.P46 'Mots regroupés par racine'.P47:'Mots regroupés par racine'.P65 'Mots regroupés par racine'.Q46:'Mots regroupés par racine'.Q46 'Mots regroupés par racine'.Q47:'Mots regroupés par racine'.Q65 'Mots regroupés par racine'.R46:'Mots regroupés par racine'.R46 'Mots regroupés par racine'.R47:'Mots regroupés par racine'.R65 'Mots regroupés par racine'.S46:'Mots regroupés par racine'.S46 'Mots regroupés par racine'.S47:'Mots regroupés par racine'.S65 'Mots regroupés par racine'.T46:'Mots regroupés par racine'.T46 'Mots regroupés par racine'.T47:'Mots regroupés par racine'.T65 'Mots regroupés par racine'.U46:'Mots regroupés par racine'.U46 'Mots regroupés par racine'.U47:'Mots regroupés par racine'.U65 'Mots regroupés par racine'.V46:'Mots regroupés par racine'.V46 'Mots regroupés par racine'.V47:'Mots regroupés par racine'.V65 'Mots regroupés par racine'.W46:'Mots regroupés par racine'.W46 'Mots regroupés par racine'.W47:'Mots regroupés par racine'.W65 'Mots regroupés par racine'.X46:'Mots regroupés par racine'.X46 'Mots regroupés par racine'.X47:'Mots regroupés par racine'.X65 'Mots regroupés par racine'.Y46:'Mots regroupés par racine'.Y46 'Mots regroupés par racine'.Y47:'Mots regroupés par racine'.Y65 'Mots regroupés par racine'.Z46:'Mots regroupés par racine'.Z46 'Mots regroupés par racine'.Z47:'Mots regroupés par racine'.Z65 'Mots regroupés par racine'.AA46:'Mots regroupés par racine'.AA46 'Mots regroupés par racine'.AA47:'Mots regroupés par racine'.AA65 'Mots regroupés par racine'.AB46:'Mots regroupés par racine'.AB46 'Mots regroupés par racine'.AB47:'Mots regroupés par racine'.AB65 'Mots regroupés par racine'.AC46:'Mots regroupés par racine'.AC46 'Mots regroupés par racine'.AC47:'Mots regroupés par racine'.AC65 'Mots regroupés par racine'.AD46:'Mots regroupés par racine'.AD46 'Mots regroupés par racine'.AD47:'Mots regroupés par racine'.AD65 'Mots regroupés par racine'.AE46:'Mots regroupés par racine'.AE46 'Mots regroupés par racine'.AE47:'Mots regroupés par racine'.AE65 'Mots regroupés par racine'.AF46:'Mots regroupés par racine'.AF46 'Mots regroupés par racine'.AF47:'Mots regroupés par racine'.AF65 'Mots regroupés par racine'.AG46:'Mots regroupés par racine'.AG46 'Mots regroupés par racine'.AG47:'Mots regroupés par racine'.AG65 'Mots regroupés par racine'.AH46:'Mots regroupés par racine'.AH46 'Mots regroupés par racine'.AH47:'Mots regroupés par racine'.AH65 'Mots regroupés par racine'.AI46:'Mots regroupés par racine'.AI46 'Mots regroupés par racine'.AI47:'Mots regroupés par racine'.AI65 'Mots regroupés par racine'.AJ46:'Mots regroupés par racine'.AJ46 'Mots regroupés par racine'.AJ47:'Mots regroupés par racine'.AJ65 'Mots regroupés par racine'.AK46:'Mots regroupés par racine'.AK46 'Mots regroupés par racine'.AK47:'Mots regroupés par racine'.AK65 'Mots regroupés par racine'.AL46:'Mots regroupés par racine'.AL46 'Mots regroupés par racine'.AL47:'Mots regroupés par racine'.AL65 'Mots regroupés par racine'.AM46:'Mots regroupés par racine'.AM46 'Mots regroupés par racine'.AM47:'Mots regroupés par racine'.AM65 'Mots regroupés par racine'.AN46:'Mots regroupés par racine'.AN46 'Mots regroupés par racine'.AN47:'Mots regroupés par racine'.AN65 'Mots regroupés par racine'.AO46:'Mots regroupés par racine'.AO46 'Mots regroupés par racine'.AO47:'Mots regroupés par racine'.AO65 'Mots regroupés par racine'.AP46:'Mots regroupés par racine'.AP46 'Mots regroupés par racine'.AP47:'Mots regroupés par racine'.AP65 'Mots regroupés par racine'.AQ46:'Mots regroupés par racine'.AQ46 'Mots regroupés par racine'.AQ47:'Mots regroupés par racine'.AQ65 'Mots regroupés par racine'.AR46:'Mots regroupés par racine'.AR46 'Mots regroupés par racine'.AR47:'Mots regroupés par racine'.AR65 'Mots regroupés par racine'.AS46:'Mots regroupés par racine'.AS46 'Mots regroupés par racine'.AS47:'Mots regroupés par racine'.AS65 'Mots regroupés par racine'.AT46:'Mots regroupés par racine'.AT46 'Mots regroupés par racine'.AT47:'Mots regroupés par racine'.AT65 'Mots regroupés par racine'.AU46:'Mots regroupés par racine'.AU46 'Mots regroupés par racine'.AU47:'Mots regroupés par racine'.AU65 'Mots regroupés par racine'.AV46:'Mots regroupés par racine'.AV46 'Mots regroupés par racine'.AV47:'Mots regroupés par racine'.AV65 'Mots regroupés par racine'.AW46:'Mots regroupés par racine'.AW46 'Mots regroupés par racine'.AW47:'Mots regroupés par racine'.AW65 'Mots regroupés par racine'.AX46:'Mots regroupés par racine'.AX46 'Mots regroupés par racine'.AX47:'Mots regroupés par racine'.AX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formula="of:=[$'Données brutes'.B48]+[$'Données brutes'.C48]+[$'Données brutes'.D48]" office:value-type="percentage" office:value="0.177943166441137" calcext:value-type="percentage">
            <text:p>17,79 %</text:p>
          </table:table-cell>
          <table:table-cell table:style-name="ce3" table:formula="of:=[$'Données brutes'.E48]" office:value-type="percentage" office:value="0.0121786197564276" calcext:value-type="percentage">
            <text:p>1,22 %</text:p>
          </table:table-cell>
          <table:table-cell table:style-name="ce3" table:formula="of:=[$'Données brutes'.F48]" office:value-type="percentage" office:value="0.0094722598105548" calcext:value-type="percentage">
            <text:p>0,95 %</text:p>
          </table:table-cell>
          <table:table-cell table:style-name="ce3" table:formula="of:=[$'Données brutes'.G48]" office:value-type="percentage" office:value="0.0111637347767253" calcext:value-type="percentage">
            <text:p>1,12 %</text:p>
          </table:table-cell>
          <table:table-cell table:style-name="ce3" table:formula="of:=[$'Données brutes'.H48]" office:value-type="percentage" office:value="0.0098105548037889" calcext:value-type="percentage">
            <text:p>0,98 %</text:p>
          </table:table-cell>
          <table:table-cell table:style-name="ce3" table:formula="of:=[$'Données brutes'.I48]" office:value-type="percentage" office:value="0.003382949932341" calcext:value-type="percentage">
            <text:p>0,34 %</text:p>
          </table:table-cell>
          <table:table-cell table:style-name="ce3" table:formula="of:=[$'Données brutes'.J48]+[$'Données brutes'.K48]" office:value-type="percentage" office:value="0.0175913396481732" calcext:value-type="percentage">
            <text:p>1,76 %</text:p>
          </table:table-cell>
          <table:table-cell table:style-name="ce3" table:formula="of:=[$'Données brutes'.L48]" office:value-type="percentage" office:value="0.0064276048714479" calcext:value-type="percentage">
            <text:p>0,64 %</text:p>
          </table:table-cell>
          <table:table-cell table:style-name="ce3" table:formula="of:=[$'Données brutes'.M48]" office:value-type="percentage" office:value="0.0659675236806495" calcext:value-type="percentage">
            <text:p>6,60 %</text:p>
          </table:table-cell>
          <table:table-cell table:style-name="ce3" table:formula="of:=[$'Données brutes'.N48]" office:value-type="percentage" office:value="0.0003382949932341" calcext:value-type="percentage">
            <text:p>0,03 %</text:p>
          </table:table-cell>
          <table:table-cell table:style-name="ce3" table:formula="of:=[$'Données brutes'.O48]" office:value-type="percentage" office:value="0.0087956698240866" calcext:value-type="percentage">
            <text:p>0,88 %</text:p>
          </table:table-cell>
          <table:table-cell table:style-name="ce3" table:formula="of:=[$'Données brutes'.P48]+[$'Données brutes'.Q48]" office:value-type="percentage" office:value="0.0027063599458728" calcext:value-type="percentage">
            <text:p>0,27 %</text:p>
          </table:table-cell>
          <table:table-cell table:style-name="ce3" table:formula="of:=[$'Données brutes'.R48]+[$'Données brutes'.S48]" office:value-type="percentage" office:value="0.0013531799729364" calcext:value-type="percentage">
            <text:p>0,14 %</text:p>
          </table:table-cell>
          <table:table-cell table:style-name="ce3" table:formula="of:=[$'Données brutes'.T48]+[$'Données brutes'.U48]" office:value-type="percentage" office:value="0.0071041948579161" calcext:value-type="percentage">
            <text:p>0,71 %</text:p>
          </table:table-cell>
          <table:table-cell table:style-name="ce3" table:formula="of:=[$'Données brutes'.V48]" office:value-type="percentage" office:value="0.0064276048714479" calcext:value-type="percentage">
            <text:p>0,64 %</text:p>
          </table:table-cell>
          <table:table-cell table:style-name="ce3" table:formula="of:=[$'Données brutes'.W48]+[$'Données brutes'.X48]+[$'Données brutes'.Y48]+[$'Données brutes'.Z48]" office:value-type="percentage" office:value="0.0158998646820027" calcext:value-type="percentage">
            <text:p>1,59 %</text:p>
          </table:table-cell>
          <table:table-cell table:style-name="ce3" table:formula="of:=[$'Données brutes'.AA48]+[$'Données brutes'.AB48]" office:value-type="percentage" office:value="0.0321380243572395" calcext:value-type="percentage">
            <text:p>3,21 %</text:p>
          </table:table-cell>
          <table:table-cell table:style-name="ce3" table:formula="of:=[$'Données brutes'.AC48]" office:value-type="percentage" office:value="0.0084573748308525" calcext:value-type="percentage">
            <text:p>0,85 %</text:p>
          </table:table-cell>
          <table:table-cell table:style-name="ce3" table:formula="of:=[$'Données brutes'.AD48]" office:value-type="percentage" office:value="0" calcext:value-type="percentage">
            <text:p>0,00 %</text:p>
          </table:table-cell>
          <table:table-cell table:style-name="ce3" table:formula="of:=[$'Données brutes'.AE48]" office:value-type="percentage" office:value="0.0040595399188092" calcext:value-type="percentage">
            <text:p>0,41 %</text:p>
          </table:table-cell>
          <table:table-cell table:style-name="ce3" table:formula="of:=[$'Données brutes'.AF48]" office:value-type="percentage" office:value="0.0003382949932341" calcext:value-type="percentage">
            <text:p>0,03 %</text:p>
          </table:table-cell>
          <table:table-cell table:style-name="ce3" table:formula="of:=[$'Données brutes'.AG48]+[$'Données brutes'.AH48]+[$'Données brutes'.AJ48]" office:value-type="percentage" office:value="0.0558186738836265" calcext:value-type="percentage">
            <text:p>5,58 %</text:p>
          </table:table-cell>
          <table:table-cell table:style-name="ce3" table:formula="of:=[$'Données brutes'.AI48]" office:value-type="percentage" office:value="0.0020297699594046" calcext:value-type="percentage">
            <text:p>0,20 %</text:p>
          </table:table-cell>
          <table:table-cell table:style-name="ce3" table:formula="of:=[$'Données brutes'.AK48]" office:value-type="percentage" office:value="0.127198917456022" calcext:value-type="percentage">
            <text:p>12,72 %</text:p>
          </table:table-cell>
          <table:table-cell table:style-name="ce3" table:formula="of:=[$'Données brutes'.AL48]" office:value-type="percentage" office:value="0.0074424898511502" calcext:value-type="percentage">
            <text:p>0,74 %</text:p>
          </table:table-cell>
          <table:table-cell table:style-name="ce3" table:formula="of:=[$'Données brutes'.AM48]+[$'Données brutes'.AN48]" office:value-type="percentage" office:value="0.016914749661705" calcext:value-type="percentage">
            <text:p>1,69 %</text:p>
          </table:table-cell>
          <table:table-cell table:style-name="ce3" table:formula="of:=[$'Données brutes'.AO48]" office:value-type="percentage" office:value="0.0240189445196211" calcext:value-type="percentage">
            <text:p>2,40 %</text:p>
          </table:table-cell>
          <table:table-cell table:style-name="ce3" table:formula="of:=[$'Données brutes'.AP48]+[$'Données brutes'.AQ48]" office:value-type="percentage" office:value="0.0040595399188092" calcext:value-type="percentage">
            <text:p>0,41 %</text:p>
          </table:table-cell>
          <table:table-cell table:style-name="ce3" table:formula="of:=[$'Données brutes'.AR48]" office:value-type="percentage" office:value="0.0006765899864682" calcext:value-type="percentage">
            <text:p>0,07 %</text:p>
          </table:table-cell>
          <table:table-cell table:style-name="ce3" table:formula="of:=[$'Données brutes'.AS48]" office:value-type="percentage" office:value="0.071041948579161" calcext:value-type="percentage">
            <text:p>7,10 %</text:p>
          </table:table-cell>
          <table:table-cell table:style-name="ce3" table:formula="of:=[$'Données brutes'.AT48]+[$'Données brutes'.AU48]" office:value-type="percentage" office:value="0.0013531799729364" calcext:value-type="percentage">
            <text:p>0,14 %</text:p>
          </table:table-cell>
          <table:table-cell table:style-name="ce3" table:formula="of:=[$'Données brutes'.AV48]" office:value-type="percentage" office:value="0.0006765899864682" calcext:value-type="percentage">
            <text:p>0,07 %</text:p>
          </table:table-cell>
          <table:table-cell table:style-name="ce3" table:formula="of:=[$'Données brutes'.AW48]" office:value-type="percentage" office:value="0" calcext:value-type="percentage">
            <text:p>0,00 %</text:p>
          </table:table-cell>
          <table:table-cell table:style-name="ce3" table:formula="of:=[$'Données brutes'.AX48]" office:value-type="percentage" office:value="0.0057510148849797" calcext:value-type="percentage">
            <text:p>0,58 %</text:p>
          </table:table-cell>
          <table:table-cell table:style-name="ce3" table:formula="of:=[$'Données brutes'.AY48]" office:value-type="percentage" office:value="0.0003382949932341" calcext:value-type="percentage">
            <text:p>0,03 %</text:p>
          </table:table-cell>
          <table:table-cell table:style-name="ce3" table:formula="of:=[$'Données brutes'.AZ48]" office:value-type="percentage" office:value="0.0003382949932341" calcext:value-type="percentage">
            <text:p>0,03 %</text:p>
          </table:table-cell>
          <table:table-cell table:style-name="ce3" table:formula="of:=[$'Données brutes'.BA48]" office:value-type="percentage" office:value="0.0016914749661705" calcext:value-type="percentage">
            <text:p>0,17 %</text:p>
          </table:table-cell>
          <table:table-cell table:style-name="ce3" table:formula="of:=[$'Données brutes'.BB48]" office:value-type="percentage" office:value="0.0003382949932341" calcext:value-type="percentage">
            <text:p>0,03 %</text:p>
          </table:table-cell>
          <table:table-cell table:style-name="ce3" table:formula="of:=[$'Données brutes'.BC48]+[$'Données brutes'.BD48]" office:value-type="percentage" office:value="0.0148849797023004" calcext:value-type="percentage">
            <text:p>1,49 %</text:p>
          </table:table-cell>
          <table:table-cell table:style-name="ce3" table:formula="of:=[$'Données brutes'.BE48]" office:value-type="percentage" office:value="0" calcext:value-type="percentage">
            <text:p>0,00 %</text:p>
          </table:table-cell>
          <table:table-cell table:style-name="ce3" table:formula="of:=[$'Données brutes'.BF48]" office:value-type="percentage" office:value="0.0571718538565629" calcext:value-type="percentage">
            <text:p>5,72 %</text:p>
          </table:table-cell>
          <table:table-cell table:style-name="ce3" table:formula="of:=[$'Données brutes'.BG48]" office:value-type="percentage" office:value="0.0057510148849797" calcext:value-type="percentage">
            <text:p>0,58 %</text:p>
          </table:table-cell>
          <table:table-cell table:style-name="ce3" table:formula="of:=[$'Données brutes'.BH48]" office:value-type="percentage" office:value="0.0013531799729364" calcext:value-type="percentage">
            <text:p>0,14 %</text:p>
          </table:table-cell>
          <table:table-cell table:style-name="ce3" table:formula="of:=[$'Données brutes'.BI48]" office:value-type="percentage" office:value="0.0115020297699594" calcext:value-type="percentage">
            <text:p>1,15 %</text:p>
          </table:table-cell>
          <table:table-cell table:style-name="ce3" table:formula="of:=[$'Données brutes'.BJ48]" office:value-type="percentage" office:value="0.0050744248985115" calcext:value-type="percentage">
            <text:p>0,51 %</text:p>
          </table:table-cell>
          <table:table-cell table:style-name="ce3" table:formula="of:=[$'Données brutes'.BK48]+[$'Données brutes'.BL48]" office:value-type="percentage" office:value="0.0456698240866035" calcext:value-type="percentage">
            <text:p>4,57 %</text:p>
          </table:table-cell>
          <table:table-cell table:style-name="ce3" table:formula="of:=[$'Données brutes'.BM48]" office:value-type="percentage" office:value="0.0148849797023004" calcext:value-type="percentage">
            <text:p>1,49 %</text:p>
          </table:table-cell>
          <table:table-cell table:style-name="ce3" table:formula="of:=[$'Données brutes'.BN48]" office:value-type="percentage" office:value="0.0368741542625169" calcext:value-type="percentage">
            <text:p>3,69 %</text:p>
          </table:table-cell>
          <table:table-cell table:style-name="ce3" table:formula="of:=[$'Données brutes'.BO48]+[$'Données brutes'.BP48]" office:value-type="percentage" office:value="0.0855886332882273" calcext:value-type="percentage">
            <text:p>8,56 %</text:p>
          </table:table-cell>
          <table:table-cell table:number-columns-repeated="97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table:formula="of:=[$'Données brutes'.B49]+[$'Données brutes'.C49]+[$'Données brutes'.D49]" office:value-type="percentage" office:value="0.124368976594768" calcext:value-type="percentage">
            <text:p>12,44 %</text:p>
          </table:table-cell>
          <table:table-cell table:style-name="ce3" table:formula="of:=[$'Données brutes'.E49]" office:value-type="percentage" office:value="0.0018357044515833" calcext:value-type="percentage">
            <text:p>0,18 %</text:p>
          </table:table-cell>
          <table:table-cell table:style-name="ce3" table:formula="of:=[$'Données brutes'.F49]" office:value-type="percentage" office:value="0.0362551629187701" calcext:value-type="percentage">
            <text:p>3,63 %</text:p>
          </table:table-cell>
          <table:table-cell table:style-name="ce3" table:formula="of:=[$'Données brutes'.G49]" office:value-type="percentage" office:value="0.0119320789352914" calcext:value-type="percentage">
            <text:p>1,19 %</text:p>
          </table:table-cell>
          <table:table-cell table:style-name="ce3" table:formula="of:=[$'Données brutes'.H49]" office:value-type="percentage" office:value="0.00688389169343736" calcext:value-type="percentage">
            <text:p>0,69 %</text:p>
          </table:table-cell>
          <table:table-cell table:style-name="ce3" table:formula="of:=[$'Données brutes'.I49]" office:value-type="percentage" office:value="0.00137677833868747" calcext:value-type="percentage">
            <text:p>0,14 %</text:p>
          </table:table-cell>
          <table:table-cell table:style-name="ce3" table:formula="of:=[$'Données brutes'.J49]+[$'Données brutes'.K49]" office:value-type="percentage" office:value="0.0133088572739789" calcext:value-type="percentage">
            <text:p>1,33 %</text:p>
          </table:table-cell>
          <table:table-cell table:style-name="ce3" table:formula="of:=[$'Données brutes'.L49]" office:value-type="percentage" office:value="0.0201927489674162" calcext:value-type="percentage">
            <text:p>2,02 %</text:p>
          </table:table-cell>
          <table:table-cell table:style-name="ce3" table:formula="of:=[$'Données brutes'.M49]" office:value-type="percentage" office:value="0.039008719596145" calcext:value-type="percentage">
            <text:p>3,90 %</text:p>
          </table:table-cell>
          <table:table-cell table:style-name="ce3" table:formula="of:=[$'Données brutes'.N49]" office:value-type="percentage" office:value="0.00229463056447912" calcext:value-type="percentage">
            <text:p>0,23 %</text:p>
          </table:table-cell>
          <table:table-cell table:style-name="ce3" table:formula="of:=[$'Données brutes'.O49]" office:value-type="percentage" office:value="0.0211106011932079" calcext:value-type="percentage">
            <text:p>2,11 %</text:p>
          </table:table-cell>
          <table:table-cell table:style-name="ce3" table:formula="of:=[$'Données brutes'.P49]+[$'Données brutes'.Q49]" office:value-type="percentage" office:value="0.00596603946764571" calcext:value-type="percentage">
            <text:p>0,60 %</text:p>
          </table:table-cell>
          <table:table-cell table:style-name="ce3" table:formula="of:=[$'Données brutes'.R49]+[$'Données brutes'.S49]" office:value-type="percentage" office:value="0.00413033501606241" calcext:value-type="percentage">
            <text:p>0,41 %</text:p>
          </table:table-cell>
          <table:table-cell table:style-name="ce3" table:formula="of:=[$'Données brutes'.T49]+[$'Données brutes'.U49]" office:value-type="percentage" office:value="0.000458926112895824" calcext:value-type="percentage">
            <text:p>0,05 %</text:p>
          </table:table-cell>
          <table:table-cell table:style-name="ce3" table:formula="of:=[$'Données brutes'.V49]" office:value-type="percentage" office:value="0.000917852225791648" calcext:value-type="percentage">
            <text:p>0,09 %</text:p>
          </table:table-cell>
          <table:table-cell table:style-name="ce3" table:formula="of:=[$'Données brutes'.W49]+[$'Données brutes'.X49]+[$'Données brutes'.Y49]+[$'Données brutes'.Z49]" office:value-type="percentage" office:value="0.0142267094997705" calcext:value-type="percentage">
            <text:p>1,42 %</text:p>
          </table:table-cell>
          <table:table-cell table:style-name="ce3" table:formula="of:=[$'Données brutes'.AA49]+[$'Données brutes'.AB49]" office:value-type="percentage" office:value="0.0674621385956861" calcext:value-type="percentage">
            <text:p>6,75 %</text:p>
          </table:table-cell>
          <table:table-cell table:style-name="ce3" table:formula="of:=[$'Données brutes'.AC49]" office:value-type="percentage" office:value="0.00321248279027077" calcext:value-type="percentage">
            <text:p>0,32 %</text:p>
          </table:table-cell>
          <table:table-cell table:style-name="ce3" table:formula="of:=[$'Données brutes'.AD49]" office:value-type="percentage" office:value="0" calcext:value-type="percentage">
            <text:p>0,00 %</text:p>
          </table:table-cell>
          <table:table-cell table:style-name="ce3" table:formula="of:=[$'Données brutes'.AE49]" office:value-type="percentage" office:value="0.00642496558054153" calcext:value-type="percentage">
            <text:p>0,64 %</text:p>
          </table:table-cell>
          <table:table-cell table:style-name="ce3" table:formula="of:=[$'Données brutes'.AF49]" office:value-type="percentage" office:value="0.000458926112895824" calcext:value-type="percentage">
            <text:p>0,05 %</text:p>
          </table:table-cell>
          <table:table-cell table:style-name="ce3" table:formula="of:=[$'Données brutes'.AG49]+[$'Données brutes'.AH49]+[$'Données brutes'.AJ49]" office:value-type="percentage" office:value="0.0330426801284993" calcext:value-type="percentage">
            <text:p>3,30 %</text:p>
          </table:table-cell>
          <table:table-cell table:style-name="ce3" table:formula="of:=[$'Données brutes'.AI49]" office:value-type="percentage" office:value="0.0018357044515833" calcext:value-type="percentage">
            <text:p>0,18 %</text:p>
          </table:table-cell>
          <table:table-cell table:style-name="ce3" table:formula="of:=[$'Données brutes'.AK49]" office:value-type="percentage" office:value="0.196879302432308" calcext:value-type="percentage">
            <text:p>19,69 %</text:p>
          </table:table-cell>
          <table:table-cell table:style-name="ce3" table:formula="of:=[$'Données brutes'.AL49]" office:value-type="percentage" office:value="0.00688389169343736" calcext:value-type="percentage">
            <text:p>0,69 %</text:p>
          </table:table-cell>
          <table:table-cell table:style-name="ce3" table:formula="of:=[$'Données brutes'.AM49]+[$'Données brutes'.AN49]" office:value-type="percentage" office:value="0.0165213400642497" calcext:value-type="percentage">
            <text:p>1,65 %</text:p>
          </table:table-cell>
          <table:table-cell table:style-name="ce3" table:formula="of:=[$'Données brutes'.AO49]" office:value-type="percentage" office:value="0.0279944928866452" calcext:value-type="percentage">
            <text:p>2,80 %</text:p>
          </table:table-cell>
          <table:table-cell table:style-name="ce3" table:formula="of:=[$'Données brutes'.AP49]+[$'Données brutes'.AQ49]" office:value-type="percentage" office:value="0.00826067003212483" calcext:value-type="percentage">
            <text:p>0,83 %</text:p>
          </table:table-cell>
          <table:table-cell table:style-name="ce3" table:formula="of:=[$'Données brutes'.AR49]" office:value-type="percentage" office:value="0.00137677833868747" calcext:value-type="percentage">
            <text:p>0,14 %</text:p>
          </table:table-cell>
          <table:table-cell table:style-name="ce3" table:formula="of:=[$'Données brutes'.AS49]" office:value-type="percentage" office:value="0.0738871041762276" calcext:value-type="percentage">
            <text:p>7,39 %</text:p>
          </table:table-cell>
          <table:table-cell table:style-name="ce3" table:formula="of:=[$'Données brutes'.AT49]+[$'Données brutes'.AU49]" office:value-type="percentage" office:value="0.000917852225791648" calcext:value-type="percentage">
            <text:p>0,09 %</text:p>
          </table:table-cell>
          <table:table-cell table:style-name="ce3" table:formula="of:=[$'Données brutes'.AV49]" office:value-type="percentage" office:value="0.000458926112895824" calcext:value-type="percentage">
            <text:p>0,05 %</text:p>
          </table:table-cell>
          <table:table-cell table:style-name="ce3" table:formula="of:=[$'Données brutes'.AW49]" office:value-type="percentage" office:value="0" calcext:value-type="percentage">
            <text:p>0,00 %</text:p>
          </table:table-cell>
          <table:table-cell table:style-name="ce3" table:formula="of:=[$'Données brutes'.AX49]" office:value-type="percentage" office:value="0.00321248279027077" calcext:value-type="percentage">
            <text:p>0,32 %</text:p>
          </table:table-cell>
          <table:table-cell table:style-name="ce3" table:formula="of:=[$'Données brutes'.AY49]" office:value-type="percentage" office:value="0" calcext:value-type="percentage">
            <text:p>0,00 %</text:p>
          </table:table-cell>
          <table:table-cell table:style-name="ce3" table:formula="of:=[$'Données brutes'.AZ49]" office:value-type="percentage" office:value="0" calcext:value-type="percentage">
            <text:p>0,00 %</text:p>
          </table:table-cell>
          <table:table-cell table:style-name="ce3" table:formula="of:=[$'Données brutes'.BA49]" office:value-type="percentage" office:value="0" calcext:value-type="percentage">
            <text:p>0,00 %</text:p>
          </table:table-cell>
          <table:table-cell table:style-name="ce3" table:formula="of:=[$'Données brutes'.BB49]" office:value-type="percentage" office:value="0" calcext:value-type="percentage">
            <text:p>0,00 %</text:p>
          </table:table-cell>
          <table:table-cell table:style-name="ce3" table:formula="of:=[$'Données brutes'.BC49]+[$'Données brutes'.BD49]" office:value-type="percentage" office:value="0.0238641578705828" calcext:value-type="percentage">
            <text:p>2,39 %</text:p>
          </table:table-cell>
          <table:table-cell table:style-name="ce3" table:formula="of:=[$'Données brutes'.BE49]" office:value-type="percentage" office:value="0" calcext:value-type="percentage">
            <text:p>0,00 %</text:p>
          </table:table-cell>
          <table:table-cell table:style-name="ce3" table:formula="of:=[$'Données brutes'.BF49]" office:value-type="percentage" office:value="0.0142267094997705" calcext:value-type="percentage">
            <text:p>1,42 %</text:p>
          </table:table-cell>
          <table:table-cell table:style-name="ce3" table:formula="of:=[$'Données brutes'.BG49]" office:value-type="percentage" office:value="0.0128499311610831" calcext:value-type="percentage">
            <text:p>1,28 %</text:p>
          </table:table-cell>
          <table:table-cell table:style-name="ce3" table:formula="of:=[$'Données brutes'.BH49]" office:value-type="percentage" office:value="0.00504818724185406" calcext:value-type="percentage">
            <text:p>0,50 %</text:p>
          </table:table-cell>
          <table:table-cell table:style-name="ce3" table:formula="of:=[$'Données brutes'.BI49]" office:value-type="percentage" office:value="0.00642496558054153" calcext:value-type="percentage">
            <text:p>0,64 %</text:p>
          </table:table-cell>
          <table:table-cell table:style-name="ce3" table:formula="of:=[$'Données brutes'.BJ49]" office:value-type="percentage" office:value="0" calcext:value-type="percentage">
            <text:p>0,00 %</text:p>
          </table:table-cell>
          <table:table-cell table:style-name="ce3" table:formula="of:=[$'Données brutes'.BK49]+[$'Données brutes'.BL49]" office:value-type="percentage" office:value="0.0133088572739789" calcext:value-type="percentage">
            <text:p>1,33 %</text:p>
          </table:table-cell>
          <table:table-cell table:style-name="ce3" table:formula="of:=[$'Données brutes'.BM49]" office:value-type="percentage" office:value="0.0169802661771455" calcext:value-type="percentage">
            <text:p>1,70 %</text:p>
          </table:table-cell>
          <table:table-cell table:style-name="ce3" table:formula="of:=[$'Données brutes'.BN49]" office:value-type="percentage" office:value="0.080770995869665" calcext:value-type="percentage">
            <text:p>8,08 %</text:p>
          </table:table-cell>
          <table:table-cell table:style-name="ce3" table:formula="of:=[$'Données brutes'.BO49]+[$'Données brutes'.BP49]" office:value-type="percentage" office:value="0.0734281780633318" calcext:value-type="percentage">
            <text:p>7,34 %</text:p>
          </table:table-cell>
          <table:table-cell table:number-columns-repeated="97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table:formula="of:=[$'Données brutes'.B50]+[$'Données brutes'.C50]+[$'Données brutes'.D50]" office:value-type="percentage" office:value="0.114214463840399" calcext:value-type="percentage">
            <text:p>11,42 %</text:p>
          </table:table-cell>
          <table:table-cell table:style-name="ce3" table:formula="of:=[$'Données brutes'.E50]" office:value-type="percentage" office:value="0.0144638403990025" calcext:value-type="percentage">
            <text:p>1,45 %</text:p>
          </table:table-cell>
          <table:table-cell table:style-name="ce3" table:formula="of:=[$'Données brutes'.F50]" office:value-type="percentage" office:value="0.0029925187032419" calcext:value-type="percentage">
            <text:p>0,30 %</text:p>
          </table:table-cell>
          <table:table-cell table:style-name="ce3" table:formula="of:=[$'Données brutes'.G50]" office:value-type="percentage" office:value="0.0104738154613466" calcext:value-type="percentage">
            <text:p>1,05 %</text:p>
          </table:table-cell>
          <table:table-cell table:style-name="ce3" table:formula="of:=[$'Données brutes'.H50]" office:value-type="percentage" office:value="0.00249376558603491" calcext:value-type="percentage">
            <text:p>0,25 %</text:p>
          </table:table-cell>
          <table:table-cell table:style-name="ce3" table:formula="of:=[$'Données brutes'.I50]" office:value-type="percentage" office:value="0" calcext:value-type="percentage">
            <text:p>0,00 %</text:p>
          </table:table-cell>
          <table:table-cell table:style-name="ce3" table:formula="of:=[$'Données brutes'.J50]+[$'Données brutes'.K50]" office:value-type="percentage" office:value="0.0144638403990025" calcext:value-type="percentage">
            <text:p>1,45 %</text:p>
          </table:table-cell>
          <table:table-cell table:style-name="ce3" table:formula="of:=[$'Données brutes'.L50]" office:value-type="percentage" office:value="0.029426433915212" calcext:value-type="percentage">
            <text:p>2,94 %</text:p>
          </table:table-cell>
          <table:table-cell table:style-name="ce3" table:formula="of:=[$'Données brutes'.M50]" office:value-type="percentage" office:value="0.0608478802992519" calcext:value-type="percentage">
            <text:p>6,08 %</text:p>
          </table:table-cell>
          <table:table-cell table:style-name="ce3" table:formula="of:=[$'Données brutes'.N50]" office:value-type="percentage" office:value="0.000498753117206983" calcext:value-type="percentage">
            <text:p>0,05 %</text:p>
          </table:table-cell>
          <table:table-cell table:style-name="ce3" table:formula="of:=[$'Données brutes'.O50]" office:value-type="percentage" office:value="0.0468827930174564" calcext:value-type="percentage">
            <text:p>4,69 %</text:p>
          </table:table-cell>
          <table:table-cell table:style-name="ce3" table:formula="of:=[$'Données brutes'.P50]+[$'Données brutes'.Q50]" office:value-type="percentage" office:value="0.00698254364089776" calcext:value-type="percentage">
            <text:p>0,70 %</text:p>
          </table:table-cell>
          <table:table-cell table:style-name="ce3" table:formula="of:=[$'Données brutes'.R50]+[$'Données brutes'.S50]" office:value-type="percentage" office:value="0.00149625935162095" calcext:value-type="percentage">
            <text:p>0,15 %</text:p>
          </table:table-cell>
          <table:table-cell table:style-name="ce3" table:formula="of:=[$'Données brutes'.T50]+[$'Données brutes'.U50]" office:value-type="percentage" office:value="0" calcext:value-type="percentage">
            <text:p>0,00 %</text:p>
          </table:table-cell>
          <table:table-cell table:style-name="ce3" table:formula="of:=[$'Données brutes'.V50]" office:value-type="percentage" office:value="0.00249376558603491" calcext:value-type="percentage">
            <text:p>0,25 %</text:p>
          </table:table-cell>
          <table:table-cell table:style-name="ce3" table:formula="of:=[$'Données brutes'.W50]+[$'Données brutes'.X50]+[$'Données brutes'.Y50]+[$'Données brutes'.Z50]" office:value-type="percentage" office:value="0.0189526184538653" calcext:value-type="percentage">
            <text:p>1,90 %</text:p>
          </table:table-cell>
          <table:table-cell table:style-name="ce3" table:formula="of:=[$'Données brutes'.AA50]+[$'Données brutes'.AB50]" office:value-type="percentage" office:value="0.0403990024937656" calcext:value-type="percentage">
            <text:p>4,04 %</text:p>
          </table:table-cell>
          <table:table-cell table:style-name="ce3" table:formula="of:=[$'Données brutes'.AC50]" office:value-type="percentage" office:value="0.0084788029925187" calcext:value-type="percentage">
            <text:p>0,85 %</text:p>
          </table:table-cell>
          <table:table-cell table:style-name="ce3" table:formula="of:=[$'Données brutes'.AD50]" office:value-type="percentage" office:value="0" calcext:value-type="percentage">
            <text:p>0,00 %</text:p>
          </table:table-cell>
          <table:table-cell table:style-name="ce3" table:formula="of:=[$'Données brutes'.AE50]" office:value-type="percentage" office:value="0.0104738154613466" calcext:value-type="percentage">
            <text:p>1,05 %</text:p>
          </table:table-cell>
          <table:table-cell table:style-name="ce3" table:formula="of:=[$'Données brutes'.AF50]" office:value-type="percentage" office:value="0.000997506234413965" calcext:value-type="percentage">
            <text:p>0,10 %</text:p>
          </table:table-cell>
          <table:table-cell table:style-name="ce3" table:formula="of:=[$'Données brutes'.AG50]+[$'Données brutes'.AH50]+[$'Données brutes'.AJ50]" office:value-type="percentage" office:value="0.00997506234413965" calcext:value-type="percentage">
            <text:p>1,00 %</text:p>
          </table:table-cell>
          <table:table-cell table:style-name="ce3" table:formula="of:=[$'Données brutes'.AI50]" office:value-type="percentage" office:value="0.000997506234413965" calcext:value-type="percentage">
            <text:p>0,10 %</text:p>
          </table:table-cell>
          <table:table-cell table:style-name="ce3" table:formula="of:=[$'Données brutes'.AK50]" office:value-type="percentage" office:value="0.165087281795511" calcext:value-type="percentage">
            <text:p>16,51 %</text:p>
          </table:table-cell>
          <table:table-cell table:style-name="ce3" table:formula="of:=[$'Données brutes'.AL50]" office:value-type="percentage" office:value="0.00598503740648379" calcext:value-type="percentage">
            <text:p>0,60 %</text:p>
          </table:table-cell>
          <table:table-cell table:style-name="ce3" table:formula="of:=[$'Données brutes'.AM50]+[$'Données brutes'.AN50]" office:value-type="percentage" office:value="0.0219451371571072" calcext:value-type="percentage">
            <text:p>2,19 %</text:p>
          </table:table-cell>
          <table:table-cell table:style-name="ce3" table:formula="of:=[$'Données brutes'.AO50]" office:value-type="percentage" office:value="0.0498753117206983" calcext:value-type="percentage">
            <text:p>4,99 %</text:p>
          </table:table-cell>
          <table:table-cell table:style-name="ce3" table:formula="of:=[$'Données brutes'.AP50]+[$'Données brutes'.AQ50]" office:value-type="percentage" office:value="0.0189526184538653" calcext:value-type="percentage">
            <text:p>1,90 %</text:p>
          </table:table-cell>
          <table:table-cell table:style-name="ce3" table:formula="of:=[$'Données brutes'.AR50]" office:value-type="percentage" office:value="0.00149625935162095" calcext:value-type="percentage">
            <text:p>0,15 %</text:p>
          </table:table-cell>
          <table:table-cell table:style-name="ce3" table:formula="of:=[$'Données brutes'.AS50]" office:value-type="percentage" office:value="0.0384039900249377" calcext:value-type="percentage">
            <text:p>3,84 %</text:p>
          </table:table-cell>
          <table:table-cell table:style-name="ce3" table:formula="of:=[$'Données brutes'.AT50]+[$'Données brutes'.AU50]" office:value-type="percentage" office:value="0.0029925187032419" calcext:value-type="percentage">
            <text:p>0,30 %</text:p>
          </table:table-cell>
          <table:table-cell table:style-name="ce3" table:formula="of:=[$'Données brutes'.AV50]" office:value-type="percentage" office:value="0" calcext:value-type="percentage">
            <text:p>0,00 %</text:p>
          </table:table-cell>
          <table:table-cell table:style-name="ce3" table:formula="of:=[$'Données brutes'.AW50]" office:value-type="percentage" office:value="0" calcext:value-type="percentage">
            <text:p>0,00 %</text:p>
          </table:table-cell>
          <table:table-cell table:style-name="ce3" table:formula="of:=[$'Données brutes'.AX50]" office:value-type="percentage" office:value="0.00548628428927681" calcext:value-type="percentage">
            <text:p>0,55 %</text:p>
          </table:table-cell>
          <table:table-cell table:style-name="ce3" table:formula="of:=[$'Données brutes'.AY50]" office:value-type="percentage" office:value="0.000498753117206983" calcext:value-type="percentage">
            <text:p>0,05 %</text:p>
          </table:table-cell>
          <table:table-cell table:style-name="ce3" table:formula="of:=[$'Données brutes'.AZ50]" office:value-type="percentage" office:value="0" calcext:value-type="percentage">
            <text:p>0,00 %</text:p>
          </table:table-cell>
          <table:table-cell table:style-name="ce3" table:formula="of:=[$'Données brutes'.BA50]" office:value-type="percentage" office:value="0.00349127182044888" calcext:value-type="percentage">
            <text:p>0,35 %</text:p>
          </table:table-cell>
          <table:table-cell table:style-name="ce3" table:formula="of:=[$'Données brutes'.BB50]" office:value-type="percentage" office:value="0.000997506234413965" calcext:value-type="percentage">
            <text:p>0,10 %</text:p>
          </table:table-cell>
          <table:table-cell table:style-name="ce3" table:formula="of:=[$'Données brutes'.BC50]+[$'Données brutes'.BD50]" office:value-type="percentage" office:value="0.0264339152119701" calcext:value-type="percentage">
            <text:p>2,64 %</text:p>
          </table:table-cell>
          <table:table-cell table:style-name="ce3" table:formula="of:=[$'Données brutes'.BE50]" office:value-type="percentage" office:value="0" calcext:value-type="percentage">
            <text:p>0,00 %</text:p>
          </table:table-cell>
          <table:table-cell table:style-name="ce3" table:formula="of:=[$'Données brutes'.BF50]" office:value-type="percentage" office:value="0.0528678304239402" calcext:value-type="percentage">
            <text:p>5,29 %</text:p>
          </table:table-cell>
          <table:table-cell table:style-name="ce3" table:formula="of:=[$'Données brutes'.BG50]" office:value-type="percentage" office:value="0.00947630922693267" calcext:value-type="percentage">
            <text:p>0,95 %</text:p>
          </table:table-cell>
          <table:table-cell table:style-name="ce3" table:formula="of:=[$'Données brutes'.BH50]" office:value-type="percentage" office:value="0.00748129675810474" calcext:value-type="percentage">
            <text:p>0,75 %</text:p>
          </table:table-cell>
          <table:table-cell table:style-name="ce3" table:formula="of:=[$'Données brutes'.BI50]" office:value-type="percentage" office:value="0.0134663341645885" calcext:value-type="percentage">
            <text:p>1,35 %</text:p>
          </table:table-cell>
          <table:table-cell table:style-name="ce3" table:formula="of:=[$'Données brutes'.BJ50]" office:value-type="percentage" office:value="0.00698254364089776" calcext:value-type="percentage">
            <text:p>0,70 %</text:p>
          </table:table-cell>
          <table:table-cell table:style-name="ce3" table:formula="of:=[$'Données brutes'.BK50]+[$'Données brutes'.BL50]" office:value-type="percentage" office:value="0.0438902743142145" calcext:value-type="percentage">
            <text:p>4,39 %</text:p>
          </table:table-cell>
          <table:table-cell table:style-name="ce3" table:formula="of:=[$'Données brutes'.BM50]" office:value-type="percentage" office:value="0.0254364089775561" calcext:value-type="percentage">
            <text:p>2,54 %</text:p>
          </table:table-cell>
          <table:table-cell table:style-name="ce3" table:formula="of:=[$'Données brutes'.BN50]" office:value-type="percentage" office:value="0.0199501246882793" calcext:value-type="percentage">
            <text:p>2,00 %</text:p>
          </table:table-cell>
          <table:table-cell table:style-name="ce3" table:formula="of:=[$'Données brutes'.BO50]+[$'Données brutes'.BP50]" office:value-type="percentage" office:value="0.0807980049875312" calcext:value-type="percentage">
            <text:p>8,08 %</text:p>
          </table:table-cell>
          <table:table-cell table:number-columns-repeated="97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table:formula="of:=[$'Données brutes'.B51]+[$'Données brutes'.C51]+[$'Données brutes'.D51]" office:value-type="percentage" office:value="0.0994454713493531" calcext:value-type="percentage">
            <text:p>9,94 %</text:p>
          </table:table-cell>
          <table:table-cell table:style-name="ce3" table:formula="of:=[$'Données brutes'.E51]" office:value-type="percentage" office:value="0.00591497227356747" calcext:value-type="percentage">
            <text:p>0,59 %</text:p>
          </table:table-cell>
          <table:table-cell table:style-name="ce3" table:formula="of:=[$'Données brutes'.F51]" office:value-type="percentage" office:value="0.0121996303142329" calcext:value-type="percentage">
            <text:p>1,22 %</text:p>
          </table:table-cell>
          <table:table-cell table:style-name="ce3" table:formula="of:=[$'Données brutes'.G51]" office:value-type="percentage" office:value="0.0121996303142329" calcext:value-type="percentage">
            <text:p>1,22 %</text:p>
          </table:table-cell>
          <table:table-cell table:style-name="ce3" table:formula="of:=[$'Données brutes'.H51]" office:value-type="percentage" office:value="0.00591497227356747" calcext:value-type="percentage">
            <text:p>0,59 %</text:p>
          </table:table-cell>
          <table:table-cell table:style-name="ce3" table:formula="of:=[$'Données brutes'.I51]" office:value-type="percentage" office:value="0.0011090573012939" calcext:value-type="percentage">
            <text:p>0,11 %</text:p>
          </table:table-cell>
          <table:table-cell table:style-name="ce3" table:formula="of:=[$'Données brutes'.J51]+[$'Données brutes'.K51]" office:value-type="percentage" office:value="0.0284658040665434" calcext:value-type="percentage">
            <text:p>2,85 %</text:p>
          </table:table-cell>
          <table:table-cell table:style-name="ce3" table:formula="of:=[$'Données brutes'.L51]" office:value-type="percentage" office:value="0.0295748613678373" calcext:value-type="percentage">
            <text:p>2,96 %</text:p>
          </table:table-cell>
          <table:table-cell table:style-name="ce3" table:formula="of:=[$'Données brutes'.M51]" office:value-type="percentage" office:value="0.106099815157116" calcext:value-type="percentage">
            <text:p>10,61 %</text:p>
          </table:table-cell>
          <table:table-cell table:style-name="ce3" table:formula="of:=[$'Données brutes'.N51]" office:value-type="percentage" office:value="0" calcext:value-type="percentage">
            <text:p>0,00 %</text:p>
          </table:table-cell>
          <table:table-cell table:style-name="ce3" table:formula="of:=[$'Données brutes'.O51]" office:value-type="percentage" office:value="0.0303142329020333" calcext:value-type="percentage">
            <text:p>3,03 %</text:p>
          </table:table-cell>
          <table:table-cell table:style-name="ce3" table:formula="of:=[$'Données brutes'.P51]+[$'Données brutes'.Q51]" office:value-type="percentage" office:value="0.00517560073937153" calcext:value-type="percentage">
            <text:p>0,52 %</text:p>
          </table:table-cell>
          <table:table-cell table:style-name="ce3" table:formula="of:=[$'Données brutes'.R51]+[$'Données brutes'.S51]" office:value-type="percentage" office:value="0.000369685767097967" calcext:value-type="percentage">
            <text:p>0,04 %</text:p>
          </table:table-cell>
          <table:table-cell table:style-name="ce3" table:formula="of:=[$'Données brutes'.T51]+[$'Données brutes'.U51]" office:value-type="percentage" office:value="0" calcext:value-type="percentage">
            <text:p>0,00 %</text:p>
          </table:table-cell>
          <table:table-cell table:style-name="ce3" table:formula="of:=[$'Données brutes'.V51]" office:value-type="percentage" office:value="0" calcext:value-type="percentage">
            <text:p>0,00 %</text:p>
          </table:table-cell>
          <table:table-cell table:style-name="ce3" table:formula="of:=[$'Données brutes'.W51]+[$'Données brutes'.X51]+[$'Données brutes'.Y51]+[$'Données brutes'.Z51]" office:value-type="percentage" office:value="0.0066543438077634" calcext:value-type="percentage">
            <text:p>0,67 %</text:p>
          </table:table-cell>
          <table:table-cell table:style-name="ce3" table:formula="of:=[$'Données brutes'.AA51]+[$'Données brutes'.AB51]" office:value-type="percentage" office:value="0.0476894639556377" calcext:value-type="percentage">
            <text:p>4,77 %</text:p>
          </table:table-cell>
          <table:table-cell table:style-name="ce3" table:formula="of:=[$'Données brutes'.AC51]" office:value-type="percentage" office:value="0.00739371534195933" calcext:value-type="percentage">
            <text:p>0,74 %</text:p>
          </table:table-cell>
          <table:table-cell table:style-name="ce3" table:formula="of:=[$'Données brutes'.AD51]" office:value-type="percentage" office:value="0.00147874306839187" calcext:value-type="percentage">
            <text:p>0,15 %</text:p>
          </table:table-cell>
          <table:table-cell table:style-name="ce3" table:formula="of:=[$'Données brutes'.AE51]" office:value-type="percentage" office:value="0.0140480591497227" calcext:value-type="percentage">
            <text:p>1,40 %</text:p>
          </table:table-cell>
          <table:table-cell table:style-name="ce3" table:formula="of:=[$'Données brutes'.AF51]" office:value-type="percentage" office:value="0.0022181146025878" calcext:value-type="percentage">
            <text:p>0,22 %</text:p>
          </table:table-cell>
          <table:table-cell table:style-name="ce3" table:formula="of:=[$'Données brutes'.AG51]+[$'Données brutes'.AH51]+[$'Données brutes'.AJ51]" office:value-type="percentage" office:value="0.0158964879852126" calcext:value-type="percentage">
            <text:p>1,59 %</text:p>
          </table:table-cell>
          <table:table-cell table:style-name="ce3" table:formula="of:=[$'Données brutes'.AI51]" office:value-type="percentage" office:value="0.000739371534195933" calcext:value-type="percentage">
            <text:p>0,07 %</text:p>
          </table:table-cell>
          <table:table-cell table:style-name="ce3" table:formula="of:=[$'Données brutes'.AK51]" office:value-type="percentage" office:value="0.131608133086876" calcext:value-type="percentage">
            <text:p>13,16 %</text:p>
          </table:table-cell>
          <table:table-cell table:style-name="ce3" table:formula="of:=[$'Données brutes'.AL51]" office:value-type="percentage" office:value="0.0066543438077634" calcext:value-type="percentage">
            <text:p>0,67 %</text:p>
          </table:table-cell>
          <table:table-cell table:style-name="ce3" table:formula="of:=[$'Données brutes'.AM51]+[$'Données brutes'.AN51]" office:value-type="percentage" office:value="0.0129390018484288" calcext:value-type="percentage">
            <text:p>1,29 %</text:p>
          </table:table-cell>
          <table:table-cell table:style-name="ce3" table:formula="of:=[$'Données brutes'.AO51]" office:value-type="percentage" office:value="0.0491682070240296" calcext:value-type="percentage">
            <text:p>4,92 %</text:p>
          </table:table-cell>
          <table:table-cell table:style-name="ce3" table:formula="of:=[$'Données brutes'.AP51]+[$'Données brutes'.AQ51]" office:value-type="percentage" office:value="0.0088724584103512" calcext:value-type="percentage">
            <text:p>0,89 %</text:p>
          </table:table-cell>
          <table:table-cell table:style-name="ce3" table:formula="of:=[$'Données brutes'.AR51]" office:value-type="percentage" office:value="0.00147874306839187" calcext:value-type="percentage">
            <text:p>0,15 %</text:p>
          </table:table-cell>
          <table:table-cell table:style-name="ce3" table:formula="of:=[$'Données brutes'.AS51]" office:value-type="percentage" office:value="0.0883548983364141" calcext:value-type="percentage">
            <text:p>8,84 %</text:p>
          </table:table-cell>
          <table:table-cell table:style-name="ce3" table:formula="of:=[$'Données brutes'.AT51]+[$'Données brutes'.AU51]" office:value-type="percentage" office:value="0.0055452865064695" calcext:value-type="percentage">
            <text:p>0,55 %</text:p>
          </table:table-cell>
          <table:table-cell table:style-name="ce3" table:formula="of:=[$'Données brutes'.AV51]" office:value-type="percentage" office:value="0.0011090573012939" calcext:value-type="percentage">
            <text:p>0,11 %</text:p>
          </table:table-cell>
          <table:table-cell table:style-name="ce3" table:formula="of:=[$'Données brutes'.AW51]" office:value-type="percentage" office:value="0" calcext:value-type="percentage">
            <text:p>0,00 %</text:p>
          </table:table-cell>
          <table:table-cell table:style-name="ce3" table:formula="of:=[$'Données brutes'.AX51]" office:value-type="percentage" office:value="0.000369685767097967" calcext:value-type="percentage">
            <text:p>0,04 %</text:p>
          </table:table-cell>
          <table:table-cell table:style-name="ce3" table:formula="of:=[$'Données brutes'.AY51]" office:value-type="percentage" office:value="0.000369685767097967" calcext:value-type="percentage">
            <text:p>0,04 %</text:p>
          </table:table-cell>
          <table:table-cell table:style-name="ce3" table:formula="of:=[$'Données brutes'.AZ51]" office:value-type="percentage" office:value="0" calcext:value-type="percentage">
            <text:p>0,00 %</text:p>
          </table:table-cell>
          <table:table-cell table:style-name="ce3" table:formula="of:=[$'Données brutes'.BA51]" office:value-type="percentage" office:value="0.0011090573012939" calcext:value-type="percentage">
            <text:p>0,11 %</text:p>
          </table:table-cell>
          <table:table-cell table:style-name="ce3" table:formula="of:=[$'Données brutes'.BB51]" office:value-type="percentage" office:value="0.000369685767097967" calcext:value-type="percentage">
            <text:p>0,04 %</text:p>
          </table:table-cell>
          <table:table-cell table:style-name="ce3" table:formula="of:=[$'Données brutes'.BC51]+[$'Données brutes'.BD51]" office:value-type="percentage" office:value="0.0088724584103512" calcext:value-type="percentage">
            <text:p>0,89 %</text:p>
          </table:table-cell>
          <table:table-cell table:style-name="ce3" table:formula="of:=[$'Données brutes'.BE51]" office:value-type="percentage" office:value="0" calcext:value-type="percentage">
            <text:p>0,00 %</text:p>
          </table:table-cell>
          <table:table-cell table:style-name="ce3" table:formula="of:=[$'Données brutes'.BF51]" office:value-type="percentage" office:value="0.0251386321626617" calcext:value-type="percentage">
            <text:p>2,51 %</text:p>
          </table:table-cell>
          <table:table-cell table:style-name="ce3" table:formula="of:=[$'Données brutes'.BG51]" office:value-type="percentage" office:value="0.0158964879852126" calcext:value-type="percentage">
            <text:p>1,59 %</text:p>
          </table:table-cell>
          <table:table-cell table:style-name="ce3" table:formula="of:=[$'Données brutes'.BH51]" office:value-type="percentage" office:value="0.00369685767097967" calcext:value-type="percentage">
            <text:p>0,37 %</text:p>
          </table:table-cell>
          <table:table-cell table:style-name="ce3" table:formula="of:=[$'Données brutes'.BI51]" office:value-type="percentage" office:value="0.00850277264325323" calcext:value-type="percentage">
            <text:p>0,85 %</text:p>
          </table:table-cell>
          <table:table-cell table:style-name="ce3" table:formula="of:=[$'Données brutes'.BJ51]" office:value-type="percentage" office:value="0.0011090573012939" calcext:value-type="percentage">
            <text:p>0,11 %</text:p>
          </table:table-cell>
          <table:table-cell table:style-name="ce3" table:formula="of:=[$'Données brutes'.BK51]+[$'Données brutes'.BL51]" office:value-type="percentage" office:value="0.055822550831793" calcext:value-type="percentage">
            <text:p>5,58 %</text:p>
          </table:table-cell>
          <table:table-cell table:style-name="ce3" table:formula="of:=[$'Données brutes'.BM51]" office:value-type="percentage" office:value="0.00850277264325323" calcext:value-type="percentage">
            <text:p>0,85 %</text:p>
          </table:table-cell>
          <table:table-cell table:style-name="ce3" table:formula="of:=[$'Données brutes'.BN51]" office:value-type="percentage" office:value="0.0380776340110906" calcext:value-type="percentage">
            <text:p>3,81 %</text:p>
          </table:table-cell>
          <table:table-cell table:style-name="ce3" table:formula="of:=[$'Données brutes'.BO51]+[$'Données brutes'.BP51]" office:value-type="percentage" office:value="0.0935304990757856" calcext:value-type="percentage">
            <text:p>9,35 %</text:p>
          </table:table-cell>
          <table:table-cell table:number-columns-repeated="97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table:formula="of:=[$'Données brutes'.B52]+[$'Données brutes'.C52]+[$'Données brutes'.D52]" office:value-type="percentage" office:value="0.163670179789213" calcext:value-type="percentage">
            <text:p>16,37 %</text:p>
          </table:table-cell>
          <table:table-cell table:style-name="ce3" table:formula="of:=[$'Données brutes'.E52]" office:value-type="percentage" office:value="0.00557966522008679" calcext:value-type="percentage">
            <text:p>0,56 %</text:p>
          </table:table-cell>
          <table:table-cell table:style-name="ce3" table:formula="of:=[$'Données brutes'.F52]" office:value-type="percentage" office:value="0.0120892746435214" calcext:value-type="percentage">
            <text:p>1,21 %</text:p>
          </table:table-cell>
          <table:table-cell table:style-name="ce3" table:formula="of:=[$'Données brutes'.G52]" office:value-type="percentage" office:value="0.0136391816491011" calcext:value-type="percentage">
            <text:p>1,36 %</text:p>
          </table:table-cell>
          <table:table-cell table:style-name="ce3" table:formula="of:=[$'Données brutes'.H52]" office:value-type="percentage" office:value="0.00681959082455053" calcext:value-type="percentage">
            <text:p>0,68 %</text:p>
          </table:table-cell>
          <table:table-cell table:style-name="ce3" table:formula="of:=[$'Données brutes'.I52]" office:value-type="percentage" office:value="0" calcext:value-type="percentage">
            <text:p>0,00 %</text:p>
          </table:table-cell>
          <table:table-cell table:style-name="ce3" table:formula="of:=[$'Données brutes'.J52]+[$'Données brutes'.K52]" office:value-type="percentage" office:value="0.0204587724736516" calcext:value-type="percentage">
            <text:p>2,05 %</text:p>
          </table:table-cell>
          <table:table-cell table:style-name="ce3" table:formula="of:=[$'Données brutes'.L52]" office:value-type="percentage" office:value="0.0192188468691878" calcext:value-type="percentage">
            <text:p>1,92 %</text:p>
          </table:table-cell>
          <table:table-cell table:style-name="ce3" table:formula="of:=[$'Données brutes'.M52]" office:value-type="percentage" office:value="0.0263484190948543" calcext:value-type="percentage">
            <text:p>2,63 %</text:p>
          </table:table-cell>
          <table:table-cell table:style-name="ce3" table:formula="of:=[$'Données brutes'.N52]" office:value-type="percentage" office:value="0.000309981401115933" calcext:value-type="percentage">
            <text:p>0,03 %</text:p>
          </table:table-cell>
          <table:table-cell table:style-name="ce3" table:formula="of:=[$'Données brutes'.O52]" office:value-type="percentage" office:value="0.013949163050217" calcext:value-type="percentage">
            <text:p>1,39 %</text:p>
          </table:table-cell>
          <table:table-cell table:style-name="ce3" table:formula="of:=[$'Données brutes'.P52]+[$'Données brutes'.Q52]" office:value-type="percentage" office:value="0.00340979541227526" calcext:value-type="percentage">
            <text:p>0,34 %</text:p>
          </table:table-cell>
          <table:table-cell table:style-name="ce3" table:formula="of:=[$'Données brutes'.R52]+[$'Données brutes'.S52]" office:value-type="percentage" office:value="0.000619962802231866" calcext:value-type="percentage">
            <text:p>0,06 %</text:p>
          </table:table-cell>
          <table:table-cell table:style-name="ce3" table:formula="of:=[$'Données brutes'.T52]+[$'Données brutes'.U52]" office:value-type="percentage" office:value="0.000619962802231866" calcext:value-type="percentage">
            <text:p>0,06 %</text:p>
          </table:table-cell>
          <table:table-cell table:style-name="ce3" table:formula="of:=[$'Données brutes'.V52]" office:value-type="percentage" office:value="0.00123992560446373" calcext:value-type="percentage">
            <text:p>0,12 %</text:p>
          </table:table-cell>
          <table:table-cell table:style-name="ce3" table:formula="of:=[$'Données brutes'.W52]+[$'Données brutes'.X52]+[$'Données brutes'.Y52]+[$'Données brutes'.Z52]" office:value-type="percentage" office:value="0.00805951642901426" calcext:value-type="percentage">
            <text:p>0,81 %</text:p>
          </table:table-cell>
          <table:table-cell table:style-name="ce3" table:formula="of:=[$'Données brutes'.AA52]+[$'Données brutes'.AB52]" office:value-type="percentage" office:value="0.0334779913205208" calcext:value-type="percentage">
            <text:p>3,35 %</text:p>
          </table:table-cell>
          <table:table-cell table:style-name="ce3" table:formula="of:=[$'Données brutes'.AC52]" office:value-type="percentage" office:value="0.0105393676379417" calcext:value-type="percentage">
            <text:p>1,05 %</text:p>
          </table:table-cell>
          <table:table-cell table:style-name="ce3" table:formula="of:=[$'Données brutes'.AD52]" office:value-type="percentage" office:value="0.00216986980781153" calcext:value-type="percentage">
            <text:p>0,22 %</text:p>
          </table:table-cell>
          <table:table-cell table:style-name="ce3" table:formula="of:=[$'Données brutes'.AE52]" office:value-type="percentage" office:value="0.0235585864848109" calcext:value-type="percentage">
            <text:p>2,36 %</text:p>
          </table:table-cell>
          <table:table-cell table:style-name="ce3" table:formula="of:=[$'Données brutes'.AF52]" office:value-type="percentage" office:value="0.00247985120892746" calcext:value-type="percentage">
            <text:p>0,25 %</text:p>
          </table:table-cell>
          <table:table-cell table:style-name="ce3" table:formula="of:=[$'Données brutes'.AG52]+[$'Données brutes'.AH52]+[$'Données brutes'.AJ52]" office:value-type="percentage" office:value="0.0489770613763174" calcext:value-type="percentage">
            <text:p>4,90 %</text:p>
          </table:table-cell>
          <table:table-cell table:style-name="ce3" table:formula="of:=[$'Données brutes'.AI52]" office:value-type="percentage" office:value="0.000929944203347799" calcext:value-type="percentage">
            <text:p>0,09 %</text:p>
          </table:table-cell>
          <table:table-cell table:style-name="ce3" table:formula="of:=[$'Données brutes'.AK52]" office:value-type="percentage" office:value="0.133292002479851" calcext:value-type="percentage">
            <text:p>13,33 %</text:p>
          </table:table-cell>
          <table:table-cell table:style-name="ce3" table:formula="of:=[$'Données brutes'.AL52]" office:value-type="percentage" office:value="0.00588964662120273" calcext:value-type="percentage">
            <text:p>0,59 %</text:p>
          </table:table-cell>
          <table:table-cell table:style-name="ce3" table:formula="of:=[$'Données brutes'.AM52]+[$'Données brutes'.AN52]" office:value-type="percentage" office:value="0.0272783632982021" calcext:value-type="percentage">
            <text:p>2,73 %</text:p>
          </table:table-cell>
          <table:table-cell table:style-name="ce3" table:formula="of:=[$'Données brutes'.AO52]" office:value-type="percentage" office:value="0.0573465592064476" calcext:value-type="percentage">
            <text:p>5,73 %</text:p>
          </table:table-cell>
          <table:table-cell table:style-name="ce3" table:formula="of:=[$'Données brutes'.AP52]+[$'Données brutes'.AQ52]" office:value-type="percentage" office:value="0.0108493490390577" calcext:value-type="percentage">
            <text:p>1,08 %</text:p>
          </table:table-cell>
          <table:table-cell table:style-name="ce3" table:formula="of:=[$'Données brutes'.AR52]" office:value-type="percentage" office:value="0.00216986980781153" calcext:value-type="percentage">
            <text:p>0,22 %</text:p>
          </table:table-cell>
          <table:table-cell table:style-name="ce3" table:formula="of:=[$'Données brutes'.AS52]" office:value-type="percentage" office:value="0.0734655920644761" calcext:value-type="percentage">
            <text:p>7,35 %</text:p>
          </table:table-cell>
          <table:table-cell table:style-name="ce3" table:formula="of:=[$'Données brutes'.AT52]+[$'Données brutes'.AU52]" office:value-type="percentage" office:value="0.00154990700557967" calcext:value-type="percentage">
            <text:p>0,15 %</text:p>
          </table:table-cell>
          <table:table-cell table:style-name="ce3" table:formula="of:=[$'Données brutes'.AV52]" office:value-type="percentage" office:value="0.000929944203347799" calcext:value-type="percentage">
            <text:p>0,09 %</text:p>
          </table:table-cell>
          <table:table-cell table:style-name="ce3" table:formula="of:=[$'Données brutes'.AW52]" office:value-type="percentage" office:value="0" calcext:value-type="percentage">
            <text:p>0,00 %</text:p>
          </table:table-cell>
          <table:table-cell table:style-name="ce3" table:formula="of:=[$'Données brutes'.AX52]" office:value-type="percentage" office:value="0.00557966522008679" calcext:value-type="percentage">
            <text:p>0,56 %</text:p>
          </table:table-cell>
          <table:table-cell table:style-name="ce3" table:formula="of:=[$'Données brutes'.AY52]" office:value-type="percentage" office:value="0.000619962802231866" calcext:value-type="percentage">
            <text:p>0,06 %</text:p>
          </table:table-cell>
          <table:table-cell table:style-name="ce3" table:formula="of:=[$'Données brutes'.AZ52]" office:value-type="percentage" office:value="0" calcext:value-type="percentage">
            <text:p>0,00 %</text:p>
          </table:table-cell>
          <table:table-cell table:style-name="ce3" table:formula="of:=[$'Données brutes'.BA52]" office:value-type="percentage" office:value="0.000929944203347799" calcext:value-type="percentage">
            <text:p>0,09 %</text:p>
          </table:table-cell>
          <table:table-cell table:style-name="ce3" table:formula="of:=[$'Données brutes'.BB52]" office:value-type="percentage" office:value="0.000309981401115933" calcext:value-type="percentage">
            <text:p>0,03 %</text:p>
          </table:table-cell>
          <table:table-cell table:style-name="ce3" table:formula="of:=[$'Données brutes'.BC52]+[$'Données brutes'.BD52]" office:value-type="percentage" office:value="0.00805951642901426" calcext:value-type="percentage">
            <text:p>0,81 %</text:p>
          </table:table-cell>
          <table:table-cell table:style-name="ce3" table:formula="of:=[$'Données brutes'.BE52]" office:value-type="percentage" office:value="0" calcext:value-type="percentage">
            <text:p>0,00 %</text:p>
          </table:table-cell>
          <table:table-cell table:style-name="ce3" table:formula="of:=[$'Données brutes'.BF52]" office:value-type="percentage" office:value="0.00650960942343459" calcext:value-type="percentage">
            <text:p>0,65 %</text:p>
          </table:table-cell>
          <table:table-cell table:style-name="ce3" table:formula="of:=[$'Données brutes'.BG52]" office:value-type="percentage" office:value="0.00774953502789833" calcext:value-type="percentage">
            <text:p>0,77 %</text:p>
          </table:table-cell>
          <table:table-cell table:style-name="ce3" table:formula="of:=[$'Données brutes'.BH52]" office:value-type="percentage" office:value="0.00340979541227526" calcext:value-type="percentage">
            <text:p>0,34 %</text:p>
          </table:table-cell>
          <table:table-cell table:style-name="ce3" table:formula="of:=[$'Données brutes'.BI52]" office:value-type="percentage" office:value="0.0170489770613763" calcext:value-type="percentage">
            <text:p>1,70 %</text:p>
          </table:table-cell>
          <table:table-cell table:style-name="ce3" table:formula="of:=[$'Données brutes'.BJ52]" office:value-type="percentage" office:value="0.000619962802231866" calcext:value-type="percentage">
            <text:p>0,06 %</text:p>
          </table:table-cell>
          <table:table-cell table:style-name="ce3" table:formula="of:=[$'Données brutes'.BK52]+[$'Données brutes'.BL52]" office:value-type="percentage" office:value="0.0530068195908246" calcext:value-type="percentage">
            <text:p>5,30 %</text:p>
          </table:table-cell>
          <table:table-cell table:style-name="ce3" table:formula="of:=[$'Données brutes'.BM52]" office:value-type="percentage" office:value="0.000619962802231866" calcext:value-type="percentage">
            <text:p>0,06 %</text:p>
          </table:table-cell>
          <table:table-cell table:style-name="ce3" table:formula="of:=[$'Données brutes'.BN52]" office:value-type="percentage" office:value="0.0768753874767514" calcext:value-type="percentage">
            <text:p>7,69 %</text:p>
          </table:table-cell>
          <table:table-cell table:style-name="ce3" table:formula="of:=[$'Données brutes'.BO52]+[$'Données brutes'.BP52]" office:value-type="percentage" office:value="0.087724736515809" calcext:value-type="percentage">
            <text:p>8,77 %</text:p>
          </table:table-cell>
          <table:table-cell table:number-columns-repeated="97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table:formula="of:=[$'Données brutes'.B53]+[$'Données brutes'.C53]+[$'Données brutes'.D53]" office:value-type="percentage" office:value="0.182289977294843" calcext:value-type="percentage">
            <text:p>18,23 %</text:p>
          </table:table-cell>
          <table:table-cell table:style-name="ce3" table:formula="of:=[$'Données brutes'.E53]" office:value-type="percentage" office:value="0.0048653908530652" calcext:value-type="percentage">
            <text:p>0,49 %</text:p>
          </table:table-cell>
          <table:table-cell table:style-name="ce3" table:formula="of:=[$'Données brutes'.F53]" office:value-type="percentage" office:value="0.00778462536490431" calcext:value-type="percentage">
            <text:p>0,78 %</text:p>
          </table:table-cell>
          <table:table-cell table:style-name="ce3" table:formula="of:=[$'Données brutes'.G53]" office:value-type="percentage" office:value="0.0145961725591956" calcext:value-type="percentage">
            <text:p>1,46 %</text:p>
          </table:table-cell>
          <table:table-cell table:style-name="ce3" table:formula="of:=[$'Données brutes'.H53]" office:value-type="percentage" office:value="0.00551410963347389" calcext:value-type="percentage">
            <text:p>0,55 %</text:p>
          </table:table-cell>
          <table:table-cell table:style-name="ce3" table:formula="of:=[$'Données brutes'.I53]" office:value-type="percentage" office:value="0" calcext:value-type="percentage">
            <text:p>0,00 %</text:p>
          </table:table-cell>
          <table:table-cell table:style-name="ce3" table:formula="of:=[$'Données brutes'.J53]+[$'Données brutes'.K53]" office:value-type="percentage" office:value="0.0178397664612391" calcext:value-type="percentage">
            <text:p>1,78 %</text:p>
          </table:table-cell>
          <table:table-cell table:style-name="ce3" table:formula="of:=[$'Données brutes'.L53]" office:value-type="percentage" office:value="0.0347064547518651" calcext:value-type="percentage">
            <text:p>3,47 %</text:p>
          </table:table-cell>
          <table:table-cell table:style-name="ce3" table:formula="of:=[$'Données brutes'.M53]" office:value-type="percentage" office:value="0.0493026273110607" calcext:value-type="percentage">
            <text:p>4,93 %</text:p>
          </table:table-cell>
          <table:table-cell table:style-name="ce3" table:formula="of:=[$'Données brutes'.N53]" office:value-type="percentage" office:value="0.000324359390204346" calcext:value-type="percentage">
            <text:p>0,03 %</text:p>
          </table:table-cell>
          <table:table-cell table:style-name="ce3" table:formula="of:=[$'Données brutes'.O53]" office:value-type="percentage" office:value="0.0265974699967564" calcext:value-type="percentage">
            <text:p>2,66 %</text:p>
          </table:table-cell>
          <table:table-cell table:style-name="ce3" table:formula="of:=[$'Données brutes'.P53]+[$'Données brutes'.Q53]" office:value-type="percentage" office:value="0.00194615634122608" calcext:value-type="percentage">
            <text:p>0,19 %</text:p>
          </table:table-cell>
          <table:table-cell table:style-name="ce3" table:formula="of:=[$'Données brutes'.R53]+[$'Données brutes'.S53]" office:value-type="percentage" office:value="0.000324359390204346" calcext:value-type="percentage">
            <text:p>0,03 %</text:p>
          </table:table-cell>
          <table:table-cell table:style-name="ce3" table:formula="of:=[$'Données brutes'.T53]+[$'Données brutes'.U53]" office:value-type="percentage" office:value="0" calcext:value-type="percentage">
            <text:p>0,00 %</text:p>
          </table:table-cell>
          <table:table-cell table:style-name="ce3" table:formula="of:=[$'Données brutes'.V53]" office:value-type="percentage" office:value="0.000973078170613039" calcext:value-type="percentage">
            <text:p>0,10 %</text:p>
          </table:table-cell>
          <table:table-cell table:style-name="ce3" table:formula="of:=[$'Données brutes'.W53]+[$'Données brutes'.X53]+[$'Données brutes'.Y53]+[$'Données brutes'.Z53]" office:value-type="percentage" office:value="0.0282192669477781" calcext:value-type="percentage">
            <text:p>2,82 %</text:p>
          </table:table-cell>
          <table:table-cell table:style-name="ce3" table:formula="of:=[$'Données brutes'.AA53]+[$'Données brutes'.AB53]" office:value-type="percentage" office:value="0.0288679857281868" calcext:value-type="percentage">
            <text:p>2,89 %</text:p>
          </table:table-cell>
          <table:table-cell table:style-name="ce3" table:formula="of:=[$'Données brutes'.AC53]" office:value-type="percentage" office:value="0.00583846902367824" calcext:value-type="percentage">
            <text:p>0,58 %</text:p>
          </table:table-cell>
          <table:table-cell table:style-name="ce3" table:formula="of:=[$'Données brutes'.AD53]" office:value-type="percentage" office:value="0.000324359390204346" calcext:value-type="percentage">
            <text:p>0,03 %</text:p>
          </table:table-cell>
          <table:table-cell table:style-name="ce3" table:formula="of:=[$'Données brutes'.AE53]" office:value-type="percentage" office:value="0.0132987349983782" calcext:value-type="percentage">
            <text:p>1,33 %</text:p>
          </table:table-cell>
          <table:table-cell table:style-name="ce3" table:formula="of:=[$'Données brutes'.AF53]" office:value-type="percentage" office:value="0.00129743756081739" calcext:value-type="percentage">
            <text:p>0,13 %</text:p>
          </table:table-cell>
          <table:table-cell table:style-name="ce3" table:formula="of:=[$'Données brutes'.AG53]+[$'Données brutes'.AH53]+[$'Données brutes'.AJ53]" office:value-type="percentage" office:value="0.0123256568277652" calcext:value-type="percentage">
            <text:p>1,23 %</text:p>
          </table:table-cell>
          <table:table-cell table:style-name="ce3" table:formula="of:=[$'Données brutes'.AI53]" office:value-type="percentage" office:value="0.00129743756081739" calcext:value-type="percentage">
            <text:p>0,13 %</text:p>
          </table:table-cell>
          <table:table-cell table:style-name="ce3" table:formula="of:=[$'Données brutes'.AK53]" office:value-type="percentage" office:value="0.141096334738891" calcext:value-type="percentage">
            <text:p>14,11 %</text:p>
          </table:table-cell>
          <table:table-cell table:style-name="ce3" table:formula="of:=[$'Données brutes'.AL53]" office:value-type="percentage" office:value="0.00356795329224781" calcext:value-type="percentage">
            <text:p>0,36 %</text:p>
          </table:table-cell>
          <table:table-cell table:style-name="ce3" table:formula="of:=[$'Données brutes'.AM53]+[$'Données brutes'.AN53]" office:value-type="percentage" office:value="0.0356795329224781" calcext:value-type="percentage">
            <text:p>3,57 %</text:p>
          </table:table-cell>
          <table:table-cell table:style-name="ce3" table:formula="of:=[$'Données brutes'.AO53]" office:value-type="percentage" office:value="0.0340577359714564" calcext:value-type="percentage">
            <text:p>3,41 %</text:p>
          </table:table-cell>
          <table:table-cell table:style-name="ce3" table:formula="of:=[$'Données brutes'.AP53]+[$'Données brutes'.AQ53]" office:value-type="percentage" office:value="0.00583846902367824" calcext:value-type="percentage">
            <text:p>0,58 %</text:p>
          </table:table-cell>
          <table:table-cell table:style-name="ce3" table:formula="of:=[$'Données brutes'.AR53]" office:value-type="percentage" office:value="0.00129743756081739" calcext:value-type="percentage">
            <text:p>0,13 %</text:p>
          </table:table-cell>
          <table:table-cell table:style-name="ce3" table:formula="of:=[$'Données brutes'.AS53]" office:value-type="percentage" office:value="0.0441128770677911" calcext:value-type="percentage">
            <text:p>4,41 %</text:p>
          </table:table-cell>
          <table:table-cell table:style-name="ce3" table:formula="of:=[$'Données brutes'.AT53]+[$'Données brutes'.AU53]" office:value-type="percentage" office:value="0.00162179695102173" calcext:value-type="percentage">
            <text:p>0,16 %</text:p>
          </table:table-cell>
          <table:table-cell table:style-name="ce3" table:formula="of:=[$'Données brutes'.AV53]" office:value-type="percentage" office:value="0.000648718780408693" calcext:value-type="percentage">
            <text:p>0,06 %</text:p>
          </table:table-cell>
          <table:table-cell table:style-name="ce3" table:formula="of:=[$'Données brutes'.AW53]" office:value-type="percentage" office:value="0" calcext:value-type="percentage">
            <text:p>0,00 %</text:p>
          </table:table-cell>
          <table:table-cell table:style-name="ce3" table:formula="of:=[$'Données brutes'.AX53]" office:value-type="percentage" office:value="0.00389231268245216" calcext:value-type="percentage">
            <text:p>0,39 %</text:p>
          </table:table-cell>
          <table:table-cell table:style-name="ce3" table:formula="of:=[$'Données brutes'.AY53]" office:value-type="percentage" office:value="0.000324359390204346" calcext:value-type="percentage">
            <text:p>0,03 %</text:p>
          </table:table-cell>
          <table:table-cell table:style-name="ce3" table:formula="of:=[$'Données brutes'.AZ53]" office:value-type="percentage" office:value="0" calcext:value-type="percentage">
            <text:p>0,00 %</text:p>
          </table:table-cell>
          <table:table-cell table:style-name="ce3" table:formula="of:=[$'Données brutes'.BA53]" office:value-type="percentage" office:value="0.00194615634122608" calcext:value-type="percentage">
            <text:p>0,19 %</text:p>
          </table:table-cell>
          <table:table-cell table:style-name="ce3" table:formula="of:=[$'Données brutes'.BB53]" office:value-type="percentage" office:value="0.00227051573143042" calcext:value-type="percentage">
            <text:p>0,23 %</text:p>
          </table:table-cell>
          <table:table-cell table:style-name="ce3" table:formula="of:=[$'Données brutes'.BC53]+[$'Données brutes'.BD53]" office:value-type="percentage" office:value="0.0107038598767434" calcext:value-type="percentage">
            <text:p>1,07 %</text:p>
          </table:table-cell>
          <table:table-cell table:style-name="ce3" table:formula="of:=[$'Données brutes'.BE53]" office:value-type="percentage" office:value="0" calcext:value-type="percentage">
            <text:p>0,00 %</text:p>
          </table:table-cell>
          <table:table-cell table:style-name="ce3" table:formula="of:=[$'Données brutes'.BF53]" office:value-type="percentage" office:value="0.032760298410639" calcext:value-type="percentage">
            <text:p>3,28 %</text:p>
          </table:table-cell>
          <table:table-cell table:style-name="ce3" table:formula="of:=[$'Données brutes'.BG53]" office:value-type="percentage" office:value="0.00616282841388258" calcext:value-type="percentage">
            <text:p>0,62 %</text:p>
          </table:table-cell>
          <table:table-cell table:style-name="ce3" table:formula="of:=[$'Données brutes'.BH53]" office:value-type="percentage" office:value="0.00227051573143042" calcext:value-type="percentage">
            <text:p>0,23 %</text:p>
          </table:table-cell>
          <table:table-cell table:style-name="ce3" table:formula="of:=[$'Données brutes'.BI53]" office:value-type="percentage" office:value="0.015893610120013" calcext:value-type="percentage">
            <text:p>1,59 %</text:p>
          </table:table-cell>
          <table:table-cell table:style-name="ce3" table:formula="of:=[$'Données brutes'.BJ53]" office:value-type="percentage" office:value="0.000324359390204346" calcext:value-type="percentage">
            <text:p>0,03 %</text:p>
          </table:table-cell>
          <table:table-cell table:style-name="ce3" table:formula="of:=[$'Données brutes'.BK53]+[$'Données brutes'.BL53]" office:value-type="percentage" office:value="0.0768731754784301" calcext:value-type="percentage">
            <text:p>7,69 %</text:p>
          </table:table-cell>
          <table:table-cell table:style-name="ce3" table:formula="of:=[$'Données brutes'.BM53]" office:value-type="percentage" office:value="0.00940642231592605" calcext:value-type="percentage">
            <text:p>0,94 %</text:p>
          </table:table-cell>
          <table:table-cell table:style-name="ce3" table:formula="of:=[$'Données brutes'.BN53]" office:value-type="percentage" office:value="0.0373013298734998" calcext:value-type="percentage">
            <text:p>3,73 %</text:p>
          </table:table-cell>
          <table:table-cell table:style-name="ce3" table:formula="of:=[$'Données brutes'.BO53]+[$'Données brutes'.BP53]" office:value-type="percentage" office:value="0.0934155043788518" calcext:value-type="percentage">
            <text:p>9,34 %</text:p>
          </table:table-cell>
          <table:table-cell table:number-columns-repeated="97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3" table:formula="of:=[$'Données brutes'.B54]+[$'Données brutes'.C54]+[$'Données brutes'.D54]" office:value-type="percentage" office:value="0.0629114850036576" calcext:value-type="percentage">
            <text:p>6,29 %</text:p>
          </table:table-cell>
          <table:table-cell table:style-name="ce3" table:formula="of:=[$'Données brutes'.E54]" office:value-type="percentage" office:value="0.00877834674469642" calcext:value-type="percentage">
            <text:p>0,88 %</text:p>
          </table:table-cell>
          <table:table-cell table:style-name="ce3" table:formula="of:=[$'Données brutes'.F54]" office:value-type="percentage" office:value="0.0234089246525238" calcext:value-type="percentage">
            <text:p>2,34 %</text:p>
          </table:table-cell>
          <table:table-cell table:style-name="ce3" table:formula="of:=[$'Données brutes'.G54]" office:value-type="percentage" office:value="0.0314557425018288" calcext:value-type="percentage">
            <text:p>3,15 %</text:p>
          </table:table-cell>
          <table:table-cell table:style-name="ce3" table:formula="of:=[$'Données brutes'.H54]" office:value-type="percentage" office:value="0.00146305779078274" calcext:value-type="percentage">
            <text:p>0,15 %</text:p>
          </table:table-cell>
          <table:table-cell table:style-name="ce3" table:formula="of:=[$'Données brutes'.I54]" office:value-type="percentage" office:value="0" calcext:value-type="percentage">
            <text:p>0,00 %</text:p>
          </table:table-cell>
          <table:table-cell table:style-name="ce3" table:formula="of:=[$'Données brutes'.J54]+[$'Données brutes'.K54]" office:value-type="percentage" office:value="0.0212143379663497" calcext:value-type="percentage">
            <text:p>2,12 %</text:p>
          </table:table-cell>
          <table:table-cell table:style-name="ce3" table:formula="of:=[$'Données brutes'.L54]" office:value-type="percentage" office:value="0.0534016093635699" calcext:value-type="percentage">
            <text:p>5,34 %</text:p>
          </table:table-cell>
          <table:table-cell table:style-name="ce3" table:formula="of:=[$'Données brutes'.M54]" office:value-type="percentage" office:value="0.0102414045354792" calcext:value-type="percentage">
            <text:p>1,02 %</text:p>
          </table:table-cell>
          <table:table-cell table:style-name="ce3" table:formula="of:=[$'Données brutes'.N54]" office:value-type="percentage" office:value="0" calcext:value-type="percentage">
            <text:p>0,00 %</text:p>
          </table:table-cell>
          <table:table-cell table:style-name="ce3" table:formula="of:=[$'Données brutes'.O54]" office:value-type="percentage" office:value="0.0102414045354792" calcext:value-type="percentage">
            <text:p>1,02 %</text:p>
          </table:table-cell>
          <table:table-cell table:style-name="ce3" table:formula="of:=[$'Données brutes'.P54]+[$'Données brutes'.Q54]" office:value-type="percentage" office:value="0.0021945866861741" calcext:value-type="percentage">
            <text:p>0,22 %</text:p>
          </table:table-cell>
          <table:table-cell table:style-name="ce3" table:formula="of:=[$'Données brutes'.R54]+[$'Données brutes'.S54]" office:value-type="percentage" office:value="0" calcext:value-type="percentage">
            <text:p>0,00 %</text:p>
          </table:table-cell>
          <table:table-cell table:style-name="ce3" table:formula="of:=[$'Données brutes'.T54]+[$'Données brutes'.U54]" office:value-type="percentage" office:value="0" calcext:value-type="percentage">
            <text:p>0,00 %</text:p>
          </table:table-cell>
          <table:table-cell table:style-name="ce3" table:formula="of:=[$'Données brutes'.V54]" office:value-type="percentage" office:value="0.0021945866861741" calcext:value-type="percentage">
            <text:p>0,22 %</text:p>
          </table:table-cell>
          <table:table-cell table:style-name="ce3" table:formula="of:=[$'Données brutes'.W54]+[$'Données brutes'.X54]+[$'Données brutes'.Y54]+[$'Données brutes'.Z54]" office:value-type="percentage" office:value="0.0153621068032187" calcext:value-type="percentage">
            <text:p>1,54 %</text:p>
          </table:table-cell>
          <table:table-cell table:style-name="ce3" table:formula="of:=[$'Données brutes'.AA54]+[$'Données brutes'.AB54]" office:value-type="percentage" office:value="0.00585223116313094" calcext:value-type="percentage">
            <text:p>0,59 %</text:p>
          </table:table-cell>
          <table:table-cell table:style-name="ce3" table:formula="of:=[$'Données brutes'.AC54]" office:value-type="percentage" office:value="0.00365764447695684" calcext:value-type="percentage">
            <text:p>0,37 %</text:p>
          </table:table-cell>
          <table:table-cell table:style-name="ce3" table:formula="of:=[$'Données brutes'.AD54]" office:value-type="percentage" office:value="0" calcext:value-type="percentage">
            <text:p>0,00 %</text:p>
          </table:table-cell>
          <table:table-cell table:style-name="ce3" table:formula="of:=[$'Données brutes'.AE54]" office:value-type="percentage" office:value="0.0131675201170446" calcext:value-type="percentage">
            <text:p>1,32 %</text:p>
          </table:table-cell>
          <table:table-cell table:style-name="ce3" table:formula="of:=[$'Données brutes'.AF54]" office:value-type="percentage" office:value="0" calcext:value-type="percentage">
            <text:p>0,00 %</text:p>
          </table:table-cell>
          <table:table-cell table:style-name="ce3" table:formula="of:=[$'Données brutes'.AG54]+[$'Données brutes'.AH54]+[$'Données brutes'.AJ54]" office:value-type="percentage" office:value="0.00365764447695684" calcext:value-type="percentage">
            <text:p>0,37 %</text:p>
          </table:table-cell>
          <table:table-cell table:style-name="ce3" table:formula="of:=[$'Données brutes'.AI54]" office:value-type="percentage" office:value="0.0109729334308705" calcext:value-type="percentage">
            <text:p>1,10 %</text:p>
          </table:table-cell>
          <table:table-cell table:style-name="ce3" table:formula="of:=[$'Données brutes'.AK54]" office:value-type="percentage" office:value="0.0907095830285296" calcext:value-type="percentage">
            <text:p>9,07 %</text:p>
          </table:table-cell>
          <table:table-cell table:style-name="ce3" table:formula="of:=[$'Données brutes'.AL54]" office:value-type="percentage" office:value="0" calcext:value-type="percentage">
            <text:p>0,00 %</text:p>
          </table:table-cell>
          <table:table-cell table:style-name="ce3" table:formula="of:=[$'Données brutes'.AM54]+[$'Données brutes'.AN54]" office:value-type="percentage" office:value="0.0146305779078274" calcext:value-type="percentage">
            <text:p>1,46 %</text:p>
          </table:table-cell>
          <table:table-cell table:style-name="ce3" table:formula="of:=[$'Données brutes'.AO54]" office:value-type="percentage" office:value="0.0446232626188734" calcext:value-type="percentage">
            <text:p>4,46 %</text:p>
          </table:table-cell>
          <table:table-cell table:style-name="ce3" table:formula="of:=[$'Données brutes'.AP54]+[$'Données brutes'.AQ54]" office:value-type="percentage" office:value="0.0534016093635699" calcext:value-type="percentage">
            <text:p>5,34 %</text:p>
          </table:table-cell>
          <table:table-cell table:style-name="ce3" table:formula="of:=[$'Données brutes'.AR54]" office:value-type="percentage" office:value="0.0117044623262619" calcext:value-type="percentage">
            <text:p>1,17 %</text:p>
          </table:table-cell>
          <table:table-cell table:style-name="ce3" table:formula="of:=[$'Données brutes'.AS54]" office:value-type="percentage" office:value="0.0380395025603511" calcext:value-type="percentage">
            <text:p>3,80 %</text:p>
          </table:table-cell>
          <table:table-cell table:style-name="ce3" table:formula="of:=[$'Données brutes'.AT54]+[$'Données brutes'.AU54]" office:value-type="percentage" office:value="0.00512070226773958" calcext:value-type="percentage">
            <text:p>0,51 %</text:p>
          </table:table-cell>
          <table:table-cell table:style-name="ce3" table:formula="of:=[$'Données brutes'.AV54]" office:value-type="percentage" office:value="0.0117044623262619" calcext:value-type="percentage">
            <text:p>1,17 %</text:p>
          </table:table-cell>
          <table:table-cell table:style-name="ce3" table:formula="of:=[$'Données brutes'.AW54]" office:value-type="percentage" office:value="0" calcext:value-type="percentage">
            <text:p>0,00 %</text:p>
          </table:table-cell>
          <table:table-cell table:style-name="ce3" table:formula="of:=[$'Données brutes'.AX54]" office:value-type="percentage" office:value="0.021945866861741" calcext:value-type="percentage">
            <text:p>2,19 %</text:p>
          </table:table-cell>
          <table:table-cell table:style-name="ce3" table:formula="of:=[$'Données brutes'.AY54]" office:value-type="percentage" office:value="0.0021945866861741" calcext:value-type="percentage">
            <text:p>0,22 %</text:p>
          </table:table-cell>
          <table:table-cell table:style-name="ce3" table:formula="of:=[$'Données brutes'.AZ54]" office:value-type="percentage" office:value="0.00146305779078274" calcext:value-type="percentage">
            <text:p>0,15 %</text:p>
          </table:table-cell>
          <table:table-cell table:style-name="ce3" table:formula="of:=[$'Données brutes'.BA54]" office:value-type="percentage" office:value="0.0365764447695684" calcext:value-type="percentage">
            <text:p>3,66 %</text:p>
          </table:table-cell>
          <table:table-cell table:style-name="ce3" table:formula="of:=[$'Données brutes'.BB54]" office:value-type="percentage" office:value="0.021945866861741" calcext:value-type="percentage">
            <text:p>2,19 %</text:p>
          </table:table-cell>
          <table:table-cell table:style-name="ce3" table:formula="of:=[$'Données brutes'.BC54]+[$'Données brutes'.BD54]" office:value-type="percentage" office:value="0.00438917337234821" calcext:value-type="percentage">
            <text:p>0,44 %</text:p>
          </table:table-cell>
          <table:table-cell table:style-name="ce3" table:formula="of:=[$'Données brutes'.BE54]" office:value-type="percentage" office:value="0" calcext:value-type="percentage">
            <text:p>0,00 %</text:p>
          </table:table-cell>
          <table:table-cell table:style-name="ce3" table:formula="of:=[$'Données brutes'.BF54]" office:value-type="percentage" office:value="0.0373079736649598" calcext:value-type="percentage">
            <text:p>3,73 %</text:p>
          </table:table-cell>
          <table:table-cell table:style-name="ce3" table:formula="of:=[$'Données brutes'.BG54]" office:value-type="percentage" office:value="0.0146305779078274" calcext:value-type="percentage">
            <text:p>1,46 %</text:p>
          </table:table-cell>
          <table:table-cell table:style-name="ce3" table:formula="of:=[$'Données brutes'.BH54]" office:value-type="percentage" office:value="0.0204828090709583" calcext:value-type="percentage">
            <text:p>2,05 %</text:p>
          </table:table-cell>
          <table:table-cell table:style-name="ce3" table:formula="of:=[$'Données brutes'.BI54]" office:value-type="percentage" office:value="0.0343818580833943" calcext:value-type="percentage">
            <text:p>3,44 %</text:p>
          </table:table-cell>
          <table:table-cell table:style-name="ce3" table:formula="of:=[$'Données brutes'.BJ54]" office:value-type="percentage" office:value="0.00365764447695684" calcext:value-type="percentage">
            <text:p>0,37 %</text:p>
          </table:table-cell>
          <table:table-cell table:style-name="ce3" table:formula="of:=[$'Données brutes'.BK54]+[$'Données brutes'.BL54]" office:value-type="percentage" office:value="0.0936356986100951" calcext:value-type="percentage">
            <text:p>9,36 %</text:p>
          </table:table-cell>
          <table:table-cell table:style-name="ce3" table:formula="of:=[$'Données brutes'.BM54]" office:value-type="percentage" office:value="0.0343818580833943" calcext:value-type="percentage">
            <text:p>3,44 %</text:p>
          </table:table-cell>
          <table:table-cell table:style-name="ce3" table:formula="of:=[$'Données brutes'.BN54]" office:value-type="percentage" office:value="0.0526700804681785" calcext:value-type="percentage">
            <text:p>5,27 %</text:p>
          </table:table-cell>
          <table:table-cell table:style-name="ce3" table:formula="of:=[$'Données brutes'.BO54]+[$'Données brutes'.BP54]" office:value-type="percentage" office:value="0.0702267739575713" calcext:value-type="percentage">
            <text:p>7,02 %</text:p>
          </table:table-cell>
          <table:table-cell table:number-columns-repeated="97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3" table:formula="of:=[$'Données brutes'.B55]+[$'Données brutes'.C55]+[$'Données brutes'.D55]" office:value-type="percentage" office:value="0.074178027265437" calcext:value-type="percentage">
            <text:p>7,42 %</text:p>
          </table:table-cell>
          <table:table-cell table:style-name="ce3" table:formula="of:=[$'Données brutes'.E55]" office:value-type="percentage" office:value="0.0753809141940658" calcext:value-type="percentage">
            <text:p>7,54 %</text:p>
          </table:table-cell>
          <table:table-cell table:style-name="ce3" table:formula="of:=[$'Données brutes'.F55]" office:value-type="percentage" office:value="0.016439454691259" calcext:value-type="percentage">
            <text:p>1,64 %</text:p>
          </table:table-cell>
          <table:table-cell table:style-name="ce3" table:formula="of:=[$'Données brutes'.G55]" office:value-type="percentage" office:value="0.0128307939053729" calcext:value-type="percentage">
            <text:p>1,28 %</text:p>
          </table:table-cell>
          <table:table-cell table:style-name="ce3" table:formula="of:=[$'Données brutes'.H55]" office:value-type="percentage" office:value="0.00120288692862871" calcext:value-type="percentage">
            <text:p>0,12 %</text:p>
          </table:table-cell>
          <table:table-cell table:style-name="ce3" table:formula="of:=[$'Données brutes'.I55]" office:value-type="percentage" office:value="0" calcext:value-type="percentage">
            <text:p>0,00 %</text:p>
          </table:table-cell>
          <table:table-cell table:style-name="ce3" table:formula="of:=[$'Données brutes'.J55]+[$'Données brutes'.K55]" office:value-type="percentage" office:value="0.00962309542902967" calcext:value-type="percentage">
            <text:p>0,96 %</text:p>
          </table:table-cell>
          <table:table-cell table:style-name="ce3" table:formula="of:=[$'Données brutes'.L55]" office:value-type="percentage" office:value="0.0324779470729751" calcext:value-type="percentage">
            <text:p>3,25 %</text:p>
          </table:table-cell>
          <table:table-cell table:style-name="ce3" table:formula="of:=[$'Données brutes'.M55]" office:value-type="percentage" office:value="0.0100240577385726" calcext:value-type="percentage">
            <text:p>1,00 %</text:p>
          </table:table-cell>
          <table:table-cell table:style-name="ce3" table:formula="of:=[$'Données brutes'.N55]" office:value-type="percentage" office:value="0.000801924619085806" calcext:value-type="percentage">
            <text:p>0,08 %</text:p>
          </table:table-cell>
          <table:table-cell table:style-name="ce3" table:formula="of:=[$'Données brutes'.O55]" office:value-type="percentage" office:value="0.00922213311948677" calcext:value-type="percentage">
            <text:p>0,92 %</text:p>
          </table:table-cell>
          <table:table-cell table:style-name="ce3" table:formula="of:=[$'Données brutes'.P55]+[$'Données brutes'.Q55]" office:value-type="percentage" office:value="0" calcext:value-type="percentage">
            <text:p>0,00 %</text:p>
          </table:table-cell>
          <table:table-cell table:style-name="ce3" table:formula="of:=[$'Données brutes'.R55]+[$'Données brutes'.S55]" office:value-type="percentage" office:value="0.000400962309542903" calcext:value-type="percentage">
            <text:p>0,04 %</text:p>
          </table:table-cell>
          <table:table-cell table:style-name="ce3" table:formula="of:=[$'Données brutes'.T55]+[$'Données brutes'.U55]" office:value-type="percentage" office:value="0" calcext:value-type="percentage">
            <text:p>0,00 %</text:p>
          </table:table-cell>
          <table:table-cell table:style-name="ce3" table:formula="of:=[$'Données brutes'.V55]" office:value-type="percentage" office:value="0" calcext:value-type="percentage">
            <text:p>0,00 %</text:p>
          </table:table-cell>
          <table:table-cell table:style-name="ce3" table:formula="of:=[$'Données brutes'.W55]+[$'Données brutes'.X55]+[$'Données brutes'.Y55]+[$'Données brutes'.Z55]" office:value-type="percentage" office:value="0.00120288692862871" calcext:value-type="percentage">
            <text:p>0,12 %</text:p>
          </table:table-cell>
          <table:table-cell table:style-name="ce3" table:formula="of:=[$'Données brutes'.AA55]+[$'Données brutes'.AB55]" office:value-type="percentage" office:value="0.00761828388131516" calcext:value-type="percentage">
            <text:p>0,76 %</text:p>
          </table:table-cell>
          <table:table-cell table:style-name="ce3" table:formula="of:=[$'Données brutes'.AC55]" office:value-type="percentage" office:value="0" calcext:value-type="percentage">
            <text:p>0,00 %</text:p>
          </table:table-cell>
          <table:table-cell table:style-name="ce3" table:formula="of:=[$'Données brutes'.AD55]" office:value-type="percentage" office:value="0" calcext:value-type="percentage">
            <text:p>0,00 %</text:p>
          </table:table-cell>
          <table:table-cell table:style-name="ce3" table:formula="of:=[$'Données brutes'.AE55]" office:value-type="percentage" office:value="0.00761828388131516" calcext:value-type="percentage">
            <text:p>0,76 %</text:p>
          </table:table-cell>
          <table:table-cell table:style-name="ce3" table:formula="of:=[$'Données brutes'.AF55]" office:value-type="percentage" office:value="0" calcext:value-type="percentage">
            <text:p>0,00 %</text:p>
          </table:table-cell>
          <table:table-cell table:style-name="ce3" table:formula="of:=[$'Données brutes'.AG55]+[$'Données brutes'.AH55]+[$'Données brutes'.AJ55]" office:value-type="percentage" office:value="0.00641539695268645" calcext:value-type="percentage">
            <text:p>0,64 %</text:p>
          </table:table-cell>
          <table:table-cell table:style-name="ce3" table:formula="of:=[$'Données brutes'.AI55]" office:value-type="percentage" office:value="0.00601443464314354" calcext:value-type="percentage">
            <text:p>0,60 %</text:p>
          </table:table-cell>
          <table:table-cell table:style-name="ce3" table:formula="of:=[$'Données brutes'.AK55]" office:value-type="percentage" office:value="0.0657578187650361" calcext:value-type="percentage">
            <text:p>6,58 %</text:p>
          </table:table-cell>
          <table:table-cell table:style-name="ce3" table:formula="of:=[$'Données brutes'.AL55]" office:value-type="percentage" office:value="0.000400962309542903" calcext:value-type="percentage">
            <text:p>0,04 %</text:p>
          </table:table-cell>
          <table:table-cell table:style-name="ce3" table:formula="of:=[$'Données brutes'.AM55]+[$'Données brutes'.AN55]" office:value-type="percentage" office:value="0.0100240577385726" calcext:value-type="percentage">
            <text:p>1,00 %</text:p>
          </table:table-cell>
          <table:table-cell table:style-name="ce3" table:formula="of:=[$'Données brutes'.AO55]" office:value-type="percentage" office:value="0.0380914194065758" calcext:value-type="percentage">
            <text:p>3,81 %</text:p>
          </table:table-cell>
          <table:table-cell table:style-name="ce3" table:formula="of:=[$'Données brutes'.AP55]+[$'Données brutes'.AQ55]" office:value-type="percentage" office:value="0.0605453087409784" calcext:value-type="percentage">
            <text:p>6,05 %</text:p>
          </table:table-cell>
          <table:table-cell table:style-name="ce3" table:formula="of:=[$'Données brutes'.AR55]" office:value-type="percentage" office:value="0.00481154771451484" calcext:value-type="percentage">
            <text:p>0,48 %</text:p>
          </table:table-cell>
          <table:table-cell table:style-name="ce3" table:formula="of:=[$'Données brutes'.AS55]" office:value-type="percentage" office:value="0.0433039294306335" calcext:value-type="percentage">
            <text:p>4,33 %</text:p>
          </table:table-cell>
          <table:table-cell table:style-name="ce3" table:formula="of:=[$'Données brutes'.AT55]+[$'Données brutes'.AU55]" office:value-type="percentage" office:value="0.000801924619085806" calcext:value-type="percentage">
            <text:p>0,08 %</text:p>
          </table:table-cell>
          <table:table-cell table:style-name="ce3" table:formula="of:=[$'Données brutes'.AV55]" office:value-type="percentage" office:value="0.0681635926222935" calcext:value-type="percentage">
            <text:p>6,82 %</text:p>
          </table:table-cell>
          <table:table-cell table:style-name="ce3" table:formula="of:=[$'Données brutes'.AW55]" office:value-type="percentage" office:value="0.0180433039294306" calcext:value-type="percentage">
            <text:p>1,80 %</text:p>
          </table:table-cell>
          <table:table-cell table:style-name="ce3" table:formula="of:=[$'Données brutes'.AX55]" office:value-type="percentage" office:value="0.01242983159583" calcext:value-type="percentage">
            <text:p>1,24 %</text:p>
          </table:table-cell>
          <table:table-cell table:style-name="ce3" table:formula="of:=[$'Données brutes'.AY55]" office:value-type="percentage" office:value="0.00681635926222935" calcext:value-type="percentage">
            <text:p>0,68 %</text:p>
          </table:table-cell>
          <table:table-cell table:style-name="ce3" table:formula="of:=[$'Données brutes'.AZ55]" office:value-type="percentage" office:value="0.00441058540497193" calcext:value-type="percentage">
            <text:p>0,44 %</text:p>
          </table:table-cell>
          <table:table-cell table:style-name="ce3" table:formula="of:=[$'Données brutes'.BA55]" office:value-type="percentage" office:value="0.020850040096231" calcext:value-type="percentage">
            <text:p>2,09 %</text:p>
          </table:table-cell>
          <table:table-cell table:style-name="ce3" table:formula="of:=[$'Données brutes'.BB55]" office:value-type="percentage" office:value="0.00882117080994387" calcext:value-type="percentage">
            <text:p>0,88 %</text:p>
          </table:table-cell>
          <table:table-cell table:style-name="ce3" table:formula="of:=[$'Données brutes'.BC55]+[$'Données brutes'.BD55]" office:value-type="percentage" office:value="0.0108259823576584" calcext:value-type="percentage">
            <text:p>1,08 %</text:p>
          </table:table-cell>
          <table:table-cell table:style-name="ce3" table:formula="of:=[$'Données brutes'.BE55]" office:value-type="percentage" office:value="0.00120288692862871" calcext:value-type="percentage">
            <text:p>0,12 %</text:p>
          </table:table-cell>
          <table:table-cell table:style-name="ce3" table:formula="of:=[$'Données brutes'.BF55]" office:value-type="percentage" office:value="0.0108259823576584" calcext:value-type="percentage">
            <text:p>1,08 %</text:p>
          </table:table-cell>
          <table:table-cell table:style-name="ce3" table:formula="of:=[$'Données brutes'.BG55]" office:value-type="percentage" office:value="0.00601443464314354" calcext:value-type="percentage">
            <text:p>0,60 %</text:p>
          </table:table-cell>
          <table:table-cell table:style-name="ce3" table:formula="of:=[$'Données brutes'.BH55]" office:value-type="percentage" office:value="0.0156375300721732" calcext:value-type="percentage">
            <text:p>1,56 %</text:p>
          </table:table-cell>
          <table:table-cell table:style-name="ce3" table:formula="of:=[$'Données brutes'.BI55]" office:value-type="percentage" office:value="0.00761828388131516" calcext:value-type="percentage">
            <text:p>0,76 %</text:p>
          </table:table-cell>
          <table:table-cell table:style-name="ce3" table:formula="of:=[$'Données brutes'.BJ55]" office:value-type="percentage" office:value="0" calcext:value-type="percentage">
            <text:p>0,00 %</text:p>
          </table:table-cell>
          <table:table-cell table:style-name="ce3" table:formula="of:=[$'Données brutes'.BK55]+[$'Données brutes'.BL55]" office:value-type="percentage" office:value="0.11186848436247" calcext:value-type="percentage">
            <text:p>11,19 %</text:p>
          </table:table-cell>
          <table:table-cell table:style-name="ce3" table:formula="of:=[$'Données brutes'.BM55]" office:value-type="percentage" office:value="0.00160384923817161" calcext:value-type="percentage">
            <text:p>0,16 %</text:p>
          </table:table-cell>
          <table:table-cell table:style-name="ce3" table:formula="of:=[$'Données brutes'.BN55]" office:value-type="percentage" office:value="0.0850040096230954" calcext:value-type="percentage">
            <text:p>8,50 %</text:p>
          </table:table-cell>
          <table:table-cell table:style-name="ce3" table:formula="of:=[$'Données brutes'.BO55]+[$'Données brutes'.BP55]" office:value-type="percentage" office:value="0.11467522052927" calcext:value-type="percentage">
            <text:p>11,47 %</text:p>
          </table:table-cell>
          <table:table-cell table:number-columns-repeated="97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3" table:formula="of:=[$'Données brutes'.B56]+[$'Données brutes'.C56]+[$'Données brutes'.D56]" office:value-type="percentage" office:value="0.0733410942956927" calcext:value-type="percentage">
            <text:p>7,33 %</text:p>
          </table:table-cell>
          <table:table-cell table:style-name="ce3" table:formula="of:=[$'Données brutes'.E56]" office:value-type="percentage" office:value="0.00485060147458285" calcext:value-type="percentage">
            <text:p>0,49 %</text:p>
          </table:table-cell>
          <table:table-cell table:style-name="ce3" table:formula="of:=[$'Données brutes'.F56]" office:value-type="percentage" office:value="0.00989522700814901" calcext:value-type="percentage">
            <text:p>0,99 %</text:p>
          </table:table-cell>
          <table:table-cell table:style-name="ce3" table:formula="of:=[$'Données brutes'.G56]" office:value-type="percentage" office:value="0.0131936360108653" calcext:value-type="percentage">
            <text:p>1,32 %</text:p>
          </table:table-cell>
          <table:table-cell table:style-name="ce3" table:formula="of:=[$'Données brutes'.H56]" office:value-type="percentage" office:value="0.00368645712068296" calcext:value-type="percentage">
            <text:p>0,37 %</text:p>
          </table:table-cell>
          <table:table-cell table:style-name="ce3" table:formula="of:=[$'Données brutes'.I56]" office:value-type="percentage" office:value="0" calcext:value-type="percentage">
            <text:p>0,00 %</text:p>
          </table:table-cell>
          <table:table-cell table:style-name="ce3" table:formula="of:=[$'Données brutes'.J56]+[$'Données brutes'.K56]" office:value-type="percentage" office:value="0.013581684128832" calcext:value-type="percentage">
            <text:p>1,36 %</text:p>
          </table:table-cell>
          <table:table-cell table:style-name="ce3" table:formula="of:=[$'Données brutes'.L56]" office:value-type="percentage" office:value="0.0310438494373302" calcext:value-type="percentage">
            <text:p>3,10 %</text:p>
          </table:table-cell>
          <table:table-cell table:style-name="ce3" table:formula="of:=[$'Données brutes'.M56]" office:value-type="percentage" office:value="0.0097012029491657" calcext:value-type="percentage">
            <text:p>0,97 %</text:p>
          </table:table-cell>
          <table:table-cell table:style-name="ce3" table:formula="of:=[$'Données brutes'.N56]" office:value-type="percentage" office:value="0" calcext:value-type="percentage">
            <text:p>0,00 %</text:p>
          </table:table-cell>
          <table:table-cell table:style-name="ce3" table:formula="of:=[$'Données brutes'.O56]" office:value-type="percentage" office:value="0.0128055878928987" calcext:value-type="percentage">
            <text:p>1,28 %</text:p>
          </table:table-cell>
          <table:table-cell table:style-name="ce3" table:formula="of:=[$'Données brutes'.P56]+[$'Données brutes'.Q56]" office:value-type="percentage" office:value="0.00543267365153279" calcext:value-type="percentage">
            <text:p>0,54 %</text:p>
          </table:table-cell>
          <table:table-cell table:style-name="ce3" table:formula="of:=[$'Données brutes'.R56]+[$'Données brutes'.S56]" office:value-type="percentage" office:value="0.00116414435389988" calcext:value-type="percentage">
            <text:p>0,12 %</text:p>
          </table:table-cell>
          <table:table-cell table:style-name="ce3" table:formula="of:=[$'Données brutes'.T56]+[$'Données brutes'.U56]" office:value-type="percentage" office:value="0" calcext:value-type="percentage">
            <text:p>0,00 %</text:p>
          </table:table-cell>
          <table:table-cell table:style-name="ce3" table:formula="of:=[$'Données brutes'.V56]" office:value-type="percentage" office:value="0" calcext:value-type="percentage">
            <text:p>0,00 %</text:p>
          </table:table-cell>
          <table:table-cell table:style-name="ce3" table:formula="of:=[$'Données brutes'.W56]+[$'Données brutes'.X56]+[$'Données brutes'.Y56]+[$'Données brutes'.Z56]" office:value-type="percentage" office:value="0.00097012029491657" calcext:value-type="percentage">
            <text:p>0,10 %</text:p>
          </table:table-cell>
          <table:table-cell table:style-name="ce3" table:formula="of:=[$'Données brutes'.AA56]+[$'Données brutes'.AB56]" office:value-type="percentage" office:value="0.0145518044237485" calcext:value-type="percentage">
            <text:p>1,46 %</text:p>
          </table:table-cell>
          <table:table-cell table:style-name="ce3" table:formula="of:=[$'Données brutes'.AC56]" office:value-type="percentage" office:value="0.000388048117966628" calcext:value-type="percentage">
            <text:p>0,04 %</text:p>
          </table:table-cell>
          <table:table-cell table:style-name="ce3" table:formula="of:=[$'Données brutes'.AD56]" office:value-type="percentage" office:value="0.00116414435389988" calcext:value-type="percentage">
            <text:p>0,12 %</text:p>
          </table:table-cell>
          <table:table-cell table:style-name="ce3" table:formula="of:=[$'Données brutes'.AE56]" office:value-type="percentage" office:value="0.00892510671323244" calcext:value-type="percentage">
            <text:p>0,89 %</text:p>
          </table:table-cell>
          <table:table-cell table:style-name="ce3" table:formula="of:=[$'Données brutes'.AF56]" office:value-type="percentage" office:value="0.00426852929763291" calcext:value-type="percentage">
            <text:p>0,43 %</text:p>
          </table:table-cell>
          <table:table-cell table:style-name="ce3" table:formula="of:=[$'Données brutes'.AG56]+[$'Données brutes'.AH56]+[$'Données brutes'.AJ56]" office:value-type="percentage" office:value="0.0128055878928987" calcext:value-type="percentage">
            <text:p>1,28 %</text:p>
          </table:table-cell>
          <table:table-cell table:style-name="ce3" table:formula="of:=[$'Données brutes'.AI56]" office:value-type="percentage" office:value="0.00232828870779977" calcext:value-type="percentage">
            <text:p>0,23 %</text:p>
          </table:table-cell>
          <table:table-cell table:style-name="ce3" table:formula="of:=[$'Données brutes'.AK56]" office:value-type="percentage" office:value="0.080325960419092" calcext:value-type="percentage">
            <text:p>8,03 %</text:p>
          </table:table-cell>
          <table:table-cell table:style-name="ce3" table:formula="of:=[$'Données brutes'.AL56]" office:value-type="percentage" office:value="0.0013581684128832" calcext:value-type="percentage">
            <text:p>0,14 %</text:p>
          </table:table-cell>
          <table:table-cell table:style-name="ce3" table:formula="of:=[$'Données brutes'.AM56]+[$'Données brutes'.AN56]" office:value-type="percentage" office:value="0.0357004268529298" calcext:value-type="percentage">
            <text:p>3,57 %</text:p>
          </table:table-cell>
          <table:table-cell table:style-name="ce3" table:formula="of:=[$'Données brutes'.AO56]" office:value-type="percentage" office:value="0.0551028327512612" calcext:value-type="percentage">
            <text:p>5,51 %</text:p>
          </table:table-cell>
          <table:table-cell table:style-name="ce3" table:formula="of:=[$'Données brutes'.AP56]+[$'Données brutes'.AQ56]" office:value-type="percentage" office:value="0.0320139697322468" calcext:value-type="percentage">
            <text:p>3,20 %</text:p>
          </table:table-cell>
          <table:table-cell table:style-name="ce3" table:formula="of:=[$'Données brutes'.AR56]" office:value-type="percentage" office:value="0.0069848661233993" calcext:value-type="percentage">
            <text:p>0,70 %</text:p>
          </table:table-cell>
          <table:table-cell table:style-name="ce3" table:formula="of:=[$'Données brutes'.AS56]" office:value-type="percentage" office:value="0.070430733410943" calcext:value-type="percentage">
            <text:p>7,04 %</text:p>
          </table:table-cell>
          <table:table-cell table:style-name="ce3" table:formula="of:=[$'Données brutes'.AT56]+[$'Données brutes'.AU56]" office:value-type="percentage" office:value="0.000388048117966628" calcext:value-type="percentage">
            <text:p>0,04 %</text:p>
          </table:table-cell>
          <table:table-cell table:style-name="ce3" table:formula="of:=[$'Données brutes'.AV56]" office:value-type="percentage" office:value="0.0195964299573147" calcext:value-type="percentage">
            <text:p>1,96 %</text:p>
          </table:table-cell>
          <table:table-cell table:style-name="ce3" table:formula="of:=[$'Données brutes'.AW56]" office:value-type="percentage" office:value="0.0056266977105161" calcext:value-type="percentage">
            <text:p>0,56 %</text:p>
          </table:table-cell>
          <table:table-cell table:style-name="ce3" table:formula="of:=[$'Données brutes'.AX56]" office:value-type="percentage" office:value="0.0182382615444315" calcext:value-type="percentage">
            <text:p>1,82 %</text:p>
          </table:table-cell>
          <table:table-cell table:style-name="ce3" table:formula="of:=[$'Données brutes'.AY56]" office:value-type="percentage" office:value="0.00368645712068296" calcext:value-type="percentage">
            <text:p>0,37 %</text:p>
          </table:table-cell>
          <table:table-cell table:style-name="ce3" table:formula="of:=[$'Données brutes'.AZ56]" office:value-type="percentage" office:value="0.0013581684128832" calcext:value-type="percentage">
            <text:p>0,14 %</text:p>
          </table:table-cell>
          <table:table-cell table:style-name="ce3" table:formula="of:=[$'Données brutes'.BA56]" office:value-type="percentage" office:value="0.0164920450135817" calcext:value-type="percentage">
            <text:p>1,65 %</text:p>
          </table:table-cell>
          <table:table-cell table:style-name="ce3" table:formula="of:=[$'Données brutes'.BB56]" office:value-type="percentage" office:value="0.00659681800543267" calcext:value-type="percentage">
            <text:p>0,66 %</text:p>
          </table:table-cell>
          <table:table-cell table:style-name="ce3" table:formula="of:=[$'Données brutes'.BC56]+[$'Données brutes'.BD56]" office:value-type="percentage" office:value="0.0083430345362825" calcext:value-type="percentage">
            <text:p>0,83 %</text:p>
          </table:table-cell>
          <table:table-cell table:style-name="ce3" table:formula="of:=[$'Données brutes'.BE56]" office:value-type="percentage" office:value="0.000194024058983314" calcext:value-type="percentage">
            <text:p>0,02 %</text:p>
          </table:table-cell>
          <table:table-cell table:style-name="ce3" table:formula="of:=[$'Données brutes'.BF56]" office:value-type="percentage" office:value="0.0225067908420644" calcext:value-type="percentage">
            <text:p>2,25 %</text:p>
          </table:table-cell>
          <table:table-cell table:style-name="ce3" table:formula="of:=[$'Données brutes'.BG56]" office:value-type="percentage" office:value="0.00485060147458285" calcext:value-type="percentage">
            <text:p>0,49 %</text:p>
          </table:table-cell>
          <table:table-cell table:style-name="ce3" table:formula="of:=[$'Données brutes'.BH56]" office:value-type="percentage" office:value="0.0541327124563446" calcext:value-type="percentage">
            <text:p>5,41 %</text:p>
          </table:table-cell>
          <table:table-cell table:style-name="ce3" table:formula="of:=[$'Données brutes'.BI56]" office:value-type="percentage" office:value="0.0116414435389988" calcext:value-type="percentage">
            <text:p>1,16 %</text:p>
          </table:table-cell>
          <table:table-cell table:style-name="ce3" table:formula="of:=[$'Données brutes'.BJ56]" office:value-type="percentage" office:value="0.000388048117966628" calcext:value-type="percentage">
            <text:p>0,04 %</text:p>
          </table:table-cell>
          <table:table-cell table:style-name="ce3" table:formula="of:=[$'Données brutes'.BK56]+[$'Données brutes'.BL56]" office:value-type="percentage" office:value="0.0574311214590609" calcext:value-type="percentage">
            <text:p>5,74 %</text:p>
          </table:table-cell>
          <table:table-cell table:style-name="ce3" table:formula="of:=[$'Données brutes'.BM56]" office:value-type="percentage" office:value="0.00523864959254948" calcext:value-type="percentage">
            <text:p>0,52 %</text:p>
          </table:table-cell>
          <table:table-cell table:style-name="ce3" table:formula="of:=[$'Données brutes'.BN56]" office:value-type="percentage" office:value="0.161428017074117" calcext:value-type="percentage">
            <text:p>16,14 %</text:p>
          </table:table-cell>
          <table:table-cell table:style-name="ce3" table:formula="of:=[$'Données brutes'.BO56]+[$'Données brutes'.BP56]" office:value-type="percentage" office:value="0.0958478851377571" calcext:value-type="percentage">
            <text:p>9,58 %</text:p>
          </table:table-cell>
          <table:table-cell table:number-columns-repeated="97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[$'Données brutes'.B57]+[$'Données brutes'.C57]+[$'Données brutes'.D57]" office:value-type="percentage" office:value="0.0772034459907223" calcext:value-type="percentage">
            <text:p>7,72 %</text:p>
          </table:table-cell>
          <table:table-cell table:style-name="ce3" table:formula="of:=[$'Données brutes'.E57]" office:value-type="percentage" office:value="0.00728959575878065" calcext:value-type="percentage">
            <text:p>0,73 %</text:p>
          </table:table-cell>
          <table:table-cell table:style-name="ce3" table:formula="of:=[$'Données brutes'.F57]" office:value-type="percentage" office:value="0.0225314777998675" calcext:value-type="percentage">
            <text:p>2,25 %</text:p>
          </table:table-cell>
          <table:table-cell table:style-name="ce3" table:formula="of:=[$'Données brutes'.G57]" office:value-type="percentage" office:value="0.00960901259111995" calcext:value-type="percentage">
            <text:p>0,96 %</text:p>
          </table:table-cell>
          <table:table-cell table:style-name="ce3" table:formula="of:=[$'Données brutes'.H57]" office:value-type="percentage" office:value="0.00497017892644135" calcext:value-type="percentage">
            <text:p>0,50 %</text:p>
          </table:table-cell>
          <table:table-cell table:style-name="ce3" table:formula="of:=[$'Données brutes'.I57]" office:value-type="percentage" office:value="0.000331345261762757" calcext:value-type="percentage">
            <text:p>0,03 %</text:p>
          </table:table-cell>
          <table:table-cell table:style-name="ce3" table:formula="of:=[$'Données brutes'.J57]+[$'Données brutes'.K57]" office:value-type="percentage" office:value="0.0175612988734261" calcext:value-type="percentage">
            <text:p>1,76 %</text:p>
          </table:table-cell>
          <table:table-cell table:style-name="ce3" table:formula="of:=[$'Données brutes'.L57]" office:value-type="percentage" office:value="0.0238568588469185" calcext:value-type="percentage">
            <text:p>2,39 %</text:p>
          </table:table-cell>
          <table:table-cell table:style-name="ce3" table:formula="of:=[$'Données brutes'.M57]" office:value-type="percentage" office:value="0.0390987408880053" calcext:value-type="percentage">
            <text:p>3,91 %</text:p>
          </table:table-cell>
          <table:table-cell table:style-name="ce3" table:formula="of:=[$'Données brutes'.N57]" office:value-type="percentage" office:value="0.000331345261762757" calcext:value-type="percentage">
            <text:p>0,03 %</text:p>
          </table:table-cell>
          <table:table-cell table:style-name="ce3" table:formula="of:=[$'Données brutes'.O57]" office:value-type="percentage" office:value="0.0182239893969516" calcext:value-type="percentage">
            <text:p>1,82 %</text:p>
          </table:table-cell>
          <table:table-cell table:style-name="ce3" table:formula="of:=[$'Données brutes'.P57]+[$'Données brutes'.Q57]" office:value-type="percentage" office:value="0.000662690523525514" calcext:value-type="percentage">
            <text:p>0,07 %</text:p>
          </table:table-cell>
          <table:table-cell table:style-name="ce3" table:formula="of:=[$'Données brutes'.R57]+[$'Données brutes'.S57]" office:value-type="percentage" office:value="0.00364479787939032" calcext:value-type="percentage">
            <text:p>0,36 %</text:p>
          </table:table-cell>
          <table:table-cell table:style-name="ce3" table:formula="of:=[$'Données brutes'.T57]+[$'Données brutes'.U57]" office:value-type="percentage" office:value="0" calcext:value-type="percentage">
            <text:p>0,00 %</text:p>
          </table:table-cell>
          <table:table-cell table:style-name="ce3" table:formula="of:=[$'Données brutes'.V57]" office:value-type="percentage" office:value="0.00132538104705103" calcext:value-type="percentage">
            <text:p>0,13 %</text:p>
          </table:table-cell>
          <table:table-cell table:style-name="ce3" table:formula="of:=[$'Données brutes'.W57]+[$'Données brutes'.X57]+[$'Données brutes'.Y57]+[$'Données brutes'.Z57]" office:value-type="percentage" office:value="0.0023194168323393" calcext:value-type="percentage">
            <text:p>0,23 %</text:p>
          </table:table-cell>
          <table:table-cell table:style-name="ce3" table:formula="of:=[$'Données brutes'.AA57]+[$'Données brutes'.AB57]" office:value-type="percentage" office:value="0.0251822398939695" calcext:value-type="percentage">
            <text:p>2,52 %</text:p>
          </table:table-cell>
          <table:table-cell table:style-name="ce3" table:formula="of:=[$'Données brutes'.AC57]" office:value-type="percentage" office:value="0.000331345261762757" calcext:value-type="percentage">
            <text:p>0,03 %</text:p>
          </table:table-cell>
          <table:table-cell table:style-name="ce3" table:formula="of:=[$'Données brutes'.AD57]" office:value-type="percentage" office:value="0.00099403578528827" calcext:value-type="percentage">
            <text:p>0,10 %</text:p>
          </table:table-cell>
          <table:table-cell table:style-name="ce3" table:formula="of:=[$'Données brutes'.AE57]" office:value-type="percentage" office:value="0.00695825049701789" calcext:value-type="percentage">
            <text:p>0,70 %</text:p>
          </table:table-cell>
          <table:table-cell table:style-name="ce3" table:formula="of:=[$'Données brutes'.AF57]" office:value-type="percentage" office:value="0.0046388336646786" calcext:value-type="percentage">
            <text:p>0,46 %</text:p>
          </table:table-cell>
          <table:table-cell table:style-name="ce3" table:formula="of:=[$'Données brutes'.AG57]+[$'Données brutes'.AH57]+[$'Données brutes'.AJ57]" office:value-type="percentage" office:value="0.0341285619615639" calcext:value-type="percentage">
            <text:p>3,41 %</text:p>
          </table:table-cell>
          <table:table-cell table:style-name="ce3" table:formula="of:=[$'Données brutes'.AI57]" office:value-type="percentage" office:value="0.00331345261762757" calcext:value-type="percentage">
            <text:p>0,33 %</text:p>
          </table:table-cell>
          <table:table-cell table:style-name="ce3" table:formula="of:=[$'Données brutes'.AK57]" office:value-type="percentage" office:value="0.10934393638171" calcext:value-type="percentage">
            <text:p>10,93 %</text:p>
          </table:table-cell>
          <table:table-cell table:style-name="ce3" table:formula="of:=[$'Données brutes'.AL57]" office:value-type="percentage" office:value="0.00132538104705103" calcext:value-type="percentage">
            <text:p>0,13 %</text:p>
          </table:table-cell>
          <table:table-cell table:style-name="ce3" table:formula="of:=[$'Données brutes'.AM57]+[$'Données brutes'.AN57]" office:value-type="percentage" office:value="0.0960901259111995" calcext:value-type="percentage">
            <text:p>9,61 %</text:p>
          </table:table-cell>
          <table:table-cell table:style-name="ce3" table:formula="of:=[$'Données brutes'.AO57]" office:value-type="percentage" office:value="0.0775347912524851" calcext:value-type="percentage">
            <text:p>7,75 %</text:p>
          </table:table-cell>
          <table:table-cell table:style-name="ce3" table:formula="of:=[$'Données brutes'.AP57]+[$'Données brutes'.AQ57]" office:value-type="percentage" office:value="0.0129224652087475" calcext:value-type="percentage">
            <text:p>1,29 %</text:p>
          </table:table-cell>
          <table:table-cell table:style-name="ce3" table:formula="of:=[$'Données brutes'.AR57]" office:value-type="percentage" office:value="0.00198807157057654" calcext:value-type="percentage">
            <text:p>0,20 %</text:p>
          </table:table-cell>
          <table:table-cell table:style-name="ce3" table:formula="of:=[$'Données brutes'.AS57]" office:value-type="percentage" office:value="0.0931080185553347" calcext:value-type="percentage">
            <text:p>9,31 %</text:p>
          </table:table-cell>
          <table:table-cell table:style-name="ce3" table:formula="of:=[$'Données brutes'.AT57]+[$'Données brutes'.AU57]" office:value-type="percentage" office:value="0.00099403578528827" calcext:value-type="percentage">
            <text:p>0,10 %</text:p>
          </table:table-cell>
          <table:table-cell table:style-name="ce3" table:formula="of:=[$'Données brutes'.AV57]" office:value-type="percentage" office:value="0.0132538104705103" calcext:value-type="percentage">
            <text:p>1,33 %</text:p>
          </table:table-cell>
          <table:table-cell table:style-name="ce3" table:formula="of:=[$'Données brutes'.AW57]" office:value-type="percentage" office:value="0.0046388336646786" calcext:value-type="percentage">
            <text:p>0,46 %</text:p>
          </table:table-cell>
          <table:table-cell table:style-name="ce3" table:formula="of:=[$'Données brutes'.AX57]" office:value-type="percentage" office:value="0.00397614314115308" calcext:value-type="percentage">
            <text:p>0,40 %</text:p>
          </table:table-cell>
          <table:table-cell table:style-name="ce3" table:formula="of:=[$'Données brutes'.AY57]" office:value-type="percentage" office:value="0.000331345261762757" calcext:value-type="percentage">
            <text:p>0,03 %</text:p>
          </table:table-cell>
          <table:table-cell table:style-name="ce3" table:formula="of:=[$'Données brutes'.AZ57]" office:value-type="percentage" office:value="0" calcext:value-type="percentage">
            <text:p>0,00 %</text:p>
          </table:table-cell>
          <table:table-cell table:style-name="ce3" table:formula="of:=[$'Données brutes'.BA57]" office:value-type="percentage" office:value="0.00728959575878065" calcext:value-type="percentage">
            <text:p>0,73 %</text:p>
          </table:table-cell>
          <table:table-cell table:style-name="ce3" table:formula="of:=[$'Données brutes'.BB57]" office:value-type="percentage" office:value="0.000662690523525514" calcext:value-type="percentage">
            <text:p>0,07 %</text:p>
          </table:table-cell>
          <table:table-cell table:style-name="ce3" table:formula="of:=[$'Données brutes'.BC57]+[$'Données brutes'.BD57]" office:value-type="percentage" office:value="0.00894632206759443" calcext:value-type="percentage">
            <text:p>0,89 %</text:p>
          </table:table-cell>
          <table:table-cell table:style-name="ce3" table:formula="of:=[$'Données brutes'.BE57]" office:value-type="percentage" office:value="0.00099403578528827" calcext:value-type="percentage">
            <text:p>0,10 %</text:p>
          </table:table-cell>
          <table:table-cell table:style-name="ce3" table:formula="of:=[$'Données brutes'.BF57]" office:value-type="percentage" office:value="0.0215374420145792" calcext:value-type="percentage">
            <text:p>2,15 %</text:p>
          </table:table-cell>
          <table:table-cell table:style-name="ce3" table:formula="of:=[$'Données brutes'.BG57]" office:value-type="percentage" office:value="0.00960901259111995" calcext:value-type="percentage">
            <text:p>0,96 %</text:p>
          </table:table-cell>
          <table:table-cell table:style-name="ce3" table:formula="of:=[$'Données brutes'.BH57]" office:value-type="percentage" office:value="0.00331345261762757" calcext:value-type="percentage">
            <text:p>0,33 %</text:p>
          </table:table-cell>
          <table:table-cell table:style-name="ce3" table:formula="of:=[$'Données brutes'.BI57]" office:value-type="percentage" office:value="0.0195493704440027" calcext:value-type="percentage">
            <text:p>1,95 %</text:p>
          </table:table-cell>
          <table:table-cell table:style-name="ce3" table:formula="of:=[$'Données brutes'.BJ57]" office:value-type="percentage" office:value="0.00099403578528827" calcext:value-type="percentage">
            <text:p>0,10 %</text:p>
          </table:table-cell>
          <table:table-cell table:style-name="ce3" table:formula="of:=[$'Données brutes'.BK57]+[$'Données brutes'.BL57]" office:value-type="percentage" office:value="0.038104705102717" calcext:value-type="percentage">
            <text:p>3,81 %</text:p>
          </table:table-cell>
          <table:table-cell table:style-name="ce3" table:formula="of:=[$'Données brutes'.BM57]" office:value-type="percentage" office:value="0.00364479787939032" calcext:value-type="percentage">
            <text:p>0,36 %</text:p>
          </table:table-cell>
          <table:table-cell table:style-name="ce3" table:formula="of:=[$'Données brutes'.BN57]" office:value-type="percentage" office:value="0.0659377070907886" calcext:value-type="percentage">
            <text:p>6,59 %</text:p>
          </table:table-cell>
          <table:table-cell table:style-name="ce3" table:formula="of:=[$'Données brutes'.BO57]+[$'Données brutes'.BP57]" office:value-type="percentage" office:value="0.099403578528827" calcext:value-type="percentage">
            <text:p>9,94 %</text:p>
          </table:table-cell>
          <table:table-cell table:number-columns-repeated="97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3" table:formula="of:=[$'Données brutes'.B58]+[$'Données brutes'.C58]+[$'Données brutes'.D58]" office:value-type="percentage" office:value="0.0498442367601246" calcext:value-type="percentage">
            <text:p>4,98 %</text:p>
          </table:table-cell>
          <table:table-cell table:style-name="ce3" table:formula="of:=[$'Données brutes'.E58]" office:value-type="percentage" office:value="0.0134994807892004" calcext:value-type="percentage">
            <text:p>1,35 %</text:p>
          </table:table-cell>
          <table:table-cell table:style-name="ce3" table:formula="of:=[$'Données brutes'.F58]" office:value-type="percentage" office:value="0.0212876427829699" calcext:value-type="percentage">
            <text:p>2,13 %</text:p>
          </table:table-cell>
          <table:table-cell table:style-name="ce3" table:formula="of:=[$'Données brutes'.G58]" office:value-type="percentage" office:value="0.0228452751817238" calcext:value-type="percentage">
            <text:p>2,28 %</text:p>
          </table:table-cell>
          <table:table-cell table:style-name="ce3" table:formula="of:=[$'Données brutes'.H58]" office:value-type="percentage" office:value="0.00467289719626168" calcext:value-type="percentage">
            <text:p>0,47 %</text:p>
          </table:table-cell>
          <table:table-cell table:style-name="ce3" table:formula="of:=[$'Données brutes'.I58]" office:value-type="percentage" office:value="0" calcext:value-type="percentage">
            <text:p>0,00 %</text:p>
          </table:table-cell>
          <table:table-cell table:style-name="ce3" table:formula="of:=[$'Données brutes'.J58]+[$'Données brutes'.K58]" office:value-type="percentage" office:value="0.0363447559709242" calcext:value-type="percentage">
            <text:p>3,63 %</text:p>
          </table:table-cell>
          <table:table-cell table:style-name="ce3" table:formula="of:=[$'Données brutes'.L58]" office:value-type="percentage" office:value="0.0695742471443406" calcext:value-type="percentage">
            <text:p>6,96 %</text:p>
          </table:table-cell>
          <table:table-cell table:style-name="ce3" table:formula="of:=[$'Données brutes'.M58]" office:value-type="percentage" office:value="0.0083073727933541" calcext:value-type="percentage">
            <text:p>0,83 %</text:p>
          </table:table-cell>
          <table:table-cell table:style-name="ce3" table:formula="of:=[$'Données brutes'.N58]" office:value-type="percentage" office:value="0" calcext:value-type="percentage">
            <text:p>0,00 %</text:p>
          </table:table-cell>
          <table:table-cell table:style-name="ce3" table:formula="of:=[$'Données brutes'.O58]" office:value-type="percentage" office:value="0.0134994807892004" calcext:value-type="percentage">
            <text:p>1,35 %</text:p>
          </table:table-cell>
          <table:table-cell table:style-name="ce3" table:formula="of:=[$'Données brutes'.P58]+[$'Données brutes'.Q58]" office:value-type="percentage" office:value="0.00207684319833853" calcext:value-type="percentage">
            <text:p>0,21 %</text:p>
          </table:table-cell>
          <table:table-cell table:style-name="ce3" table:formula="of:=[$'Données brutes'.R58]+[$'Données brutes'.S58]" office:value-type="percentage" office:value="0.00103842159916926" calcext:value-type="percentage">
            <text:p>0,10 %</text:p>
          </table:table-cell>
          <table:table-cell table:style-name="ce3" table:formula="of:=[$'Données brutes'.T58]+[$'Données brutes'.U58]" office:value-type="percentage" office:value="0" calcext:value-type="percentage">
            <text:p>0,00 %</text:p>
          </table:table-cell>
          <table:table-cell table:style-name="ce3" table:formula="of:=[$'Données brutes'.V58]" office:value-type="percentage" office:value="0" calcext:value-type="percentage">
            <text:p>0,00 %</text:p>
          </table:table-cell>
          <table:table-cell table:style-name="ce3" table:formula="of:=[$'Données brutes'.W58]+[$'Données brutes'.X58]+[$'Données brutes'.Y58]+[$'Données brutes'.Z58]" office:value-type="percentage" office:value="0.000519210799584631" calcext:value-type="percentage">
            <text:p>0,05 %</text:p>
          </table:table-cell>
          <table:table-cell table:style-name="ce3" table:formula="of:=[$'Données brutes'.AA58]+[$'Données brutes'.AB58]" office:value-type="percentage" office:value="0.014018691588785" calcext:value-type="percentage">
            <text:p>1,40 %</text:p>
          </table:table-cell>
          <table:table-cell table:style-name="ce3" table:formula="of:=[$'Données brutes'.AC58]" office:value-type="percentage" office:value="0" calcext:value-type="percentage">
            <text:p>0,00 %</text:p>
          </table:table-cell>
          <table:table-cell table:style-name="ce3" table:formula="of:=[$'Données brutes'.AD58]" office:value-type="percentage" office:value="0" calcext:value-type="percentage">
            <text:p>0,00 %</text:p>
          </table:table-cell>
          <table:table-cell table:style-name="ce3" table:formula="of:=[$'Données brutes'.AE58]" office:value-type="percentage" office:value="0.00674974039460021" calcext:value-type="percentage">
            <text:p>0,67 %</text:p>
          </table:table-cell>
          <table:table-cell table:style-name="ce3" table:formula="of:=[$'Données brutes'.AF58]" office:value-type="percentage" office:value="0" calcext:value-type="percentage">
            <text:p>0,00 %</text:p>
          </table:table-cell>
          <table:table-cell table:style-name="ce3" table:formula="of:=[$'Données brutes'.AG58]+[$'Données brutes'.AH58]+[$'Données brutes'.AJ58]" office:value-type="percentage" office:value="0.00519210799584631" calcext:value-type="percentage">
            <text:p>0,52 %</text:p>
          </table:table-cell>
          <table:table-cell table:style-name="ce3" table:formula="of:=[$'Données brutes'.AI58]" office:value-type="percentage" office:value="0.00155763239875389" calcext:value-type="percentage">
            <text:p>0,16 %</text:p>
          </table:table-cell>
          <table:table-cell table:style-name="ce3" table:formula="of:=[$'Données brutes'.AK58]" office:value-type="percentage" office:value="0.0960539979231568" calcext:value-type="percentage">
            <text:p>9,61 %</text:p>
          </table:table-cell>
          <table:table-cell table:style-name="ce3" table:formula="of:=[$'Données brutes'.AL58]" office:value-type="percentage" office:value="0.00311526479750779" calcext:value-type="percentage">
            <text:p>0,31 %</text:p>
          </table:table-cell>
          <table:table-cell table:style-name="ce3" table:formula="of:=[$'Données brutes'.AM58]+[$'Données brutes'.AN58]" office:value-type="percentage" office:value="0.0160955347871236" calcext:value-type="percentage">
            <text:p>1,61 %</text:p>
          </table:table-cell>
          <table:table-cell table:style-name="ce3" table:formula="of:=[$'Données brutes'.AO58]" office:value-type="percentage" office:value="0.0441329179646937" calcext:value-type="percentage">
            <text:p>4,41 %</text:p>
          </table:table-cell>
          <table:table-cell table:style-name="ce3" table:formula="of:=[$'Données brutes'.AP58]+[$'Données brutes'.AQ58]" office:value-type="percentage" office:value="0.0233644859813084" calcext:value-type="percentage">
            <text:p>2,34 %</text:p>
          </table:table-cell>
          <table:table-cell table:style-name="ce3" table:formula="of:=[$'Données brutes'.AR58]" office:value-type="percentage" office:value="0.00934579439252336" calcext:value-type="percentage">
            <text:p>0,93 %</text:p>
          </table:table-cell>
          <table:table-cell table:style-name="ce3" table:formula="of:=[$'Données brutes'.AS58]" office:value-type="percentage" office:value="0.0602284527518172" calcext:value-type="percentage">
            <text:p>6,02 %</text:p>
          </table:table-cell>
          <table:table-cell table:style-name="ce3" table:formula="of:=[$'Données brutes'.AT58]+[$'Données brutes'.AU58]" office:value-type="percentage" office:value="0.000519210799584631" calcext:value-type="percentage">
            <text:p>0,05 %</text:p>
          </table:table-cell>
          <table:table-cell table:style-name="ce3" table:formula="of:=[$'Données brutes'.AV58]" office:value-type="percentage" office:value="0.019730010384216" calcext:value-type="percentage">
            <text:p>1,97 %</text:p>
          </table:table-cell>
          <table:table-cell table:style-name="ce3" table:formula="of:=[$'Données brutes'.AW58]" office:value-type="percentage" office:value="0.00623052959501558" calcext:value-type="percentage">
            <text:p>0,62 %</text:p>
          </table:table-cell>
          <table:table-cell table:style-name="ce3" table:formula="of:=[$'Données brutes'.AX58]" office:value-type="percentage" office:value="0.0290758047767394" calcext:value-type="percentage">
            <text:p>2,91 %</text:p>
          </table:table-cell>
          <table:table-cell table:style-name="ce3" table:formula="of:=[$'Données brutes'.AY58]" office:value-type="percentage" office:value="0.00363447559709242" calcext:value-type="percentage">
            <text:p>0,36 %</text:p>
          </table:table-cell>
          <table:table-cell table:style-name="ce3" table:formula="of:=[$'Données brutes'.AZ58]" office:value-type="percentage" office:value="0" calcext:value-type="percentage">
            <text:p>0,00 %</text:p>
          </table:table-cell>
          <table:table-cell table:style-name="ce3" table:formula="of:=[$'Données brutes'.BA58]" office:value-type="percentage" office:value="0.0353063343717549" calcext:value-type="percentage">
            <text:p>3,53 %</text:p>
          </table:table-cell>
          <table:table-cell table:style-name="ce3" table:formula="of:=[$'Données brutes'.BB58]" office:value-type="percentage" office:value="0.00519210799584631" calcext:value-type="percentage">
            <text:p>0,52 %</text:p>
          </table:table-cell>
          <table:table-cell table:style-name="ce3" table:formula="of:=[$'Données brutes'.BC58]+[$'Données brutes'.BD58]" office:value-type="percentage" office:value="0.00674974039460021" calcext:value-type="percentage">
            <text:p>0,67 %</text:p>
          </table:table-cell>
          <table:table-cell table:style-name="ce3" table:formula="of:=[$'Données brutes'.BE58]" office:value-type="percentage" office:value="0" calcext:value-type="percentage">
            <text:p>0,00 %</text:p>
          </table:table-cell>
          <table:table-cell table:style-name="ce3" table:formula="of:=[$'Données brutes'.BF58]" office:value-type="percentage" office:value="0.0166147455867082" calcext:value-type="percentage">
            <text:p>1,66 %</text:p>
          </table:table-cell>
          <table:table-cell table:style-name="ce3" table:formula="of:=[$'Données brutes'.BG58]" office:value-type="percentage" office:value="0.0129802699896158" calcext:value-type="percentage">
            <text:p>1,30 %</text:p>
          </table:table-cell>
          <table:table-cell table:style-name="ce3" table:formula="of:=[$'Données brutes'.BH58]" office:value-type="percentage" office:value="0.0181723779854621" calcext:value-type="percentage">
            <text:p>1,82 %</text:p>
          </table:table-cell>
          <table:table-cell table:style-name="ce3" table:formula="of:=[$'Données brutes'.BI58]" office:value-type="percentage" office:value="0.0290758047767394" calcext:value-type="percentage">
            <text:p>2,91 %</text:p>
          </table:table-cell>
          <table:table-cell table:style-name="ce3" table:formula="of:=[$'Données brutes'.BJ58]" office:value-type="percentage" office:value="0.00259605399792316" calcext:value-type="percentage">
            <text:p>0,26 %</text:p>
          </table:table-cell>
          <table:table-cell table:style-name="ce3" table:formula="of:=[$'Données brutes'.BK58]+[$'Données brutes'.BL58]" office:value-type="percentage" office:value="0.0877466251298027" calcext:value-type="percentage">
            <text:p>8,77 %</text:p>
          </table:table-cell>
          <table:table-cell table:style-name="ce3" table:formula="of:=[$'Données brutes'.BM58]" office:value-type="percentage" office:value="0.00155763239875389" calcext:value-type="percentage">
            <text:p>0,16 %</text:p>
          </table:table-cell>
          <table:table-cell table:style-name="ce3" table:formula="of:=[$'Données brutes'.BN58]" office:value-type="percentage" office:value="0.124610591900312" calcext:value-type="percentage">
            <text:p>12,46 %</text:p>
          </table:table-cell>
          <table:table-cell table:style-name="ce3" table:formula="of:=[$'Données brutes'.BO58]+[$'Données brutes'.BP58]" office:value-type="percentage" office:value="0.0768431983385254" calcext:value-type="percentage">
            <text:p>7,68 %</text:p>
          </table:table-cell>
          <table:table-cell table:number-columns-repeated="97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3" table:formula="of:=[$'Données brutes'.B59]+[$'Données brutes'.C59]+[$'Données brutes'.D59]" office:value-type="percentage" office:value="0.0486332978345758" calcext:value-type="percentage">
            <text:p>4,86 %</text:p>
          </table:table-cell>
          <table:table-cell table:style-name="ce3" table:formula="of:=[$'Données brutes'.E59]" office:value-type="percentage" office:value="0.00745473908413206" calcext:value-type="percentage">
            <text:p>0,75 %</text:p>
          </table:table-cell>
          <table:table-cell table:style-name="ce3" table:formula="of:=[$'Données brutes'.F59]" office:value-type="percentage" office:value="0.012779552715655" calcext:value-type="percentage">
            <text:p>1,28 %</text:p>
          </table:table-cell>
          <table:table-cell table:style-name="ce3" table:formula="of:=[$'Données brutes'.G59]" office:value-type="percentage" office:value="0.00922967696130636" calcext:value-type="percentage">
            <text:p>0,92 %</text:p>
          </table:table-cell>
          <table:table-cell table:style-name="ce3" table:formula="of:=[$'Données brutes'.H59]" office:value-type="percentage" office:value="0.00958466453674121" calcext:value-type="percentage">
            <text:p>0,96 %</text:p>
          </table:table-cell>
          <table:table-cell table:style-name="ce3" table:formula="of:=[$'Données brutes'.I59]" office:value-type="percentage" office:value="0" calcext:value-type="percentage">
            <text:p>0,00 %</text:p>
          </table:table-cell>
          <table:table-cell table:style-name="ce3" table:formula="of:=[$'Données brutes'.J59]+[$'Données brutes'.K59]" office:value-type="percentage" office:value="0.0138445154419595" calcext:value-type="percentage">
            <text:p>1,38 %</text:p>
          </table:table-cell>
          <table:table-cell table:style-name="ce3" table:formula="of:=[$'Données brutes'.L59]" office:value-type="percentage" office:value="0.0891018814341498" calcext:value-type="percentage">
            <text:p>8,91 %</text:p>
          </table:table-cell>
          <table:table-cell table:style-name="ce3" table:formula="of:=[$'Données brutes'.M59]" office:value-type="percentage" office:value="0.0191693290734824" calcext:value-type="percentage">
            <text:p>1,92 %</text:p>
          </table:table-cell>
          <table:table-cell table:style-name="ce3" table:formula="of:=[$'Données brutes'.N59]" office:value-type="percentage" office:value="0.00212992545260916" calcext:value-type="percentage">
            <text:p>0,21 %</text:p>
          </table:table-cell>
          <table:table-cell table:style-name="ce3" table:formula="of:=[$'Données brutes'.O59]" office:value-type="percentage" office:value="0.0141995030173944" calcext:value-type="percentage">
            <text:p>1,42 %</text:p>
          </table:table-cell>
          <table:table-cell table:style-name="ce3" table:formula="of:=[$'Données brutes'.P59]+[$'Données brutes'.Q59]" office:value-type="percentage" office:value="0.00425985090521832" calcext:value-type="percentage">
            <text:p>0,43 %</text:p>
          </table:table-cell>
          <table:table-cell table:style-name="ce3" table:formula="of:=[$'Données brutes'.R59]+[$'Données brutes'.S59]" office:value-type="percentage" office:value="0.00141995030173944" calcext:value-type="percentage">
            <text:p>0,14 %</text:p>
          </table:table-cell>
          <table:table-cell table:style-name="ce3" table:formula="of:=[$'Données brutes'.T59]+[$'Données brutes'.U59]" office:value-type="percentage" office:value="0.00035498757543486" calcext:value-type="percentage">
            <text:p>0,04 %</text:p>
          </table:table-cell>
          <table:table-cell table:style-name="ce3" table:formula="of:=[$'Données brutes'.V59]" office:value-type="percentage" office:value="0.00070997515086972" calcext:value-type="percentage">
            <text:p>0,07 %</text:p>
          </table:table-cell>
          <table:table-cell table:style-name="ce3" table:formula="of:=[$'Données brutes'.W59]+[$'Données brutes'.X59]+[$'Données brutes'.Y59]+[$'Données brutes'.Z59]" office:value-type="percentage" office:value="0.00603478878239262" calcext:value-type="percentage">
            <text:p>0,60 %</text:p>
          </table:table-cell>
          <table:table-cell table:style-name="ce3" table:formula="of:=[$'Données brutes'.AA59]+[$'Données brutes'.AB59]" office:value-type="percentage" office:value="0.0173943911963081" calcext:value-type="percentage">
            <text:p>1,74 %</text:p>
          </table:table-cell>
          <table:table-cell table:style-name="ce3" table:formula="of:=[$'Données brutes'.AC59]" office:value-type="percentage" office:value="0" calcext:value-type="percentage">
            <text:p>0,00 %</text:p>
          </table:table-cell>
          <table:table-cell table:style-name="ce3" table:formula="of:=[$'Données brutes'.AD59]" office:value-type="percentage" office:value="0.00212992545260916" calcext:value-type="percentage">
            <text:p>0,21 %</text:p>
          </table:table-cell>
          <table:table-cell table:style-name="ce3" table:formula="of:=[$'Données brutes'.AE59]" office:value-type="percentage" office:value="0.00993965211217607" calcext:value-type="percentage">
            <text:p>0,99 %</text:p>
          </table:table-cell>
          <table:table-cell table:style-name="ce3" table:formula="of:=[$'Données brutes'.AF59]" office:value-type="percentage" office:value="0.00070997515086972" calcext:value-type="percentage">
            <text:p>0,07 %</text:p>
          </table:table-cell>
          <table:table-cell table:style-name="ce3" table:formula="of:=[$'Données brutes'.AG59]+[$'Données brutes'.AH59]+[$'Données brutes'.AJ59]" office:value-type="percentage" office:value="0.0149094781682641" calcext:value-type="percentage">
            <text:p>1,49 %</text:p>
          </table:table-cell>
          <table:table-cell table:style-name="ce3" table:formula="of:=[$'Données brutes'.AI59]" office:value-type="percentage" office:value="0.00496982605608804" calcext:value-type="percentage">
            <text:p>0,50 %</text:p>
          </table:table-cell>
          <table:table-cell table:style-name="ce3" table:formula="of:=[$'Données brutes'.AK59]" office:value-type="percentage" office:value="0.0706425275115371" calcext:value-type="percentage">
            <text:p>7,06 %</text:p>
          </table:table-cell>
          <table:table-cell table:style-name="ce3" table:formula="of:=[$'Données brutes'.AL59]" office:value-type="percentage" office:value="0" calcext:value-type="percentage">
            <text:p>0,00 %</text:p>
          </table:table-cell>
          <table:table-cell table:style-name="ce3" table:formula="of:=[$'Données brutes'.AM59]+[$'Données brutes'.AN59]" office:value-type="percentage" office:value="0.0280440184593539" calcext:value-type="percentage">
            <text:p>2,80 %</text:p>
          </table:table-cell>
          <table:table-cell table:style-name="ce3" table:formula="of:=[$'Données brutes'.AO59]" office:value-type="percentage" office:value="0.0511182108626198" calcext:value-type="percentage">
            <text:p>5,11 %</text:p>
          </table:table-cell>
          <table:table-cell table:style-name="ce3" table:formula="of:=[$'Données brutes'.AP59]+[$'Données brutes'.AQ59]" office:value-type="percentage" office:value="0.0578629747958822" calcext:value-type="percentage">
            <text:p>5,79 %</text:p>
          </table:table-cell>
          <table:table-cell table:style-name="ce3" table:formula="of:=[$'Données brutes'.AR59]" office:value-type="percentage" office:value="0.042953496627618" calcext:value-type="percentage">
            <text:p>4,30 %</text:p>
          </table:table-cell>
          <table:table-cell table:style-name="ce3" table:formula="of:=[$'Données brutes'.AS59]" office:value-type="percentage" office:value="0.0216542421015264" calcext:value-type="percentage">
            <text:p>2,17 %</text:p>
          </table:table-cell>
          <table:table-cell table:style-name="ce3" table:formula="of:=[$'Données brutes'.AT59]+[$'Données brutes'.AU59]" office:value-type="percentage" office:value="0" calcext:value-type="percentage">
            <text:p>0,00 %</text:p>
          </table:table-cell>
          <table:table-cell table:style-name="ce3" table:formula="of:=[$'Données brutes'.AV59]" office:value-type="percentage" office:value="0.0149094781682641" calcext:value-type="percentage">
            <text:p>1,49 %</text:p>
          </table:table-cell>
          <table:table-cell table:style-name="ce3" table:formula="of:=[$'Données brutes'.AW59]" office:value-type="percentage" office:value="0.0035498757543486" calcext:value-type="percentage">
            <text:p>0,35 %</text:p>
          </table:table-cell>
          <table:table-cell table:style-name="ce3" table:formula="of:=[$'Données brutes'.AX59]" office:value-type="percentage" office:value="0.017749378771743" calcext:value-type="percentage">
            <text:p>1,77 %</text:p>
          </table:table-cell>
          <table:table-cell table:style-name="ce3" table:formula="of:=[$'Données brutes'.AY59]" office:value-type="percentage" office:value="0.00319488817891374" calcext:value-type="percentage">
            <text:p>0,32 %</text:p>
          </table:table-cell>
          <table:table-cell table:style-name="ce3" table:formula="of:=[$'Données brutes'.AZ59]" office:value-type="percentage" office:value="0" calcext:value-type="percentage">
            <text:p>0,00 %</text:p>
          </table:table-cell>
          <table:table-cell table:style-name="ce3" table:formula="of:=[$'Données brutes'.BA59]" office:value-type="percentage" office:value="0.0351437699680511" calcext:value-type="percentage">
            <text:p>3,51 %</text:p>
          </table:table-cell>
          <table:table-cell table:style-name="ce3" table:formula="of:=[$'Données brutes'.BB59]" office:value-type="percentage" office:value="0.0134895278665247" calcext:value-type="percentage">
            <text:p>1,35 %</text:p>
          </table:table-cell>
          <table:table-cell table:style-name="ce3" table:formula="of:=[$'Données brutes'.BC59]+[$'Données brutes'.BD59]" office:value-type="percentage" office:value="0.00567980120695776" calcext:value-type="percentage">
            <text:p>0,57 %</text:p>
          </table:table-cell>
          <table:table-cell table:style-name="ce3" table:formula="of:=[$'Données brutes'.BE59]" office:value-type="percentage" office:value="0" calcext:value-type="percentage">
            <text:p>0,00 %</text:p>
          </table:table-cell>
          <table:table-cell table:style-name="ce3" table:formula="of:=[$'Données brutes'.BF59]" office:value-type="percentage" office:value="0.00922967696130636" calcext:value-type="percentage">
            <text:p>0,92 %</text:p>
          </table:table-cell>
          <table:table-cell table:style-name="ce3" table:formula="of:=[$'Données brutes'.BG59]" office:value-type="percentage" office:value="0.00461483848065318" calcext:value-type="percentage">
            <text:p>0,46 %</text:p>
          </table:table-cell>
          <table:table-cell table:style-name="ce3" table:formula="of:=[$'Données brutes'.BH59]" office:value-type="percentage" office:value="0.0479233226837061" calcext:value-type="percentage">
            <text:p>4,79 %</text:p>
          </table:table-cell>
          <table:table-cell table:style-name="ce3" table:formula="of:=[$'Données brutes'.BI59]" office:value-type="percentage" office:value="0.0166844160454384" calcext:value-type="percentage">
            <text:p>1,67 %</text:p>
          </table:table-cell>
          <table:table-cell table:style-name="ce3" table:formula="of:=[$'Données brutes'.BJ59]" office:value-type="percentage" office:value="0.00283990060347888" calcext:value-type="percentage">
            <text:p>0,28 %</text:p>
          </table:table-cell>
          <table:table-cell table:style-name="ce3" table:formula="of:=[$'Données brutes'.BK59]+[$'Données brutes'.BL59]" office:value-type="percentage" office:value="0.070997515086972" calcext:value-type="percentage">
            <text:p>7,10 %</text:p>
          </table:table-cell>
          <table:table-cell table:style-name="ce3" table:formula="of:=[$'Données brutes'.BM59]" office:value-type="percentage" office:value="0.0241391551295705" calcext:value-type="percentage">
            <text:p>2,41 %</text:p>
          </table:table-cell>
          <table:table-cell table:style-name="ce3" table:formula="of:=[$'Données brutes'.BN59]" office:value-type="percentage" office:value="0.0567980120695776" calcext:value-type="percentage">
            <text:p>5,68 %</text:p>
          </table:table-cell>
          <table:table-cell table:style-name="ce3" table:formula="of:=[$'Données brutes'.BO59]+[$'Données brutes'.BP59]" office:value-type="percentage" office:value="0.111821086261981" calcext:value-type="percentage">
            <text:p>11,18 %</text:p>
          </table:table-cell>
          <table:table-cell table:number-columns-repeated="97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3" table:formula="of:=[$'Données brutes'.B60]+[$'Données brutes'.C60]+[$'Données brutes'.D60]" office:value-type="percentage" office:value="0.133130962705984" calcext:value-type="percentage">
            <text:p>13,31 %</text:p>
          </table:table-cell>
          <table:table-cell table:style-name="ce3" table:formula="of:=[$'Données brutes'.E60]" office:value-type="percentage" office:value="0.00477016478751084" calcext:value-type="percentage">
            <text:p>0,48 %</text:p>
          </table:table-cell>
          <table:table-cell table:style-name="ce3" table:formula="of:=[$'Données brutes'.F60]" office:value-type="percentage" office:value="0.0143104943625325" calcext:value-type="percentage">
            <text:p>1,43 %</text:p>
          </table:table-cell>
          <table:table-cell table:style-name="ce3" table:formula="of:=[$'Données brutes'.G60]" office:value-type="percentage" office:value="0.00823937554206418" calcext:value-type="percentage">
            <text:p>0,82 %</text:p>
          </table:table-cell>
          <table:table-cell table:style-name="ce3" table:formula="of:=[$'Données brutes'.H60]" office:value-type="percentage" office:value="0.00520381613183001" calcext:value-type="percentage">
            <text:p>0,52 %</text:p>
          </table:table-cell>
          <table:table-cell table:style-name="ce3" table:formula="of:=[$'Données brutes'.I60]" office:value-type="percentage" office:value="0.000433651344319167" calcext:value-type="percentage">
            <text:p>0,04 %</text:p>
          </table:table-cell>
          <table:table-cell table:style-name="ce3" table:formula="of:=[$'Données brutes'.J60]+[$'Données brutes'.K60]" office:value-type="percentage" office:value="0.0143104943625325" calcext:value-type="percentage">
            <text:p>1,43 %</text:p>
          </table:table-cell>
          <table:table-cell table:style-name="ce3" table:formula="of:=[$'Données brutes'.L60]" office:value-type="percentage" office:value="0.0524718126626193" calcext:value-type="percentage">
            <text:p>5,25 %</text:p>
          </table:table-cell>
          <table:table-cell table:style-name="ce3" table:formula="of:=[$'Données brutes'.M60]" office:value-type="percentage" office:value="0.0424978317432784" calcext:value-type="percentage">
            <text:p>4,25 %</text:p>
          </table:table-cell>
          <table:table-cell table:style-name="ce3" table:formula="of:=[$'Données brutes'.N60]" office:value-type="percentage" office:value="0.00954032957502168" calcext:value-type="percentage">
            <text:p>0,95 %</text:p>
          </table:table-cell>
          <table:table-cell table:style-name="ce3" table:formula="of:=[$'Données brutes'.O60]" office:value-type="percentage" office:value="0.0121422376409367" calcext:value-type="percentage">
            <text:p>1,21 %</text:p>
          </table:table-cell>
          <table:table-cell table:style-name="ce3" table:formula="of:=[$'Données brutes'.P60]+[$'Données brutes'.Q60]" office:value-type="percentage" office:value="0.000433651344319167" calcext:value-type="percentage">
            <text:p>0,04 %</text:p>
          </table:table-cell>
          <table:table-cell table:style-name="ce3" table:formula="of:=[$'Données brutes'.R60]+[$'Données brutes'.S60]" office:value-type="percentage" office:value="0.000867302688638335" calcext:value-type="percentage">
            <text:p>0,09 %</text:p>
          </table:table-cell>
          <table:table-cell table:style-name="ce3" table:formula="of:=[$'Données brutes'.T60]+[$'Données brutes'.U60]" office:value-type="percentage" office:value="0" calcext:value-type="percentage">
            <text:p>0,00 %</text:p>
          </table:table-cell>
          <table:table-cell table:style-name="ce3" table:formula="of:=[$'Données brutes'.V60]" office:value-type="percentage" office:value="0" calcext:value-type="percentage">
            <text:p>0,00 %</text:p>
          </table:table-cell>
          <table:table-cell table:style-name="ce3" table:formula="of:=[$'Données brutes'.W60]+[$'Données brutes'.X60]+[$'Données brutes'.Y60]+[$'Données brutes'.Z60]" office:value-type="percentage" office:value="0.00997398091934085" calcext:value-type="percentage">
            <text:p>1,00 %</text:p>
          </table:table-cell>
          <table:table-cell table:style-name="ce3" table:formula="of:=[$'Données brutes'.AA60]+[$'Données brutes'.AB60]" office:value-type="percentage" office:value="0.0342584562012142" calcext:value-type="percentage">
            <text:p>3,43 %</text:p>
          </table:table-cell>
          <table:table-cell table:style-name="ce3" table:formula="of:=[$'Données brutes'.AC60]" office:value-type="percentage" office:value="0" calcext:value-type="percentage">
            <text:p>0,00 %</text:p>
          </table:table-cell>
          <table:table-cell table:style-name="ce3" table:formula="of:=[$'Données brutes'.AD60]" office:value-type="percentage" office:value="0.0416305290546401" calcext:value-type="percentage">
            <text:p>4,16 %</text:p>
          </table:table-cell>
          <table:table-cell table:style-name="ce3" table:formula="of:=[$'Données brutes'.AE60]" office:value-type="percentage" office:value="0.00173460537727667" calcext:value-type="percentage">
            <text:p>0,17 %</text:p>
          </table:table-cell>
          <table:table-cell table:style-name="ce3" table:formula="of:=[$'Données brutes'.AF60]" office:value-type="percentage" office:value="0" calcext:value-type="percentage">
            <text:p>0,00 %</text:p>
          </table:table-cell>
          <table:table-cell table:style-name="ce3" table:formula="of:=[$'Données brutes'.AG60]+[$'Données brutes'.AH60]+[$'Données brutes'.AJ60]" office:value-type="percentage" office:value="0.13009540329575" calcext:value-type="percentage">
            <text:p>13,01 %</text:p>
          </table:table-cell>
          <table:table-cell table:style-name="ce3" table:formula="of:=[$'Données brutes'.AI60]" office:value-type="percentage" office:value="0.0346921075455334" calcext:value-type="percentage">
            <text:p>3,47 %</text:p>
          </table:table-cell>
          <table:table-cell table:style-name="ce3" table:formula="of:=[$'Données brutes'.AK60]" office:value-type="percentage" office:value="0.0849956634865568" calcext:value-type="percentage">
            <text:p>8,50 %</text:p>
          </table:table-cell>
          <table:table-cell table:style-name="ce3" table:formula="of:=[$'Données brutes'.AL60]" office:value-type="percentage" office:value="0.000867302688638335" calcext:value-type="percentage">
            <text:p>0,09 %</text:p>
          </table:table-cell>
          <table:table-cell table:style-name="ce3" table:formula="of:=[$'Données brutes'.AM60]+[$'Données brutes'.AN60]" office:value-type="percentage" office:value="0.00607111882046834" calcext:value-type="percentage">
            <text:p>0,61 %</text:p>
          </table:table-cell>
          <table:table-cell table:style-name="ce3" table:formula="of:=[$'Données brutes'.AO60]" office:value-type="percentage" office:value="0.0294882914137034" calcext:value-type="percentage">
            <text:p>2,95 %</text:p>
          </table:table-cell>
          <table:table-cell table:style-name="ce3" table:formula="of:=[$'Données brutes'.AP60]+[$'Données brutes'.AQ60]" office:value-type="percentage" office:value="0.0117085862966175" calcext:value-type="percentage">
            <text:p>1,17 %</text:p>
          </table:table-cell>
          <table:table-cell table:style-name="ce3" table:formula="of:=[$'Données brutes'.AR60]" office:value-type="percentage" office:value="0.0221162185602775" calcext:value-type="percentage">
            <text:p>2,21 %</text:p>
          </table:table-cell>
          <table:table-cell table:style-name="ce3" table:formula="of:=[$'Données brutes'.AS60]" office:value-type="percentage" office:value="0.0203816131830009" calcext:value-type="percentage">
            <text:p>2,04 %</text:p>
          </table:table-cell>
          <table:table-cell table:style-name="ce3" table:formula="of:=[$'Données brutes'.AT60]+[$'Données brutes'.AU60]" office:value-type="percentage" office:value="0.000867302688638335" calcext:value-type="percentage">
            <text:p>0,09 %</text:p>
          </table:table-cell>
          <table:table-cell table:style-name="ce3" table:formula="of:=[$'Données brutes'.AV60]" office:value-type="percentage" office:value="0.00780572419774501" calcext:value-type="percentage">
            <text:p>0,78 %</text:p>
          </table:table-cell>
          <table:table-cell table:style-name="ce3" table:formula="of:=[$'Données brutes'.AW60]" office:value-type="percentage" office:value="0.00173460537727667" calcext:value-type="percentage">
            <text:p>0,17 %</text:p>
          </table:table-cell>
          <table:table-cell table:style-name="ce3" table:formula="of:=[$'Données brutes'.AX60]" office:value-type="percentage" office:value="0.00520381613183001" calcext:value-type="percentage">
            <text:p>0,52 %</text:p>
          </table:table-cell>
          <table:table-cell table:style-name="ce3" table:formula="of:=[$'Données brutes'.AY60]" office:value-type="percentage" office:value="0.00477016478751084" calcext:value-type="percentage">
            <text:p>0,48 %</text:p>
          </table:table-cell>
          <table:table-cell table:style-name="ce3" table:formula="of:=[$'Données brutes'.AZ60]" office:value-type="percentage" office:value="0.00780572419774501" calcext:value-type="percentage">
            <text:p>0,78 %</text:p>
          </table:table-cell>
          <table:table-cell table:style-name="ce3" table:formula="of:=[$'Données brutes'.BA60]" office:value-type="percentage" office:value="0.0247181266261925" calcext:value-type="percentage">
            <text:p>2,47 %</text:p>
          </table:table-cell>
          <table:table-cell table:style-name="ce3" table:formula="of:=[$'Données brutes'.BB60]" office:value-type="percentage" office:value="0.00607111882046834" calcext:value-type="percentage">
            <text:p>0,61 %</text:p>
          </table:table-cell>
          <table:table-cell table:style-name="ce3" table:formula="of:=[$'Données brutes'.BC60]+[$'Données brutes'.BD60]" office:value-type="percentage" office:value="0.00433651344319167" calcext:value-type="percentage">
            <text:p>0,43 %</text:p>
          </table:table-cell>
          <table:table-cell table:style-name="ce3" table:formula="of:=[$'Données brutes'.BE60]" office:value-type="percentage" office:value="0" calcext:value-type="percentage">
            <text:p>0,00 %</text:p>
          </table:table-cell>
          <table:table-cell table:style-name="ce3" table:formula="of:=[$'Données brutes'.BF60]" office:value-type="percentage" office:value="0.0325238508239376" calcext:value-type="percentage">
            <text:p>3,25 %</text:p>
          </table:table-cell>
          <table:table-cell table:style-name="ce3" table:formula="of:=[$'Données brutes'.BG60]" office:value-type="percentage" office:value="0.00823937554206418" calcext:value-type="percentage">
            <text:p>0,82 %</text:p>
          </table:table-cell>
          <table:table-cell table:style-name="ce3" table:formula="of:=[$'Données brutes'.BH60]" office:value-type="percentage" office:value="0.00563746747614918" calcext:value-type="percentage">
            <text:p>0,56 %</text:p>
          </table:table-cell>
          <table:table-cell table:style-name="ce3" table:formula="of:=[$'Données brutes'.BI60]" office:value-type="percentage" office:value="0.0199479618386817" calcext:value-type="percentage">
            <text:p>1,99 %</text:p>
          </table:table-cell>
          <table:table-cell table:style-name="ce3" table:formula="of:=[$'Données brutes'.BJ60]" office:value-type="percentage" office:value="0.0013009540329575" calcext:value-type="percentage">
            <text:p>0,13 %</text:p>
          </table:table-cell>
          <table:table-cell table:style-name="ce3" table:formula="of:=[$'Données brutes'.BK60]+[$'Données brutes'.BL60]" office:value-type="percentage" office:value="0.0559410234171726" calcext:value-type="percentage">
            <text:p>5,59 %</text:p>
          </table:table-cell>
          <table:table-cell table:style-name="ce3" table:formula="of:=[$'Données brutes'.BM60]" office:value-type="percentage" office:value="0.00303555941023417" calcext:value-type="percentage">
            <text:p>0,30 %</text:p>
          </table:table-cell>
          <table:table-cell table:style-name="ce3" table:formula="of:=[$'Données brutes'.BN60]" office:value-type="percentage" office:value="0.0342584562012142" calcext:value-type="percentage">
            <text:p>3,43 %</text:p>
          </table:table-cell>
          <table:table-cell table:style-name="ce3" table:formula="of:=[$'Données brutes'.BO60]+[$'Données brutes'.BP60]" office:value-type="percentage" office:value="0.0494362532523851" calcext:value-type="percentage">
            <text:p>4,94 %</text:p>
          </table:table-cell>
          <table:table-cell table:number-columns-repeated="97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3" table:formula="of:=[$'Données brutes'.B61]+[$'Données brutes'.C61]+[$'Données brutes'.D61]" office:value-type="percentage" office:value="0.037200330669606" calcext:value-type="percentage">
            <text:p>3,72 %</text:p>
          </table:table-cell>
          <table:table-cell table:style-name="ce3" table:formula="of:=[$'Données brutes'.E61]" office:value-type="percentage" office:value="0.00330669605952053" calcext:value-type="percentage">
            <text:p>0,33 %</text:p>
          </table:table-cell>
          <table:table-cell table:style-name="ce3" table:formula="of:=[$'Données brutes'.F61]" office:value-type="percentage" office:value="0.0294847065307247" calcext:value-type="percentage">
            <text:p>2,95 %</text:p>
          </table:table-cell>
          <table:table-cell table:style-name="ce3" table:formula="of:=[$'Données brutes'.G61]" office:value-type="percentage" office:value="0.0093689721686415" calcext:value-type="percentage">
            <text:p>0,94 %</text:p>
          </table:table-cell>
          <table:table-cell table:style-name="ce3" table:formula="of:=[$'Données brutes'.H61]" office:value-type="percentage" office:value="0.0112978782033618" calcext:value-type="percentage">
            <text:p>1,13 %</text:p>
          </table:table-cell>
          <table:table-cell table:style-name="ce3" table:formula="of:=[$'Données brutes'.I61]" office:value-type="percentage" office:value="0" calcext:value-type="percentage">
            <text:p>0,00 %</text:p>
          </table:table-cell>
          <table:table-cell table:style-name="ce3" table:formula="of:=[$'Données brutes'.J61]+[$'Données brutes'.K61]" office:value-type="percentage" office:value="0.050151556902728" calcext:value-type="percentage">
            <text:p>5,02 %</text:p>
          </table:table-cell>
          <table:table-cell table:style-name="ce3" table:formula="of:=[$'Données brutes'.L61]" office:value-type="percentage" office:value="0.0421603747588867" calcext:value-type="percentage">
            <text:p>4,22 %</text:p>
          </table:table-cell>
          <table:table-cell table:style-name="ce3" table:formula="of:=[$'Données brutes'.M61]" office:value-type="percentage" office:value="0.0137779002480022" calcext:value-type="percentage">
            <text:p>1,38 %</text:p>
          </table:table-cell>
          <table:table-cell table:style-name="ce3" table:formula="of:=[$'Données brutes'.N61]" office:value-type="percentage" office:value="0" calcext:value-type="percentage">
            <text:p>0,00 %</text:p>
          </table:table-cell>
          <table:table-cell table:style-name="ce3" table:formula="of:=[$'Données brutes'.O61]" office:value-type="percentage" office:value="0.0093689721686415" calcext:value-type="percentage">
            <text:p>0,94 %</text:p>
          </table:table-cell>
          <table:table-cell table:style-name="ce3" table:formula="of:=[$'Données brutes'.P61]+[$'Données brutes'.Q61]" office:value-type="percentage" office:value="0.00468448608432075" calcext:value-type="percentage">
            <text:p>0,47 %</text:p>
          </table:table-cell>
          <table:table-cell table:style-name="ce3" table:formula="of:=[$'Données brutes'.R61]+[$'Données brutes'.S61]" office:value-type="percentage" office:value="0.00110223201984018" calcext:value-type="percentage">
            <text:p>0,11 %</text:p>
          </table:table-cell>
          <table:table-cell table:style-name="ce3" table:formula="of:=[$'Données brutes'.T61]+[$'Données brutes'.U61]" office:value-type="percentage" office:value="0" calcext:value-type="percentage">
            <text:p>0,00 %</text:p>
          </table:table-cell>
          <table:table-cell table:style-name="ce3" table:formula="of:=[$'Données brutes'.V61]" office:value-type="percentage" office:value="0.00110223201984018" calcext:value-type="percentage">
            <text:p>0,11 %</text:p>
          </table:table-cell>
          <table:table-cell table:style-name="ce3" table:formula="of:=[$'Données brutes'.W61]+[$'Données brutes'.X61]+[$'Données brutes'.Y61]+[$'Données brutes'.Z61]" office:value-type="percentage" office:value="0.0176357123174428" calcext:value-type="percentage">
            <text:p>1,76 %</text:p>
          </table:table-cell>
          <table:table-cell table:style-name="ce3" table:formula="of:=[$'Données brutes'.AA61]+[$'Données brutes'.AB61]" office:value-type="percentage" office:value="0.0551116009920088" calcext:value-type="percentage">
            <text:p>5,51 %</text:p>
          </table:table-cell>
          <table:table-cell table:style-name="ce3" table:formula="of:=[$'Données brutes'.AC61]" office:value-type="percentage" office:value="0" calcext:value-type="percentage">
            <text:p>0,00 %</text:p>
          </table:table-cell>
          <table:table-cell table:style-name="ce3" table:formula="of:=[$'Données brutes'.AD61]" office:value-type="percentage" office:value="0.00385781206944062" calcext:value-type="percentage">
            <text:p>0,39 %</text:p>
          </table:table-cell>
          <table:table-cell table:style-name="ce3" table:formula="of:=[$'Données brutes'.AE61]" office:value-type="percentage" office:value="0.00413337007440066" calcext:value-type="percentage">
            <text:p>0,41 %</text:p>
          </table:table-cell>
          <table:table-cell table:style-name="ce3" table:formula="of:=[$'Données brutes'.AF61]" office:value-type="percentage" office:value="0" calcext:value-type="percentage">
            <text:p>0,00 %</text:p>
          </table:table-cell>
          <table:table-cell table:style-name="ce3" table:formula="of:=[$'Données brutes'.AG61]+[$'Données brutes'.AH61]+[$'Données brutes'.AJ61]" office:value-type="percentage" office:value="0.0168090383025627" calcext:value-type="percentage">
            <text:p>1,68 %</text:p>
          </table:table-cell>
          <table:table-cell table:style-name="ce3" table:formula="of:=[$'Données brutes'.AI61]" office:value-type="percentage" office:value="0.00192890603472031" calcext:value-type="percentage">
            <text:p>0,19 %</text:p>
          </table:table-cell>
          <table:table-cell table:style-name="ce3" table:formula="of:=[$'Données brutes'.AK61]" office:value-type="percentage" office:value="0.0983742077707358" calcext:value-type="percentage">
            <text:p>9,84 %</text:p>
          </table:table-cell>
          <table:table-cell table:style-name="ce3" table:formula="of:=[$'Données brutes'.AL61]" office:value-type="percentage" office:value="0.000551116009920088" calcext:value-type="percentage">
            <text:p>0,06 %</text:p>
          </table:table-cell>
          <table:table-cell table:style-name="ce3" table:formula="of:=[$'Données brutes'.AM61]+[$'Données brutes'.AN61]" office:value-type="percentage" office:value="0.0341691926150455" calcext:value-type="percentage">
            <text:p>3,42 %</text:p>
          </table:table-cell>
          <table:table-cell table:style-name="ce3" table:formula="of:=[$'Données brutes'.AO61]" office:value-type="percentage" office:value="0.0316891705704051" calcext:value-type="percentage">
            <text:p>3,17 %</text:p>
          </table:table-cell>
          <table:table-cell table:style-name="ce3" table:formula="of:=[$'Données brutes'.AP61]+[$'Données brutes'.AQ61]" office:value-type="percentage" office:value="0.0881785615872141" calcext:value-type="percentage">
            <text:p>8,82 %</text:p>
          </table:table-cell>
          <table:table-cell table:style-name="ce3" table:formula="of:=[$'Données brutes'.AR61]" office:value-type="percentage" office:value="0.0129512262331221" calcext:value-type="percentage">
            <text:p>1,30 %</text:p>
          </table:table-cell>
          <table:table-cell table:style-name="ce3" table:formula="of:=[$'Données brutes'.AS61]" office:value-type="percentage" office:value="0.0793607054284927" calcext:value-type="percentage">
            <text:p>7,94 %</text:p>
          </table:table-cell>
          <table:table-cell table:style-name="ce3" table:formula="of:=[$'Données brutes'.AT61]+[$'Données brutes'.AU61]" office:value-type="percentage" office:value="0.000551116009920088" calcext:value-type="percentage">
            <text:p>0,06 %</text:p>
          </table:table-cell>
          <table:table-cell table:style-name="ce3" table:formula="of:=[$'Données brutes'.AV61]" office:value-type="percentage" office:value="0.00771562413888123" calcext:value-type="percentage">
            <text:p>0,77 %</text:p>
          </table:table-cell>
          <table:table-cell table:style-name="ce3" table:formula="of:=[$'Données brutes'.AW61]" office:value-type="percentage" office:value="0.00192890603472031" calcext:value-type="percentage">
            <text:p>0,19 %</text:p>
          </table:table-cell>
          <table:table-cell table:style-name="ce3" table:formula="of:=[$'Données brutes'.AX61]" office:value-type="percentage" office:value="0.00744006613392119" calcext:value-type="percentage">
            <text:p>0,74 %</text:p>
          </table:table-cell>
          <table:table-cell table:style-name="ce3" table:formula="of:=[$'Données brutes'.AY61]" office:value-type="percentage" office:value="0.00110223201984018" calcext:value-type="percentage">
            <text:p>0,11 %</text:p>
          </table:table-cell>
          <table:table-cell table:style-name="ce3" table:formula="of:=[$'Données brutes'.AZ61]" office:value-type="percentage" office:value="0.000275558004960044" calcext:value-type="percentage">
            <text:p>0,03 %</text:p>
          </table:table-cell>
          <table:table-cell table:style-name="ce3" table:formula="of:=[$'Données brutes'.BA61]" office:value-type="percentage" office:value="0.0121245522182419" calcext:value-type="percentage">
            <text:p>1,21 %</text:p>
          </table:table-cell>
          <table:table-cell table:style-name="ce3" table:formula="of:=[$'Données brutes'.BB61]" office:value-type="percentage" office:value="0.00413337007440066" calcext:value-type="percentage">
            <text:p>0,41 %</text:p>
          </table:table-cell>
          <table:table-cell table:style-name="ce3" table:formula="of:=[$'Données brutes'.BC61]+[$'Données brutes'.BD61]" office:value-type="percentage" office:value="0.00744006613392119" calcext:value-type="percentage">
            <text:p>0,74 %</text:p>
          </table:table-cell>
          <table:table-cell table:style-name="ce3" table:formula="of:=[$'Données brutes'.BE61]" office:value-type="percentage" office:value="0" calcext:value-type="percentage">
            <text:p>0,00 %</text:p>
          </table:table-cell>
          <table:table-cell table:style-name="ce3" table:formula="of:=[$'Données brutes'.BF61]" office:value-type="percentage" office:value="0.0151556902728024" calcext:value-type="percentage">
            <text:p>1,52 %</text:p>
          </table:table-cell>
          <table:table-cell table:style-name="ce3" table:formula="of:=[$'Données brutes'.BG61]" office:value-type="percentage" office:value="0.0294847065307247" calcext:value-type="percentage">
            <text:p>2,95 %</text:p>
          </table:table-cell>
          <table:table-cell table:style-name="ce3" table:formula="of:=[$'Données brutes'.BH61]" office:value-type="percentage" office:value="0.0336180766051254" calcext:value-type="percentage">
            <text:p>3,36 %</text:p>
          </table:table-cell>
          <table:table-cell table:style-name="ce3" table:formula="of:=[$'Données brutes'.BI61]" office:value-type="percentage" office:value="0.0170845963075227" calcext:value-type="percentage">
            <text:p>1,71 %</text:p>
          </table:table-cell>
          <table:table-cell table:style-name="ce3" table:formula="of:=[$'Données brutes'.BJ61]" office:value-type="percentage" office:value="0.00165334802976026" calcext:value-type="percentage">
            <text:p>0,17 %</text:p>
          </table:table-cell>
          <table:table-cell table:style-name="ce3" table:formula="of:=[$'Données brutes'.BK61]+[$'Données brutes'.BL61]" office:value-type="percentage" office:value="0.0821162854780931" calcext:value-type="percentage">
            <text:p>8,21 %</text:p>
          </table:table-cell>
          <table:table-cell table:style-name="ce3" table:formula="of:=[$'Données brutes'.BM61]" office:value-type="percentage" office:value="0.000551116009920088" calcext:value-type="percentage">
            <text:p>0,06 %</text:p>
          </table:table-cell>
          <table:table-cell table:style-name="ce3" table:formula="of:=[$'Données brutes'.BN61]" office:value-type="percentage" office:value="0.0697161752548912" calcext:value-type="percentage">
            <text:p>6,97 %</text:p>
          </table:table-cell>
          <table:table-cell table:style-name="ce3" table:formula="of:=[$'Données brutes'.BO61]+[$'Données brutes'.BP61]" office:value-type="percentage" office:value="0.050151556902728" calcext:value-type="percentage">
            <text:p>5,02 %</text:p>
          </table:table-cell>
          <table:table-cell table:number-columns-repeated="97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table:formula="of:=[$'Données brutes'.B62]+[$'Données brutes'.C62]+[$'Données brutes'.D62]" office:value-type="percentage" office:value="0.103088480801336" calcext:value-type="percentage">
            <text:p>10,31 %</text:p>
          </table:table-cell>
          <table:table-cell table:style-name="ce3" table:formula="of:=[$'Données brutes'.E62]" office:value-type="percentage" office:value="0.00292153589315526" calcext:value-type="percentage">
            <text:p>0,29 %</text:p>
          </table:table-cell>
          <table:table-cell table:style-name="ce3" table:formula="of:=[$'Données brutes'.F62]" office:value-type="percentage" office:value="0.0162771285475793" calcext:value-type="percentage">
            <text:p>1,63 %</text:p>
          </table:table-cell>
          <table:table-cell table:style-name="ce3" table:formula="of:=[$'Données brutes'.G62]" office:value-type="percentage" office:value="0.0158597662771285" calcext:value-type="percentage">
            <text:p>1,59 %</text:p>
          </table:table-cell>
          <table:table-cell table:style-name="ce3" table:formula="of:=[$'Données brutes'.H62]" office:value-type="percentage" office:value="0.00667779632721202" calcext:value-type="percentage">
            <text:p>0,67 %</text:p>
          </table:table-cell>
          <table:table-cell table:style-name="ce3" table:formula="of:=[$'Données brutes'.I62]" office:value-type="percentage" office:value="0" calcext:value-type="percentage">
            <text:p>0,00 %</text:p>
          </table:table-cell>
          <table:table-cell table:style-name="ce3" table:formula="of:=[$'Données brutes'.J62]+[$'Données brutes'.K62]" office:value-type="percentage" office:value="0.0346410684474124" calcext:value-type="percentage">
            <text:p>3,46 %</text:p>
          </table:table-cell>
          <table:table-cell table:style-name="ce3" table:formula="of:=[$'Données brutes'.L62]" office:value-type="percentage" office:value="0.0538397328881469" calcext:value-type="percentage">
            <text:p>5,38 %</text:p>
          </table:table-cell>
          <table:table-cell table:style-name="ce3" table:formula="of:=[$'Données brutes'.M62]" office:value-type="percentage" office:value="0.00876460767946578" calcext:value-type="percentage">
            <text:p>0,88 %</text:p>
          </table:table-cell>
          <table:table-cell table:style-name="ce3" table:formula="of:=[$'Données brutes'.N62]" office:value-type="percentage" office:value="0" calcext:value-type="percentage">
            <text:p>0,00 %</text:p>
          </table:table-cell>
          <table:table-cell table:style-name="ce3" table:formula="of:=[$'Données brutes'.O62]" office:value-type="percentage" office:value="0.013355592654424" calcext:value-type="percentage">
            <text:p>1,34 %</text:p>
          </table:table-cell>
          <table:table-cell table:style-name="ce3" table:formula="of:=[$'Données brutes'.P62]+[$'Données brutes'.Q62]" office:value-type="percentage" office:value="0.00709515859766277" calcext:value-type="percentage">
            <text:p>0,71 %</text:p>
          </table:table-cell>
          <table:table-cell table:style-name="ce3" table:formula="of:=[$'Données brutes'.R62]+[$'Données brutes'.S62]" office:value-type="percentage" office:value="0.000417362270450751" calcext:value-type="percentage">
            <text:p>0,04 %</text:p>
          </table:table-cell>
          <table:table-cell table:style-name="ce3" table:formula="of:=[$'Données brutes'.T62]+[$'Données brutes'.U62]" office:value-type="percentage" office:value="0" calcext:value-type="percentage">
            <text:p>0,00 %</text:p>
          </table:table-cell>
          <table:table-cell table:style-name="ce3" table:formula="of:=[$'Données brutes'.V62]" office:value-type="percentage" office:value="0" calcext:value-type="percentage">
            <text:p>0,00 %</text:p>
          </table:table-cell>
          <table:table-cell table:style-name="ce3" table:formula="of:=[$'Données brutes'.W62]+[$'Données brutes'.X62]+[$'Données brutes'.Y62]+[$'Données brutes'.Z62]" office:value-type="percentage" office:value="0.00375626043405676" calcext:value-type="percentage">
            <text:p>0,38 %</text:p>
          </table:table-cell>
          <table:table-cell table:style-name="ce3" table:formula="of:=[$'Données brutes'.AA62]+[$'Données brutes'.AB62]" office:value-type="percentage" office:value="0.0588480801335559" calcext:value-type="percentage">
            <text:p>5,88 %</text:p>
          </table:table-cell>
          <table:table-cell table:style-name="ce3" table:formula="of:=[$'Données brutes'.AC62]" office:value-type="percentage" office:value="0.000834724540901503" calcext:value-type="percentage">
            <text:p>0,08 %</text:p>
          </table:table-cell>
          <table:table-cell table:style-name="ce3" table:formula="of:=[$'Données brutes'.AD62]" office:value-type="percentage" office:value="0.00626043405676127" calcext:value-type="percentage">
            <text:p>0,63 %</text:p>
          </table:table-cell>
          <table:table-cell table:style-name="ce3" table:formula="of:=[$'Données brutes'.AE62]" office:value-type="percentage" office:value="0.00584307178631052" calcext:value-type="percentage">
            <text:p>0,58 %</text:p>
          </table:table-cell>
          <table:table-cell table:style-name="ce3" table:formula="of:=[$'Données brutes'.AF62]" office:value-type="percentage" office:value="0" calcext:value-type="percentage">
            <text:p>0,00 %</text:p>
          </table:table-cell>
          <table:table-cell table:style-name="ce3" table:formula="of:=[$'Données brutes'.AG62]+[$'Données brutes'.AH62]+[$'Données brutes'.AJ62]" office:value-type="percentage" office:value="0.0146076794657763" calcext:value-type="percentage">
            <text:p>1,46 %</text:p>
          </table:table-cell>
          <table:table-cell table:style-name="ce3" table:formula="of:=[$'Données brutes'.AI62]" office:value-type="percentage" office:value="0.0200333889816361" calcext:value-type="percentage">
            <text:p>2,00 %</text:p>
          </table:table-cell>
          <table:table-cell table:style-name="ce3" table:formula="of:=[$'Données brutes'.AK62]" office:value-type="percentage" office:value="0.118113522537563" calcext:value-type="percentage">
            <text:p>11,81 %</text:p>
          </table:table-cell>
          <table:table-cell table:style-name="ce3" table:formula="of:=[$'Données brutes'.AL62]" office:value-type="percentage" office:value="0.00166944908180301" calcext:value-type="percentage">
            <text:p>0,17 %</text:p>
          </table:table-cell>
          <table:table-cell table:style-name="ce3" table:formula="of:=[$'Données brutes'.AM62]+[$'Données brutes'.AN62]" office:value-type="percentage" office:value="0.00959933222036728" calcext:value-type="percentage">
            <text:p>0,96 %</text:p>
          </table:table-cell>
          <table:table-cell table:style-name="ce3" table:formula="of:=[$'Données brutes'.AO62]" office:value-type="percentage" office:value="0.0292153589315526" calcext:value-type="percentage">
            <text:p>2,92 %</text:p>
          </table:table-cell>
          <table:table-cell table:style-name="ce3" table:formula="of:=[$'Données brutes'.AP62]+[$'Données brutes'.AQ62]" office:value-type="percentage" office:value="0.0442404006677796" calcext:value-type="percentage">
            <text:p>4,42 %</text:p>
          </table:table-cell>
          <table:table-cell table:style-name="ce3" table:formula="of:=[$'Données brutes'.AR62]" office:value-type="percentage" office:value="0.0237896494156928" calcext:value-type="percentage">
            <text:p>2,38 %</text:p>
          </table:table-cell>
          <table:table-cell table:style-name="ce3" table:formula="of:=[$'Données brutes'.AS62]" office:value-type="percentage" office:value="0.0676126878130217" calcext:value-type="percentage">
            <text:p>6,76 %</text:p>
          </table:table-cell>
          <table:table-cell table:style-name="ce3" table:formula="of:=[$'Données brutes'.AT62]+[$'Données brutes'.AU62]" office:value-type="percentage" office:value="0.00500834724540901" calcext:value-type="percentage">
            <text:p>0,50 %</text:p>
          </table:table-cell>
          <table:table-cell table:style-name="ce3" table:formula="of:=[$'Données brutes'.AV62]" office:value-type="percentage" office:value="0.00333889816360601" calcext:value-type="percentage">
            <text:p>0,33 %</text:p>
          </table:table-cell>
          <table:table-cell table:style-name="ce3" table:formula="of:=[$'Données brutes'.AW62]" office:value-type="percentage" office:value="0.00125208681135225" calcext:value-type="percentage">
            <text:p>0,13 %</text:p>
          </table:table-cell>
          <table:table-cell table:style-name="ce3" table:formula="of:=[$'Données brutes'.AX62]" office:value-type="percentage" office:value="0.013355592654424" calcext:value-type="percentage">
            <text:p>1,34 %</text:p>
          </table:table-cell>
          <table:table-cell table:style-name="ce3" table:formula="of:=[$'Données brutes'.AY62]" office:value-type="percentage" office:value="0.000417362270450751" calcext:value-type="percentage">
            <text:p>0,04 %</text:p>
          </table:table-cell>
          <table:table-cell table:style-name="ce3" table:formula="of:=[$'Données brutes'.AZ62]" office:value-type="percentage" office:value="0.00166944908180301" calcext:value-type="percentage">
            <text:p>0,17 %</text:p>
          </table:table-cell>
          <table:table-cell table:style-name="ce3" table:formula="of:=[$'Données brutes'.BA62]" office:value-type="percentage" office:value="0.00542570951585977" calcext:value-type="percentage">
            <text:p>0,54 %</text:p>
          </table:table-cell>
          <table:table-cell table:style-name="ce3" table:formula="of:=[$'Données brutes'.BB62]" office:value-type="percentage" office:value="0.00166944908180301" calcext:value-type="percentage">
            <text:p>0,17 %</text:p>
          </table:table-cell>
          <table:table-cell table:style-name="ce3" table:formula="of:=[$'Données brutes'.BC62]+[$'Données brutes'.BD62]" office:value-type="percentage" office:value="0.00918196994991653" calcext:value-type="percentage">
            <text:p>0,92 %</text:p>
          </table:table-cell>
          <table:table-cell table:style-name="ce3" table:formula="of:=[$'Données brutes'.BE62]" office:value-type="percentage" office:value="0.000417362270450751" calcext:value-type="percentage">
            <text:p>0,04 %</text:p>
          </table:table-cell>
          <table:table-cell table:style-name="ce3" table:formula="of:=[$'Données brutes'.BF62]" office:value-type="percentage" office:value="0.0154424040066778" calcext:value-type="percentage">
            <text:p>1,54 %</text:p>
          </table:table-cell>
          <table:table-cell table:style-name="ce3" table:formula="of:=[$'Données brutes'.BG62]" office:value-type="percentage" office:value="0.0183639398998331" calcext:value-type="percentage">
            <text:p>1,84 %</text:p>
          </table:table-cell>
          <table:table-cell table:style-name="ce3" table:formula="of:=[$'Données brutes'.BH62]" office:value-type="percentage" office:value="0.0342237061769616" calcext:value-type="percentage">
            <text:p>3,42 %</text:p>
          </table:table-cell>
          <table:table-cell table:style-name="ce3" table:formula="of:=[$'Données brutes'.BI62]" office:value-type="percentage" office:value="0.00500834724540901" calcext:value-type="percentage">
            <text:p>0,50 %</text:p>
          </table:table-cell>
          <table:table-cell table:style-name="ce3" table:formula="of:=[$'Données brutes'.BJ62]" office:value-type="percentage" office:value="0.00375626043405676" calcext:value-type="percentage">
            <text:p>0,38 %</text:p>
          </table:table-cell>
          <table:table-cell table:style-name="ce3" table:formula="of:=[$'Données brutes'.BK62]+[$'Données brutes'.BL62]" office:value-type="percentage" office:value="0.0851419031719533" calcext:value-type="percentage">
            <text:p>8,51 %</text:p>
          </table:table-cell>
          <table:table-cell table:style-name="ce3" table:formula="of:=[$'Données brutes'.BM62]" office:value-type="percentage" office:value="0.00208681135225376" calcext:value-type="percentage">
            <text:p>0,21 %</text:p>
          </table:table-cell>
          <table:table-cell table:style-name="ce3" table:formula="of:=[$'Données brutes'.BN62]" office:value-type="percentage" office:value="0.0413188647746244" calcext:value-type="percentage">
            <text:p>4,13 %</text:p>
          </table:table-cell>
          <table:table-cell table:style-name="ce3" table:formula="of:=[$'Données brutes'.BO62]+[$'Données brutes'.BP62]" office:value-type="percentage" office:value="0.085559265442404" calcext:value-type="percentage">
            <text:p>8,56 %</text:p>
          </table:table-cell>
          <table:table-cell table:number-columns-repeated="974"/>
        </table:table-row>
        <table:table-row table:style-name="ro1">
          <table:table-cell/>
          <table:table-cell office:value-type="string" calcext:value-type="string">
            <text:p>stabl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decrease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decrease</text:p>
          </table:table-cell>
          <table:table-cell table:number-columns-repeated="2"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stable</text:p>
          </table:table-cell>
          <table:table-cell table:number-columns-repeated="3" office:value-type="string" calcext:value-type="string">
            <text:p>decrease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crease</text:p>
          </table:table-cell>
          <table:table-cell table:number-columns-repeated="2" office:value-type="string" calcext:value-type="string">
            <text:p>decrease</text:p>
          </table:table-cell>
          <table:table-cell office:value-type="string" calcext:value-type="string">
            <text:p>peak</text:p>
          </table:table-cell>
          <table:table-cell table:number-columns-repeated="3" office:value-type="string" calcext:value-type="string">
            <text:p>increase</text:p>
          </table:table-cell>
          <table:table-cell office:value-type="string" calcext:value-type="string">
            <text:p>stable</text:p>
          </table:table-cell>
          <table:table-cell table:number-columns-repeated="3" office:value-type="string" calcext:value-type="string">
            <text:p>increase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increase</text:p>
          </table:table-cell>
          <table:table-cell table:formula="of:=IF([.AL64]&gt;0;&quot;increase&quot;;&quot;&quot;)" office:value-type="string" office:string-value="increase" calcext:value-type="string">
            <text:p>increase</text:p>
          </table:table-cell>
          <table:table-cell table:formula="of:=IF([.AM64]&gt;0;&quot;increase&quot;;&quot;&quot;)" office:value-type="string" office:string-value="increase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stable</text:p>
          </table:table-cell>
          <table:table-cell table:number-columns-repeated="2"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stable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ég. Lin.</text:p>
          </table:table-cell>
          <table:table-cell table:style-name="ce7" table:formula="of:=SLOPE([.B47:.B65];[.$A47:.$A65])" office:value-type="float" office:value="-0.0012800522656669" calcext:value-type="float">
            <text:p>-1,28E-03</text:p>
          </table:table-cell>
          <table:table-cell table:style-name="ce7" table:formula="of:=SLOPE([.C47:.C65];[.$A47:.$A65])" office:value-type="float" office:value="0.0000127576531386594" calcext:value-type="float">
            <text:p>1,28E-05</text:p>
          </table:table-cell>
          <table:table-cell table:style-name="ce7" table:formula="of:=SLOPE([.D47:.D65];[.$A47:.$A65])" office:value-type="float" office:value="-0.00057534716302422" calcext:value-type="float">
            <text:p>-5,75E-04</text:p>
          </table:table-cell>
          <table:table-cell table:style-name="ce7" table:formula="of:=SLOPE([.E47:.E65];[.$A47:.$A65])" office:value-type="float" office:value="-0.000147325518493514" calcext:value-type="float">
            <text:p>-1,47E-04</text:p>
          </table:table-cell>
          <table:table-cell table:style-name="ce7" table:formula="of:=SLOPE([.F47:.F65];[.$A47:.$A65])" office:value-type="float" office:value="0.0000397649512382067" calcext:value-type="float">
            <text:p>3,98E-05</text:p>
          </table:table-cell>
          <table:table-cell table:style-name="ce7" table:formula="of:=SLOPE([.G47:.G65];[.$A47:.$A65])" office:value-type="float" office:value="-0.0000916474916568411" calcext:value-type="float">
            <text:p>-9,16E-05</text:p>
          </table:table-cell>
          <table:table-cell table:style-name="ce7" table:formula="of:=SLOPE([.H47:.H65];[.$A47:.$A65])" office:value-type="float" office:value="0.00100855957348211" calcext:value-type="float">
            <text:p>1,01E-03</text:p>
          </table:table-cell>
          <table:table-cell table:style-name="ce7" table:formula="of:=SLOPE([.I47:.I65];[.$A47:.$A65])" office:value-type="float" office:value="0.00299630142897992" calcext:value-type="float">
            <text:p>3,00E-03</text:p>
          </table:table-cell>
          <table:table-cell table:style-name="ce7" table:formula="of:=SLOPE([.J47:.J65];[.$A47:.$A65])" office:value-type="float" office:value="-0.00262266341046473" calcext:value-type="float">
            <text:p>-2,62E-03</text:p>
          </table:table-cell>
          <table:table-cell table:style-name="ce7" table:formula="of:=SLOPE([.K47:.K65];[.$A47:.$A65])" office:value-type="float" office:value="-0.0000641935489009428" calcext:value-type="float">
            <text:p>-6,42E-05</text:p>
          </table:table-cell>
          <table:table-cell table:style-name="ce7" table:formula="of:=SLOPE([.L47:.L65];[.$A47:.$A65])" office:value-type="float" office:value="-0.00091425175433368" calcext:value-type="float">
            <text:p>-9,14E-04</text:p>
          </table:table-cell>
          <table:table-cell table:style-name="ce7" table:formula="of:=SLOPE([.M47:.M65];[.$A47:.$A65])" office:value-type="float" office:value="0.000061341998056232" calcext:value-type="float">
            <text:p>6,13E-05</text:p>
          </table:table-cell>
          <table:table-cell table:style-name="ce7" table:formula="of:=SLOPE([.N47:.N65];[.$A47:.$A65])" office:value-type="float" office:value="-0.0000700748628867785" calcext:value-type="float">
            <text:p>-7,01E-05</text:p>
          </table:table-cell>
          <table:table-cell table:style-name="ce7" table:formula="of:=SLOPE([.O47:.O65];[.$A47:.$A65])" office:value-type="float" office:value="-0.000146837730083618" calcext:value-type="float">
            <text:p>-1,47E-04</text:p>
          </table:table-cell>
          <table:table-cell table:style-name="ce7" table:formula="of:=SLOPE([.P47:.P65];[.$A47:.$A65])" office:value-type="float" office:value="-0.000130082327602168" calcext:value-type="float">
            <text:p>-1,30E-04</text:p>
          </table:table-cell>
          <table:table-cell table:style-name="ce7" table:formula="of:=SLOPE([.Q47:.Q65];[.$A47:.$A65])" office:value-type="float" office:value="-0.00123169587388676" calcext:value-type="float">
            <text:p>-1,23E-03</text:p>
          </table:table-cell>
          <table:table-cell table:style-name="ce7" table:formula="of:=SLOPE([.R47:.R65];[.$A47:.$A65])" office:value-type="float" office:value="0.000383997676761883" calcext:value-type="float">
            <text:p>3,84E-04</text:p>
          </table:table-cell>
          <table:table-cell table:style-name="ce7" table:formula="of:=SLOPE([.S47:.S65];[.$A47:.$A65])" office:value-type="float" office:value="-0.000511980500887437" calcext:value-type="float">
            <text:p>-5,12E-04</text:p>
          </table:table-cell>
          <table:table-cell table:style-name="ce7" table:formula="of:=SLOPE([.T47:.T65];[.$A47:.$A65])" office:value-type="float" office:value="0.000625492240225434" calcext:value-type="float">
            <text:p>6,25E-04</text:p>
          </table:table-cell>
          <table:table-cell table:style-name="ce7" table:formula="of:=SLOPE([.U47:.U65];[.$A47:.$A65])" office:value-type="float" office:value="-0.000398539590307851" calcext:value-type="float">
            <text:p>-3,99E-04</text:p>
          </table:table-cell>
          <table:table-cell table:style-name="ce7" table:formula="of:=SLOPE([.V47:.V65];[.$A47:.$A65])" office:value-type="float" office:value="-0.000167153685651715" calcext:value-type="float">
            <text:p>-1,67E-04</text:p>
          </table:table-cell>
          <table:table-cell table:style-name="ce7" table:formula="of:=SLOPE([.W47:.W65];[.$A47:.$A65])" office:value-type="float" office:value="-0.00645624540425887" calcext:value-type="float">
            <text:p>-6,46E-03</text:p>
          </table:table-cell>
          <table:table-cell table:style-name="ce7" table:formula="of:=SLOPE([.X47:.X65];[.$A47:.$A65])" office:value-type="float" office:value="0.00084479054091536" calcext:value-type="float">
            <text:p>8,45E-04</text:p>
          </table:table-cell>
          <table:table-cell table:style-name="ce7" table:formula="of:=SLOPE([.Y47:.Y65];[.$A47:.$A65])" office:value-type="float" office:value="-0.00493892520280972" calcext:value-type="float">
            <text:p>-4,94E-03</text:p>
          </table:table-cell>
          <table:table-cell table:style-name="ce7" table:formula="of:=SLOPE([.Z47:.Z65];[.$A47:.$A65])" office:value-type="float" office:value="-0.000432914993918408" calcext:value-type="float">
            <text:p>-4,33E-04</text:p>
          </table:table-cell>
          <table:table-cell table:style-name="ce7" table:formula="of:=SLOPE([.AA47:.AA65];[.$A47:.$A65])" office:value-type="float" office:value="0.0000772843354733068" calcext:value-type="float">
            <text:p>7,73E-05</text:p>
          </table:table-cell>
          <table:table-cell table:style-name="ce7" table:formula="of:=SLOPE([.AB47:.AB65];[.$A47:.$A65])" office:value-type="float" office:value="0.000517413985599345" calcext:value-type="float">
            <text:p>5,17E-04</text:p>
          </table:table-cell>
          <table:table-cell table:style-name="ce7" table:formula="of:=SLOPE([.AC47:.AC65];[.$A47:.$A65])" office:value-type="float" office:value="0.00278619475504446" calcext:value-type="float">
            <text:p>2,79E-03</text:p>
          </table:table-cell>
          <table:table-cell table:style-name="ce7" table:formula="of:=SLOPE([.AD47:.AD65];[.$A47:.$A65])" office:value-type="float" office:value="0.00132444078336205" calcext:value-type="float">
            <text:p>1,32E-03</text:p>
          </table:table-cell>
          <table:table-cell table:style-name="ce7" table:formula="of:=SLOPE([.AE47:.AE65];[.$A47:.$A65])" office:value-type="float" office:value="0.00100465463685298" calcext:value-type="float">
            <text:p>1,00E-03</text:p>
          </table:table-cell>
          <table:table-cell table:style-name="ce7" table:formula="of:=SLOPE([.AF47:.AF65];[.$A47:.$A65])" office:value-type="float" office:value="0.0000521668478772552" calcext:value-type="float">
            <text:p>5,22E-05</text:p>
          </table:table-cell>
          <table:table-cell table:style-name="ce7" table:formula="of:=SLOPE([.AG47:.AG65];[.$A47:.$A65])" office:value-type="float" office:value="0.00102203340132313" calcext:value-type="float">
            <text:p>1,02E-03</text:p>
          </table:table-cell>
          <table:table-cell table:style-name="ce7" table:formula="of:=SLOPE([.AH47:.AH65];[.$A47:.$A65])" office:value-type="float" office:value="0.000285642465563444" calcext:value-type="float">
            <text:p>2,86E-04</text:p>
          </table:table-cell>
          <table:table-cell table:style-name="ce7" table:formula="of:=SLOPE([.AI47:.AI65];[.$A47:.$A65])" office:value-type="float" office:value="0.000441704926876836" calcext:value-type="float">
            <text:p>4,42E-04</text:p>
          </table:table-cell>
          <table:table-cell table:style-name="ce7" table:formula="of:=SLOPE([.AJ47:.AJ65];[.$A47:.$A65])" office:value-type="float" office:value="0.000187670116017214" calcext:value-type="float">
            <text:p>1,88E-04</text:p>
          </table:table-cell>
          <table:table-cell table:style-name="ce7" table:formula="of:=SLOPE([.AK47:.AK65];[.$A47:.$A65])" office:value-type="float" office:value="0.000142288315358161" calcext:value-type="float">
            <text:p>1,42E-04</text:p>
          </table:table-cell>
          <table:table-cell table:style-name="ce7" table:formula="of:=SLOPE([.AL47:.AL65];[.$A47:.$A65])" office:value-type="float" office:value="0.00142452717768652" calcext:value-type="float">
            <text:p>1,42E-03</text:p>
          </table:table-cell>
          <table:table-cell table:style-name="ce7" table:formula="of:=SLOPE([.AM47:.AM65];[.$A47:.$A65])" office:value-type="float" office:value="0.00040020320951232" calcext:value-type="float">
            <text:p>4,00E-04</text:p>
          </table:table-cell>
          <table:table-cell table:style-name="ce7" table:formula="of:=SLOPE([.AN47:.AN65];[.$A47:.$A65])" office:value-type="float" office:value="-0.000487116130021073" calcext:value-type="float">
            <text:p>-4,87E-04</text:p>
          </table:table-cell>
          <table:table-cell table:style-name="ce7" table:formula="of:=SLOPE([.AO47:.AO65];[.$A47:.$A65])" office:value-type="float" office:value="0.0000188074554551179" calcext:value-type="float">
            <text:p>1,88E-05</text:p>
          </table:table-cell>
          <table:table-cell table:style-name="ce7" table:formula="of:=SLOPE([.AP47:.AP65];[.$A47:.$A65])" office:value-type="float" office:value="-0.00134100455481816" calcext:value-type="float">
            <text:p>-1,34E-03</text:p>
          </table:table-cell>
          <table:table-cell table:style-name="ce7" table:formula="of:=SLOPE([.AQ47:.AQ65];[.$A47:.$A65])" office:value-type="float" office:value="0.000232089845447366" calcext:value-type="float">
            <text:p>2,32E-04</text:p>
          </table:table-cell>
          <table:table-cell table:style-name="ce7" table:formula="of:=SLOPE([.AR47:.AR65];[.$A47:.$A65])" office:value-type="float" office:value="0.00187029853174192" calcext:value-type="float">
            <text:p>1,87E-03</text:p>
          </table:table-cell>
          <table:table-cell table:style-name="ce7" table:formula="of:=SLOPE([.AS47:.AS65];[.$A47:.$A65])" office:value-type="float" office:value="0.000765352761395078" calcext:value-type="float">
            <text:p>7,65E-04</text:p>
          </table:table-cell>
          <table:table-cell table:style-name="ce7" table:formula="of:=SLOPE([.AT47:.AT65];[.$A47:.$A65])" office:value-type="float" office:value="-0.00000728028319068012" calcext:value-type="float">
            <text:p>-7,28E-06</text:p>
          </table:table-cell>
          <table:table-cell table:style-name="ce7" table:formula="of:=SLOPE([.AU47:.AU65];[.$A47:.$A65])" office:value-type="float" office:value="0.00176989402196793" calcext:value-type="float">
            <text:p>1,77E-03</text:p>
          </table:table-cell>
          <table:table-cell table:style-name="ce7" table:formula="of:=SLOPE([.AV47:.AV65];[.$A47:.$A65])" office:value-type="float" office:value="-0.00067420447552434" calcext:value-type="float">
            <text:p>-6,74E-04</text:p>
          </table:table-cell>
          <table:table-cell table:style-name="ce7" table:formula="of:=SLOPE([.AW47:.AW65];[.$A47:.$A65])" office:value-type="float" office:value="0.00374689116917299" calcext:value-type="float">
            <text:p>3,75E-03</text:p>
          </table:table-cell>
          <table:table-cell table:style-name="ce7" table:formula="of:=SLOPE([.AX47:.AX65];[.$A47:.$A65])" office:value-type="float" office:value="-0.00135302803613683" calcext:value-type="float">
            <text:p>-1,35E-03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2</text:p>
          </table:table-cell>
          <table:table-cell table:style-name="ce8" table:formula="of:=RSQ([.B47:.B65];[.A$2:.A$20])" office:value-type="float" office:value="0.0259634815031237" calcext:value-type="float">
            <text:p>2,60E-02</text:p>
          </table:table-cell>
          <table:table-cell table:style-name="ce8" table:formula="of:=RSQ([.C47:.C65];[.B$2:.B$20])" office:value-type="float" office:value="0.0102646737305121" calcext:value-type="float">
            <text:p>1,03E-02</text:p>
          </table:table-cell>
          <table:table-cell table:style-name="ce8" table:formula="of:=RSQ([.D47:.D65];[.C$2:.C$20])" office:value-type="float" office:value="0.0061859519931815" calcext:value-type="float">
            <text:p>6,19E-03</text:p>
          </table:table-cell>
          <table:table-cell table:style-name="ce8" table:formula="of:=RSQ([.E47:.E65];[.D$2:.D$20])" office:value-type="float" office:value="0.00331784764595396" calcext:value-type="float">
            <text:p>3,32E-03</text:p>
          </table:table-cell>
          <table:table-cell table:style-name="ce8" table:formula="of:=RSQ([.F47:.F65];[.E$2:.E$20])" office:value-type="float" office:value="0.000911027016755055" calcext:value-type="float">
            <text:p>9,11E-04</text:p>
          </table:table-cell>
          <table:table-cell table:style-name="ce8" table:formula="of:=RSQ([.G47:.G65];[.F$2:.F$20])" office:value-type="float" office:value="0.45727797579182" calcext:value-type="float">
            <text:p>4,57E-01</text:p>
          </table:table-cell>
          <table:table-cell table:style-name="ce8" table:formula="of:=RSQ([.H47:.H65];[.G$2:.G$20])" office:value-type="float" office:value="0.041710368245833" calcext:value-type="float">
            <text:p>4,17E-02</text:p>
          </table:table-cell>
          <table:table-cell table:style-name="ce8" table:formula="of:=RSQ([.I47:.I65];[.H$2:.H$20])" office:value-type="float" office:value="0.0287892017103906" calcext:value-type="float">
            <text:p>2,88E-02</text:p>
          </table:table-cell>
          <table:table-cell table:style-name="ce8" table:formula="of:=RSQ([.J47:.J65];[.I$2:.I$20])" office:value-type="float" office:value="0.222243355968906" calcext:value-type="float">
            <text:p>2,22E-01</text:p>
          </table:table-cell>
          <table:table-cell table:style-name="ce8" table:formula="of:=RSQ([.K47:.K65];[.J$2:.J$20])" office:value-type="float" office:value="0.0330831304492276" calcext:value-type="float">
            <text:p>3,31E-02</text:p>
          </table:table-cell>
          <table:table-cell table:style-name="ce8" table:formula="of:=RSQ([.L47:.L65];[.K$2:.K$20])" office:value-type="float" office:value="0.000507010126592929" calcext:value-type="float">
            <text:p>5,07E-04</text:p>
          </table:table-cell>
          <table:table-cell table:style-name="ce8" table:formula="of:=RSQ([.M47:.M65];[.L$2:.L$20])" office:value-type="float" office:value="0.00587160878980091" calcext:value-type="float">
            <text:p>5,87E-03</text:p>
          </table:table-cell>
          <table:table-cell table:style-name="ce8" table:formula="of:=RSQ([.N47:.N65];[.M$2:.M$20])" office:value-type="float" office:value="0.000122923951452098" calcext:value-type="float">
            <text:p>1,23E-04</text:p>
          </table:table-cell>
          <table:table-cell table:style-name="ce8" table:formula="of:=RSQ([.O47:.O65];[.N$2:.N$20])" office:value-type="float" office:value="0.0586579573802453" calcext:value-type="float">
            <text:p>5,87E-02</text:p>
          </table:table-cell>
          <table:table-cell table:style-name="ce8" table:formula="of:=RSQ([.P47:.P65];[.O$2:.O$20])" office:value-type="float" office:value="0.405732821744586" calcext:value-type="float">
            <text:p>4,06E-01</text:p>
          </table:table-cell>
          <table:table-cell table:style-name="ce8" table:formula="of:=RSQ([.Q47:.Q65];[.P$2:.P$20])" office:value-type="float" office:value="0.0325218511085449" calcext:value-type="float">
            <text:p>3,25E-02</text:p>
          </table:table-cell>
          <table:table-cell table:style-name="ce8" table:formula="of:=RSQ([.R47:.R65];[.Q$2:.Q$20])" office:value-type="float" office:value="0.00719206623644807" calcext:value-type="float">
            <text:p>7,19E-03</text:p>
          </table:table-cell>
          <table:table-cell table:style-name="ce8" table:formula="of:=RSQ([.S47:.S65];[.R$2:.R$20])" office:value-type="float" office:value="0.0452741278146643" calcext:value-type="float">
            <text:p>4,53E-02</text:p>
          </table:table-cell>
          <table:table-cell table:style-name="ce8" table:formula="of:=RSQ([.T47:.T65];[.S$2:.S$20])" office:value-type="float" office:value="0.0453704050411424" calcext:value-type="float">
            <text:p>4,54E-02</text:p>
          </table:table-cell>
          <table:table-cell table:style-name="ce8" table:formula="of:=RSQ([.U47:.U65];[.T$2:.T$20])" office:value-type="float" office:value="0.118448768883368" calcext:value-type="float">
            <text:p>1,18E-01</text:p>
          </table:table-cell>
          <table:table-cell table:style-name="ce8" table:formula="of:=RSQ([.V47:.V65];[.U$2:.U$20])" office:value-type="float" office:value="0.567059590289366" calcext:value-type="float">
            <text:p>5,67E-01</text:p>
          </table:table-cell>
          <table:table-cell table:style-name="ce8" table:formula="of:=RSQ([.W47:.W65];[.V$2:.V$20])" office:value-type="float" office:value="0.740571283896297" calcext:value-type="float">
            <text:p>7,41E-01</text:p>
          </table:table-cell>
          <table:table-cell table:style-name="ce8" table:formula="of:=RSQ([.X47:.X65];[.W$2:.W$20])" office:value-type="float" office:value="0.0000120450378923317" calcext:value-type="float">
            <text:p>1,20E-05</text:p>
          </table:table-cell>
          <table:table-cell table:style-name="ce8" table:formula="of:=RSQ([.Y47:.Y65];[.X$2:.X$20])" office:value-type="float" office:value="0.0860722566289503" calcext:value-type="float">
            <text:p>8,61E-02</text:p>
          </table:table-cell>
          <table:table-cell table:style-name="ce8" table:formula="of:=RSQ([.Z47:.Z65];[.Y$2:.Y$20])" office:value-type="float" office:value="0.350334680966376" calcext:value-type="float">
            <text:p>3,50E-01</text:p>
          </table:table-cell>
          <table:table-cell table:style-name="ce8" table:formula="of:=RSQ([.AA47:.AA65];[.Z$2:.Z$20])" office:value-type="float" office:value="0.00302403805103906" calcext:value-type="float">
            <text:p>3,02E-03</text:p>
          </table:table-cell>
          <table:table-cell table:style-name="ce8" table:formula="of:=RSQ([.AB47:.AB65];[.AA$2:.AA$20])" office:value-type="float" office:value="0.142580197843079" calcext:value-type="float">
            <text:p>1,43E-01</text:p>
          </table:table-cell>
          <table:table-cell table:style-name="ce8" table:formula="of:=RSQ([.AC47:.AC65];[.AB$2:.AB$20])" office:value-type="float" office:value="0.0174099627178684" calcext:value-type="float">
            <text:p>1,74E-02</text:p>
          </table:table-cell>
          <table:table-cell table:style-name="ce8" table:formula="of:=RSQ([.AD47:.AD65];[.AC$2:.AC$20])" office:value-type="float" office:value="0.250118047167024" calcext:value-type="float">
            <text:p>2,50E-01</text:p>
          </table:table-cell>
          <table:table-cell table:style-name="ce8" table:formula="of:=RSQ([.AE47:.AE65];[.AD$2:.AD$20])" office:value-type="float" office:value="0.0836588675952624" calcext:value-type="float">
            <text:p>8,37E-02</text:p>
          </table:table-cell>
          <table:table-cell table:style-name="ce8" table:formula="of:=RSQ([.AF47:.AF65];[.AE$2:.AE$20])" office:value-type="float" office:value="0.0155195306149796" calcext:value-type="float">
            <text:p>1,55E-02</text:p>
          </table:table-cell>
          <table:table-cell table:style-name="ce8" table:formula="of:=RSQ([.AG47:.AG65];[.AF$2:.AF$20])" office:value-type="float" office:value="0.0331698410400219" calcext:value-type="float">
            <text:p>3,32E-02</text:p>
          </table:table-cell>
          <table:table-cell table:style-name="ce8" table:formula="of:=RSQ([.AH47:.AH65];[.AG$2:.AG$20])" office:value-type="float" office:value="0.95586699813764" calcext:value-type="float">
            <text:p>9,56E-01</text:p>
          </table:table-cell>
          <table:table-cell table:style-name="ce8" table:formula="of:=RSQ([.AI47:.AI65];[.AH$2:.AH$20])" office:value-type="float" office:value="0.0537173507709734" calcext:value-type="float">
            <text:p>5,37E-02</text:p>
          </table:table-cell>
          <table:table-cell table:style-name="ce8" table:formula="of:=RSQ([.AJ47:.AJ65];[.AI$2:.AI$20])" office:value-type="float" office:value="0.216643523673154" calcext:value-type="float">
            <text:p>2,17E-01</text:p>
          </table:table-cell>
          <table:table-cell table:style-name="ce8" table:formula="of:=RSQ([.AK47:.AK65];[.AJ$2:.AJ$20])" office:value-type="float" office:value="0.669686760742528" calcext:value-type="float">
            <text:p>6,70E-01</text:p>
          </table:table-cell>
          <table:table-cell table:style-name="ce8" table:formula="of:=RSQ([.AL47:.AL65];[.AK$2:.AK$20])" office:value-type="float" office:value="0.121852801562844" calcext:value-type="float">
            <text:p>1,22E-01</text:p>
          </table:table-cell>
          <table:table-cell table:style-name="ce8" table:formula="of:=RSQ([.AM47:.AM65];[.AL$2:.AL$20])" office:value-type="float" office:value="0.693231076368245" calcext:value-type="float">
            <text:p>6,93E-01</text:p>
          </table:table-cell>
          <table:table-cell table:style-name="ce8" table:formula="of:=RSQ([.AN47:.AN65];[.AM$2:.AM$20])" office:value-type="float" office:value="0.226422377733441" calcext:value-type="float">
            <text:p>2,26E-01</text:p>
          </table:table-cell>
          <table:table-cell table:style-name="ce8" table:formula="of:=RSQ([.AO47:.AO65];[.AN$2:.AN$20])" office:value-type="float" office:value="0.016640570864304" calcext:value-type="float">
            <text:p>1,66E-02</text:p>
          </table:table-cell>
          <table:table-cell table:style-name="ce8" table:formula="of:=RSQ([.AP47:.AP65];[.AO$2:.AO$20])" office:value-type="float" office:value="0.0899966919899917" calcext:value-type="float">
            <text:p>9,00E-02</text:p>
          </table:table-cell>
          <table:table-cell table:style-name="ce8" table:formula="of:=RSQ([.AQ47:.AQ65];[.AP$2:.AP$20])" office:value-type="float" office:value="0.0910433507129088" calcext:value-type="float">
            <text:p>9,10E-02</text:p>
          </table:table-cell>
          <table:table-cell table:style-name="ce8" table:formula="of:=RSQ([.AR47:.AR65];[.AQ$2:.AQ$20])" office:value-type="float" office:value="0.00524608767371421" calcext:value-type="float">
            <text:p>5,25E-03</text:p>
          </table:table-cell>
          <table:table-cell table:style-name="ce8" table:formula="of:=RSQ([.AS47:.AS65];[.AR$2:.AR$20])" office:value-type="float" office:value="0.0173666981616478" calcext:value-type="float">
            <text:p>1,74E-02</text:p>
          </table:table-cell>
          <table:table-cell table:style-name="ce8" table:formula="of:=RSQ([.AT47:.AT65];[.AS$2:.AS$20])" office:value-type="float" office:value="0.036364307874612" calcext:value-type="float">
            <text:p>3,64E-02</text:p>
          </table:table-cell>
          <table:table-cell table:style-name="ce8" table:formula="of:=RSQ([.AU47:.AU65];[.AT$2:.AT$20])" office:value-type="float" office:value="0.00899922167418526" calcext:value-type="float">
            <text:p>9,00E-03</text:p>
          </table:table-cell>
          <table:table-cell table:style-name="ce8" table:formula="of:=RSQ([.AV47:.AV65];[.AU$2:.AU$20])" office:value-type="float" office:value="0.12360267863746" calcext:value-type="float">
            <text:p>1,24E-01</text:p>
          </table:table-cell>
          <table:table-cell table:style-name="ce8" table:formula="of:=RSQ([.AW47:.AW65];[.AV$2:.AV$20])" office:value-type="float" office:value="0.118857336101751" calcext:value-type="float">
            <text:p>1,19E-01</text:p>
          </table:table-cell>
          <table:table-cell table:style-name="ce8" table:formula="of:=RSQ([.AX47:.AX65];[.AW$2:.AW$20])" office:value-type="float" office:value="0.0248311087330711" calcext:value-type="float">
            <text:p>2,48E-02</text:p>
          </table:table-cell>
          <table:table-cell table:number-columns-repeated="974"/>
        </table:table-row>
        <table:table-row table:style-name="ro1">
          <table:table-cell/>
          <table:table-cell table:formula="of:=IF([.B67]&gt;0;&quot;increase&quot;;&quot;&quot;)">
            <text:p/>
          </table:table-cell>
          <table:table-cell table:formula="of:=IF([.C67]&gt;0;&quot;increase&quot;;&quot;&quot;)" office:value-type="string" office:string-value="increase" calcext:value-type="string">
            <text:p>increase</text:p>
          </table:table-cell>
          <table:table-cell table:formula="of:=IF([.D67]&gt;0;&quot;increase&quot;;&quot;&quot;)">
            <text:p/>
          </table:table-cell>
          <table:table-cell table:formula="of:=IF([.E67]&gt;0;&quot;increase&quot;;&quot;&quot;)">
            <text:p/>
          </table:table-cell>
          <table:table-cell table:formula="of:=IF([.F67]&gt;0;&quot;increase&quot;;&quot;&quot;)" office:value-type="string" office:string-value="increase" calcext:value-type="string">
            <text:p>increase</text:p>
          </table:table-cell>
          <table:table-cell table:formula="of:=IF([.G67]&gt;0;&quot;increase&quot;;&quot;&quot;)">
            <text:p/>
          </table:table-cell>
          <table:table-cell table:formula="of:=IF([.H67]&gt;0;&quot;increase&quot;;&quot;&quot;)" office:value-type="string" office:string-value="increase" calcext:value-type="string">
            <text:p>increase</text:p>
          </table:table-cell>
          <table:table-cell table:formula="of:=IF([.I67]&gt;0;&quot;increase&quot;;&quot;&quot;)" office:value-type="string" office:string-value="increase" calcext:value-type="string">
            <text:p>increase</text:p>
          </table:table-cell>
          <table:table-cell table:formula="of:=IF([.J67]&gt;0;&quot;increase&quot;;&quot;&quot;)">
            <text:p/>
          </table:table-cell>
          <table:table-cell table:formula="of:=IF([.K67]&gt;0;&quot;increase&quot;;&quot;&quot;)">
            <text:p/>
          </table:table-cell>
          <table:table-cell table:formula="of:=IF([.L67]&gt;0;&quot;increase&quot;;&quot;&quot;)">
            <text:p/>
          </table:table-cell>
          <table:table-cell table:formula="of:=IF([.M67]&gt;0;&quot;increase&quot;;&quot;&quot;)" office:value-type="string" office:string-value="increase" calcext:value-type="string">
            <text:p>increase</text:p>
          </table:table-cell>
          <table:table-cell table:formula="of:=IF([.N67]&gt;0;&quot;increase&quot;;&quot;&quot;)">
            <text:p/>
          </table:table-cell>
          <table:table-cell table:formula="of:=IF([.O67]&gt;0;&quot;increase&quot;;&quot;&quot;)">
            <text:p/>
          </table:table-cell>
          <table:table-cell table:formula="of:=IF([.P67]&gt;0;&quot;increase&quot;;&quot;&quot;)">
            <text:p/>
          </table:table-cell>
          <table:table-cell table:formula="of:=IF([.Q67]&gt;0;&quot;increase&quot;;&quot;&quot;)">
            <text:p/>
          </table:table-cell>
          <table:table-cell table:formula="of:=IF([.R67]&gt;0;&quot;increase&quot;;&quot;&quot;)" office:value-type="string" office:string-value="increase" calcext:value-type="string">
            <text:p>increase</text:p>
          </table:table-cell>
          <table:table-cell table:formula="of:=IF([.S67]&gt;0;&quot;increase&quot;;&quot;&quot;)">
            <text:p/>
          </table:table-cell>
          <table:table-cell table:formula="of:=IF([.T67]&gt;0;&quot;increase&quot;;&quot;&quot;)" office:value-type="string" office:string-value="increase" calcext:value-type="string">
            <text:p>increase</text:p>
          </table:table-cell>
          <table:table-cell table:formula="of:=IF([.U67]&gt;0;&quot;increase&quot;;&quot;&quot;)">
            <text:p/>
          </table:table-cell>
          <table:table-cell table:formula="of:=IF([.V67]&gt;0;&quot;increase&quot;;&quot;&quot;)">
            <text:p/>
          </table:table-cell>
          <table:table-cell table:formula="of:=IF([.W67]&gt;0;&quot;increase&quot;;&quot;&quot;)">
            <text:p/>
          </table:table-cell>
          <table:table-cell table:formula="of:=IF([.X67]&gt;0;&quot;increase&quot;;&quot;&quot;)" office:value-type="string" office:string-value="increase" calcext:value-type="string">
            <text:p>increase</text:p>
          </table:table-cell>
          <table:table-cell table:formula="of:=IF([.Y67]&gt;0;&quot;increase&quot;;&quot;&quot;)">
            <text:p/>
          </table:table-cell>
          <table:table-cell table:formula="of:=IF([.Z67]&gt;0;&quot;increase&quot;;&quot;&quot;)">
            <text:p/>
          </table:table-cell>
          <table:table-cell table:formula="of:=IF([.AA67]&gt;0;&quot;increase&quot;;&quot;&quot;)" office:value-type="string" office:string-value="increase" calcext:value-type="string">
            <text:p>increase</text:p>
          </table:table-cell>
          <table:table-cell table:formula="of:=IF([.AB67]&gt;0;&quot;increase&quot;;&quot;&quot;)" office:value-type="string" office:string-value="increase" calcext:value-type="string">
            <text:p>increase</text:p>
          </table:table-cell>
          <table:table-cell table:formula="of:=IF([.AC67]&gt;0;&quot;increase&quot;;&quot;&quot;)" office:value-type="string" office:string-value="increase" calcext:value-type="string">
            <text:p>increase</text:p>
          </table:table-cell>
          <table:table-cell table:formula="of:=IF([.AD67]&gt;0;&quot;increase&quot;;&quot;&quot;)" office:value-type="string" office:string-value="increase" calcext:value-type="string">
            <text:p>increase</text:p>
          </table:table-cell>
          <table:table-cell table:formula="of:=IF([.AE67]&gt;0;&quot;increase&quot;;&quot;&quot;)" office:value-type="string" office:string-value="increase" calcext:value-type="string">
            <text:p>increase</text:p>
          </table:table-cell>
          <table:table-cell table:formula="of:=IF([.AF67]&gt;0;&quot;increase&quot;;&quot;&quot;)" office:value-type="string" office:string-value="increase" calcext:value-type="string">
            <text:p>increase</text:p>
          </table:table-cell>
          <table:table-cell table:formula="of:=IF([.AG67]&gt;0;&quot;increase&quot;;&quot;&quot;)" office:value-type="string" office:string-value="increase" calcext:value-type="string">
            <text:p>increase</text:p>
          </table:table-cell>
          <table:table-cell table:formula="of:=IF([.AH67]&gt;0;&quot;increase&quot;;&quot;&quot;)" office:value-type="string" office:string-value="increase" calcext:value-type="string">
            <text:p>increase</text:p>
          </table:table-cell>
          <table:table-cell table:formula="of:=IF([.AI67]&gt;0;&quot;increase&quot;;&quot;&quot;)" office:value-type="string" office:string-value="increase" calcext:value-type="string">
            <text:p>increase</text:p>
          </table:table-cell>
          <table:table-cell table:formula="of:=IF([.AJ67]&gt;0;&quot;increase&quot;;&quot;&quot;)" office:value-type="string" office:string-value="increase" calcext:value-type="string">
            <text:p>increase</text:p>
          </table:table-cell>
          <table:table-cell table:formula="of:=IF([.AK67]&gt;0;&quot;increase&quot;;&quot;&quot;)" office:value-type="string" office:string-value="increase" calcext:value-type="string">
            <text:p>increase</text:p>
          </table:table-cell>
          <table:table-cell table:formula="of:=IF([.AL67]&gt;0;&quot;increase&quot;;&quot;&quot;)" office:value-type="string" office:string-value="increase" calcext:value-type="string">
            <text:p>increase</text:p>
          </table:table-cell>
          <table:table-cell table:formula="of:=IF([.AM67]&gt;0;&quot;increase&quot;;&quot;&quot;)" office:value-type="string" office:string-value="increase" calcext:value-type="string">
            <text:p>increase</text:p>
          </table:table-cell>
          <table:table-cell table:formula="of:=IF([.AN67]&gt;0;&quot;increase&quot;;&quot;&quot;)">
            <text:p/>
          </table:table-cell>
          <table:table-cell table:formula="of:=IF([.AO67]&gt;0;&quot;increase&quot;;&quot;&quot;)" office:value-type="string" office:string-value="increase" calcext:value-type="string">
            <text:p>increase</text:p>
          </table:table-cell>
          <table:table-cell table:formula="of:=IF([.AP67]&gt;0;&quot;increase&quot;;&quot;&quot;)">
            <text:p/>
          </table:table-cell>
          <table:table-cell table:formula="of:=IF([.AQ67]&gt;0;&quot;increase&quot;;&quot;&quot;)" office:value-type="string" office:string-value="increase" calcext:value-type="string">
            <text:p>increase</text:p>
          </table:table-cell>
          <table:table-cell table:formula="of:=IF([.AR67]&gt;0;&quot;increase&quot;;&quot;&quot;)" office:value-type="string" office:string-value="increase" calcext:value-type="string">
            <text:p>increase</text:p>
          </table:table-cell>
          <table:table-cell table:formula="of:=IF([.AS67]&gt;0;&quot;increase&quot;;&quot;&quot;)" office:value-type="string" office:string-value="increase" calcext:value-type="string">
            <text:p>increase</text:p>
          </table:table-cell>
          <table:table-cell table:formula="of:=IF([.AT67]&gt;0;&quot;increase&quot;;&quot;&quot;)">
            <text:p/>
          </table:table-cell>
          <table:table-cell table:formula="of:=IF([.AU67]&gt;0;&quot;increase&quot;;&quot;&quot;)" office:value-type="string" office:string-value="increase" calcext:value-type="string">
            <text:p>increase</text:p>
          </table:table-cell>
          <table:table-cell table:formula="of:=IF([.AV67]&gt;0;&quot;increase&quot;;&quot;&quot;)">
            <text:p/>
          </table:table-cell>
          <table:table-cell table:formula="of:=IF([.AW67]&gt;0;&quot;increase&quot;;&quot;&quot;)" office:value-type="string" office:string-value="increase" calcext:value-type="string">
            <text:p>increase</text:p>
          </table:table-cell>
          <table:table-cell table:formula="of:=IF([.AX67]&gt;0;&quot;increase&quot;;&quot;&quot;)">
            <text:p/>
          </table:table-cell>
          <table:table-cell table:number-columns-repeated="97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ots regroupés par racine'.B22:'Mots regroupés par racine'.AX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Mots regroupés par racine'.B23:'Mots regroupés par racine'.AX2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'Mots regroupés par racine'.B67:'Mots regroupés par racine'.AX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Mots regroupés par racine'.B68:'Mots regroupés par racine'.AX6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Catégories observées" table:style-name="ta3">
        <office:forms form:automatic-focus="false" form:apply-design-mode="false"/>
        <table:table-column table:style-name="co22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6" table:number-columns-repeated="1020" table:default-cell-style-name="Default"/>
        <table:table-row table:style-name="ro1"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Un seul pic</text:p>
          </table:table-cell>
          <table:table-cell table:style-name="ce9" office:value-type="string" calcext:value-type="string">
            <text:p>Augmentation</text:p>
          </table:table-cell>
          <table:table-cell table:style-name="ce9" office:value-type="string" calcext:value-type="string">
            <text:p>Bai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-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overty, poor</text:p>
          </table:table-cell>
          <table:table-cell office:value-type="string" calcext:value-type="string">
            <text:p>distribu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urces</text:p>
          </table:table-cell>
          <table:table-cell office:value-type="string" calcext:value-type="string">
            <text:p>deliberat-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njust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just</text:p>
          </table:table-cell>
          <table:table-cell/>
          <table:table-cell office:value-type="string" calcext:value-type="string">
            <text:p>libertarian</text:p>
          </table:table-cell>
          <table:table-cell office:value-type="string" calcext:value-type="string">
            <text:p>discrimi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ology</text:p>
          </table:table-cell>
          <table:table-cell/>
          <table:table-cell office:value-type="string" calcext:value-type="string">
            <text:p>paternalism</text:p>
          </table:table-cell>
          <table:table-cell office:value-type="string" calcext:value-type="string">
            <text:p>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riv-</text:p>
          </table:table-cell>
          <table:table-cell/>
          <table:table-cell office:value-type="string" calcext:value-type="string">
            <text:p>discussion</text:p>
          </table:table-cell>
          <table:table-cell office:value-type="string" calcext:value-type="string">
            <text:p>dominat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autonom-</text:p>
          </table:table-cell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oppress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dom, liberty</text:p>
          </table:table-cell>
          <table:table-cell/>
          <table:table-cell office:value-type="string" calcext:value-type="string">
            <text:p>heuristics</text:p>
          </table:table-cell>
          <table:table-cell office:value-type="string" calcext:value-type="string">
            <text:p>disson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vic</text:p>
          </table:table-cell>
          <table:table-cell/>
          <table:table-cell office:value-type="string" calcext:value-type="string">
            <text:p>capabilit-</text:p>
          </table:table-cell>
          <table:table-cell office:value-type="string" calcext:value-type="string">
            <text:p>liberal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</text:p>
          </table:table-cell>
          <table:table-cell/>
          <table:table-cell office:value-type="string" calcext:value-type="string">
            <text:p>behavioral</text:p>
          </table:table-cell>
          <table:table-cell office:value-type="string" calcext:value-type="string">
            <text:p>virt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behavioral economics</text:p>
          </table:table-cell>
          <table:table-cell office:value-type="string" calcext:value-type="string">
            <text:p>repub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lth</text:p>
          </table:table-cell>
          <table:table-cell/>
          <table:table-cell office:value-type="string" calcext:value-type="string">
            <text:p>prospect theory</text:p>
          </table:table-cell>
          <table:table-cell office:value-type="string" calcext:value-type="string">
            <text:p>govern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, selves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citizenship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homo economicus</text:p>
          </table:table-cell>
          <table:table-cell office:value-type="string" calcext:value-type="string">
            <text:p>opportunit-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preferen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llingness</text:p>
          </table:table-cell>
          <table:table-cell office:value-type="string" calcext:value-type="string">
            <text:p>endogeno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tional-</text:p>
          </table:table-cell>
          <table:table-cell office:value-type="string" calcext:value-type="string">
            <text:p>status qu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hnem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versky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5:30:56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égories_20_observées" style:display-name="PageStyle_Catégories observé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nnées_20_brutes" style:display-name="PageStyle_Données brut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ots_20_regroupés_20_par_20_racine" style:display-name="PageStyle_Mots regroupés par racin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dc:date>2022-06-15T15:53:21.764000000</dc:date>
    <meta:editing-cycles>10</meta:editing-cycles>
    <meta:editing-duration>PT1H33M32S</meta:editing-duration>
    <meta:generator>LibreOffice/7.3.0.3$Windows_X86_64 LibreOffice_project/0f246aa12d0eee4a0f7adcefbf7c878fc2238db3</meta:generator>
    <meta:document-statistic meta:table-count="3" meta:cell-count="7425" meta:object-count="2"/>
    <meta:user-defined meta:name="AppVersion">15.00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579d1c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/>
      <style:graphic-properties draw:stroke="none" draw:fill-color="#7e0021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/>
      <style:graphic-properties draw:stroke="none" draw:fill-color="#83caff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/>
      <style:graphic-properties draw:stroke="none" draw:fill-color="#314004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/>
      <style:graphic-properties draw:stroke="none" draw:fill-color="#aecf00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/>
      <style:graphic-properties draw:stroke="none" draw:fill-color="#4b1f6f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/>
      <style:graphic-properties draw:stroke="none" draw:fill-color="#ff950e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/>
      <style:graphic-properties draw:stroke="none" draw:fill-color="#c5000b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0084d1"/>
      <style:text-properties style:text-position="0% 100%" fo:font-family="Arial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48.835cm" svg:height="23.084cm" xlink:href=".." xlink:type="simple" chart:class="chart:bar" chart:style-name="ch1">
        <chart:subtitle svg:x="0cm" svg:y="0cm" chart:style-name="ch2">
          <text:p/>
        </chart:subtitle>
        <chart:legend chart:legend-position="end" svg:x="44.818cm" svg:y="0.629cm" style:legend-expansion="custom" svg:width="3.806cm" svg:height="21.392cm" style:legend-expansion-aspect-ratio="0.177916978309648" chart:style-name="ch3"/>
        <chart:plot-area chart:style-name="ch4" table:cell-range-address="'Mots regroupés par racine'.A46:'Mots regroupés par racine'.AX65" chart:data-source-has-labels="both" svg:x="0.976cm" svg:y="0.461cm" svg:width="42.794cm" svg:height="22.162cm">
          <chart:coordinate-region svg:x="2.206cm" svg:y="0.66cm" svg:width="41.564cm" svg:height="21.316cm"/>
          <chart:axis chart:dimension="x" chart:name="primary-x" chart:style-name="ch5" chartooo:axis-type="auto">
            <chartooo:date-scale/>
            <chart:categories table:cell-range-address="'Mots regroupés par racine'.A47:'Mots regroupés par racine'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ts regroupés par racine'.B47:'Mots regroupés par racine'.B65" chart:label-cell-address="'Mots regroupés par racine'.B46:'Mots regroupés par racine'.B46" chart:class="chart:bar">
            <chart:data-point chart:repeated="19"/>
          </chart:series>
          <chart:series chart:style-name="ch9" chart:values-cell-range-address="'Mots regroupés par racine'.C47:'Mots regroupés par racine'.C65" chart:label-cell-address="'Mots regroupés par racine'.C46:'Mots regroupés par racine'.C46" chart:class="chart:bar">
            <chart:data-point chart:repeated="19"/>
          </chart:series>
          <chart:series chart:style-name="ch10" chart:values-cell-range-address="'Mots regroupés par racine'.D47:'Mots regroupés par racine'.D65" chart:label-cell-address="'Mots regroupés par racine'.D46:'Mots regroupés par racine'.D46" chart:class="chart:bar">
            <chart:data-point chart:repeated="19"/>
          </chart:series>
          <chart:series chart:style-name="ch11" chart:values-cell-range-address="'Mots regroupés par racine'.E47:'Mots regroupés par racine'.E65" chart:label-cell-address="'Mots regroupés par racine'.E46:'Mots regroupés par racine'.E46" chart:class="chart:bar">
            <chart:data-point chart:repeated="19"/>
          </chart:series>
          <chart:series chart:style-name="ch12" chart:values-cell-range-address="'Mots regroupés par racine'.F47:'Mots regroupés par racine'.F65" chart:label-cell-address="'Mots regroupés par racine'.F46:'Mots regroupés par racine'.F46" chart:class="chart:bar">
            <chart:data-point chart:repeated="19"/>
          </chart:series>
          <chart:series chart:style-name="ch13" chart:values-cell-range-address="'Mots regroupés par racine'.G47:'Mots regroupés par racine'.G65" chart:label-cell-address="'Mots regroupés par racine'.G46:'Mots regroupés par racine'.G46" chart:class="chart:bar">
            <chart:data-point chart:repeated="19"/>
          </chart:series>
          <chart:series chart:style-name="ch14" chart:values-cell-range-address="'Mots regroupés par racine'.H47:'Mots regroupés par racine'.H65" chart:label-cell-address="'Mots regroupés par racine'.H46:'Mots regroupés par racine'.H46" chart:class="chart:bar">
            <chart:data-point chart:repeated="19"/>
          </chart:series>
          <chart:series chart:style-name="ch15" chart:values-cell-range-address="'Mots regroupés par racine'.I47:'Mots regroupés par racine'.I65" chart:label-cell-address="'Mots regroupés par racine'.I46:'Mots regroupés par racine'.I46" chart:class="chart:bar">
            <chart:data-point chart:repeated="19"/>
          </chart:series>
          <chart:series chart:style-name="ch16" chart:values-cell-range-address="'Mots regroupés par racine'.J47:'Mots regroupés par racine'.J65" chart:label-cell-address="'Mots regroupés par racine'.J46:'Mots regroupés par racine'.J46" chart:class="chart:bar">
            <chart:data-point chart:repeated="19"/>
          </chart:series>
          <chart:series chart:style-name="ch17" chart:values-cell-range-address="'Mots regroupés par racine'.K47:'Mots regroupés par racine'.K65" chart:label-cell-address="'Mots regroupés par racine'.K46:'Mots regroupés par racine'.K46" chart:class="chart:bar">
            <chart:data-point chart:repeated="19"/>
          </chart:series>
          <chart:series chart:style-name="ch18" chart:values-cell-range-address="'Mots regroupés par racine'.L47:'Mots regroupés par racine'.L65" chart:label-cell-address="'Mots regroupés par racine'.L46:'Mots regroupés par racine'.L46" chart:class="chart:bar">
            <chart:data-point chart:repeated="19"/>
          </chart:series>
          <chart:series chart:style-name="ch19" chart:values-cell-range-address="'Mots regroupés par racine'.M47:'Mots regroupés par racine'.M65" chart:label-cell-address="'Mots regroupés par racine'.M46:'Mots regroupés par racine'.M46" chart:class="chart:bar">
            <chart:data-point chart:repeated="19"/>
          </chart:series>
          <chart:series chart:style-name="ch8" chart:values-cell-range-address="'Mots regroupés par racine'.N47:'Mots regroupés par racine'.N65" chart:label-cell-address="'Mots regroupés par racine'.N46:'Mots regroupés par racine'.N46" chart:class="chart:bar">
            <chart:data-point chart:repeated="19"/>
          </chart:series>
          <chart:series chart:style-name="ch9" chart:values-cell-range-address="'Mots regroupés par racine'.O47:'Mots regroupés par racine'.O65" chart:label-cell-address="'Mots regroupés par racine'.O46:'Mots regroupés par racine'.O46" chart:class="chart:bar">
            <chart:data-point chart:repeated="19"/>
          </chart:series>
          <chart:series chart:style-name="ch10" chart:values-cell-range-address="'Mots regroupés par racine'.P47:'Mots regroupés par racine'.P65" chart:label-cell-address="'Mots regroupés par racine'.P46:'Mots regroupés par racine'.P46" chart:class="chart:bar">
            <chart:data-point chart:repeated="19"/>
          </chart:series>
          <chart:series chart:style-name="ch11" chart:values-cell-range-address="'Mots regroupés par racine'.Q47:'Mots regroupés par racine'.Q65" chart:label-cell-address="'Mots regroupés par racine'.Q46:'Mots regroupés par racine'.Q46" chart:class="chart:bar">
            <chart:data-point chart:repeated="19"/>
          </chart:series>
          <chart:series chart:style-name="ch12" chart:values-cell-range-address="'Mots regroupés par racine'.R47:'Mots regroupés par racine'.R65" chart:label-cell-address="'Mots regroupés par racine'.R46:'Mots regroupés par racine'.R46" chart:class="chart:bar">
            <chart:data-point chart:repeated="19"/>
          </chart:series>
          <chart:series chart:style-name="ch13" chart:values-cell-range-address="'Mots regroupés par racine'.S47:'Mots regroupés par racine'.S65" chart:label-cell-address="'Mots regroupés par racine'.S46:'Mots regroupés par racine'.S46" chart:class="chart:bar">
            <chart:data-point chart:repeated="19"/>
          </chart:series>
          <chart:series chart:style-name="ch14" chart:values-cell-range-address="'Mots regroupés par racine'.T47:'Mots regroupés par racine'.T65" chart:label-cell-address="'Mots regroupés par racine'.T46:'Mots regroupés par racine'.T46" chart:class="chart:bar">
            <chart:data-point chart:repeated="19"/>
          </chart:series>
          <chart:series chart:style-name="ch15" chart:values-cell-range-address="'Mots regroupés par racine'.U47:'Mots regroupés par racine'.U65" chart:label-cell-address="'Mots regroupés par racine'.U46:'Mots regroupés par racine'.U46" chart:class="chart:bar">
            <chart:data-point chart:repeated="19"/>
          </chart:series>
          <chart:series chart:style-name="ch16" chart:values-cell-range-address="'Mots regroupés par racine'.V47:'Mots regroupés par racine'.V65" chart:label-cell-address="'Mots regroupés par racine'.V46:'Mots regroupés par racine'.V46" chart:class="chart:bar">
            <chart:data-point chart:repeated="19"/>
          </chart:series>
          <chart:series chart:style-name="ch17" chart:values-cell-range-address="'Mots regroupés par racine'.W47:'Mots regroupés par racine'.W65" chart:label-cell-address="'Mots regroupés par racine'.W46:'Mots regroupés par racine'.W46" chart:class="chart:bar">
            <chart:data-point chart:repeated="19"/>
          </chart:series>
          <chart:series chart:style-name="ch18" chart:values-cell-range-address="'Mots regroupés par racine'.X47:'Mots regroupés par racine'.X65" chart:label-cell-address="'Mots regroupés par racine'.X46:'Mots regroupés par racine'.X46" chart:class="chart:bar">
            <chart:data-point chart:repeated="19"/>
          </chart:series>
          <chart:series chart:style-name="ch19" chart:values-cell-range-address="'Mots regroupés par racine'.Y47:'Mots regroupés par racine'.Y65" chart:label-cell-address="'Mots regroupés par racine'.Y46:'Mots regroupés par racine'.Y46" chart:class="chart:bar">
            <chart:data-point chart:repeated="19"/>
          </chart:series>
          <chart:series chart:style-name="ch8" chart:values-cell-range-address="'Mots regroupés par racine'.Z47:'Mots regroupés par racine'.Z65" chart:label-cell-address="'Mots regroupés par racine'.Z46:'Mots regroupés par racine'.Z46" chart:class="chart:bar">
            <chart:data-point chart:repeated="19"/>
          </chart:series>
          <chart:series chart:style-name="ch9" chart:values-cell-range-address="'Mots regroupés par racine'.AA47:'Mots regroupés par racine'.AA65" chart:label-cell-address="'Mots regroupés par racine'.AA46:'Mots regroupés par racine'.AA46" chart:class="chart:bar">
            <chart:data-point chart:repeated="19"/>
          </chart:series>
          <chart:series chart:style-name="ch10" chart:values-cell-range-address="'Mots regroupés par racine'.AB47:'Mots regroupés par racine'.AB65" chart:label-cell-address="'Mots regroupés par racine'.AB46:'Mots regroupés par racine'.AB46" chart:class="chart:bar">
            <chart:data-point chart:repeated="19"/>
          </chart:series>
          <chart:series chart:style-name="ch11" chart:values-cell-range-address="'Mots regroupés par racine'.AC47:'Mots regroupés par racine'.AC65" chart:label-cell-address="'Mots regroupés par racine'.AC46:'Mots regroupés par racine'.AC46" chart:class="chart:bar">
            <chart:data-point chart:repeated="19"/>
          </chart:series>
          <chart:series chart:style-name="ch12" chart:values-cell-range-address="'Mots regroupés par racine'.AD47:'Mots regroupés par racine'.AD65" chart:label-cell-address="'Mots regroupés par racine'.AD46:'Mots regroupés par racine'.AD46" chart:class="chart:bar">
            <chart:data-point chart:repeated="19"/>
          </chart:series>
          <chart:series chart:style-name="ch13" chart:values-cell-range-address="'Mots regroupés par racine'.AE47:'Mots regroupés par racine'.AE65" chart:label-cell-address="'Mots regroupés par racine'.AE46:'Mots regroupés par racine'.AE46" chart:class="chart:bar">
            <chart:data-point chart:repeated="19"/>
          </chart:series>
          <chart:series chart:style-name="ch14" chart:values-cell-range-address="'Mots regroupés par racine'.AF47:'Mots regroupés par racine'.AF65" chart:label-cell-address="'Mots regroupés par racine'.AF46:'Mots regroupés par racine'.AF46" chart:class="chart:bar">
            <chart:data-point chart:repeated="19"/>
          </chart:series>
          <chart:series chart:style-name="ch15" chart:values-cell-range-address="'Mots regroupés par racine'.AG47:'Mots regroupés par racine'.AG65" chart:label-cell-address="'Mots regroupés par racine'.AG46:'Mots regroupés par racine'.AG46" chart:class="chart:bar">
            <chart:data-point chart:repeated="19"/>
          </chart:series>
          <chart:series chart:style-name="ch16" chart:values-cell-range-address="'Mots regroupés par racine'.AH47:'Mots regroupés par racine'.AH65" chart:label-cell-address="'Mots regroupés par racine'.AH46:'Mots regroupés par racine'.AH46" chart:class="chart:bar">
            <chart:data-point chart:repeated="19"/>
          </chart:series>
          <chart:series chart:style-name="ch17" chart:values-cell-range-address="'Mots regroupés par racine'.AI47:'Mots regroupés par racine'.AI65" chart:label-cell-address="'Mots regroupés par racine'.AI46:'Mots regroupés par racine'.AI46" chart:class="chart:bar">
            <chart:data-point chart:repeated="19"/>
          </chart:series>
          <chart:series chart:style-name="ch18" chart:values-cell-range-address="'Mots regroupés par racine'.AJ47:'Mots regroupés par racine'.AJ65" chart:label-cell-address="'Mots regroupés par racine'.AJ46:'Mots regroupés par racine'.AJ46" chart:class="chart:bar">
            <chart:data-point chart:repeated="19"/>
          </chart:series>
          <chart:series chart:style-name="ch19" chart:values-cell-range-address="'Mots regroupés par racine'.AK47:'Mots regroupés par racine'.AK65" chart:label-cell-address="'Mots regroupés par racine'.AK46:'Mots regroupés par racine'.AK46" chart:class="chart:bar">
            <chart:data-point chart:repeated="19"/>
          </chart:series>
          <chart:series chart:style-name="ch8" chart:values-cell-range-address="'Mots regroupés par racine'.AL47:'Mots regroupés par racine'.AL65" chart:label-cell-address="'Mots regroupés par racine'.AL46:'Mots regroupés par racine'.AL46" chart:class="chart:bar">
            <chart:data-point chart:repeated="19"/>
          </chart:series>
          <chart:series chart:style-name="ch9" chart:values-cell-range-address="'Mots regroupés par racine'.AM47:'Mots regroupés par racine'.AM65" chart:label-cell-address="'Mots regroupés par racine'.AM46:'Mots regroupés par racine'.AM46" chart:class="chart:bar">
            <chart:data-point chart:repeated="19"/>
          </chart:series>
          <chart:series chart:style-name="ch10" chart:values-cell-range-address="'Mots regroupés par racine'.AN47:'Mots regroupés par racine'.AN65" chart:label-cell-address="'Mots regroupés par racine'.AN46:'Mots regroupés par racine'.AN46" chart:class="chart:bar">
            <chart:data-point chart:repeated="19"/>
          </chart:series>
          <chart:series chart:style-name="ch11" chart:values-cell-range-address="'Mots regroupés par racine'.AO47:'Mots regroupés par racine'.AO65" chart:label-cell-address="'Mots regroupés par racine'.AO46:'Mots regroupés par racine'.AO46" chart:class="chart:bar">
            <chart:data-point chart:repeated="19"/>
          </chart:series>
          <chart:series chart:style-name="ch12" chart:values-cell-range-address="'Mots regroupés par racine'.AP47:'Mots regroupés par racine'.AP65" chart:label-cell-address="'Mots regroupés par racine'.AP46:'Mots regroupés par racine'.AP46" chart:class="chart:bar">
            <chart:data-point chart:repeated="19"/>
          </chart:series>
          <chart:series chart:style-name="ch13" chart:values-cell-range-address="'Mots regroupés par racine'.AQ47:'Mots regroupés par racine'.AQ65" chart:label-cell-address="'Mots regroupés par racine'.AQ46:'Mots regroupés par racine'.AQ46" chart:class="chart:bar">
            <chart:data-point chart:repeated="19"/>
          </chart:series>
          <chart:series chart:style-name="ch14" chart:values-cell-range-address="'Mots regroupés par racine'.AR47:'Mots regroupés par racine'.AR65" chart:label-cell-address="'Mots regroupés par racine'.AR46:'Mots regroupés par racine'.AR46" chart:class="chart:bar">
            <chart:data-point chart:repeated="19"/>
          </chart:series>
          <chart:series chart:style-name="ch15" chart:values-cell-range-address="'Mots regroupés par racine'.AS47:'Mots regroupés par racine'.AS65" chart:label-cell-address="'Mots regroupés par racine'.AS46:'Mots regroupés par racine'.AS46" chart:class="chart:bar">
            <chart:data-point chart:repeated="19"/>
          </chart:series>
          <chart:series chart:style-name="ch16" chart:values-cell-range-address="'Mots regroupés par racine'.AT47:'Mots regroupés par racine'.AT65" chart:label-cell-address="'Mots regroupés par racine'.AT46:'Mots regroupés par racine'.AT46" chart:class="chart:bar">
            <chart:data-point chart:repeated="19"/>
          </chart:series>
          <chart:series chart:style-name="ch17" chart:values-cell-range-address="'Mots regroupés par racine'.AU47:'Mots regroupés par racine'.AU65" chart:label-cell-address="'Mots regroupés par racine'.AU46:'Mots regroupés par racine'.AU46" chart:class="chart:bar">
            <chart:data-point chart:repeated="19"/>
          </chart:series>
          <chart:series chart:style-name="ch18" chart:values-cell-range-address="'Mots regroupés par racine'.AV47:'Mots regroupés par racine'.AV65" chart:label-cell-address="'Mots regroupés par racine'.AV46:'Mots regroupés par racine'.AV46" chart:class="chart:bar">
            <chart:data-point chart:repeated="19"/>
          </chart:series>
          <chart:series chart:style-name="ch19" chart:values-cell-range-address="'Mots regroupés par racine'.AW47:'Mots regroupés par racine'.AW65" chart:label-cell-address="'Mots regroupés par racine'.AW46:'Mots regroupés par racine'.AW46" chart:class="chart:bar">
            <chart:data-point chart:repeated="19"/>
          </chart:series>
          <chart:series chart:style-name="ch8" chart:values-cell-range-address="'Mots regroupés par racine'.AX47:'Mots regroupés par racine'.AX65" chart:label-cell-address="'Mots regroupés par racine'.AX46:'Mots regroupés par racine'.AX46" chart:class="chart:bar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ocra-</text:p>
                <draw:g>
                  <svg:desc>'Mots regroupés par racine'.B46:'Mots regroupés par racine'.B46</svg:desc>
                </draw:g>
              </table:table-cell>
              <table:table-cell office:value-type="string">
                <text:p>allocation</text:p>
                <draw:g>
                  <svg:desc>'Mots regroupés par racine'.C46:'Mots regroupés par racine'.C46</svg:desc>
                </draw:g>
              </table:table-cell>
              <table:table-cell office:value-type="string">
                <text:p>distribution</text:p>
                <draw:g>
                  <svg:desc>'Mots regroupés par racine'.D46:'Mots regroupés par racine'.D46</svg:desc>
                </draw:g>
              </table:table-cell>
              <table:table-cell office:value-type="string">
                <text:p>resources</text:p>
                <draw:g>
                  <svg:desc>'Mots regroupés par racine'.E46:'Mots regroupés par racine'.E46</svg:desc>
                </draw:g>
              </table:table-cell>
              <table:table-cell office:value-type="string">
                <text:p>unjust</text:p>
                <draw:g>
                  <svg:desc>'Mots regroupés par racine'.F46:'Mots regroupés par racine'.F46</svg:desc>
                </draw:g>
              </table:table-cell>
              <table:table-cell office:value-type="string">
                <text:p>unjust background-</text:p>
                <draw:g>
                  <svg:desc>'Mots regroupés par racine'.G46:'Mots regroupés par racine'.G46</svg:desc>
                </draw:g>
              </table:table-cell>
              <table:table-cell office:value-type="string">
                <text:p>poverty, poor</text:p>
                <draw:g>
                  <svg:desc>'Mots regroupés par racine'.H46:'Mots regroupés par racine'.H46</svg:desc>
                </draw:g>
              </table:table-cell>
              <table:table-cell office:value-type="string">
                <text:p>rich</text:p>
                <draw:g>
                  <svg:desc>'Mots regroupés par racine'.I46:'Mots regroupés par racine'.I46</svg:desc>
                </draw:g>
              </table:table-cell>
              <table:table-cell office:value-type="string">
                <text:p>discrimination</text:p>
                <draw:g>
                  <svg:desc>'Mots regroupés par racine'.J46:'Mots regroupés par racine'.J46</svg:desc>
                </draw:g>
              </table:table-cell>
              <table:table-cell office:value-type="string">
                <text:p>ideology</text:p>
                <draw:g>
                  <svg:desc>'Mots regroupés par racine'.K46:'Mots regroupés par racine'.K46</svg:desc>
                </draw:g>
              </table:table-cell>
              <table:table-cell office:value-type="string">
                <text:p>class</text:p>
                <draw:g>
                  <svg:desc>'Mots regroupés par racine'.L46:'Mots regroupés par racine'.L46</svg:desc>
                </draw:g>
              </table:table-cell>
              <table:table-cell office:value-type="string">
                <text:p>depriv-</text:p>
                <draw:g>
                  <svg:desc>'Mots regroupés par racine'.M46:'Mots regroupés par racine'.M46</svg:desc>
                </draw:g>
              </table:table-cell>
              <table:table-cell office:value-type="string">
                <text:p>dominat-</text:p>
                <draw:g>
                  <svg:desc>'Mots regroupés par racine'.N46:'Mots regroupés par racine'.N46</svg:desc>
                </draw:g>
              </table:table-cell>
              <table:table-cell office:value-type="string">
                <text:p>oppress-</text:p>
                <draw:g>
                  <svg:desc>'Mots regroupés par racine'.O46:'Mots regroupés par racine'.O46</svg:desc>
                </draw:g>
              </table:table-cell>
              <table:table-cell office:value-type="string">
                <text:p>dissonance</text:p>
                <draw:g>
                  <svg:desc>'Mots regroupés par racine'.P46:'Mots regroupés par racine'.P46</svg:desc>
                </draw:g>
              </table:table-cell>
              <table:table-cell office:value-type="string">
                <text:p>-autonom-</text:p>
                <draw:g>
                  <svg:desc>'Mots regroupés par racine'.Q46:'Mots regroupés par racine'.Q46</svg:desc>
                </draw:g>
              </table:table-cell>
              <table:table-cell office:value-type="string">
                <text:p>freedom, liberty</text:p>
                <draw:g>
                  <svg:desc>'Mots regroupés par racine'.R46:'Mots regroupés par racine'.R46</svg:desc>
                </draw:g>
              </table:table-cell>
              <table:table-cell office:value-type="string">
                <text:p>liberalism</text:p>
                <draw:g>
                  <svg:desc>'Mots regroupés par racine'.S46:'Mots regroupés par racine'.S46</svg:desc>
                </draw:g>
              </table:table-cell>
              <table:table-cell office:value-type="string">
                <text:p>libertarian</text:p>
                <draw:g>
                  <svg:desc>'Mots regroupés par racine'.T46:'Mots regroupés par racine'.T46</svg:desc>
                </draw:g>
              </table:table-cell>
              <table:table-cell office:value-type="string">
                <text:p>virtue</text:p>
                <draw:g>
                  <svg:desc>'Mots regroupés par racine'.U46:'Mots regroupés par racine'.U46</svg:desc>
                </draw:g>
              </table:table-cell>
              <table:table-cell office:value-type="string">
                <text:p>civic</text:p>
                <draw:g>
                  <svg:desc>'Mots regroupés par racine'.V46:'Mots regroupés par racine'.V46</svg:desc>
                </draw:g>
              </table:table-cell>
              <table:table-cell office:value-type="string">
                <text:p>republic-</text:p>
                <draw:g>
                  <svg:desc>'Mots regroupés par racine'.W46:'Mots regroupés par racine'.W46</svg:desc>
                </draw:g>
              </table:table-cell>
              <table:table-cell office:value-type="string">
                <text:p>paternalism</text:p>
                <draw:g>
                  <svg:desc>'Mots regroupés par racine'.X46:'Mots regroupés par racine'.X46</svg:desc>
                </draw:g>
              </table:table-cell>
              <table:table-cell office:value-type="string">
                <text:p>government</text:p>
                <draw:g>
                  <svg:desc>'Mots regroupés par racine'.Y46:'Mots regroupés par racine'.Y46</svg:desc>
                </draw:g>
              </table:table-cell>
              <table:table-cell office:value-type="string">
                <text:p>citizenship</text:p>
                <draw:g>
                  <svg:desc>'Mots regroupés par racine'.Z46:'Mots regroupés par racine'.Z46</svg:desc>
                </draw:g>
              </table:table-cell>
              <table:table-cell office:value-type="string">
                <text:p>deliberat-</text:p>
                <draw:g>
                  <svg:desc>'Mots regroupés par racine'.AA46:'Mots regroupés par racine'.AA46</svg:desc>
                </draw:g>
              </table:table-cell>
              <table:table-cell office:value-type="string">
                <text:p>discussion</text:p>
                <draw:g>
                  <svg:desc>'Mots regroupés par racine'.AB46:'Mots regroupés par racine'.AB46</svg:desc>
                </draw:g>
              </table:table-cell>
              <table:table-cell office:value-type="string">
                <text:p>bias-</text:p>
                <draw:g>
                  <svg:desc>'Mots regroupés par racine'.AC46:'Mots regroupés par racine'.AC46</svg:desc>
                </draw:g>
              </table:table-cell>
              <table:table-cell office:value-type="string">
                <text:p>heuristics</text:p>
                <draw:g>
                  <svg:desc>'Mots regroupés par racine'.AD46:'Mots regroupés par racine'.AD46</svg:desc>
                </draw:g>
              </table:table-cell>
              <table:table-cell office:value-type="string">
                <text:p>market</text:p>
                <draw:g>
                  <svg:desc>'Mots regroupés par racine'.AE46:'Mots regroupés par racine'.AE46</svg:desc>
                </draw:g>
              </table:table-cell>
              <table:table-cell office:value-type="string">
                <text:p>capability-</text:p>
                <draw:g>
                  <svg:desc>'Mots regroupés par racine'.AF46:'Mots regroupés par racine'.AF46</svg:desc>
                </draw:g>
              </table:table-cell>
              <table:table-cell office:value-type="string">
                <text:p>behavioral</text:p>
                <draw:g>
                  <svg:desc>'Mots regroupés par racine'.AG46:'Mots regroupés par racine'.AG46</svg:desc>
                </draw:g>
              </table:table-cell>
              <table:table-cell office:value-type="string">
                <text:p>behavioral economics</text:p>
                <draw:g>
                  <svg:desc>'Mots regroupés par racine'.AH46:'Mots regroupés par racine'.AH46</svg:desc>
                </draw:g>
              </table:table-cell>
              <table:table-cell office:value-type="string">
                <text:p>cognitive</text:p>
                <draw:g>
                  <svg:desc>'Mots regroupés par racine'.AI46:'Mots regroupés par racine'.AI46</svg:desc>
                </draw:g>
              </table:table-cell>
              <table:table-cell office:value-type="string">
                <text:p>prospect theory</text:p>
                <draw:g>
                  <svg:desc>'Mots regroupés par racine'.AJ46:'Mots regroupés par racine'.AJ46</svg:desc>
                </draw:g>
              </table:table-cell>
              <table:table-cell office:value-type="string">
                <text:p>self-control</text:p>
                <draw:g>
                  <svg:desc>'Mots regroupés par racine'.AK46:'Mots regroupés par racine'.AK46</svg:desc>
                </draw:g>
              </table:table-cell>
              <table:table-cell office:value-type="string">
                <text:p>Kahneman</text:p>
                <draw:g>
                  <svg:desc>'Mots regroupés par racine'.AL46:'Mots regroupés par racine'.AL46</svg:desc>
                </draw:g>
              </table:table-cell>
              <table:table-cell office:value-type="string">
                <text:p>Tversky</text:p>
                <draw:g>
                  <svg:desc>'Mots regroupés par racine'.AM46:'Mots regroupés par racine'.AM46</svg:desc>
                </draw:g>
              </table:table-cell>
              <table:table-cell office:value-type="string">
                <text:p>opportunit-</text:p>
                <draw:g>
                  <svg:desc>'Mots regroupés par racine'.AN46:'Mots regroupés par racine'.AN46</svg:desc>
                </draw:g>
              </table:table-cell>
              <table:table-cell office:value-type="string">
                <text:p>homo economicus</text:p>
                <draw:g>
                  <svg:desc>'Mots regroupés par racine'.AO46:'Mots regroupés par racine'.AO46</svg:desc>
                </draw:g>
              </table:table-cell>
              <table:table-cell office:value-type="string">
                <text:p>preferences</text:p>
                <draw:g>
                  <svg:desc>'Mots regroupés par racine'.AP46:'Mots regroupés par racine'.AP46</svg:desc>
                </draw:g>
              </table:table-cell>
              <table:table-cell office:value-type="string">
                <text:p>wealth</text:p>
                <draw:g>
                  <svg:desc>'Mots regroupés par racine'.AQ46:'Mots regroupés par racine'.AQ46</svg:desc>
                </draw:g>
              </table:table-cell>
              <table:table-cell office:value-type="string">
                <text:p>availability</text:p>
                <draw:g>
                  <svg:desc>'Mots regroupés par racine'.AR46:'Mots regroupés par racine'.AR46</svg:desc>
                </draw:g>
              </table:table-cell>
              <table:table-cell office:value-type="string">
                <text:p>willingness</text:p>
                <draw:g>
                  <svg:desc>'Mots regroupés par racine'.AS46:'Mots regroupés par racine'.AS46</svg:desc>
                </draw:g>
              </table:table-cell>
              <table:table-cell office:value-type="string">
                <text:p>endogenous</text:p>
                <draw:g>
                  <svg:desc>'Mots regroupés par racine'.AT46:'Mots regroupés par racine'.AT46</svg:desc>
                </draw:g>
              </table:table-cell>
              <table:table-cell office:value-type="string">
                <text:p>rational-</text:p>
                <draw:g>
                  <svg:desc>'Mots regroupés par racine'.AU46:'Mots regroupés par racine'.AU46</svg:desc>
                </draw:g>
              </table:table-cell>
              <table:table-cell office:value-type="string">
                <text:p>status quo</text:p>
                <draw:g>
                  <svg:desc>'Mots regroupés par racine'.AV46:'Mots regroupés par racine'.AV46</svg:desc>
                </draw:g>
              </table:table-cell>
              <table:table-cell office:value-type="string">
                <text:p>information</text:p>
                <draw:g>
                  <svg:desc>'Mots regroupés par racine'.AW46:'Mots regroupés par racine'.AW46</svg:desc>
                </draw:g>
              </table:table-cell>
              <table:table-cell office:value-type="string">
                <text:p>self, selves</text:p>
                <draw:g>
                  <svg:desc>'Mots regroupés par racine'.AX46:'Mots regroupés par racine'.AX46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'Mots regroupés par racine'.A47:'Mots regroupés par racine'.A65</svg:desc>
                </draw:g>
              </table:table-cell>
              <table:table-cell office:value-type="float" office:value="0.083547557840617">
                <text:p>0.083547557840617</text:p>
                <draw:g>
                  <svg:desc>'Mots regroupés par racine'.B47:'Mots regroupés par racine'.B65</svg:desc>
                </draw:g>
              </table:table-cell>
              <table:table-cell office:value-type="float" office:value="0.0096401028277635">
                <text:p>0.0096401028277635</text:p>
                <draw:g>
                  <svg:desc>'Mots regroupés par racine'.C47:'Mots regroupés par racine'.C65</svg:desc>
                </draw:g>
              </table:table-cell>
              <table:table-cell office:value-type="float" office:value="0.0713367609254499">
                <text:p>0.0713367609254499</text:p>
                <draw:g>
                  <svg:desc>'Mots regroupés par racine'.D47:'Mots regroupés par racine'.D65</svg:desc>
                </draw:g>
              </table:table-cell>
              <table:table-cell office:value-type="float" office:value="0.0173521850899743">
                <text:p>0.0173521850899743</text:p>
                <draw:g>
                  <svg:desc>'Mots regroupés par racine'.E47:'Mots regroupés par racine'.E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F47:'Mots regroupés par racine'.F65</svg:desc>
                </draw:g>
              </table:table-cell>
              <table:table-cell office:value-type="float" office:value="0">
                <text:p>0</text:p>
                <draw:g>
                  <svg:desc>'Mots regroupés par racine'.G47:'Mots regroupés par racine'.G65</svg:desc>
                </draw:g>
              </table:table-cell>
              <table:table-cell office:value-type="float" office:value="0.0173521850899743">
                <text:p>0.0173521850899743</text:p>
                <draw:g>
                  <svg:desc>'Mots regroupés par racine'.H47:'Mots regroupés par racine'.H65</svg:desc>
                </draw:g>
              </table:table-cell>
              <table:table-cell office:value-type="float" office:value="0.0122107969151671">
                <text:p>0.0122107969151671</text:p>
                <draw:g>
                  <svg:desc>'Mots regroupés par racine'.I47:'Mots regroupés par racine'.I65</svg:desc>
                </draw:g>
              </table:table-cell>
              <table:table-cell office:value-type="float" office:value="0.051413881748072">
                <text:p>0.051413881748072</text:p>
                <draw:g>
                  <svg:desc>'Mots regroupés par racine'.J47:'Mots regroupés par racine'.J65</svg:desc>
                </draw:g>
              </table:table-cell>
              <table:table-cell office:value-type="float" office:value="0.0051413881748072">
                <text:p>0.0051413881748072</text:p>
                <draw:g>
                  <svg:desc>'Mots regroupés par racine'.K47:'Mots regroupés par racine'.K65</svg:desc>
                </draw:g>
              </table:table-cell>
              <table:table-cell office:value-type="float" office:value="0.0212082262210797">
                <text:p>0.0212082262210797</text:p>
                <draw:g>
                  <svg:desc>'Mots regroupés par racine'.L47:'Mots regroupés par racine'.L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M47:'Mots regroupés par racine'.M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N47:'Mots regroupés par racine'.N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O47:'Mots regroupés par racine'.O65</svg:desc>
                </draw:g>
              </table:table-cell>
              <table:table-cell office:value-type="float" office:value="0">
                <text:p>0</text:p>
                <draw:g>
                  <svg:desc>'Mots regroupés par racine'.P47:'Mots regroupés par racine'.P65</svg:desc>
                </draw:g>
              </table:table-cell>
              <table:table-cell office:value-type="float" office:value="0.0340616966580977">
                <text:p>0.0340616966580977</text:p>
                <draw:g>
                  <svg:desc>'Mots regroupés par racine'.Q47:'Mots regroupés par racine'.Q65</svg:desc>
                </draw:g>
              </table:table-cell>
              <table:table-cell office:value-type="float" office:value="0.0269922879177378">
                <text:p>0.0269922879177378</text:p>
                <draw:g>
                  <svg:desc>'Mots regroupés par racine'.R47:'Mots regroupés par racine'.R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S47:'Mots regroupés par racine'.S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T47:'Mots regroupés par racine'.T65</svg:desc>
                </draw:g>
              </table:table-cell>
              <table:table-cell office:value-type="float" office:value="0.0077120822622108">
                <text:p>0.0077120822622108</text:p>
                <draw:g>
                  <svg:desc>'Mots regroupés par racine'.U47:'Mots regroupés par racine'.U65</svg:desc>
                </draw:g>
              </table:table-cell>
              <table:table-cell office:value-type="float" office:value="0.0038560411311054">
                <text:p>0.0038560411311054</text:p>
                <draw:g>
                  <svg:desc>'Mots regroupés par racine'.V47:'Mots regroupés par racine'.V65</svg:desc>
                </draw:g>
              </table:table-cell>
              <table:table-cell office:value-type="float" office:value="0.0661953727506427">
                <text:p>0.0661953727506427</text:p>
                <draw:g>
                  <svg:desc>'Mots regroupés par racine'.W47:'Mots regroupés par racine'.W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X47:'Mots regroupés par racine'.X65</svg:desc>
                </draw:g>
              </table:table-cell>
              <table:table-cell office:value-type="float" office:value="0.221079691516709">
                <text:p>0.221079691516709</text:p>
                <draw:g>
                  <svg:desc>'Mots regroupés par racine'.Y47:'Mots regroupés par racine'.Y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Z47:'Mots regroupés par racine'.Z65</svg:desc>
                </draw:g>
              </table:table-cell>
              <table:table-cell office:value-type="float" office:value="0.0147814910025707">
                <text:p>0.0147814910025707</text:p>
                <draw:g>
                  <svg:desc>'Mots regroupés par racine'.AA47:'Mots regroupés par racine'.AA65</svg:desc>
                </draw:g>
              </table:table-cell>
              <table:table-cell office:value-type="float" office:value="0.0308483290488432">
                <text:p>0.0308483290488432</text:p>
                <draw:g>
                  <svg:desc>'Mots regroupés par racine'.AB47:'Mots regroupés par racine'.AB65</svg:desc>
                </draw:g>
              </table:table-cell>
              <table:table-cell office:value-type="float" office:value="0.0038560411311054">
                <text:p>0.0038560411311054</text:p>
                <draw:g>
                  <svg:desc>'Mots regroupés par racine'.AC47:'Mots regroupés par racine'.AC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D47:'Mots regroupés par racine'.AD65</svg:desc>
                </draw:g>
              </table:table-cell>
              <table:table-cell office:value-type="float" office:value="0.0269922879177378">
                <text:p>0.0269922879177378</text:p>
                <draw:g>
                  <svg:desc>'Mots regroupés par racine'.AE47:'Mots regroupés par racine'.AE65</svg:desc>
                </draw:g>
              </table:table-cell>
              <table:table-cell office:value-type="float" office:value="0">
                <text:p>0</text:p>
                <draw:g>
                  <svg:desc>'Mots regroupés par racine'.AF47:'Mots regroupés par racine'.AF65</svg:desc>
                </draw:g>
              </table:table-cell>
              <table:table-cell office:value-type="float" office:value="0">
                <text:p>0</text:p>
                <draw:g>
                  <svg:desc>'Mots regroupés par racine'.AG47:'Mots regroupés par racine'.AG65</svg:desc>
                </draw:g>
              </table:table-cell>
              <table:table-cell office:value-type="float" office:value="0">
                <text:p>0</text:p>
                <draw:g>
                  <svg:desc>'Mots regroupés par racine'.AH47:'Mots regroupés par racine'.AH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AI47:'Mots regroupés par racine'.AI65</svg:desc>
                </draw:g>
              </table:table-cell>
              <table:table-cell office:value-type="float" office:value="0">
                <text:p>0</text:p>
                <draw:g>
                  <svg:desc>'Mots regroupés par racine'.AJ47:'Mots regroupés par racine'.AJ65</svg:desc>
                </draw:g>
              </table:table-cell>
              <table:table-cell office:value-type="float" office:value="0">
                <text:p>0</text:p>
                <draw:g>
                  <svg:desc>'Mots regroupés par racine'.AK47:'Mots regroupés par racine'.AK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L47:'Mots regroupés par racine'.AL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M47:'Mots regroupés par racine'.AM65</svg:desc>
                </draw:g>
              </table:table-cell>
              <table:table-cell office:value-type="float" office:value="0.0115681233933162">
                <text:p>0.0115681233933162</text:p>
                <draw:g>
                  <svg:desc>'Mots regroupés par racine'.AN47:'Mots regroupés par racine'.AN65</svg:desc>
                </draw:g>
              </table:table-cell>
              <table:table-cell office:value-type="float" office:value="0">
                <text:p>0</text:p>
                <draw:g>
                  <svg:desc>'Mots regroupés par racine'.AO47:'Mots regroupés par racine'.AO65</svg:desc>
                </draw:g>
              </table:table-cell>
              <table:table-cell office:value-type="float" office:value="0.0224935732647815">
                <text:p>0.0224935732647815</text:p>
                <draw:g>
                  <svg:desc>'Mots regroupés par racine'.AP47:'Mots regroupés par racine'.AP65</svg:desc>
                </draw:g>
              </table:table-cell>
              <table:table-cell office:value-type="float" office:value="0.0224935732647815">
                <text:p>0.0224935732647815</text:p>
                <draw:g>
                  <svg:desc>'Mots regroupés par racine'.AQ47:'Mots regroupés par racine'.AQ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AR47:'Mots regroupés par racine'.AR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AS47:'Mots regroupés par racine'.AS65</svg:desc>
                </draw:g>
              </table:table-cell>
              <table:table-cell office:value-type="float" office:value="0">
                <text:p>0</text:p>
                <draw:g>
                  <svg:desc>'Mots regroupés par racine'.AT47:'Mots regroupés par racine'.AT65</svg:desc>
                </draw:g>
              </table:table-cell>
              <table:table-cell office:value-type="float" office:value="0.0199228791773779">
                <text:p>0.0199228791773779</text:p>
                <draw:g>
                  <svg:desc>'Mots regroupés par racine'.AU47:'Mots regroupés par racine'.AU65</svg:desc>
                </draw:g>
              </table:table-cell>
              <table:table-cell office:value-type="float" office:value="0.032133676092545">
                <text:p>0.032133676092545</text:p>
                <draw:g>
                  <svg:desc>'Mots regroupés par racine'.AV47:'Mots regroupés par racine'.AV65</svg:desc>
                </draw:g>
              </table:table-cell>
              <table:table-cell office:value-type="float" office:value="0.0057840616966581">
                <text:p>0.0057840616966581</text:p>
                <draw:g>
                  <svg:desc>'Mots regroupés par racine'.AW47:'Mots regroupés par racine'.AW65</svg:desc>
                </draw:g>
              </table:table-cell>
              <table:table-cell office:value-type="float" office:value="0.138817480719794">
                <text:p>0.138817480719794</text:p>
                <draw:g>
                  <svg:desc>'Mots regroupés par racine'.AX47:'Mots regroupés par racine'.AX65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347050074367873">
                <text:p>0.0347050074367873</text:p>
              </table:table-cell>
              <table:table-cell office:value-type="float" office:value="0.0014873574615766">
                <text:p>0.0014873574615766</text:p>
              </table:table-cell>
              <table:table-cell office:value-type="float" office:value="0.0104115022310362">
                <text:p>0.0104115022310362</text:p>
              </table:table-cell>
              <table:table-cell office:value-type="float" office:value="0.00396628656420426">
                <text:p>0.00396628656420426</text:p>
              </table:table-cell>
              <table:table-cell office:value-type="float" office:value="0.0044620723847298">
                <text:p>0.0044620723847298</text:p>
              </table:table-cell>
              <table:table-cell office:value-type="float" office:value="0.000991571641051066">
                <text:p>0.000991571641051066</text:p>
              </table:table-cell>
              <table:table-cell office:value-type="float" office:value="0.00545364402578086">
                <text:p>0.00545364402578086</text:p>
              </table:table-cell>
              <table:table-cell office:value-type="float" office:value="0.0138820029747149">
                <text:p>0.0138820029747149</text:p>
              </table:table-cell>
              <table:table-cell office:value-type="float" office:value="0.0525532969757065">
                <text:p>0.0525532969757065</text:p>
              </table:table-cell>
              <table:table-cell office:value-type="float" office:value="0.0029747149231532">
                <text:p>0.0029747149231532</text:p>
              </table:table-cell>
              <table:table-cell office:value-type="float" office:value="0.0327218641546852">
                <text:p>0.0327218641546852</text:p>
              </table:table-cell>
              <table:table-cell office:value-type="float" office:value="0.000991571641051066">
                <text:p>0.00099157164105106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0247892910262766">
                <text:p>0.0024789291026276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118988596926128">
                <text:p>0.0118988596926128</text:p>
              </table:table-cell>
              <table:table-cell office:value-type="float" office:value="0.0237977193852256">
                <text:p>0.0237977193852256</text:p>
              </table:table-cell>
              <table:table-cell office:value-type="float" office:value="0.0153693604362915">
                <text:p>0.0153693604362915</text:p>
              </table:table-cell>
              <table:table-cell office:value-type="float" office:value="0.000495785820525533">
                <text:p>0.000495785820525533</text:p>
              </table:table-cell>
              <table:table-cell office:value-type="float" office:value="0.0237977193852256">
                <text:p>0.0237977193852256</text:p>
              </table:table-cell>
              <table:table-cell office:value-type="float" office:value="0.00991571641051066">
                <text:p>0.00991571641051066</text:p>
              </table:table-cell>
              <table:table-cell office:value-type="float" office:value="0.408527516113039">
                <text:p>0.408527516113039</text:p>
              </table:table-cell>
              <table:table-cell office:value-type="float" office:value="0">
                <text:p>0</text:p>
              </table:table-cell>
              <table:table-cell office:value-type="float" office:value="0.0699058006941001">
                <text:p>0.0699058006941001</text:p>
              </table:table-cell>
              <table:table-cell office:value-type="float" office:value="0.0114030738720873">
                <text:p>0.0114030738720873</text:p>
              </table:table-cell>
              <table:table-cell office:value-type="float" office:value="0.0480912245909767">
                <text:p>0.0480912245909767</text:p>
              </table:table-cell>
              <table:table-cell office:value-type="float" office:value="0.029747149231532">
                <text:p>0.029747149231532</text:p>
              </table:table-cell>
              <table:table-cell office:value-type="float" office:value="0.0014873574615766">
                <text:p>0.0014873574615766</text:p>
              </table:table-cell>
              <table:table-cell office:value-type="float" office:value="0">
                <text:p>0</text:p>
              </table:table-cell>
              <table:table-cell office:value-type="float" office:value="0.0104115022310362">
                <text:p>0.0104115022310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7892910262766">
                <text:p>0.00247892910262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651462568171">
                <text:p>0.0158651462568171</text:p>
              </table:table-cell>
              <table:table-cell office:value-type="float" office:value="0">
                <text:p>0</text:p>
              </table:table-cell>
              <table:table-cell office:value-type="float" office:value="0.0356965790778384">
                <text:p>0.0356965790778384</text:p>
              </table:table-cell>
              <table:table-cell office:value-type="float" office:value="0.00892414476945959">
                <text:p>0.00892414476945959</text:p>
              </table:table-cell>
              <table:table-cell office:value-type="float" office:value="0.00545364402578086">
                <text:p>0.0054536440257808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00495785820525533">
                <text:p>0.000495785820525533</text:p>
              </table:table-cell>
              <table:table-cell office:value-type="float" office:value="0.0193356470004958">
                <text:p>0.0193356470004958</text:p>
              </table:table-cell>
              <table:table-cell office:value-type="float" office:value="0.0059494298463064">
                <text:p>0.0059494298463064</text:p>
              </table:table-cell>
              <table:table-cell office:value-type="float" office:value="0.0059494298463064">
                <text:p>0.0059494298463064</text:p>
              </table:table-cell>
              <table:table-cell office:value-type="float" office:value="0.0619732275656916">
                <text:p>0.061973227565691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763807285546416">
                <text:p>0.0763807285546416</text:p>
              </table:table-cell>
              <table:table-cell office:value-type="float" office:value="0.0164512338425382">
                <text:p>0.0164512338425382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.0246768507638073">
                <text:p>0.0246768507638073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">
                <text:p>0</text:p>
              </table:table-cell>
              <table:table-cell office:value-type="float" office:value="0.0152761457109283">
                <text:p>0.0152761457109283</text:p>
              </table:table-cell>
              <table:table-cell office:value-type="float" office:value="0.0105757931844888">
                <text:p>0.0105757931844888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00470035252643948">
                <text:p>0.00470035252643948</text:p>
              </table:table-cell>
              <table:table-cell office:value-type="float" office:value="0.0258519388954172">
                <text:p>0.0258519388954172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">
                <text:p>0</text:p>
              </table:table-cell>
              <table:table-cell office:value-type="float" office:value="0.036427732079906">
                <text:p>0.036427732079906</text:p>
              </table:table-cell>
              <table:table-cell office:value-type="float" office:value="0.0129259694477086">
                <text:p>0.0129259694477086</text:p>
              </table:table-cell>
              <table:table-cell office:value-type="float" office:value="0.00470035252643948">
                <text:p>0.00470035252643948</text:p>
              </table:table-cell>
              <table:table-cell office:value-type="float" office:value="0">
                <text:p>0</text:p>
              </table:table-cell>
              <table:table-cell office:value-type="float" office:value="0.0082256169212691">
                <text:p>0.0082256169212691</text:p>
              </table:table-cell>
              <table:table-cell office:value-type="float" office:value="0">
                <text:p>0</text:p>
              </table:table-cell>
              <table:table-cell office:value-type="float" office:value="0.0223266745005875">
                <text:p>0.0223266745005875</text:p>
              </table:table-cell>
              <table:table-cell office:value-type="float" office:value="0">
                <text:p>0</text:p>
              </table:table-cell>
              <table:table-cell office:value-type="float" office:value="0.157461809635723">
                <text:p>0.157461809635723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317273795534665">
                <text:p>0.0317273795534665</text:p>
              </table:table-cell>
              <table:table-cell office:value-type="float" office:value="0.0481786133960047">
                <text:p>0.0481786133960047</text:p>
              </table:table-cell>
              <table:table-cell office:value-type="float" office:value="0.0141010575793185">
                <text:p>0.0141010575793185</text:p>
              </table:table-cell>
              <table:table-cell office:value-type="float" office:value="0.00587544065804935">
                <text:p>0.00587544065804935</text:p>
              </table:table-cell>
              <table:table-cell office:value-type="float" office:value="0.0470035252643948">
                <text:p>0.0470035252643948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5522914218566">
                <text:p>0.0305522914218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">
                <text:p>0</text:p>
              </table:table-cell>
              <table:table-cell office:value-type="float" office:value="0.0246768507638073">
                <text:p>0.0246768507638073</text:p>
              </table:table-cell>
              <table:table-cell office:value-type="float" office:value="0.00705052878965922">
                <text:p>0.00705052878965922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.157461809635723">
                <text:p>0.157461809635723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105757931844888">
                <text:p>0.10575793184488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852402745995423">
                <text:p>0.0852402745995423</text:p>
              </table:table-cell>
              <table:table-cell office:value-type="float" office:value="0.0085812356979405">
                <text:p>0.0085812356979405</text:p>
              </table:table-cell>
              <table:table-cell office:value-type="float" office:value="0.0234553775743707">
                <text:p>0.0234553775743707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097254004576659">
                <text:p>0.0097254004576659</text:p>
              </table:table-cell>
              <table:table-cell office:value-type="float" office:value="0.0040045766590389">
                <text:p>0.0040045766590389</text:p>
              </table:table-cell>
              <table:table-cell office:value-type="float" office:value="0.0143020594965675">
                <text:p>0.0143020594965675</text:p>
              </table:table-cell>
              <table:table-cell office:value-type="float" office:value="0.0160183066361556">
                <text:p>0.0160183066361556</text:p>
              </table:table-cell>
              <table:table-cell office:value-type="float" office:value="0.0308924485125858">
                <text:p>0.0308924485125858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194508009153318">
                <text:p>0.0194508009153318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034324942791762">
                <text:p>0.0034324942791762</text:p>
              </table:table-cell>
              <table:table-cell office:value-type="float" office:value="0">
                <text:p>0</text:p>
              </table:table-cell>
              <table:table-cell office:value-type="float" office:value="0.005720823798627">
                <text:p>0.005720823798627</text:p>
              </table:table-cell>
              <table:table-cell office:value-type="float" office:value="0.0240274599542334">
                <text:p>0.0240274599542334</text:p>
              </table:table-cell>
              <table:table-cell office:value-type="float" office:value="0.0211670480549199">
                <text:p>0.0211670480549199</text:p>
              </table:table-cell>
              <table:table-cell office:value-type="float" office:value="0.0034324942791762">
                <text:p>0.0034324942791762</text:p>
              </table:table-cell>
              <table:table-cell office:value-type="float" office:value="0.0045766590389016">
                <text:p>0.0045766590389016</text:p>
              </table:table-cell>
              <table:table-cell office:value-type="float" office:value="0.0091533180778032">
                <text:p>0.0091533180778032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103546910755149">
                <text:p>0.103546910755149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011441647597254">
                <text:p>0.011441647597254</text:p>
              </table:table-cell>
              <table:table-cell office:value-type="float" office:value="0.0205949656750572">
                <text:p>0.0205949656750572</text:p>
              </table:table-cell>
              <table:table-cell office:value-type="float" office:value="0.0268878718535469">
                <text:p>0.0268878718535469</text:p>
              </table:table-cell>
              <table:table-cell office:value-type="float" office:value="0.0165903890160183">
                <text:p>0.0165903890160183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469107551487414">
                <text:p>0.0469107551487414</text:p>
              </table:table-cell>
              <table:table-cell office:value-type="float" office:value="0">
                <text:p>0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">
                <text:p>0</text:p>
              </table:table-cell>
              <table:table-cell office:value-type="float" office:value="0.0040045766590389">
                <text:p>0.0040045766590389</text:p>
              </table:table-cell>
              <table:table-cell office:value-type="float" office:value="0">
                <text:p>0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137299771167048">
                <text:p>0.0137299771167048</text:p>
              </table:table-cell>
              <table:table-cell office:value-type="float" office:value="0">
                <text:p>0</text:p>
              </table:table-cell>
              <table:table-cell office:value-type="float" office:value="0.0640732265446224">
                <text:p>0.0640732265446224</text:p>
              </table:table-cell>
              <table:table-cell office:value-type="float" office:value="0.0045766590389016">
                <text:p>0.0045766590389016</text:p>
              </table:table-cell>
              <table:table-cell office:value-type="float" office:value="0.0017162471395881">
                <text:p>0.0017162471395881</text:p>
              </table:table-cell>
              <table:table-cell office:value-type="float" office:value="0.0051487414187643">
                <text:p>0.0051487414187643</text:p>
              </table:table-cell>
              <table:table-cell office:value-type="float" office:value="0.0062929061784897">
                <text:p>0.0062929061784897</text:p>
              </table:table-cell>
              <table:table-cell office:value-type="float" office:value="0.0497711670480549">
                <text:p>0.0497711670480549</text:p>
              </table:table-cell>
              <table:table-cell office:value-type="float" office:value="0.0085812356979405">
                <text:p>0.0085812356979405</text:p>
              </table:table-cell>
              <table:table-cell office:value-type="float" office:value="0.0205949656750572">
                <text:p>0.0205949656750572</text:p>
              </table:table-cell>
              <table:table-cell office:value-type="float" office:value="0.100686498855835">
                <text:p>0.10068649885583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77943166441137">
                <text:p>0.177943166441137</text:p>
              </table:table-cell>
              <table:table-cell office:value-type="float" office:value="0.0121786197564276">
                <text:p>0.0121786197564276</text:p>
              </table:table-cell>
              <table:table-cell office:value-type="float" office:value="0.0094722598105548">
                <text:p>0.0094722598105548</text:p>
              </table:table-cell>
              <table:table-cell office:value-type="float" office:value="0.0111637347767253">
                <text:p>0.0111637347767253</text:p>
              </table:table-cell>
              <table:table-cell office:value-type="float" office:value="0.0098105548037889">
                <text:p>0.0098105548037889</text:p>
              </table:table-cell>
              <table:table-cell office:value-type="float" office:value="0.003382949932341">
                <text:p>0.003382949932341</text:p>
              </table:table-cell>
              <table:table-cell office:value-type="float" office:value="0.0175913396481732">
                <text:p>0.0175913396481732</text:p>
              </table:table-cell>
              <table:table-cell office:value-type="float" office:value="0.0064276048714479">
                <text:p>0.0064276048714479</text:p>
              </table:table-cell>
              <table:table-cell office:value-type="float" office:value="0.0659675236806495">
                <text:p>0.0659675236806495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87956698240866">
                <text:p>0.0087956698240866</text:p>
              </table:table-cell>
              <table:table-cell office:value-type="float" office:value="0.0027063599458728">
                <text:p>0.0027063599458728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71041948579161">
                <text:p>0.0071041948579161</text:p>
              </table:table-cell>
              <table:table-cell office:value-type="float" office:value="0.0064276048714479">
                <text:p>0.0064276048714479</text:p>
              </table:table-cell>
              <table:table-cell office:value-type="float" office:value="0.0158998646820027">
                <text:p>0.0158998646820027</text:p>
              </table:table-cell>
              <table:table-cell office:value-type="float" office:value="0.0321380243572395">
                <text:p>0.0321380243572395</text:p>
              </table:table-cell>
              <table:table-cell office:value-type="float" office:value="0.0084573748308525">
                <text:p>0.0084573748308525</text:p>
              </table:table-cell>
              <table:table-cell office:value-type="float" office:value="0">
                <text:p>0</text:p>
              </table:table-cell>
              <table:table-cell office:value-type="float" office:value="0.0040595399188092">
                <text:p>0.0040595399188092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558186738836265">
                <text:p>0.0558186738836265</text:p>
              </table:table-cell>
              <table:table-cell office:value-type="float" office:value="0.0020297699594046">
                <text:p>0.0020297699594046</text:p>
              </table:table-cell>
              <table:table-cell office:value-type="float" office:value="0.127198917456022">
                <text:p>0.127198917456022</text:p>
              </table:table-cell>
              <table:table-cell office:value-type="float" office:value="0.0074424898511502">
                <text:p>0.0074424898511502</text:p>
              </table:table-cell>
              <table:table-cell office:value-type="float" office:value="0.016914749661705">
                <text:p>0.016914749661705</text:p>
              </table:table-cell>
              <table:table-cell office:value-type="float" office:value="0.0240189445196211">
                <text:p>0.0240189445196211</text:p>
              </table:table-cell>
              <table:table-cell office:value-type="float" office:value="0.0040595399188092">
                <text:p>0.0040595399188092</text:p>
              </table:table-cell>
              <table:table-cell office:value-type="float" office:value="0.0006765899864682">
                <text:p>0.0006765899864682</text:p>
              </table:table-cell>
              <table:table-cell office:value-type="float" office:value="0.071041948579161">
                <text:p>0.071041948579161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06765899864682">
                <text:p>0.0006765899864682</text:p>
              </table:table-cell>
              <table:table-cell office:value-type="float" office:value="0">
                <text:p>0</text:p>
              </table:table-cell>
              <table:table-cell office:value-type="float" office:value="0.0057510148849797">
                <text:p>0.0057510148849797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16914749661705">
                <text:p>0.0016914749661705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148849797023004">
                <text:p>0.0148849797023004</text:p>
              </table:table-cell>
              <table:table-cell office:value-type="float" office:value="0">
                <text:p>0</text:p>
              </table:table-cell>
              <table:table-cell office:value-type="float" office:value="0.0571718538565629">
                <text:p>0.0571718538565629</text:p>
              </table:table-cell>
              <table:table-cell office:value-type="float" office:value="0.0057510148849797">
                <text:p>0.0057510148849797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115020297699594">
                <text:p>0.0115020297699594</text:p>
              </table:table-cell>
              <table:table-cell office:value-type="float" office:value="0.0050744248985115">
                <text:p>0.0050744248985115</text:p>
              </table:table-cell>
              <table:table-cell office:value-type="float" office:value="0.0456698240866035">
                <text:p>0.0456698240866035</text:p>
              </table:table-cell>
              <table:table-cell office:value-type="float" office:value="0.0148849797023004">
                <text:p>0.0148849797023004</text:p>
              </table:table-cell>
              <table:table-cell office:value-type="float" office:value="0.0368741542625169">
                <text:p>0.0368741542625169</text:p>
              </table:table-cell>
              <table:table-cell office:value-type="float" office:value="0.0855886332882273">
                <text:p>0.085588633288227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24368976594768">
                <text:p>0.124368976594768</text:p>
              </table:table-cell>
              <table:table-cell office:value-type="float" office:value="0.0018357044515833">
                <text:p>0.0018357044515833</text:p>
              </table:table-cell>
              <table:table-cell office:value-type="float" office:value="0.0362551629187701">
                <text:p>0.0362551629187701</text:p>
              </table:table-cell>
              <table:table-cell office:value-type="float" office:value="0.0119320789352914">
                <text:p>0.0119320789352914</text:p>
              </table:table-cell>
              <table:table-cell office:value-type="float" office:value="0.00688389169343736">
                <text:p>0.00688389169343736</text:p>
              </table:table-cell>
              <table:table-cell office:value-type="float" office:value="0.00137677833868747">
                <text:p>0.00137677833868747</text:p>
              </table:table-cell>
              <table:table-cell office:value-type="float" office:value="0.0133088572739789">
                <text:p>0.0133088572739789</text:p>
              </table:table-cell>
              <table:table-cell office:value-type="float" office:value="0.0201927489674162">
                <text:p>0.0201927489674162</text:p>
              </table:table-cell>
              <table:table-cell office:value-type="float" office:value="0.039008719596145">
                <text:p>0.039008719596145</text:p>
              </table:table-cell>
              <table:table-cell office:value-type="float" office:value="0.00229463056447912">
                <text:p>0.00229463056447912</text:p>
              </table:table-cell>
              <table:table-cell office:value-type="float" office:value="0.0211106011932079">
                <text:p>0.0211106011932079</text:p>
              </table:table-cell>
              <table:table-cell office:value-type="float" office:value="0.00596603946764571">
                <text:p>0.00596603946764571</text:p>
              </table:table-cell>
              <table:table-cell office:value-type="float" office:value="0.00413033501606241">
                <text:p>0.00413033501606241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.000917852225791648">
                <text:p>0.000917852225791648</text:p>
              </table:table-cell>
              <table:table-cell office:value-type="float" office:value="0.0142267094997705">
                <text:p>0.0142267094997705</text:p>
              </table:table-cell>
              <table:table-cell office:value-type="float" office:value="0.0674621385956861">
                <text:p>0.0674621385956861</text:p>
              </table:table-cell>
              <table:table-cell office:value-type="float" office:value="0.00321248279027077">
                <text:p>0.00321248279027077</text:p>
              </table:table-cell>
              <table:table-cell office:value-type="float" office:value="0">
                <text:p>0</text:p>
              </table:table-cell>
              <table:table-cell office:value-type="float" office:value="0.00642496558054153">
                <text:p>0.00642496558054153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.0330426801284993">
                <text:p>0.0330426801284993</text:p>
              </table:table-cell>
              <table:table-cell office:value-type="float" office:value="0.0018357044515833">
                <text:p>0.0018357044515833</text:p>
              </table:table-cell>
              <table:table-cell office:value-type="float" office:value="0.196879302432308">
                <text:p>0.196879302432308</text:p>
              </table:table-cell>
              <table:table-cell office:value-type="float" office:value="0.00688389169343736">
                <text:p>0.00688389169343736</text:p>
              </table:table-cell>
              <table:table-cell office:value-type="float" office:value="0.0165213400642497">
                <text:p>0.0165213400642497</text:p>
              </table:table-cell>
              <table:table-cell office:value-type="float" office:value="0.0279944928866452">
                <text:p>0.0279944928866452</text:p>
              </table:table-cell>
              <table:table-cell office:value-type="float" office:value="0.00826067003212483">
                <text:p>0.00826067003212483</text:p>
              </table:table-cell>
              <table:table-cell office:value-type="float" office:value="0.00137677833868747">
                <text:p>0.00137677833868747</text:p>
              </table:table-cell>
              <table:table-cell office:value-type="float" office:value="0.0738871041762276">
                <text:p>0.0738871041762276</text:p>
              </table:table-cell>
              <table:table-cell office:value-type="float" office:value="0.000917852225791648">
                <text:p>0.000917852225791648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">
                <text:p>0</text:p>
              </table:table-cell>
              <table:table-cell office:value-type="float" office:value="0.00321248279027077">
                <text:p>0.00321248279027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641578705828">
                <text:p>0.0238641578705828</text:p>
              </table:table-cell>
              <table:table-cell office:value-type="float" office:value="0">
                <text:p>0</text:p>
              </table:table-cell>
              <table:table-cell office:value-type="float" office:value="0.0142267094997705">
                <text:p>0.0142267094997705</text:p>
              </table:table-cell>
              <table:table-cell office:value-type="float" office:value="0.0128499311610831">
                <text:p>0.0128499311610831</text:p>
              </table:table-cell>
              <table:table-cell office:value-type="float" office:value="0.00504818724185406">
                <text:p>0.00504818724185406</text:p>
              </table:table-cell>
              <table:table-cell office:value-type="float" office:value="0.00642496558054153">
                <text:p>0.00642496558054153</text:p>
              </table:table-cell>
              <table:table-cell office:value-type="float" office:value="0">
                <text:p>0</text:p>
              </table:table-cell>
              <table:table-cell office:value-type="float" office:value="0.0133088572739789">
                <text:p>0.0133088572739789</text:p>
              </table:table-cell>
              <table:table-cell office:value-type="float" office:value="0.0169802661771455">
                <text:p>0.0169802661771455</text:p>
              </table:table-cell>
              <table:table-cell office:value-type="float" office:value="0.080770995869665">
                <text:p>0.080770995869665</text:p>
              </table:table-cell>
              <table:table-cell office:value-type="float" office:value="0.0734281780633318">
                <text:p>0.073428178063331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14214463840399">
                <text:p>0.114214463840399</text:p>
              </table:table-cell>
              <table:table-cell office:value-type="float" office:value="0.0144638403990025">
                <text:p>0.0144638403990025</text:p>
              </table:table-cell>
              <table:table-cell office:value-type="float" office:value="0.0029925187032419">
                <text:p>0.0029925187032419</text:p>
              </table:table-cell>
              <table:table-cell office:value-type="float" office:value="0.0104738154613466">
                <text:p>0.0104738154613466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">
                <text:p>0</text:p>
              </table:table-cell>
              <table:table-cell office:value-type="float" office:value="0.0144638403990025">
                <text:p>0.0144638403990025</text:p>
              </table:table-cell>
              <table:table-cell office:value-type="float" office:value="0.029426433915212">
                <text:p>0.029426433915212</text:p>
              </table:table-cell>
              <table:table-cell office:value-type="float" office:value="0.0608478802992519">
                <text:p>0.0608478802992519</text:p>
              </table:table-cell>
              <table:table-cell office:value-type="float" office:value="0.000498753117206983">
                <text:p>0.000498753117206983</text:p>
              </table:table-cell>
              <table:table-cell office:value-type="float" office:value="0.0468827930174564">
                <text:p>0.0468827930174564</text:p>
              </table:table-cell>
              <table:table-cell office:value-type="float" office:value="0.00698254364089776">
                <text:p>0.00698254364089776</text:p>
              </table:table-cell>
              <table:table-cell office:value-type="float" office:value="0.00149625935162095">
                <text:p>0.00149625935162095</text:p>
              </table:table-cell>
              <table:table-cell office:value-type="float" office:value="0">
                <text:p>0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.0189526184538653">
                <text:p>0.0189526184538653</text:p>
              </table:table-cell>
              <table:table-cell office:value-type="float" office:value="0.0403990024937656">
                <text:p>0.0403990024937656</text:p>
              </table:table-cell>
              <table:table-cell office:value-type="float" office:value="0.0084788029925187">
                <text:p>0.0084788029925187</text:p>
              </table:table-cell>
              <table:table-cell office:value-type="float" office:value="0">
                <text:p>0</text:p>
              </table:table-cell>
              <table:table-cell office:value-type="float" office:value="0.0104738154613466">
                <text:p>0.0104738154613466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00997506234413965">
                <text:p>0.00997506234413965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165087281795511">
                <text:p>0.165087281795511</text:p>
              </table:table-cell>
              <table:table-cell office:value-type="float" office:value="0.00598503740648379">
                <text:p>0.00598503740648379</text:p>
              </table:table-cell>
              <table:table-cell office:value-type="float" office:value="0.0219451371571072">
                <text:p>0.0219451371571072</text:p>
              </table:table-cell>
              <table:table-cell office:value-type="float" office:value="0.0498753117206983">
                <text:p>0.0498753117206983</text:p>
              </table:table-cell>
              <table:table-cell office:value-type="float" office:value="0.0189526184538653">
                <text:p>0.0189526184538653</text:p>
              </table:table-cell>
              <table:table-cell office:value-type="float" office:value="0.00149625935162095">
                <text:p>0.00149625935162095</text:p>
              </table:table-cell>
              <table:table-cell office:value-type="float" office:value="0.0384039900249377">
                <text:p>0.0384039900249377</text:p>
              </table:table-cell>
              <table:table-cell office:value-type="float" office:value="0.0029925187032419">
                <text:p>0.002992518703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8628428927681">
                <text:p>0.00548628428927681</text:p>
              </table:table-cell>
              <table:table-cell office:value-type="float" office:value="0.000498753117206983">
                <text:p>0.000498753117206983</text:p>
              </table:table-cell>
              <table:table-cell office:value-type="float" office:value="0">
                <text:p>0</text:p>
              </table:table-cell>
              <table:table-cell office:value-type="float" office:value="0.00349127182044888">
                <text:p>0.00349127182044888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0264339152119701">
                <text:p>0.0264339152119701</text:p>
              </table:table-cell>
              <table:table-cell office:value-type="float" office:value="0">
                <text:p>0</text:p>
              </table:table-cell>
              <table:table-cell office:value-type="float" office:value="0.0528678304239402">
                <text:p>0.0528678304239402</text:p>
              </table:table-cell>
              <table:table-cell office:value-type="float" office:value="0.00947630922693267">
                <text:p>0.00947630922693267</text:p>
              </table:table-cell>
              <table:table-cell office:value-type="float" office:value="0.00748129675810474">
                <text:p>0.00748129675810474</text:p>
              </table:table-cell>
              <table:table-cell office:value-type="float" office:value="0.0134663341645885">
                <text:p>0.0134663341645885</text:p>
              </table:table-cell>
              <table:table-cell office:value-type="float" office:value="0.00698254364089776">
                <text:p>0.00698254364089776</text:p>
              </table:table-cell>
              <table:table-cell office:value-type="float" office:value="0.0438902743142145">
                <text:p>0.0438902743142145</text:p>
              </table:table-cell>
              <table:table-cell office:value-type="float" office:value="0.0254364089775561">
                <text:p>0.0254364089775561</text:p>
              </table:table-cell>
              <table:table-cell office:value-type="float" office:value="0.0199501246882793">
                <text:p>0.0199501246882793</text:p>
              </table:table-cell>
              <table:table-cell office:value-type="float" office:value="0.0807980049875312">
                <text:p>0.080798004987531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94454713493531">
                <text:p>0.0994454713493531</text:p>
              </table:table-cell>
              <table:table-cell office:value-type="float" office:value="0.00591497227356747">
                <text:p>0.00591497227356747</text:p>
              </table:table-cell>
              <table:table-cell office:value-type="float" office:value="0.0121996303142329">
                <text:p>0.0121996303142329</text:p>
              </table:table-cell>
              <table:table-cell office:value-type="float" office:value="0.0121996303142329">
                <text:p>0.0121996303142329</text:p>
              </table:table-cell>
              <table:table-cell office:value-type="float" office:value="0.00591497227356747">
                <text:p>0.00591497227356747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284658040665434">
                <text:p>0.0284658040665434</text:p>
              </table:table-cell>
              <table:table-cell office:value-type="float" office:value="0.0295748613678373">
                <text:p>0.0295748613678373</text:p>
              </table:table-cell>
              <table:table-cell office:value-type="float" office:value="0.106099815157116">
                <text:p>0.106099815157116</text:p>
              </table:table-cell>
              <table:table-cell office:value-type="float" office:value="0">
                <text:p>0</text:p>
              </table:table-cell>
              <table:table-cell office:value-type="float" office:value="0.0303142329020333">
                <text:p>0.0303142329020333</text:p>
              </table:table-cell>
              <table:table-cell office:value-type="float" office:value="0.00517560073937153">
                <text:p>0.00517560073937153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543438077634">
                <text:p>0.0066543438077634</text:p>
              </table:table-cell>
              <table:table-cell office:value-type="float" office:value="0.0476894639556377">
                <text:p>0.0476894639556377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147874306839187">
                <text:p>0.00147874306839187</text:p>
              </table:table-cell>
              <table:table-cell office:value-type="float" office:value="0.0140480591497227">
                <text:p>0.0140480591497227</text:p>
              </table:table-cell>
              <table:table-cell office:value-type="float" office:value="0.0022181146025878">
                <text:p>0.0022181146025878</text:p>
              </table:table-cell>
              <table:table-cell office:value-type="float" office:value="0.0158964879852126">
                <text:p>0.0158964879852126</text:p>
              </table:table-cell>
              <table:table-cell office:value-type="float" office:value="0.000739371534195933">
                <text:p>0.000739371534195933</text:p>
              </table:table-cell>
              <table:table-cell office:value-type="float" office:value="0.131608133086876">
                <text:p>0.131608133086876</text:p>
              </table:table-cell>
              <table:table-cell office:value-type="float" office:value="0.0066543438077634">
                <text:p>0.0066543438077634</text:p>
              </table:table-cell>
              <table:table-cell office:value-type="float" office:value="0.0129390018484288">
                <text:p>0.0129390018484288</text:p>
              </table:table-cell>
              <table:table-cell office:value-type="float" office:value="0.0491682070240296">
                <text:p>0.0491682070240296</text:p>
              </table:table-cell>
              <table:table-cell office:value-type="float" office:value="0.0088724584103512">
                <text:p>0.0088724584103512</text:p>
              </table:table-cell>
              <table:table-cell office:value-type="float" office:value="0.00147874306839187">
                <text:p>0.00147874306839187</text:p>
              </table:table-cell>
              <table:table-cell office:value-type="float" office:value="0.0883548983364141">
                <text:p>0.0883548983364141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">
                <text:p>0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">
                <text:p>0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.0088724584103512">
                <text:p>0.0088724584103512</text:p>
              </table:table-cell>
              <table:table-cell office:value-type="float" office:value="0">
                <text:p>0</text:p>
              </table:table-cell>
              <table:table-cell office:value-type="float" office:value="0.0251386321626617">
                <text:p>0.0251386321626617</text:p>
              </table:table-cell>
              <table:table-cell office:value-type="float" office:value="0.0158964879852126">
                <text:p>0.0158964879852126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850277264325323">
                <text:p>0.00850277264325323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55822550831793">
                <text:p>0.055822550831793</text:p>
              </table:table-cell>
              <table:table-cell office:value-type="float" office:value="0.00850277264325323">
                <text:p>0.00850277264325323</text:p>
              </table:table-cell>
              <table:table-cell office:value-type="float" office:value="0.0380776340110906">
                <text:p>0.0380776340110906</text:p>
              </table:table-cell>
              <table:table-cell office:value-type="float" office:value="0.0935304990757856">
                <text:p>0.093530499075785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163670179789213">
                <text:p>0.163670179789213</text:p>
              </table:table-cell>
              <table:table-cell office:value-type="float" office:value="0.00557966522008679">
                <text:p>0.00557966522008679</text:p>
              </table:table-cell>
              <table:table-cell office:value-type="float" office:value="0.0120892746435214">
                <text:p>0.0120892746435214</text:p>
              </table:table-cell>
              <table:table-cell office:value-type="float" office:value="0.0136391816491011">
                <text:p>0.0136391816491011</text:p>
              </table:table-cell>
              <table:table-cell office:value-type="float" office:value="0.00681959082455053">
                <text:p>0.00681959082455053</text:p>
              </table:table-cell>
              <table:table-cell office:value-type="float" office:value="0">
                <text:p>0</text:p>
              </table:table-cell>
              <table:table-cell office:value-type="float" office:value="0.0204587724736516">
                <text:p>0.0204587724736516</text:p>
              </table:table-cell>
              <table:table-cell office:value-type="float" office:value="0.0192188468691878">
                <text:p>0.0192188468691878</text:p>
              </table:table-cell>
              <table:table-cell office:value-type="float" office:value="0.0263484190948543">
                <text:p>0.0263484190948543</text:p>
              </table:table-cell>
              <table:table-cell office:value-type="float" office:value="0.000309981401115933">
                <text:p>0.000309981401115933</text:p>
              </table:table-cell>
              <table:table-cell office:value-type="float" office:value="0.013949163050217">
                <text:p>0.013949163050217</text:p>
              </table:table-cell>
              <table:table-cell office:value-type="float" office:value="0.00340979541227526">
                <text:p>0.0034097954122752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0123992560446373">
                <text:p>0.00123992560446373</text:p>
              </table:table-cell>
              <table:table-cell office:value-type="float" office:value="0.00805951642901426">
                <text:p>0.00805951642901426</text:p>
              </table:table-cell>
              <table:table-cell office:value-type="float" office:value="0.0334779913205208">
                <text:p>0.0334779913205208</text:p>
              </table:table-cell>
              <table:table-cell office:value-type="float" office:value="0.0105393676379417">
                <text:p>0.0105393676379417</text:p>
              </table:table-cell>
              <table:table-cell office:value-type="float" office:value="0.00216986980781153">
                <text:p>0.00216986980781153</text:p>
              </table:table-cell>
              <table:table-cell office:value-type="float" office:value="0.0235585864848109">
                <text:p>0.0235585864848109</text:p>
              </table:table-cell>
              <table:table-cell office:value-type="float" office:value="0.00247985120892746">
                <text:p>0.00247985120892746</text:p>
              </table:table-cell>
              <table:table-cell office:value-type="float" office:value="0.0489770613763174">
                <text:p>0.0489770613763174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.133292002479851">
                <text:p>0.133292002479851</text:p>
              </table:table-cell>
              <table:table-cell office:value-type="float" office:value="0.00588964662120273">
                <text:p>0.00588964662120273</text:p>
              </table:table-cell>
              <table:table-cell office:value-type="float" office:value="0.0272783632982021">
                <text:p>0.0272783632982021</text:p>
              </table:table-cell>
              <table:table-cell office:value-type="float" office:value="0.0573465592064476">
                <text:p>0.0573465592064476</text:p>
              </table:table-cell>
              <table:table-cell office:value-type="float" office:value="0.0108493490390577">
                <text:p>0.0108493490390577</text:p>
              </table:table-cell>
              <table:table-cell office:value-type="float" office:value="0.00216986980781153">
                <text:p>0.00216986980781153</text:p>
              </table:table-cell>
              <table:table-cell office:value-type="float" office:value="0.0734655920644761">
                <text:p>0.0734655920644761</text:p>
              </table:table-cell>
              <table:table-cell office:value-type="float" office:value="0.00154990700557967">
                <text:p>0.00154990700557967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">
                <text:p>0</text:p>
              </table:table-cell>
              <table:table-cell office:value-type="float" office:value="0.00557966522008679">
                <text:p>0.00557966522008679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">
                <text:p>0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.000309981401115933">
                <text:p>0.000309981401115933</text:p>
              </table:table-cell>
              <table:table-cell office:value-type="float" office:value="0.00805951642901426">
                <text:p>0.00805951642901426</text:p>
              </table:table-cell>
              <table:table-cell office:value-type="float" office:value="0">
                <text:p>0</text:p>
              </table:table-cell>
              <table:table-cell office:value-type="float" office:value="0.00650960942343459">
                <text:p>0.00650960942343459</text:p>
              </table:table-cell>
              <table:table-cell office:value-type="float" office:value="0.00774953502789833">
                <text:p>0.00774953502789833</text:p>
              </table:table-cell>
              <table:table-cell office:value-type="float" office:value="0.00340979541227526">
                <text:p>0.00340979541227526</text:p>
              </table:table-cell>
              <table:table-cell office:value-type="float" office:value="0.0170489770613763">
                <text:p>0.0170489770613763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530068195908246">
                <text:p>0.053006819590824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768753874767514">
                <text:p>0.0768753874767514</text:p>
              </table:table-cell>
              <table:table-cell office:value-type="float" office:value="0.087724736515809">
                <text:p>0.08772473651580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182289977294843">
                <text:p>0.182289977294843</text:p>
              </table:table-cell>
              <table:table-cell office:value-type="float" office:value="0.0048653908530652">
                <text:p>0.0048653908530652</text:p>
              </table:table-cell>
              <table:table-cell office:value-type="float" office:value="0.00778462536490431">
                <text:p>0.00778462536490431</text:p>
              </table:table-cell>
              <table:table-cell office:value-type="float" office:value="0.0145961725591956">
                <text:p>0.0145961725591956</text:p>
              </table:table-cell>
              <table:table-cell office:value-type="float" office:value="0.00551410963347389">
                <text:p>0.00551410963347389</text:p>
              </table:table-cell>
              <table:table-cell office:value-type="float" office:value="0">
                <text:p>0</text:p>
              </table:table-cell>
              <table:table-cell office:value-type="float" office:value="0.0178397664612391">
                <text:p>0.0178397664612391</text:p>
              </table:table-cell>
              <table:table-cell office:value-type="float" office:value="0.0347064547518651">
                <text:p>0.0347064547518651</text:p>
              </table:table-cell>
              <table:table-cell office:value-type="float" office:value="0.0493026273110607">
                <text:p>0.0493026273110607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265974699967564">
                <text:p>0.0265974699967564</text:p>
              </table:table-cell>
              <table:table-cell office:value-type="float" office:value="0.00194615634122608">
                <text:p>0.00194615634122608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">
                <text:p>0</text:p>
              </table:table-cell>
              <table:table-cell office:value-type="float" office:value="0.000973078170613039">
                <text:p>0.000973078170613039</text:p>
              </table:table-cell>
              <table:table-cell office:value-type="float" office:value="0.0282192669477781">
                <text:p>0.0282192669477781</text:p>
              </table:table-cell>
              <table:table-cell office:value-type="float" office:value="0.0288679857281868">
                <text:p>0.0288679857281868</text:p>
              </table:table-cell>
              <table:table-cell office:value-type="float" office:value="0.00583846902367824">
                <text:p>0.00583846902367824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132987349983782">
                <text:p>0.0132987349983782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0123256568277652">
                <text:p>0.0123256568277652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141096334738891">
                <text:p>0.141096334738891</text:p>
              </table:table-cell>
              <table:table-cell office:value-type="float" office:value="0.00356795329224781">
                <text:p>0.00356795329224781</text:p>
              </table:table-cell>
              <table:table-cell office:value-type="float" office:value="0.0356795329224781">
                <text:p>0.0356795329224781</text:p>
              </table:table-cell>
              <table:table-cell office:value-type="float" office:value="0.0340577359714564">
                <text:p>0.0340577359714564</text:p>
              </table:table-cell>
              <table:table-cell office:value-type="float" office:value="0.00583846902367824">
                <text:p>0.00583846902367824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0441128770677911">
                <text:p>0.0441128770677911</text:p>
              </table:table-cell>
              <table:table-cell office:value-type="float" office:value="0.00162179695102173">
                <text:p>0.00162179695102173</text:p>
              </table:table-cell>
              <table:table-cell office:value-type="float" office:value="0.000648718780408693">
                <text:p>0.000648718780408693</text:p>
              </table:table-cell>
              <table:table-cell office:value-type="float" office:value="0">
                <text:p>0</text:p>
              </table:table-cell>
              <table:table-cell office:value-type="float" office:value="0.00389231268245216">
                <text:p>0.00389231268245216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">
                <text:p>0</text:p>
              </table:table-cell>
              <table:table-cell office:value-type="float" office:value="0.00194615634122608">
                <text:p>0.00194615634122608</text:p>
              </table:table-cell>
              <table:table-cell office:value-type="float" office:value="0.00227051573143042">
                <text:p>0.00227051573143042</text:p>
              </table:table-cell>
              <table:table-cell office:value-type="float" office:value="0.0107038598767434">
                <text:p>0.0107038598767434</text:p>
              </table:table-cell>
              <table:table-cell office:value-type="float" office:value="0">
                <text:p>0</text:p>
              </table:table-cell>
              <table:table-cell office:value-type="float" office:value="0.032760298410639">
                <text:p>0.032760298410639</text:p>
              </table:table-cell>
              <table:table-cell office:value-type="float" office:value="0.00616282841388258">
                <text:p>0.00616282841388258</text:p>
              </table:table-cell>
              <table:table-cell office:value-type="float" office:value="0.00227051573143042">
                <text:p>0.00227051573143042</text:p>
              </table:table-cell>
              <table:table-cell office:value-type="float" office:value="0.015893610120013">
                <text:p>0.015893610120013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768731754784301">
                <text:p>0.0768731754784301</text:p>
              </table:table-cell>
              <table:table-cell office:value-type="float" office:value="0.00940642231592605">
                <text:p>0.00940642231592605</text:p>
              </table:table-cell>
              <table:table-cell office:value-type="float" office:value="0.0373013298734998">
                <text:p>0.0373013298734998</text:p>
              </table:table-cell>
              <table:table-cell office:value-type="float" office:value="0.0934155043788518">
                <text:p>0.093415504378851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629114850036576">
                <text:p>0.0629114850036576</text:p>
              </table:table-cell>
              <table:table-cell office:value-type="float" office:value="0.00877834674469642">
                <text:p>0.00877834674469642</text:p>
              </table:table-cell>
              <table:table-cell office:value-type="float" office:value="0.0234089246525238">
                <text:p>0.0234089246525238</text:p>
              </table:table-cell>
              <table:table-cell office:value-type="float" office:value="0.0314557425018288">
                <text:p>0.0314557425018288</text:p>
              </table:table-cell>
              <table:table-cell office:value-type="float" office:value="0.00146305779078274">
                <text:p>0.00146305779078274</text:p>
              </table:table-cell>
              <table:table-cell office:value-type="float" office:value="0">
                <text:p>0</text:p>
              </table:table-cell>
              <table:table-cell office:value-type="float" office:value="0.0212143379663497">
                <text:p>0.0212143379663497</text:p>
              </table:table-cell>
              <table:table-cell office:value-type="float" office:value="0.0534016093635699">
                <text:p>0.0534016093635699</text:p>
              </table:table-cell>
              <table:table-cell office:value-type="float" office:value="0.0102414045354792">
                <text:p>0.0102414045354792</text:p>
              </table:table-cell>
              <table:table-cell office:value-type="float" office:value="0">
                <text:p>0</text:p>
              </table:table-cell>
              <table:table-cell office:value-type="float" office:value="0.0102414045354792">
                <text:p>0.0102414045354792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.0153621068032187">
                <text:p>0.0153621068032187</text:p>
              </table:table-cell>
              <table:table-cell office:value-type="float" office:value="0.00585223116313094">
                <text:p>0.00585223116313094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">
                <text:p>0</text:p>
              </table:table-cell>
              <table:table-cell office:value-type="float" office:value="0.0131675201170446">
                <text:p>0.0131675201170446</text:p>
              </table:table-cell>
              <table:table-cell office:value-type="float" office:value="0">
                <text:p>0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.0109729334308705">
                <text:p>0.0109729334308705</text:p>
              </table:table-cell>
              <table:table-cell office:value-type="float" office:value="0.0907095830285296">
                <text:p>0.0907095830285296</text:p>
              </table:table-cell>
              <table:table-cell office:value-type="float" office:value="0">
                <text:p>0</text:p>
              </table:table-cell>
              <table:table-cell office:value-type="float" office:value="0.0146305779078274">
                <text:p>0.0146305779078274</text:p>
              </table:table-cell>
              <table:table-cell office:value-type="float" office:value="0.0446232626188734">
                <text:p>0.0446232626188734</text:p>
              </table:table-cell>
              <table:table-cell office:value-type="float" office:value="0.0534016093635699">
                <text:p>0.0534016093635699</text:p>
              </table:table-cell>
              <table:table-cell office:value-type="float" office:value="0.0117044623262619">
                <text:p>0.0117044623262619</text:p>
              </table:table-cell>
              <table:table-cell office:value-type="float" office:value="0.0380395025603511">
                <text:p>0.0380395025603511</text:p>
              </table:table-cell>
              <table:table-cell office:value-type="float" office:value="0.00512070226773958">
                <text:p>0.00512070226773958</text:p>
              </table:table-cell>
              <table:table-cell office:value-type="float" office:value="0.0117044623262619">
                <text:p>0.0117044623262619</text:p>
              </table:table-cell>
              <table:table-cell office:value-type="float" office:value="0">
                <text:p>0</text:p>
              </table:table-cell>
              <table:table-cell office:value-type="float" office:value="0.021945866861741">
                <text:p>0.021945866861741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.00146305779078274">
                <text:p>0.00146305779078274</text:p>
              </table:table-cell>
              <table:table-cell office:value-type="float" office:value="0.0365764447695684">
                <text:p>0.0365764447695684</text:p>
              </table:table-cell>
              <table:table-cell office:value-type="float" office:value="0.021945866861741">
                <text:p>0.021945866861741</text:p>
              </table:table-cell>
              <table:table-cell office:value-type="float" office:value="0.00438917337234821">
                <text:p>0.00438917337234821</text:p>
              </table:table-cell>
              <table:table-cell office:value-type="float" office:value="0">
                <text:p>0</text:p>
              </table:table-cell>
              <table:table-cell office:value-type="float" office:value="0.0373079736649598">
                <text:p>0.0373079736649598</text:p>
              </table:table-cell>
              <table:table-cell office:value-type="float" office:value="0.0146305779078274">
                <text:p>0.0146305779078274</text:p>
              </table:table-cell>
              <table:table-cell office:value-type="float" office:value="0.0204828090709583">
                <text:p>0.0204828090709583</text:p>
              </table:table-cell>
              <table:table-cell office:value-type="float" office:value="0.0343818580833943">
                <text:p>0.0343818580833943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.0936356986100951">
                <text:p>0.0936356986100951</text:p>
              </table:table-cell>
              <table:table-cell office:value-type="float" office:value="0.0343818580833943">
                <text:p>0.0343818580833943</text:p>
              </table:table-cell>
              <table:table-cell office:value-type="float" office:value="0.0526700804681785">
                <text:p>0.0526700804681785</text:p>
              </table:table-cell>
              <table:table-cell office:value-type="float" office:value="0.0702267739575713">
                <text:p>0.070226773957571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74178027265437">
                <text:p>0.074178027265437</text:p>
              </table:table-cell>
              <table:table-cell office:value-type="float" office:value="0.0753809141940658">
                <text:p>0.0753809141940658</text:p>
              </table:table-cell>
              <table:table-cell office:value-type="float" office:value="0.016439454691259">
                <text:p>0.016439454691259</text:p>
              </table:table-cell>
              <table:table-cell office:value-type="float" office:value="0.0128307939053729">
                <text:p>0.0128307939053729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">
                <text:p>0</text:p>
              </table:table-cell>
              <table:table-cell office:value-type="float" office:value="0.00962309542902967">
                <text:p>0.00962309542902967</text:p>
              </table:table-cell>
              <table:table-cell office:value-type="float" office:value="0.0324779470729751">
                <text:p>0.0324779470729751</text:p>
              </table:table-cell>
              <table:table-cell office:value-type="float" office:value="0.0100240577385726">
                <text:p>0.0100240577385726</text:p>
              </table:table-cell>
              <table:table-cell office:value-type="float" office:value="0.000801924619085806">
                <text:p>0.000801924619085806</text:p>
              </table:table-cell>
              <table:table-cell office:value-type="float" office:value="0.00922213311948677">
                <text:p>0.00922213311948677</text:p>
              </table:table-cell>
              <table:table-cell office:value-type="float" office:value="0">
                <text:p>0</text:p>
              </table:table-cell>
              <table:table-cell office:value-type="float" office:value="0.000400962309542903">
                <text:p>0.000400962309542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.00641539695268645">
                <text:p>0.00641539695268645</text:p>
              </table:table-cell>
              <table:table-cell office:value-type="float" office:value="0.00601443464314354">
                <text:p>0.00601443464314354</text:p>
              </table:table-cell>
              <table:table-cell office:value-type="float" office:value="0.0657578187650361">
                <text:p>0.0657578187650361</text:p>
              </table:table-cell>
              <table:table-cell office:value-type="float" office:value="0.000400962309542903">
                <text:p>0.000400962309542903</text:p>
              </table:table-cell>
              <table:table-cell office:value-type="float" office:value="0.0100240577385726">
                <text:p>0.0100240577385726</text:p>
              </table:table-cell>
              <table:table-cell office:value-type="float" office:value="0.0380914194065758">
                <text:p>0.0380914194065758</text:p>
              </table:table-cell>
              <table:table-cell office:value-type="float" office:value="0.0605453087409784">
                <text:p>0.0605453087409784</text:p>
              </table:table-cell>
              <table:table-cell office:value-type="float" office:value="0.00481154771451484">
                <text:p>0.00481154771451484</text:p>
              </table:table-cell>
              <table:table-cell office:value-type="float" office:value="0.0433039294306335">
                <text:p>0.0433039294306335</text:p>
              </table:table-cell>
              <table:table-cell office:value-type="float" office:value="0.000801924619085806">
                <text:p>0.000801924619085806</text:p>
              </table:table-cell>
              <table:table-cell office:value-type="float" office:value="0.0681635926222935">
                <text:p>0.0681635926222935</text:p>
              </table:table-cell>
              <table:table-cell office:value-type="float" office:value="0.0180433039294306">
                <text:p>0.0180433039294306</text:p>
              </table:table-cell>
              <table:table-cell office:value-type="float" office:value="0.01242983159583">
                <text:p>0.01242983159583</text:p>
              </table:table-cell>
              <table:table-cell office:value-type="float" office:value="0.00681635926222935">
                <text:p>0.00681635926222935</text:p>
              </table:table-cell>
              <table:table-cell office:value-type="float" office:value="0.00441058540497193">
                <text:p>0.00441058540497193</text:p>
              </table:table-cell>
              <table:table-cell office:value-type="float" office:value="0.020850040096231">
                <text:p>0.020850040096231</text:p>
              </table:table-cell>
              <table:table-cell office:value-type="float" office:value="0.00882117080994387">
                <text:p>0.00882117080994387</text:p>
              </table:table-cell>
              <table:table-cell office:value-type="float" office:value="0.0108259823576584">
                <text:p>0.0108259823576584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.0108259823576584">
                <text:p>0.0108259823576584</text:p>
              </table:table-cell>
              <table:table-cell office:value-type="float" office:value="0.00601443464314354">
                <text:p>0.00601443464314354</text:p>
              </table:table-cell>
              <table:table-cell office:value-type="float" office:value="0.0156375300721732">
                <text:p>0.0156375300721732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.11186848436247">
                <text:p>0.11186848436247</text:p>
              </table:table-cell>
              <table:table-cell office:value-type="float" office:value="0.00160384923817161">
                <text:p>0.00160384923817161</text:p>
              </table:table-cell>
              <table:table-cell office:value-type="float" office:value="0.0850040096230954">
                <text:p>0.0850040096230954</text:p>
              </table:table-cell>
              <table:table-cell office:value-type="float" office:value="0.11467522052927">
                <text:p>0.1146752205292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733410942956927">
                <text:p>0.0733410942956927</text:p>
              </table:table-cell>
              <table:table-cell office:value-type="float" office:value="0.00485060147458285">
                <text:p>0.00485060147458285</text:p>
              </table:table-cell>
              <table:table-cell office:value-type="float" office:value="0.00989522700814901">
                <text:p>0.00989522700814901</text:p>
              </table:table-cell>
              <table:table-cell office:value-type="float" office:value="0.0131936360108653">
                <text:p>0.0131936360108653</text:p>
              </table:table-cell>
              <table:table-cell office:value-type="float" office:value="0.00368645712068296">
                <text:p>0.00368645712068296</text:p>
              </table:table-cell>
              <table:table-cell office:value-type="float" office:value="0">
                <text:p>0</text:p>
              </table:table-cell>
              <table:table-cell office:value-type="float" office:value="0.013581684128832">
                <text:p>0.013581684128832</text:p>
              </table:table-cell>
              <table:table-cell office:value-type="float" office:value="0.0310438494373302">
                <text:p>0.0310438494373302</text:p>
              </table:table-cell>
              <table:table-cell office:value-type="float" office:value="0.0097012029491657">
                <text:p>0.0097012029491657</text:p>
              </table:table-cell>
              <table:table-cell office:value-type="float" office:value="0">
                <text:p>0</text:p>
              </table:table-cell>
              <table:table-cell office:value-type="float" office:value="0.0128055878928987">
                <text:p>0.0128055878928987</text:p>
              </table:table-cell>
              <table:table-cell office:value-type="float" office:value="0.00543267365153279">
                <text:p>0.00543267365153279</text:p>
              </table:table-cell>
              <table:table-cell office:value-type="float" office:value="0.00116414435389988">
                <text:p>0.0011641443538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012029491657">
                <text:p>0.00097012029491657</text:p>
              </table:table-cell>
              <table:table-cell office:value-type="float" office:value="0.0145518044237485">
                <text:p>0.0145518044237485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0116414435389988">
                <text:p>0.00116414435389988</text:p>
              </table:table-cell>
              <table:table-cell office:value-type="float" office:value="0.00892510671323244">
                <text:p>0.00892510671323244</text:p>
              </table:table-cell>
              <table:table-cell office:value-type="float" office:value="0.00426852929763291">
                <text:p>0.00426852929763291</text:p>
              </table:table-cell>
              <table:table-cell office:value-type="float" office:value="0.0128055878928987">
                <text:p>0.0128055878928987</text:p>
              </table:table-cell>
              <table:table-cell office:value-type="float" office:value="0.00232828870779977">
                <text:p>0.00232828870779977</text:p>
              </table:table-cell>
              <table:table-cell office:value-type="float" office:value="0.080325960419092">
                <text:p>0.080325960419092</text:p>
              </table:table-cell>
              <table:table-cell office:value-type="float" office:value="0.0013581684128832">
                <text:p>0.0013581684128832</text:p>
              </table:table-cell>
              <table:table-cell office:value-type="float" office:value="0.0357004268529298">
                <text:p>0.0357004268529298</text:p>
              </table:table-cell>
              <table:table-cell office:value-type="float" office:value="0.0551028327512612">
                <text:p>0.0551028327512612</text:p>
              </table:table-cell>
              <table:table-cell office:value-type="float" office:value="0.0320139697322468">
                <text:p>0.0320139697322468</text:p>
              </table:table-cell>
              <table:table-cell office:value-type="float" office:value="0.0069848661233993">
                <text:p>0.0069848661233993</text:p>
              </table:table-cell>
              <table:table-cell office:value-type="float" office:value="0.070430733410943">
                <text:p>0.070430733410943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195964299573147">
                <text:p>0.0195964299573147</text:p>
              </table:table-cell>
              <table:table-cell office:value-type="float" office:value="0.0056266977105161">
                <text:p>0.0056266977105161</text:p>
              </table:table-cell>
              <table:table-cell office:value-type="float" office:value="0.0182382615444315">
                <text:p>0.0182382615444315</text:p>
              </table:table-cell>
              <table:table-cell office:value-type="float" office:value="0.00368645712068296">
                <text:p>0.00368645712068296</text:p>
              </table:table-cell>
              <table:table-cell office:value-type="float" office:value="0.0013581684128832">
                <text:p>0.0013581684128832</text:p>
              </table:table-cell>
              <table:table-cell office:value-type="float" office:value="0.0164920450135817">
                <text:p>0.0164920450135817</text:p>
              </table:table-cell>
              <table:table-cell office:value-type="float" office:value="0.00659681800543267">
                <text:p>0.00659681800543267</text:p>
              </table:table-cell>
              <table:table-cell office:value-type="float" office:value="0.0083430345362825">
                <text:p>0.0083430345362825</text:p>
              </table:table-cell>
              <table:table-cell office:value-type="float" office:value="0.000194024058983314">
                <text:p>0.000194024058983314</text:p>
              </table:table-cell>
              <table:table-cell office:value-type="float" office:value="0.0225067908420644">
                <text:p>0.0225067908420644</text:p>
              </table:table-cell>
              <table:table-cell office:value-type="float" office:value="0.00485060147458285">
                <text:p>0.00485060147458285</text:p>
              </table:table-cell>
              <table:table-cell office:value-type="float" office:value="0.0541327124563446">
                <text:p>0.0541327124563446</text:p>
              </table:table-cell>
              <table:table-cell office:value-type="float" office:value="0.0116414435389988">
                <text:p>0.0116414435389988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574311214590609">
                <text:p>0.0574311214590609</text:p>
              </table:table-cell>
              <table:table-cell office:value-type="float" office:value="0.00523864959254948">
                <text:p>0.00523864959254948</text:p>
              </table:table-cell>
              <table:table-cell office:value-type="float" office:value="0.161428017074117">
                <text:p>0.161428017074117</text:p>
              </table:table-cell>
              <table:table-cell office:value-type="float" office:value="0.0958478851377571">
                <text:p>0.09584788513775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72034459907223">
                <text:p>0.0772034459907223</text:p>
              </table:table-cell>
              <table:table-cell office:value-type="float" office:value="0.00728959575878065">
                <text:p>0.00728959575878065</text:p>
              </table:table-cell>
              <table:table-cell office:value-type="float" office:value="0.0225314777998675">
                <text:p>0.0225314777998675</text:p>
              </table:table-cell>
              <table:table-cell office:value-type="float" office:value="0.00960901259111995">
                <text:p>0.00960901259111995</text:p>
              </table:table-cell>
              <table:table-cell office:value-type="float" office:value="0.00497017892644135">
                <text:p>0.00497017892644135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175612988734261">
                <text:p>0.0175612988734261</text:p>
              </table:table-cell>
              <table:table-cell office:value-type="float" office:value="0.0238568588469185">
                <text:p>0.0238568588469185</text:p>
              </table:table-cell>
              <table:table-cell office:value-type="float" office:value="0.0390987408880053">
                <text:p>0.0390987408880053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182239893969516">
                <text:p>0.0182239893969516</text:p>
              </table:table-cell>
              <table:table-cell office:value-type="float" office:value="0.000662690523525514">
                <text:p>0.000662690523525514</text:p>
              </table:table-cell>
              <table:table-cell office:value-type="float" office:value="0.00364479787939032">
                <text:p>0.00364479787939032</text:p>
              </table:table-cell>
              <table:table-cell office:value-type="float" office:value="0">
                <text:p>0</text:p>
              </table:table-cell>
              <table:table-cell office:value-type="float" office:value="0.00132538104705103">
                <text:p>0.00132538104705103</text:p>
              </table:table-cell>
              <table:table-cell office:value-type="float" office:value="0.0023194168323393">
                <text:p>0.0023194168323393</text:p>
              </table:table-cell>
              <table:table-cell office:value-type="float" office:value="0.0251822398939695">
                <text:p>0.0251822398939695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0695825049701789">
                <text:p>0.00695825049701789</text:p>
              </table:table-cell>
              <table:table-cell office:value-type="float" office:value="0.0046388336646786">
                <text:p>0.0046388336646786</text:p>
              </table:table-cell>
              <table:table-cell office:value-type="float" office:value="0.0341285619615639">
                <text:p>0.0341285619615639</text:p>
              </table:table-cell>
              <table:table-cell office:value-type="float" office:value="0.00331345261762757">
                <text:p>0.00331345261762757</text:p>
              </table:table-cell>
              <table:table-cell office:value-type="float" office:value="0.10934393638171">
                <text:p>0.10934393638171</text:p>
              </table:table-cell>
              <table:table-cell office:value-type="float" office:value="0.00132538104705103">
                <text:p>0.00132538104705103</text:p>
              </table:table-cell>
              <table:table-cell office:value-type="float" office:value="0.0960901259111995">
                <text:p>0.0960901259111995</text:p>
              </table:table-cell>
              <table:table-cell office:value-type="float" office:value="0.0775347912524851">
                <text:p>0.0775347912524851</text:p>
              </table:table-cell>
              <table:table-cell office:value-type="float" office:value="0.0129224652087475">
                <text:p>0.0129224652087475</text:p>
              </table:table-cell>
              <table:table-cell office:value-type="float" office:value="0.00198807157057654">
                <text:p>0.00198807157057654</text:p>
              </table:table-cell>
              <table:table-cell office:value-type="float" office:value="0.0931080185553347">
                <text:p>0.093108018555334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132538104705103">
                <text:p>0.0132538104705103</text:p>
              </table:table-cell>
              <table:table-cell office:value-type="float" office:value="0.0046388336646786">
                <text:p>0.0046388336646786</text:p>
              </table:table-cell>
              <table:table-cell office:value-type="float" office:value="0.00397614314115308">
                <text:p>0.00397614314115308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">
                <text:p>0</text:p>
              </table:table-cell>
              <table:table-cell office:value-type="float" office:value="0.00728959575878065">
                <text:p>0.00728959575878065</text:p>
              </table:table-cell>
              <table:table-cell office:value-type="float" office:value="0.000662690523525514">
                <text:p>0.000662690523525514</text:p>
              </table:table-cell>
              <table:table-cell office:value-type="float" office:value="0.00894632206759443">
                <text:p>0.00894632206759443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215374420145792">
                <text:p>0.0215374420145792</text:p>
              </table:table-cell>
              <table:table-cell office:value-type="float" office:value="0.00960901259111995">
                <text:p>0.00960901259111995</text:p>
              </table:table-cell>
              <table:table-cell office:value-type="float" office:value="0.00331345261762757">
                <text:p>0.00331345261762757</text:p>
              </table:table-cell>
              <table:table-cell office:value-type="float" office:value="0.0195493704440027">
                <text:p>0.019549370444002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38104705102717">
                <text:p>0.038104705102717</text:p>
              </table:table-cell>
              <table:table-cell office:value-type="float" office:value="0.00364479787939032">
                <text:p>0.00364479787939032</text:p>
              </table:table-cell>
              <table:table-cell office:value-type="float" office:value="0.0659377070907886">
                <text:p>0.0659377070907886</text:p>
              </table:table-cell>
              <table:table-cell office:value-type="float" office:value="0.099403578528827">
                <text:p>0.09940357852882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498442367601246">
                <text:p>0.0498442367601246</text:p>
              </table:table-cell>
              <table:table-cell office:value-type="float" office:value="0.0134994807892004">
                <text:p>0.0134994807892004</text:p>
              </table:table-cell>
              <table:table-cell office:value-type="float" office:value="0.0212876427829699">
                <text:p>0.0212876427829699</text:p>
              </table:table-cell>
              <table:table-cell office:value-type="float" office:value="0.0228452751817238">
                <text:p>0.0228452751817238</text:p>
              </table:table-cell>
              <table:table-cell office:value-type="float" office:value="0.00467289719626168">
                <text:p>0.00467289719626168</text:p>
              </table:table-cell>
              <table:table-cell office:value-type="float" office:value="0">
                <text:p>0</text:p>
              </table:table-cell>
              <table:table-cell office:value-type="float" office:value="0.0363447559709242">
                <text:p>0.0363447559709242</text:p>
              </table:table-cell>
              <table:table-cell office:value-type="float" office:value="0.0695742471443406">
                <text:p>0.0695742471443406</text:p>
              </table:table-cell>
              <table:table-cell office:value-type="float" office:value="0.0083073727933541">
                <text:p>0.0083073727933541</text:p>
              </table:table-cell>
              <table:table-cell office:value-type="float" office:value="0">
                <text:p>0</text:p>
              </table:table-cell>
              <table:table-cell office:value-type="float" office:value="0.0134994807892004">
                <text:p>0.0134994807892004</text:p>
              </table:table-cell>
              <table:table-cell office:value-type="float" office:value="0.00207684319833853">
                <text:p>0.00207684319833853</text:p>
              </table:table-cell>
              <table:table-cell office:value-type="float" office:value="0.00103842159916926">
                <text:p>0.00103842159916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9210799584631">
                <text:p>0.000519210799584631</text:p>
              </table:table-cell>
              <table:table-cell office:value-type="float" office:value="0.014018691588785">
                <text:p>0.014018691588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4974039460021">
                <text:p>0.00674974039460021</text:p>
              </table:table-cell>
              <table:table-cell office:value-type="float" office:value="0">
                <text:p>0</text:p>
              </table:table-cell>
              <table:table-cell office:value-type="float" office:value="0.00519210799584631">
                <text:p>0.00519210799584631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0960539979231568">
                <text:p>0.0960539979231568</text:p>
              </table:table-cell>
              <table:table-cell office:value-type="float" office:value="0.00311526479750779">
                <text:p>0.00311526479750779</text:p>
              </table:table-cell>
              <table:table-cell office:value-type="float" office:value="0.0160955347871236">
                <text:p>0.0160955347871236</text:p>
              </table:table-cell>
              <table:table-cell office:value-type="float" office:value="0.0441329179646937">
                <text:p>0.0441329179646937</text:p>
              </table:table-cell>
              <table:table-cell office:value-type="float" office:value="0.0233644859813084">
                <text:p>0.0233644859813084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0.0602284527518172">
                <text:p>0.0602284527518172</text:p>
              </table:table-cell>
              <table:table-cell office:value-type="float" office:value="0.000519210799584631">
                <text:p>0.000519210799584631</text:p>
              </table:table-cell>
              <table:table-cell office:value-type="float" office:value="0.019730010384216">
                <text:p>0.019730010384216</text:p>
              </table:table-cell>
              <table:table-cell office:value-type="float" office:value="0.00623052959501558">
                <text:p>0.00623052959501558</text:p>
              </table:table-cell>
              <table:table-cell office:value-type="float" office:value="0.0290758047767394">
                <text:p>0.0290758047767394</text:p>
              </table:table-cell>
              <table:table-cell office:value-type="float" office:value="0.00363447559709242">
                <text:p>0.00363447559709242</text:p>
              </table:table-cell>
              <table:table-cell office:value-type="float" office:value="0">
                <text:p>0</text:p>
              </table:table-cell>
              <table:table-cell office:value-type="float" office:value="0.0353063343717549">
                <text:p>0.0353063343717549</text:p>
              </table:table-cell>
              <table:table-cell office:value-type="float" office:value="0.00519210799584631">
                <text:p>0.00519210799584631</text:p>
              </table:table-cell>
              <table:table-cell office:value-type="float" office:value="0.00674974039460021">
                <text:p>0.00674974039460021</text:p>
              </table:table-cell>
              <table:table-cell office:value-type="float" office:value="0">
                <text:p>0</text:p>
              </table:table-cell>
              <table:table-cell office:value-type="float" office:value="0.0166147455867082">
                <text:p>0.0166147455867082</text:p>
              </table:table-cell>
              <table:table-cell office:value-type="float" office:value="0.0129802699896158">
                <text:p>0.0129802699896158</text:p>
              </table:table-cell>
              <table:table-cell office:value-type="float" office:value="0.0181723779854621">
                <text:p>0.0181723779854621</text:p>
              </table:table-cell>
              <table:table-cell office:value-type="float" office:value="0.0290758047767394">
                <text:p>0.0290758047767394</text:p>
              </table:table-cell>
              <table:table-cell office:value-type="float" office:value="0.00259605399792316">
                <text:p>0.00259605399792316</text:p>
              </table:table-cell>
              <table:table-cell office:value-type="float" office:value="0.0877466251298027">
                <text:p>0.0877466251298027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124610591900312">
                <text:p>0.124610591900312</text:p>
              </table:table-cell>
              <table:table-cell office:value-type="float" office:value="0.0768431983385254">
                <text:p>0.076843198338525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486332978345758">
                <text:p>0.0486332978345758</text:p>
              </table:table-cell>
              <table:table-cell office:value-type="float" office:value="0.00745473908413206">
                <text:p>0.00745473908413206</text:p>
              </table:table-cell>
              <table:table-cell office:value-type="float" office:value="0.012779552715655">
                <text:p>0.012779552715655</text:p>
              </table:table-cell>
              <table:table-cell office:value-type="float" office:value="0.00922967696130636">
                <text:p>0.00922967696130636</text:p>
              </table:table-cell>
              <table:table-cell office:value-type="float" office:value="0.00958466453674121">
                <text:p>0.00958466453674121</text:p>
              </table:table-cell>
              <table:table-cell office:value-type="float" office:value="0">
                <text:p>0</text:p>
              </table:table-cell>
              <table:table-cell office:value-type="float" office:value="0.0138445154419595">
                <text:p>0.0138445154419595</text:p>
              </table:table-cell>
              <table:table-cell office:value-type="float" office:value="0.0891018814341498">
                <text:p>0.0891018814341498</text:p>
              </table:table-cell>
              <table:table-cell office:value-type="float" office:value="0.0191693290734824">
                <text:p>0.0191693290734824</text:p>
              </table:table-cell>
              <table:table-cell office:value-type="float" office:value="0.00212992545260916">
                <text:p>0.00212992545260916</text:p>
              </table:table-cell>
              <table:table-cell office:value-type="float" office:value="0.0141995030173944">
                <text:p>0.0141995030173944</text:p>
              </table:table-cell>
              <table:table-cell office:value-type="float" office:value="0.00425985090521832">
                <text:p>0.00425985090521832</text:p>
              </table:table-cell>
              <table:table-cell office:value-type="float" office:value="0.00141995030173944">
                <text:p>0.00141995030173944</text:p>
              </table:table-cell>
              <table:table-cell office:value-type="float" office:value="0.00035498757543486">
                <text:p>0.00035498757543486</text:p>
              </table:table-cell>
              <table:table-cell office:value-type="float" office:value="0.00070997515086972">
                <text:p>0.00070997515086972</text:p>
              </table:table-cell>
              <table:table-cell office:value-type="float" office:value="0.00603478878239262">
                <text:p>0.00603478878239262</text:p>
              </table:table-cell>
              <table:table-cell office:value-type="float" office:value="0.0173943911963081">
                <text:p>0.0173943911963081</text:p>
              </table:table-cell>
              <table:table-cell office:value-type="float" office:value="0">
                <text:p>0</text:p>
              </table:table-cell>
              <table:table-cell office:value-type="float" office:value="0.00212992545260916">
                <text:p>0.00212992545260916</text:p>
              </table:table-cell>
              <table:table-cell office:value-type="float" office:value="0.00993965211217607">
                <text:p>0.00993965211217607</text:p>
              </table:table-cell>
              <table:table-cell office:value-type="float" office:value="0.00070997515086972">
                <text:p>0.00070997515086972</text:p>
              </table:table-cell>
              <table:table-cell office:value-type="float" office:value="0.0149094781682641">
                <text:p>0.0149094781682641</text:p>
              </table:table-cell>
              <table:table-cell office:value-type="float" office:value="0.00496982605608804">
                <text:p>0.00496982605608804</text:p>
              </table:table-cell>
              <table:table-cell office:value-type="float" office:value="0.0706425275115371">
                <text:p>0.0706425275115371</text:p>
              </table:table-cell>
              <table:table-cell office:value-type="float" office:value="0">
                <text:p>0</text:p>
              </table:table-cell>
              <table:table-cell office:value-type="float" office:value="0.0280440184593539">
                <text:p>0.0280440184593539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578629747958822">
                <text:p>0.0578629747958822</text:p>
              </table:table-cell>
              <table:table-cell office:value-type="float" office:value="0.042953496627618">
                <text:p>0.042953496627618</text:p>
              </table:table-cell>
              <table:table-cell office:value-type="float" office:value="0.0216542421015264">
                <text:p>0.0216542421015264</text:p>
              </table:table-cell>
              <table:table-cell office:value-type="float" office:value="0">
                <text:p>0</text:p>
              </table:table-cell>
              <table:table-cell office:value-type="float" office:value="0.0149094781682641">
                <text:p>0.0149094781682641</text:p>
              </table:table-cell>
              <table:table-cell office:value-type="float" office:value="0.0035498757543486">
                <text:p>0.0035498757543486</text:p>
              </table:table-cell>
              <table:table-cell office:value-type="float" office:value="0.017749378771743">
                <text:p>0.017749378771743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0">
                <text:p>0</text:p>
              </table:table-cell>
              <table:table-cell office:value-type="float" office:value="0.0351437699680511">
                <text:p>0.0351437699680511</text:p>
              </table:table-cell>
              <table:table-cell office:value-type="float" office:value="0.0134895278665247">
                <text:p>0.0134895278665247</text:p>
              </table:table-cell>
              <table:table-cell office:value-type="float" office:value="0.00567980120695776">
                <text:p>0.00567980120695776</text:p>
              </table:table-cell>
              <table:table-cell office:value-type="float" office:value="0">
                <text:p>0</text:p>
              </table:table-cell>
              <table:table-cell office:value-type="float" office:value="0.00922967696130636">
                <text:p>0.00922967696130636</text:p>
              </table:table-cell>
              <table:table-cell office:value-type="float" office:value="0.00461483848065318">
                <text:p>0.00461483848065318</text:p>
              </table:table-cell>
              <table:table-cell office:value-type="float" office:value="0.0479233226837061">
                <text:p>0.0479233226837061</text:p>
              </table:table-cell>
              <table:table-cell office:value-type="float" office:value="0.0166844160454384">
                <text:p>0.0166844160454384</text:p>
              </table:table-cell>
              <table:table-cell office:value-type="float" office:value="0.00283990060347888">
                <text:p>0.00283990060347888</text:p>
              </table:table-cell>
              <table:table-cell office:value-type="float" office:value="0.070997515086972">
                <text:p>0.070997515086972</text:p>
              </table:table-cell>
              <table:table-cell office:value-type="float" office:value="0.0241391551295705">
                <text:p>0.0241391551295705</text:p>
              </table:table-cell>
              <table:table-cell office:value-type="float" office:value="0.0567980120695776">
                <text:p>0.0567980120695776</text:p>
              </table:table-cell>
              <table:table-cell office:value-type="float" office:value="0.111821086261981">
                <text:p>0.11182108626198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133130962705984">
                <text:p>0.133130962705984</text:p>
              </table:table-cell>
              <table:table-cell office:value-type="float" office:value="0.00477016478751084">
                <text:p>0.00477016478751084</text:p>
              </table:table-cell>
              <table:table-cell office:value-type="float" office:value="0.0143104943625325">
                <text:p>0.0143104943625325</text:p>
              </table:table-cell>
              <table:table-cell office:value-type="float" office:value="0.00823937554206418">
                <text:p>0.00823937554206418</text:p>
              </table:table-cell>
              <table:table-cell office:value-type="float" office:value="0.00520381613183001">
                <text:p>0.00520381613183001</text:p>
              </table:table-cell>
              <table:table-cell office:value-type="float" office:value="0.000433651344319167">
                <text:p>0.000433651344319167</text:p>
              </table:table-cell>
              <table:table-cell office:value-type="float" office:value="0.0143104943625325">
                <text:p>0.0143104943625325</text:p>
              </table:table-cell>
              <table:table-cell office:value-type="float" office:value="0.0524718126626193">
                <text:p>0.0524718126626193</text:p>
              </table:table-cell>
              <table:table-cell office:value-type="float" office:value="0.0424978317432784">
                <text:p>0.0424978317432784</text:p>
              </table:table-cell>
              <table:table-cell office:value-type="float" office:value="0.00954032957502168">
                <text:p>0.00954032957502168</text:p>
              </table:table-cell>
              <table:table-cell office:value-type="float" office:value="0.0121422376409367">
                <text:p>0.0121422376409367</text:p>
              </table:table-cell>
              <table:table-cell office:value-type="float" office:value="0.000433651344319167">
                <text:p>0.000433651344319167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7398091934085">
                <text:p>0.00997398091934085</text:p>
              </table:table-cell>
              <table:table-cell office:value-type="float" office:value="0.0342584562012142">
                <text:p>0.0342584562012142</text:p>
              </table:table-cell>
              <table:table-cell office:value-type="float" office:value="0">
                <text:p>0</text:p>
              </table:table-cell>
              <table:table-cell office:value-type="float" office:value="0.0416305290546401">
                <text:p>0.0416305290546401</text:p>
              </table:table-cell>
              <table:table-cell office:value-type="float" office:value="0.00173460537727667">
                <text:p>0.00173460537727667</text:p>
              </table:table-cell>
              <table:table-cell office:value-type="float" office:value="0">
                <text:p>0</text:p>
              </table:table-cell>
              <table:table-cell office:value-type="float" office:value="0.13009540329575">
                <text:p>0.13009540329575</text:p>
              </table:table-cell>
              <table:table-cell office:value-type="float" office:value="0.0346921075455334">
                <text:p>0.0346921075455334</text:p>
              </table:table-cell>
              <table:table-cell office:value-type="float" office:value="0.0849956634865568">
                <text:p>0.0849956634865568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.00607111882046834">
                <text:p>0.00607111882046834</text:p>
              </table:table-cell>
              <table:table-cell office:value-type="float" office:value="0.0294882914137034">
                <text:p>0.0294882914137034</text:p>
              </table:table-cell>
              <table:table-cell office:value-type="float" office:value="0.0117085862966175">
                <text:p>0.0117085862966175</text:p>
              </table:table-cell>
              <table:table-cell office:value-type="float" office:value="0.0221162185602775">
                <text:p>0.0221162185602775</text:p>
              </table:table-cell>
              <table:table-cell office:value-type="float" office:value="0.0203816131830009">
                <text:p>0.0203816131830009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.00780572419774501">
                <text:p>0.00780572419774501</text:p>
              </table:table-cell>
              <table:table-cell office:value-type="float" office:value="0.00173460537727667">
                <text:p>0.00173460537727667</text:p>
              </table:table-cell>
              <table:table-cell office:value-type="float" office:value="0.00520381613183001">
                <text:p>0.00520381613183001</text:p>
              </table:table-cell>
              <table:table-cell office:value-type="float" office:value="0.00477016478751084">
                <text:p>0.00477016478751084</text:p>
              </table:table-cell>
              <table:table-cell office:value-type="float" office:value="0.00780572419774501">
                <text:p>0.00780572419774501</text:p>
              </table:table-cell>
              <table:table-cell office:value-type="float" office:value="0.0247181266261925">
                <text:p>0.0247181266261925</text:p>
              </table:table-cell>
              <table:table-cell office:value-type="float" office:value="0.00607111882046834">
                <text:p>0.00607111882046834</text:p>
              </table:table-cell>
              <table:table-cell office:value-type="float" office:value="0.00433651344319167">
                <text:p>0.00433651344319167</text:p>
              </table:table-cell>
              <table:table-cell office:value-type="float" office:value="0">
                <text:p>0</text:p>
              </table:table-cell>
              <table:table-cell office:value-type="float" office:value="0.0325238508239376">
                <text:p>0.0325238508239376</text:p>
              </table:table-cell>
              <table:table-cell office:value-type="float" office:value="0.00823937554206418">
                <text:p>0.00823937554206418</text:p>
              </table:table-cell>
              <table:table-cell office:value-type="float" office:value="0.00563746747614918">
                <text:p>0.00563746747614918</text:p>
              </table:table-cell>
              <table:table-cell office:value-type="float" office:value="0.0199479618386817">
                <text:p>0.0199479618386817</text:p>
              </table:table-cell>
              <table:table-cell office:value-type="float" office:value="0.0013009540329575">
                <text:p>0.0013009540329575</text:p>
              </table:table-cell>
              <table:table-cell office:value-type="float" office:value="0.0559410234171726">
                <text:p>0.0559410234171726</text:p>
              </table:table-cell>
              <table:table-cell office:value-type="float" office:value="0.00303555941023417">
                <text:p>0.00303555941023417</text:p>
              </table:table-cell>
              <table:table-cell office:value-type="float" office:value="0.0342584562012142">
                <text:p>0.0342584562012142</text:p>
              </table:table-cell>
              <table:table-cell office:value-type="float" office:value="0.0494362532523851">
                <text:p>0.049436253252385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37200330669606">
                <text:p>0.037200330669606</text:p>
              </table:table-cell>
              <table:table-cell office:value-type="float" office:value="0.00330669605952053">
                <text:p>0.00330669605952053</text:p>
              </table:table-cell>
              <table:table-cell office:value-type="float" office:value="0.0294847065307247">
                <text:p>0.0294847065307247</text:p>
              </table:table-cell>
              <table:table-cell office:value-type="float" office:value="0.0093689721686415">
                <text:p>0.0093689721686415</text:p>
              </table:table-cell>
              <table:table-cell office:value-type="float" office:value="0.0112978782033618">
                <text:p>0.0112978782033618</text:p>
              </table:table-cell>
              <table:table-cell office:value-type="float" office:value="0">
                <text:p>0</text:p>
              </table:table-cell>
              <table:table-cell office:value-type="float" office:value="0.050151556902728">
                <text:p>0.050151556902728</text:p>
              </table:table-cell>
              <table:table-cell office:value-type="float" office:value="0.0421603747588867">
                <text:p>0.0421603747588867</text:p>
              </table:table-cell>
              <table:table-cell office:value-type="float" office:value="0.0137779002480022">
                <text:p>0.0137779002480022</text:p>
              </table:table-cell>
              <table:table-cell office:value-type="float" office:value="0">
                <text:p>0</text:p>
              </table:table-cell>
              <table:table-cell office:value-type="float" office:value="0.0093689721686415">
                <text:p>0.0093689721686415</text:p>
              </table:table-cell>
              <table:table-cell office:value-type="float" office:value="0.00468448608432075">
                <text:p>0.00468448608432075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">
                <text:p>0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.0176357123174428">
                <text:p>0.0176357123174428</text:p>
              </table:table-cell>
              <table:table-cell office:value-type="float" office:value="0.0551116009920088">
                <text:p>0.0551116009920088</text:p>
              </table:table-cell>
              <table:table-cell office:value-type="float" office:value="0">
                <text:p>0</text:p>
              </table:table-cell>
              <table:table-cell office:value-type="float" office:value="0.00385781206944062">
                <text:p>0.00385781206944062</text:p>
              </table:table-cell>
              <table:table-cell office:value-type="float" office:value="0.00413337007440066">
                <text:p>0.00413337007440066</text:p>
              </table:table-cell>
              <table:table-cell office:value-type="float" office:value="0">
                <text:p>0</text:p>
              </table:table-cell>
              <table:table-cell office:value-type="float" office:value="0.0168090383025627">
                <text:p>0.0168090383025627</text:p>
              </table:table-cell>
              <table:table-cell office:value-type="float" office:value="0.00192890603472031">
                <text:p>0.00192890603472031</text:p>
              </table:table-cell>
              <table:table-cell office:value-type="float" office:value="0.0983742077707358">
                <text:p>0.0983742077707358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341691926150455">
                <text:p>0.0341691926150455</text:p>
              </table:table-cell>
              <table:table-cell office:value-type="float" office:value="0.0316891705704051">
                <text:p>0.0316891705704051</text:p>
              </table:table-cell>
              <table:table-cell office:value-type="float" office:value="0.0881785615872141">
                <text:p>0.0881785615872141</text:p>
              </table:table-cell>
              <table:table-cell office:value-type="float" office:value="0.0129512262331221">
                <text:p>0.0129512262331221</text:p>
              </table:table-cell>
              <table:table-cell office:value-type="float" office:value="0.0793607054284927">
                <text:p>0.0793607054284927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0771562413888123">
                <text:p>0.00771562413888123</text:p>
              </table:table-cell>
              <table:table-cell office:value-type="float" office:value="0.00192890603472031">
                <text:p>0.00192890603472031</text:p>
              </table:table-cell>
              <table:table-cell office:value-type="float" office:value="0.00744006613392119">
                <text:p>0.00744006613392119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.000275558004960044">
                <text:p>0.000275558004960044</text:p>
              </table:table-cell>
              <table:table-cell office:value-type="float" office:value="0.0121245522182419">
                <text:p>0.0121245522182419</text:p>
              </table:table-cell>
              <table:table-cell office:value-type="float" office:value="0.00413337007440066">
                <text:p>0.00413337007440066</text:p>
              </table:table-cell>
              <table:table-cell office:value-type="float" office:value="0.00744006613392119">
                <text:p>0.00744006613392119</text:p>
              </table:table-cell>
              <table:table-cell office:value-type="float" office:value="0">
                <text:p>0</text:p>
              </table:table-cell>
              <table:table-cell office:value-type="float" office:value="0.0151556902728024">
                <text:p>0.0151556902728024</text:p>
              </table:table-cell>
              <table:table-cell office:value-type="float" office:value="0.0294847065307247">
                <text:p>0.0294847065307247</text:p>
              </table:table-cell>
              <table:table-cell office:value-type="float" office:value="0.0336180766051254">
                <text:p>0.0336180766051254</text:p>
              </table:table-cell>
              <table:table-cell office:value-type="float" office:value="0.0170845963075227">
                <text:p>0.0170845963075227</text:p>
              </table:table-cell>
              <table:table-cell office:value-type="float" office:value="0.00165334802976026">
                <text:p>0.00165334802976026</text:p>
              </table:table-cell>
              <table:table-cell office:value-type="float" office:value="0.0821162854780931">
                <text:p>0.0821162854780931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697161752548912">
                <text:p>0.0697161752548912</text:p>
              </table:table-cell>
              <table:table-cell office:value-type="float" office:value="0.050151556902728">
                <text:p>0.05015155690272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103088480801336">
                <text:p>0.103088480801336</text:p>
              </table:table-cell>
              <table:table-cell office:value-type="float" office:value="0.00292153589315526">
                <text:p>0.00292153589315526</text:p>
              </table:table-cell>
              <table:table-cell office:value-type="float" office:value="0.0162771285475793">
                <text:p>0.0162771285475793</text:p>
              </table:table-cell>
              <table:table-cell office:value-type="float" office:value="0.0158597662771285">
                <text:p>0.0158597662771285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">
                <text:p>0</text:p>
              </table:table-cell>
              <table:table-cell office:value-type="float" office:value="0.0346410684474124">
                <text:p>0.0346410684474124</text:p>
              </table:table-cell>
              <table:table-cell office:value-type="float" office:value="0.0538397328881469">
                <text:p>0.0538397328881469</text:p>
              </table:table-cell>
              <table:table-cell office:value-type="float" office:value="0.00876460767946578">
                <text:p>0.00876460767946578</text:p>
              </table:table-cell>
              <table:table-cell office:value-type="float" office:value="0">
                <text:p>0</text:p>
              </table:table-cell>
              <table:table-cell office:value-type="float" office:value="0.013355592654424">
                <text:p>0.013355592654424</text:p>
              </table:table-cell>
              <table:table-cell office:value-type="float" office:value="0.00709515859766277">
                <text:p>0.00709515859766277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5626043405676">
                <text:p>0.00375626043405676</text:p>
              </table:table-cell>
              <table:table-cell office:value-type="float" office:value="0.0588480801335559">
                <text:p>0.0588480801335559</text:p>
              </table:table-cell>
              <table:table-cell office:value-type="float" office:value="0.000834724540901503">
                <text:p>0.000834724540901503</text:p>
              </table:table-cell>
              <table:table-cell office:value-type="float" office:value="0.00626043405676127">
                <text:p>0.00626043405676127</text:p>
              </table:table-cell>
              <table:table-cell office:value-type="float" office:value="0.00584307178631052">
                <text:p>0.00584307178631052</text:p>
              </table:table-cell>
              <table:table-cell office:value-type="float" office:value="0">
                <text:p>0</text:p>
              </table:table-cell>
              <table:table-cell office:value-type="float" office:value="0.0146076794657763">
                <text:p>0.0146076794657763</text:p>
              </table:table-cell>
              <table:table-cell office:value-type="float" office:value="0.0200333889816361">
                <text:p>0.0200333889816361</text:p>
              </table:table-cell>
              <table:table-cell office:value-type="float" office:value="0.118113522537563">
                <text:p>0.118113522537563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959933222036728">
                <text:p>0.00959933222036728</text:p>
              </table:table-cell>
              <table:table-cell office:value-type="float" office:value="0.0292153589315526">
                <text:p>0.0292153589315526</text:p>
              </table:table-cell>
              <table:table-cell office:value-type="float" office:value="0.0442404006677796">
                <text:p>0.0442404006677796</text:p>
              </table:table-cell>
              <table:table-cell office:value-type="float" office:value="0.0237896494156928">
                <text:p>0.0237896494156928</text:p>
              </table:table-cell>
              <table:table-cell office:value-type="float" office:value="0.0676126878130217">
                <text:p>0.0676126878130217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33889816360601">
                <text:p>0.00333889816360601</text:p>
              </table:table-cell>
              <table:table-cell office:value-type="float" office:value="0.00125208681135225">
                <text:p>0.00125208681135225</text:p>
              </table:table-cell>
              <table:table-cell office:value-type="float" office:value="0.013355592654424">
                <text:p>0.013355592654424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542570951585977">
                <text:p>0.00542570951585977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918196994991653">
                <text:p>0.00918196994991653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.0154424040066778">
                <text:p>0.0154424040066778</text:p>
              </table:table-cell>
              <table:table-cell office:value-type="float" office:value="0.0183639398998331">
                <text:p>0.0183639398998331</text:p>
              </table:table-cell>
              <table:table-cell office:value-type="float" office:value="0.0342237061769616">
                <text:p>0.0342237061769616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75626043405676">
                <text:p>0.00375626043405676</text:p>
              </table:table-cell>
              <table:table-cell office:value-type="float" office:value="0.0851419031719533">
                <text:p>0.0851419031719533</text:p>
              </table:table-cell>
              <table:table-cell office:value-type="float" office:value="0.00208681135225376">
                <text:p>0.00208681135225376</text:p>
              </table:table-cell>
              <table:table-cell office:value-type="float" office:value="0.0413188647746244">
                <text:p>0.0413188647746244</text:p>
              </table:table-cell>
              <table:table-cell office:value-type="float" office:value="0.085559265442404">
                <text:p>0.085559265442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color="#ffd320" draw:fill-color="#ffd32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color="#579d1c" draw:fill-color="#579d1c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color="#7e0021" draw:fill-color="#7e0021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color="#83caff" draw:fill-color="#83caff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/>
      <style:graphic-properties svg:stroke-color="#314004" draw:fill-color="#314004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color="#aecf00" draw:fill-color="#aecf00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/>
      <style:graphic-properties svg:stroke-color="#4b1f6f" draw:fill-color="#4b1f6f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/>
      <style:graphic-properties svg:stroke-color="#ff950e" draw:fill-color="#ff950e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/>
      <style:graphic-properties svg:stroke-color="#c5000b" draw:fill-color="#c5000b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symbol-type="none" chart:link-data-style-to-source="true" chart:label-position="right"/>
      <style:graphic-properties svg:stroke-color="#0084d1" draw:fill-color="#0084d1"/>
      <style:text-properties style:text-position="0% 100%" fo:font-family="Arial" fo:font-size="10pt" style:font-size-asian="10pt" style:font-size-complex="10pt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48.835cm" svg:height="23.084cm" xlink:href=".." xlink:type="simple" chart:class="chart:line" chart:style-name="ch1">
        <chart:subtitle svg:x="0cm" svg:y="0cm" chart:style-name="ch2">
          <text:p/>
        </chart:subtitle>
        <chart:legend chart:legend-position="end" svg:x="44.818cm" svg:y="0.629cm" style:legend-expansion="custom" svg:width="3.806cm" svg:height="21.392cm" style:legend-expansion-aspect-ratio="0.177916978309648" chart:style-name="ch3"/>
        <chart:plot-area chart:style-name="ch4" table:cell-range-address="'Mots regroupés par racine'.A46:'Mots regroupés par racine'.AX65" chart:data-source-has-labels="both" svg:x="0.976cm" svg:y="0.461cm" svg:width="42.734cm" svg:height="22.162cm">
          <chart:coordinate-region svg:x="2.021cm" svg:y="0.66cm" svg:width="41.318cm" svg:height="21.316cm"/>
          <chart:axis chart:dimension="x" chart:name="primary-x" chart:style-name="ch5" chartooo:axis-type="auto">
            <chartooo:date-scale/>
            <chart:categories table:cell-range-address="'Mots regroupés par racine'.A47:'Mots regroupés par racine'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ts regroupés par racine'.B47:'Mots regroupés par racine'.B65" chart:label-cell-address="'Mots regroupés par racine'.B46:'Mots regroupés par racine'.B46" chart:class="chart:line">
            <chart:data-point chart:repeated="19"/>
          </chart:series>
          <chart:series chart:style-name="ch9" chart:values-cell-range-address="'Mots regroupés par racine'.C47:'Mots regroupés par racine'.C65" chart:label-cell-address="'Mots regroupés par racine'.C46:'Mots regroupés par racine'.C46" chart:class="chart:line">
            <chart:data-point chart:repeated="19"/>
          </chart:series>
          <chart:series chart:style-name="ch10" chart:values-cell-range-address="'Mots regroupés par racine'.D47:'Mots regroupés par racine'.D65" chart:label-cell-address="'Mots regroupés par racine'.D46:'Mots regroupés par racine'.D46" chart:class="chart:line">
            <chart:data-point chart:repeated="19"/>
          </chart:series>
          <chart:series chart:style-name="ch11" chart:values-cell-range-address="'Mots regroupés par racine'.E47:'Mots regroupés par racine'.E65" chart:label-cell-address="'Mots regroupés par racine'.E46:'Mots regroupés par racine'.E46" chart:class="chart:line">
            <chart:data-point chart:repeated="19"/>
          </chart:series>
          <chart:series chart:style-name="ch12" chart:values-cell-range-address="'Mots regroupés par racine'.F47:'Mots regroupés par racine'.F65" chart:label-cell-address="'Mots regroupés par racine'.F46:'Mots regroupés par racine'.F46" chart:class="chart:line">
            <chart:data-point chart:repeated="19"/>
          </chart:series>
          <chart:series chart:style-name="ch13" chart:values-cell-range-address="'Mots regroupés par racine'.G47:'Mots regroupés par racine'.G65" chart:label-cell-address="'Mots regroupés par racine'.G46:'Mots regroupés par racine'.G46" chart:class="chart:line">
            <chart:data-point chart:repeated="19"/>
          </chart:series>
          <chart:series chart:style-name="ch14" chart:values-cell-range-address="'Mots regroupés par racine'.H47:'Mots regroupés par racine'.H65" chart:label-cell-address="'Mots regroupés par racine'.H46:'Mots regroupés par racine'.H46" chart:class="chart:line">
            <chart:data-point chart:repeated="19"/>
          </chart:series>
          <chart:series chart:style-name="ch15" chart:values-cell-range-address="'Mots regroupés par racine'.I47:'Mots regroupés par racine'.I65" chart:label-cell-address="'Mots regroupés par racine'.I46:'Mots regroupés par racine'.I46" chart:class="chart:line">
            <chart:data-point chart:repeated="19"/>
          </chart:series>
          <chart:series chart:style-name="ch16" chart:values-cell-range-address="'Mots regroupés par racine'.J47:'Mots regroupés par racine'.J65" chart:label-cell-address="'Mots regroupés par racine'.J46:'Mots regroupés par racine'.J46" chart:class="chart:line">
            <chart:data-point chart:repeated="19"/>
          </chart:series>
          <chart:series chart:style-name="ch17" chart:values-cell-range-address="'Mots regroupés par racine'.K47:'Mots regroupés par racine'.K65" chart:label-cell-address="'Mots regroupés par racine'.K46:'Mots regroupés par racine'.K46" chart:class="chart:line">
            <chart:data-point chart:repeated="19"/>
          </chart:series>
          <chart:series chart:style-name="ch18" chart:values-cell-range-address="'Mots regroupés par racine'.L47:'Mots regroupés par racine'.L65" chart:label-cell-address="'Mots regroupés par racine'.L46:'Mots regroupés par racine'.L46" chart:class="chart:line">
            <chart:data-point chart:repeated="19"/>
          </chart:series>
          <chart:series chart:style-name="ch19" chart:values-cell-range-address="'Mots regroupés par racine'.M47:'Mots regroupés par racine'.M65" chart:label-cell-address="'Mots regroupés par racine'.M46:'Mots regroupés par racine'.M46" chart:class="chart:line">
            <chart:data-point chart:repeated="19"/>
          </chart:series>
          <chart:series chart:style-name="ch8" chart:values-cell-range-address="'Mots regroupés par racine'.N47:'Mots regroupés par racine'.N65" chart:label-cell-address="'Mots regroupés par racine'.N46:'Mots regroupés par racine'.N46" chart:class="chart:line">
            <chart:data-point chart:repeated="19"/>
          </chart:series>
          <chart:series chart:style-name="ch9" chart:values-cell-range-address="'Mots regroupés par racine'.O47:'Mots regroupés par racine'.O65" chart:label-cell-address="'Mots regroupés par racine'.O46:'Mots regroupés par racine'.O46" chart:class="chart:line">
            <chart:data-point chart:repeated="19"/>
          </chart:series>
          <chart:series chart:style-name="ch10" chart:values-cell-range-address="'Mots regroupés par racine'.P47:'Mots regroupés par racine'.P65" chart:label-cell-address="'Mots regroupés par racine'.P46:'Mots regroupés par racine'.P46" chart:class="chart:line">
            <chart:data-point chart:repeated="19"/>
          </chart:series>
          <chart:series chart:style-name="ch11" chart:values-cell-range-address="'Mots regroupés par racine'.Q47:'Mots regroupés par racine'.Q65" chart:label-cell-address="'Mots regroupés par racine'.Q46:'Mots regroupés par racine'.Q46" chart:class="chart:line">
            <chart:data-point chart:repeated="19"/>
          </chart:series>
          <chart:series chart:style-name="ch12" chart:values-cell-range-address="'Mots regroupés par racine'.R47:'Mots regroupés par racine'.R65" chart:label-cell-address="'Mots regroupés par racine'.R46:'Mots regroupés par racine'.R46" chart:class="chart:line">
            <chart:data-point chart:repeated="19"/>
          </chart:series>
          <chart:series chart:style-name="ch13" chart:values-cell-range-address="'Mots regroupés par racine'.S47:'Mots regroupés par racine'.S65" chart:label-cell-address="'Mots regroupés par racine'.S46:'Mots regroupés par racine'.S46" chart:class="chart:line">
            <chart:data-point chart:repeated="19"/>
          </chart:series>
          <chart:series chart:style-name="ch14" chart:values-cell-range-address="'Mots regroupés par racine'.T47:'Mots regroupés par racine'.T65" chart:label-cell-address="'Mots regroupés par racine'.T46:'Mots regroupés par racine'.T46" chart:class="chart:line">
            <chart:data-point chart:repeated="19"/>
          </chart:series>
          <chart:series chart:style-name="ch15" chart:values-cell-range-address="'Mots regroupés par racine'.U47:'Mots regroupés par racine'.U65" chart:label-cell-address="'Mots regroupés par racine'.U46:'Mots regroupés par racine'.U46" chart:class="chart:line">
            <chart:data-point chart:repeated="19"/>
          </chart:series>
          <chart:series chart:style-name="ch16" chart:values-cell-range-address="'Mots regroupés par racine'.V47:'Mots regroupés par racine'.V65" chart:label-cell-address="'Mots regroupés par racine'.V46:'Mots regroupés par racine'.V46" chart:class="chart:line">
            <chart:data-point chart:repeated="19"/>
          </chart:series>
          <chart:series chart:style-name="ch17" chart:values-cell-range-address="'Mots regroupés par racine'.W47:'Mots regroupés par racine'.W65" chart:label-cell-address="'Mots regroupés par racine'.W46:'Mots regroupés par racine'.W46" chart:class="chart:line">
            <chart:data-point chart:repeated="19"/>
          </chart:series>
          <chart:series chart:style-name="ch18" chart:values-cell-range-address="'Mots regroupés par racine'.X47:'Mots regroupés par racine'.X65" chart:label-cell-address="'Mots regroupés par racine'.X46:'Mots regroupés par racine'.X46" chart:class="chart:line">
            <chart:data-point chart:repeated="19"/>
          </chart:series>
          <chart:series chart:style-name="ch19" chart:values-cell-range-address="'Mots regroupés par racine'.Y47:'Mots regroupés par racine'.Y65" chart:label-cell-address="'Mots regroupés par racine'.Y46:'Mots regroupés par racine'.Y46" chart:class="chart:line">
            <chart:data-point chart:repeated="19"/>
          </chart:series>
          <chart:series chart:style-name="ch8" chart:values-cell-range-address="'Mots regroupés par racine'.Z47:'Mots regroupés par racine'.Z65" chart:label-cell-address="'Mots regroupés par racine'.Z46:'Mots regroupés par racine'.Z46" chart:class="chart:line">
            <chart:data-point chart:repeated="19"/>
          </chart:series>
          <chart:series chart:style-name="ch9" chart:values-cell-range-address="'Mots regroupés par racine'.AA47:'Mots regroupés par racine'.AA65" chart:label-cell-address="'Mots regroupés par racine'.AA46:'Mots regroupés par racine'.AA46" chart:class="chart:line">
            <chart:data-point chart:repeated="19"/>
          </chart:series>
          <chart:series chart:style-name="ch10" chart:values-cell-range-address="'Mots regroupés par racine'.AB47:'Mots regroupés par racine'.AB65" chart:label-cell-address="'Mots regroupés par racine'.AB46:'Mots regroupés par racine'.AB46" chart:class="chart:line">
            <chart:data-point chart:repeated="19"/>
          </chart:series>
          <chart:series chart:style-name="ch11" chart:values-cell-range-address="'Mots regroupés par racine'.AC47:'Mots regroupés par racine'.AC65" chart:label-cell-address="'Mots regroupés par racine'.AC46:'Mots regroupés par racine'.AC46" chart:class="chart:line">
            <chart:data-point chart:repeated="19"/>
          </chart:series>
          <chart:series chart:style-name="ch12" chart:values-cell-range-address="'Mots regroupés par racine'.AD47:'Mots regroupés par racine'.AD65" chart:label-cell-address="'Mots regroupés par racine'.AD46:'Mots regroupés par racine'.AD46" chart:class="chart:line">
            <chart:data-point chart:repeated="19"/>
          </chart:series>
          <chart:series chart:style-name="ch13" chart:values-cell-range-address="'Mots regroupés par racine'.AE47:'Mots regroupés par racine'.AE65" chart:label-cell-address="'Mots regroupés par racine'.AE46:'Mots regroupés par racine'.AE46" chart:class="chart:line">
            <chart:data-point chart:repeated="19"/>
          </chart:series>
          <chart:series chart:style-name="ch14" chart:values-cell-range-address="'Mots regroupés par racine'.AF47:'Mots regroupés par racine'.AF65" chart:label-cell-address="'Mots regroupés par racine'.AF46:'Mots regroupés par racine'.AF46" chart:class="chart:line">
            <chart:data-point chart:repeated="19"/>
          </chart:series>
          <chart:series chart:style-name="ch15" chart:values-cell-range-address="'Mots regroupés par racine'.AG47:'Mots regroupés par racine'.AG65" chart:label-cell-address="'Mots regroupés par racine'.AG46:'Mots regroupés par racine'.AG46" chart:class="chart:line">
            <chart:data-point chart:repeated="19"/>
          </chart:series>
          <chart:series chart:style-name="ch16" chart:values-cell-range-address="'Mots regroupés par racine'.AH47:'Mots regroupés par racine'.AH65" chart:label-cell-address="'Mots regroupés par racine'.AH46:'Mots regroupés par racine'.AH46" chart:class="chart:line">
            <chart:data-point chart:repeated="19"/>
          </chart:series>
          <chart:series chart:style-name="ch17" chart:values-cell-range-address="'Mots regroupés par racine'.AI47:'Mots regroupés par racine'.AI65" chart:label-cell-address="'Mots regroupés par racine'.AI46:'Mots regroupés par racine'.AI46" chart:class="chart:line">
            <chart:data-point chart:repeated="19"/>
          </chart:series>
          <chart:series chart:style-name="ch18" chart:values-cell-range-address="'Mots regroupés par racine'.AJ47:'Mots regroupés par racine'.AJ65" chart:label-cell-address="'Mots regroupés par racine'.AJ46:'Mots regroupés par racine'.AJ46" chart:class="chart:line">
            <chart:data-point chart:repeated="19"/>
          </chart:series>
          <chart:series chart:style-name="ch19" chart:values-cell-range-address="'Mots regroupés par racine'.AK47:'Mots regroupés par racine'.AK65" chart:label-cell-address="'Mots regroupés par racine'.AK46:'Mots regroupés par racine'.AK46" chart:class="chart:line">
            <chart:data-point chart:repeated="19"/>
          </chart:series>
          <chart:series chart:style-name="ch8" chart:values-cell-range-address="'Mots regroupés par racine'.AL47:'Mots regroupés par racine'.AL65" chart:label-cell-address="'Mots regroupés par racine'.AL46:'Mots regroupés par racine'.AL46" chart:class="chart:line">
            <chart:data-point chart:repeated="19"/>
          </chart:series>
          <chart:series chart:style-name="ch9" chart:values-cell-range-address="'Mots regroupés par racine'.AM47:'Mots regroupés par racine'.AM65" chart:label-cell-address="'Mots regroupés par racine'.AM46:'Mots regroupés par racine'.AM46" chart:class="chart:line">
            <chart:data-point chart:repeated="19"/>
          </chart:series>
          <chart:series chart:style-name="ch10" chart:values-cell-range-address="'Mots regroupés par racine'.AN47:'Mots regroupés par racine'.AN65" chart:label-cell-address="'Mots regroupés par racine'.AN46:'Mots regroupés par racine'.AN46" chart:class="chart:line">
            <chart:data-point chart:repeated="19"/>
          </chart:series>
          <chart:series chart:style-name="ch11" chart:values-cell-range-address="'Mots regroupés par racine'.AO47:'Mots regroupés par racine'.AO65" chart:label-cell-address="'Mots regroupés par racine'.AO46:'Mots regroupés par racine'.AO46" chart:class="chart:line">
            <chart:data-point chart:repeated="19"/>
          </chart:series>
          <chart:series chart:style-name="ch12" chart:values-cell-range-address="'Mots regroupés par racine'.AP47:'Mots regroupés par racine'.AP65" chart:label-cell-address="'Mots regroupés par racine'.AP46:'Mots regroupés par racine'.AP46" chart:class="chart:line">
            <chart:data-point chart:repeated="19"/>
          </chart:series>
          <chart:series chart:style-name="ch13" chart:values-cell-range-address="'Mots regroupés par racine'.AQ47:'Mots regroupés par racine'.AQ65" chart:label-cell-address="'Mots regroupés par racine'.AQ46:'Mots regroupés par racine'.AQ46" chart:class="chart:line">
            <chart:data-point chart:repeated="19"/>
          </chart:series>
          <chart:series chart:style-name="ch14" chart:values-cell-range-address="'Mots regroupés par racine'.AR47:'Mots regroupés par racine'.AR65" chart:label-cell-address="'Mots regroupés par racine'.AR46:'Mots regroupés par racine'.AR46" chart:class="chart:line">
            <chart:data-point chart:repeated="19"/>
          </chart:series>
          <chart:series chart:style-name="ch15" chart:values-cell-range-address="'Mots regroupés par racine'.AS47:'Mots regroupés par racine'.AS65" chart:label-cell-address="'Mots regroupés par racine'.AS46:'Mots regroupés par racine'.AS46" chart:class="chart:line">
            <chart:data-point chart:repeated="19"/>
          </chart:series>
          <chart:series chart:style-name="ch16" chart:values-cell-range-address="'Mots regroupés par racine'.AT47:'Mots regroupés par racine'.AT65" chart:label-cell-address="'Mots regroupés par racine'.AT46:'Mots regroupés par racine'.AT46" chart:class="chart:line">
            <chart:data-point chart:repeated="19"/>
          </chart:series>
          <chart:series chart:style-name="ch17" chart:values-cell-range-address="'Mots regroupés par racine'.AU47:'Mots regroupés par racine'.AU65" chart:label-cell-address="'Mots regroupés par racine'.AU46:'Mots regroupés par racine'.AU46" chart:class="chart:line">
            <chart:data-point chart:repeated="19"/>
          </chart:series>
          <chart:series chart:style-name="ch18" chart:values-cell-range-address="'Mots regroupés par racine'.AV47:'Mots regroupés par racine'.AV65" chart:label-cell-address="'Mots regroupés par racine'.AV46:'Mots regroupés par racine'.AV46" chart:class="chart:line">
            <chart:data-point chart:repeated="19"/>
          </chart:series>
          <chart:series chart:style-name="ch19" chart:values-cell-range-address="'Mots regroupés par racine'.AW47:'Mots regroupés par racine'.AW65" chart:label-cell-address="'Mots regroupés par racine'.AW46:'Mots regroupés par racine'.AW46" chart:class="chart:line">
            <chart:data-point chart:repeated="19"/>
          </chart:series>
          <chart:series chart:style-name="ch8" chart:values-cell-range-address="'Mots regroupés par racine'.AX47:'Mots regroupés par racine'.AX65" chart:label-cell-address="'Mots regroupés par racine'.AX46:'Mots regroupés par racine'.AX46" chart:class="chart:line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ocra-</text:p>
                <draw:g>
                  <svg:desc>'Mots regroupés par racine'.B46:'Mots regroupés par racine'.B46</svg:desc>
                </draw:g>
              </table:table-cell>
              <table:table-cell office:value-type="string">
                <text:p>allocation</text:p>
                <draw:g>
                  <svg:desc>'Mots regroupés par racine'.C46:'Mots regroupés par racine'.C46</svg:desc>
                </draw:g>
              </table:table-cell>
              <table:table-cell office:value-type="string">
                <text:p>distribution</text:p>
                <draw:g>
                  <svg:desc>'Mots regroupés par racine'.D46:'Mots regroupés par racine'.D46</svg:desc>
                </draw:g>
              </table:table-cell>
              <table:table-cell office:value-type="string">
                <text:p>resources</text:p>
                <draw:g>
                  <svg:desc>'Mots regroupés par racine'.E46:'Mots regroupés par racine'.E46</svg:desc>
                </draw:g>
              </table:table-cell>
              <table:table-cell office:value-type="string">
                <text:p>unjust</text:p>
                <draw:g>
                  <svg:desc>'Mots regroupés par racine'.F46:'Mots regroupés par racine'.F46</svg:desc>
                </draw:g>
              </table:table-cell>
              <table:table-cell office:value-type="string">
                <text:p>unjust background-</text:p>
                <draw:g>
                  <svg:desc>'Mots regroupés par racine'.G46:'Mots regroupés par racine'.G46</svg:desc>
                </draw:g>
              </table:table-cell>
              <table:table-cell office:value-type="string">
                <text:p>poverty, poor</text:p>
                <draw:g>
                  <svg:desc>'Mots regroupés par racine'.H46:'Mots regroupés par racine'.H46</svg:desc>
                </draw:g>
              </table:table-cell>
              <table:table-cell office:value-type="string">
                <text:p>rich</text:p>
                <draw:g>
                  <svg:desc>'Mots regroupés par racine'.I46:'Mots regroupés par racine'.I46</svg:desc>
                </draw:g>
              </table:table-cell>
              <table:table-cell office:value-type="string">
                <text:p>discrimination</text:p>
                <draw:g>
                  <svg:desc>'Mots regroupés par racine'.J46:'Mots regroupés par racine'.J46</svg:desc>
                </draw:g>
              </table:table-cell>
              <table:table-cell office:value-type="string">
                <text:p>ideology</text:p>
                <draw:g>
                  <svg:desc>'Mots regroupés par racine'.K46:'Mots regroupés par racine'.K46</svg:desc>
                </draw:g>
              </table:table-cell>
              <table:table-cell office:value-type="string">
                <text:p>class</text:p>
                <draw:g>
                  <svg:desc>'Mots regroupés par racine'.L46:'Mots regroupés par racine'.L46</svg:desc>
                </draw:g>
              </table:table-cell>
              <table:table-cell office:value-type="string">
                <text:p>depriv-</text:p>
                <draw:g>
                  <svg:desc>'Mots regroupés par racine'.M46:'Mots regroupés par racine'.M46</svg:desc>
                </draw:g>
              </table:table-cell>
              <table:table-cell office:value-type="string">
                <text:p>dominat-</text:p>
                <draw:g>
                  <svg:desc>'Mots regroupés par racine'.N46:'Mots regroupés par racine'.N46</svg:desc>
                </draw:g>
              </table:table-cell>
              <table:table-cell office:value-type="string">
                <text:p>oppress-</text:p>
                <draw:g>
                  <svg:desc>'Mots regroupés par racine'.O46:'Mots regroupés par racine'.O46</svg:desc>
                </draw:g>
              </table:table-cell>
              <table:table-cell office:value-type="string">
                <text:p>dissonance</text:p>
                <draw:g>
                  <svg:desc>'Mots regroupés par racine'.P46:'Mots regroupés par racine'.P46</svg:desc>
                </draw:g>
              </table:table-cell>
              <table:table-cell office:value-type="string">
                <text:p>-autonom-</text:p>
                <draw:g>
                  <svg:desc>'Mots regroupés par racine'.Q46:'Mots regroupés par racine'.Q46</svg:desc>
                </draw:g>
              </table:table-cell>
              <table:table-cell office:value-type="string">
                <text:p>freedom, liberty</text:p>
                <draw:g>
                  <svg:desc>'Mots regroupés par racine'.R46:'Mots regroupés par racine'.R46</svg:desc>
                </draw:g>
              </table:table-cell>
              <table:table-cell office:value-type="string">
                <text:p>liberalism</text:p>
                <draw:g>
                  <svg:desc>'Mots regroupés par racine'.S46:'Mots regroupés par racine'.S46</svg:desc>
                </draw:g>
              </table:table-cell>
              <table:table-cell office:value-type="string">
                <text:p>libertarian</text:p>
                <draw:g>
                  <svg:desc>'Mots regroupés par racine'.T46:'Mots regroupés par racine'.T46</svg:desc>
                </draw:g>
              </table:table-cell>
              <table:table-cell office:value-type="string">
                <text:p>virtue</text:p>
                <draw:g>
                  <svg:desc>'Mots regroupés par racine'.U46:'Mots regroupés par racine'.U46</svg:desc>
                </draw:g>
              </table:table-cell>
              <table:table-cell office:value-type="string">
                <text:p>civic</text:p>
                <draw:g>
                  <svg:desc>'Mots regroupés par racine'.V46:'Mots regroupés par racine'.V46</svg:desc>
                </draw:g>
              </table:table-cell>
              <table:table-cell office:value-type="string">
                <text:p>republic-</text:p>
                <draw:g>
                  <svg:desc>'Mots regroupés par racine'.W46:'Mots regroupés par racine'.W46</svg:desc>
                </draw:g>
              </table:table-cell>
              <table:table-cell office:value-type="string">
                <text:p>paternalism</text:p>
                <draw:g>
                  <svg:desc>'Mots regroupés par racine'.X46:'Mots regroupés par racine'.X46</svg:desc>
                </draw:g>
              </table:table-cell>
              <table:table-cell office:value-type="string">
                <text:p>government</text:p>
                <draw:g>
                  <svg:desc>'Mots regroupés par racine'.Y46:'Mots regroupés par racine'.Y46</svg:desc>
                </draw:g>
              </table:table-cell>
              <table:table-cell office:value-type="string">
                <text:p>citizenship</text:p>
                <draw:g>
                  <svg:desc>'Mots regroupés par racine'.Z46:'Mots regroupés par racine'.Z46</svg:desc>
                </draw:g>
              </table:table-cell>
              <table:table-cell office:value-type="string">
                <text:p>deliberat-</text:p>
                <draw:g>
                  <svg:desc>'Mots regroupés par racine'.AA46:'Mots regroupés par racine'.AA46</svg:desc>
                </draw:g>
              </table:table-cell>
              <table:table-cell office:value-type="string">
                <text:p>discussion</text:p>
                <draw:g>
                  <svg:desc>'Mots regroupés par racine'.AB46:'Mots regroupés par racine'.AB46</svg:desc>
                </draw:g>
              </table:table-cell>
              <table:table-cell office:value-type="string">
                <text:p>bias-</text:p>
                <draw:g>
                  <svg:desc>'Mots regroupés par racine'.AC46:'Mots regroupés par racine'.AC46</svg:desc>
                </draw:g>
              </table:table-cell>
              <table:table-cell office:value-type="string">
                <text:p>heuristics</text:p>
                <draw:g>
                  <svg:desc>'Mots regroupés par racine'.AD46:'Mots regroupés par racine'.AD46</svg:desc>
                </draw:g>
              </table:table-cell>
              <table:table-cell office:value-type="string">
                <text:p>market</text:p>
                <draw:g>
                  <svg:desc>'Mots regroupés par racine'.AE46:'Mots regroupés par racine'.AE46</svg:desc>
                </draw:g>
              </table:table-cell>
              <table:table-cell office:value-type="string">
                <text:p>capability-</text:p>
                <draw:g>
                  <svg:desc>'Mots regroupés par racine'.AF46:'Mots regroupés par racine'.AF46</svg:desc>
                </draw:g>
              </table:table-cell>
              <table:table-cell office:value-type="string">
                <text:p>behavioral</text:p>
                <draw:g>
                  <svg:desc>'Mots regroupés par racine'.AG46:'Mots regroupés par racine'.AG46</svg:desc>
                </draw:g>
              </table:table-cell>
              <table:table-cell office:value-type="string">
                <text:p>behavioral economics</text:p>
                <draw:g>
                  <svg:desc>'Mots regroupés par racine'.AH46:'Mots regroupés par racine'.AH46</svg:desc>
                </draw:g>
              </table:table-cell>
              <table:table-cell office:value-type="string">
                <text:p>cognitive</text:p>
                <draw:g>
                  <svg:desc>'Mots regroupés par racine'.AI46:'Mots regroupés par racine'.AI46</svg:desc>
                </draw:g>
              </table:table-cell>
              <table:table-cell office:value-type="string">
                <text:p>prospect theory</text:p>
                <draw:g>
                  <svg:desc>'Mots regroupés par racine'.AJ46:'Mots regroupés par racine'.AJ46</svg:desc>
                </draw:g>
              </table:table-cell>
              <table:table-cell office:value-type="string">
                <text:p>self-control</text:p>
                <draw:g>
                  <svg:desc>'Mots regroupés par racine'.AK46:'Mots regroupés par racine'.AK46</svg:desc>
                </draw:g>
              </table:table-cell>
              <table:table-cell office:value-type="string">
                <text:p>Kahneman</text:p>
                <draw:g>
                  <svg:desc>'Mots regroupés par racine'.AL46:'Mots regroupés par racine'.AL46</svg:desc>
                </draw:g>
              </table:table-cell>
              <table:table-cell office:value-type="string">
                <text:p>Tversky</text:p>
                <draw:g>
                  <svg:desc>'Mots regroupés par racine'.AM46:'Mots regroupés par racine'.AM46</svg:desc>
                </draw:g>
              </table:table-cell>
              <table:table-cell office:value-type="string">
                <text:p>opportunit-</text:p>
                <draw:g>
                  <svg:desc>'Mots regroupés par racine'.AN46:'Mots regroupés par racine'.AN46</svg:desc>
                </draw:g>
              </table:table-cell>
              <table:table-cell office:value-type="string">
                <text:p>homo economicus</text:p>
                <draw:g>
                  <svg:desc>'Mots regroupés par racine'.AO46:'Mots regroupés par racine'.AO46</svg:desc>
                </draw:g>
              </table:table-cell>
              <table:table-cell office:value-type="string">
                <text:p>preferences</text:p>
                <draw:g>
                  <svg:desc>'Mots regroupés par racine'.AP46:'Mots regroupés par racine'.AP46</svg:desc>
                </draw:g>
              </table:table-cell>
              <table:table-cell office:value-type="string">
                <text:p>wealth</text:p>
                <draw:g>
                  <svg:desc>'Mots regroupés par racine'.AQ46:'Mots regroupés par racine'.AQ46</svg:desc>
                </draw:g>
              </table:table-cell>
              <table:table-cell office:value-type="string">
                <text:p>availability</text:p>
                <draw:g>
                  <svg:desc>'Mots regroupés par racine'.AR46:'Mots regroupés par racine'.AR46</svg:desc>
                </draw:g>
              </table:table-cell>
              <table:table-cell office:value-type="string">
                <text:p>willingness</text:p>
                <draw:g>
                  <svg:desc>'Mots regroupés par racine'.AS46:'Mots regroupés par racine'.AS46</svg:desc>
                </draw:g>
              </table:table-cell>
              <table:table-cell office:value-type="string">
                <text:p>endogenous</text:p>
                <draw:g>
                  <svg:desc>'Mots regroupés par racine'.AT46:'Mots regroupés par racine'.AT46</svg:desc>
                </draw:g>
              </table:table-cell>
              <table:table-cell office:value-type="string">
                <text:p>rational-</text:p>
                <draw:g>
                  <svg:desc>'Mots regroupés par racine'.AU46:'Mots regroupés par racine'.AU46</svg:desc>
                </draw:g>
              </table:table-cell>
              <table:table-cell office:value-type="string">
                <text:p>status quo</text:p>
                <draw:g>
                  <svg:desc>'Mots regroupés par racine'.AV46:'Mots regroupés par racine'.AV46</svg:desc>
                </draw:g>
              </table:table-cell>
              <table:table-cell office:value-type="string">
                <text:p>information</text:p>
                <draw:g>
                  <svg:desc>'Mots regroupés par racine'.AW46:'Mots regroupés par racine'.AW46</svg:desc>
                </draw:g>
              </table:table-cell>
              <table:table-cell office:value-type="string">
                <text:p>self, selves</text:p>
                <draw:g>
                  <svg:desc>'Mots regroupés par racine'.AX46:'Mots regroupés par racine'.AX46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'Mots regroupés par racine'.A47:'Mots regroupés par racine'.A65</svg:desc>
                </draw:g>
              </table:table-cell>
              <table:table-cell office:value-type="float" office:value="0.083547557840617">
                <text:p>0.083547557840617</text:p>
                <draw:g>
                  <svg:desc>'Mots regroupés par racine'.B47:'Mots regroupés par racine'.B65</svg:desc>
                </draw:g>
              </table:table-cell>
              <table:table-cell office:value-type="float" office:value="0.0096401028277635">
                <text:p>0.0096401028277635</text:p>
                <draw:g>
                  <svg:desc>'Mots regroupés par racine'.C47:'Mots regroupés par racine'.C65</svg:desc>
                </draw:g>
              </table:table-cell>
              <table:table-cell office:value-type="float" office:value="0.0713367609254499">
                <text:p>0.0713367609254499</text:p>
                <draw:g>
                  <svg:desc>'Mots regroupés par racine'.D47:'Mots regroupés par racine'.D65</svg:desc>
                </draw:g>
              </table:table-cell>
              <table:table-cell office:value-type="float" office:value="0.0173521850899743">
                <text:p>0.0173521850899743</text:p>
                <draw:g>
                  <svg:desc>'Mots regroupés par racine'.E47:'Mots regroupés par racine'.E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F47:'Mots regroupés par racine'.F65</svg:desc>
                </draw:g>
              </table:table-cell>
              <table:table-cell office:value-type="float" office:value="0">
                <text:p>0</text:p>
                <draw:g>
                  <svg:desc>'Mots regroupés par racine'.G47:'Mots regroupés par racine'.G65</svg:desc>
                </draw:g>
              </table:table-cell>
              <table:table-cell office:value-type="float" office:value="0.0173521850899743">
                <text:p>0.0173521850899743</text:p>
                <draw:g>
                  <svg:desc>'Mots regroupés par racine'.H47:'Mots regroupés par racine'.H65</svg:desc>
                </draw:g>
              </table:table-cell>
              <table:table-cell office:value-type="float" office:value="0.0122107969151671">
                <text:p>0.0122107969151671</text:p>
                <draw:g>
                  <svg:desc>'Mots regroupés par racine'.I47:'Mots regroupés par racine'.I65</svg:desc>
                </draw:g>
              </table:table-cell>
              <table:table-cell office:value-type="float" office:value="0.051413881748072">
                <text:p>0.051413881748072</text:p>
                <draw:g>
                  <svg:desc>'Mots regroupés par racine'.J47:'Mots regroupés par racine'.J65</svg:desc>
                </draw:g>
              </table:table-cell>
              <table:table-cell office:value-type="float" office:value="0.0051413881748072">
                <text:p>0.0051413881748072</text:p>
                <draw:g>
                  <svg:desc>'Mots regroupés par racine'.K47:'Mots regroupés par racine'.K65</svg:desc>
                </draw:g>
              </table:table-cell>
              <table:table-cell office:value-type="float" office:value="0.0212082262210797">
                <text:p>0.0212082262210797</text:p>
                <draw:g>
                  <svg:desc>'Mots regroupés par racine'.L47:'Mots regroupés par racine'.L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M47:'Mots regroupés par racine'.M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N47:'Mots regroupés par racine'.N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O47:'Mots regroupés par racine'.O65</svg:desc>
                </draw:g>
              </table:table-cell>
              <table:table-cell office:value-type="float" office:value="0">
                <text:p>0</text:p>
                <draw:g>
                  <svg:desc>'Mots regroupés par racine'.P47:'Mots regroupés par racine'.P65</svg:desc>
                </draw:g>
              </table:table-cell>
              <table:table-cell office:value-type="float" office:value="0.0340616966580977">
                <text:p>0.0340616966580977</text:p>
                <draw:g>
                  <svg:desc>'Mots regroupés par racine'.Q47:'Mots regroupés par racine'.Q65</svg:desc>
                </draw:g>
              </table:table-cell>
              <table:table-cell office:value-type="float" office:value="0.0269922879177378">
                <text:p>0.0269922879177378</text:p>
                <draw:g>
                  <svg:desc>'Mots regroupés par racine'.R47:'Mots regroupés par racine'.R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S47:'Mots regroupés par racine'.S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T47:'Mots regroupés par racine'.T65</svg:desc>
                </draw:g>
              </table:table-cell>
              <table:table-cell office:value-type="float" office:value="0.0077120822622108">
                <text:p>0.0077120822622108</text:p>
                <draw:g>
                  <svg:desc>'Mots regroupés par racine'.U47:'Mots regroupés par racine'.U65</svg:desc>
                </draw:g>
              </table:table-cell>
              <table:table-cell office:value-type="float" office:value="0.0038560411311054">
                <text:p>0.0038560411311054</text:p>
                <draw:g>
                  <svg:desc>'Mots regroupés par racine'.V47:'Mots regroupés par racine'.V65</svg:desc>
                </draw:g>
              </table:table-cell>
              <table:table-cell office:value-type="float" office:value="0.0661953727506427">
                <text:p>0.0661953727506427</text:p>
                <draw:g>
                  <svg:desc>'Mots regroupés par racine'.W47:'Mots regroupés par racine'.W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X47:'Mots regroupés par racine'.X65</svg:desc>
                </draw:g>
              </table:table-cell>
              <table:table-cell office:value-type="float" office:value="0.221079691516709">
                <text:p>0.221079691516709</text:p>
                <draw:g>
                  <svg:desc>'Mots regroupés par racine'.Y47:'Mots regroupés par racine'.Y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Z47:'Mots regroupés par racine'.Z65</svg:desc>
                </draw:g>
              </table:table-cell>
              <table:table-cell office:value-type="float" office:value="0.0147814910025707">
                <text:p>0.0147814910025707</text:p>
                <draw:g>
                  <svg:desc>'Mots regroupés par racine'.AA47:'Mots regroupés par racine'.AA65</svg:desc>
                </draw:g>
              </table:table-cell>
              <table:table-cell office:value-type="float" office:value="0.0308483290488432">
                <text:p>0.0308483290488432</text:p>
                <draw:g>
                  <svg:desc>'Mots regroupés par racine'.AB47:'Mots regroupés par racine'.AB65</svg:desc>
                </draw:g>
              </table:table-cell>
              <table:table-cell office:value-type="float" office:value="0.0038560411311054">
                <text:p>0.0038560411311054</text:p>
                <draw:g>
                  <svg:desc>'Mots regroupés par racine'.AC47:'Mots regroupés par racine'.AC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D47:'Mots regroupés par racine'.AD65</svg:desc>
                </draw:g>
              </table:table-cell>
              <table:table-cell office:value-type="float" office:value="0.0269922879177378">
                <text:p>0.0269922879177378</text:p>
                <draw:g>
                  <svg:desc>'Mots regroupés par racine'.AE47:'Mots regroupés par racine'.AE65</svg:desc>
                </draw:g>
              </table:table-cell>
              <table:table-cell office:value-type="float" office:value="0">
                <text:p>0</text:p>
                <draw:g>
                  <svg:desc>'Mots regroupés par racine'.AF47:'Mots regroupés par racine'.AF65</svg:desc>
                </draw:g>
              </table:table-cell>
              <table:table-cell office:value-type="float" office:value="0">
                <text:p>0</text:p>
                <draw:g>
                  <svg:desc>'Mots regroupés par racine'.AG47:'Mots regroupés par racine'.AG65</svg:desc>
                </draw:g>
              </table:table-cell>
              <table:table-cell office:value-type="float" office:value="0">
                <text:p>0</text:p>
                <draw:g>
                  <svg:desc>'Mots regroupés par racine'.AH47:'Mots regroupés par racine'.AH65</svg:desc>
                </draw:g>
              </table:table-cell>
              <table:table-cell office:value-type="float" office:value="0.0012853470437018">
                <text:p>0.0012853470437018</text:p>
                <draw:g>
                  <svg:desc>'Mots regroupés par racine'.AI47:'Mots regroupés par racine'.AI65</svg:desc>
                </draw:g>
              </table:table-cell>
              <table:table-cell office:value-type="float" office:value="0">
                <text:p>0</text:p>
                <draw:g>
                  <svg:desc>'Mots regroupés par racine'.AJ47:'Mots regroupés par racine'.AJ65</svg:desc>
                </draw:g>
              </table:table-cell>
              <table:table-cell office:value-type="float" office:value="0">
                <text:p>0</text:p>
                <draw:g>
                  <svg:desc>'Mots regroupés par racine'.AK47:'Mots regroupés par racine'.AK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L47:'Mots regroupés par racine'.AL65</svg:desc>
                </draw:g>
              </table:table-cell>
              <table:table-cell office:value-type="float" office:value="0.0006426735218509">
                <text:p>0.0006426735218509</text:p>
                <draw:g>
                  <svg:desc>'Mots regroupés par racine'.AM47:'Mots regroupés par racine'.AM65</svg:desc>
                </draw:g>
              </table:table-cell>
              <table:table-cell office:value-type="float" office:value="0.0115681233933162">
                <text:p>0.0115681233933162</text:p>
                <draw:g>
                  <svg:desc>'Mots regroupés par racine'.AN47:'Mots regroupés par racine'.AN65</svg:desc>
                </draw:g>
              </table:table-cell>
              <table:table-cell office:value-type="float" office:value="0">
                <text:p>0</text:p>
                <draw:g>
                  <svg:desc>'Mots regroupés par racine'.AO47:'Mots regroupés par racine'.AO65</svg:desc>
                </draw:g>
              </table:table-cell>
              <table:table-cell office:value-type="float" office:value="0.0224935732647815">
                <text:p>0.0224935732647815</text:p>
                <draw:g>
                  <svg:desc>'Mots regroupés par racine'.AP47:'Mots regroupés par racine'.AP65</svg:desc>
                </draw:g>
              </table:table-cell>
              <table:table-cell office:value-type="float" office:value="0.0224935732647815">
                <text:p>0.0224935732647815</text:p>
                <draw:g>
                  <svg:desc>'Mots regroupés par racine'.AQ47:'Mots regroupés par racine'.AQ65</svg:desc>
                </draw:g>
              </table:table-cell>
              <table:table-cell office:value-type="float" office:value="0.0019280205655527">
                <text:p>0.0019280205655527</text:p>
                <draw:g>
                  <svg:desc>'Mots regroupés par racine'.AR47:'Mots regroupés par racine'.AR65</svg:desc>
                </draw:g>
              </table:table-cell>
              <table:table-cell office:value-type="float" office:value="0.0025706940874036">
                <text:p>0.0025706940874036</text:p>
                <draw:g>
                  <svg:desc>'Mots regroupés par racine'.AS47:'Mots regroupés par racine'.AS65</svg:desc>
                </draw:g>
              </table:table-cell>
              <table:table-cell office:value-type="float" office:value="0">
                <text:p>0</text:p>
                <draw:g>
                  <svg:desc>'Mots regroupés par racine'.AT47:'Mots regroupés par racine'.AT65</svg:desc>
                </draw:g>
              </table:table-cell>
              <table:table-cell office:value-type="float" office:value="0.0199228791773779">
                <text:p>0.0199228791773779</text:p>
                <draw:g>
                  <svg:desc>'Mots regroupés par racine'.AU47:'Mots regroupés par racine'.AU65</svg:desc>
                </draw:g>
              </table:table-cell>
              <table:table-cell office:value-type="float" office:value="0.032133676092545">
                <text:p>0.032133676092545</text:p>
                <draw:g>
                  <svg:desc>'Mots regroupés par racine'.AV47:'Mots regroupés par racine'.AV65</svg:desc>
                </draw:g>
              </table:table-cell>
              <table:table-cell office:value-type="float" office:value="0.0057840616966581">
                <text:p>0.0057840616966581</text:p>
                <draw:g>
                  <svg:desc>'Mots regroupés par racine'.AW47:'Mots regroupés par racine'.AW65</svg:desc>
                </draw:g>
              </table:table-cell>
              <table:table-cell office:value-type="float" office:value="0.138817480719794">
                <text:p>0.138817480719794</text:p>
                <draw:g>
                  <svg:desc>'Mots regroupés par racine'.AX47:'Mots regroupés par racine'.AX65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347050074367873">
                <text:p>0.0347050074367873</text:p>
              </table:table-cell>
              <table:table-cell office:value-type="float" office:value="0.0014873574615766">
                <text:p>0.0014873574615766</text:p>
              </table:table-cell>
              <table:table-cell office:value-type="float" office:value="0.0104115022310362">
                <text:p>0.0104115022310362</text:p>
              </table:table-cell>
              <table:table-cell office:value-type="float" office:value="0.00396628656420426">
                <text:p>0.00396628656420426</text:p>
              </table:table-cell>
              <table:table-cell office:value-type="float" office:value="0.0044620723847298">
                <text:p>0.0044620723847298</text:p>
              </table:table-cell>
              <table:table-cell office:value-type="float" office:value="0.000991571641051066">
                <text:p>0.000991571641051066</text:p>
              </table:table-cell>
              <table:table-cell office:value-type="float" office:value="0.00545364402578086">
                <text:p>0.00545364402578086</text:p>
              </table:table-cell>
              <table:table-cell office:value-type="float" office:value="0.0138820029747149">
                <text:p>0.0138820029747149</text:p>
              </table:table-cell>
              <table:table-cell office:value-type="float" office:value="0.0525532969757065">
                <text:p>0.0525532969757065</text:p>
              </table:table-cell>
              <table:table-cell office:value-type="float" office:value="0.0029747149231532">
                <text:p>0.0029747149231532</text:p>
              </table:table-cell>
              <table:table-cell office:value-type="float" office:value="0.0327218641546852">
                <text:p>0.0327218641546852</text:p>
              </table:table-cell>
              <table:table-cell office:value-type="float" office:value="0.000991571641051066">
                <text:p>0.00099157164105106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0247892910262766">
                <text:p>0.0024789291026276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118988596926128">
                <text:p>0.0118988596926128</text:p>
              </table:table-cell>
              <table:table-cell office:value-type="float" office:value="0.0237977193852256">
                <text:p>0.0237977193852256</text:p>
              </table:table-cell>
              <table:table-cell office:value-type="float" office:value="0.0153693604362915">
                <text:p>0.0153693604362915</text:p>
              </table:table-cell>
              <table:table-cell office:value-type="float" office:value="0.000495785820525533">
                <text:p>0.000495785820525533</text:p>
              </table:table-cell>
              <table:table-cell office:value-type="float" office:value="0.0237977193852256">
                <text:p>0.0237977193852256</text:p>
              </table:table-cell>
              <table:table-cell office:value-type="float" office:value="0.00991571641051066">
                <text:p>0.00991571641051066</text:p>
              </table:table-cell>
              <table:table-cell office:value-type="float" office:value="0.408527516113039">
                <text:p>0.408527516113039</text:p>
              </table:table-cell>
              <table:table-cell office:value-type="float" office:value="0">
                <text:p>0</text:p>
              </table:table-cell>
              <table:table-cell office:value-type="float" office:value="0.0699058006941001">
                <text:p>0.0699058006941001</text:p>
              </table:table-cell>
              <table:table-cell office:value-type="float" office:value="0.0114030738720873">
                <text:p>0.0114030738720873</text:p>
              </table:table-cell>
              <table:table-cell office:value-type="float" office:value="0.0480912245909767">
                <text:p>0.0480912245909767</text:p>
              </table:table-cell>
              <table:table-cell office:value-type="float" office:value="0.029747149231532">
                <text:p>0.029747149231532</text:p>
              </table:table-cell>
              <table:table-cell office:value-type="float" office:value="0.0014873574615766">
                <text:p>0.0014873574615766</text:p>
              </table:table-cell>
              <table:table-cell office:value-type="float" office:value="0">
                <text:p>0</text:p>
              </table:table-cell>
              <table:table-cell office:value-type="float" office:value="0.0104115022310362">
                <text:p>0.0104115022310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7892910262766">
                <text:p>0.00247892910262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651462568171">
                <text:p>0.0158651462568171</text:p>
              </table:table-cell>
              <table:table-cell office:value-type="float" office:value="0">
                <text:p>0</text:p>
              </table:table-cell>
              <table:table-cell office:value-type="float" office:value="0.0356965790778384">
                <text:p>0.0356965790778384</text:p>
              </table:table-cell>
              <table:table-cell office:value-type="float" office:value="0.00892414476945959">
                <text:p>0.00892414476945959</text:p>
              </table:table-cell>
              <table:table-cell office:value-type="float" office:value="0.00545364402578086">
                <text:p>0.00545364402578086</text:p>
              </table:table-cell>
              <table:table-cell office:value-type="float" office:value="0.00198314328210213">
                <text:p>0.00198314328210213</text:p>
              </table:table-cell>
              <table:table-cell office:value-type="float" office:value="0.000495785820525533">
                <text:p>0.000495785820525533</text:p>
              </table:table-cell>
              <table:table-cell office:value-type="float" office:value="0.0193356470004958">
                <text:p>0.0193356470004958</text:p>
              </table:table-cell>
              <table:table-cell office:value-type="float" office:value="0.0059494298463064">
                <text:p>0.0059494298463064</text:p>
              </table:table-cell>
              <table:table-cell office:value-type="float" office:value="0.0059494298463064">
                <text:p>0.0059494298463064</text:p>
              </table:table-cell>
              <table:table-cell office:value-type="float" office:value="0.0619732275656916">
                <text:p>0.061973227565691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763807285546416">
                <text:p>0.0763807285546416</text:p>
              </table:table-cell>
              <table:table-cell office:value-type="float" office:value="0.0164512338425382">
                <text:p>0.0164512338425382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.0246768507638073">
                <text:p>0.0246768507638073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">
                <text:p>0</text:p>
              </table:table-cell>
              <table:table-cell office:value-type="float" office:value="0.0152761457109283">
                <text:p>0.0152761457109283</text:p>
              </table:table-cell>
              <table:table-cell office:value-type="float" office:value="0.0105757931844888">
                <text:p>0.0105757931844888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00470035252643948">
                <text:p>0.00470035252643948</text:p>
              </table:table-cell>
              <table:table-cell office:value-type="float" office:value="0.0258519388954172">
                <text:p>0.0258519388954172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">
                <text:p>0</text:p>
              </table:table-cell>
              <table:table-cell office:value-type="float" office:value="0.036427732079906">
                <text:p>0.036427732079906</text:p>
              </table:table-cell>
              <table:table-cell office:value-type="float" office:value="0.0129259694477086">
                <text:p>0.0129259694477086</text:p>
              </table:table-cell>
              <table:table-cell office:value-type="float" office:value="0.00470035252643948">
                <text:p>0.00470035252643948</text:p>
              </table:table-cell>
              <table:table-cell office:value-type="float" office:value="0">
                <text:p>0</text:p>
              </table:table-cell>
              <table:table-cell office:value-type="float" office:value="0.0082256169212691">
                <text:p>0.0082256169212691</text:p>
              </table:table-cell>
              <table:table-cell office:value-type="float" office:value="0">
                <text:p>0</text:p>
              </table:table-cell>
              <table:table-cell office:value-type="float" office:value="0.0223266745005875">
                <text:p>0.0223266745005875</text:p>
              </table:table-cell>
              <table:table-cell office:value-type="float" office:value="0">
                <text:p>0</text:p>
              </table:table-cell>
              <table:table-cell office:value-type="float" office:value="0.157461809635723">
                <text:p>0.157461809635723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317273795534665">
                <text:p>0.0317273795534665</text:p>
              </table:table-cell>
              <table:table-cell office:value-type="float" office:value="0.0481786133960047">
                <text:p>0.0481786133960047</text:p>
              </table:table-cell>
              <table:table-cell office:value-type="float" office:value="0.0141010575793185">
                <text:p>0.0141010575793185</text:p>
              </table:table-cell>
              <table:table-cell office:value-type="float" office:value="0.00587544065804935">
                <text:p>0.00587544065804935</text:p>
              </table:table-cell>
              <table:table-cell office:value-type="float" office:value="0.0470035252643948">
                <text:p>0.0470035252643948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5522914218566">
                <text:p>0.0305522914218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.00235017626321974">
                <text:p>0.00235017626321974</text:p>
              </table:table-cell>
              <table:table-cell office:value-type="float" office:value="0">
                <text:p>0</text:p>
              </table:table-cell>
              <table:table-cell office:value-type="float" office:value="0.0246768507638073">
                <text:p>0.0246768507638073</text:p>
              </table:table-cell>
              <table:table-cell office:value-type="float" office:value="0.00705052878965922">
                <text:p>0.00705052878965922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0940070505287897">
                <text:p>0.00940070505287897</text:p>
              </table:table-cell>
              <table:table-cell office:value-type="float" office:value="0.00117508813160987">
                <text:p>0.00117508813160987</text:p>
              </table:table-cell>
              <table:table-cell office:value-type="float" office:value="0.157461809635723">
                <text:p>0.157461809635723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00352526439482961">
                <text:p>0.00352526439482961</text:p>
              </table:table-cell>
              <table:table-cell office:value-type="float" office:value="0.105757931844888">
                <text:p>0.10575793184488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852402745995423">
                <text:p>0.0852402745995423</text:p>
              </table:table-cell>
              <table:table-cell office:value-type="float" office:value="0.0085812356979405">
                <text:p>0.0085812356979405</text:p>
              </table:table-cell>
              <table:table-cell office:value-type="float" office:value="0.0234553775743707">
                <text:p>0.0234553775743707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097254004576659">
                <text:p>0.0097254004576659</text:p>
              </table:table-cell>
              <table:table-cell office:value-type="float" office:value="0.0040045766590389">
                <text:p>0.0040045766590389</text:p>
              </table:table-cell>
              <table:table-cell office:value-type="float" office:value="0.0143020594965675">
                <text:p>0.0143020594965675</text:p>
              </table:table-cell>
              <table:table-cell office:value-type="float" office:value="0.0160183066361556">
                <text:p>0.0160183066361556</text:p>
              </table:table-cell>
              <table:table-cell office:value-type="float" office:value="0.0308924485125858">
                <text:p>0.0308924485125858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194508009153318">
                <text:p>0.0194508009153318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034324942791762">
                <text:p>0.0034324942791762</text:p>
              </table:table-cell>
              <table:table-cell office:value-type="float" office:value="0">
                <text:p>0</text:p>
              </table:table-cell>
              <table:table-cell office:value-type="float" office:value="0.005720823798627">
                <text:p>0.005720823798627</text:p>
              </table:table-cell>
              <table:table-cell office:value-type="float" office:value="0.0240274599542334">
                <text:p>0.0240274599542334</text:p>
              </table:table-cell>
              <table:table-cell office:value-type="float" office:value="0.0211670480549199">
                <text:p>0.0211670480549199</text:p>
              </table:table-cell>
              <table:table-cell office:value-type="float" office:value="0.0034324942791762">
                <text:p>0.0034324942791762</text:p>
              </table:table-cell>
              <table:table-cell office:value-type="float" office:value="0.0045766590389016">
                <text:p>0.0045766590389016</text:p>
              </table:table-cell>
              <table:table-cell office:value-type="float" office:value="0.0091533180778032">
                <text:p>0.0091533180778032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103546910755149">
                <text:p>0.103546910755149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011441647597254">
                <text:p>0.011441647597254</text:p>
              </table:table-cell>
              <table:table-cell office:value-type="float" office:value="0.0205949656750572">
                <text:p>0.0205949656750572</text:p>
              </table:table-cell>
              <table:table-cell office:value-type="float" office:value="0.0268878718535469">
                <text:p>0.0268878718535469</text:p>
              </table:table-cell>
              <table:table-cell office:value-type="float" office:value="0.0165903890160183">
                <text:p>0.0165903890160183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469107551487414">
                <text:p>0.0469107551487414</text:p>
              </table:table-cell>
              <table:table-cell office:value-type="float" office:value="0">
                <text:p>0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">
                <text:p>0</text:p>
              </table:table-cell>
              <table:table-cell office:value-type="float" office:value="0.0040045766590389">
                <text:p>0.0040045766590389</text:p>
              </table:table-cell>
              <table:table-cell office:value-type="float" office:value="0">
                <text:p>0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011441647597254">
                <text:p>0.0011441647597254</text:p>
              </table:table-cell>
              <table:table-cell office:value-type="float" office:value="0.0005720823798627">
                <text:p>0.0005720823798627</text:p>
              </table:table-cell>
              <table:table-cell office:value-type="float" office:value="0.0137299771167048">
                <text:p>0.0137299771167048</text:p>
              </table:table-cell>
              <table:table-cell office:value-type="float" office:value="0">
                <text:p>0</text:p>
              </table:table-cell>
              <table:table-cell office:value-type="float" office:value="0.0640732265446224">
                <text:p>0.0640732265446224</text:p>
              </table:table-cell>
              <table:table-cell office:value-type="float" office:value="0.0045766590389016">
                <text:p>0.0045766590389016</text:p>
              </table:table-cell>
              <table:table-cell office:value-type="float" office:value="0.0017162471395881">
                <text:p>0.0017162471395881</text:p>
              </table:table-cell>
              <table:table-cell office:value-type="float" office:value="0.0051487414187643">
                <text:p>0.0051487414187643</text:p>
              </table:table-cell>
              <table:table-cell office:value-type="float" office:value="0.0062929061784897">
                <text:p>0.0062929061784897</text:p>
              </table:table-cell>
              <table:table-cell office:value-type="float" office:value="0.0497711670480549">
                <text:p>0.0497711670480549</text:p>
              </table:table-cell>
              <table:table-cell office:value-type="float" office:value="0.0085812356979405">
                <text:p>0.0085812356979405</text:p>
              </table:table-cell>
              <table:table-cell office:value-type="float" office:value="0.0205949656750572">
                <text:p>0.0205949656750572</text:p>
              </table:table-cell>
              <table:table-cell office:value-type="float" office:value="0.100686498855835">
                <text:p>0.10068649885583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77943166441137">
                <text:p>0.177943166441137</text:p>
              </table:table-cell>
              <table:table-cell office:value-type="float" office:value="0.0121786197564276">
                <text:p>0.0121786197564276</text:p>
              </table:table-cell>
              <table:table-cell office:value-type="float" office:value="0.0094722598105548">
                <text:p>0.0094722598105548</text:p>
              </table:table-cell>
              <table:table-cell office:value-type="float" office:value="0.0111637347767253">
                <text:p>0.0111637347767253</text:p>
              </table:table-cell>
              <table:table-cell office:value-type="float" office:value="0.0098105548037889">
                <text:p>0.0098105548037889</text:p>
              </table:table-cell>
              <table:table-cell office:value-type="float" office:value="0.003382949932341">
                <text:p>0.003382949932341</text:p>
              </table:table-cell>
              <table:table-cell office:value-type="float" office:value="0.0175913396481732">
                <text:p>0.0175913396481732</text:p>
              </table:table-cell>
              <table:table-cell office:value-type="float" office:value="0.0064276048714479">
                <text:p>0.0064276048714479</text:p>
              </table:table-cell>
              <table:table-cell office:value-type="float" office:value="0.0659675236806495">
                <text:p>0.0659675236806495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87956698240866">
                <text:p>0.0087956698240866</text:p>
              </table:table-cell>
              <table:table-cell office:value-type="float" office:value="0.0027063599458728">
                <text:p>0.0027063599458728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71041948579161">
                <text:p>0.0071041948579161</text:p>
              </table:table-cell>
              <table:table-cell office:value-type="float" office:value="0.0064276048714479">
                <text:p>0.0064276048714479</text:p>
              </table:table-cell>
              <table:table-cell office:value-type="float" office:value="0.0158998646820027">
                <text:p>0.0158998646820027</text:p>
              </table:table-cell>
              <table:table-cell office:value-type="float" office:value="0.0321380243572395">
                <text:p>0.0321380243572395</text:p>
              </table:table-cell>
              <table:table-cell office:value-type="float" office:value="0.0084573748308525">
                <text:p>0.0084573748308525</text:p>
              </table:table-cell>
              <table:table-cell office:value-type="float" office:value="0">
                <text:p>0</text:p>
              </table:table-cell>
              <table:table-cell office:value-type="float" office:value="0.0040595399188092">
                <text:p>0.0040595399188092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558186738836265">
                <text:p>0.0558186738836265</text:p>
              </table:table-cell>
              <table:table-cell office:value-type="float" office:value="0.0020297699594046">
                <text:p>0.0020297699594046</text:p>
              </table:table-cell>
              <table:table-cell office:value-type="float" office:value="0.127198917456022">
                <text:p>0.127198917456022</text:p>
              </table:table-cell>
              <table:table-cell office:value-type="float" office:value="0.0074424898511502">
                <text:p>0.0074424898511502</text:p>
              </table:table-cell>
              <table:table-cell office:value-type="float" office:value="0.016914749661705">
                <text:p>0.016914749661705</text:p>
              </table:table-cell>
              <table:table-cell office:value-type="float" office:value="0.0240189445196211">
                <text:p>0.0240189445196211</text:p>
              </table:table-cell>
              <table:table-cell office:value-type="float" office:value="0.0040595399188092">
                <text:p>0.0040595399188092</text:p>
              </table:table-cell>
              <table:table-cell office:value-type="float" office:value="0.0006765899864682">
                <text:p>0.0006765899864682</text:p>
              </table:table-cell>
              <table:table-cell office:value-type="float" office:value="0.071041948579161">
                <text:p>0.071041948579161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06765899864682">
                <text:p>0.0006765899864682</text:p>
              </table:table-cell>
              <table:table-cell office:value-type="float" office:value="0">
                <text:p>0</text:p>
              </table:table-cell>
              <table:table-cell office:value-type="float" office:value="0.0057510148849797">
                <text:p>0.0057510148849797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016914749661705">
                <text:p>0.0016914749661705</text:p>
              </table:table-cell>
              <table:table-cell office:value-type="float" office:value="0.0003382949932341">
                <text:p>0.0003382949932341</text:p>
              </table:table-cell>
              <table:table-cell office:value-type="float" office:value="0.0148849797023004">
                <text:p>0.0148849797023004</text:p>
              </table:table-cell>
              <table:table-cell office:value-type="float" office:value="0">
                <text:p>0</text:p>
              </table:table-cell>
              <table:table-cell office:value-type="float" office:value="0.0571718538565629">
                <text:p>0.0571718538565629</text:p>
              </table:table-cell>
              <table:table-cell office:value-type="float" office:value="0.0057510148849797">
                <text:p>0.0057510148849797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115020297699594">
                <text:p>0.0115020297699594</text:p>
              </table:table-cell>
              <table:table-cell office:value-type="float" office:value="0.0050744248985115">
                <text:p>0.0050744248985115</text:p>
              </table:table-cell>
              <table:table-cell office:value-type="float" office:value="0.0456698240866035">
                <text:p>0.0456698240866035</text:p>
              </table:table-cell>
              <table:table-cell office:value-type="float" office:value="0.0148849797023004">
                <text:p>0.0148849797023004</text:p>
              </table:table-cell>
              <table:table-cell office:value-type="float" office:value="0.0368741542625169">
                <text:p>0.0368741542625169</text:p>
              </table:table-cell>
              <table:table-cell office:value-type="float" office:value="0.0855886332882273">
                <text:p>0.085588633288227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24368976594768">
                <text:p>0.124368976594768</text:p>
              </table:table-cell>
              <table:table-cell office:value-type="float" office:value="0.0018357044515833">
                <text:p>0.0018357044515833</text:p>
              </table:table-cell>
              <table:table-cell office:value-type="float" office:value="0.0362551629187701">
                <text:p>0.0362551629187701</text:p>
              </table:table-cell>
              <table:table-cell office:value-type="float" office:value="0.0119320789352914">
                <text:p>0.0119320789352914</text:p>
              </table:table-cell>
              <table:table-cell office:value-type="float" office:value="0.00688389169343736">
                <text:p>0.00688389169343736</text:p>
              </table:table-cell>
              <table:table-cell office:value-type="float" office:value="0.00137677833868747">
                <text:p>0.00137677833868747</text:p>
              </table:table-cell>
              <table:table-cell office:value-type="float" office:value="0.0133088572739789">
                <text:p>0.0133088572739789</text:p>
              </table:table-cell>
              <table:table-cell office:value-type="float" office:value="0.0201927489674162">
                <text:p>0.0201927489674162</text:p>
              </table:table-cell>
              <table:table-cell office:value-type="float" office:value="0.039008719596145">
                <text:p>0.039008719596145</text:p>
              </table:table-cell>
              <table:table-cell office:value-type="float" office:value="0.00229463056447912">
                <text:p>0.00229463056447912</text:p>
              </table:table-cell>
              <table:table-cell office:value-type="float" office:value="0.0211106011932079">
                <text:p>0.0211106011932079</text:p>
              </table:table-cell>
              <table:table-cell office:value-type="float" office:value="0.00596603946764571">
                <text:p>0.00596603946764571</text:p>
              </table:table-cell>
              <table:table-cell office:value-type="float" office:value="0.00413033501606241">
                <text:p>0.00413033501606241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.000917852225791648">
                <text:p>0.000917852225791648</text:p>
              </table:table-cell>
              <table:table-cell office:value-type="float" office:value="0.0142267094997705">
                <text:p>0.0142267094997705</text:p>
              </table:table-cell>
              <table:table-cell office:value-type="float" office:value="0.0674621385956861">
                <text:p>0.0674621385956861</text:p>
              </table:table-cell>
              <table:table-cell office:value-type="float" office:value="0.00321248279027077">
                <text:p>0.00321248279027077</text:p>
              </table:table-cell>
              <table:table-cell office:value-type="float" office:value="0">
                <text:p>0</text:p>
              </table:table-cell>
              <table:table-cell office:value-type="float" office:value="0.00642496558054153">
                <text:p>0.00642496558054153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.0330426801284993">
                <text:p>0.0330426801284993</text:p>
              </table:table-cell>
              <table:table-cell office:value-type="float" office:value="0.0018357044515833">
                <text:p>0.0018357044515833</text:p>
              </table:table-cell>
              <table:table-cell office:value-type="float" office:value="0.196879302432308">
                <text:p>0.196879302432308</text:p>
              </table:table-cell>
              <table:table-cell office:value-type="float" office:value="0.00688389169343736">
                <text:p>0.00688389169343736</text:p>
              </table:table-cell>
              <table:table-cell office:value-type="float" office:value="0.0165213400642497">
                <text:p>0.0165213400642497</text:p>
              </table:table-cell>
              <table:table-cell office:value-type="float" office:value="0.0279944928866452">
                <text:p>0.0279944928866452</text:p>
              </table:table-cell>
              <table:table-cell office:value-type="float" office:value="0.00826067003212483">
                <text:p>0.00826067003212483</text:p>
              </table:table-cell>
              <table:table-cell office:value-type="float" office:value="0.00137677833868747">
                <text:p>0.00137677833868747</text:p>
              </table:table-cell>
              <table:table-cell office:value-type="float" office:value="0.0738871041762276">
                <text:p>0.0738871041762276</text:p>
              </table:table-cell>
              <table:table-cell office:value-type="float" office:value="0.000917852225791648">
                <text:p>0.000917852225791648</text:p>
              </table:table-cell>
              <table:table-cell office:value-type="float" office:value="0.000458926112895824">
                <text:p>0.000458926112895824</text:p>
              </table:table-cell>
              <table:table-cell office:value-type="float" office:value="0">
                <text:p>0</text:p>
              </table:table-cell>
              <table:table-cell office:value-type="float" office:value="0.00321248279027077">
                <text:p>0.00321248279027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641578705828">
                <text:p>0.0238641578705828</text:p>
              </table:table-cell>
              <table:table-cell office:value-type="float" office:value="0">
                <text:p>0</text:p>
              </table:table-cell>
              <table:table-cell office:value-type="float" office:value="0.0142267094997705">
                <text:p>0.0142267094997705</text:p>
              </table:table-cell>
              <table:table-cell office:value-type="float" office:value="0.0128499311610831">
                <text:p>0.0128499311610831</text:p>
              </table:table-cell>
              <table:table-cell office:value-type="float" office:value="0.00504818724185406">
                <text:p>0.00504818724185406</text:p>
              </table:table-cell>
              <table:table-cell office:value-type="float" office:value="0.00642496558054153">
                <text:p>0.00642496558054153</text:p>
              </table:table-cell>
              <table:table-cell office:value-type="float" office:value="0">
                <text:p>0</text:p>
              </table:table-cell>
              <table:table-cell office:value-type="float" office:value="0.0133088572739789">
                <text:p>0.0133088572739789</text:p>
              </table:table-cell>
              <table:table-cell office:value-type="float" office:value="0.0169802661771455">
                <text:p>0.0169802661771455</text:p>
              </table:table-cell>
              <table:table-cell office:value-type="float" office:value="0.080770995869665">
                <text:p>0.080770995869665</text:p>
              </table:table-cell>
              <table:table-cell office:value-type="float" office:value="0.0734281780633318">
                <text:p>0.073428178063331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14214463840399">
                <text:p>0.114214463840399</text:p>
              </table:table-cell>
              <table:table-cell office:value-type="float" office:value="0.0144638403990025">
                <text:p>0.0144638403990025</text:p>
              </table:table-cell>
              <table:table-cell office:value-type="float" office:value="0.0029925187032419">
                <text:p>0.0029925187032419</text:p>
              </table:table-cell>
              <table:table-cell office:value-type="float" office:value="0.0104738154613466">
                <text:p>0.0104738154613466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">
                <text:p>0</text:p>
              </table:table-cell>
              <table:table-cell office:value-type="float" office:value="0.0144638403990025">
                <text:p>0.0144638403990025</text:p>
              </table:table-cell>
              <table:table-cell office:value-type="float" office:value="0.029426433915212">
                <text:p>0.029426433915212</text:p>
              </table:table-cell>
              <table:table-cell office:value-type="float" office:value="0.0608478802992519">
                <text:p>0.0608478802992519</text:p>
              </table:table-cell>
              <table:table-cell office:value-type="float" office:value="0.000498753117206983">
                <text:p>0.000498753117206983</text:p>
              </table:table-cell>
              <table:table-cell office:value-type="float" office:value="0.0468827930174564">
                <text:p>0.0468827930174564</text:p>
              </table:table-cell>
              <table:table-cell office:value-type="float" office:value="0.00698254364089776">
                <text:p>0.00698254364089776</text:p>
              </table:table-cell>
              <table:table-cell office:value-type="float" office:value="0.00149625935162095">
                <text:p>0.00149625935162095</text:p>
              </table:table-cell>
              <table:table-cell office:value-type="float" office:value="0">
                <text:p>0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.0189526184538653">
                <text:p>0.0189526184538653</text:p>
              </table:table-cell>
              <table:table-cell office:value-type="float" office:value="0.0403990024937656">
                <text:p>0.0403990024937656</text:p>
              </table:table-cell>
              <table:table-cell office:value-type="float" office:value="0.0084788029925187">
                <text:p>0.0084788029925187</text:p>
              </table:table-cell>
              <table:table-cell office:value-type="float" office:value="0">
                <text:p>0</text:p>
              </table:table-cell>
              <table:table-cell office:value-type="float" office:value="0.0104738154613466">
                <text:p>0.0104738154613466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00997506234413965">
                <text:p>0.00997506234413965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165087281795511">
                <text:p>0.165087281795511</text:p>
              </table:table-cell>
              <table:table-cell office:value-type="float" office:value="0.00598503740648379">
                <text:p>0.00598503740648379</text:p>
              </table:table-cell>
              <table:table-cell office:value-type="float" office:value="0.0219451371571072">
                <text:p>0.0219451371571072</text:p>
              </table:table-cell>
              <table:table-cell office:value-type="float" office:value="0.0498753117206983">
                <text:p>0.0498753117206983</text:p>
              </table:table-cell>
              <table:table-cell office:value-type="float" office:value="0.0189526184538653">
                <text:p>0.0189526184538653</text:p>
              </table:table-cell>
              <table:table-cell office:value-type="float" office:value="0.00149625935162095">
                <text:p>0.00149625935162095</text:p>
              </table:table-cell>
              <table:table-cell office:value-type="float" office:value="0.0384039900249377">
                <text:p>0.0384039900249377</text:p>
              </table:table-cell>
              <table:table-cell office:value-type="float" office:value="0.0029925187032419">
                <text:p>0.002992518703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8628428927681">
                <text:p>0.00548628428927681</text:p>
              </table:table-cell>
              <table:table-cell office:value-type="float" office:value="0.000498753117206983">
                <text:p>0.000498753117206983</text:p>
              </table:table-cell>
              <table:table-cell office:value-type="float" office:value="0">
                <text:p>0</text:p>
              </table:table-cell>
              <table:table-cell office:value-type="float" office:value="0.00349127182044888">
                <text:p>0.00349127182044888</text:p>
              </table:table-cell>
              <table:table-cell office:value-type="float" office:value="0.000997506234413965">
                <text:p>0.000997506234413965</text:p>
              </table:table-cell>
              <table:table-cell office:value-type="float" office:value="0.0264339152119701">
                <text:p>0.0264339152119701</text:p>
              </table:table-cell>
              <table:table-cell office:value-type="float" office:value="0">
                <text:p>0</text:p>
              </table:table-cell>
              <table:table-cell office:value-type="float" office:value="0.0528678304239402">
                <text:p>0.0528678304239402</text:p>
              </table:table-cell>
              <table:table-cell office:value-type="float" office:value="0.00947630922693267">
                <text:p>0.00947630922693267</text:p>
              </table:table-cell>
              <table:table-cell office:value-type="float" office:value="0.00748129675810474">
                <text:p>0.00748129675810474</text:p>
              </table:table-cell>
              <table:table-cell office:value-type="float" office:value="0.0134663341645885">
                <text:p>0.0134663341645885</text:p>
              </table:table-cell>
              <table:table-cell office:value-type="float" office:value="0.00698254364089776">
                <text:p>0.00698254364089776</text:p>
              </table:table-cell>
              <table:table-cell office:value-type="float" office:value="0.0438902743142145">
                <text:p>0.0438902743142145</text:p>
              </table:table-cell>
              <table:table-cell office:value-type="float" office:value="0.0254364089775561">
                <text:p>0.0254364089775561</text:p>
              </table:table-cell>
              <table:table-cell office:value-type="float" office:value="0.0199501246882793">
                <text:p>0.0199501246882793</text:p>
              </table:table-cell>
              <table:table-cell office:value-type="float" office:value="0.0807980049875312">
                <text:p>0.080798004987531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94454713493531">
                <text:p>0.0994454713493531</text:p>
              </table:table-cell>
              <table:table-cell office:value-type="float" office:value="0.00591497227356747">
                <text:p>0.00591497227356747</text:p>
              </table:table-cell>
              <table:table-cell office:value-type="float" office:value="0.0121996303142329">
                <text:p>0.0121996303142329</text:p>
              </table:table-cell>
              <table:table-cell office:value-type="float" office:value="0.0121996303142329">
                <text:p>0.0121996303142329</text:p>
              </table:table-cell>
              <table:table-cell office:value-type="float" office:value="0.00591497227356747">
                <text:p>0.00591497227356747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284658040665434">
                <text:p>0.0284658040665434</text:p>
              </table:table-cell>
              <table:table-cell office:value-type="float" office:value="0.0295748613678373">
                <text:p>0.0295748613678373</text:p>
              </table:table-cell>
              <table:table-cell office:value-type="float" office:value="0.106099815157116">
                <text:p>0.106099815157116</text:p>
              </table:table-cell>
              <table:table-cell office:value-type="float" office:value="0">
                <text:p>0</text:p>
              </table:table-cell>
              <table:table-cell office:value-type="float" office:value="0.0303142329020333">
                <text:p>0.0303142329020333</text:p>
              </table:table-cell>
              <table:table-cell office:value-type="float" office:value="0.00517560073937153">
                <text:p>0.00517560073937153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543438077634">
                <text:p>0.0066543438077634</text:p>
              </table:table-cell>
              <table:table-cell office:value-type="float" office:value="0.0476894639556377">
                <text:p>0.0476894639556377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147874306839187">
                <text:p>0.00147874306839187</text:p>
              </table:table-cell>
              <table:table-cell office:value-type="float" office:value="0.0140480591497227">
                <text:p>0.0140480591497227</text:p>
              </table:table-cell>
              <table:table-cell office:value-type="float" office:value="0.0022181146025878">
                <text:p>0.0022181146025878</text:p>
              </table:table-cell>
              <table:table-cell office:value-type="float" office:value="0.0158964879852126">
                <text:p>0.0158964879852126</text:p>
              </table:table-cell>
              <table:table-cell office:value-type="float" office:value="0.000739371534195933">
                <text:p>0.000739371534195933</text:p>
              </table:table-cell>
              <table:table-cell office:value-type="float" office:value="0.131608133086876">
                <text:p>0.131608133086876</text:p>
              </table:table-cell>
              <table:table-cell office:value-type="float" office:value="0.0066543438077634">
                <text:p>0.0066543438077634</text:p>
              </table:table-cell>
              <table:table-cell office:value-type="float" office:value="0.0129390018484288">
                <text:p>0.0129390018484288</text:p>
              </table:table-cell>
              <table:table-cell office:value-type="float" office:value="0.0491682070240296">
                <text:p>0.0491682070240296</text:p>
              </table:table-cell>
              <table:table-cell office:value-type="float" office:value="0.0088724584103512">
                <text:p>0.0088724584103512</text:p>
              </table:table-cell>
              <table:table-cell office:value-type="float" office:value="0.00147874306839187">
                <text:p>0.00147874306839187</text:p>
              </table:table-cell>
              <table:table-cell office:value-type="float" office:value="0.0883548983364141">
                <text:p>0.0883548983364141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">
                <text:p>0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">
                <text:p>0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00369685767097967">
                <text:p>0.000369685767097967</text:p>
              </table:table-cell>
              <table:table-cell office:value-type="float" office:value="0.0088724584103512">
                <text:p>0.0088724584103512</text:p>
              </table:table-cell>
              <table:table-cell office:value-type="float" office:value="0">
                <text:p>0</text:p>
              </table:table-cell>
              <table:table-cell office:value-type="float" office:value="0.0251386321626617">
                <text:p>0.0251386321626617</text:p>
              </table:table-cell>
              <table:table-cell office:value-type="float" office:value="0.0158964879852126">
                <text:p>0.0158964879852126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850277264325323">
                <text:p>0.00850277264325323</text:p>
              </table:table-cell>
              <table:table-cell office:value-type="float" office:value="0.0011090573012939">
                <text:p>0.0011090573012939</text:p>
              </table:table-cell>
              <table:table-cell office:value-type="float" office:value="0.055822550831793">
                <text:p>0.055822550831793</text:p>
              </table:table-cell>
              <table:table-cell office:value-type="float" office:value="0.00850277264325323">
                <text:p>0.00850277264325323</text:p>
              </table:table-cell>
              <table:table-cell office:value-type="float" office:value="0.0380776340110906">
                <text:p>0.0380776340110906</text:p>
              </table:table-cell>
              <table:table-cell office:value-type="float" office:value="0.0935304990757856">
                <text:p>0.093530499075785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163670179789213">
                <text:p>0.163670179789213</text:p>
              </table:table-cell>
              <table:table-cell office:value-type="float" office:value="0.00557966522008679">
                <text:p>0.00557966522008679</text:p>
              </table:table-cell>
              <table:table-cell office:value-type="float" office:value="0.0120892746435214">
                <text:p>0.0120892746435214</text:p>
              </table:table-cell>
              <table:table-cell office:value-type="float" office:value="0.0136391816491011">
                <text:p>0.0136391816491011</text:p>
              </table:table-cell>
              <table:table-cell office:value-type="float" office:value="0.00681959082455053">
                <text:p>0.00681959082455053</text:p>
              </table:table-cell>
              <table:table-cell office:value-type="float" office:value="0">
                <text:p>0</text:p>
              </table:table-cell>
              <table:table-cell office:value-type="float" office:value="0.0204587724736516">
                <text:p>0.0204587724736516</text:p>
              </table:table-cell>
              <table:table-cell office:value-type="float" office:value="0.0192188468691878">
                <text:p>0.0192188468691878</text:p>
              </table:table-cell>
              <table:table-cell office:value-type="float" office:value="0.0263484190948543">
                <text:p>0.0263484190948543</text:p>
              </table:table-cell>
              <table:table-cell office:value-type="float" office:value="0.000309981401115933">
                <text:p>0.000309981401115933</text:p>
              </table:table-cell>
              <table:table-cell office:value-type="float" office:value="0.013949163050217">
                <text:p>0.013949163050217</text:p>
              </table:table-cell>
              <table:table-cell office:value-type="float" office:value="0.00340979541227526">
                <text:p>0.0034097954122752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0123992560446373">
                <text:p>0.00123992560446373</text:p>
              </table:table-cell>
              <table:table-cell office:value-type="float" office:value="0.00805951642901426">
                <text:p>0.00805951642901426</text:p>
              </table:table-cell>
              <table:table-cell office:value-type="float" office:value="0.0334779913205208">
                <text:p>0.0334779913205208</text:p>
              </table:table-cell>
              <table:table-cell office:value-type="float" office:value="0.0105393676379417">
                <text:p>0.0105393676379417</text:p>
              </table:table-cell>
              <table:table-cell office:value-type="float" office:value="0.00216986980781153">
                <text:p>0.00216986980781153</text:p>
              </table:table-cell>
              <table:table-cell office:value-type="float" office:value="0.0235585864848109">
                <text:p>0.0235585864848109</text:p>
              </table:table-cell>
              <table:table-cell office:value-type="float" office:value="0.00247985120892746">
                <text:p>0.00247985120892746</text:p>
              </table:table-cell>
              <table:table-cell office:value-type="float" office:value="0.0489770613763174">
                <text:p>0.0489770613763174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.133292002479851">
                <text:p>0.133292002479851</text:p>
              </table:table-cell>
              <table:table-cell office:value-type="float" office:value="0.00588964662120273">
                <text:p>0.00588964662120273</text:p>
              </table:table-cell>
              <table:table-cell office:value-type="float" office:value="0.0272783632982021">
                <text:p>0.0272783632982021</text:p>
              </table:table-cell>
              <table:table-cell office:value-type="float" office:value="0.0573465592064476">
                <text:p>0.0573465592064476</text:p>
              </table:table-cell>
              <table:table-cell office:value-type="float" office:value="0.0108493490390577">
                <text:p>0.0108493490390577</text:p>
              </table:table-cell>
              <table:table-cell office:value-type="float" office:value="0.00216986980781153">
                <text:p>0.00216986980781153</text:p>
              </table:table-cell>
              <table:table-cell office:value-type="float" office:value="0.0734655920644761">
                <text:p>0.0734655920644761</text:p>
              </table:table-cell>
              <table:table-cell office:value-type="float" office:value="0.00154990700557967">
                <text:p>0.00154990700557967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">
                <text:p>0</text:p>
              </table:table-cell>
              <table:table-cell office:value-type="float" office:value="0.00557966522008679">
                <text:p>0.00557966522008679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">
                <text:p>0</text:p>
              </table:table-cell>
              <table:table-cell office:value-type="float" office:value="0.000929944203347799">
                <text:p>0.000929944203347799</text:p>
              </table:table-cell>
              <table:table-cell office:value-type="float" office:value="0.000309981401115933">
                <text:p>0.000309981401115933</text:p>
              </table:table-cell>
              <table:table-cell office:value-type="float" office:value="0.00805951642901426">
                <text:p>0.00805951642901426</text:p>
              </table:table-cell>
              <table:table-cell office:value-type="float" office:value="0">
                <text:p>0</text:p>
              </table:table-cell>
              <table:table-cell office:value-type="float" office:value="0.00650960942343459">
                <text:p>0.00650960942343459</text:p>
              </table:table-cell>
              <table:table-cell office:value-type="float" office:value="0.00774953502789833">
                <text:p>0.00774953502789833</text:p>
              </table:table-cell>
              <table:table-cell office:value-type="float" office:value="0.00340979541227526">
                <text:p>0.00340979541227526</text:p>
              </table:table-cell>
              <table:table-cell office:value-type="float" office:value="0.0170489770613763">
                <text:p>0.0170489770613763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530068195908246">
                <text:p>0.0530068195908246</text:p>
              </table:table-cell>
              <table:table-cell office:value-type="float" office:value="0.000619962802231866">
                <text:p>0.000619962802231866</text:p>
              </table:table-cell>
              <table:table-cell office:value-type="float" office:value="0.0768753874767514">
                <text:p>0.0768753874767514</text:p>
              </table:table-cell>
              <table:table-cell office:value-type="float" office:value="0.087724736515809">
                <text:p>0.08772473651580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182289977294843">
                <text:p>0.182289977294843</text:p>
              </table:table-cell>
              <table:table-cell office:value-type="float" office:value="0.0048653908530652">
                <text:p>0.0048653908530652</text:p>
              </table:table-cell>
              <table:table-cell office:value-type="float" office:value="0.00778462536490431">
                <text:p>0.00778462536490431</text:p>
              </table:table-cell>
              <table:table-cell office:value-type="float" office:value="0.0145961725591956">
                <text:p>0.0145961725591956</text:p>
              </table:table-cell>
              <table:table-cell office:value-type="float" office:value="0.00551410963347389">
                <text:p>0.00551410963347389</text:p>
              </table:table-cell>
              <table:table-cell office:value-type="float" office:value="0">
                <text:p>0</text:p>
              </table:table-cell>
              <table:table-cell office:value-type="float" office:value="0.0178397664612391">
                <text:p>0.0178397664612391</text:p>
              </table:table-cell>
              <table:table-cell office:value-type="float" office:value="0.0347064547518651">
                <text:p>0.0347064547518651</text:p>
              </table:table-cell>
              <table:table-cell office:value-type="float" office:value="0.0493026273110607">
                <text:p>0.0493026273110607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265974699967564">
                <text:p>0.0265974699967564</text:p>
              </table:table-cell>
              <table:table-cell office:value-type="float" office:value="0.00194615634122608">
                <text:p>0.00194615634122608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">
                <text:p>0</text:p>
              </table:table-cell>
              <table:table-cell office:value-type="float" office:value="0.000973078170613039">
                <text:p>0.000973078170613039</text:p>
              </table:table-cell>
              <table:table-cell office:value-type="float" office:value="0.0282192669477781">
                <text:p>0.0282192669477781</text:p>
              </table:table-cell>
              <table:table-cell office:value-type="float" office:value="0.0288679857281868">
                <text:p>0.0288679857281868</text:p>
              </table:table-cell>
              <table:table-cell office:value-type="float" office:value="0.00583846902367824">
                <text:p>0.00583846902367824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132987349983782">
                <text:p>0.0132987349983782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0123256568277652">
                <text:p>0.0123256568277652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141096334738891">
                <text:p>0.141096334738891</text:p>
              </table:table-cell>
              <table:table-cell office:value-type="float" office:value="0.00356795329224781">
                <text:p>0.00356795329224781</text:p>
              </table:table-cell>
              <table:table-cell office:value-type="float" office:value="0.0356795329224781">
                <text:p>0.0356795329224781</text:p>
              </table:table-cell>
              <table:table-cell office:value-type="float" office:value="0.0340577359714564">
                <text:p>0.0340577359714564</text:p>
              </table:table-cell>
              <table:table-cell office:value-type="float" office:value="0.00583846902367824">
                <text:p>0.00583846902367824</text:p>
              </table:table-cell>
              <table:table-cell office:value-type="float" office:value="0.00129743756081739">
                <text:p>0.00129743756081739</text:p>
              </table:table-cell>
              <table:table-cell office:value-type="float" office:value="0.0441128770677911">
                <text:p>0.0441128770677911</text:p>
              </table:table-cell>
              <table:table-cell office:value-type="float" office:value="0.00162179695102173">
                <text:p>0.00162179695102173</text:p>
              </table:table-cell>
              <table:table-cell office:value-type="float" office:value="0.000648718780408693">
                <text:p>0.000648718780408693</text:p>
              </table:table-cell>
              <table:table-cell office:value-type="float" office:value="0">
                <text:p>0</text:p>
              </table:table-cell>
              <table:table-cell office:value-type="float" office:value="0.00389231268245216">
                <text:p>0.00389231268245216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">
                <text:p>0</text:p>
              </table:table-cell>
              <table:table-cell office:value-type="float" office:value="0.00194615634122608">
                <text:p>0.00194615634122608</text:p>
              </table:table-cell>
              <table:table-cell office:value-type="float" office:value="0.00227051573143042">
                <text:p>0.00227051573143042</text:p>
              </table:table-cell>
              <table:table-cell office:value-type="float" office:value="0.0107038598767434">
                <text:p>0.0107038598767434</text:p>
              </table:table-cell>
              <table:table-cell office:value-type="float" office:value="0">
                <text:p>0</text:p>
              </table:table-cell>
              <table:table-cell office:value-type="float" office:value="0.032760298410639">
                <text:p>0.032760298410639</text:p>
              </table:table-cell>
              <table:table-cell office:value-type="float" office:value="0.00616282841388258">
                <text:p>0.00616282841388258</text:p>
              </table:table-cell>
              <table:table-cell office:value-type="float" office:value="0.00227051573143042">
                <text:p>0.00227051573143042</text:p>
              </table:table-cell>
              <table:table-cell office:value-type="float" office:value="0.015893610120013">
                <text:p>0.015893610120013</text:p>
              </table:table-cell>
              <table:table-cell office:value-type="float" office:value="0.000324359390204346">
                <text:p>0.000324359390204346</text:p>
              </table:table-cell>
              <table:table-cell office:value-type="float" office:value="0.0768731754784301">
                <text:p>0.0768731754784301</text:p>
              </table:table-cell>
              <table:table-cell office:value-type="float" office:value="0.00940642231592605">
                <text:p>0.00940642231592605</text:p>
              </table:table-cell>
              <table:table-cell office:value-type="float" office:value="0.0373013298734998">
                <text:p>0.0373013298734998</text:p>
              </table:table-cell>
              <table:table-cell office:value-type="float" office:value="0.0934155043788518">
                <text:p>0.093415504378851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629114850036576">
                <text:p>0.0629114850036576</text:p>
              </table:table-cell>
              <table:table-cell office:value-type="float" office:value="0.00877834674469642">
                <text:p>0.00877834674469642</text:p>
              </table:table-cell>
              <table:table-cell office:value-type="float" office:value="0.0234089246525238">
                <text:p>0.0234089246525238</text:p>
              </table:table-cell>
              <table:table-cell office:value-type="float" office:value="0.0314557425018288">
                <text:p>0.0314557425018288</text:p>
              </table:table-cell>
              <table:table-cell office:value-type="float" office:value="0.00146305779078274">
                <text:p>0.00146305779078274</text:p>
              </table:table-cell>
              <table:table-cell office:value-type="float" office:value="0">
                <text:p>0</text:p>
              </table:table-cell>
              <table:table-cell office:value-type="float" office:value="0.0212143379663497">
                <text:p>0.0212143379663497</text:p>
              </table:table-cell>
              <table:table-cell office:value-type="float" office:value="0.0534016093635699">
                <text:p>0.0534016093635699</text:p>
              </table:table-cell>
              <table:table-cell office:value-type="float" office:value="0.0102414045354792">
                <text:p>0.0102414045354792</text:p>
              </table:table-cell>
              <table:table-cell office:value-type="float" office:value="0">
                <text:p>0</text:p>
              </table:table-cell>
              <table:table-cell office:value-type="float" office:value="0.0102414045354792">
                <text:p>0.0102414045354792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.0153621068032187">
                <text:p>0.0153621068032187</text:p>
              </table:table-cell>
              <table:table-cell office:value-type="float" office:value="0.00585223116313094">
                <text:p>0.00585223116313094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">
                <text:p>0</text:p>
              </table:table-cell>
              <table:table-cell office:value-type="float" office:value="0.0131675201170446">
                <text:p>0.0131675201170446</text:p>
              </table:table-cell>
              <table:table-cell office:value-type="float" office:value="0">
                <text:p>0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.0109729334308705">
                <text:p>0.0109729334308705</text:p>
              </table:table-cell>
              <table:table-cell office:value-type="float" office:value="0.0907095830285296">
                <text:p>0.0907095830285296</text:p>
              </table:table-cell>
              <table:table-cell office:value-type="float" office:value="0">
                <text:p>0</text:p>
              </table:table-cell>
              <table:table-cell office:value-type="float" office:value="0.0146305779078274">
                <text:p>0.0146305779078274</text:p>
              </table:table-cell>
              <table:table-cell office:value-type="float" office:value="0.0446232626188734">
                <text:p>0.0446232626188734</text:p>
              </table:table-cell>
              <table:table-cell office:value-type="float" office:value="0.0534016093635699">
                <text:p>0.0534016093635699</text:p>
              </table:table-cell>
              <table:table-cell office:value-type="float" office:value="0.0117044623262619">
                <text:p>0.0117044623262619</text:p>
              </table:table-cell>
              <table:table-cell office:value-type="float" office:value="0.0380395025603511">
                <text:p>0.0380395025603511</text:p>
              </table:table-cell>
              <table:table-cell office:value-type="float" office:value="0.00512070226773958">
                <text:p>0.00512070226773958</text:p>
              </table:table-cell>
              <table:table-cell office:value-type="float" office:value="0.0117044623262619">
                <text:p>0.0117044623262619</text:p>
              </table:table-cell>
              <table:table-cell office:value-type="float" office:value="0">
                <text:p>0</text:p>
              </table:table-cell>
              <table:table-cell office:value-type="float" office:value="0.021945866861741">
                <text:p>0.021945866861741</text:p>
              </table:table-cell>
              <table:table-cell office:value-type="float" office:value="0.0021945866861741">
                <text:p>0.0021945866861741</text:p>
              </table:table-cell>
              <table:table-cell office:value-type="float" office:value="0.00146305779078274">
                <text:p>0.00146305779078274</text:p>
              </table:table-cell>
              <table:table-cell office:value-type="float" office:value="0.0365764447695684">
                <text:p>0.0365764447695684</text:p>
              </table:table-cell>
              <table:table-cell office:value-type="float" office:value="0.021945866861741">
                <text:p>0.021945866861741</text:p>
              </table:table-cell>
              <table:table-cell office:value-type="float" office:value="0.00438917337234821">
                <text:p>0.00438917337234821</text:p>
              </table:table-cell>
              <table:table-cell office:value-type="float" office:value="0">
                <text:p>0</text:p>
              </table:table-cell>
              <table:table-cell office:value-type="float" office:value="0.0373079736649598">
                <text:p>0.0373079736649598</text:p>
              </table:table-cell>
              <table:table-cell office:value-type="float" office:value="0.0146305779078274">
                <text:p>0.0146305779078274</text:p>
              </table:table-cell>
              <table:table-cell office:value-type="float" office:value="0.0204828090709583">
                <text:p>0.0204828090709583</text:p>
              </table:table-cell>
              <table:table-cell office:value-type="float" office:value="0.0343818580833943">
                <text:p>0.0343818580833943</text:p>
              </table:table-cell>
              <table:table-cell office:value-type="float" office:value="0.00365764447695684">
                <text:p>0.00365764447695684</text:p>
              </table:table-cell>
              <table:table-cell office:value-type="float" office:value="0.0936356986100951">
                <text:p>0.0936356986100951</text:p>
              </table:table-cell>
              <table:table-cell office:value-type="float" office:value="0.0343818580833943">
                <text:p>0.0343818580833943</text:p>
              </table:table-cell>
              <table:table-cell office:value-type="float" office:value="0.0526700804681785">
                <text:p>0.0526700804681785</text:p>
              </table:table-cell>
              <table:table-cell office:value-type="float" office:value="0.0702267739575713">
                <text:p>0.070226773957571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74178027265437">
                <text:p>0.074178027265437</text:p>
              </table:table-cell>
              <table:table-cell office:value-type="float" office:value="0.0753809141940658">
                <text:p>0.0753809141940658</text:p>
              </table:table-cell>
              <table:table-cell office:value-type="float" office:value="0.016439454691259">
                <text:p>0.016439454691259</text:p>
              </table:table-cell>
              <table:table-cell office:value-type="float" office:value="0.0128307939053729">
                <text:p>0.0128307939053729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">
                <text:p>0</text:p>
              </table:table-cell>
              <table:table-cell office:value-type="float" office:value="0.00962309542902967">
                <text:p>0.00962309542902967</text:p>
              </table:table-cell>
              <table:table-cell office:value-type="float" office:value="0.0324779470729751">
                <text:p>0.0324779470729751</text:p>
              </table:table-cell>
              <table:table-cell office:value-type="float" office:value="0.0100240577385726">
                <text:p>0.0100240577385726</text:p>
              </table:table-cell>
              <table:table-cell office:value-type="float" office:value="0.000801924619085806">
                <text:p>0.000801924619085806</text:p>
              </table:table-cell>
              <table:table-cell office:value-type="float" office:value="0.00922213311948677">
                <text:p>0.00922213311948677</text:p>
              </table:table-cell>
              <table:table-cell office:value-type="float" office:value="0">
                <text:p>0</text:p>
              </table:table-cell>
              <table:table-cell office:value-type="float" office:value="0.000400962309542903">
                <text:p>0.000400962309542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.00641539695268645">
                <text:p>0.00641539695268645</text:p>
              </table:table-cell>
              <table:table-cell office:value-type="float" office:value="0.00601443464314354">
                <text:p>0.00601443464314354</text:p>
              </table:table-cell>
              <table:table-cell office:value-type="float" office:value="0.0657578187650361">
                <text:p>0.0657578187650361</text:p>
              </table:table-cell>
              <table:table-cell office:value-type="float" office:value="0.000400962309542903">
                <text:p>0.000400962309542903</text:p>
              </table:table-cell>
              <table:table-cell office:value-type="float" office:value="0.0100240577385726">
                <text:p>0.0100240577385726</text:p>
              </table:table-cell>
              <table:table-cell office:value-type="float" office:value="0.0380914194065758">
                <text:p>0.0380914194065758</text:p>
              </table:table-cell>
              <table:table-cell office:value-type="float" office:value="0.0605453087409784">
                <text:p>0.0605453087409784</text:p>
              </table:table-cell>
              <table:table-cell office:value-type="float" office:value="0.00481154771451484">
                <text:p>0.00481154771451484</text:p>
              </table:table-cell>
              <table:table-cell office:value-type="float" office:value="0.0433039294306335">
                <text:p>0.0433039294306335</text:p>
              </table:table-cell>
              <table:table-cell office:value-type="float" office:value="0.000801924619085806">
                <text:p>0.000801924619085806</text:p>
              </table:table-cell>
              <table:table-cell office:value-type="float" office:value="0.0681635926222935">
                <text:p>0.0681635926222935</text:p>
              </table:table-cell>
              <table:table-cell office:value-type="float" office:value="0.0180433039294306">
                <text:p>0.0180433039294306</text:p>
              </table:table-cell>
              <table:table-cell office:value-type="float" office:value="0.01242983159583">
                <text:p>0.01242983159583</text:p>
              </table:table-cell>
              <table:table-cell office:value-type="float" office:value="0.00681635926222935">
                <text:p>0.00681635926222935</text:p>
              </table:table-cell>
              <table:table-cell office:value-type="float" office:value="0.00441058540497193">
                <text:p>0.00441058540497193</text:p>
              </table:table-cell>
              <table:table-cell office:value-type="float" office:value="0.020850040096231">
                <text:p>0.020850040096231</text:p>
              </table:table-cell>
              <table:table-cell office:value-type="float" office:value="0.00882117080994387">
                <text:p>0.00882117080994387</text:p>
              </table:table-cell>
              <table:table-cell office:value-type="float" office:value="0.0108259823576584">
                <text:p>0.0108259823576584</text:p>
              </table:table-cell>
              <table:table-cell office:value-type="float" office:value="0.00120288692862871">
                <text:p>0.00120288692862871</text:p>
              </table:table-cell>
              <table:table-cell office:value-type="float" office:value="0.0108259823576584">
                <text:p>0.0108259823576584</text:p>
              </table:table-cell>
              <table:table-cell office:value-type="float" office:value="0.00601443464314354">
                <text:p>0.00601443464314354</text:p>
              </table:table-cell>
              <table:table-cell office:value-type="float" office:value="0.0156375300721732">
                <text:p>0.0156375300721732</text:p>
              </table:table-cell>
              <table:table-cell office:value-type="float" office:value="0.00761828388131516">
                <text:p>0.00761828388131516</text:p>
              </table:table-cell>
              <table:table-cell office:value-type="float" office:value="0">
                <text:p>0</text:p>
              </table:table-cell>
              <table:table-cell office:value-type="float" office:value="0.11186848436247">
                <text:p>0.11186848436247</text:p>
              </table:table-cell>
              <table:table-cell office:value-type="float" office:value="0.00160384923817161">
                <text:p>0.00160384923817161</text:p>
              </table:table-cell>
              <table:table-cell office:value-type="float" office:value="0.0850040096230954">
                <text:p>0.0850040096230954</text:p>
              </table:table-cell>
              <table:table-cell office:value-type="float" office:value="0.11467522052927">
                <text:p>0.1146752205292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733410942956927">
                <text:p>0.0733410942956927</text:p>
              </table:table-cell>
              <table:table-cell office:value-type="float" office:value="0.00485060147458285">
                <text:p>0.00485060147458285</text:p>
              </table:table-cell>
              <table:table-cell office:value-type="float" office:value="0.00989522700814901">
                <text:p>0.00989522700814901</text:p>
              </table:table-cell>
              <table:table-cell office:value-type="float" office:value="0.0131936360108653">
                <text:p>0.0131936360108653</text:p>
              </table:table-cell>
              <table:table-cell office:value-type="float" office:value="0.00368645712068296">
                <text:p>0.00368645712068296</text:p>
              </table:table-cell>
              <table:table-cell office:value-type="float" office:value="0">
                <text:p>0</text:p>
              </table:table-cell>
              <table:table-cell office:value-type="float" office:value="0.013581684128832">
                <text:p>0.013581684128832</text:p>
              </table:table-cell>
              <table:table-cell office:value-type="float" office:value="0.0310438494373302">
                <text:p>0.0310438494373302</text:p>
              </table:table-cell>
              <table:table-cell office:value-type="float" office:value="0.0097012029491657">
                <text:p>0.0097012029491657</text:p>
              </table:table-cell>
              <table:table-cell office:value-type="float" office:value="0">
                <text:p>0</text:p>
              </table:table-cell>
              <table:table-cell office:value-type="float" office:value="0.0128055878928987">
                <text:p>0.0128055878928987</text:p>
              </table:table-cell>
              <table:table-cell office:value-type="float" office:value="0.00543267365153279">
                <text:p>0.00543267365153279</text:p>
              </table:table-cell>
              <table:table-cell office:value-type="float" office:value="0.00116414435389988">
                <text:p>0.0011641443538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012029491657">
                <text:p>0.00097012029491657</text:p>
              </table:table-cell>
              <table:table-cell office:value-type="float" office:value="0.0145518044237485">
                <text:p>0.0145518044237485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0116414435389988">
                <text:p>0.00116414435389988</text:p>
              </table:table-cell>
              <table:table-cell office:value-type="float" office:value="0.00892510671323244">
                <text:p>0.00892510671323244</text:p>
              </table:table-cell>
              <table:table-cell office:value-type="float" office:value="0.00426852929763291">
                <text:p>0.00426852929763291</text:p>
              </table:table-cell>
              <table:table-cell office:value-type="float" office:value="0.0128055878928987">
                <text:p>0.0128055878928987</text:p>
              </table:table-cell>
              <table:table-cell office:value-type="float" office:value="0.00232828870779977">
                <text:p>0.00232828870779977</text:p>
              </table:table-cell>
              <table:table-cell office:value-type="float" office:value="0.080325960419092">
                <text:p>0.080325960419092</text:p>
              </table:table-cell>
              <table:table-cell office:value-type="float" office:value="0.0013581684128832">
                <text:p>0.0013581684128832</text:p>
              </table:table-cell>
              <table:table-cell office:value-type="float" office:value="0.0357004268529298">
                <text:p>0.0357004268529298</text:p>
              </table:table-cell>
              <table:table-cell office:value-type="float" office:value="0.0551028327512612">
                <text:p>0.0551028327512612</text:p>
              </table:table-cell>
              <table:table-cell office:value-type="float" office:value="0.0320139697322468">
                <text:p>0.0320139697322468</text:p>
              </table:table-cell>
              <table:table-cell office:value-type="float" office:value="0.0069848661233993">
                <text:p>0.0069848661233993</text:p>
              </table:table-cell>
              <table:table-cell office:value-type="float" office:value="0.070430733410943">
                <text:p>0.070430733410943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195964299573147">
                <text:p>0.0195964299573147</text:p>
              </table:table-cell>
              <table:table-cell office:value-type="float" office:value="0.0056266977105161">
                <text:p>0.0056266977105161</text:p>
              </table:table-cell>
              <table:table-cell office:value-type="float" office:value="0.0182382615444315">
                <text:p>0.0182382615444315</text:p>
              </table:table-cell>
              <table:table-cell office:value-type="float" office:value="0.00368645712068296">
                <text:p>0.00368645712068296</text:p>
              </table:table-cell>
              <table:table-cell office:value-type="float" office:value="0.0013581684128832">
                <text:p>0.0013581684128832</text:p>
              </table:table-cell>
              <table:table-cell office:value-type="float" office:value="0.0164920450135817">
                <text:p>0.0164920450135817</text:p>
              </table:table-cell>
              <table:table-cell office:value-type="float" office:value="0.00659681800543267">
                <text:p>0.00659681800543267</text:p>
              </table:table-cell>
              <table:table-cell office:value-type="float" office:value="0.0083430345362825">
                <text:p>0.0083430345362825</text:p>
              </table:table-cell>
              <table:table-cell office:value-type="float" office:value="0.000194024058983314">
                <text:p>0.000194024058983314</text:p>
              </table:table-cell>
              <table:table-cell office:value-type="float" office:value="0.0225067908420644">
                <text:p>0.0225067908420644</text:p>
              </table:table-cell>
              <table:table-cell office:value-type="float" office:value="0.00485060147458285">
                <text:p>0.00485060147458285</text:p>
              </table:table-cell>
              <table:table-cell office:value-type="float" office:value="0.0541327124563446">
                <text:p>0.0541327124563446</text:p>
              </table:table-cell>
              <table:table-cell office:value-type="float" office:value="0.0116414435389988">
                <text:p>0.0116414435389988</text:p>
              </table:table-cell>
              <table:table-cell office:value-type="float" office:value="0.000388048117966628">
                <text:p>0.000388048117966628</text:p>
              </table:table-cell>
              <table:table-cell office:value-type="float" office:value="0.0574311214590609">
                <text:p>0.0574311214590609</text:p>
              </table:table-cell>
              <table:table-cell office:value-type="float" office:value="0.00523864959254948">
                <text:p>0.00523864959254948</text:p>
              </table:table-cell>
              <table:table-cell office:value-type="float" office:value="0.161428017074117">
                <text:p>0.161428017074117</text:p>
              </table:table-cell>
              <table:table-cell office:value-type="float" office:value="0.0958478851377571">
                <text:p>0.09584788513775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72034459907223">
                <text:p>0.0772034459907223</text:p>
              </table:table-cell>
              <table:table-cell office:value-type="float" office:value="0.00728959575878065">
                <text:p>0.00728959575878065</text:p>
              </table:table-cell>
              <table:table-cell office:value-type="float" office:value="0.0225314777998675">
                <text:p>0.0225314777998675</text:p>
              </table:table-cell>
              <table:table-cell office:value-type="float" office:value="0.00960901259111995">
                <text:p>0.00960901259111995</text:p>
              </table:table-cell>
              <table:table-cell office:value-type="float" office:value="0.00497017892644135">
                <text:p>0.00497017892644135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175612988734261">
                <text:p>0.0175612988734261</text:p>
              </table:table-cell>
              <table:table-cell office:value-type="float" office:value="0.0238568588469185">
                <text:p>0.0238568588469185</text:p>
              </table:table-cell>
              <table:table-cell office:value-type="float" office:value="0.0390987408880053">
                <text:p>0.0390987408880053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182239893969516">
                <text:p>0.0182239893969516</text:p>
              </table:table-cell>
              <table:table-cell office:value-type="float" office:value="0.000662690523525514">
                <text:p>0.000662690523525514</text:p>
              </table:table-cell>
              <table:table-cell office:value-type="float" office:value="0.00364479787939032">
                <text:p>0.00364479787939032</text:p>
              </table:table-cell>
              <table:table-cell office:value-type="float" office:value="0">
                <text:p>0</text:p>
              </table:table-cell>
              <table:table-cell office:value-type="float" office:value="0.00132538104705103">
                <text:p>0.00132538104705103</text:p>
              </table:table-cell>
              <table:table-cell office:value-type="float" office:value="0.0023194168323393">
                <text:p>0.0023194168323393</text:p>
              </table:table-cell>
              <table:table-cell office:value-type="float" office:value="0.0251822398939695">
                <text:p>0.0251822398939695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0695825049701789">
                <text:p>0.00695825049701789</text:p>
              </table:table-cell>
              <table:table-cell office:value-type="float" office:value="0.0046388336646786">
                <text:p>0.0046388336646786</text:p>
              </table:table-cell>
              <table:table-cell office:value-type="float" office:value="0.0341285619615639">
                <text:p>0.0341285619615639</text:p>
              </table:table-cell>
              <table:table-cell office:value-type="float" office:value="0.00331345261762757">
                <text:p>0.00331345261762757</text:p>
              </table:table-cell>
              <table:table-cell office:value-type="float" office:value="0.10934393638171">
                <text:p>0.10934393638171</text:p>
              </table:table-cell>
              <table:table-cell office:value-type="float" office:value="0.00132538104705103">
                <text:p>0.00132538104705103</text:p>
              </table:table-cell>
              <table:table-cell office:value-type="float" office:value="0.0960901259111995">
                <text:p>0.0960901259111995</text:p>
              </table:table-cell>
              <table:table-cell office:value-type="float" office:value="0.0775347912524851">
                <text:p>0.0775347912524851</text:p>
              </table:table-cell>
              <table:table-cell office:value-type="float" office:value="0.0129224652087475">
                <text:p>0.0129224652087475</text:p>
              </table:table-cell>
              <table:table-cell office:value-type="float" office:value="0.00198807157057654">
                <text:p>0.00198807157057654</text:p>
              </table:table-cell>
              <table:table-cell office:value-type="float" office:value="0.0931080185553347">
                <text:p>0.093108018555334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132538104705103">
                <text:p>0.0132538104705103</text:p>
              </table:table-cell>
              <table:table-cell office:value-type="float" office:value="0.0046388336646786">
                <text:p>0.0046388336646786</text:p>
              </table:table-cell>
              <table:table-cell office:value-type="float" office:value="0.00397614314115308">
                <text:p>0.00397614314115308</text:p>
              </table:table-cell>
              <table:table-cell office:value-type="float" office:value="0.000331345261762757">
                <text:p>0.000331345261762757</text:p>
              </table:table-cell>
              <table:table-cell office:value-type="float" office:value="0">
                <text:p>0</text:p>
              </table:table-cell>
              <table:table-cell office:value-type="float" office:value="0.00728959575878065">
                <text:p>0.00728959575878065</text:p>
              </table:table-cell>
              <table:table-cell office:value-type="float" office:value="0.000662690523525514">
                <text:p>0.000662690523525514</text:p>
              </table:table-cell>
              <table:table-cell office:value-type="float" office:value="0.00894632206759443">
                <text:p>0.00894632206759443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215374420145792">
                <text:p>0.0215374420145792</text:p>
              </table:table-cell>
              <table:table-cell office:value-type="float" office:value="0.00960901259111995">
                <text:p>0.00960901259111995</text:p>
              </table:table-cell>
              <table:table-cell office:value-type="float" office:value="0.00331345261762757">
                <text:p>0.00331345261762757</text:p>
              </table:table-cell>
              <table:table-cell office:value-type="float" office:value="0.0195493704440027">
                <text:p>0.0195493704440027</text:p>
              </table:table-cell>
              <table:table-cell office:value-type="float" office:value="0.00099403578528827">
                <text:p>0.00099403578528827</text:p>
              </table:table-cell>
              <table:table-cell office:value-type="float" office:value="0.038104705102717">
                <text:p>0.038104705102717</text:p>
              </table:table-cell>
              <table:table-cell office:value-type="float" office:value="0.00364479787939032">
                <text:p>0.00364479787939032</text:p>
              </table:table-cell>
              <table:table-cell office:value-type="float" office:value="0.0659377070907886">
                <text:p>0.0659377070907886</text:p>
              </table:table-cell>
              <table:table-cell office:value-type="float" office:value="0.099403578528827">
                <text:p>0.09940357852882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498442367601246">
                <text:p>0.0498442367601246</text:p>
              </table:table-cell>
              <table:table-cell office:value-type="float" office:value="0.0134994807892004">
                <text:p>0.0134994807892004</text:p>
              </table:table-cell>
              <table:table-cell office:value-type="float" office:value="0.0212876427829699">
                <text:p>0.0212876427829699</text:p>
              </table:table-cell>
              <table:table-cell office:value-type="float" office:value="0.0228452751817238">
                <text:p>0.0228452751817238</text:p>
              </table:table-cell>
              <table:table-cell office:value-type="float" office:value="0.00467289719626168">
                <text:p>0.00467289719626168</text:p>
              </table:table-cell>
              <table:table-cell office:value-type="float" office:value="0">
                <text:p>0</text:p>
              </table:table-cell>
              <table:table-cell office:value-type="float" office:value="0.0363447559709242">
                <text:p>0.0363447559709242</text:p>
              </table:table-cell>
              <table:table-cell office:value-type="float" office:value="0.0695742471443406">
                <text:p>0.0695742471443406</text:p>
              </table:table-cell>
              <table:table-cell office:value-type="float" office:value="0.0083073727933541">
                <text:p>0.0083073727933541</text:p>
              </table:table-cell>
              <table:table-cell office:value-type="float" office:value="0">
                <text:p>0</text:p>
              </table:table-cell>
              <table:table-cell office:value-type="float" office:value="0.0134994807892004">
                <text:p>0.0134994807892004</text:p>
              </table:table-cell>
              <table:table-cell office:value-type="float" office:value="0.00207684319833853">
                <text:p>0.00207684319833853</text:p>
              </table:table-cell>
              <table:table-cell office:value-type="float" office:value="0.00103842159916926">
                <text:p>0.00103842159916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9210799584631">
                <text:p>0.000519210799584631</text:p>
              </table:table-cell>
              <table:table-cell office:value-type="float" office:value="0.014018691588785">
                <text:p>0.014018691588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4974039460021">
                <text:p>0.00674974039460021</text:p>
              </table:table-cell>
              <table:table-cell office:value-type="float" office:value="0">
                <text:p>0</text:p>
              </table:table-cell>
              <table:table-cell office:value-type="float" office:value="0.00519210799584631">
                <text:p>0.00519210799584631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0960539979231568">
                <text:p>0.0960539979231568</text:p>
              </table:table-cell>
              <table:table-cell office:value-type="float" office:value="0.00311526479750779">
                <text:p>0.00311526479750779</text:p>
              </table:table-cell>
              <table:table-cell office:value-type="float" office:value="0.0160955347871236">
                <text:p>0.0160955347871236</text:p>
              </table:table-cell>
              <table:table-cell office:value-type="float" office:value="0.0441329179646937">
                <text:p>0.0441329179646937</text:p>
              </table:table-cell>
              <table:table-cell office:value-type="float" office:value="0.0233644859813084">
                <text:p>0.0233644859813084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0.0602284527518172">
                <text:p>0.0602284527518172</text:p>
              </table:table-cell>
              <table:table-cell office:value-type="float" office:value="0.000519210799584631">
                <text:p>0.000519210799584631</text:p>
              </table:table-cell>
              <table:table-cell office:value-type="float" office:value="0.019730010384216">
                <text:p>0.019730010384216</text:p>
              </table:table-cell>
              <table:table-cell office:value-type="float" office:value="0.00623052959501558">
                <text:p>0.00623052959501558</text:p>
              </table:table-cell>
              <table:table-cell office:value-type="float" office:value="0.0290758047767394">
                <text:p>0.0290758047767394</text:p>
              </table:table-cell>
              <table:table-cell office:value-type="float" office:value="0.00363447559709242">
                <text:p>0.00363447559709242</text:p>
              </table:table-cell>
              <table:table-cell office:value-type="float" office:value="0">
                <text:p>0</text:p>
              </table:table-cell>
              <table:table-cell office:value-type="float" office:value="0.0353063343717549">
                <text:p>0.0353063343717549</text:p>
              </table:table-cell>
              <table:table-cell office:value-type="float" office:value="0.00519210799584631">
                <text:p>0.00519210799584631</text:p>
              </table:table-cell>
              <table:table-cell office:value-type="float" office:value="0.00674974039460021">
                <text:p>0.00674974039460021</text:p>
              </table:table-cell>
              <table:table-cell office:value-type="float" office:value="0">
                <text:p>0</text:p>
              </table:table-cell>
              <table:table-cell office:value-type="float" office:value="0.0166147455867082">
                <text:p>0.0166147455867082</text:p>
              </table:table-cell>
              <table:table-cell office:value-type="float" office:value="0.0129802699896158">
                <text:p>0.0129802699896158</text:p>
              </table:table-cell>
              <table:table-cell office:value-type="float" office:value="0.0181723779854621">
                <text:p>0.0181723779854621</text:p>
              </table:table-cell>
              <table:table-cell office:value-type="float" office:value="0.0290758047767394">
                <text:p>0.0290758047767394</text:p>
              </table:table-cell>
              <table:table-cell office:value-type="float" office:value="0.00259605399792316">
                <text:p>0.00259605399792316</text:p>
              </table:table-cell>
              <table:table-cell office:value-type="float" office:value="0.0877466251298027">
                <text:p>0.0877466251298027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124610591900312">
                <text:p>0.124610591900312</text:p>
              </table:table-cell>
              <table:table-cell office:value-type="float" office:value="0.0768431983385254">
                <text:p>0.076843198338525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486332978345758">
                <text:p>0.0486332978345758</text:p>
              </table:table-cell>
              <table:table-cell office:value-type="float" office:value="0.00745473908413206">
                <text:p>0.00745473908413206</text:p>
              </table:table-cell>
              <table:table-cell office:value-type="float" office:value="0.012779552715655">
                <text:p>0.012779552715655</text:p>
              </table:table-cell>
              <table:table-cell office:value-type="float" office:value="0.00922967696130636">
                <text:p>0.00922967696130636</text:p>
              </table:table-cell>
              <table:table-cell office:value-type="float" office:value="0.00958466453674121">
                <text:p>0.00958466453674121</text:p>
              </table:table-cell>
              <table:table-cell office:value-type="float" office:value="0">
                <text:p>0</text:p>
              </table:table-cell>
              <table:table-cell office:value-type="float" office:value="0.0138445154419595">
                <text:p>0.0138445154419595</text:p>
              </table:table-cell>
              <table:table-cell office:value-type="float" office:value="0.0891018814341498">
                <text:p>0.0891018814341498</text:p>
              </table:table-cell>
              <table:table-cell office:value-type="float" office:value="0.0191693290734824">
                <text:p>0.0191693290734824</text:p>
              </table:table-cell>
              <table:table-cell office:value-type="float" office:value="0.00212992545260916">
                <text:p>0.00212992545260916</text:p>
              </table:table-cell>
              <table:table-cell office:value-type="float" office:value="0.0141995030173944">
                <text:p>0.0141995030173944</text:p>
              </table:table-cell>
              <table:table-cell office:value-type="float" office:value="0.00425985090521832">
                <text:p>0.00425985090521832</text:p>
              </table:table-cell>
              <table:table-cell office:value-type="float" office:value="0.00141995030173944">
                <text:p>0.00141995030173944</text:p>
              </table:table-cell>
              <table:table-cell office:value-type="float" office:value="0.00035498757543486">
                <text:p>0.00035498757543486</text:p>
              </table:table-cell>
              <table:table-cell office:value-type="float" office:value="0.00070997515086972">
                <text:p>0.00070997515086972</text:p>
              </table:table-cell>
              <table:table-cell office:value-type="float" office:value="0.00603478878239262">
                <text:p>0.00603478878239262</text:p>
              </table:table-cell>
              <table:table-cell office:value-type="float" office:value="0.0173943911963081">
                <text:p>0.0173943911963081</text:p>
              </table:table-cell>
              <table:table-cell office:value-type="float" office:value="0">
                <text:p>0</text:p>
              </table:table-cell>
              <table:table-cell office:value-type="float" office:value="0.00212992545260916">
                <text:p>0.00212992545260916</text:p>
              </table:table-cell>
              <table:table-cell office:value-type="float" office:value="0.00993965211217607">
                <text:p>0.00993965211217607</text:p>
              </table:table-cell>
              <table:table-cell office:value-type="float" office:value="0.00070997515086972">
                <text:p>0.00070997515086972</text:p>
              </table:table-cell>
              <table:table-cell office:value-type="float" office:value="0.0149094781682641">
                <text:p>0.0149094781682641</text:p>
              </table:table-cell>
              <table:table-cell office:value-type="float" office:value="0.00496982605608804">
                <text:p>0.00496982605608804</text:p>
              </table:table-cell>
              <table:table-cell office:value-type="float" office:value="0.0706425275115371">
                <text:p>0.0706425275115371</text:p>
              </table:table-cell>
              <table:table-cell office:value-type="float" office:value="0">
                <text:p>0</text:p>
              </table:table-cell>
              <table:table-cell office:value-type="float" office:value="0.0280440184593539">
                <text:p>0.0280440184593539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578629747958822">
                <text:p>0.0578629747958822</text:p>
              </table:table-cell>
              <table:table-cell office:value-type="float" office:value="0.042953496627618">
                <text:p>0.042953496627618</text:p>
              </table:table-cell>
              <table:table-cell office:value-type="float" office:value="0.0216542421015264">
                <text:p>0.0216542421015264</text:p>
              </table:table-cell>
              <table:table-cell office:value-type="float" office:value="0">
                <text:p>0</text:p>
              </table:table-cell>
              <table:table-cell office:value-type="float" office:value="0.0149094781682641">
                <text:p>0.0149094781682641</text:p>
              </table:table-cell>
              <table:table-cell office:value-type="float" office:value="0.0035498757543486">
                <text:p>0.0035498757543486</text:p>
              </table:table-cell>
              <table:table-cell office:value-type="float" office:value="0.017749378771743">
                <text:p>0.017749378771743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0">
                <text:p>0</text:p>
              </table:table-cell>
              <table:table-cell office:value-type="float" office:value="0.0351437699680511">
                <text:p>0.0351437699680511</text:p>
              </table:table-cell>
              <table:table-cell office:value-type="float" office:value="0.0134895278665247">
                <text:p>0.0134895278665247</text:p>
              </table:table-cell>
              <table:table-cell office:value-type="float" office:value="0.00567980120695776">
                <text:p>0.00567980120695776</text:p>
              </table:table-cell>
              <table:table-cell office:value-type="float" office:value="0">
                <text:p>0</text:p>
              </table:table-cell>
              <table:table-cell office:value-type="float" office:value="0.00922967696130636">
                <text:p>0.00922967696130636</text:p>
              </table:table-cell>
              <table:table-cell office:value-type="float" office:value="0.00461483848065318">
                <text:p>0.00461483848065318</text:p>
              </table:table-cell>
              <table:table-cell office:value-type="float" office:value="0.0479233226837061">
                <text:p>0.0479233226837061</text:p>
              </table:table-cell>
              <table:table-cell office:value-type="float" office:value="0.0166844160454384">
                <text:p>0.0166844160454384</text:p>
              </table:table-cell>
              <table:table-cell office:value-type="float" office:value="0.00283990060347888">
                <text:p>0.00283990060347888</text:p>
              </table:table-cell>
              <table:table-cell office:value-type="float" office:value="0.070997515086972">
                <text:p>0.070997515086972</text:p>
              </table:table-cell>
              <table:table-cell office:value-type="float" office:value="0.0241391551295705">
                <text:p>0.0241391551295705</text:p>
              </table:table-cell>
              <table:table-cell office:value-type="float" office:value="0.0567980120695776">
                <text:p>0.0567980120695776</text:p>
              </table:table-cell>
              <table:table-cell office:value-type="float" office:value="0.111821086261981">
                <text:p>0.11182108626198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133130962705984">
                <text:p>0.133130962705984</text:p>
              </table:table-cell>
              <table:table-cell office:value-type="float" office:value="0.00477016478751084">
                <text:p>0.00477016478751084</text:p>
              </table:table-cell>
              <table:table-cell office:value-type="float" office:value="0.0143104943625325">
                <text:p>0.0143104943625325</text:p>
              </table:table-cell>
              <table:table-cell office:value-type="float" office:value="0.00823937554206418">
                <text:p>0.00823937554206418</text:p>
              </table:table-cell>
              <table:table-cell office:value-type="float" office:value="0.00520381613183001">
                <text:p>0.00520381613183001</text:p>
              </table:table-cell>
              <table:table-cell office:value-type="float" office:value="0.000433651344319167">
                <text:p>0.000433651344319167</text:p>
              </table:table-cell>
              <table:table-cell office:value-type="float" office:value="0.0143104943625325">
                <text:p>0.0143104943625325</text:p>
              </table:table-cell>
              <table:table-cell office:value-type="float" office:value="0.0524718126626193">
                <text:p>0.0524718126626193</text:p>
              </table:table-cell>
              <table:table-cell office:value-type="float" office:value="0.0424978317432784">
                <text:p>0.0424978317432784</text:p>
              </table:table-cell>
              <table:table-cell office:value-type="float" office:value="0.00954032957502168">
                <text:p>0.00954032957502168</text:p>
              </table:table-cell>
              <table:table-cell office:value-type="float" office:value="0.0121422376409367">
                <text:p>0.0121422376409367</text:p>
              </table:table-cell>
              <table:table-cell office:value-type="float" office:value="0.000433651344319167">
                <text:p>0.000433651344319167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7398091934085">
                <text:p>0.00997398091934085</text:p>
              </table:table-cell>
              <table:table-cell office:value-type="float" office:value="0.0342584562012142">
                <text:p>0.0342584562012142</text:p>
              </table:table-cell>
              <table:table-cell office:value-type="float" office:value="0">
                <text:p>0</text:p>
              </table:table-cell>
              <table:table-cell office:value-type="float" office:value="0.0416305290546401">
                <text:p>0.0416305290546401</text:p>
              </table:table-cell>
              <table:table-cell office:value-type="float" office:value="0.00173460537727667">
                <text:p>0.00173460537727667</text:p>
              </table:table-cell>
              <table:table-cell office:value-type="float" office:value="0">
                <text:p>0</text:p>
              </table:table-cell>
              <table:table-cell office:value-type="float" office:value="0.13009540329575">
                <text:p>0.13009540329575</text:p>
              </table:table-cell>
              <table:table-cell office:value-type="float" office:value="0.0346921075455334">
                <text:p>0.0346921075455334</text:p>
              </table:table-cell>
              <table:table-cell office:value-type="float" office:value="0.0849956634865568">
                <text:p>0.0849956634865568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.00607111882046834">
                <text:p>0.00607111882046834</text:p>
              </table:table-cell>
              <table:table-cell office:value-type="float" office:value="0.0294882914137034">
                <text:p>0.0294882914137034</text:p>
              </table:table-cell>
              <table:table-cell office:value-type="float" office:value="0.0117085862966175">
                <text:p>0.0117085862966175</text:p>
              </table:table-cell>
              <table:table-cell office:value-type="float" office:value="0.0221162185602775">
                <text:p>0.0221162185602775</text:p>
              </table:table-cell>
              <table:table-cell office:value-type="float" office:value="0.0203816131830009">
                <text:p>0.0203816131830009</text:p>
              </table:table-cell>
              <table:table-cell office:value-type="float" office:value="0.000867302688638335">
                <text:p>0.000867302688638335</text:p>
              </table:table-cell>
              <table:table-cell office:value-type="float" office:value="0.00780572419774501">
                <text:p>0.00780572419774501</text:p>
              </table:table-cell>
              <table:table-cell office:value-type="float" office:value="0.00173460537727667">
                <text:p>0.00173460537727667</text:p>
              </table:table-cell>
              <table:table-cell office:value-type="float" office:value="0.00520381613183001">
                <text:p>0.00520381613183001</text:p>
              </table:table-cell>
              <table:table-cell office:value-type="float" office:value="0.00477016478751084">
                <text:p>0.00477016478751084</text:p>
              </table:table-cell>
              <table:table-cell office:value-type="float" office:value="0.00780572419774501">
                <text:p>0.00780572419774501</text:p>
              </table:table-cell>
              <table:table-cell office:value-type="float" office:value="0.0247181266261925">
                <text:p>0.0247181266261925</text:p>
              </table:table-cell>
              <table:table-cell office:value-type="float" office:value="0.00607111882046834">
                <text:p>0.00607111882046834</text:p>
              </table:table-cell>
              <table:table-cell office:value-type="float" office:value="0.00433651344319167">
                <text:p>0.00433651344319167</text:p>
              </table:table-cell>
              <table:table-cell office:value-type="float" office:value="0">
                <text:p>0</text:p>
              </table:table-cell>
              <table:table-cell office:value-type="float" office:value="0.0325238508239376">
                <text:p>0.0325238508239376</text:p>
              </table:table-cell>
              <table:table-cell office:value-type="float" office:value="0.00823937554206418">
                <text:p>0.00823937554206418</text:p>
              </table:table-cell>
              <table:table-cell office:value-type="float" office:value="0.00563746747614918">
                <text:p>0.00563746747614918</text:p>
              </table:table-cell>
              <table:table-cell office:value-type="float" office:value="0.0199479618386817">
                <text:p>0.0199479618386817</text:p>
              </table:table-cell>
              <table:table-cell office:value-type="float" office:value="0.0013009540329575">
                <text:p>0.0013009540329575</text:p>
              </table:table-cell>
              <table:table-cell office:value-type="float" office:value="0.0559410234171726">
                <text:p>0.0559410234171726</text:p>
              </table:table-cell>
              <table:table-cell office:value-type="float" office:value="0.00303555941023417">
                <text:p>0.00303555941023417</text:p>
              </table:table-cell>
              <table:table-cell office:value-type="float" office:value="0.0342584562012142">
                <text:p>0.0342584562012142</text:p>
              </table:table-cell>
              <table:table-cell office:value-type="float" office:value="0.0494362532523851">
                <text:p>0.049436253252385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37200330669606">
                <text:p>0.037200330669606</text:p>
              </table:table-cell>
              <table:table-cell office:value-type="float" office:value="0.00330669605952053">
                <text:p>0.00330669605952053</text:p>
              </table:table-cell>
              <table:table-cell office:value-type="float" office:value="0.0294847065307247">
                <text:p>0.0294847065307247</text:p>
              </table:table-cell>
              <table:table-cell office:value-type="float" office:value="0.0093689721686415">
                <text:p>0.0093689721686415</text:p>
              </table:table-cell>
              <table:table-cell office:value-type="float" office:value="0.0112978782033618">
                <text:p>0.0112978782033618</text:p>
              </table:table-cell>
              <table:table-cell office:value-type="float" office:value="0">
                <text:p>0</text:p>
              </table:table-cell>
              <table:table-cell office:value-type="float" office:value="0.050151556902728">
                <text:p>0.050151556902728</text:p>
              </table:table-cell>
              <table:table-cell office:value-type="float" office:value="0.0421603747588867">
                <text:p>0.0421603747588867</text:p>
              </table:table-cell>
              <table:table-cell office:value-type="float" office:value="0.0137779002480022">
                <text:p>0.0137779002480022</text:p>
              </table:table-cell>
              <table:table-cell office:value-type="float" office:value="0">
                <text:p>0</text:p>
              </table:table-cell>
              <table:table-cell office:value-type="float" office:value="0.0093689721686415">
                <text:p>0.0093689721686415</text:p>
              </table:table-cell>
              <table:table-cell office:value-type="float" office:value="0.00468448608432075">
                <text:p>0.00468448608432075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">
                <text:p>0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.0176357123174428">
                <text:p>0.0176357123174428</text:p>
              </table:table-cell>
              <table:table-cell office:value-type="float" office:value="0.0551116009920088">
                <text:p>0.0551116009920088</text:p>
              </table:table-cell>
              <table:table-cell office:value-type="float" office:value="0">
                <text:p>0</text:p>
              </table:table-cell>
              <table:table-cell office:value-type="float" office:value="0.00385781206944062">
                <text:p>0.00385781206944062</text:p>
              </table:table-cell>
              <table:table-cell office:value-type="float" office:value="0.00413337007440066">
                <text:p>0.00413337007440066</text:p>
              </table:table-cell>
              <table:table-cell office:value-type="float" office:value="0">
                <text:p>0</text:p>
              </table:table-cell>
              <table:table-cell office:value-type="float" office:value="0.0168090383025627">
                <text:p>0.0168090383025627</text:p>
              </table:table-cell>
              <table:table-cell office:value-type="float" office:value="0.00192890603472031">
                <text:p>0.00192890603472031</text:p>
              </table:table-cell>
              <table:table-cell office:value-type="float" office:value="0.0983742077707358">
                <text:p>0.0983742077707358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341691926150455">
                <text:p>0.0341691926150455</text:p>
              </table:table-cell>
              <table:table-cell office:value-type="float" office:value="0.0316891705704051">
                <text:p>0.0316891705704051</text:p>
              </table:table-cell>
              <table:table-cell office:value-type="float" office:value="0.0881785615872141">
                <text:p>0.0881785615872141</text:p>
              </table:table-cell>
              <table:table-cell office:value-type="float" office:value="0.0129512262331221">
                <text:p>0.0129512262331221</text:p>
              </table:table-cell>
              <table:table-cell office:value-type="float" office:value="0.0793607054284927">
                <text:p>0.0793607054284927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0771562413888123">
                <text:p>0.00771562413888123</text:p>
              </table:table-cell>
              <table:table-cell office:value-type="float" office:value="0.00192890603472031">
                <text:p>0.00192890603472031</text:p>
              </table:table-cell>
              <table:table-cell office:value-type="float" office:value="0.00744006613392119">
                <text:p>0.00744006613392119</text:p>
              </table:table-cell>
              <table:table-cell office:value-type="float" office:value="0.00110223201984018">
                <text:p>0.00110223201984018</text:p>
              </table:table-cell>
              <table:table-cell office:value-type="float" office:value="0.000275558004960044">
                <text:p>0.000275558004960044</text:p>
              </table:table-cell>
              <table:table-cell office:value-type="float" office:value="0.0121245522182419">
                <text:p>0.0121245522182419</text:p>
              </table:table-cell>
              <table:table-cell office:value-type="float" office:value="0.00413337007440066">
                <text:p>0.00413337007440066</text:p>
              </table:table-cell>
              <table:table-cell office:value-type="float" office:value="0.00744006613392119">
                <text:p>0.00744006613392119</text:p>
              </table:table-cell>
              <table:table-cell office:value-type="float" office:value="0">
                <text:p>0</text:p>
              </table:table-cell>
              <table:table-cell office:value-type="float" office:value="0.0151556902728024">
                <text:p>0.0151556902728024</text:p>
              </table:table-cell>
              <table:table-cell office:value-type="float" office:value="0.0294847065307247">
                <text:p>0.0294847065307247</text:p>
              </table:table-cell>
              <table:table-cell office:value-type="float" office:value="0.0336180766051254">
                <text:p>0.0336180766051254</text:p>
              </table:table-cell>
              <table:table-cell office:value-type="float" office:value="0.0170845963075227">
                <text:p>0.0170845963075227</text:p>
              </table:table-cell>
              <table:table-cell office:value-type="float" office:value="0.00165334802976026">
                <text:p>0.00165334802976026</text:p>
              </table:table-cell>
              <table:table-cell office:value-type="float" office:value="0.0821162854780931">
                <text:p>0.0821162854780931</text:p>
              </table:table-cell>
              <table:table-cell office:value-type="float" office:value="0.000551116009920088">
                <text:p>0.000551116009920088</text:p>
              </table:table-cell>
              <table:table-cell office:value-type="float" office:value="0.0697161752548912">
                <text:p>0.0697161752548912</text:p>
              </table:table-cell>
              <table:table-cell office:value-type="float" office:value="0.050151556902728">
                <text:p>0.05015155690272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103088480801336">
                <text:p>0.103088480801336</text:p>
              </table:table-cell>
              <table:table-cell office:value-type="float" office:value="0.00292153589315526">
                <text:p>0.00292153589315526</text:p>
              </table:table-cell>
              <table:table-cell office:value-type="float" office:value="0.0162771285475793">
                <text:p>0.0162771285475793</text:p>
              </table:table-cell>
              <table:table-cell office:value-type="float" office:value="0.0158597662771285">
                <text:p>0.0158597662771285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">
                <text:p>0</text:p>
              </table:table-cell>
              <table:table-cell office:value-type="float" office:value="0.0346410684474124">
                <text:p>0.0346410684474124</text:p>
              </table:table-cell>
              <table:table-cell office:value-type="float" office:value="0.0538397328881469">
                <text:p>0.0538397328881469</text:p>
              </table:table-cell>
              <table:table-cell office:value-type="float" office:value="0.00876460767946578">
                <text:p>0.00876460767946578</text:p>
              </table:table-cell>
              <table:table-cell office:value-type="float" office:value="0">
                <text:p>0</text:p>
              </table:table-cell>
              <table:table-cell office:value-type="float" office:value="0.013355592654424">
                <text:p>0.013355592654424</text:p>
              </table:table-cell>
              <table:table-cell office:value-type="float" office:value="0.00709515859766277">
                <text:p>0.00709515859766277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5626043405676">
                <text:p>0.00375626043405676</text:p>
              </table:table-cell>
              <table:table-cell office:value-type="float" office:value="0.0588480801335559">
                <text:p>0.0588480801335559</text:p>
              </table:table-cell>
              <table:table-cell office:value-type="float" office:value="0.000834724540901503">
                <text:p>0.000834724540901503</text:p>
              </table:table-cell>
              <table:table-cell office:value-type="float" office:value="0.00626043405676127">
                <text:p>0.00626043405676127</text:p>
              </table:table-cell>
              <table:table-cell office:value-type="float" office:value="0.00584307178631052">
                <text:p>0.00584307178631052</text:p>
              </table:table-cell>
              <table:table-cell office:value-type="float" office:value="0">
                <text:p>0</text:p>
              </table:table-cell>
              <table:table-cell office:value-type="float" office:value="0.0146076794657763">
                <text:p>0.0146076794657763</text:p>
              </table:table-cell>
              <table:table-cell office:value-type="float" office:value="0.0200333889816361">
                <text:p>0.0200333889816361</text:p>
              </table:table-cell>
              <table:table-cell office:value-type="float" office:value="0.118113522537563">
                <text:p>0.118113522537563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959933222036728">
                <text:p>0.00959933222036728</text:p>
              </table:table-cell>
              <table:table-cell office:value-type="float" office:value="0.0292153589315526">
                <text:p>0.0292153589315526</text:p>
              </table:table-cell>
              <table:table-cell office:value-type="float" office:value="0.0442404006677796">
                <text:p>0.0442404006677796</text:p>
              </table:table-cell>
              <table:table-cell office:value-type="float" office:value="0.0237896494156928">
                <text:p>0.0237896494156928</text:p>
              </table:table-cell>
              <table:table-cell office:value-type="float" office:value="0.0676126878130217">
                <text:p>0.0676126878130217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33889816360601">
                <text:p>0.00333889816360601</text:p>
              </table:table-cell>
              <table:table-cell office:value-type="float" office:value="0.00125208681135225">
                <text:p>0.00125208681135225</text:p>
              </table:table-cell>
              <table:table-cell office:value-type="float" office:value="0.013355592654424">
                <text:p>0.013355592654424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542570951585977">
                <text:p>0.00542570951585977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918196994991653">
                <text:p>0.00918196994991653</text:p>
              </table:table-cell>
              <table:table-cell office:value-type="float" office:value="0.000417362270450751">
                <text:p>0.000417362270450751</text:p>
              </table:table-cell>
              <table:table-cell office:value-type="float" office:value="0.0154424040066778">
                <text:p>0.0154424040066778</text:p>
              </table:table-cell>
              <table:table-cell office:value-type="float" office:value="0.0183639398998331">
                <text:p>0.0183639398998331</text:p>
              </table:table-cell>
              <table:table-cell office:value-type="float" office:value="0.0342237061769616">
                <text:p>0.0342237061769616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75626043405676">
                <text:p>0.00375626043405676</text:p>
              </table:table-cell>
              <table:table-cell office:value-type="float" office:value="0.0851419031719533">
                <text:p>0.0851419031719533</text:p>
              </table:table-cell>
              <table:table-cell office:value-type="float" office:value="0.00208681135225376">
                <text:p>0.00208681135225376</text:p>
              </table:table-cell>
              <table:table-cell office:value-type="float" office:value="0.0413188647746244">
                <text:p>0.0413188647746244</text:p>
              </table:table-cell>
              <table:table-cell office:value-type="float" office:value="0.085559265442404">
                <text:p>0.085559265442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